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8.7898in" svg:y="0.2807in">
            <draw:object draw:notify-on-update-of-ranges="Sheet1.CY1:Sheet1.CY90 Sheet1.CZ1:Sheet1.CZ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27286000">
            <text:p>27286000</text:p>
          </table:table-cell>
          <table:table-cell office:value-type="float" office:value="26214000">
            <text:p>26214000</text:p>
          </table:table-cell>
          <table:table-cell office:value-type="float" office:value="25939000">
            <text:p>25939000</text:p>
          </table:table-cell>
          <table:table-cell office:value-type="float" office:value="24585000">
            <text:p>24585000</text:p>
          </table:table-cell>
          <table:table-cell office:value-type="float" office:value="24259000">
            <text:p>24259000</text:p>
          </table:table-cell>
          <table:table-cell office:value-type="float" office:value="24033000">
            <text:p>24033000</text:p>
          </table:table-cell>
          <table:table-cell office:value-type="float" office:value="24452000">
            <text:p>24452000</text:p>
          </table:table-cell>
          <table:table-cell office:value-type="float" office:value="24155000">
            <text:p>24155000</text:p>
          </table:table-cell>
          <table:table-cell office:value-type="float" office:value="24062000">
            <text:p>24062000</text:p>
          </table:table-cell>
          <table:table-cell office:value-type="float" office:value="26837000">
            <text:p>26837000</text:p>
          </table:table-cell>
          <table:table-cell office:value-type="float" office:value="24165000">
            <text:p>24165000</text:p>
          </table:table-cell>
          <table:table-cell office:value-type="float" office:value="24474000">
            <text:p>24474000</text:p>
          </table:table-cell>
          <table:table-cell office:value-type="float" office:value="25477000">
            <text:p>25477000</text:p>
          </table:table-cell>
          <table:table-cell office:value-type="float" office:value="22943000">
            <text:p>22943000</text:p>
          </table:table-cell>
          <table:table-cell office:value-type="float" office:value="23976000">
            <text:p>23976000</text:p>
          </table:table-cell>
          <table:table-cell office:value-type="float" office:value="23621000">
            <text:p>23621000</text:p>
          </table:table-cell>
          <table:table-cell office:value-type="float" office:value="22979000">
            <text:p>22979000</text:p>
          </table:table-cell>
          <table:table-cell office:value-type="float" office:value="26178000">
            <text:p>26178000</text:p>
          </table:table-cell>
          <table:table-cell office:value-type="float" office:value="24212000">
            <text:p>24212000</text:p>
          </table:table-cell>
          <table:table-cell office:value-type="float" office:value="24204000">
            <text:p>24204000</text:p>
          </table:table-cell>
          <table:table-cell office:value-type="float" office:value="29099000">
            <text:p>29099000</text:p>
          </table:table-cell>
          <table:table-cell office:value-type="float" office:value="28081000">
            <text:p>28081000</text:p>
          </table:table-cell>
          <table:table-cell office:value-type="float" office:value="28970000">
            <text:p>28970000</text:p>
          </table:table-cell>
          <table:table-cell office:value-type="float" office:value="27181000">
            <text:p>27181000</text:p>
          </table:table-cell>
          <table:table-cell office:value-type="float" office:value="29937000">
            <text:p>29937000</text:p>
          </table:table-cell>
          <table:table-cell office:value-type="float" office:value="22943000">
            <text:p>22943000</text:p>
          </table:table-cell>
          <table:table-cell office:value-type="float" office:value="28983000">
            <text:p>28983000</text:p>
          </table:table-cell>
          <table:table-cell office:value-type="float" office:value="26737000">
            <text:p>26737000</text:p>
          </table:table-cell>
          <table:table-cell office:value-type="float" office:value="28885000">
            <text:p>28885000</text:p>
          </table:table-cell>
          <table:table-cell office:value-type="float" office:value="28221000">
            <text:p>28221000</text:p>
          </table:table-cell>
          <table:table-cell office:value-type="float" office:value="26728000">
            <text:p>26728000</text:p>
          </table:table-cell>
          <table:table-cell office:value-type="float" office:value="30183000">
            <text:p>30183000</text:p>
          </table:table-cell>
          <table:table-cell office:value-type="float" office:value="29416000">
            <text:p>29416000</text:p>
          </table:table-cell>
          <table:table-cell office:value-type="float" office:value="26998000">
            <text:p>26998000</text:p>
          </table:table-cell>
          <table:table-cell office:value-type="float" office:value="27654000">
            <text:p>27654000</text:p>
          </table:table-cell>
          <table:table-cell office:value-type="float" office:value="26107000">
            <text:p>26107000</text:p>
          </table:table-cell>
          <table:table-cell office:value-type="float" office:value="24089000">
            <text:p>24089000</text:p>
          </table:table-cell>
          <table:table-cell office:value-type="float" office:value="24336000">
            <text:p>24336000</text:p>
          </table:table-cell>
          <table:table-cell office:value-type="float" office:value="26149000">
            <text:p>26149000</text:p>
          </table:table-cell>
          <table:table-cell office:value-type="float" office:value="24489000">
            <text:p>24489000</text:p>
          </table:table-cell>
          <table:table-cell office:value-type="float" office:value="23281000">
            <text:p>23281000</text:p>
          </table:table-cell>
          <table:table-cell office:value-type="float" office:value="22533000">
            <text:p>22533000</text:p>
          </table:table-cell>
          <table:table-cell office:value-type="float" office:value="26406000">
            <text:p>26406000</text:p>
          </table:table-cell>
          <table:table-cell office:value-type="float" office:value="23637000">
            <text:p>23637000</text:p>
          </table:table-cell>
          <table:table-cell office:value-type="float" office:value="22593000">
            <text:p>22593000</text:p>
          </table:table-cell>
          <table:table-cell office:value-type="float" office:value="25900000">
            <text:p>25900000</text:p>
          </table:table-cell>
          <table:table-cell office:value-type="float" office:value="23850000">
            <text:p>23850000</text:p>
          </table:table-cell>
          <table:table-cell office:value-type="float" office:value="22602000">
            <text:p>22602000</text:p>
          </table:table-cell>
          <table:table-cell office:value-type="float" office:value="25886000">
            <text:p>25886000</text:p>
          </table:table-cell>
          <table:table-cell office:value-type="float" office:value="30094000">
            <text:p>30094000</text:p>
          </table:table-cell>
          <table:table-cell office:value-type="float" office:value="30421000">
            <text:p>30421000</text:p>
          </table:table-cell>
          <table:table-cell office:value-type="float" office:value="27895000">
            <text:p>27895000</text:p>
          </table:table-cell>
          <table:table-cell office:value-type="float" office:value="31386000">
            <text:p>31386000</text:p>
          </table:table-cell>
          <table:table-cell office:value-type="float" office:value="29140000">
            <text:p>29140000</text:p>
          </table:table-cell>
          <table:table-cell office:value-type="float" office:value="30974000">
            <text:p>30974000</text:p>
          </table:table-cell>
          <table:table-cell office:value-type="float" office:value="28751000">
            <text:p>28751000</text:p>
          </table:table-cell>
          <table:table-cell office:value-type="float" office:value="28499000">
            <text:p>28499000</text:p>
          </table:table-cell>
          <table:table-cell office:value-type="float" office:value="29405000">
            <text:p>29405000</text:p>
          </table:table-cell>
          <table:table-cell office:value-type="float" office:value="29979000">
            <text:p>29979000</text:p>
          </table:table-cell>
          <table:table-cell office:value-type="float" office:value="31309000">
            <text:p>31309000</text:p>
          </table:table-cell>
          <table:table-cell office:value-type="float" office:value="28857000">
            <text:p>28857000</text:p>
          </table:table-cell>
          <table:table-cell office:value-type="float" office:value="30830000">
            <text:p>30830000</text:p>
          </table:table-cell>
          <table:table-cell office:value-type="float" office:value="27885000">
            <text:p>27885000</text:p>
          </table:table-cell>
          <table:table-cell office:value-type="float" office:value="26640000">
            <text:p>26640000</text:p>
          </table:table-cell>
          <table:table-cell office:value-type="float" office:value="25612000">
            <text:p>25612000</text:p>
          </table:table-cell>
          <table:table-cell office:value-type="float" office:value="26641000">
            <text:p>26641000</text:p>
          </table:table-cell>
          <table:table-cell office:value-type="float" office:value="25973000">
            <text:p>25973000</text:p>
          </table:table-cell>
          <table:table-cell office:value-type="float" office:value="25225000">
            <text:p>25225000</text:p>
          </table:table-cell>
          <table:table-cell office:value-type="float" office:value="24887000">
            <text:p>24887000</text:p>
          </table:table-cell>
          <table:table-cell office:value-type="float" office:value="24597000">
            <text:p>24597000</text:p>
          </table:table-cell>
          <table:table-cell office:value-type="float" office:value="28052000">
            <text:p>28052000</text:p>
          </table:table-cell>
          <table:table-cell office:value-type="float" office:value="25805000">
            <text:p>25805000</text:p>
          </table:table-cell>
          <table:table-cell office:value-type="float" office:value="25269000">
            <text:p>25269000</text:p>
          </table:table-cell>
          <table:table-cell office:value-type="float" office:value="28223000">
            <text:p>28223000</text:p>
          </table:table-cell>
          <table:table-cell office:value-type="float" office:value="28062000">
            <text:p>28062000</text:p>
          </table:table-cell>
          <table:table-cell office:value-type="float" office:value="27455000">
            <text:p>27455000</text:p>
          </table:table-cell>
          <table:table-cell office:value-type="float" office:value="25726000">
            <text:p>25726000</text:p>
          </table:table-cell>
          <table:table-cell office:value-type="float" office:value="28292000">
            <text:p>28292000</text:p>
          </table:table-cell>
          <table:table-cell office:value-type="float" office:value="25995000">
            <text:p>25995000</text:p>
          </table:table-cell>
          <table:table-cell office:value-type="float" office:value="26806000">
            <text:p>26806000</text:p>
          </table:table-cell>
          <table:table-cell office:value-type="float" office:value="26095000">
            <text:p>26095000</text:p>
          </table:table-cell>
          <table:table-cell office:value-type="float" office:value="21500000">
            <text:p>21500000</text:p>
          </table:table-cell>
          <table:table-cell office:value-type="float" office:value="25463000">
            <text:p>25463000</text:p>
          </table:table-cell>
          <table:table-cell office:value-type="float" office:value="24637000">
            <text:p>24637000</text:p>
          </table:table-cell>
          <table:table-cell office:value-type="float" office:value="24744000">
            <text:p>24744000</text:p>
          </table:table-cell>
          <table:table-cell office:value-type="float" office:value="24142000">
            <text:p>24142000</text:p>
          </table:table-cell>
          <table:table-cell office:value-type="float" office:value="27009000">
            <text:p>27009000</text:p>
          </table:table-cell>
          <table:table-cell office:value-type="float" office:value="25095000">
            <text:p>25095000</text:p>
          </table:table-cell>
          <table:table-cell office:value-type="float" office:value="23250000">
            <text:p>23250000</text:p>
          </table:table-cell>
          <table:table-cell office:value-type="float" office:value="23336000">
            <text:p>23336000</text:p>
          </table:table-cell>
          <table:table-cell office:value-type="float" office:value="27024000">
            <text:p>27024000</text:p>
          </table:table-cell>
          <table:table-cell office:value-type="float" office:value="19955000">
            <text:p>19955000</text:p>
          </table:table-cell>
          <table:table-cell office:value-type="float" office:value="25778000">
            <text:p>25778000</text:p>
          </table:table-cell>
          <table:table-cell office:value-type="float" office:value="24942000">
            <text:p>24942000</text:p>
          </table:table-cell>
          <table:table-cell office:value-type="float" office:value="25468000">
            <text:p>25468000</text:p>
          </table:table-cell>
          <table:table-cell office:value-type="float" office:value="25173000">
            <text:p>25173000</text:p>
          </table:table-cell>
          <table:table-cell office:value-type="float" office:value="21599000">
            <text:p>21599000</text:p>
          </table:table-cell>
          <table:table-cell office:value-type="float" office:value="24895000">
            <text:p>24895000</text:p>
          </table:table-cell>
          <table:table-cell office:value-type="float" office:value="26045000">
            <text:p>26045000</text:p>
          </table:table-cell>
          <table:table-cell office:value-type="float" office:value="24167000">
            <text:p>2416700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AVERAGE([.A1:.CV1])" office:value-type="float" office:value="26109270">
            <text:p>26109270</text:p>
          </table:table-cell>
        </table:table-row>
        <table:table-row table:style-name="ro1">
          <table:table-cell office:value-type="float" office:value="22792000">
            <text:p>22792000</text:p>
          </table:table-cell>
          <table:table-cell office:value-type="float" office:value="23998000">
            <text:p>23998000</text:p>
          </table:table-cell>
          <table:table-cell office:value-type="float" office:value="23428000">
            <text:p>23428000</text:p>
          </table:table-cell>
          <table:table-cell office:value-type="float" office:value="23057000">
            <text:p>23057000</text:p>
          </table:table-cell>
          <table:table-cell office:value-type="float" office:value="23543000">
            <text:p>23543000</text:p>
          </table:table-cell>
          <table:table-cell office:value-type="float" office:value="24088000">
            <text:p>24088000</text:p>
          </table:table-cell>
          <table:table-cell office:value-type="float" office:value="24304000">
            <text:p>24304000</text:p>
          </table:table-cell>
          <table:table-cell office:value-type="float" office:value="24376000">
            <text:p>24376000</text:p>
          </table:table-cell>
          <table:table-cell office:value-type="float" office:value="24198000">
            <text:p>24198000</text:p>
          </table:table-cell>
          <table:table-cell office:value-type="float" office:value="27060000">
            <text:p>27060000</text:p>
          </table:table-cell>
          <table:table-cell office:value-type="float" office:value="25976000">
            <text:p>25976000</text:p>
          </table:table-cell>
          <table:table-cell office:value-type="float" office:value="24960000">
            <text:p>24960000</text:p>
          </table:table-cell>
          <table:table-cell office:value-type="float" office:value="24790000">
            <text:p>24790000</text:p>
          </table:table-cell>
          <table:table-cell office:value-type="float" office:value="24767000">
            <text:p>24767000</text:p>
          </table:table-cell>
          <table:table-cell office:value-type="float" office:value="24722000">
            <text:p>24722000</text:p>
          </table:table-cell>
          <table:table-cell office:value-type="float" office:value="25167000">
            <text:p>25167000</text:p>
          </table:table-cell>
          <table:table-cell office:value-type="float" office:value="24713000">
            <text:p>24713000</text:p>
          </table:table-cell>
          <table:table-cell office:value-type="float" office:value="25591000">
            <text:p>25591000</text:p>
          </table:table-cell>
          <table:table-cell office:value-type="float" office:value="24424000">
            <text:p>24424000</text:p>
          </table:table-cell>
          <table:table-cell office:value-type="float" office:value="26117000">
            <text:p>26117000</text:p>
          </table:table-cell>
          <table:table-cell office:value-type="float" office:value="28031000">
            <text:p>28031000</text:p>
          </table:table-cell>
          <table:table-cell office:value-type="float" office:value="26137000">
            <text:p>26137000</text:p>
          </table:table-cell>
          <table:table-cell office:value-type="float" office:value="28207000">
            <text:p>28207000</text:p>
          </table:table-cell>
          <table:table-cell office:value-type="float" office:value="25762000">
            <text:p>25762000</text:p>
          </table:table-cell>
          <table:table-cell office:value-type="float" office:value="28653000">
            <text:p>28653000</text:p>
          </table:table-cell>
          <table:table-cell office:value-type="float" office:value="25575000">
            <text:p>25575000</text:p>
          </table:table-cell>
          <table:table-cell office:value-type="float" office:value="26389000">
            <text:p>26389000</text:p>
          </table:table-cell>
          <table:table-cell office:value-type="float" office:value="29173000">
            <text:p>29173000</text:p>
          </table:table-cell>
          <table:table-cell office:value-type="float" office:value="27075000">
            <text:p>27075000</text:p>
          </table:table-cell>
          <table:table-cell office:value-type="float" office:value="26682000">
            <text:p>26682000</text:p>
          </table:table-cell>
          <table:table-cell office:value-type="float" office:value="25526000">
            <text:p>25526000</text:p>
          </table:table-cell>
          <table:table-cell office:value-type="float" office:value="28360000">
            <text:p>28360000</text:p>
          </table:table-cell>
          <table:table-cell office:value-type="float" office:value="26996000">
            <text:p>26996000</text:p>
          </table:table-cell>
          <table:table-cell office:value-type="float" office:value="25590000">
            <text:p>25590000</text:p>
          </table:table-cell>
          <table:table-cell office:value-type="float" office:value="28242000">
            <text:p>28242000</text:p>
          </table:table-cell>
          <table:table-cell office:value-type="float" office:value="25732000">
            <text:p>25732000</text:p>
          </table:table-cell>
          <table:table-cell office:value-type="float" office:value="28698000">
            <text:p>28698000</text:p>
          </table:table-cell>
          <table:table-cell office:value-type="float" office:value="28553000">
            <text:p>28553000</text:p>
          </table:table-cell>
          <table:table-cell office:value-type="float" office:value="24652000">
            <text:p>24652000</text:p>
          </table:table-cell>
          <table:table-cell office:value-type="float" office:value="27633000">
            <text:p>27633000</text:p>
          </table:table-cell>
          <table:table-cell office:value-type="float" office:value="26453000">
            <text:p>26453000</text:p>
          </table:table-cell>
          <table:table-cell office:value-type="float" office:value="25323000">
            <text:p>25323000</text:p>
          </table:table-cell>
          <table:table-cell office:value-type="float" office:value="26355000">
            <text:p>26355000</text:p>
          </table:table-cell>
          <table:table-cell office:value-type="float" office:value="29490000">
            <text:p>29490000</text:p>
          </table:table-cell>
          <table:table-cell office:value-type="float" office:value="27560000">
            <text:p>27560000</text:p>
          </table:table-cell>
          <table:table-cell office:value-type="float" office:value="25991000">
            <text:p>25991000</text:p>
          </table:table-cell>
          <table:table-cell office:value-type="float" office:value="28741000">
            <text:p>28741000</text:p>
          </table:table-cell>
          <table:table-cell office:value-type="float" office:value="27028000">
            <text:p>27028000</text:p>
          </table:table-cell>
          <table:table-cell office:value-type="float" office:value="29660000">
            <text:p>29660000</text:p>
          </table:table-cell>
          <table:table-cell office:value-type="float" office:value="27545000">
            <text:p>27545000</text:p>
          </table:table-cell>
          <table:table-cell office:value-type="float" office:value="29172000">
            <text:p>29172000</text:p>
          </table:table-cell>
          <table:table-cell office:value-type="float" office:value="27771000">
            <text:p>27771000</text:p>
          </table:table-cell>
          <table:table-cell office:value-type="float" office:value="28816000">
            <text:p>28816000</text:p>
          </table:table-cell>
          <table:table-cell office:value-type="float" office:value="29084000">
            <text:p>29084000</text:p>
          </table:table-cell>
          <table:table-cell office:value-type="float" office:value="26695000">
            <text:p>26695000</text:p>
          </table:table-cell>
          <table:table-cell office:value-type="float" office:value="29036000">
            <text:p>29036000</text:p>
          </table:table-cell>
          <table:table-cell office:value-type="float" office:value="27810000">
            <text:p>27810000</text:p>
          </table:table-cell>
          <table:table-cell office:value-type="float" office:value="30365000">
            <text:p>30365000</text:p>
          </table:table-cell>
          <table:table-cell office:value-type="float" office:value="27464000">
            <text:p>27464000</text:p>
          </table:table-cell>
          <table:table-cell office:value-type="float" office:value="29245000">
            <text:p>29245000</text:p>
          </table:table-cell>
          <table:table-cell office:value-type="float" office:value="27846000">
            <text:p>27846000</text:p>
          </table:table-cell>
          <table:table-cell office:value-type="float" office:value="29790000">
            <text:p>29790000</text:p>
          </table:table-cell>
          <table:table-cell office:value-type="float" office:value="28540000">
            <text:p>28540000</text:p>
          </table:table-cell>
          <table:table-cell office:value-type="float" office:value="30221000">
            <text:p>30221000</text:p>
          </table:table-cell>
          <table:table-cell office:value-type="float" office:value="27780000">
            <text:p>27780000</text:p>
          </table:table-cell>
          <table:table-cell office:value-type="float" office:value="30125000">
            <text:p>30125000</text:p>
          </table:table-cell>
          <table:table-cell office:value-type="float" office:value="27724000">
            <text:p>27724000</text:p>
          </table:table-cell>
          <table:table-cell office:value-type="float" office:value="29646000">
            <text:p>29646000</text:p>
          </table:table-cell>
          <table:table-cell office:value-type="float" office:value="29202000">
            <text:p>29202000</text:p>
          </table:table-cell>
          <table:table-cell office:value-type="float" office:value="24333000">
            <text:p>24333000</text:p>
          </table:table-cell>
          <table:table-cell office:value-type="float" office:value="27479000">
            <text:p>27479000</text:p>
          </table:table-cell>
          <table:table-cell office:value-type="float" office:value="25495000">
            <text:p>25495000</text:p>
          </table:table-cell>
          <table:table-cell office:value-type="float" office:value="24340000">
            <text:p>24340000</text:p>
          </table:table-cell>
          <table:table-cell office:value-type="float" office:value="23812000">
            <text:p>23812000</text:p>
          </table:table-cell>
          <table:table-cell office:value-type="float" office:value="23646000">
            <text:p>23646000</text:p>
          </table:table-cell>
          <table:table-cell office:value-type="float" office:value="27084000">
            <text:p>27084000</text:p>
          </table:table-cell>
          <table:table-cell office:value-type="float" office:value="25097000">
            <text:p>25097000</text:p>
          </table:table-cell>
          <table:table-cell office:value-type="float" office:value="24478000">
            <text:p>24478000</text:p>
          </table:table-cell>
          <table:table-cell office:value-type="float" office:value="23616000">
            <text:p>23616000</text:p>
          </table:table-cell>
          <table:table-cell office:value-type="float" office:value="23471000">
            <text:p>23471000</text:p>
          </table:table-cell>
          <table:table-cell office:value-type="float" office:value="23516000">
            <text:p>23516000</text:p>
          </table:table-cell>
          <table:table-cell office:value-type="float" office:value="26970000">
            <text:p>26970000</text:p>
          </table:table-cell>
          <table:table-cell office:value-type="float" office:value="25994000">
            <text:p>25994000</text:p>
          </table:table-cell>
          <table:table-cell office:value-type="float" office:value="24206000">
            <text:p>24206000</text:p>
          </table:table-cell>
          <table:table-cell office:value-type="float" office:value="23181000">
            <text:p>23181000</text:p>
          </table:table-cell>
          <table:table-cell office:value-type="float" office:value="27374000">
            <text:p>27374000</text:p>
          </table:table-cell>
          <table:table-cell office:value-type="float" office:value="26170000">
            <text:p>26170000</text:p>
          </table:table-cell>
          <table:table-cell office:value-type="float" office:value="25248000">
            <text:p>25248000</text:p>
          </table:table-cell>
          <table:table-cell office:value-type="float" office:value="27676000">
            <text:p>27676000</text:p>
          </table:table-cell>
          <table:table-cell office:value-type="float" office:value="26695000">
            <text:p>26695000</text:p>
          </table:table-cell>
          <table:table-cell office:value-type="float" office:value="25573000">
            <text:p>25573000</text:p>
          </table:table-cell>
          <table:table-cell office:value-type="float" office:value="28204000">
            <text:p>28204000</text:p>
          </table:table-cell>
          <table:table-cell office:value-type="float" office:value="26886000">
            <text:p>26886000</text:p>
          </table:table-cell>
          <table:table-cell office:value-type="float" office:value="25358000">
            <text:p>25358000</text:p>
          </table:table-cell>
          <table:table-cell office:value-type="float" office:value="27553000">
            <text:p>27553000</text:p>
          </table:table-cell>
          <table:table-cell office:value-type="float" office:value="27217000">
            <text:p>27217000</text:p>
          </table:table-cell>
          <table:table-cell office:value-type="float" office:value="26831000">
            <text:p>26831000</text:p>
          </table:table-cell>
          <table:table-cell office:value-type="float" office:value="26658000">
            <text:p>26658000</text:p>
          </table:table-cell>
          <table:table-cell office:value-type="float" office:value="24416000">
            <text:p>24416000</text:p>
          </table:table-cell>
          <table:table-cell office:value-type="float" office:value="23773000">
            <text:p>23773000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AVERAGE([.A2:.CV2])" office:value-type="float" office:value="26465650">
            <text:p>26465650</text:p>
          </table:table-cell>
        </table:table-row>
        <table:table-row table:style-name="ro1">
          <table:table-cell office:value-type="float" office:value="28162000">
            <text:p>28162000</text:p>
          </table:table-cell>
          <table:table-cell office:value-type="float" office:value="30085000">
            <text:p>30085000</text:p>
          </table:table-cell>
          <table:table-cell office:value-type="float" office:value="27179000">
            <text:p>27179000</text:p>
          </table:table-cell>
          <table:table-cell office:value-type="float" office:value="22945000">
            <text:p>22945000</text:p>
          </table:table-cell>
          <table:table-cell office:value-type="float" office:value="26841000">
            <text:p>26841000</text:p>
          </table:table-cell>
          <table:table-cell office:value-type="float" office:value="28768000">
            <text:p>28768000</text:p>
          </table:table-cell>
          <table:table-cell office:value-type="float" office:value="26678000">
            <text:p>26678000</text:p>
          </table:table-cell>
          <table:table-cell office:value-type="float" office:value="29328000">
            <text:p>29328000</text:p>
          </table:table-cell>
          <table:table-cell office:value-type="float" office:value="27232000">
            <text:p>27232000</text:p>
          </table:table-cell>
          <table:table-cell office:value-type="float" office:value="29026000">
            <text:p>29026000</text:p>
          </table:table-cell>
          <table:table-cell office:value-type="float" office:value="26833000">
            <text:p>26833000</text:p>
          </table:table-cell>
          <table:table-cell office:value-type="float" office:value="29850000">
            <text:p>29850000</text:p>
          </table:table-cell>
          <table:table-cell office:value-type="float" office:value="26627000">
            <text:p>26627000</text:p>
          </table:table-cell>
          <table:table-cell office:value-type="float" office:value="29525000">
            <text:p>29525000</text:p>
          </table:table-cell>
          <table:table-cell office:value-type="float" office:value="27964000">
            <text:p>27964000</text:p>
          </table:table-cell>
          <table:table-cell office:value-type="float" office:value="27812000">
            <text:p>27812000</text:p>
          </table:table-cell>
          <table:table-cell office:value-type="float" office:value="28013000">
            <text:p>28013000</text:p>
          </table:table-cell>
          <table:table-cell office:value-type="float" office:value="27569000">
            <text:p>27569000</text:p>
          </table:table-cell>
          <table:table-cell office:value-type="float" office:value="26121000">
            <text:p>26121000</text:p>
          </table:table-cell>
          <table:table-cell office:value-type="float" office:value="27565000">
            <text:p>27565000</text:p>
          </table:table-cell>
          <table:table-cell office:value-type="float" office:value="25969000">
            <text:p>25969000</text:p>
          </table:table-cell>
          <table:table-cell office:value-type="float" office:value="28100000">
            <text:p>28100000</text:p>
          </table:table-cell>
          <table:table-cell office:value-type="float" office:value="28315000">
            <text:p>28315000</text:p>
          </table:table-cell>
          <table:table-cell office:value-type="float" office:value="25629000">
            <text:p>25629000</text:p>
          </table:table-cell>
          <table:table-cell office:value-type="float" office:value="28439000">
            <text:p>28439000</text:p>
          </table:table-cell>
          <table:table-cell office:value-type="float" office:value="26415000">
            <text:p>26415000</text:p>
          </table:table-cell>
          <table:table-cell office:value-type="float" office:value="29332000">
            <text:p>29332000</text:p>
          </table:table-cell>
          <table:table-cell office:value-type="float" office:value="27024000">
            <text:p>27024000</text:p>
          </table:table-cell>
          <table:table-cell office:value-type="float" office:value="25534000">
            <text:p>25534000</text:p>
          </table:table-cell>
          <table:table-cell office:value-type="float" office:value="28545000">
            <text:p>28545000</text:p>
          </table:table-cell>
          <table:table-cell office:value-type="float" office:value="26639000">
            <text:p>26639000</text:p>
          </table:table-cell>
          <table:table-cell office:value-type="float" office:value="29039000">
            <text:p>29039000</text:p>
          </table:table-cell>
          <table:table-cell office:value-type="float" office:value="27477000">
            <text:p>27477000</text:p>
          </table:table-cell>
          <table:table-cell office:value-type="float" office:value="25687000">
            <text:p>25687000</text:p>
          </table:table-cell>
          <table:table-cell office:value-type="float" office:value="29295000">
            <text:p>29295000</text:p>
          </table:table-cell>
          <table:table-cell office:value-type="float" office:value="27259000">
            <text:p>27259000</text:p>
          </table:table-cell>
          <table:table-cell office:value-type="float" office:value="28955000">
            <text:p>28955000</text:p>
          </table:table-cell>
          <table:table-cell office:value-type="float" office:value="29024000">
            <text:p>29024000</text:p>
          </table:table-cell>
          <table:table-cell office:value-type="float" office:value="30490000">
            <text:p>30490000</text:p>
          </table:table-cell>
          <table:table-cell office:value-type="float" office:value="31980000">
            <text:p>31980000</text:p>
          </table:table-cell>
          <table:table-cell office:value-type="float" office:value="31188000">
            <text:p>31188000</text:p>
          </table:table-cell>
          <table:table-cell office:value-type="float" office:value="31567000">
            <text:p>31567000</text:p>
          </table:table-cell>
          <table:table-cell office:value-type="float" office:value="31728000">
            <text:p>31728000</text:p>
          </table:table-cell>
          <table:table-cell office:value-type="float" office:value="29317000">
            <text:p>29317000</text:p>
          </table:table-cell>
          <table:table-cell office:value-type="float" office:value="30762000">
            <text:p>30762000</text:p>
          </table:table-cell>
          <table:table-cell office:value-type="float" office:value="31941000">
            <text:p>31941000</text:p>
          </table:table-cell>
          <table:table-cell office:value-type="float" office:value="31909000">
            <text:p>31909000</text:p>
          </table:table-cell>
          <table:table-cell office:value-type="float" office:value="28958000">
            <text:p>28958000</text:p>
          </table:table-cell>
          <table:table-cell office:value-type="float" office:value="30792000">
            <text:p>30792000</text:p>
          </table:table-cell>
          <table:table-cell office:value-type="float" office:value="31815000">
            <text:p>31815000</text:p>
          </table:table-cell>
          <table:table-cell office:value-type="float" office:value="28782000">
            <text:p>28782000</text:p>
          </table:table-cell>
          <table:table-cell office:value-type="float" office:value="30762000">
            <text:p>30762000</text:p>
          </table:table-cell>
          <table:table-cell office:value-type="float" office:value="34756000">
            <text:p>34756000</text:p>
          </table:table-cell>
          <table:table-cell office:value-type="float" office:value="34444000">
            <text:p>34444000</text:p>
          </table:table-cell>
          <table:table-cell office:value-type="float" office:value="34470000">
            <text:p>34470000</text:p>
          </table:table-cell>
          <table:table-cell office:value-type="float" office:value="34506000">
            <text:p>34506000</text:p>
          </table:table-cell>
          <table:table-cell office:value-type="float" office:value="33228000">
            <text:p>33228000</text:p>
          </table:table-cell>
          <table:table-cell office:value-type="float" office:value="33326000">
            <text:p>33326000</text:p>
          </table:table-cell>
          <table:table-cell office:value-type="float" office:value="32435000">
            <text:p>32435000</text:p>
          </table:table-cell>
          <table:table-cell office:value-type="float" office:value="35077000">
            <text:p>35077000</text:p>
          </table:table-cell>
          <table:table-cell office:value-type="float" office:value="33208000">
            <text:p>33208000</text:p>
          </table:table-cell>
          <table:table-cell office:value-type="float" office:value="31857000">
            <text:p>31857000</text:p>
          </table:table-cell>
          <table:table-cell office:value-type="float" office:value="32982000">
            <text:p>32982000</text:p>
          </table:table-cell>
          <table:table-cell office:value-type="float" office:value="27142000">
            <text:p>27142000</text:p>
          </table:table-cell>
          <table:table-cell office:value-type="float" office:value="25899000">
            <text:p>25899000</text:p>
          </table:table-cell>
          <table:table-cell office:value-type="float" office:value="25162000">
            <text:p>25162000</text:p>
          </table:table-cell>
          <table:table-cell office:value-type="float" office:value="28353000">
            <text:p>28353000</text:p>
          </table:table-cell>
          <table:table-cell office:value-type="float" office:value="26230000">
            <text:p>26230000</text:p>
          </table:table-cell>
          <table:table-cell office:value-type="float" office:value="25138000">
            <text:p>25138000</text:p>
          </table:table-cell>
          <table:table-cell office:value-type="float" office:value="21322000">
            <text:p>21322000</text:p>
          </table:table-cell>
          <table:table-cell office:value-type="float" office:value="26629000">
            <text:p>26629000</text:p>
          </table:table-cell>
          <table:table-cell office:value-type="float" office:value="25618000">
            <text:p>25618000</text:p>
          </table:table-cell>
          <table:table-cell office:value-type="float" office:value="25054000">
            <text:p>25054000</text:p>
          </table:table-cell>
          <table:table-cell office:value-type="float" office:value="28119000">
            <text:p>28119000</text:p>
          </table:table-cell>
          <table:table-cell office:value-type="float" office:value="27392000">
            <text:p>27392000</text:p>
          </table:table-cell>
          <table:table-cell office:value-type="float" office:value="26216000">
            <text:p>26216000</text:p>
          </table:table-cell>
          <table:table-cell office:value-type="float" office:value="25292000">
            <text:p>25292000</text:p>
          </table:table-cell>
          <table:table-cell office:value-type="float" office:value="28615000">
            <text:p>28615000</text:p>
          </table:table-cell>
          <table:table-cell office:value-type="float" office:value="26816000">
            <text:p>26816000</text:p>
          </table:table-cell>
          <table:table-cell office:value-type="float" office:value="27322000">
            <text:p>27322000</text:p>
          </table:table-cell>
          <table:table-cell office:value-type="float" office:value="29664000">
            <text:p>29664000</text:p>
          </table:table-cell>
          <table:table-cell office:value-type="float" office:value="27181000">
            <text:p>27181000</text:p>
          </table:table-cell>
          <table:table-cell office:value-type="float" office:value="28159000">
            <text:p>28159000</text:p>
          </table:table-cell>
          <table:table-cell office:value-type="float" office:value="29875000">
            <text:p>29875000</text:p>
          </table:table-cell>
          <table:table-cell office:value-type="float" office:value="27566000">
            <text:p>27566000</text:p>
          </table:table-cell>
          <table:table-cell office:value-type="float" office:value="26396000">
            <text:p>26396000</text:p>
          </table:table-cell>
          <table:table-cell office:value-type="float" office:value="29078000">
            <text:p>29078000</text:p>
          </table:table-cell>
          <table:table-cell office:value-type="float" office:value="27051000">
            <text:p>27051000</text:p>
          </table:table-cell>
          <table:table-cell office:value-type="float" office:value="29154000">
            <text:p>29154000</text:p>
          </table:table-cell>
          <table:table-cell office:value-type="float" office:value="27664000">
            <text:p>27664000</text:p>
          </table:table-cell>
          <table:table-cell office:value-type="float" office:value="29889000">
            <text:p>29889000</text:p>
          </table:table-cell>
          <table:table-cell office:value-type="float" office:value="27807000">
            <text:p>27807000</text:p>
          </table:table-cell>
          <table:table-cell office:value-type="float" office:value="29534000">
            <text:p>29534000</text:p>
          </table:table-cell>
          <table:table-cell office:value-type="float" office:value="29315000">
            <text:p>29315000</text:p>
          </table:table-cell>
          <table:table-cell office:value-type="float" office:value="28687000">
            <text:p>28687000</text:p>
          </table:table-cell>
          <table:table-cell office:value-type="float" office:value="31379000">
            <text:p>31379000</text:p>
          </table:table-cell>
          <table:table-cell office:value-type="float" office:value="29089000">
            <text:p>29089000</text:p>
          </table:table-cell>
          <table:table-cell office:value-type="float" office:value="31779000">
            <text:p>31779000</text:p>
          </table:table-cell>
          <table:table-cell office:value-type="float" office:value="29079000">
            <text:p>29079000</text:p>
          </table:table-cell>
          <table:table-cell office:value-type="float" office:value="31851000">
            <text:p>31851000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AVERAGE([.A3:.CV3])" office:value-type="float" office:value="28795960">
            <text:p>28795960</text:p>
          </table:table-cell>
        </table:table-row>
        <table:table-row table:style-name="ro1">
          <table:table-cell office:value-type="float" office:value="27915000">
            <text:p>27915000</text:p>
          </table:table-cell>
          <table:table-cell office:value-type="float" office:value="25638000">
            <text:p>25638000</text:p>
          </table:table-cell>
          <table:table-cell office:value-type="float" office:value="24842000">
            <text:p>24842000</text:p>
          </table:table-cell>
          <table:table-cell office:value-type="float" office:value="27723000">
            <text:p>27723000</text:p>
          </table:table-cell>
          <table:table-cell office:value-type="float" office:value="26508000">
            <text:p>26508000</text:p>
          </table:table-cell>
          <table:table-cell office:value-type="float" office:value="25899000">
            <text:p>25899000</text:p>
          </table:table-cell>
          <table:table-cell office:value-type="float" office:value="25203000">
            <text:p>25203000</text:p>
          </table:table-cell>
          <table:table-cell office:value-type="float" office:value="24561000">
            <text:p>24561000</text:p>
          </table:table-cell>
          <table:table-cell office:value-type="float" office:value="28126000">
            <text:p>28126000</text:p>
          </table:table-cell>
          <table:table-cell office:value-type="float" office:value="26856000">
            <text:p>26856000</text:p>
          </table:table-cell>
          <table:table-cell office:value-type="float" office:value="28240000">
            <text:p>28240000</text:p>
          </table:table-cell>
          <table:table-cell office:value-type="float" office:value="30759000">
            <text:p>30759000</text:p>
          </table:table-cell>
          <table:table-cell office:value-type="float" office:value="28762000">
            <text:p>28762000</text:p>
          </table:table-cell>
          <table:table-cell office:value-type="float" office:value="28701000">
            <text:p>28701000</text:p>
          </table:table-cell>
          <table:table-cell office:value-type="float" office:value="30740000">
            <text:p>30740000</text:p>
          </table:table-cell>
          <table:table-cell office:value-type="float" office:value="27956000">
            <text:p>27956000</text:p>
          </table:table-cell>
          <table:table-cell office:value-type="float" office:value="31659000">
            <text:p>31659000</text:p>
          </table:table-cell>
          <table:table-cell office:value-type="float" office:value="27860000">
            <text:p>27860000</text:p>
          </table:table-cell>
          <table:table-cell office:value-type="float" office:value="30614000">
            <text:p>30614000</text:p>
          </table:table-cell>
          <table:table-cell office:value-type="float" office:value="31680000">
            <text:p>31680000</text:p>
          </table:table-cell>
          <table:table-cell office:value-type="float" office:value="28394000">
            <text:p>28394000</text:p>
          </table:table-cell>
          <table:table-cell office:value-type="float" office:value="30562000">
            <text:p>30562000</text:p>
          </table:table-cell>
          <table:table-cell office:value-type="float" office:value="28407000">
            <text:p>28407000</text:p>
          </table:table-cell>
          <table:table-cell office:value-type="float" office:value="29940000">
            <text:p>29940000</text:p>
          </table:table-cell>
          <table:table-cell office:value-type="float" office:value="31458000">
            <text:p>31458000</text:p>
          </table:table-cell>
          <table:table-cell office:value-type="float" office:value="30190000">
            <text:p>30190000</text:p>
          </table:table-cell>
          <table:table-cell office:value-type="float" office:value="28479000">
            <text:p>28479000</text:p>
          </table:table-cell>
          <table:table-cell office:value-type="float" office:value="30422000">
            <text:p>30422000</text:p>
          </table:table-cell>
          <table:table-cell office:value-type="float" office:value="27827000">
            <text:p>27827000</text:p>
          </table:table-cell>
          <table:table-cell office:value-type="float" office:value="28911000">
            <text:p>28911000</text:p>
          </table:table-cell>
          <table:table-cell office:value-type="float" office:value="29608000">
            <text:p>29608000</text:p>
          </table:table-cell>
          <table:table-cell office:value-type="float" office:value="29590000">
            <text:p>29590000</text:p>
          </table:table-cell>
          <table:table-cell office:value-type="float" office:value="30886000">
            <text:p>30886000</text:p>
          </table:table-cell>
          <table:table-cell office:value-type="float" office:value="27810000">
            <text:p>27810000</text:p>
          </table:table-cell>
          <table:table-cell office:value-type="float" office:value="29837000">
            <text:p>29837000</text:p>
          </table:table-cell>
          <table:table-cell office:value-type="float" office:value="27017000">
            <text:p>27017000</text:p>
          </table:table-cell>
          <table:table-cell office:value-type="float" office:value="29985000">
            <text:p>29985000</text:p>
          </table:table-cell>
          <table:table-cell office:value-type="float" office:value="30909000">
            <text:p>30909000</text:p>
          </table:table-cell>
          <table:table-cell office:value-type="float" office:value="28168000">
            <text:p>28168000</text:p>
          </table:table-cell>
          <table:table-cell office:value-type="float" office:value="30026000">
            <text:p>30026000</text:p>
          </table:table-cell>
          <table:table-cell office:value-type="float" office:value="27813000">
            <text:p>27813000</text:p>
          </table:table-cell>
          <table:table-cell office:value-type="float" office:value="29240000">
            <text:p>29240000</text:p>
          </table:table-cell>
          <table:table-cell office:value-type="float" office:value="26941000">
            <text:p>26941000</text:p>
          </table:table-cell>
          <table:table-cell office:value-type="float" office:value="28389000">
            <text:p>28389000</text:p>
          </table:table-cell>
          <table:table-cell office:value-type="float" office:value="30772000">
            <text:p>30772000</text:p>
          </table:table-cell>
          <table:table-cell office:value-type="float" office:value="27371000">
            <text:p>27371000</text:p>
          </table:table-cell>
          <table:table-cell office:value-type="float" office:value="29347000">
            <text:p>29347000</text:p>
          </table:table-cell>
          <table:table-cell office:value-type="float" office:value="30602000">
            <text:p>30602000</text:p>
          </table:table-cell>
          <table:table-cell office:value-type="float" office:value="27956000">
            <text:p>27956000</text:p>
          </table:table-cell>
          <table:table-cell office:value-type="float" office:value="30185000">
            <text:p>30185000</text:p>
          </table:table-cell>
          <table:table-cell office:value-type="float" office:value="30913000">
            <text:p>30913000</text:p>
          </table:table-cell>
          <table:table-cell office:value-type="float" office:value="28069000">
            <text:p>28069000</text:p>
          </table:table-cell>
          <table:table-cell office:value-type="float" office:value="30038000">
            <text:p>30038000</text:p>
          </table:table-cell>
          <table:table-cell office:value-type="float" office:value="27037000">
            <text:p>27037000</text:p>
          </table:table-cell>
          <table:table-cell office:value-type="float" office:value="29009000">
            <text:p>29009000</text:p>
          </table:table-cell>
          <table:table-cell office:value-type="float" office:value="30907000">
            <text:p>30907000</text:p>
          </table:table-cell>
          <table:table-cell office:value-type="float" office:value="28344000">
            <text:p>28344000</text:p>
          </table:table-cell>
          <table:table-cell office:value-type="float" office:value="23508000">
            <text:p>23508000</text:p>
          </table:table-cell>
          <table:table-cell office:value-type="float" office:value="27481000">
            <text:p>27481000</text:p>
          </table:table-cell>
          <table:table-cell office:value-type="float" office:value="28981000">
            <text:p>28981000</text:p>
          </table:table-cell>
          <table:table-cell office:value-type="float" office:value="29794000">
            <text:p>29794000</text:p>
          </table:table-cell>
          <table:table-cell office:value-type="float" office:value="23847000">
            <text:p>23847000</text:p>
          </table:table-cell>
          <table:table-cell office:value-type="float" office:value="26782000">
            <text:p>26782000</text:p>
          </table:table-cell>
          <table:table-cell office:value-type="float" office:value="28921000">
            <text:p>28921000</text:p>
          </table:table-cell>
          <table:table-cell office:value-type="float" office:value="27376000">
            <text:p>27376000</text:p>
          </table:table-cell>
          <table:table-cell office:value-type="float" office:value="23205000">
            <text:p>23205000</text:p>
          </table:table-cell>
          <table:table-cell office:value-type="float" office:value="32166000">
            <text:p>32166000</text:p>
          </table:table-cell>
          <table:table-cell office:value-type="float" office:value="32462000">
            <text:p>32462000</text:p>
          </table:table-cell>
          <table:table-cell office:value-type="float" office:value="29347000">
            <text:p>29347000</text:p>
          </table:table-cell>
          <table:table-cell office:value-type="float" office:value="31869000">
            <text:p>31869000</text:p>
          </table:table-cell>
          <table:table-cell office:value-type="float" office:value="32099000">
            <text:p>32099000</text:p>
          </table:table-cell>
          <table:table-cell office:value-type="float" office:value="32922000">
            <text:p>32922000</text:p>
          </table:table-cell>
          <table:table-cell office:value-type="float" office:value="29583000">
            <text:p>29583000</text:p>
          </table:table-cell>
          <table:table-cell office:value-type="float" office:value="32404000">
            <text:p>32404000</text:p>
          </table:table-cell>
          <table:table-cell office:value-type="float" office:value="29196000">
            <text:p>29196000</text:p>
          </table:table-cell>
          <table:table-cell office:value-type="float" office:value="30825000">
            <text:p>30825000</text:p>
          </table:table-cell>
          <table:table-cell office:value-type="float" office:value="31405000">
            <text:p>31405000</text:p>
          </table:table-cell>
          <table:table-cell office:value-type="float" office:value="32383000">
            <text:p>32383000</text:p>
          </table:table-cell>
          <table:table-cell office:value-type="float" office:value="31128000">
            <text:p>31128000</text:p>
          </table:table-cell>
          <table:table-cell office:value-type="float" office:value="32441000">
            <text:p>32441000</text:p>
          </table:table-cell>
          <table:table-cell office:value-type="float" office:value="27977000">
            <text:p>27977000</text:p>
          </table:table-cell>
          <table:table-cell office:value-type="float" office:value="25763000">
            <text:p>25763000</text:p>
          </table:table-cell>
          <table:table-cell office:value-type="float" office:value="24684000">
            <text:p>24684000</text:p>
          </table:table-cell>
          <table:table-cell office:value-type="float" office:value="27736000">
            <text:p>27736000</text:p>
          </table:table-cell>
          <table:table-cell office:value-type="float" office:value="26278000">
            <text:p>26278000</text:p>
          </table:table-cell>
          <table:table-cell office:value-type="float" office:value="24515000">
            <text:p>24515000</text:p>
          </table:table-cell>
          <table:table-cell office:value-type="float" office:value="26547000">
            <text:p>26547000</text:p>
          </table:table-cell>
          <table:table-cell office:value-type="float" office:value="24702000">
            <text:p>24702000</text:p>
          </table:table-cell>
          <table:table-cell office:value-type="float" office:value="28115000">
            <text:p>28115000</text:p>
          </table:table-cell>
          <table:table-cell office:value-type="float" office:value="26254000">
            <text:p>26254000</text:p>
          </table:table-cell>
          <table:table-cell office:value-type="float" office:value="24462000">
            <text:p>24462000</text:p>
          </table:table-cell>
          <table:table-cell office:value-type="float" office:value="28247000">
            <text:p>28247000</text:p>
          </table:table-cell>
          <table:table-cell office:value-type="float" office:value="26183000">
            <text:p>26183000</text:p>
          </table:table-cell>
          <table:table-cell office:value-type="float" office:value="25378000">
            <text:p>25378000</text:p>
          </table:table-cell>
          <table:table-cell office:value-type="float" office:value="28250000">
            <text:p>28250000</text:p>
          </table:table-cell>
          <table:table-cell office:value-type="float" office:value="26083000">
            <text:p>26083000</text:p>
          </table:table-cell>
          <table:table-cell office:value-type="float" office:value="31584000">
            <text:p>31584000</text:p>
          </table:table-cell>
          <table:table-cell office:value-type="float" office:value="28758000">
            <text:p>28758000</text:p>
          </table:table-cell>
          <table:table-cell office:value-type="float" office:value="30967000">
            <text:p>30967000</text:p>
          </table:table-cell>
          <table:table-cell office:value-type="float" office:value="31769000">
            <text:p>31769000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AVERAGE([.A4:.CV4])" office:value-type="float" office:value="28659780">
            <text:p>28659780</text:p>
          </table:table-cell>
        </table:table-row>
        <table:table-row table:style-name="ro1">
          <table:table-cell office:value-type="float" office:value="36355000">
            <text:p>36355000</text:p>
          </table:table-cell>
          <table:table-cell office:value-type="float" office:value="39186000">
            <text:p>39186000</text:p>
          </table:table-cell>
          <table:table-cell office:value-type="float" office:value="38101000">
            <text:p>38101000</text:p>
          </table:table-cell>
          <table:table-cell office:value-type="float" office:value="37198000">
            <text:p>37198000</text:p>
          </table:table-cell>
          <table:table-cell office:value-type="float" office:value="35492000">
            <text:p>35492000</text:p>
          </table:table-cell>
          <table:table-cell office:value-type="float" office:value="38377000">
            <text:p>38377000</text:p>
          </table:table-cell>
          <table:table-cell office:value-type="float" office:value="37891000">
            <text:p>37891000</text:p>
          </table:table-cell>
          <table:table-cell office:value-type="float" office:value="36992000">
            <text:p>36992000</text:p>
          </table:table-cell>
          <table:table-cell office:value-type="float" office:value="34245000">
            <text:p>34245000</text:p>
          </table:table-cell>
          <table:table-cell office:value-type="float" office:value="33535000">
            <text:p>33535000</text:p>
          </table:table-cell>
          <table:table-cell office:value-type="float" office:value="33272000">
            <text:p>33272000</text:p>
          </table:table-cell>
          <table:table-cell office:value-type="float" office:value="34096000">
            <text:p>34096000</text:p>
          </table:table-cell>
          <table:table-cell office:value-type="float" office:value="33695000">
            <text:p>33695000</text:p>
          </table:table-cell>
          <table:table-cell office:value-type="float" office:value="33653000">
            <text:p>33653000</text:p>
          </table:table-cell>
          <table:table-cell office:value-type="float" office:value="34121000">
            <text:p>34121000</text:p>
          </table:table-cell>
          <table:table-cell office:value-type="float" office:value="33502000">
            <text:p>33502000</text:p>
          </table:table-cell>
          <table:table-cell office:value-type="float" office:value="33754000">
            <text:p>33754000</text:p>
          </table:table-cell>
          <table:table-cell office:value-type="float" office:value="33866000">
            <text:p>33866000</text:p>
          </table:table-cell>
          <table:table-cell office:value-type="float" office:value="34072000">
            <text:p>34072000</text:p>
          </table:table-cell>
          <table:table-cell office:value-type="float" office:value="34443000">
            <text:p>34443000</text:p>
          </table:table-cell>
          <table:table-cell office:value-type="float" office:value="30750000">
            <text:p>30750000</text:p>
          </table:table-cell>
          <table:table-cell office:value-type="float" office:value="33893000">
            <text:p>33893000</text:p>
          </table:table-cell>
          <table:table-cell office:value-type="float" office:value="33619000">
            <text:p>33619000</text:p>
          </table:table-cell>
          <table:table-cell office:value-type="float" office:value="34915000">
            <text:p>34915000</text:p>
          </table:table-cell>
          <table:table-cell office:value-type="float" office:value="34506000">
            <text:p>34506000</text:p>
          </table:table-cell>
          <table:table-cell office:value-type="float" office:value="34193000">
            <text:p>34193000</text:p>
          </table:table-cell>
          <table:table-cell office:value-type="float" office:value="34428000">
            <text:p>34428000</text:p>
          </table:table-cell>
          <table:table-cell office:value-type="float" office:value="34812000">
            <text:p>34812000</text:p>
          </table:table-cell>
          <table:table-cell office:value-type="float" office:value="35266000">
            <text:p>35266000</text:p>
          </table:table-cell>
          <table:table-cell office:value-type="float" office:value="33392000">
            <text:p>33392000</text:p>
          </table:table-cell>
          <table:table-cell office:value-type="float" office:value="28612000">
            <text:p>28612000</text:p>
          </table:table-cell>
          <table:table-cell office:value-type="float" office:value="36074000">
            <text:p>36074000</text:p>
          </table:table-cell>
          <table:table-cell office:value-type="float" office:value="34479000">
            <text:p>34479000</text:p>
          </table:table-cell>
          <table:table-cell office:value-type="float" office:value="34311000">
            <text:p>34311000</text:p>
          </table:table-cell>
          <table:table-cell office:value-type="float" office:value="27544000">
            <text:p>27544000</text:p>
          </table:table-cell>
          <table:table-cell office:value-type="float" office:value="30687000">
            <text:p>30687000</text:p>
          </table:table-cell>
          <table:table-cell office:value-type="float" office:value="32684000">
            <text:p>32684000</text:p>
          </table:table-cell>
          <table:table-cell office:value-type="float" office:value="33314000">
            <text:p>33314000</text:p>
          </table:table-cell>
          <table:table-cell office:value-type="float" office:value="33515000">
            <text:p>33515000</text:p>
          </table:table-cell>
          <table:table-cell office:value-type="float" office:value="33607000">
            <text:p>33607000</text:p>
          </table:table-cell>
          <table:table-cell office:value-type="float" office:value="29825000">
            <text:p>29825000</text:p>
          </table:table-cell>
          <table:table-cell office:value-type="float" office:value="31538000">
            <text:p>31538000</text:p>
          </table:table-cell>
          <table:table-cell office:value-type="float" office:value="32086000">
            <text:p>32086000</text:p>
          </table:table-cell>
          <table:table-cell office:value-type="float" office:value="32627000">
            <text:p>32627000</text:p>
          </table:table-cell>
          <table:table-cell office:value-type="float" office:value="32570000">
            <text:p>32570000</text:p>
          </table:table-cell>
          <table:table-cell office:value-type="float" office:value="33263000">
            <text:p>33263000</text:p>
          </table:table-cell>
          <table:table-cell office:value-type="float" office:value="33879000">
            <text:p>33879000</text:p>
          </table:table-cell>
          <table:table-cell office:value-type="float" office:value="32645000">
            <text:p>32645000</text:p>
          </table:table-cell>
          <table:table-cell office:value-type="float" office:value="33267000">
            <text:p>33267000</text:p>
          </table:table-cell>
          <table:table-cell office:value-type="float" office:value="41692000">
            <text:p>41692000</text:p>
          </table:table-cell>
          <table:table-cell office:value-type="float" office:value="39562000">
            <text:p>39562000</text:p>
          </table:table-cell>
          <table:table-cell office:value-type="float" office:value="43024000">
            <text:p>43024000</text:p>
          </table:table-cell>
          <table:table-cell office:value-type="float" office:value="38940000">
            <text:p>38940000</text:p>
          </table:table-cell>
          <table:table-cell office:value-type="float" office:value="41217000">
            <text:p>41217000</text:p>
          </table:table-cell>
          <table:table-cell office:value-type="float" office:value="39037000">
            <text:p>39037000</text:p>
          </table:table-cell>
          <table:table-cell office:value-type="float" office:value="34538000">
            <text:p>34538000</text:p>
          </table:table-cell>
          <table:table-cell office:value-type="float" office:value="40574000">
            <text:p>40574000</text:p>
          </table:table-cell>
          <table:table-cell office:value-type="float" office:value="38933000">
            <text:p>38933000</text:p>
          </table:table-cell>
          <table:table-cell office:value-type="float" office:value="41381000">
            <text:p>41381000</text:p>
          </table:table-cell>
          <table:table-cell office:value-type="float" office:value="39587000">
            <text:p>39587000</text:p>
          </table:table-cell>
          <table:table-cell office:value-type="float" office:value="40624000">
            <text:p>40624000</text:p>
          </table:table-cell>
          <table:table-cell office:value-type="float" office:value="32946000">
            <text:p>32946000</text:p>
          </table:table-cell>
          <table:table-cell office:value-type="float" office:value="34224000">
            <text:p>34224000</text:p>
          </table:table-cell>
          <table:table-cell office:value-type="float" office:value="34049000">
            <text:p>34049000</text:p>
          </table:table-cell>
          <table:table-cell office:value-type="float" office:value="33377000">
            <text:p>33377000</text:p>
          </table:table-cell>
          <table:table-cell office:value-type="float" office:value="33843000">
            <text:p>33843000</text:p>
          </table:table-cell>
          <table:table-cell office:value-type="float" office:value="33731000">
            <text:p>33731000</text:p>
          </table:table-cell>
          <table:table-cell office:value-type="float" office:value="33455000">
            <text:p>33455000</text:p>
          </table:table-cell>
          <table:table-cell office:value-type="float" office:value="33230000">
            <text:p>33230000</text:p>
          </table:table-cell>
          <table:table-cell office:value-type="float" office:value="33923000">
            <text:p>33923000</text:p>
          </table:table-cell>
          <table:table-cell office:value-type="float" office:value="33750000">
            <text:p>33750000</text:p>
          </table:table-cell>
          <table:table-cell office:value-type="float" office:value="34423000">
            <text:p>34423000</text:p>
          </table:table-cell>
          <table:table-cell office:value-type="float" office:value="27823000">
            <text:p>27823000</text:p>
          </table:table-cell>
          <table:table-cell office:value-type="float" office:value="33629000">
            <text:p>33629000</text:p>
          </table:table-cell>
          <table:table-cell office:value-type="float" office:value="33073000">
            <text:p>33073000</text:p>
          </table:table-cell>
          <table:table-cell office:value-type="float" office:value="33540000">
            <text:p>33540000</text:p>
          </table:table-cell>
          <table:table-cell office:value-type="float" office:value="33794000">
            <text:p>33794000</text:p>
          </table:table-cell>
          <table:table-cell office:value-type="float" office:value="33644000">
            <text:p>33644000</text:p>
          </table:table-cell>
          <table:table-cell office:value-type="float" office:value="35574000">
            <text:p>35574000</text:p>
          </table:table-cell>
          <table:table-cell office:value-type="float" office:value="33704000">
            <text:p>33704000</text:p>
          </table:table-cell>
          <table:table-cell office:value-type="float" office:value="34140000">
            <text:p>34140000</text:p>
          </table:table-cell>
          <table:table-cell office:value-type="float" office:value="34547000">
            <text:p>34547000</text:p>
          </table:table-cell>
          <table:table-cell office:value-type="float" office:value="35046000">
            <text:p>35046000</text:p>
          </table:table-cell>
          <table:table-cell office:value-type="float" office:value="35678000">
            <text:p>35678000</text:p>
          </table:table-cell>
          <table:table-cell office:value-type="float" office:value="35379000">
            <text:p>35379000</text:p>
          </table:table-cell>
          <table:table-cell office:value-type="float" office:value="34906000">
            <text:p>34906000</text:p>
          </table:table-cell>
          <table:table-cell office:value-type="float" office:value="29637000">
            <text:p>29637000</text:p>
          </table:table-cell>
          <table:table-cell office:value-type="float" office:value="33861000">
            <text:p>33861000</text:p>
          </table:table-cell>
          <table:table-cell office:value-type="float" office:value="34305000">
            <text:p>34305000</text:p>
          </table:table-cell>
          <table:table-cell office:value-type="float" office:value="33906000">
            <text:p>33906000</text:p>
          </table:table-cell>
          <table:table-cell office:value-type="float" office:value="34018000">
            <text:p>34018000</text:p>
          </table:table-cell>
          <table:table-cell office:value-type="float" office:value="34103000">
            <text:p>34103000</text:p>
          </table:table-cell>
          <table:table-cell office:value-type="float" office:value="30949000">
            <text:p>30949000</text:p>
          </table:table-cell>
          <table:table-cell office:value-type="float" office:value="31680000">
            <text:p>31680000</text:p>
          </table:table-cell>
          <table:table-cell office:value-type="float" office:value="28726000">
            <text:p>28726000</text:p>
          </table:table-cell>
          <table:table-cell office:value-type="float" office:value="31759000">
            <text:p>31759000</text:p>
          </table:table-cell>
          <table:table-cell office:value-type="float" office:value="31958000">
            <text:p>31958000</text:p>
          </table:table-cell>
          <table:table-cell office:value-type="float" office:value="29071000">
            <text:p>29071000</text:p>
          </table:table-cell>
          <table:table-cell office:value-type="float" office:value="30719000">
            <text:p>30719000</text:p>
          </table:table-cell>
          <table:table-cell office:value-type="float" office:value="32076000">
            <text:p>32076000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AVERAGE([.A5:.CV5])" office:value-type="float" office:value="34334520">
            <text:p>34334520</text:p>
          </table:table-cell>
        </table:table-row>
        <table:table-row table:style-name="ro1">
          <table:table-cell office:value-type="float" office:value="28767000">
            <text:p>28767000</text:p>
          </table:table-cell>
          <table:table-cell office:value-type="float" office:value="35809000">
            <text:p>35809000</text:p>
          </table:table-cell>
          <table:table-cell office:value-type="float" office:value="34504000">
            <text:p>34504000</text:p>
          </table:table-cell>
          <table:table-cell office:value-type="float" office:value="33989000">
            <text:p>33989000</text:p>
          </table:table-cell>
          <table:table-cell office:value-type="float" office:value="34665000">
            <text:p>34665000</text:p>
          </table:table-cell>
          <table:table-cell office:value-type="float" office:value="33094000">
            <text:p>33094000</text:p>
          </table:table-cell>
          <table:table-cell office:value-type="float" office:value="33272000">
            <text:p>33272000</text:p>
          </table:table-cell>
          <table:table-cell office:value-type="float" office:value="33807000">
            <text:p>33807000</text:p>
          </table:table-cell>
          <table:table-cell office:value-type="float" office:value="33320000">
            <text:p>33320000</text:p>
          </table:table-cell>
          <table:table-cell office:value-type="float" office:value="33767000">
            <text:p>33767000</text:p>
          </table:table-cell>
          <table:table-cell office:value-type="float" office:value="33662000">
            <text:p>33662000</text:p>
          </table:table-cell>
          <table:table-cell office:value-type="float" office:value="33219000">
            <text:p>33219000</text:p>
          </table:table-cell>
          <table:table-cell office:value-type="float" office:value="33649000">
            <text:p>33649000</text:p>
          </table:table-cell>
          <table:table-cell office:value-type="float" office:value="33600000">
            <text:p>33600000</text:p>
          </table:table-cell>
          <table:table-cell office:value-type="float" office:value="32960000">
            <text:p>32960000</text:p>
          </table:table-cell>
          <table:table-cell office:value-type="float" office:value="33323000">
            <text:p>33323000</text:p>
          </table:table-cell>
          <table:table-cell office:value-type="float" office:value="32572000">
            <text:p>32572000</text:p>
          </table:table-cell>
          <table:table-cell office:value-type="float" office:value="29336000">
            <text:p>29336000</text:p>
          </table:table-cell>
          <table:table-cell office:value-type="float" office:value="28088000">
            <text:p>28088000</text:p>
          </table:table-cell>
          <table:table-cell office:value-type="float" office:value="39119000">
            <text:p>39119000</text:p>
          </table:table-cell>
          <table:table-cell office:value-type="float" office:value="37957000">
            <text:p>37957000</text:p>
          </table:table-cell>
          <table:table-cell office:value-type="float" office:value="36331000">
            <text:p>36331000</text:p>
          </table:table-cell>
          <table:table-cell office:value-type="float" office:value="39577000">
            <text:p>39577000</text:p>
          </table:table-cell>
          <table:table-cell office:value-type="float" office:value="38014000">
            <text:p>38014000</text:p>
          </table:table-cell>
          <table:table-cell office:value-type="float" office:value="33771000">
            <text:p>33771000</text:p>
          </table:table-cell>
          <table:table-cell office:value-type="float" office:value="33294000">
            <text:p>33294000</text:p>
          </table:table-cell>
          <table:table-cell office:value-type="float" office:value="30833000">
            <text:p>30833000</text:p>
          </table:table-cell>
          <table:table-cell office:value-type="float" office:value="32349000">
            <text:p>32349000</text:p>
          </table:table-cell>
          <table:table-cell office:value-type="float" office:value="32923000">
            <text:p>32923000</text:p>
          </table:table-cell>
          <table:table-cell office:value-type="float" office:value="34661000">
            <text:p>34661000</text:p>
          </table:table-cell>
          <table:table-cell office:value-type="float" office:value="31624000">
            <text:p>31624000</text:p>
          </table:table-cell>
          <table:table-cell office:value-type="float" office:value="33009000">
            <text:p>33009000</text:p>
          </table:table-cell>
          <table:table-cell office:value-type="float" office:value="34262000">
            <text:p>34262000</text:p>
          </table:table-cell>
          <table:table-cell office:value-type="float" office:value="34110000">
            <text:p>34110000</text:p>
          </table:table-cell>
          <table:table-cell office:value-type="float" office:value="34932000">
            <text:p>34932000</text:p>
          </table:table-cell>
          <table:table-cell office:value-type="float" office:value="34300000">
            <text:p>34300000</text:p>
          </table:table-cell>
          <table:table-cell office:value-type="float" office:value="34277000">
            <text:p>34277000</text:p>
          </table:table-cell>
          <table:table-cell office:value-type="float" office:value="33854000">
            <text:p>33854000</text:p>
          </table:table-cell>
          <table:table-cell office:value-type="float" office:value="34517000">
            <text:p>34517000</text:p>
          </table:table-cell>
          <table:table-cell office:value-type="float" office:value="33368000">
            <text:p>33368000</text:p>
          </table:table-cell>
          <table:table-cell office:value-type="float" office:value="32115000">
            <text:p>32115000</text:p>
          </table:table-cell>
          <table:table-cell office:value-type="float" office:value="32838000">
            <text:p>32838000</text:p>
          </table:table-cell>
          <table:table-cell office:value-type="float" office:value="34699000">
            <text:p>34699000</text:p>
          </table:table-cell>
          <table:table-cell office:value-type="float" office:value="35807000">
            <text:p>35807000</text:p>
          </table:table-cell>
          <table:table-cell office:value-type="float" office:value="35516000">
            <text:p>35516000</text:p>
          </table:table-cell>
          <table:table-cell office:value-type="float" office:value="35815000">
            <text:p>35815000</text:p>
          </table:table-cell>
          <table:table-cell office:value-type="float" office:value="35951000">
            <text:p>35951000</text:p>
          </table:table-cell>
          <table:table-cell office:value-type="float" office:value="35448000">
            <text:p>35448000</text:p>
          </table:table-cell>
          <table:table-cell office:value-type="float" office:value="29759000">
            <text:p>29759000</text:p>
          </table:table-cell>
          <table:table-cell office:value-type="float" office:value="35047000">
            <text:p>35047000</text:p>
          </table:table-cell>
          <table:table-cell office:value-type="float" office:value="34394000">
            <text:p>34394000</text:p>
          </table:table-cell>
          <table:table-cell office:value-type="float" office:value="34733000">
            <text:p>34733000</text:p>
          </table:table-cell>
          <table:table-cell office:value-type="float" office:value="35028000">
            <text:p>35028000</text:p>
          </table:table-cell>
          <table:table-cell office:value-type="float" office:value="35440000">
            <text:p>35440000</text:p>
          </table:table-cell>
          <table:table-cell office:value-type="float" office:value="35439000">
            <text:p>35439000</text:p>
          </table:table-cell>
          <table:table-cell office:value-type="float" office:value="35309000">
            <text:p>35309000</text:p>
          </table:table-cell>
          <table:table-cell office:value-type="float" office:value="32270000">
            <text:p>32270000</text:p>
          </table:table-cell>
          <table:table-cell office:value-type="float" office:value="34262000">
            <text:p>34262000</text:p>
          </table:table-cell>
          <table:table-cell office:value-type="float" office:value="32780000">
            <text:p>32780000</text:p>
          </table:table-cell>
          <table:table-cell office:value-type="float" office:value="33496000">
            <text:p>33496000</text:p>
          </table:table-cell>
          <table:table-cell office:value-type="float" office:value="33722000">
            <text:p>33722000</text:p>
          </table:table-cell>
          <table:table-cell office:value-type="float" office:value="34180000">
            <text:p>34180000</text:p>
          </table:table-cell>
          <table:table-cell office:value-type="float" office:value="30087000">
            <text:p>30087000</text:p>
          </table:table-cell>
          <table:table-cell office:value-type="float" office:value="31423000">
            <text:p>31423000</text:p>
          </table:table-cell>
          <table:table-cell office:value-type="float" office:value="32259000">
            <text:p>32259000</text:p>
          </table:table-cell>
          <table:table-cell office:value-type="float" office:value="32631000">
            <text:p>32631000</text:p>
          </table:table-cell>
          <table:table-cell office:value-type="float" office:value="33571000">
            <text:p>33571000</text:p>
          </table:table-cell>
          <table:table-cell office:value-type="float" office:value="29929000">
            <text:p>29929000</text:p>
          </table:table-cell>
          <table:table-cell office:value-type="float" office:value="31527000">
            <text:p>31527000</text:p>
          </table:table-cell>
          <table:table-cell office:value-type="float" office:value="31811000">
            <text:p>31811000</text:p>
          </table:table-cell>
          <table:table-cell office:value-type="float" office:value="32374000">
            <text:p>32374000</text:p>
          </table:table-cell>
          <table:table-cell office:value-type="float" office:value="32873000">
            <text:p>32873000</text:p>
          </table:table-cell>
          <table:table-cell office:value-type="float" office:value="33014000">
            <text:p>33014000</text:p>
          </table:table-cell>
          <table:table-cell office:value-type="float" office:value="29381000">
            <text:p>29381000</text:p>
          </table:table-cell>
          <table:table-cell office:value-type="float" office:value="32124000">
            <text:p>32124000</text:p>
          </table:table-cell>
          <table:table-cell office:value-type="float" office:value="32206000">
            <text:p>32206000</text:p>
          </table:table-cell>
          <table:table-cell office:value-type="float" office:value="33211000">
            <text:p>33211000</text:p>
          </table:table-cell>
          <table:table-cell office:value-type="float" office:value="29686000">
            <text:p>29686000</text:p>
          </table:table-cell>
          <table:table-cell office:value-type="float" office:value="31301000">
            <text:p>31301000</text:p>
          </table:table-cell>
          <table:table-cell office:value-type="float" office:value="31847000">
            <text:p>31847000</text:p>
          </table:table-cell>
          <table:table-cell office:value-type="float" office:value="32870000">
            <text:p>32870000</text:p>
          </table:table-cell>
          <table:table-cell office:value-type="float" office:value="29545000">
            <text:p>29545000</text:p>
          </table:table-cell>
          <table:table-cell office:value-type="float" office:value="31387000">
            <text:p>31387000</text:p>
          </table:table-cell>
          <table:table-cell office:value-type="float" office:value="31814000">
            <text:p>31814000</text:p>
          </table:table-cell>
          <table:table-cell office:value-type="float" office:value="33139000">
            <text:p>33139000</text:p>
          </table:table-cell>
          <table:table-cell office:value-type="float" office:value="35572000">
            <text:p>35572000</text:p>
          </table:table-cell>
          <table:table-cell office:value-type="float" office:value="34701000">
            <text:p>34701000</text:p>
          </table:table-cell>
          <table:table-cell office:value-type="float" office:value="34383000">
            <text:p>34383000</text:p>
          </table:table-cell>
          <table:table-cell office:value-type="float" office:value="34728000">
            <text:p>34728000</text:p>
          </table:table-cell>
          <table:table-cell office:value-type="float" office:value="34384000">
            <text:p>34384000</text:p>
          </table:table-cell>
          <table:table-cell office:value-type="float" office:value="34023000">
            <text:p>34023000</text:p>
          </table:table-cell>
          <table:table-cell office:value-type="float" office:value="33683000">
            <text:p>33683000</text:p>
          </table:table-cell>
          <table:table-cell office:value-type="float" office:value="34355000">
            <text:p>34355000</text:p>
          </table:table-cell>
          <table:table-cell office:value-type="float" office:value="33736000">
            <text:p>33736000</text:p>
          </table:table-cell>
          <table:table-cell office:value-type="float" office:value="31601000">
            <text:p>31601000</text:p>
          </table:table-cell>
          <table:table-cell office:value-type="float" office:value="32855000">
            <text:p>32855000</text:p>
          </table:table-cell>
          <table:table-cell office:value-type="float" office:value="32610000">
            <text:p>32610000</text:p>
          </table:table-cell>
          <table:table-cell office:value-type="float" office:value="28375000">
            <text:p>28375000</text:p>
          </table:table-cell>
          <table:table-cell office:value-type="float" office:value="33114000">
            <text:p>33114000</text:p>
          </table:table-cell>
          <table:table-cell office:value-type="float" office:value="36670000">
            <text:p>3667000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AVERAGE([.A6:.CV6])" office:value-type="float" office:value="33413330">
            <text:p>33413330</text:p>
          </table:table-cell>
        </table:table-row>
        <table:table-row table:style-name="ro1">
          <table:table-cell office:value-type="float" office:value="34335000">
            <text:p>34335000</text:p>
          </table:table-cell>
          <table:table-cell office:value-type="float" office:value="33516000">
            <text:p>33516000</text:p>
          </table:table-cell>
          <table:table-cell office:value-type="float" office:value="33413000">
            <text:p>33413000</text:p>
          </table:table-cell>
          <table:table-cell office:value-type="float" office:value="36972000">
            <text:p>36972000</text:p>
          </table:table-cell>
          <table:table-cell office:value-type="float" office:value="34790000">
            <text:p>34790000</text:p>
          </table:table-cell>
          <table:table-cell office:value-type="float" office:value="35602000">
            <text:p>35602000</text:p>
          </table:table-cell>
          <table:table-cell office:value-type="float" office:value="35059000">
            <text:p>35059000</text:p>
          </table:table-cell>
          <table:table-cell office:value-type="float" office:value="37026000">
            <text:p>37026000</text:p>
          </table:table-cell>
          <table:table-cell office:value-type="float" office:value="36192000">
            <text:p>36192000</text:p>
          </table:table-cell>
          <table:table-cell office:value-type="float" office:value="35601000">
            <text:p>35601000</text:p>
          </table:table-cell>
          <table:table-cell office:value-type="float" office:value="35477000">
            <text:p>35477000</text:p>
          </table:table-cell>
          <table:table-cell office:value-type="float" office:value="34689000">
            <text:p>34689000</text:p>
          </table:table-cell>
          <table:table-cell office:value-type="float" office:value="38065000">
            <text:p>38065000</text:p>
          </table:table-cell>
          <table:table-cell office:value-type="float" office:value="40831000">
            <text:p>40831000</text:p>
          </table:table-cell>
          <table:table-cell office:value-type="float" office:value="37910000">
            <text:p>37910000</text:p>
          </table:table-cell>
          <table:table-cell office:value-type="float" office:value="40579000">
            <text:p>40579000</text:p>
          </table:table-cell>
          <table:table-cell office:value-type="float" office:value="38642000">
            <text:p>38642000</text:p>
          </table:table-cell>
          <table:table-cell office:value-type="float" office:value="40412000">
            <text:p>40412000</text:p>
          </table:table-cell>
          <table:table-cell office:value-type="float" office:value="37986000">
            <text:p>37986000</text:p>
          </table:table-cell>
          <table:table-cell office:value-type="float" office:value="40566000">
            <text:p>40566000</text:p>
          </table:table-cell>
          <table:table-cell office:value-type="float" office:value="37352000">
            <text:p>37352000</text:p>
          </table:table-cell>
          <table:table-cell office:value-type="float" office:value="40138000">
            <text:p>40138000</text:p>
          </table:table-cell>
          <table:table-cell office:value-type="float" office:value="37760000">
            <text:p>37760000</text:p>
          </table:table-cell>
          <table:table-cell office:value-type="float" office:value="40436000">
            <text:p>40436000</text:p>
          </table:table-cell>
          <table:table-cell office:value-type="float" office:value="40976000">
            <text:p>40976000</text:p>
          </table:table-cell>
          <table:table-cell office:value-type="float" office:value="32361000">
            <text:p>32361000</text:p>
          </table:table-cell>
          <table:table-cell office:value-type="float" office:value="32553000">
            <text:p>32553000</text:p>
          </table:table-cell>
          <table:table-cell office:value-type="float" office:value="33121000">
            <text:p>33121000</text:p>
          </table:table-cell>
          <table:table-cell office:value-type="float" office:value="33641000">
            <text:p>33641000</text:p>
          </table:table-cell>
          <table:table-cell office:value-type="float" office:value="34334000">
            <text:p>34334000</text:p>
          </table:table-cell>
          <table:table-cell office:value-type="float" office:value="34543000">
            <text:p>34543000</text:p>
          </table:table-cell>
          <table:table-cell office:value-type="float" office:value="33818000">
            <text:p>33818000</text:p>
          </table:table-cell>
          <table:table-cell office:value-type="float" office:value="40220000">
            <text:p>40220000</text:p>
          </table:table-cell>
          <table:table-cell office:value-type="float" office:value="41769000">
            <text:p>41769000</text:p>
          </table:table-cell>
          <table:table-cell office:value-type="float" office:value="38164000">
            <text:p>38164000</text:p>
          </table:table-cell>
          <table:table-cell office:value-type="float" office:value="40316000">
            <text:p>40316000</text:p>
          </table:table-cell>
          <table:table-cell office:value-type="float" office:value="41509000">
            <text:p>41509000</text:p>
          </table:table-cell>
          <table:table-cell office:value-type="float" office:value="35030000">
            <text:p>35030000</text:p>
          </table:table-cell>
          <table:table-cell office:value-type="float" office:value="41397000">
            <text:p>41397000</text:p>
          </table:table-cell>
          <table:table-cell office:value-type="float" office:value="42141000">
            <text:p>42141000</text:p>
          </table:table-cell>
          <table:table-cell office:value-type="float" office:value="39861000">
            <text:p>39861000</text:p>
          </table:table-cell>
          <table:table-cell office:value-type="float" office:value="41916000">
            <text:p>41916000</text:p>
          </table:table-cell>
          <table:table-cell office:value-type="float" office:value="38688000">
            <text:p>38688000</text:p>
          </table:table-cell>
          <table:table-cell office:value-type="float" office:value="40445000">
            <text:p>40445000</text:p>
          </table:table-cell>
          <table:table-cell office:value-type="float" office:value="39943000">
            <text:p>39943000</text:p>
          </table:table-cell>
          <table:table-cell office:value-type="float" office:value="38093000">
            <text:p>38093000</text:p>
          </table:table-cell>
          <table:table-cell office:value-type="float" office:value="40323000">
            <text:p>40323000</text:p>
          </table:table-cell>
          <table:table-cell office:value-type="float" office:value="36881000">
            <text:p>36881000</text:p>
          </table:table-cell>
          <table:table-cell office:value-type="float" office:value="38899000">
            <text:p>38899000</text:p>
          </table:table-cell>
          <table:table-cell office:value-type="float" office:value="40653000">
            <text:p>40653000</text:p>
          </table:table-cell>
          <table:table-cell office:value-type="float" office:value="38186000">
            <text:p>38186000</text:p>
          </table:table-cell>
          <table:table-cell office:value-type="float" office:value="39532000">
            <text:p>39532000</text:p>
          </table:table-cell>
          <table:table-cell office:value-type="float" office:value="36657000">
            <text:p>36657000</text:p>
          </table:table-cell>
          <table:table-cell office:value-type="float" office:value="39054000">
            <text:p>39054000</text:p>
          </table:table-cell>
          <table:table-cell office:value-type="float" office:value="37125000">
            <text:p>37125000</text:p>
          </table:table-cell>
          <table:table-cell office:value-type="float" office:value="39865000">
            <text:p>39865000</text:p>
          </table:table-cell>
          <table:table-cell office:value-type="float" office:value="40042000">
            <text:p>40042000</text:p>
          </table:table-cell>
          <table:table-cell office:value-type="float" office:value="31053000">
            <text:p>31053000</text:p>
          </table:table-cell>
          <table:table-cell office:value-type="float" office:value="35829000">
            <text:p>35829000</text:p>
          </table:table-cell>
          <table:table-cell office:value-type="float" office:value="34392000">
            <text:p>34392000</text:p>
          </table:table-cell>
          <table:table-cell office:value-type="float" office:value="34406000">
            <text:p>34406000</text:p>
          </table:table-cell>
          <table:table-cell office:value-type="float" office:value="34563000">
            <text:p>34563000</text:p>
          </table:table-cell>
          <table:table-cell office:value-type="float" office:value="31102000">
            <text:p>31102000</text:p>
          </table:table-cell>
          <table:table-cell office:value-type="float" office:value="36221000">
            <text:p>36221000</text:p>
          </table:table-cell>
          <table:table-cell office:value-type="float" office:value="34833000">
            <text:p>34833000</text:p>
          </table:table-cell>
          <table:table-cell office:value-type="float" office:value="37611000">
            <text:p>37611000</text:p>
          </table:table-cell>
          <table:table-cell office:value-type="float" office:value="36083000">
            <text:p>36083000</text:p>
          </table:table-cell>
          <table:table-cell office:value-type="float" office:value="35438000">
            <text:p>35438000</text:p>
          </table:table-cell>
          <table:table-cell office:value-type="float" office:value="34453000">
            <text:p>34453000</text:p>
          </table:table-cell>
          <table:table-cell office:value-type="float" office:value="34261000">
            <text:p>34261000</text:p>
          </table:table-cell>
          <table:table-cell office:value-type="float" office:value="38491000">
            <text:p>38491000</text:p>
          </table:table-cell>
          <table:table-cell office:value-type="float" office:value="35532000">
            <text:p>35532000</text:p>
          </table:table-cell>
          <table:table-cell office:value-type="float" office:value="34863000">
            <text:p>34863000</text:p>
          </table:table-cell>
          <table:table-cell office:value-type="float" office:value="34731000">
            <text:p>34731000</text:p>
          </table:table-cell>
          <table:table-cell office:value-type="float" office:value="38170000">
            <text:p>38170000</text:p>
          </table:table-cell>
          <table:table-cell office:value-type="float" office:value="37137000">
            <text:p>37137000</text:p>
          </table:table-cell>
          <table:table-cell office:value-type="float" office:value="35543000">
            <text:p>35543000</text:p>
          </table:table-cell>
          <table:table-cell office:value-type="float" office:value="35378000">
            <text:p>35378000</text:p>
          </table:table-cell>
          <table:table-cell office:value-type="float" office:value="38323000">
            <text:p>38323000</text:p>
          </table:table-cell>
          <table:table-cell office:value-type="float" office:value="34958000">
            <text:p>34958000</text:p>
          </table:table-cell>
          <table:table-cell office:value-type="float" office:value="37178000">
            <text:p>37178000</text:p>
          </table:table-cell>
          <table:table-cell office:value-type="float" office:value="38048000">
            <text:p>38048000</text:p>
          </table:table-cell>
          <table:table-cell office:value-type="float" office:value="34901000">
            <text:p>34901000</text:p>
          </table:table-cell>
          <table:table-cell office:value-type="float" office:value="31322000">
            <text:p>31322000</text:p>
          </table:table-cell>
          <table:table-cell office:value-type="float" office:value="37888000">
            <text:p>37888000</text:p>
          </table:table-cell>
          <table:table-cell office:value-type="float" office:value="39633000">
            <text:p>39633000</text:p>
          </table:table-cell>
          <table:table-cell office:value-type="float" office:value="38088000">
            <text:p>38088000</text:p>
          </table:table-cell>
          <table:table-cell office:value-type="float" office:value="39732000">
            <text:p>39732000</text:p>
          </table:table-cell>
          <table:table-cell office:value-type="float" office:value="37073000">
            <text:p>37073000</text:p>
          </table:table-cell>
          <table:table-cell office:value-type="float" office:value="39971000">
            <text:p>39971000</text:p>
          </table:table-cell>
          <table:table-cell office:value-type="float" office:value="41263000">
            <text:p>41263000</text:p>
          </table:table-cell>
          <table:table-cell office:value-type="float" office:value="40892000">
            <text:p>40892000</text:p>
          </table:table-cell>
          <table:table-cell office:value-type="float" office:value="40651000">
            <text:p>40651000</text:p>
          </table:table-cell>
          <table:table-cell office:value-type="float" office:value="42874000">
            <text:p>42874000</text:p>
          </table:table-cell>
          <table:table-cell office:value-type="float" office:value="42412000">
            <text:p>42412000</text:p>
          </table:table-cell>
          <table:table-cell office:value-type="float" office:value="43149000">
            <text:p>43149000</text:p>
          </table:table-cell>
          <table:table-cell office:value-type="float" office:value="39721000">
            <text:p>39721000</text:p>
          </table:table-cell>
          <table:table-cell office:value-type="float" office:value="40100000">
            <text:p>40100000</text:p>
          </table:table-cell>
          <table:table-cell office:value-type="float" office:value="40560000">
            <text:p>40560000</text:p>
          </table:table-cell>
          <table:table-cell office:value-type="float" office:value="39593000">
            <text:p>39593000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AVERAGE([.A7:.CV7])" office:value-type="float" office:value="37538250">
            <text:p>37538250</text:p>
          </table:table-cell>
        </table:table-row>
        <table:table-row table:style-name="ro1">
          <table:table-cell office:value-type="float" office:value="39698000">
            <text:p>39698000</text:p>
          </table:table-cell>
          <table:table-cell office:value-type="float" office:value="41205000">
            <text:p>41205000</text:p>
          </table:table-cell>
          <table:table-cell office:value-type="float" office:value="38867000">
            <text:p>38867000</text:p>
          </table:table-cell>
          <table:table-cell office:value-type="float" office:value="36608000">
            <text:p>36608000</text:p>
          </table:table-cell>
          <table:table-cell office:value-type="float" office:value="38830000">
            <text:p>38830000</text:p>
          </table:table-cell>
          <table:table-cell office:value-type="float" office:value="36674000">
            <text:p>36674000</text:p>
          </table:table-cell>
          <table:table-cell office:value-type="float" office:value="38671000">
            <text:p>38671000</text:p>
          </table:table-cell>
          <table:table-cell office:value-type="float" office:value="37737000">
            <text:p>37737000</text:p>
          </table:table-cell>
          <table:table-cell office:value-type="float" office:value="36302000">
            <text:p>36302000</text:p>
          </table:table-cell>
          <table:table-cell office:value-type="float" office:value="38695000">
            <text:p>38695000</text:p>
          </table:table-cell>
          <table:table-cell office:value-type="float" office:value="36545000">
            <text:p>36545000</text:p>
          </table:table-cell>
          <table:table-cell office:value-type="float" office:value="38455000">
            <text:p>38455000</text:p>
          </table:table-cell>
          <table:table-cell office:value-type="float" office:value="37387000">
            <text:p>37387000</text:p>
          </table:table-cell>
          <table:table-cell office:value-type="float" office:value="40080000">
            <text:p>40080000</text:p>
          </table:table-cell>
          <table:table-cell office:value-type="float" office:value="36170000">
            <text:p>36170000</text:p>
          </table:table-cell>
          <table:table-cell office:value-type="float" office:value="27220000">
            <text:p>27220000</text:p>
          </table:table-cell>
          <table:table-cell office:value-type="float" office:value="30458000">
            <text:p>30458000</text:p>
          </table:table-cell>
          <table:table-cell office:value-type="float" office:value="32084000">
            <text:p>32084000</text:p>
          </table:table-cell>
          <table:table-cell office:value-type="float" office:value="32381000">
            <text:p>32381000</text:p>
          </table:table-cell>
          <table:table-cell office:value-type="float" office:value="32578000">
            <text:p>32578000</text:p>
          </table:table-cell>
          <table:table-cell office:value-type="float" office:value="33182000">
            <text:p>33182000</text:p>
          </table:table-cell>
          <table:table-cell office:value-type="float" office:value="32919000">
            <text:p>32919000</text:p>
          </table:table-cell>
          <table:table-cell office:value-type="float" office:value="32972000">
            <text:p>32972000</text:p>
          </table:table-cell>
          <table:table-cell office:value-type="float" office:value="32578000">
            <text:p>32578000</text:p>
          </table:table-cell>
          <table:table-cell office:value-type="float" office:value="32980000">
            <text:p>32980000</text:p>
          </table:table-cell>
          <table:table-cell office:value-type="float" office:value="32662000">
            <text:p>32662000</text:p>
          </table:table-cell>
          <table:table-cell office:value-type="float" office:value="34611000">
            <text:p>34611000</text:p>
          </table:table-cell>
          <table:table-cell office:value-type="float" office:value="34470000">
            <text:p>34470000</text:p>
          </table:table-cell>
          <table:table-cell office:value-type="float" office:value="33836000">
            <text:p>33836000</text:p>
          </table:table-cell>
          <table:table-cell office:value-type="float" office:value="34446000">
            <text:p>34446000</text:p>
          </table:table-cell>
          <table:table-cell office:value-type="float" office:value="32915000">
            <text:p>32915000</text:p>
          </table:table-cell>
          <table:table-cell office:value-type="float" office:value="32257000">
            <text:p>32257000</text:p>
          </table:table-cell>
          <table:table-cell office:value-type="float" office:value="32991000">
            <text:p>32991000</text:p>
          </table:table-cell>
          <table:table-cell office:value-type="float" office:value="32685000">
            <text:p>32685000</text:p>
          </table:table-cell>
          <table:table-cell office:value-type="float" office:value="32458000">
            <text:p>32458000</text:p>
          </table:table-cell>
          <table:table-cell office:value-type="float" office:value="32988000">
            <text:p>32988000</text:p>
          </table:table-cell>
          <table:table-cell office:value-type="float" office:value="33090000">
            <text:p>33090000</text:p>
          </table:table-cell>
          <table:table-cell office:value-type="float" office:value="32129000">
            <text:p>32129000</text:p>
          </table:table-cell>
          <table:table-cell office:value-type="float" office:value="33342000">
            <text:p>33342000</text:p>
          </table:table-cell>
          <table:table-cell office:value-type="float" office:value="33034000">
            <text:p>33034000</text:p>
          </table:table-cell>
          <table:table-cell office:value-type="float" office:value="32802000">
            <text:p>32802000</text:p>
          </table:table-cell>
          <table:table-cell office:value-type="float" office:value="32399000">
            <text:p>32399000</text:p>
          </table:table-cell>
          <table:table-cell office:value-type="float" office:value="36678000">
            <text:p>36678000</text:p>
          </table:table-cell>
          <table:table-cell office:value-type="float" office:value="36862000">
            <text:p>36862000</text:p>
          </table:table-cell>
          <table:table-cell office:value-type="float" office:value="43236000">
            <text:p>43236000</text:p>
          </table:table-cell>
          <table:table-cell office:value-type="float" office:value="43082000">
            <text:p>43082000</text:p>
          </table:table-cell>
          <table:table-cell office:value-type="float" office:value="43190000">
            <text:p>43190000</text:p>
          </table:table-cell>
          <table:table-cell office:value-type="float" office:value="40149000">
            <text:p>40149000</text:p>
          </table:table-cell>
          <table:table-cell office:value-type="float" office:value="41142000">
            <text:p>41142000</text:p>
          </table:table-cell>
          <table:table-cell office:value-type="float" office:value="42571000">
            <text:p>42571000</text:p>
          </table:table-cell>
          <table:table-cell office:value-type="float" office:value="41712000">
            <text:p>41712000</text:p>
          </table:table-cell>
          <table:table-cell office:value-type="float" office:value="42991000">
            <text:p>42991000</text:p>
          </table:table-cell>
          <table:table-cell office:value-type="float" office:value="39489000">
            <text:p>39489000</text:p>
          </table:table-cell>
          <table:table-cell office:value-type="float" office:value="40912000">
            <text:p>40912000</text:p>
          </table:table-cell>
          <table:table-cell office:value-type="float" office:value="41500000">
            <text:p>41500000</text:p>
          </table:table-cell>
          <table:table-cell office:value-type="float" office:value="42722000">
            <text:p>42722000</text:p>
          </table:table-cell>
          <table:table-cell office:value-type="float" office:value="39552000">
            <text:p>39552000</text:p>
          </table:table-cell>
          <table:table-cell office:value-type="float" office:value="39841000">
            <text:p>39841000</text:p>
          </table:table-cell>
          <table:table-cell office:value-type="float" office:value="33806000">
            <text:p>33806000</text:p>
          </table:table-cell>
          <table:table-cell office:value-type="float" office:value="38208000">
            <text:p>38208000</text:p>
          </table:table-cell>
          <table:table-cell office:value-type="float" office:value="35580000">
            <text:p>35580000</text:p>
          </table:table-cell>
          <table:table-cell office:value-type="float" office:value="34882000">
            <text:p>34882000</text:p>
          </table:table-cell>
          <table:table-cell office:value-type="float" office:value="34826000">
            <text:p>34826000</text:p>
          </table:table-cell>
          <table:table-cell office:value-type="float" office:value="30888000">
            <text:p>30888000</text:p>
          </table:table-cell>
          <table:table-cell office:value-type="float" office:value="37516000">
            <text:p>37516000</text:p>
          </table:table-cell>
          <table:table-cell office:value-type="float" office:value="37808000">
            <text:p>37808000</text:p>
          </table:table-cell>
          <table:table-cell office:value-type="float" office:value="37500000">
            <text:p>37500000</text:p>
          </table:table-cell>
          <table:table-cell office:value-type="float" office:value="35572000">
            <text:p>35572000</text:p>
          </table:table-cell>
          <table:table-cell office:value-type="float" office:value="36196000">
            <text:p>36196000</text:p>
          </table:table-cell>
          <table:table-cell office:value-type="float" office:value="35434000">
            <text:p>35434000</text:p>
          </table:table-cell>
          <table:table-cell office:value-type="float" office:value="34664000">
            <text:p>34664000</text:p>
          </table:table-cell>
          <table:table-cell office:value-type="float" office:value="38823000">
            <text:p>38823000</text:p>
          </table:table-cell>
          <table:table-cell office:value-type="float" office:value="36588000">
            <text:p>36588000</text:p>
          </table:table-cell>
          <table:table-cell office:value-type="float" office:value="38196000">
            <text:p>38196000</text:p>
          </table:table-cell>
          <table:table-cell office:value-type="float" office:value="36865000">
            <text:p>36865000</text:p>
          </table:table-cell>
          <table:table-cell office:value-type="float" office:value="35083000">
            <text:p>35083000</text:p>
          </table:table-cell>
          <table:table-cell office:value-type="float" office:value="37869000">
            <text:p>37869000</text:p>
          </table:table-cell>
          <table:table-cell office:value-type="float" office:value="36469000">
            <text:p>36469000</text:p>
          </table:table-cell>
          <table:table-cell office:value-type="float" office:value="34909000">
            <text:p>34909000</text:p>
          </table:table-cell>
          <table:table-cell office:value-type="float" office:value="37533000">
            <text:p>37533000</text:p>
          </table:table-cell>
          <table:table-cell office:value-type="float" office:value="35796000">
            <text:p>35796000</text:p>
          </table:table-cell>
          <table:table-cell office:value-type="float" office:value="38411000">
            <text:p>38411000</text:p>
          </table:table-cell>
          <table:table-cell office:value-type="float" office:value="36705000">
            <text:p>36705000</text:p>
          </table:table-cell>
          <table:table-cell office:value-type="float" office:value="38587000">
            <text:p>38587000</text:p>
          </table:table-cell>
          <table:table-cell office:value-type="float" office:value="39292000">
            <text:p>39292000</text:p>
          </table:table-cell>
          <table:table-cell office:value-type="float" office:value="41317000">
            <text:p>41317000</text:p>
          </table:table-cell>
          <table:table-cell office:value-type="float" office:value="38777000">
            <text:p>38777000</text:p>
          </table:table-cell>
          <table:table-cell office:value-type="float" office:value="41036000">
            <text:p>41036000</text:p>
          </table:table-cell>
          <table:table-cell office:value-type="float" office:value="38609000">
            <text:p>38609000</text:p>
          </table:table-cell>
          <table:table-cell office:value-type="float" office:value="40274000">
            <text:p>40274000</text:p>
          </table:table-cell>
          <table:table-cell office:value-type="float" office:value="38169000">
            <text:p>38169000</text:p>
          </table:table-cell>
          <table:table-cell office:value-type="float" office:value="40493000">
            <text:p>40493000</text:p>
          </table:table-cell>
          <table:table-cell office:value-type="float" office:value="38324000">
            <text:p>38324000</text:p>
          </table:table-cell>
          <table:table-cell office:value-type="float" office:value="40131000">
            <text:p>40131000</text:p>
          </table:table-cell>
          <table:table-cell office:value-type="float" office:value="38328000">
            <text:p>38328000</text:p>
          </table:table-cell>
          <table:table-cell office:value-type="float" office:value="39806000">
            <text:p>39806000</text:p>
          </table:table-cell>
          <table:table-cell office:value-type="float" office:value="34300000">
            <text:p>34300000</text:p>
          </table:table-cell>
          <table:table-cell office:value-type="float" office:value="35237000">
            <text:p>35237000</text:p>
          </table:table-cell>
          <table:table-cell office:value-type="float" office:value="33276000">
            <text:p>33276000</text:p>
          </table:table-cell>
          <table:table-cell office:value-type="float" office:value="33285000">
            <text:p>332850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AVERAGE([.A8:.CV8])" office:value-type="float" office:value="36653880">
            <text:p>36653880</text:p>
          </table:table-cell>
        </table:table-row>
        <table:table-row table:style-name="ro1">
          <table:table-cell office:value-type="float" office:value="48651000">
            <text:p>48651000</text:p>
          </table:table-cell>
          <table:table-cell office:value-type="float" office:value="43212000">
            <text:p>43212000</text:p>
          </table:table-cell>
          <table:table-cell office:value-type="float" office:value="42578000">
            <text:p>42578000</text:p>
          </table:table-cell>
          <table:table-cell office:value-type="float" office:value="41069000">
            <text:p>41069000</text:p>
          </table:table-cell>
          <table:table-cell office:value-type="float" office:value="42217000">
            <text:p>42217000</text:p>
          </table:table-cell>
          <table:table-cell office:value-type="float" office:value="41991000">
            <text:p>41991000</text:p>
          </table:table-cell>
          <table:table-cell office:value-type="float" office:value="42939000">
            <text:p>42939000</text:p>
          </table:table-cell>
          <table:table-cell office:value-type="float" office:value="42392000">
            <text:p>42392000</text:p>
          </table:table-cell>
          <table:table-cell office:value-type="float" office:value="41106000">
            <text:p>41106000</text:p>
          </table:table-cell>
          <table:table-cell office:value-type="float" office:value="41238000">
            <text:p>41238000</text:p>
          </table:table-cell>
          <table:table-cell office:value-type="float" office:value="37239000">
            <text:p>37239000</text:p>
          </table:table-cell>
          <table:table-cell office:value-type="float" office:value="37131000">
            <text:p>37131000</text:p>
          </table:table-cell>
          <table:table-cell office:value-type="float" office:value="41837000">
            <text:p>41837000</text:p>
          </table:table-cell>
          <table:table-cell office:value-type="float" office:value="35318000">
            <text:p>35318000</text:p>
          </table:table-cell>
          <table:table-cell office:value-type="float" office:value="39618000">
            <text:p>39618000</text:p>
          </table:table-cell>
          <table:table-cell office:value-type="float" office:value="40004000">
            <text:p>40004000</text:p>
          </table:table-cell>
          <table:table-cell office:value-type="float" office:value="40566000">
            <text:p>40566000</text:p>
          </table:table-cell>
          <table:table-cell office:value-type="float" office:value="42047000">
            <text:p>42047000</text:p>
          </table:table-cell>
          <table:table-cell office:value-type="float" office:value="35281000">
            <text:p>35281000</text:p>
          </table:table-cell>
          <table:table-cell office:value-type="float" office:value="41619000">
            <text:p>41619000</text:p>
          </table:table-cell>
          <table:table-cell office:value-type="float" office:value="40798000">
            <text:p>40798000</text:p>
          </table:table-cell>
          <table:table-cell office:value-type="float" office:value="41473000">
            <text:p>41473000</text:p>
          </table:table-cell>
          <table:table-cell office:value-type="float" office:value="38634000">
            <text:p>38634000</text:p>
          </table:table-cell>
          <table:table-cell office:value-type="float" office:value="40530000">
            <text:p>40530000</text:p>
          </table:table-cell>
          <table:table-cell office:value-type="float" office:value="35224000">
            <text:p>35224000</text:p>
          </table:table-cell>
          <table:table-cell office:value-type="float" office:value="37322000">
            <text:p>37322000</text:p>
          </table:table-cell>
          <table:table-cell office:value-type="float" office:value="38502000">
            <text:p>38502000</text:p>
          </table:table-cell>
          <table:table-cell office:value-type="float" office:value="33349000">
            <text:p>33349000</text:p>
          </table:table-cell>
          <table:table-cell office:value-type="float" office:value="39581000">
            <text:p>39581000</text:p>
          </table:table-cell>
          <table:table-cell office:value-type="float" office:value="37038000">
            <text:p>37038000</text:p>
          </table:table-cell>
          <table:table-cell office:value-type="float" office:value="38957000">
            <text:p>38957000</text:p>
          </table:table-cell>
          <table:table-cell office:value-type="float" office:value="36377000">
            <text:p>36377000</text:p>
          </table:table-cell>
          <table:table-cell office:value-type="float" office:value="39000000">
            <text:p>39000000</text:p>
          </table:table-cell>
          <table:table-cell office:value-type="float" office:value="33286000">
            <text:p>33286000</text:p>
          </table:table-cell>
          <table:table-cell office:value-type="float" office:value="39577000">
            <text:p>39577000</text:p>
          </table:table-cell>
          <table:table-cell office:value-type="float" office:value="37113000">
            <text:p>37113000</text:p>
          </table:table-cell>
          <table:table-cell office:value-type="float" office:value="36715000">
            <text:p>36715000</text:p>
          </table:table-cell>
          <table:table-cell office:value-type="float" office:value="38584000">
            <text:p>38584000</text:p>
          </table:table-cell>
          <table:table-cell office:value-type="float" office:value="37031000">
            <text:p>37031000</text:p>
          </table:table-cell>
          <table:table-cell office:value-type="float" office:value="38894000">
            <text:p>38894000</text:p>
          </table:table-cell>
          <table:table-cell office:value-type="float" office:value="36590000">
            <text:p>36590000</text:p>
          </table:table-cell>
          <table:table-cell office:value-type="float" office:value="39086000">
            <text:p>39086000</text:p>
          </table:table-cell>
          <table:table-cell office:value-type="float" office:value="36526000">
            <text:p>36526000</text:p>
          </table:table-cell>
          <table:table-cell office:value-type="float" office:value="38738000">
            <text:p>38738000</text:p>
          </table:table-cell>
          <table:table-cell office:value-type="float" office:value="40644000">
            <text:p>40644000</text:p>
          </table:table-cell>
          <table:table-cell office:value-type="float" office:value="37558000">
            <text:p>37558000</text:p>
          </table:table-cell>
          <table:table-cell office:value-type="float" office:value="39157000">
            <text:p>39157000</text:p>
          </table:table-cell>
          <table:table-cell office:value-type="float" office:value="36867000">
            <text:p>36867000</text:p>
          </table:table-cell>
          <table:table-cell office:value-type="float" office:value="39751000">
            <text:p>39751000</text:p>
          </table:table-cell>
          <table:table-cell office:value-type="float" office:value="40158000">
            <text:p>40158000</text:p>
          </table:table-cell>
          <table:table-cell office:value-type="float" office:value="37310000">
            <text:p>37310000</text:p>
          </table:table-cell>
          <table:table-cell office:value-type="float" office:value="42383000">
            <text:p>42383000</text:p>
          </table:table-cell>
          <table:table-cell office:value-type="float" office:value="47219000">
            <text:p>47219000</text:p>
          </table:table-cell>
          <table:table-cell office:value-type="float" office:value="41874000">
            <text:p>41874000</text:p>
          </table:table-cell>
          <table:table-cell office:value-type="float" office:value="43536000">
            <text:p>43536000</text:p>
          </table:table-cell>
          <table:table-cell office:value-type="float" office:value="43542000">
            <text:p>43542000</text:p>
          </table:table-cell>
          <table:table-cell office:value-type="float" office:value="41042000">
            <text:p>41042000</text:p>
          </table:table-cell>
          <table:table-cell office:value-type="float" office:value="43739000">
            <text:p>43739000</text:p>
          </table:table-cell>
          <table:table-cell office:value-type="float" office:value="47362000">
            <text:p>47362000</text:p>
          </table:table-cell>
          <table:table-cell office:value-type="float" office:value="45034000">
            <text:p>45034000</text:p>
          </table:table-cell>
          <table:table-cell office:value-type="float" office:value="44792000">
            <text:p>44792000</text:p>
          </table:table-cell>
          <table:table-cell office:value-type="float" office:value="46824000">
            <text:p>46824000</text:p>
          </table:table-cell>
          <table:table-cell office:value-type="float" office:value="45450000">
            <text:p>45450000</text:p>
          </table:table-cell>
          <table:table-cell office:value-type="float" office:value="43707000">
            <text:p>43707000</text:p>
          </table:table-cell>
          <table:table-cell office:value-type="float" office:value="42493000">
            <text:p>42493000</text:p>
          </table:table-cell>
          <table:table-cell office:value-type="float" office:value="37105000">
            <text:p>37105000</text:p>
          </table:table-cell>
          <table:table-cell office:value-type="float" office:value="42014000">
            <text:p>42014000</text:p>
          </table:table-cell>
          <table:table-cell office:value-type="float" office:value="42491000">
            <text:p>42491000</text:p>
          </table:table-cell>
          <table:table-cell office:value-type="float" office:value="37340000">
            <text:p>37340000</text:p>
          </table:table-cell>
          <table:table-cell office:value-type="float" office:value="41627000">
            <text:p>41627000</text:p>
          </table:table-cell>
          <table:table-cell office:value-type="float" office:value="36780000">
            <text:p>36780000</text:p>
          </table:table-cell>
          <table:table-cell office:value-type="float" office:value="40466000">
            <text:p>40466000</text:p>
          </table:table-cell>
          <table:table-cell office:value-type="float" office:value="37967000">
            <text:p>37967000</text:p>
          </table:table-cell>
          <table:table-cell office:value-type="float" office:value="37416000">
            <text:p>37416000</text:p>
          </table:table-cell>
          <table:table-cell office:value-type="float" office:value="37314000">
            <text:p>37314000</text:p>
          </table:table-cell>
          <table:table-cell office:value-type="float" office:value="43643000">
            <text:p>43643000</text:p>
          </table:table-cell>
          <table:table-cell office:value-type="float" office:value="36799000">
            <text:p>36799000</text:p>
          </table:table-cell>
          <table:table-cell office:value-type="float" office:value="40123000">
            <text:p>40123000</text:p>
          </table:table-cell>
          <table:table-cell office:value-type="float" office:value="39143000">
            <text:p>39143000</text:p>
          </table:table-cell>
          <table:table-cell office:value-type="float" office:value="44116000">
            <text:p>44116000</text:p>
          </table:table-cell>
          <table:table-cell office:value-type="float" office:value="44082000">
            <text:p>44082000</text:p>
          </table:table-cell>
          <table:table-cell office:value-type="float" office:value="44143000">
            <text:p>44143000</text:p>
          </table:table-cell>
          <table:table-cell office:value-type="float" office:value="45060000">
            <text:p>45060000</text:p>
          </table:table-cell>
          <table:table-cell office:value-type="float" office:value="46973000">
            <text:p>46973000</text:p>
          </table:table-cell>
          <table:table-cell office:value-type="float" office:value="39398000">
            <text:p>39398000</text:p>
          </table:table-cell>
          <table:table-cell office:value-type="float" office:value="43023000">
            <text:p>43023000</text:p>
          </table:table-cell>
          <table:table-cell office:value-type="float" office:value="39469000">
            <text:p>39469000</text:p>
          </table:table-cell>
          <table:table-cell office:value-type="float" office:value="43231000">
            <text:p>43231000</text:p>
          </table:table-cell>
          <table:table-cell office:value-type="float" office:value="39512000">
            <text:p>39512000</text:p>
          </table:table-cell>
          <table:table-cell office:value-type="float" office:value="47900000">
            <text:p>47900000</text:p>
          </table:table-cell>
          <table:table-cell office:value-type="float" office:value="43271000">
            <text:p>43271000</text:p>
          </table:table-cell>
          <table:table-cell office:value-type="float" office:value="47761000">
            <text:p>47761000</text:p>
          </table:table-cell>
          <table:table-cell office:value-type="float" office:value="47282000">
            <text:p>47282000</text:p>
          </table:table-cell>
          <table:table-cell office:value-type="float" office:value="48823000">
            <text:p>48823000</text:p>
          </table:table-cell>
          <table:table-cell office:value-type="float" office:value="43624000">
            <text:p>43624000</text:p>
          </table:table-cell>
          <table:table-cell office:value-type="float" office:value="47708000">
            <text:p>47708000</text:p>
          </table:table-cell>
          <table:table-cell office:value-type="float" office:value="48295000">
            <text:p>48295000</text:p>
          </table:table-cell>
          <table:table-cell office:value-type="float" office:value="46226000">
            <text:p>46226000</text:p>
          </table:table-cell>
          <table:table-cell office:value-type="float" office:value="48882000">
            <text:p>48882000</text:p>
          </table:table-cell>
          <table:table-cell office:value-type="float" office:value="46716000">
            <text:p>46716000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AVERAGE([.A9:.CV9])" office:value-type="float" office:value="41131430">
            <text:p>41131430</text:p>
          </table:table-cell>
        </table:table-row>
        <table:table-row table:style-name="ro1">
          <table:table-cell office:value-type="float" office:value="39148000">
            <text:p>39148000</text:p>
          </table:table-cell>
          <table:table-cell office:value-type="float" office:value="35537000">
            <text:p>35537000</text:p>
          </table:table-cell>
          <table:table-cell office:value-type="float" office:value="38686000">
            <text:p>38686000</text:p>
          </table:table-cell>
          <table:table-cell office:value-type="float" office:value="34816000">
            <text:p>34816000</text:p>
          </table:table-cell>
          <table:table-cell office:value-type="float" office:value="34831000">
            <text:p>34831000</text:p>
          </table:table-cell>
          <table:table-cell office:value-type="float" office:value="34816000">
            <text:p>34816000</text:p>
          </table:table-cell>
          <table:table-cell office:value-type="float" office:value="34697000">
            <text:p>34697000</text:p>
          </table:table-cell>
          <table:table-cell office:value-type="float" office:value="34833000">
            <text:p>34833000</text:p>
          </table:table-cell>
          <table:table-cell office:value-type="float" office:value="39781000">
            <text:p>39781000</text:p>
          </table:table-cell>
          <table:table-cell office:value-type="float" office:value="34875000">
            <text:p>34875000</text:p>
          </table:table-cell>
          <table:table-cell office:value-type="float" office:value="39738000">
            <text:p>39738000</text:p>
          </table:table-cell>
          <table:table-cell office:value-type="float" office:value="40037000">
            <text:p>40037000</text:p>
          </table:table-cell>
          <table:table-cell office:value-type="float" office:value="46092000">
            <text:p>46092000</text:p>
          </table:table-cell>
          <table:table-cell office:value-type="float" office:value="39362000">
            <text:p>39362000</text:p>
          </table:table-cell>
          <table:table-cell office:value-type="float" office:value="40464000">
            <text:p>40464000</text:p>
          </table:table-cell>
          <table:table-cell office:value-type="float" office:value="45910000">
            <text:p>45910000</text:p>
          </table:table-cell>
          <table:table-cell office:value-type="float" office:value="44822000">
            <text:p>44822000</text:p>
          </table:table-cell>
          <table:table-cell office:value-type="float" office:value="44334000">
            <text:p>44334000</text:p>
          </table:table-cell>
          <table:table-cell office:value-type="float" office:value="46472000">
            <text:p>46472000</text:p>
          </table:table-cell>
          <table:table-cell office:value-type="float" office:value="44009000">
            <text:p>44009000</text:p>
          </table:table-cell>
          <table:table-cell office:value-type="float" office:value="44867000">
            <text:p>44867000</text:p>
          </table:table-cell>
          <table:table-cell office:value-type="float" office:value="44368000">
            <text:p>44368000</text:p>
          </table:table-cell>
          <table:table-cell office:value-type="float" office:value="43824000">
            <text:p>43824000</text:p>
          </table:table-cell>
          <table:table-cell office:value-type="float" office:value="44666000">
            <text:p>44666000</text:p>
          </table:table-cell>
          <table:table-cell office:value-type="float" office:value="37896000">
            <text:p>37896000</text:p>
          </table:table-cell>
          <table:table-cell office:value-type="float" office:value="39963000">
            <text:p>39963000</text:p>
          </table:table-cell>
          <table:table-cell office:value-type="float" office:value="36732000">
            <text:p>36732000</text:p>
          </table:table-cell>
          <table:table-cell office:value-type="float" office:value="32850000">
            <text:p>32850000</text:p>
          </table:table-cell>
          <table:table-cell office:value-type="float" office:value="39501000">
            <text:p>39501000</text:p>
          </table:table-cell>
          <table:table-cell office:value-type="float" office:value="37942000">
            <text:p>37942000</text:p>
          </table:table-cell>
          <table:table-cell office:value-type="float" office:value="38872000">
            <text:p>38872000</text:p>
          </table:table-cell>
          <table:table-cell office:value-type="float" office:value="32898000">
            <text:p>32898000</text:p>
          </table:table-cell>
          <table:table-cell office:value-type="float" office:value="38121000">
            <text:p>38121000</text:p>
          </table:table-cell>
          <table:table-cell office:value-type="float" office:value="38470000">
            <text:p>38470000</text:p>
          </table:table-cell>
          <table:table-cell office:value-type="float" office:value="33219000">
            <text:p>33219000</text:p>
          </table:table-cell>
          <table:table-cell office:value-type="float" office:value="37771000">
            <text:p>37771000</text:p>
          </table:table-cell>
          <table:table-cell office:value-type="float" office:value="39154000">
            <text:p>39154000</text:p>
          </table:table-cell>
          <table:table-cell office:value-type="float" office:value="37473000">
            <text:p>37473000</text:p>
          </table:table-cell>
          <table:table-cell office:value-type="float" office:value="38412000">
            <text:p>38412000</text:p>
          </table:table-cell>
          <table:table-cell office:value-type="float" office:value="36559000">
            <text:p>36559000</text:p>
          </table:table-cell>
          <table:table-cell office:value-type="float" office:value="33865000">
            <text:p>33865000</text:p>
          </table:table-cell>
          <table:table-cell office:value-type="float" office:value="37141000">
            <text:p>37141000</text:p>
          </table:table-cell>
          <table:table-cell office:value-type="float" office:value="39448000">
            <text:p>39448000</text:p>
          </table:table-cell>
          <table:table-cell office:value-type="float" office:value="33473000">
            <text:p>33473000</text:p>
          </table:table-cell>
          <table:table-cell office:value-type="float" office:value="38893000">
            <text:p>38893000</text:p>
          </table:table-cell>
          <table:table-cell office:value-type="float" office:value="39677000">
            <text:p>39677000</text:p>
          </table:table-cell>
          <table:table-cell office:value-type="float" office:value="37147000">
            <text:p>37147000</text:p>
          </table:table-cell>
          <table:table-cell office:value-type="float" office:value="39132000">
            <text:p>39132000</text:p>
          </table:table-cell>
          <table:table-cell office:value-type="float" office:value="45768000">
            <text:p>45768000</text:p>
          </table:table-cell>
          <table:table-cell office:value-type="float" office:value="48025000">
            <text:p>48025000</text:p>
          </table:table-cell>
          <table:table-cell office:value-type="float" office:value="46572000">
            <text:p>46572000</text:p>
          </table:table-cell>
          <table:table-cell office:value-type="float" office:value="48515000">
            <text:p>48515000</text:p>
          </table:table-cell>
          <table:table-cell office:value-type="float" office:value="46648000">
            <text:p>46648000</text:p>
          </table:table-cell>
          <table:table-cell office:value-type="float" office:value="49239000">
            <text:p>49239000</text:p>
          </table:table-cell>
          <table:table-cell office:value-type="float" office:value="47772000">
            <text:p>47772000</text:p>
          </table:table-cell>
          <table:table-cell office:value-type="float" office:value="50290000">
            <text:p>50290000</text:p>
          </table:table-cell>
          <table:table-cell office:value-type="float" office:value="48032000">
            <text:p>48032000</text:p>
          </table:table-cell>
          <table:table-cell office:value-type="float" office:value="43075000">
            <text:p>43075000</text:p>
          </table:table-cell>
          <table:table-cell office:value-type="float" office:value="43503000">
            <text:p>43503000</text:p>
          </table:table-cell>
          <table:table-cell office:value-type="float" office:value="31943000">
            <text:p>31943000</text:p>
          </table:table-cell>
          <table:table-cell office:value-type="float" office:value="32186000">
            <text:p>32186000</text:p>
          </table:table-cell>
          <table:table-cell office:value-type="float" office:value="38149000">
            <text:p>38149000</text:p>
          </table:table-cell>
          <table:table-cell office:value-type="float" office:value="32024000">
            <text:p>32024000</text:p>
          </table:table-cell>
          <table:table-cell office:value-type="float" office:value="36650000">
            <text:p>36650000</text:p>
          </table:table-cell>
          <table:table-cell office:value-type="float" office:value="39228000">
            <text:p>39228000</text:p>
          </table:table-cell>
          <table:table-cell office:value-type="float" office:value="36695000">
            <text:p>36695000</text:p>
          </table:table-cell>
          <table:table-cell office:value-type="float" office:value="38524000">
            <text:p>38524000</text:p>
          </table:table-cell>
          <table:table-cell office:value-type="float" office:value="32272000">
            <text:p>32272000</text:p>
          </table:table-cell>
          <table:table-cell office:value-type="float" office:value="35799000">
            <text:p>35799000</text:p>
          </table:table-cell>
          <table:table-cell office:value-type="float" office:value="31822000">
            <text:p>31822000</text:p>
          </table:table-cell>
          <table:table-cell office:value-type="float" office:value="37196000">
            <text:p>37196000</text:p>
          </table:table-cell>
          <table:table-cell office:value-type="float" office:value="35501000">
            <text:p>35501000</text:p>
          </table:table-cell>
          <table:table-cell office:value-type="float" office:value="40264000">
            <text:p>40264000</text:p>
          </table:table-cell>
          <table:table-cell office:value-type="float" office:value="35082000">
            <text:p>35082000</text:p>
          </table:table-cell>
          <table:table-cell office:value-type="float" office:value="41893000">
            <text:p>41893000</text:p>
          </table:table-cell>
          <table:table-cell office:value-type="float" office:value="35289000">
            <text:p>35289000</text:p>
          </table:table-cell>
          <table:table-cell office:value-type="float" office:value="35392000">
            <text:p>35392000</text:p>
          </table:table-cell>
          <table:table-cell office:value-type="float" office:value="40675000">
            <text:p>40675000</text:p>
          </table:table-cell>
          <table:table-cell office:value-type="float" office:value="35188000">
            <text:p>35188000</text:p>
          </table:table-cell>
          <table:table-cell office:value-type="float" office:value="39269000">
            <text:p>39269000</text:p>
          </table:table-cell>
          <table:table-cell office:value-type="float" office:value="40508000">
            <text:p>40508000</text:p>
          </table:table-cell>
          <table:table-cell office:value-type="float" office:value="40929000">
            <text:p>40929000</text:p>
          </table:table-cell>
          <table:table-cell office:value-type="float" office:value="40773000">
            <text:p>40773000</text:p>
          </table:table-cell>
          <table:table-cell office:value-type="float" office:value="41066000">
            <text:p>41066000</text:p>
          </table:table-cell>
          <table:table-cell office:value-type="float" office:value="33004000">
            <text:p>33004000</text:p>
          </table:table-cell>
          <table:table-cell office:value-type="float" office:value="38663000">
            <text:p>38663000</text:p>
          </table:table-cell>
          <table:table-cell office:value-type="float" office:value="33216000">
            <text:p>33216000</text:p>
          </table:table-cell>
          <table:table-cell office:value-type="float" office:value="38207000">
            <text:p>38207000</text:p>
          </table:table-cell>
          <table:table-cell office:value-type="float" office:value="38944000">
            <text:p>38944000</text:p>
          </table:table-cell>
          <table:table-cell office:value-type="float" office:value="36771000">
            <text:p>36771000</text:p>
          </table:table-cell>
          <table:table-cell office:value-type="float" office:value="33179000">
            <text:p>33179000</text:p>
          </table:table-cell>
          <table:table-cell office:value-type="float" office:value="36502000">
            <text:p>36502000</text:p>
          </table:table-cell>
          <table:table-cell office:value-type="float" office:value="32814000">
            <text:p>32814000</text:p>
          </table:table-cell>
          <table:table-cell office:value-type="float" office:value="33318000">
            <text:p>33318000</text:p>
          </table:table-cell>
          <table:table-cell office:value-type="float" office:value="37777000">
            <text:p>37777000</text:p>
          </table:table-cell>
          <table:table-cell office:value-type="float" office:value="39423000">
            <text:p>39423000</text:p>
          </table:table-cell>
          <table:table-cell office:value-type="float" office:value="36903000">
            <text:p>36903000</text:p>
          </table:table-cell>
          <table:table-cell office:value-type="float" office:value="39355000">
            <text:p>39355000</text:p>
          </table:table-cell>
          <table:table-cell office:value-type="float" office:value="39607000">
            <text:p>39607000</text:p>
          </table:table-cell>
          <table:table-cell office:value-type="float" office:value="41054000">
            <text:p>41054000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AVERAGE([.A10:.CV10])" office:value-type="float" office:value="38960870">
            <text:p>38960870</text:p>
          </table:table-cell>
        </table:table-row>
        <table:table-row table:style-name="ro1">
          <table:table-cell office:value-type="float" office:value="41406000">
            <text:p>41406000</text:p>
          </table:table-cell>
          <table:table-cell office:value-type="float" office:value="47808000">
            <text:p>47808000</text:p>
          </table:table-cell>
          <table:table-cell office:value-type="float" office:value="45141000">
            <text:p>45141000</text:p>
          </table:table-cell>
          <table:table-cell office:value-type="float" office:value="47076000">
            <text:p>47076000</text:p>
          </table:table-cell>
          <table:table-cell office:value-type="float" office:value="46964000">
            <text:p>46964000</text:p>
          </table:table-cell>
          <table:table-cell office:value-type="float" office:value="42241000">
            <text:p>42241000</text:p>
          </table:table-cell>
          <table:table-cell office:value-type="float" office:value="41405000">
            <text:p>41405000</text:p>
          </table:table-cell>
          <table:table-cell office:value-type="float" office:value="47617000">
            <text:p>47617000</text:p>
          </table:table-cell>
          <table:table-cell office:value-type="float" office:value="52268000">
            <text:p>52268000</text:p>
          </table:table-cell>
          <table:table-cell office:value-type="float" office:value="53164000">
            <text:p>53164000</text:p>
          </table:table-cell>
          <table:table-cell office:value-type="float" office:value="52680000">
            <text:p>52680000</text:p>
          </table:table-cell>
          <table:table-cell office:value-type="float" office:value="53007000">
            <text:p>53007000</text:p>
          </table:table-cell>
          <table:table-cell office:value-type="float" office:value="51840000">
            <text:p>51840000</text:p>
          </table:table-cell>
          <table:table-cell office:value-type="float" office:value="50113000">
            <text:p>50113000</text:p>
          </table:table-cell>
          <table:table-cell office:value-type="float" office:value="53087000">
            <text:p>53087000</text:p>
          </table:table-cell>
          <table:table-cell office:value-type="float" office:value="51512000">
            <text:p>51512000</text:p>
          </table:table-cell>
          <table:table-cell office:value-type="float" office:value="52357000">
            <text:p>52357000</text:p>
          </table:table-cell>
          <table:table-cell office:value-type="float" office:value="52108000">
            <text:p>52108000</text:p>
          </table:table-cell>
          <table:table-cell office:value-type="float" office:value="42921000">
            <text:p>42921000</text:p>
          </table:table-cell>
          <table:table-cell office:value-type="float" office:value="43001000">
            <text:p>43001000</text:p>
          </table:table-cell>
          <table:table-cell office:value-type="float" office:value="42038000">
            <text:p>42038000</text:p>
          </table:table-cell>
          <table:table-cell office:value-type="float" office:value="41982000">
            <text:p>41982000</text:p>
          </table:table-cell>
          <table:table-cell office:value-type="float" office:value="40890000">
            <text:p>40890000</text:p>
          </table:table-cell>
          <table:table-cell office:value-type="float" office:value="41069000">
            <text:p>41069000</text:p>
          </table:table-cell>
          <table:table-cell office:value-type="float" office:value="40939000">
            <text:p>40939000</text:p>
          </table:table-cell>
          <table:table-cell office:value-type="float" office:value="40878000">
            <text:p>40878000</text:p>
          </table:table-cell>
          <table:table-cell office:value-type="float" office:value="41514000">
            <text:p>41514000</text:p>
          </table:table-cell>
          <table:table-cell office:value-type="float" office:value="44452000">
            <text:p>44452000</text:p>
          </table:table-cell>
          <table:table-cell office:value-type="float" office:value="41517000">
            <text:p>41517000</text:p>
          </table:table-cell>
          <table:table-cell office:value-type="float" office:value="46638000">
            <text:p>46638000</text:p>
          </table:table-cell>
          <table:table-cell office:value-type="float" office:value="51150000">
            <text:p>51150000</text:p>
          </table:table-cell>
          <table:table-cell office:value-type="float" office:value="47412000">
            <text:p>47412000</text:p>
          </table:table-cell>
          <table:table-cell office:value-type="float" office:value="46867000">
            <text:p>46867000</text:p>
          </table:table-cell>
          <table:table-cell office:value-type="float" office:value="47012000">
            <text:p>47012000</text:p>
          </table:table-cell>
          <table:table-cell office:value-type="float" office:value="46733000">
            <text:p>46733000</text:p>
          </table:table-cell>
          <table:table-cell office:value-type="float" office:value="50367000">
            <text:p>50367000</text:p>
          </table:table-cell>
          <table:table-cell office:value-type="float" office:value="51340000">
            <text:p>51340000</text:p>
          </table:table-cell>
          <table:table-cell office:value-type="float" office:value="55706000">
            <text:p>55706000</text:p>
          </table:table-cell>
          <table:table-cell office:value-type="float" office:value="53302000">
            <text:p>53302000</text:p>
          </table:table-cell>
          <table:table-cell office:value-type="float" office:value="53633000">
            <text:p>53633000</text:p>
          </table:table-cell>
          <table:table-cell office:value-type="float" office:value="50140000">
            <text:p>50140000</text:p>
          </table:table-cell>
          <table:table-cell office:value-type="float" office:value="54756000">
            <text:p>54756000</text:p>
          </table:table-cell>
          <table:table-cell office:value-type="float" office:value="53326000">
            <text:p>53326000</text:p>
          </table:table-cell>
          <table:table-cell office:value-type="float" office:value="52880000">
            <text:p>52880000</text:p>
          </table:table-cell>
          <table:table-cell office:value-type="float" office:value="56360000">
            <text:p>56360000</text:p>
          </table:table-cell>
          <table:table-cell office:value-type="float" office:value="47659000">
            <text:p>47659000</text:p>
          </table:table-cell>
          <table:table-cell office:value-type="float" office:value="43885000">
            <text:p>43885000</text:p>
          </table:table-cell>
          <table:table-cell office:value-type="float" office:value="51109000">
            <text:p>51109000</text:p>
          </table:table-cell>
          <table:table-cell office:value-type="float" office:value="47164000">
            <text:p>47164000</text:p>
          </table:table-cell>
          <table:table-cell office:value-type="float" office:value="49460000">
            <text:p>49460000</text:p>
          </table:table-cell>
          <table:table-cell office:value-type="float" office:value="48583000">
            <text:p>48583000</text:p>
          </table:table-cell>
          <table:table-cell office:value-type="float" office:value="48805000">
            <text:p>48805000</text:p>
          </table:table-cell>
          <table:table-cell office:value-type="float" office:value="50050000">
            <text:p>50050000</text:p>
          </table:table-cell>
          <table:table-cell office:value-type="float" office:value="50195000">
            <text:p>50195000</text:p>
          </table:table-cell>
          <table:table-cell office:value-type="float" office:value="50822000">
            <text:p>50822000</text:p>
          </table:table-cell>
          <table:table-cell office:value-type="float" office:value="45782000">
            <text:p>45782000</text:p>
          </table:table-cell>
          <table:table-cell office:value-type="float" office:value="48007000">
            <text:p>48007000</text:p>
          </table:table-cell>
          <table:table-cell office:value-type="float" office:value="46216000">
            <text:p>46216000</text:p>
          </table:table-cell>
          <table:table-cell office:value-type="float" office:value="48733000">
            <text:p>48733000</text:p>
          </table:table-cell>
          <table:table-cell office:value-type="float" office:value="46832000">
            <text:p>46832000</text:p>
          </table:table-cell>
          <table:table-cell office:value-type="float" office:value="48707000">
            <text:p>48707000</text:p>
          </table:table-cell>
          <table:table-cell office:value-type="float" office:value="46358000">
            <text:p>46358000</text:p>
          </table:table-cell>
          <table:table-cell office:value-type="float" office:value="49111000">
            <text:p>49111000</text:p>
          </table:table-cell>
          <table:table-cell office:value-type="float" office:value="47553000">
            <text:p>47553000</text:p>
          </table:table-cell>
          <table:table-cell office:value-type="float" office:value="42525000">
            <text:p>42525000</text:p>
          </table:table-cell>
          <table:table-cell office:value-type="float" office:value="42529000">
            <text:p>42529000</text:p>
          </table:table-cell>
          <table:table-cell office:value-type="float" office:value="42648000">
            <text:p>42648000</text:p>
          </table:table-cell>
          <table:table-cell office:value-type="float" office:value="46280000">
            <text:p>46280000</text:p>
          </table:table-cell>
          <table:table-cell office:value-type="float" office:value="44088000">
            <text:p>44088000</text:p>
          </table:table-cell>
          <table:table-cell office:value-type="float" office:value="39486000">
            <text:p>39486000</text:p>
          </table:table-cell>
          <table:table-cell office:value-type="float" office:value="43419000">
            <text:p>43419000</text:p>
          </table:table-cell>
          <table:table-cell office:value-type="float" office:value="43572000">
            <text:p>43572000</text:p>
          </table:table-cell>
          <table:table-cell office:value-type="float" office:value="43106000">
            <text:p>43106000</text:p>
          </table:table-cell>
          <table:table-cell office:value-type="float" office:value="45079000">
            <text:p>45079000</text:p>
          </table:table-cell>
          <table:table-cell office:value-type="float" office:value="43728000">
            <text:p>43728000</text:p>
          </table:table-cell>
          <table:table-cell office:value-type="float" office:value="46202000">
            <text:p>46202000</text:p>
          </table:table-cell>
          <table:table-cell office:value-type="float" office:value="44453000">
            <text:p>44453000</text:p>
          </table:table-cell>
          <table:table-cell office:value-type="float" office:value="44648000">
            <text:p>44648000</text:p>
          </table:table-cell>
          <table:table-cell office:value-type="float" office:value="49487000">
            <text:p>49487000</text:p>
          </table:table-cell>
          <table:table-cell office:value-type="float" office:value="50619000">
            <text:p>50619000</text:p>
          </table:table-cell>
          <table:table-cell office:value-type="float" office:value="45081000">
            <text:p>45081000</text:p>
          </table:table-cell>
          <table:table-cell office:value-type="float" office:value="51084000">
            <text:p>51084000</text:p>
          </table:table-cell>
          <table:table-cell office:value-type="float" office:value="45161000">
            <text:p>45161000</text:p>
          </table:table-cell>
          <table:table-cell office:value-type="float" office:value="51014000">
            <text:p>51014000</text:p>
          </table:table-cell>
          <table:table-cell office:value-type="float" office:value="51734000">
            <text:p>51734000</text:p>
          </table:table-cell>
          <table:table-cell office:value-type="float" office:value="49882000">
            <text:p>49882000</text:p>
          </table:table-cell>
          <table:table-cell office:value-type="float" office:value="50956000">
            <text:p>50956000</text:p>
          </table:table-cell>
          <table:table-cell office:value-type="float" office:value="49438000">
            <text:p>49438000</text:p>
          </table:table-cell>
          <table:table-cell office:value-type="float" office:value="41653000">
            <text:p>41653000</text:p>
          </table:table-cell>
          <table:table-cell office:value-type="float" office:value="41512000">
            <text:p>41512000</text:p>
          </table:table-cell>
          <table:table-cell office:value-type="float" office:value="41556000">
            <text:p>41556000</text:p>
          </table:table-cell>
          <table:table-cell office:value-type="float" office:value="40948000">
            <text:p>40948000</text:p>
          </table:table-cell>
          <table:table-cell office:value-type="float" office:value="41833000">
            <text:p>41833000</text:p>
          </table:table-cell>
          <table:table-cell office:value-type="float" office:value="41322000">
            <text:p>41322000</text:p>
          </table:table-cell>
          <table:table-cell office:value-type="float" office:value="42255000">
            <text:p>42255000</text:p>
          </table:table-cell>
          <table:table-cell office:value-type="float" office:value="41920000">
            <text:p>41920000</text:p>
          </table:table-cell>
          <table:table-cell office:value-type="float" office:value="41373000">
            <text:p>41373000</text:p>
          </table:table-cell>
          <table:table-cell office:value-type="float" office:value="41552000">
            <text:p>41552000</text:p>
          </table:table-cell>
          <table:table-cell office:value-type="float" office:value="41466000">
            <text:p>41466000</text:p>
          </table:table-cell>
          <table:table-cell office:value-type="float" office:value="41650000">
            <text:p>416500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AVERAGE([.A11:.CV11])" office:value-type="float" office:value="46809070">
            <text:p>46809070</text:p>
          </table:table-cell>
        </table:table-row>
        <table:table-row table:style-name="ro1">
          <table:table-cell office:value-type="float" office:value="40546000">
            <text:p>40546000</text:p>
          </table:table-cell>
          <table:table-cell office:value-type="float" office:value="44593000">
            <text:p>44593000</text:p>
          </table:table-cell>
          <table:table-cell office:value-type="float" office:value="46820000">
            <text:p>46820000</text:p>
          </table:table-cell>
          <table:table-cell office:value-type="float" office:value="44731000">
            <text:p>44731000</text:p>
          </table:table-cell>
          <table:table-cell office:value-type="float" office:value="44536000">
            <text:p>44536000</text:p>
          </table:table-cell>
          <table:table-cell office:value-type="float" office:value="44719000">
            <text:p>44719000</text:p>
          </table:table-cell>
          <table:table-cell office:value-type="float" office:value="40794000">
            <text:p>40794000</text:p>
          </table:table-cell>
          <table:table-cell office:value-type="float" office:value="41154000">
            <text:p>41154000</text:p>
          </table:table-cell>
          <table:table-cell office:value-type="float" office:value="44450000">
            <text:p>44450000</text:p>
          </table:table-cell>
          <table:table-cell office:value-type="float" office:value="40548000">
            <text:p>40548000</text:p>
          </table:table-cell>
          <table:table-cell office:value-type="float" office:value="48560000">
            <text:p>48560000</text:p>
          </table:table-cell>
          <table:table-cell office:value-type="float" office:value="46267000">
            <text:p>46267000</text:p>
          </table:table-cell>
          <table:table-cell office:value-type="float" office:value="42411000">
            <text:p>42411000</text:p>
          </table:table-cell>
          <table:table-cell office:value-type="float" office:value="48882000">
            <text:p>48882000</text:p>
          </table:table-cell>
          <table:table-cell office:value-type="float" office:value="46766000">
            <text:p>46766000</text:p>
          </table:table-cell>
          <table:table-cell office:value-type="float" office:value="42679000">
            <text:p>42679000</text:p>
          </table:table-cell>
          <table:table-cell office:value-type="float" office:value="42639000">
            <text:p>42639000</text:p>
          </table:table-cell>
          <table:table-cell office:value-type="float" office:value="41924000">
            <text:p>41924000</text:p>
          </table:table-cell>
          <table:table-cell office:value-type="float" office:value="42056000">
            <text:p>42056000</text:p>
          </table:table-cell>
          <table:table-cell office:value-type="float" office:value="45815000">
            <text:p>45815000</text:p>
          </table:table-cell>
          <table:table-cell office:value-type="float" office:value="46046000">
            <text:p>46046000</text:p>
          </table:table-cell>
          <table:table-cell office:value-type="float" office:value="47278000">
            <text:p>47278000</text:p>
          </table:table-cell>
          <table:table-cell office:value-type="float" office:value="49521000">
            <text:p>49521000</text:p>
          </table:table-cell>
          <table:table-cell office:value-type="float" office:value="46913000">
            <text:p>46913000</text:p>
          </table:table-cell>
          <table:table-cell office:value-type="float" office:value="49548000">
            <text:p>49548000</text:p>
          </table:table-cell>
          <table:table-cell office:value-type="float" office:value="47333000">
            <text:p>47333000</text:p>
          </table:table-cell>
          <table:table-cell office:value-type="float" office:value="43171000">
            <text:p>43171000</text:p>
          </table:table-cell>
          <table:table-cell office:value-type="float" office:value="50324000">
            <text:p>50324000</text:p>
          </table:table-cell>
          <table:table-cell office:value-type="float" office:value="47534000">
            <text:p>47534000</text:p>
          </table:table-cell>
          <table:table-cell office:value-type="float" office:value="50362000">
            <text:p>50362000</text:p>
          </table:table-cell>
          <table:table-cell office:value-type="float" office:value="50038000">
            <text:p>50038000</text:p>
          </table:table-cell>
          <table:table-cell office:value-type="float" office:value="47683000">
            <text:p>47683000</text:p>
          </table:table-cell>
          <table:table-cell office:value-type="float" office:value="42804000">
            <text:p>42804000</text:p>
          </table:table-cell>
          <table:table-cell office:value-type="float" office:value="46546000">
            <text:p>46546000</text:p>
          </table:table-cell>
          <table:table-cell office:value-type="float" office:value="39665000">
            <text:p>39665000</text:p>
          </table:table-cell>
          <table:table-cell office:value-type="float" office:value="39119000">
            <text:p>39119000</text:p>
          </table:table-cell>
          <table:table-cell office:value-type="float" office:value="39749000">
            <text:p>39749000</text:p>
          </table:table-cell>
          <table:table-cell office:value-type="float" office:value="39509000">
            <text:p>39509000</text:p>
          </table:table-cell>
          <table:table-cell office:value-type="float" office:value="39752000">
            <text:p>39752000</text:p>
          </table:table-cell>
          <table:table-cell office:value-type="float" office:value="40651000">
            <text:p>40651000</text:p>
          </table:table-cell>
          <table:table-cell office:value-type="float" office:value="40782000">
            <text:p>40782000</text:p>
          </table:table-cell>
          <table:table-cell office:value-type="float" office:value="39898000">
            <text:p>39898000</text:p>
          </table:table-cell>
          <table:table-cell office:value-type="float" office:value="40190000">
            <text:p>40190000</text:p>
          </table:table-cell>
          <table:table-cell office:value-type="float" office:value="39775000">
            <text:p>39775000</text:p>
          </table:table-cell>
          <table:table-cell office:value-type="float" office:value="40038000">
            <text:p>40038000</text:p>
          </table:table-cell>
          <table:table-cell office:value-type="float" office:value="43192000">
            <text:p>43192000</text:p>
          </table:table-cell>
          <table:table-cell office:value-type="float" office:value="43687000">
            <text:p>43687000</text:p>
          </table:table-cell>
          <table:table-cell office:value-type="float" office:value="38768000">
            <text:p>38768000</text:p>
          </table:table-cell>
          <table:table-cell office:value-type="float" office:value="42042000">
            <text:p>42042000</text:p>
          </table:table-cell>
          <table:table-cell office:value-type="float" office:value="42312000">
            <text:p>42312000</text:p>
          </table:table-cell>
          <table:table-cell office:value-type="float" office:value="42308000">
            <text:p>42308000</text:p>
          </table:table-cell>
          <table:table-cell office:value-type="float" office:value="42393000">
            <text:p>42393000</text:p>
          </table:table-cell>
          <table:table-cell office:value-type="float" office:value="38243000">
            <text:p>38243000</text:p>
          </table:table-cell>
          <table:table-cell office:value-type="float" office:value="42314000">
            <text:p>42314000</text:p>
          </table:table-cell>
          <table:table-cell office:value-type="float" office:value="43174000">
            <text:p>43174000</text:p>
          </table:table-cell>
          <table:table-cell office:value-type="float" office:value="43029000">
            <text:p>43029000</text:p>
          </table:table-cell>
          <table:table-cell office:value-type="float" office:value="42968000">
            <text:p>42968000</text:p>
          </table:table-cell>
          <table:table-cell office:value-type="float" office:value="44243000">
            <text:p>44243000</text:p>
          </table:table-cell>
          <table:table-cell office:value-type="float" office:value="43110000">
            <text:p>43110000</text:p>
          </table:table-cell>
          <table:table-cell office:value-type="float" office:value="42861000">
            <text:p>42861000</text:p>
          </table:table-cell>
          <table:table-cell office:value-type="float" office:value="39260000">
            <text:p>39260000</text:p>
          </table:table-cell>
          <table:table-cell office:value-type="float" office:value="43453000">
            <text:p>43453000</text:p>
          </table:table-cell>
          <table:table-cell office:value-type="float" office:value="44667000">
            <text:p>44667000</text:p>
          </table:table-cell>
          <table:table-cell office:value-type="float" office:value="45172000">
            <text:p>45172000</text:p>
          </table:table-cell>
          <table:table-cell office:value-type="float" office:value="39009000">
            <text:p>39009000</text:p>
          </table:table-cell>
          <table:table-cell office:value-type="float" office:value="43222000">
            <text:p>43222000</text:p>
          </table:table-cell>
          <table:table-cell office:value-type="float" office:value="43751000">
            <text:p>43751000</text:p>
          </table:table-cell>
          <table:table-cell office:value-type="float" office:value="42593000">
            <text:p>42593000</text:p>
          </table:table-cell>
          <table:table-cell office:value-type="float" office:value="39460000">
            <text:p>39460000</text:p>
          </table:table-cell>
          <table:table-cell office:value-type="float" office:value="44296000">
            <text:p>44296000</text:p>
          </table:table-cell>
          <table:table-cell office:value-type="float" office:value="46684000">
            <text:p>46684000</text:p>
          </table:table-cell>
          <table:table-cell office:value-type="float" office:value="45205000">
            <text:p>45205000</text:p>
          </table:table-cell>
          <table:table-cell office:value-type="float" office:value="41329000">
            <text:p>41329000</text:p>
          </table:table-cell>
          <table:table-cell office:value-type="float" office:value="41490000">
            <text:p>41490000</text:p>
          </table:table-cell>
          <table:table-cell office:value-type="float" office:value="44736000">
            <text:p>44736000</text:p>
          </table:table-cell>
          <table:table-cell office:value-type="float" office:value="47105000">
            <text:p>47105000</text:p>
          </table:table-cell>
          <table:table-cell office:value-type="float" office:value="44974000">
            <text:p>44974000</text:p>
          </table:table-cell>
          <table:table-cell office:value-type="float" office:value="47579000">
            <text:p>47579000</text:p>
          </table:table-cell>
          <table:table-cell office:value-type="float" office:value="44696000">
            <text:p>44696000</text:p>
          </table:table-cell>
          <table:table-cell office:value-type="float" office:value="45051000">
            <text:p>45051000</text:p>
          </table:table-cell>
          <table:table-cell office:value-type="float" office:value="34747000">
            <text:p>34747000</text:p>
          </table:table-cell>
          <table:table-cell office:value-type="float" office:value="39025000">
            <text:p>39025000</text:p>
          </table:table-cell>
          <table:table-cell office:value-type="float" office:value="39095000">
            <text:p>39095000</text:p>
          </table:table-cell>
          <table:table-cell office:value-type="float" office:value="39466000">
            <text:p>39466000</text:p>
          </table:table-cell>
          <table:table-cell office:value-type="float" office:value="40093000">
            <text:p>40093000</text:p>
          </table:table-cell>
          <table:table-cell office:value-type="float" office:value="40379000">
            <text:p>40379000</text:p>
          </table:table-cell>
          <table:table-cell office:value-type="float" office:value="39834000">
            <text:p>39834000</text:p>
          </table:table-cell>
          <table:table-cell office:value-type="float" office:value="39656000">
            <text:p>39656000</text:p>
          </table:table-cell>
          <table:table-cell office:value-type="float" office:value="39427000">
            <text:p>39427000</text:p>
          </table:table-cell>
          <table:table-cell office:value-type="float" office:value="39128000">
            <text:p>39128000</text:p>
          </table:table-cell>
          <table:table-cell office:value-type="float" office:value="39771000">
            <text:p>39771000</text:p>
          </table:table-cell>
          <table:table-cell office:value-type="float" office:value="47096000">
            <text:p>47096000</text:p>
          </table:table-cell>
          <table:table-cell office:value-type="float" office:value="43815000">
            <text:p>43815000</text:p>
          </table:table-cell>
          <table:table-cell office:value-type="float" office:value="49458000">
            <text:p>49458000</text:p>
          </table:table-cell>
          <table:table-cell office:value-type="float" office:value="46279000">
            <text:p>46279000</text:p>
          </table:table-cell>
          <table:table-cell office:value-type="float" office:value="48253000">
            <text:p>48253000</text:p>
          </table:table-cell>
          <table:table-cell office:value-type="float" office:value="42976000">
            <text:p>42976000</text:p>
          </table:table-cell>
          <table:table-cell office:value-type="float" office:value="48355000">
            <text:p>48355000</text:p>
          </table:table-cell>
          <table:table-cell office:value-type="float" office:value="42993000">
            <text:p>42993000</text:p>
          </table:table-cell>
          <table:table-cell office:value-type="float" office:value="42693000">
            <text:p>42693000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AVERAGE([.A12:.CV12])" office:value-type="float" office:value="43360340">
            <text:p>43360340</text:p>
          </table:table-cell>
        </table:table-row>
        <table:table-row table:style-name="ro1">
          <table:table-cell office:value-type="float" office:value="48670000">
            <text:p>48670000</text:p>
          </table:table-cell>
          <table:table-cell office:value-type="float" office:value="53302000">
            <text:p>53302000</text:p>
          </table:table-cell>
          <table:table-cell office:value-type="float" office:value="47035000">
            <text:p>47035000</text:p>
          </table:table-cell>
          <table:table-cell office:value-type="float" office:value="52157000">
            <text:p>52157000</text:p>
          </table:table-cell>
          <table:table-cell office:value-type="float" office:value="51795000">
            <text:p>51795000</text:p>
          </table:table-cell>
          <table:table-cell office:value-type="float" office:value="51329000">
            <text:p>51329000</text:p>
          </table:table-cell>
          <table:table-cell office:value-type="float" office:value="51389000">
            <text:p>51389000</text:p>
          </table:table-cell>
          <table:table-cell office:value-type="float" office:value="50620000">
            <text:p>50620000</text:p>
          </table:table-cell>
          <table:table-cell office:value-type="float" office:value="50872000">
            <text:p>50872000</text:p>
          </table:table-cell>
          <table:table-cell office:value-type="float" office:value="50821000">
            <text:p>50821000</text:p>
          </table:table-cell>
          <table:table-cell office:value-type="float" office:value="50742000">
            <text:p>50742000</text:p>
          </table:table-cell>
          <table:table-cell office:value-type="float" office:value="47401000">
            <text:p>47401000</text:p>
          </table:table-cell>
          <table:table-cell office:value-type="float" office:value="47599000">
            <text:p>47599000</text:p>
          </table:table-cell>
          <table:table-cell office:value-type="float" office:value="42626000">
            <text:p>42626000</text:p>
          </table:table-cell>
          <table:table-cell office:value-type="float" office:value="42685000">
            <text:p>42685000</text:p>
          </table:table-cell>
          <table:table-cell office:value-type="float" office:value="49229000">
            <text:p>49229000</text:p>
          </table:table-cell>
          <table:table-cell office:value-type="float" office:value="46347000">
            <text:p>46347000</text:p>
          </table:table-cell>
          <table:table-cell office:value-type="float" office:value="48626000">
            <text:p>48626000</text:p>
          </table:table-cell>
          <table:table-cell office:value-type="float" office:value="42870000">
            <text:p>42870000</text:p>
          </table:table-cell>
          <table:table-cell office:value-type="float" office:value="46712000">
            <text:p>46712000</text:p>
          </table:table-cell>
          <table:table-cell office:value-type="float" office:value="47794000">
            <text:p>47794000</text:p>
          </table:table-cell>
          <table:table-cell office:value-type="float" office:value="46071000">
            <text:p>46071000</text:p>
          </table:table-cell>
          <table:table-cell office:value-type="float" office:value="51178000">
            <text:p>51178000</text:p>
          </table:table-cell>
          <table:table-cell office:value-type="float" office:value="45039000">
            <text:p>45039000</text:p>
          </table:table-cell>
          <table:table-cell office:value-type="float" office:value="50264000">
            <text:p>50264000</text:p>
          </table:table-cell>
          <table:table-cell office:value-type="float" office:value="50932000">
            <text:p>50932000</text:p>
          </table:table-cell>
          <table:table-cell office:value-type="float" office:value="51182000">
            <text:p>51182000</text:p>
          </table:table-cell>
          <table:table-cell office:value-type="float" office:value="45117000">
            <text:p>45117000</text:p>
          </table:table-cell>
          <table:table-cell office:value-type="float" office:value="50231000">
            <text:p>50231000</text:p>
          </table:table-cell>
          <table:table-cell office:value-type="float" office:value="50496000">
            <text:p>50496000</text:p>
          </table:table-cell>
          <table:table-cell office:value-type="float" office:value="51847000">
            <text:p>51847000</text:p>
          </table:table-cell>
          <table:table-cell office:value-type="float" office:value="45499000">
            <text:p>45499000</text:p>
          </table:table-cell>
          <table:table-cell office:value-type="float" office:value="50352000">
            <text:p>50352000</text:p>
          </table:table-cell>
          <table:table-cell office:value-type="float" office:value="58712000">
            <text:p>58712000</text:p>
          </table:table-cell>
          <table:table-cell office:value-type="float" office:value="56145000">
            <text:p>56145000</text:p>
          </table:table-cell>
          <table:table-cell office:value-type="float" office:value="58828000">
            <text:p>58828000</text:p>
          </table:table-cell>
          <table:table-cell office:value-type="float" office:value="59951000">
            <text:p>59951000</text:p>
          </table:table-cell>
          <table:table-cell office:value-type="float" office:value="61334000">
            <text:p>61334000</text:p>
          </table:table-cell>
          <table:table-cell office:value-type="float" office:value="62507000">
            <text:p>62507000</text:p>
          </table:table-cell>
          <table:table-cell office:value-type="float" office:value="62819000">
            <text:p>62819000</text:p>
          </table:table-cell>
          <table:table-cell office:value-type="float" office:value="63625000">
            <text:p>63625000</text:p>
          </table:table-cell>
          <table:table-cell office:value-type="float" office:value="59516000">
            <text:p>59516000</text:p>
          </table:table-cell>
          <table:table-cell office:value-type="float" office:value="58951000">
            <text:p>58951000</text:p>
          </table:table-cell>
          <table:table-cell office:value-type="float" office:value="62141000">
            <text:p>62141000</text:p>
          </table:table-cell>
          <table:table-cell office:value-type="float" office:value="56301000">
            <text:p>56301000</text:p>
          </table:table-cell>
          <table:table-cell office:value-type="float" office:value="61299000">
            <text:p>61299000</text:p>
          </table:table-cell>
          <table:table-cell office:value-type="float" office:value="53158000">
            <text:p>53158000</text:p>
          </table:table-cell>
          <table:table-cell office:value-type="float" office:value="52519000">
            <text:p>52519000</text:p>
          </table:table-cell>
          <table:table-cell office:value-type="float" office:value="52650000">
            <text:p>52650000</text:p>
          </table:table-cell>
          <table:table-cell office:value-type="float" office:value="47828000">
            <text:p>47828000</text:p>
          </table:table-cell>
          <table:table-cell office:value-type="float" office:value="50803000">
            <text:p>50803000</text:p>
          </table:table-cell>
          <table:table-cell office:value-type="float" office:value="51382000">
            <text:p>51382000</text:p>
          </table:table-cell>
          <table:table-cell office:value-type="float" office:value="50731000">
            <text:p>50731000</text:p>
          </table:table-cell>
          <table:table-cell office:value-type="float" office:value="51017000">
            <text:p>51017000</text:p>
          </table:table-cell>
          <table:table-cell office:value-type="float" office:value="51483000">
            <text:p>51483000</text:p>
          </table:table-cell>
          <table:table-cell office:value-type="float" office:value="51260000">
            <text:p>51260000</text:p>
          </table:table-cell>
          <table:table-cell office:value-type="float" office:value="52892000">
            <text:p>52892000</text:p>
          </table:table-cell>
          <table:table-cell office:value-type="float" office:value="52712000">
            <text:p>52712000</text:p>
          </table:table-cell>
          <table:table-cell office:value-type="float" office:value="52373000">
            <text:p>52373000</text:p>
          </table:table-cell>
          <table:table-cell office:value-type="float" office:value="52306000">
            <text:p>52306000</text:p>
          </table:table-cell>
          <table:table-cell office:value-type="float" office:value="52727000">
            <text:p>52727000</text:p>
          </table:table-cell>
          <table:table-cell office:value-type="float" office:value="52712000">
            <text:p>52712000</text:p>
          </table:table-cell>
          <table:table-cell office:value-type="float" office:value="52637000">
            <text:p>52637000</text:p>
          </table:table-cell>
          <table:table-cell office:value-type="float" office:value="52819000">
            <text:p>52819000</text:p>
          </table:table-cell>
          <table:table-cell office:value-type="float" office:value="55065000">
            <text:p>55065000</text:p>
          </table:table-cell>
          <table:table-cell office:value-type="float" office:value="48469000">
            <text:p>48469000</text:p>
          </table:table-cell>
          <table:table-cell office:value-type="float" office:value="55993000">
            <text:p>55993000</text:p>
          </table:table-cell>
          <table:table-cell office:value-type="float" office:value="54545000">
            <text:p>54545000</text:p>
          </table:table-cell>
          <table:table-cell office:value-type="float" office:value="53929000">
            <text:p>53929000</text:p>
          </table:table-cell>
          <table:table-cell office:value-type="float" office:value="53935000">
            <text:p>53935000</text:p>
          </table:table-cell>
          <table:table-cell office:value-type="float" office:value="52943000">
            <text:p>52943000</text:p>
          </table:table-cell>
          <table:table-cell office:value-type="float" office:value="52587000">
            <text:p>52587000</text:p>
          </table:table-cell>
          <table:table-cell office:value-type="float" office:value="48753000">
            <text:p>48753000</text:p>
          </table:table-cell>
          <table:table-cell office:value-type="float" office:value="52182000">
            <text:p>52182000</text:p>
          </table:table-cell>
          <table:table-cell office:value-type="float" office:value="52644000">
            <text:p>52644000</text:p>
          </table:table-cell>
          <table:table-cell office:value-type="float" office:value="52762000">
            <text:p>52762000</text:p>
          </table:table-cell>
          <table:table-cell office:value-type="float" office:value="52842000">
            <text:p>52842000</text:p>
          </table:table-cell>
          <table:table-cell office:value-type="float" office:value="64014000">
            <text:p>64014000</text:p>
          </table:table-cell>
          <table:table-cell office:value-type="float" office:value="63520000">
            <text:p>63520000</text:p>
          </table:table-cell>
          <table:table-cell office:value-type="float" office:value="51382000">
            <text:p>51382000</text:p>
          </table:table-cell>
          <table:table-cell office:value-type="float" office:value="48376000">
            <text:p>48376000</text:p>
          </table:table-cell>
          <table:table-cell office:value-type="float" office:value="48971000">
            <text:p>48971000</text:p>
          </table:table-cell>
          <table:table-cell office:value-type="float" office:value="50414000">
            <text:p>50414000</text:p>
          </table:table-cell>
          <table:table-cell office:value-type="float" office:value="47820000">
            <text:p>47820000</text:p>
          </table:table-cell>
          <table:table-cell office:value-type="float" office:value="49685000">
            <text:p>49685000</text:p>
          </table:table-cell>
          <table:table-cell office:value-type="float" office:value="50323000">
            <text:p>50323000</text:p>
          </table:table-cell>
          <table:table-cell office:value-type="float" office:value="53263000">
            <text:p>53263000</text:p>
          </table:table-cell>
          <table:table-cell office:value-type="float" office:value="56331000">
            <text:p>56331000</text:p>
          </table:table-cell>
          <table:table-cell office:value-type="float" office:value="59563000">
            <text:p>59563000</text:p>
          </table:table-cell>
          <table:table-cell office:value-type="float" office:value="57305000">
            <text:p>57305000</text:p>
          </table:table-cell>
          <table:table-cell office:value-type="float" office:value="53397000">
            <text:p>53397000</text:p>
          </table:table-cell>
          <table:table-cell office:value-type="float" office:value="60244000">
            <text:p>60244000</text:p>
          </table:table-cell>
          <table:table-cell office:value-type="float" office:value="56450000">
            <text:p>56450000</text:p>
          </table:table-cell>
          <table:table-cell office:value-type="float" office:value="59928000">
            <text:p>59928000</text:p>
          </table:table-cell>
          <table:table-cell office:value-type="float" office:value="57732000">
            <text:p>57732000</text:p>
          </table:table-cell>
          <table:table-cell office:value-type="float" office:value="59093000">
            <text:p>59093000</text:p>
          </table:table-cell>
          <table:table-cell office:value-type="float" office:value="48907000">
            <text:p>48907000</text:p>
          </table:table-cell>
          <table:table-cell office:value-type="float" office:value="50434000">
            <text:p>50434000</text:p>
          </table:table-cell>
          <table:table-cell office:value-type="float" office:value="51008000">
            <text:p>51008000</text:p>
          </table:table-cell>
          <table:table-cell office:value-type="float" office:value="51937000">
            <text:p>51937000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AVERAGE([.A13:.CV13])" office:value-type="float" office:value="52617130">
            <text:p>52617130</text:p>
          </table:table-cell>
        </table:table-row>
        <table:table-row table:style-name="ro1">
          <table:table-cell office:value-type="float" office:value="56726000">
            <text:p>56726000</text:p>
          </table:table-cell>
          <table:table-cell office:value-type="float" office:value="55974000">
            <text:p>55974000</text:p>
          </table:table-cell>
          <table:table-cell office:value-type="float" office:value="52082000">
            <text:p>52082000</text:p>
          </table:table-cell>
          <table:table-cell office:value-type="float" office:value="54727000">
            <text:p>54727000</text:p>
          </table:table-cell>
          <table:table-cell office:value-type="float" office:value="51327000">
            <text:p>51327000</text:p>
          </table:table-cell>
          <table:table-cell office:value-type="float" office:value="55148000">
            <text:p>55148000</text:p>
          </table:table-cell>
          <table:table-cell office:value-type="float" office:value="52920000">
            <text:p>52920000</text:p>
          </table:table-cell>
          <table:table-cell office:value-type="float" office:value="49534000">
            <text:p>49534000</text:p>
          </table:table-cell>
          <table:table-cell office:value-type="float" office:value="49515000">
            <text:p>49515000</text:p>
          </table:table-cell>
          <table:table-cell office:value-type="float" office:value="50177000">
            <text:p>50177000</text:p>
          </table:table-cell>
          <table:table-cell office:value-type="float" office:value="50251000">
            <text:p>50251000</text:p>
          </table:table-cell>
          <table:table-cell office:value-type="float" office:value="50836000">
            <text:p>50836000</text:p>
          </table:table-cell>
          <table:table-cell office:value-type="float" office:value="50705000">
            <text:p>50705000</text:p>
          </table:table-cell>
          <table:table-cell office:value-type="float" office:value="50913000">
            <text:p>50913000</text:p>
          </table:table-cell>
          <table:table-cell office:value-type="float" office:value="51870000">
            <text:p>51870000</text:p>
          </table:table-cell>
          <table:table-cell office:value-type="float" office:value="50933000">
            <text:p>50933000</text:p>
          </table:table-cell>
          <table:table-cell office:value-type="float" office:value="55676000">
            <text:p>55676000</text:p>
          </table:table-cell>
          <table:table-cell office:value-type="float" office:value="53279000">
            <text:p>53279000</text:p>
          </table:table-cell>
          <table:table-cell office:value-type="float" office:value="53366000">
            <text:p>53366000</text:p>
          </table:table-cell>
          <table:table-cell table:number-columns-repeated="2" office:value-type="float" office:value="53565000">
            <text:p>53565000</text:p>
          </table:table-cell>
          <table:table-cell office:value-type="float" office:value="53309000">
            <text:p>53309000</text:p>
          </table:table-cell>
          <table:table-cell office:value-type="float" office:value="57031000">
            <text:p>57031000</text:p>
          </table:table-cell>
          <table:table-cell office:value-type="float" office:value="55009000">
            <text:p>55009000</text:p>
          </table:table-cell>
          <table:table-cell office:value-type="float" office:value="53725000">
            <text:p>53725000</text:p>
          </table:table-cell>
          <table:table-cell office:value-type="float" office:value="47743000">
            <text:p>47743000</text:p>
          </table:table-cell>
          <table:table-cell office:value-type="float" office:value="41697000">
            <text:p>41697000</text:p>
          </table:table-cell>
          <table:table-cell office:value-type="float" office:value="41676000">
            <text:p>41676000</text:p>
          </table:table-cell>
          <table:table-cell office:value-type="float" office:value="48286000">
            <text:p>48286000</text:p>
          </table:table-cell>
          <table:table-cell office:value-type="float" office:value="45692000">
            <text:p>45692000</text:p>
          </table:table-cell>
          <table:table-cell office:value-type="float" office:value="48302000">
            <text:p>48302000</text:p>
          </table:table-cell>
          <table:table-cell office:value-type="float" office:value="42075000">
            <text:p>42075000</text:p>
          </table:table-cell>
          <table:table-cell office:value-type="float" office:value="42186000">
            <text:p>42186000</text:p>
          </table:table-cell>
          <table:table-cell office:value-type="float" office:value="42106000">
            <text:p>42106000</text:p>
          </table:table-cell>
          <table:table-cell office:value-type="float" office:value="48159000">
            <text:p>48159000</text:p>
          </table:table-cell>
          <table:table-cell office:value-type="float" office:value="49692000">
            <text:p>49692000</text:p>
          </table:table-cell>
          <table:table-cell office:value-type="float" office:value="50132000">
            <text:p>50132000</text:p>
          </table:table-cell>
          <table:table-cell office:value-type="float" office:value="51148000">
            <text:p>51148000</text:p>
          </table:table-cell>
          <table:table-cell office:value-type="float" office:value="51030000">
            <text:p>51030000</text:p>
          </table:table-cell>
          <table:table-cell office:value-type="float" office:value="51570000">
            <text:p>51570000</text:p>
          </table:table-cell>
          <table:table-cell office:value-type="float" office:value="51285000">
            <text:p>51285000</text:p>
          </table:table-cell>
          <table:table-cell office:value-type="float" office:value="46166000">
            <text:p>46166000</text:p>
          </table:table-cell>
          <table:table-cell office:value-type="float" office:value="49482000">
            <text:p>49482000</text:p>
          </table:table-cell>
          <table:table-cell office:value-type="float" office:value="45544000">
            <text:p>45544000</text:p>
          </table:table-cell>
          <table:table-cell office:value-type="float" office:value="52148000">
            <text:p>52148000</text:p>
          </table:table-cell>
          <table:table-cell office:value-type="float" office:value="51911000">
            <text:p>51911000</text:p>
          </table:table-cell>
          <table:table-cell office:value-type="float" office:value="44503000">
            <text:p>44503000</text:p>
          </table:table-cell>
          <table:table-cell office:value-type="float" office:value="49389000">
            <text:p>49389000</text:p>
          </table:table-cell>
          <table:table-cell office:value-type="float" office:value="50936000">
            <text:p>50936000</text:p>
          </table:table-cell>
          <table:table-cell office:value-type="float" office:value="44941000">
            <text:p>44941000</text:p>
          </table:table-cell>
          <table:table-cell office:value-type="float" office:value="50786000">
            <text:p>50786000</text:p>
          </table:table-cell>
          <table:table-cell office:value-type="float" office:value="50358000">
            <text:p>50358000</text:p>
          </table:table-cell>
          <table:table-cell office:value-type="float" office:value="49974000">
            <text:p>49974000</text:p>
          </table:table-cell>
          <table:table-cell office:value-type="float" office:value="44337000">
            <text:p>44337000</text:p>
          </table:table-cell>
          <table:table-cell office:value-type="float" office:value="49668000">
            <text:p>49668000</text:p>
          </table:table-cell>
          <table:table-cell office:value-type="float" office:value="50436000">
            <text:p>50436000</text:p>
          </table:table-cell>
          <table:table-cell office:value-type="float" office:value="44886000">
            <text:p>44886000</text:p>
          </table:table-cell>
          <table:table-cell office:value-type="float" office:value="45608000">
            <text:p>45608000</text:p>
          </table:table-cell>
          <table:table-cell office:value-type="float" office:value="43165000">
            <text:p>43165000</text:p>
          </table:table-cell>
          <table:table-cell office:value-type="float" office:value="40407000">
            <text:p>40407000</text:p>
          </table:table-cell>
          <table:table-cell office:value-type="float" office:value="40841000">
            <text:p>40841000</text:p>
          </table:table-cell>
          <table:table-cell office:value-type="float" office:value="40754000">
            <text:p>40754000</text:p>
          </table:table-cell>
          <table:table-cell office:value-type="float" office:value="40846000">
            <text:p>40846000</text:p>
          </table:table-cell>
          <table:table-cell office:value-type="float" office:value="46394000">
            <text:p>46394000</text:p>
          </table:table-cell>
          <table:table-cell office:value-type="float" office:value="40372000">
            <text:p>40372000</text:p>
          </table:table-cell>
          <table:table-cell office:value-type="float" office:value="43916000">
            <text:p>43916000</text:p>
          </table:table-cell>
          <table:table-cell office:value-type="float" office:value="46495000">
            <text:p>46495000</text:p>
          </table:table-cell>
          <table:table-cell office:value-type="float" office:value="43635000">
            <text:p>43635000</text:p>
          </table:table-cell>
          <table:table-cell office:value-type="float" office:value="49208000">
            <text:p>49208000</text:p>
          </table:table-cell>
          <table:table-cell office:value-type="float" office:value="41304000">
            <text:p>41304000</text:p>
          </table:table-cell>
          <table:table-cell office:value-type="float" office:value="45997000">
            <text:p>45997000</text:p>
          </table:table-cell>
          <table:table-cell office:value-type="float" office:value="47771000">
            <text:p>47771000</text:p>
          </table:table-cell>
          <table:table-cell office:value-type="float" office:value="48870000">
            <text:p>48870000</text:p>
          </table:table-cell>
          <table:table-cell office:value-type="float" office:value="49991000">
            <text:p>49991000</text:p>
          </table:table-cell>
          <table:table-cell office:value-type="float" office:value="44154000">
            <text:p>44154000</text:p>
          </table:table-cell>
          <table:table-cell office:value-type="float" office:value="49495000">
            <text:p>49495000</text:p>
          </table:table-cell>
          <table:table-cell office:value-type="float" office:value="48917000">
            <text:p>48917000</text:p>
          </table:table-cell>
          <table:table-cell office:value-type="float" office:value="49362000">
            <text:p>49362000</text:p>
          </table:table-cell>
          <table:table-cell office:value-type="float" office:value="45137000">
            <text:p>45137000</text:p>
          </table:table-cell>
          <table:table-cell office:value-type="float" office:value="49063000">
            <text:p>49063000</text:p>
          </table:table-cell>
          <table:table-cell office:value-type="float" office:value="44439000">
            <text:p>44439000</text:p>
          </table:table-cell>
          <table:table-cell office:value-type="float" office:value="49955000">
            <text:p>49955000</text:p>
          </table:table-cell>
          <table:table-cell office:value-type="float" office:value="44174000">
            <text:p>44174000</text:p>
          </table:table-cell>
          <table:table-cell office:value-type="float" office:value="48326000">
            <text:p>48326000</text:p>
          </table:table-cell>
          <table:table-cell office:value-type="float" office:value="50148000">
            <text:p>50148000</text:p>
          </table:table-cell>
          <table:table-cell office:value-type="float" office:value="44264000">
            <text:p>44264000</text:p>
          </table:table-cell>
          <table:table-cell office:value-type="float" office:value="50906000">
            <text:p>50906000</text:p>
          </table:table-cell>
          <table:table-cell office:value-type="float" office:value="48373000">
            <text:p>48373000</text:p>
          </table:table-cell>
          <table:table-cell office:value-type="float" office:value="49652000">
            <text:p>49652000</text:p>
          </table:table-cell>
          <table:table-cell office:value-type="float" office:value="49776000">
            <text:p>49776000</text:p>
          </table:table-cell>
          <table:table-cell office:value-type="float" office:value="47576000">
            <text:p>47576000</text:p>
          </table:table-cell>
          <table:table-cell office:value-type="float" office:value="49004000">
            <text:p>49004000</text:p>
          </table:table-cell>
          <table:table-cell office:value-type="float" office:value="44119000">
            <text:p>44119000</text:p>
          </table:table-cell>
          <table:table-cell office:value-type="float" office:value="49963000">
            <text:p>49963000</text:p>
          </table:table-cell>
          <table:table-cell office:value-type="float" office:value="51953000">
            <text:p>51953000</text:p>
          </table:table-cell>
          <table:table-cell office:value-type="float" office:value="49097000">
            <text:p>49097000</text:p>
          </table:table-cell>
          <table:table-cell office:value-type="float" office:value="50098000">
            <text:p>50098000</text:p>
          </table:table-cell>
          <table:table-cell office:value-type="float" office:value="51434000">
            <text:p>51434000</text:p>
          </table:table-cell>
          <table:table-cell office:value-type="float" office:value="48140000">
            <text:p>48140000</text:p>
          </table:table-cell>
          <table:table-cell office:value-type="float" office:value="49362000">
            <text:p>49362000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AVERAGE([.A14:.CV14])" office:value-type="float" office:value="48628680">
            <text:p>48628680</text:p>
          </table:table-cell>
        </table:table-row>
        <table:table-row table:style-name="ro1">
          <table:table-cell office:value-type="float" office:value="53339000">
            <text:p>53339000</text:p>
          </table:table-cell>
          <table:table-cell office:value-type="float" office:value="52871000">
            <text:p>52871000</text:p>
          </table:table-cell>
          <table:table-cell office:value-type="float" office:value="49428000">
            <text:p>49428000</text:p>
          </table:table-cell>
          <table:table-cell office:value-type="float" office:value="52846000">
            <text:p>52846000</text:p>
          </table:table-cell>
          <table:table-cell office:value-type="float" office:value="53336000">
            <text:p>53336000</text:p>
          </table:table-cell>
          <table:table-cell office:value-type="float" office:value="54302000">
            <text:p>54302000</text:p>
          </table:table-cell>
          <table:table-cell office:value-type="float" office:value="53112000">
            <text:p>53112000</text:p>
          </table:table-cell>
          <table:table-cell office:value-type="float" office:value="49350000">
            <text:p>49350000</text:p>
          </table:table-cell>
          <table:table-cell office:value-type="float" office:value="53196000">
            <text:p>53196000</text:p>
          </table:table-cell>
          <table:table-cell office:value-type="float" office:value="52611000">
            <text:p>52611000</text:p>
          </table:table-cell>
          <table:table-cell office:value-type="float" office:value="56636000">
            <text:p>56636000</text:p>
          </table:table-cell>
          <table:table-cell office:value-type="float" office:value="53570000">
            <text:p>53570000</text:p>
          </table:table-cell>
          <table:table-cell office:value-type="float" office:value="52902000">
            <text:p>52902000</text:p>
          </table:table-cell>
          <table:table-cell office:value-type="float" office:value="49625000">
            <text:p>49625000</text:p>
          </table:table-cell>
          <table:table-cell office:value-type="float" office:value="53484000">
            <text:p>53484000</text:p>
          </table:table-cell>
          <table:table-cell office:value-type="float" office:value="67344000">
            <text:p>67344000</text:p>
          </table:table-cell>
          <table:table-cell office:value-type="float" office:value="63434000">
            <text:p>63434000</text:p>
          </table:table-cell>
          <table:table-cell office:value-type="float" office:value="63601000">
            <text:p>63601000</text:p>
          </table:table-cell>
          <table:table-cell office:value-type="float" office:value="67190000">
            <text:p>67190000</text:p>
          </table:table-cell>
          <table:table-cell office:value-type="float" office:value="70896000">
            <text:p>70896000</text:p>
          </table:table-cell>
          <table:table-cell office:value-type="float" office:value="67681000">
            <text:p>67681000</text:p>
          </table:table-cell>
          <table:table-cell office:value-type="float" office:value="66951000">
            <text:p>66951000</text:p>
          </table:table-cell>
          <table:table-cell office:value-type="float" office:value="63612000">
            <text:p>63612000</text:p>
          </table:table-cell>
          <table:table-cell office:value-type="float" office:value="67332000">
            <text:p>67332000</text:p>
          </table:table-cell>
          <table:table-cell office:value-type="float" office:value="53128000">
            <text:p>53128000</text:p>
          </table:table-cell>
          <table:table-cell office:value-type="float" office:value="58233000">
            <text:p>58233000</text:p>
          </table:table-cell>
          <table:table-cell office:value-type="float" office:value="56091000">
            <text:p>56091000</text:p>
          </table:table-cell>
          <table:table-cell office:value-type="float" office:value="52562000">
            <text:p>52562000</text:p>
          </table:table-cell>
          <table:table-cell office:value-type="float" office:value="55926000">
            <text:p>55926000</text:p>
          </table:table-cell>
          <table:table-cell office:value-type="float" office:value="56381000">
            <text:p>56381000</text:p>
          </table:table-cell>
          <table:table-cell office:value-type="float" office:value="53383000">
            <text:p>53383000</text:p>
          </table:table-cell>
          <table:table-cell office:value-type="float" office:value="58174000">
            <text:p>58174000</text:p>
          </table:table-cell>
          <table:table-cell office:value-type="float" office:value="56195000">
            <text:p>56195000</text:p>
          </table:table-cell>
          <table:table-cell office:value-type="float" office:value="50218000">
            <text:p>50218000</text:p>
          </table:table-cell>
          <table:table-cell office:value-type="float" office:value="55104000">
            <text:p>55104000</text:p>
          </table:table-cell>
          <table:table-cell office:value-type="float" office:value="54864000">
            <text:p>54864000</text:p>
          </table:table-cell>
          <table:table-cell office:value-type="float" office:value="50572000">
            <text:p>50572000</text:p>
          </table:table-cell>
          <table:table-cell office:value-type="float" office:value="54424000">
            <text:p>54424000</text:p>
          </table:table-cell>
          <table:table-cell office:value-type="float" office:value="56813000">
            <text:p>56813000</text:p>
          </table:table-cell>
          <table:table-cell office:value-type="float" office:value="50000000">
            <text:p>50000000</text:p>
          </table:table-cell>
          <table:table-cell office:value-type="float" office:value="55460000">
            <text:p>55460000</text:p>
          </table:table-cell>
          <table:table-cell office:value-type="float" office:value="50441000">
            <text:p>50441000</text:p>
          </table:table-cell>
          <table:table-cell office:value-type="float" office:value="52276000">
            <text:p>52276000</text:p>
          </table:table-cell>
          <table:table-cell office:value-type="float" office:value="52216000">
            <text:p>52216000</text:p>
          </table:table-cell>
          <table:table-cell office:value-type="float" office:value="52237000">
            <text:p>52237000</text:p>
          </table:table-cell>
          <table:table-cell office:value-type="float" office:value="51862000">
            <text:p>51862000</text:p>
          </table:table-cell>
          <table:table-cell office:value-type="float" office:value="52137000">
            <text:p>52137000</text:p>
          </table:table-cell>
          <table:table-cell office:value-type="float" office:value="53107000">
            <text:p>53107000</text:p>
          </table:table-cell>
          <table:table-cell office:value-type="float" office:value="49119000">
            <text:p>49119000</text:p>
          </table:table-cell>
          <table:table-cell office:value-type="float" office:value="53329000">
            <text:p>53329000</text:p>
          </table:table-cell>
          <table:table-cell office:value-type="float" office:value="54983000">
            <text:p>54983000</text:p>
          </table:table-cell>
          <table:table-cell office:value-type="float" office:value="48871000">
            <text:p>48871000</text:p>
          </table:table-cell>
          <table:table-cell office:value-type="float" office:value="56272000">
            <text:p>56272000</text:p>
          </table:table-cell>
          <table:table-cell office:value-type="float" office:value="55136000">
            <text:p>55136000</text:p>
          </table:table-cell>
          <table:table-cell office:value-type="float" office:value="50985000">
            <text:p>50985000</text:p>
          </table:table-cell>
          <table:table-cell office:value-type="float" office:value="54903000">
            <text:p>54903000</text:p>
          </table:table-cell>
          <table:table-cell office:value-type="float" office:value="51328000">
            <text:p>51328000</text:p>
          </table:table-cell>
          <table:table-cell office:value-type="float" office:value="55913000">
            <text:p>55913000</text:p>
          </table:table-cell>
          <table:table-cell office:value-type="float" office:value="54544000">
            <text:p>54544000</text:p>
          </table:table-cell>
          <table:table-cell office:value-type="float" office:value="56326000">
            <text:p>56326000</text:p>
          </table:table-cell>
          <table:table-cell office:value-type="float" office:value="54507000">
            <text:p>54507000</text:p>
          </table:table-cell>
          <table:table-cell office:value-type="float" office:value="58043000">
            <text:p>58043000</text:p>
          </table:table-cell>
          <table:table-cell office:value-type="float" office:value="55942000">
            <text:p>55942000</text:p>
          </table:table-cell>
          <table:table-cell office:value-type="float" office:value="58611000">
            <text:p>58611000</text:p>
          </table:table-cell>
          <table:table-cell office:value-type="float" office:value="59345000">
            <text:p>59345000</text:p>
          </table:table-cell>
          <table:table-cell office:value-type="float" office:value="60955000">
            <text:p>60955000</text:p>
          </table:table-cell>
          <table:table-cell office:value-type="float" office:value="58595000">
            <text:p>58595000</text:p>
          </table:table-cell>
          <table:table-cell office:value-type="float" office:value="60220000">
            <text:p>60220000</text:p>
          </table:table-cell>
          <table:table-cell office:value-type="float" office:value="52046000">
            <text:p>52046000</text:p>
          </table:table-cell>
          <table:table-cell office:value-type="float" office:value="52003000">
            <text:p>52003000</text:p>
          </table:table-cell>
          <table:table-cell office:value-type="float" office:value="55194000">
            <text:p>55194000</text:p>
          </table:table-cell>
          <table:table-cell office:value-type="float" office:value="52138000">
            <text:p>52138000</text:p>
          </table:table-cell>
          <table:table-cell office:value-type="float" office:value="59081000">
            <text:p>59081000</text:p>
          </table:table-cell>
          <table:table-cell office:value-type="float" office:value="55272000">
            <text:p>55272000</text:p>
          </table:table-cell>
          <table:table-cell office:value-type="float" office:value="56085000">
            <text:p>56085000</text:p>
          </table:table-cell>
          <table:table-cell office:value-type="float" office:value="52465000">
            <text:p>52465000</text:p>
          </table:table-cell>
          <table:table-cell office:value-type="float" office:value="51774000">
            <text:p>51774000</text:p>
          </table:table-cell>
          <table:table-cell office:value-type="float" office:value="51990000">
            <text:p>51990000</text:p>
          </table:table-cell>
          <table:table-cell office:value-type="float" office:value="60906000">
            <text:p>60906000</text:p>
          </table:table-cell>
          <table:table-cell office:value-type="float" office:value="60922000">
            <text:p>60922000</text:p>
          </table:table-cell>
          <table:table-cell office:value-type="float" office:value="60473000">
            <text:p>60473000</text:p>
          </table:table-cell>
          <table:table-cell office:value-type="float" office:value="60485000">
            <text:p>60485000</text:p>
          </table:table-cell>
          <table:table-cell office:value-type="float" office:value="60244000">
            <text:p>60244000</text:p>
          </table:table-cell>
          <table:table-cell office:value-type="float" office:value="61065000">
            <text:p>61065000</text:p>
          </table:table-cell>
          <table:table-cell office:value-type="float" office:value="55066000">
            <text:p>55066000</text:p>
          </table:table-cell>
          <table:table-cell office:value-type="float" office:value="60158000">
            <text:p>60158000</text:p>
          </table:table-cell>
          <table:table-cell office:value-type="float" office:value="60660000">
            <text:p>60660000</text:p>
          </table:table-cell>
          <table:table-cell office:value-type="float" office:value="62726000">
            <text:p>62726000</text:p>
          </table:table-cell>
          <table:table-cell office:value-type="float" office:value="66288000">
            <text:p>66288000</text:p>
          </table:table-cell>
          <table:table-cell office:value-type="float" office:value="62548000">
            <text:p>62548000</text:p>
          </table:table-cell>
          <table:table-cell office:value-type="float" office:value="59310000">
            <text:p>59310000</text:p>
          </table:table-cell>
          <table:table-cell office:value-type="float" office:value="60108000">
            <text:p>60108000</text:p>
          </table:table-cell>
          <table:table-cell office:value-type="float" office:value="58503000">
            <text:p>58503000</text:p>
          </table:table-cell>
          <table:table-cell office:value-type="float" office:value="62677000">
            <text:p>62677000</text:p>
          </table:table-cell>
          <table:table-cell office:value-type="float" office:value="64109000">
            <text:p>64109000</text:p>
          </table:table-cell>
          <table:table-cell office:value-type="float" office:value="58685000">
            <text:p>58685000</text:p>
          </table:table-cell>
          <table:table-cell office:value-type="float" office:value="61218000">
            <text:p>61218000</text:p>
          </table:table-cell>
          <table:table-cell office:value-type="float" office:value="55150000">
            <text:p>55150000</text:p>
          </table:table-cell>
          <table:table-cell office:value-type="float" office:value="61013000">
            <text:p>61013000</text:p>
          </table:table-cell>
          <table:table-cell office:value-type="float" office:value="55210000">
            <text:p>55210000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AVERAGE([.A15:.CV15])" office:value-type="float" office:value="56539520">
            <text:p>56539520</text:p>
          </table:table-cell>
        </table:table-row>
        <table:table-row table:style-name="ro1">
          <table:table-cell office:value-type="float" office:value="61210000">
            <text:p>61210000</text:p>
          </table:table-cell>
          <table:table-cell office:value-type="float" office:value="62038000">
            <text:p>62038000</text:p>
          </table:table-cell>
          <table:table-cell office:value-type="float" office:value="61579000">
            <text:p>61579000</text:p>
          </table:table-cell>
          <table:table-cell office:value-type="float" office:value="62445000">
            <text:p>62445000</text:p>
          </table:table-cell>
          <table:table-cell office:value-type="float" office:value="57258000">
            <text:p>57258000</text:p>
          </table:table-cell>
          <table:table-cell office:value-type="float" office:value="59792000">
            <text:p>59792000</text:p>
          </table:table-cell>
          <table:table-cell office:value-type="float" office:value="53079000">
            <text:p>53079000</text:p>
          </table:table-cell>
          <table:table-cell office:value-type="float" office:value="57894000">
            <text:p>57894000</text:p>
          </table:table-cell>
          <table:table-cell office:value-type="float" office:value="53116000">
            <text:p>53116000</text:p>
          </table:table-cell>
          <table:table-cell office:value-type="float" office:value="53446000">
            <text:p>53446000</text:p>
          </table:table-cell>
          <table:table-cell office:value-type="float" office:value="53865000">
            <text:p>53865000</text:p>
          </table:table-cell>
          <table:table-cell office:value-type="float" office:value="58393000">
            <text:p>58393000</text:p>
          </table:table-cell>
          <table:table-cell office:value-type="float" office:value="53391000">
            <text:p>53391000</text:p>
          </table:table-cell>
          <table:table-cell office:value-type="float" office:value="58432000">
            <text:p>58432000</text:p>
          </table:table-cell>
          <table:table-cell office:value-type="float" office:value="53065000">
            <text:p>53065000</text:p>
          </table:table-cell>
          <table:table-cell office:value-type="float" office:value="47707000">
            <text:p>47707000</text:p>
          </table:table-cell>
          <table:table-cell office:value-type="float" office:value="48997000">
            <text:p>48997000</text:p>
          </table:table-cell>
          <table:table-cell office:value-type="float" office:value="44220000">
            <text:p>44220000</text:p>
          </table:table-cell>
          <table:table-cell office:value-type="float" office:value="62692000">
            <text:p>62692000</text:p>
          </table:table-cell>
          <table:table-cell office:value-type="float" office:value="63127000">
            <text:p>63127000</text:p>
          </table:table-cell>
          <table:table-cell office:value-type="float" office:value="57252000">
            <text:p>57252000</text:p>
          </table:table-cell>
          <table:table-cell office:value-type="float" office:value="61919000">
            <text:p>61919000</text:p>
          </table:table-cell>
          <table:table-cell office:value-type="float" office:value="62153000">
            <text:p>62153000</text:p>
          </table:table-cell>
          <table:table-cell office:value-type="float" office:value="61751000">
            <text:p>61751000</text:p>
          </table:table-cell>
          <table:table-cell office:value-type="float" office:value="60943000">
            <text:p>60943000</text:p>
          </table:table-cell>
          <table:table-cell office:value-type="float" office:value="61363000">
            <text:p>61363000</text:p>
          </table:table-cell>
          <table:table-cell office:value-type="float" office:value="62058000">
            <text:p>62058000</text:p>
          </table:table-cell>
          <table:table-cell office:value-type="float" office:value="62730000">
            <text:p>62730000</text:p>
          </table:table-cell>
          <table:table-cell office:value-type="float" office:value="46475000">
            <text:p>46475000</text:p>
          </table:table-cell>
          <table:table-cell office:value-type="float" office:value="55880000">
            <text:p>55880000</text:p>
          </table:table-cell>
          <table:table-cell office:value-type="float" office:value="46795000">
            <text:p>46795000</text:p>
          </table:table-cell>
          <table:table-cell office:value-type="float" office:value="51481000">
            <text:p>51481000</text:p>
          </table:table-cell>
          <table:table-cell office:value-type="float" office:value="51083000">
            <text:p>51083000</text:p>
          </table:table-cell>
          <table:table-cell office:value-type="float" office:value="50819000">
            <text:p>50819000</text:p>
          </table:table-cell>
          <table:table-cell office:value-type="float" office:value="50569000">
            <text:p>50569000</text:p>
          </table:table-cell>
          <table:table-cell office:value-type="float" office:value="50463000">
            <text:p>50463000</text:p>
          </table:table-cell>
          <table:table-cell office:value-type="float" office:value="52413000">
            <text:p>52413000</text:p>
          </table:table-cell>
          <table:table-cell office:value-type="float" office:value="51624000">
            <text:p>51624000</text:p>
          </table:table-cell>
          <table:table-cell office:value-type="float" office:value="52964000">
            <text:p>52964000</text:p>
          </table:table-cell>
          <table:table-cell office:value-type="float" office:value="54045000">
            <text:p>54045000</text:p>
          </table:table-cell>
          <table:table-cell office:value-type="float" office:value="53970000">
            <text:p>53970000</text:p>
          </table:table-cell>
          <table:table-cell office:value-type="float" office:value="46861000">
            <text:p>46861000</text:p>
          </table:table-cell>
          <table:table-cell office:value-type="float" office:value="53604000">
            <text:p>53604000</text:p>
          </table:table-cell>
          <table:table-cell office:value-type="float" office:value="47197000">
            <text:p>47197000</text:p>
          </table:table-cell>
          <table:table-cell office:value-type="float" office:value="50802000">
            <text:p>50802000</text:p>
          </table:table-cell>
          <table:table-cell office:value-type="float" office:value="50996000">
            <text:p>50996000</text:p>
          </table:table-cell>
          <table:table-cell office:value-type="float" office:value="51734000">
            <text:p>51734000</text:p>
          </table:table-cell>
          <table:table-cell office:value-type="float" office:value="51365000">
            <text:p>51365000</text:p>
          </table:table-cell>
          <table:table-cell office:value-type="float" office:value="54323000">
            <text:p>54323000</text:p>
          </table:table-cell>
          <table:table-cell office:value-type="float" office:value="52652000">
            <text:p>52652000</text:p>
          </table:table-cell>
          <table:table-cell office:value-type="float" office:value="49527000">
            <text:p>49527000</text:p>
          </table:table-cell>
          <table:table-cell office:value-type="float" office:value="53140000">
            <text:p>53140000</text:p>
          </table:table-cell>
          <table:table-cell office:value-type="float" office:value="53705000">
            <text:p>53705000</text:p>
          </table:table-cell>
          <table:table-cell office:value-type="float" office:value="53218000">
            <text:p>53218000</text:p>
          </table:table-cell>
          <table:table-cell office:value-type="float" office:value="49181000">
            <text:p>49181000</text:p>
          </table:table-cell>
          <table:table-cell office:value-type="float" office:value="49615000">
            <text:p>49615000</text:p>
          </table:table-cell>
          <table:table-cell office:value-type="float" office:value="56352000">
            <text:p>56352000</text:p>
          </table:table-cell>
          <table:table-cell office:value-type="float" office:value="49357000">
            <text:p>49357000</text:p>
          </table:table-cell>
          <table:table-cell office:value-type="float" office:value="59587000">
            <text:p>59587000</text:p>
          </table:table-cell>
          <table:table-cell office:value-type="float" office:value="59340000">
            <text:p>59340000</text:p>
          </table:table-cell>
          <table:table-cell office:value-type="float" office:value="54476000">
            <text:p>54476000</text:p>
          </table:table-cell>
          <table:table-cell office:value-type="float" office:value="54635000">
            <text:p>54635000</text:p>
          </table:table-cell>
          <table:table-cell office:value-type="float" office:value="58430000">
            <text:p>58430000</text:p>
          </table:table-cell>
          <table:table-cell office:value-type="float" office:value="57821000">
            <text:p>57821000</text:p>
          </table:table-cell>
          <table:table-cell office:value-type="float" office:value="55359000">
            <text:p>55359000</text:p>
          </table:table-cell>
          <table:table-cell office:value-type="float" office:value="60939000">
            <text:p>60939000</text:p>
          </table:table-cell>
          <table:table-cell office:value-type="float" office:value="60105000">
            <text:p>60105000</text:p>
          </table:table-cell>
          <table:table-cell office:value-type="float" office:value="58350000">
            <text:p>58350000</text:p>
          </table:table-cell>
          <table:table-cell office:value-type="float" office:value="60545000">
            <text:p>60545000</text:p>
          </table:table-cell>
          <table:table-cell office:value-type="float" office:value="60573000">
            <text:p>60573000</text:p>
          </table:table-cell>
          <table:table-cell office:value-type="float" office:value="60261000">
            <text:p>60261000</text:p>
          </table:table-cell>
          <table:table-cell office:value-type="float" office:value="61649000">
            <text:p>61649000</text:p>
          </table:table-cell>
          <table:table-cell office:value-type="float" office:value="59351000">
            <text:p>59351000</text:p>
          </table:table-cell>
          <table:table-cell office:value-type="float" office:value="59071000">
            <text:p>59071000</text:p>
          </table:table-cell>
          <table:table-cell office:value-type="float" office:value="64183000">
            <text:p>64183000</text:p>
          </table:table-cell>
          <table:table-cell office:value-type="float" office:value="63144000">
            <text:p>63144000</text:p>
          </table:table-cell>
          <table:table-cell office:value-type="float" office:value="59313000">
            <text:p>59313000</text:p>
          </table:table-cell>
          <table:table-cell office:value-type="float" office:value="63800000">
            <text:p>63800000</text:p>
          </table:table-cell>
          <table:table-cell office:value-type="float" office:value="58971000">
            <text:p>58971000</text:p>
          </table:table-cell>
          <table:table-cell office:value-type="float" office:value="66036000">
            <text:p>66036000</text:p>
          </table:table-cell>
          <table:table-cell office:value-type="float" office:value="57180000">
            <text:p>57180000</text:p>
          </table:table-cell>
          <table:table-cell office:value-type="float" office:value="60915000">
            <text:p>60915000</text:p>
          </table:table-cell>
          <table:table-cell office:value-type="float" office:value="52663000">
            <text:p>52663000</text:p>
          </table:table-cell>
          <table:table-cell office:value-type="float" office:value="52650000">
            <text:p>52650000</text:p>
          </table:table-cell>
          <table:table-cell office:value-type="float" office:value="58057000">
            <text:p>58057000</text:p>
          </table:table-cell>
          <table:table-cell office:value-type="float" office:value="52696000">
            <text:p>52696000</text:p>
          </table:table-cell>
          <table:table-cell office:value-type="float" office:value="58906000">
            <text:p>58906000</text:p>
          </table:table-cell>
          <table:table-cell office:value-type="float" office:value="59805000">
            <text:p>59805000</text:p>
          </table:table-cell>
          <table:table-cell office:value-type="float" office:value="59942000">
            <text:p>59942000</text:p>
          </table:table-cell>
          <table:table-cell office:value-type="float" office:value="56472000">
            <text:p>56472000</text:p>
          </table:table-cell>
          <table:table-cell office:value-type="float" office:value="62006000">
            <text:p>62006000</text:p>
          </table:table-cell>
          <table:table-cell office:value-type="float" office:value="64993000">
            <text:p>64993000</text:p>
          </table:table-cell>
          <table:table-cell office:value-type="float" office:value="61783000">
            <text:p>61783000</text:p>
          </table:table-cell>
          <table:table-cell office:value-type="float" office:value="61915000">
            <text:p>61915000</text:p>
          </table:table-cell>
          <table:table-cell office:value-type="float" office:value="65901000">
            <text:p>65901000</text:p>
          </table:table-cell>
          <table:table-cell office:value-type="float" office:value="61998000">
            <text:p>61998000</text:p>
          </table:table-cell>
          <table:table-cell office:value-type="float" office:value="62273000">
            <text:p>62273000</text:p>
          </table:table-cell>
          <table:table-cell office:value-type="float" office:value="65899000">
            <text:p>65899000</text:p>
          </table:table-cell>
          <table:table-cell office:value-type="float" office:value="52078000">
            <text:p>52078000</text:p>
          </table:table-cell>
          <table:table-cell office:value-type="float" office:value="50431000">
            <text:p>50431000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AVERAGE([.A16:.CV16])" office:value-type="float" office:value="56526270">
            <text:p>56526270</text:p>
          </table:table-cell>
        </table:table-row>
        <table:table-row table:style-name="ro1">
          <table:table-cell office:value-type="float" office:value="59834000">
            <text:p>59834000</text:p>
          </table:table-cell>
          <table:table-cell office:value-type="float" office:value="60606000">
            <text:p>60606000</text:p>
          </table:table-cell>
          <table:table-cell office:value-type="float" office:value="57714000">
            <text:p>57714000</text:p>
          </table:table-cell>
          <table:table-cell office:value-type="float" office:value="56858000">
            <text:p>56858000</text:p>
          </table:table-cell>
          <table:table-cell office:value-type="float" office:value="70649000">
            <text:p>70649000</text:p>
          </table:table-cell>
          <table:table-cell office:value-type="float" office:value="66500000">
            <text:p>66500000</text:p>
          </table:table-cell>
          <table:table-cell office:value-type="float" office:value="71014000">
            <text:p>71014000</text:p>
          </table:table-cell>
          <table:table-cell office:value-type="float" office:value="66381000">
            <text:p>66381000</text:p>
          </table:table-cell>
          <table:table-cell office:value-type="float" office:value="69593000">
            <text:p>69593000</text:p>
          </table:table-cell>
          <table:table-cell office:value-type="float" office:value="69153000">
            <text:p>69153000</text:p>
          </table:table-cell>
          <table:table-cell office:value-type="float" office:value="70891000">
            <text:p>70891000</text:p>
          </table:table-cell>
          <table:table-cell office:value-type="float" office:value="72734000">
            <text:p>72734000</text:p>
          </table:table-cell>
          <table:table-cell office:value-type="float" office:value="58498000">
            <text:p>58498000</text:p>
          </table:table-cell>
          <table:table-cell office:value-type="float" office:value="56955000">
            <text:p>56955000</text:p>
          </table:table-cell>
          <table:table-cell office:value-type="float" office:value="58741000">
            <text:p>58741000</text:p>
          </table:table-cell>
          <table:table-cell office:value-type="float" office:value="51889000">
            <text:p>51889000</text:p>
          </table:table-cell>
          <table:table-cell office:value-type="float" office:value="56951000">
            <text:p>56951000</text:p>
          </table:table-cell>
          <table:table-cell office:value-type="float" office:value="51472000">
            <text:p>51472000</text:p>
          </table:table-cell>
          <table:table-cell office:value-type="float" office:value="57747000">
            <text:p>57747000</text:p>
          </table:table-cell>
          <table:table-cell office:value-type="float" office:value="51965000">
            <text:p>51965000</text:p>
          </table:table-cell>
          <table:table-cell office:value-type="float" office:value="58518000">
            <text:p>58518000</text:p>
          </table:table-cell>
          <table:table-cell office:value-type="float" office:value="56008000">
            <text:p>56008000</text:p>
          </table:table-cell>
          <table:table-cell office:value-type="float" office:value="69957000">
            <text:p>69957000</text:p>
          </table:table-cell>
          <table:table-cell office:value-type="float" office:value="73508000">
            <text:p>73508000</text:p>
          </table:table-cell>
          <table:table-cell office:value-type="float" office:value="74036000">
            <text:p>74036000</text:p>
          </table:table-cell>
          <table:table-cell office:value-type="float" office:value="74309000">
            <text:p>74309000</text:p>
          </table:table-cell>
          <table:table-cell office:value-type="float" office:value="74823000">
            <text:p>74823000</text:p>
          </table:table-cell>
          <table:table-cell office:value-type="float" office:value="74681000">
            <text:p>74681000</text:p>
          </table:table-cell>
          <table:table-cell office:value-type="float" office:value="73999000">
            <text:p>73999000</text:p>
          </table:table-cell>
          <table:table-cell office:value-type="float" office:value="75226000">
            <text:p>75226000</text:p>
          </table:table-cell>
          <table:table-cell office:value-type="float" office:value="75914000">
            <text:p>75914000</text:p>
          </table:table-cell>
          <table:table-cell office:value-type="float" office:value="71099000">
            <text:p>71099000</text:p>
          </table:table-cell>
          <table:table-cell office:value-type="float" office:value="75662000">
            <text:p>75662000</text:p>
          </table:table-cell>
          <table:table-cell office:value-type="float" office:value="71450000">
            <text:p>71450000</text:p>
          </table:table-cell>
          <table:table-cell office:value-type="float" office:value="74703000">
            <text:p>74703000</text:p>
          </table:table-cell>
          <table:table-cell office:value-type="float" office:value="71060000">
            <text:p>71060000</text:p>
          </table:table-cell>
          <table:table-cell office:value-type="float" office:value="61618000">
            <text:p>61618000</text:p>
          </table:table-cell>
          <table:table-cell office:value-type="float" office:value="61707000">
            <text:p>61707000</text:p>
          </table:table-cell>
          <table:table-cell office:value-type="float" office:value="62149000">
            <text:p>62149000</text:p>
          </table:table-cell>
          <table:table-cell office:value-type="float" office:value="62323000">
            <text:p>62323000</text:p>
          </table:table-cell>
          <table:table-cell office:value-type="float" office:value="61420000">
            <text:p>61420000</text:p>
          </table:table-cell>
          <table:table-cell office:value-type="float" office:value="61007000">
            <text:p>61007000</text:p>
          </table:table-cell>
          <table:table-cell office:value-type="float" office:value="65749000">
            <text:p>65749000</text:p>
          </table:table-cell>
          <table:table-cell office:value-type="float" office:value="62206000">
            <text:p>62206000</text:p>
          </table:table-cell>
          <table:table-cell office:value-type="float" office:value="64726000">
            <text:p>64726000</text:p>
          </table:table-cell>
          <table:table-cell office:value-type="float" office:value="61241000">
            <text:p>61241000</text:p>
          </table:table-cell>
          <table:table-cell office:value-type="float" office:value="66024000">
            <text:p>66024000</text:p>
          </table:table-cell>
          <table:table-cell office:value-type="float" office:value="64717000">
            <text:p>64717000</text:p>
          </table:table-cell>
          <table:table-cell office:value-type="float" office:value="61723000">
            <text:p>61723000</text:p>
          </table:table-cell>
          <table:table-cell office:value-type="float" office:value="64686000">
            <text:p>64686000</text:p>
          </table:table-cell>
          <table:table-cell office:value-type="float" office:value="62297000">
            <text:p>62297000</text:p>
          </table:table-cell>
          <table:table-cell office:value-type="float" office:value="59029000">
            <text:p>59029000</text:p>
          </table:table-cell>
          <table:table-cell office:value-type="float" office:value="62684000">
            <text:p>62684000</text:p>
          </table:table-cell>
          <table:table-cell office:value-type="float" office:value="58779000">
            <text:p>58779000</text:p>
          </table:table-cell>
          <table:table-cell office:value-type="float" office:value="58585000">
            <text:p>58585000</text:p>
          </table:table-cell>
          <table:table-cell office:value-type="float" office:value="58468000">
            <text:p>58468000</text:p>
          </table:table-cell>
          <table:table-cell office:value-type="float" office:value="66379000">
            <text:p>66379000</text:p>
          </table:table-cell>
          <table:table-cell office:value-type="float" office:value="63882000">
            <text:p>63882000</text:p>
          </table:table-cell>
          <table:table-cell office:value-type="float" office:value="58844000">
            <text:p>58844000</text:p>
          </table:table-cell>
          <table:table-cell office:value-type="float" office:value="56594000">
            <text:p>56594000</text:p>
          </table:table-cell>
          <table:table-cell office:value-type="float" office:value="59616000">
            <text:p>59616000</text:p>
          </table:table-cell>
          <table:table-cell office:value-type="float" office:value="56706000">
            <text:p>56706000</text:p>
          </table:table-cell>
          <table:table-cell office:value-type="float" office:value="58078000">
            <text:p>58078000</text:p>
          </table:table-cell>
          <table:table-cell office:value-type="float" office:value="57777000">
            <text:p>57777000</text:p>
          </table:table-cell>
          <table:table-cell office:value-type="float" office:value="75648000">
            <text:p>75648000</text:p>
          </table:table-cell>
          <table:table-cell office:value-type="float" office:value="74630000">
            <text:p>74630000</text:p>
          </table:table-cell>
          <table:table-cell office:value-type="float" office:value="67678000">
            <text:p>67678000</text:p>
          </table:table-cell>
          <table:table-cell office:value-type="float" office:value="62538000">
            <text:p>62538000</text:p>
          </table:table-cell>
          <table:table-cell office:value-type="float" office:value="66220000">
            <text:p>66220000</text:p>
          </table:table-cell>
          <table:table-cell office:value-type="float" office:value="65542000">
            <text:p>65542000</text:p>
          </table:table-cell>
          <table:table-cell office:value-type="float" office:value="66854000">
            <text:p>66854000</text:p>
          </table:table-cell>
          <table:table-cell office:value-type="float" office:value="62164000">
            <text:p>62164000</text:p>
          </table:table-cell>
          <table:table-cell office:value-type="float" office:value="67194000">
            <text:p>67194000</text:p>
          </table:table-cell>
          <table:table-cell office:value-type="float" office:value="62126000">
            <text:p>62126000</text:p>
          </table:table-cell>
          <table:table-cell office:value-type="float" office:value="68043000">
            <text:p>68043000</text:p>
          </table:table-cell>
          <table:table-cell office:value-type="float" office:value="66240000">
            <text:p>66240000</text:p>
          </table:table-cell>
          <table:table-cell office:value-type="float" office:value="70712000">
            <text:p>70712000</text:p>
          </table:table-cell>
          <table:table-cell office:value-type="float" office:value="71989000">
            <text:p>71989000</text:p>
          </table:table-cell>
          <table:table-cell office:value-type="float" office:value="70656000">
            <text:p>70656000</text:p>
          </table:table-cell>
          <table:table-cell office:value-type="float" office:value="66504000">
            <text:p>66504000</text:p>
          </table:table-cell>
          <table:table-cell office:value-type="float" office:value="66364000">
            <text:p>66364000</text:p>
          </table:table-cell>
          <table:table-cell office:value-type="float" office:value="69652000">
            <text:p>69652000</text:p>
          </table:table-cell>
          <table:table-cell office:value-type="float" office:value="71094000">
            <text:p>71094000</text:p>
          </table:table-cell>
          <table:table-cell office:value-type="float" office:value="58154000">
            <text:p>58154000</text:p>
          </table:table-cell>
          <table:table-cell office:value-type="float" office:value="57739000">
            <text:p>57739000</text:p>
          </table:table-cell>
          <table:table-cell office:value-type="float" office:value="61094000">
            <text:p>61094000</text:p>
          </table:table-cell>
          <table:table-cell office:value-type="float" office:value="58746000">
            <text:p>58746000</text:p>
          </table:table-cell>
          <table:table-cell office:value-type="float" office:value="57863000">
            <text:p>57863000</text:p>
          </table:table-cell>
          <table:table-cell office:value-type="float" office:value="65017000">
            <text:p>65017000</text:p>
          </table:table-cell>
          <table:table-cell office:value-type="float" office:value="66125000">
            <text:p>66125000</text:p>
          </table:table-cell>
          <table:table-cell office:value-type="float" office:value="57845000">
            <text:p>57845000</text:p>
          </table:table-cell>
          <table:table-cell office:value-type="float" office:value="57917000">
            <text:p>57917000</text:p>
          </table:table-cell>
          <table:table-cell office:value-type="float" office:value="61859000">
            <text:p>61859000</text:p>
          </table:table-cell>
          <table:table-cell office:value-type="float" office:value="61895000">
            <text:p>61895000</text:p>
          </table:table-cell>
          <table:table-cell office:value-type="float" office:value="67038000">
            <text:p>67038000</text:p>
          </table:table-cell>
          <table:table-cell office:value-type="float" office:value="68761000">
            <text:p>68761000</text:p>
          </table:table-cell>
          <table:table-cell office:value-type="float" office:value="67071000">
            <text:p>67071000</text:p>
          </table:table-cell>
          <table:table-cell office:value-type="float" office:value="67725000">
            <text:p>67725000</text:p>
          </table:table-cell>
          <table:table-cell office:value-type="float" office:value="65615000">
            <text:p>65615000</text:p>
          </table:table-cell>
          <table:table-cell office:value-type="float" office:value="65877000">
            <text:p>65877000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AVERAGE([.A17:.CV17])" office:value-type="float" office:value="64583010">
            <text:p>64583010</text:p>
          </table:table-cell>
        </table:table-row>
        <table:table-row table:style-name="ro1">
          <table:table-cell office:value-type="float" office:value="55480000">
            <text:p>55480000</text:p>
          </table:table-cell>
          <table:table-cell office:value-type="float" office:value="60876000">
            <text:p>60876000</text:p>
          </table:table-cell>
          <table:table-cell office:value-type="float" office:value="55164000">
            <text:p>55164000</text:p>
          </table:table-cell>
          <table:table-cell office:value-type="float" office:value="67823000">
            <text:p>67823000</text:p>
          </table:table-cell>
          <table:table-cell office:value-type="float" office:value="70816000">
            <text:p>70816000</text:p>
          </table:table-cell>
          <table:table-cell office:value-type="float" office:value="75192000">
            <text:p>75192000</text:p>
          </table:table-cell>
          <table:table-cell office:value-type="float" office:value="67928000">
            <text:p>67928000</text:p>
          </table:table-cell>
          <table:table-cell office:value-type="float" office:value="71710000">
            <text:p>71710000</text:p>
          </table:table-cell>
          <table:table-cell office:value-type="float" office:value="72888000">
            <text:p>72888000</text:p>
          </table:table-cell>
          <table:table-cell office:value-type="float" office:value="68513000">
            <text:p>68513000</text:p>
          </table:table-cell>
          <table:table-cell office:value-type="float" office:value="72426000">
            <text:p>72426000</text:p>
          </table:table-cell>
          <table:table-cell office:value-type="float" office:value="60378000">
            <text:p>60378000</text:p>
          </table:table-cell>
          <table:table-cell office:value-type="float" office:value="60988000">
            <text:p>60988000</text:p>
          </table:table-cell>
          <table:table-cell office:value-type="float" office:value="61706000">
            <text:p>61706000</text:p>
          </table:table-cell>
          <table:table-cell office:value-type="float" office:value="61832000">
            <text:p>61832000</text:p>
          </table:table-cell>
          <table:table-cell office:value-type="float" office:value="56783000">
            <text:p>56783000</text:p>
          </table:table-cell>
          <table:table-cell office:value-type="float" office:value="62418000">
            <text:p>62418000</text:p>
          </table:table-cell>
          <table:table-cell office:value-type="float" office:value="61247000">
            <text:p>61247000</text:p>
          </table:table-cell>
          <table:table-cell office:value-type="float" office:value="61125000">
            <text:p>61125000</text:p>
          </table:table-cell>
          <table:table-cell office:value-type="float" office:value="61192000">
            <text:p>61192000</text:p>
          </table:table-cell>
          <table:table-cell office:value-type="float" office:value="61626000">
            <text:p>61626000</text:p>
          </table:table-cell>
          <table:table-cell office:value-type="float" office:value="57720000">
            <text:p>57720000</text:p>
          </table:table-cell>
          <table:table-cell office:value-type="float" office:value="61424000">
            <text:p>61424000</text:p>
          </table:table-cell>
          <table:table-cell office:value-type="float" office:value="61520000">
            <text:p>61520000</text:p>
          </table:table-cell>
          <table:table-cell office:value-type="float" office:value="61412000">
            <text:p>61412000</text:p>
          </table:table-cell>
          <table:table-cell office:value-type="float" office:value="61504000">
            <text:p>61504000</text:p>
          </table:table-cell>
          <table:table-cell office:value-type="float" office:value="61403000">
            <text:p>61403000</text:p>
          </table:table-cell>
          <table:table-cell office:value-type="float" office:value="61915000">
            <text:p>61915000</text:p>
          </table:table-cell>
          <table:table-cell office:value-type="float" office:value="61977000">
            <text:p>61977000</text:p>
          </table:table-cell>
          <table:table-cell office:value-type="float" office:value="65031000">
            <text:p>65031000</text:p>
          </table:table-cell>
          <table:table-cell office:value-type="float" office:value="73047000">
            <text:p>73047000</text:p>
          </table:table-cell>
          <table:table-cell office:value-type="float" office:value="73250000">
            <text:p>73250000</text:p>
          </table:table-cell>
          <table:table-cell office:value-type="float" office:value="79622000">
            <text:p>79622000</text:p>
          </table:table-cell>
          <table:table-cell office:value-type="float" office:value="77066000">
            <text:p>77066000</text:p>
          </table:table-cell>
          <table:table-cell office:value-type="float" office:value="75886000">
            <text:p>75886000</text:p>
          </table:table-cell>
          <table:table-cell office:value-type="float" office:value="78044000">
            <text:p>78044000</text:p>
          </table:table-cell>
          <table:table-cell office:value-type="float" office:value="76694000">
            <text:p>76694000</text:p>
          </table:table-cell>
          <table:table-cell office:value-type="float" office:value="80945000">
            <text:p>80945000</text:p>
          </table:table-cell>
          <table:table-cell office:value-type="float" office:value="58267000">
            <text:p>58267000</text:p>
          </table:table-cell>
          <table:table-cell office:value-type="float" office:value="60080000">
            <text:p>60080000</text:p>
          </table:table-cell>
          <table:table-cell office:value-type="float" office:value="55974000">
            <text:p>55974000</text:p>
          </table:table-cell>
          <table:table-cell office:value-type="float" office:value="62471000">
            <text:p>62471000</text:p>
          </table:table-cell>
          <table:table-cell office:value-type="float" office:value="54863000">
            <text:p>54863000</text:p>
          </table:table-cell>
          <table:table-cell office:value-type="float" office:value="58390000">
            <text:p>58390000</text:p>
          </table:table-cell>
          <table:table-cell office:value-type="float" office:value="58105000">
            <text:p>58105000</text:p>
          </table:table-cell>
          <table:table-cell office:value-type="float" office:value="81097000">
            <text:p>81097000</text:p>
          </table:table-cell>
          <table:table-cell office:value-type="float" office:value="81534000">
            <text:p>81534000</text:p>
          </table:table-cell>
          <table:table-cell office:value-type="float" office:value="76666000">
            <text:p>76666000</text:p>
          </table:table-cell>
          <table:table-cell office:value-type="float" office:value="83075000">
            <text:p>83075000</text:p>
          </table:table-cell>
          <table:table-cell office:value-type="float" office:value="83687000">
            <text:p>83687000</text:p>
          </table:table-cell>
          <table:table-cell office:value-type="float" office:value="81903000">
            <text:p>81903000</text:p>
          </table:table-cell>
          <table:table-cell office:value-type="float" office:value="81684000">
            <text:p>81684000</text:p>
          </table:table-cell>
          <table:table-cell office:value-type="float" office:value="81215000">
            <text:p>81215000</text:p>
          </table:table-cell>
          <table:table-cell office:value-type="float" office:value="60179000">
            <text:p>60179000</text:p>
          </table:table-cell>
          <table:table-cell office:value-type="float" office:value="59211000">
            <text:p>59211000</text:p>
          </table:table-cell>
          <table:table-cell office:value-type="float" office:value="59602000">
            <text:p>59602000</text:p>
          </table:table-cell>
          <table:table-cell office:value-type="float" office:value="59519000">
            <text:p>59519000</text:p>
          </table:table-cell>
          <table:table-cell office:value-type="float" office:value="59046000">
            <text:p>59046000</text:p>
          </table:table-cell>
          <table:table-cell office:value-type="float" office:value="58970000">
            <text:p>58970000</text:p>
          </table:table-cell>
          <table:table-cell office:value-type="float" office:value="60383000">
            <text:p>60383000</text:p>
          </table:table-cell>
          <table:table-cell office:value-type="float" office:value="59506000">
            <text:p>59506000</text:p>
          </table:table-cell>
          <table:table-cell office:value-type="float" office:value="68808000">
            <text:p>68808000</text:p>
          </table:table-cell>
          <table:table-cell office:value-type="float" office:value="71406000">
            <text:p>71406000</text:p>
          </table:table-cell>
          <table:table-cell office:value-type="float" office:value="67829000">
            <text:p>67829000</text:p>
          </table:table-cell>
          <table:table-cell office:value-type="float" office:value="69432000">
            <text:p>69432000</text:p>
          </table:table-cell>
          <table:table-cell office:value-type="float" office:value="64370000">
            <text:p>64370000</text:p>
          </table:table-cell>
          <table:table-cell office:value-type="float" office:value="64164000">
            <text:p>64164000</text:p>
          </table:table-cell>
          <table:table-cell office:value-type="float" office:value="69354000">
            <text:p>69354000</text:p>
          </table:table-cell>
          <table:table-cell office:value-type="float" office:value="64183000">
            <text:p>64183000</text:p>
          </table:table-cell>
          <table:table-cell office:value-type="float" office:value="64474000">
            <text:p>64474000</text:p>
          </table:table-cell>
          <table:table-cell office:value-type="float" office:value="54514000">
            <text:p>54514000</text:p>
          </table:table-cell>
          <table:table-cell office:value-type="float" office:value="54958000">
            <text:p>54958000</text:p>
          </table:table-cell>
          <table:table-cell office:value-type="float" office:value="49851000">
            <text:p>49851000</text:p>
          </table:table-cell>
          <table:table-cell office:value-type="float" office:value="49595000">
            <text:p>49595000</text:p>
          </table:table-cell>
          <table:table-cell office:value-type="float" office:value="55434000">
            <text:p>55434000</text:p>
          </table:table-cell>
          <table:table-cell office:value-type="float" office:value="49858000">
            <text:p>49858000</text:p>
          </table:table-cell>
          <table:table-cell office:value-type="float" office:value="54937000">
            <text:p>54937000</text:p>
          </table:table-cell>
          <table:table-cell office:value-type="float" office:value="62743000">
            <text:p>62743000</text:p>
          </table:table-cell>
          <table:table-cell office:value-type="float" office:value="62956000">
            <text:p>62956000</text:p>
          </table:table-cell>
          <table:table-cell office:value-type="float" office:value="65840000">
            <text:p>65840000</text:p>
          </table:table-cell>
          <table:table-cell office:value-type="float" office:value="62529000">
            <text:p>62529000</text:p>
          </table:table-cell>
          <table:table-cell office:value-type="float" office:value="59762000">
            <text:p>59762000</text:p>
          </table:table-cell>
          <table:table-cell office:value-type="float" office:value="59249000">
            <text:p>59249000</text:p>
          </table:table-cell>
          <table:table-cell office:value-type="float" office:value="63693000">
            <text:p>63693000</text:p>
          </table:table-cell>
          <table:table-cell office:value-type="float" office:value="59167000">
            <text:p>59167000</text:p>
          </table:table-cell>
          <table:table-cell office:value-type="float" office:value="65893000">
            <text:p>65893000</text:p>
          </table:table-cell>
          <table:table-cell office:value-type="float" office:value="66151000">
            <text:p>66151000</text:p>
          </table:table-cell>
          <table:table-cell office:value-type="float" office:value="58153000">
            <text:p>58153000</text:p>
          </table:table-cell>
          <table:table-cell office:value-type="float" office:value="50980000">
            <text:p>50980000</text:p>
          </table:table-cell>
          <table:table-cell office:value-type="float" office:value="56033000">
            <text:p>56033000</text:p>
          </table:table-cell>
          <table:table-cell office:value-type="float" office:value="50863000">
            <text:p>50863000</text:p>
          </table:table-cell>
          <table:table-cell office:value-type="float" office:value="51426000">
            <text:p>51426000</text:p>
          </table:table-cell>
          <table:table-cell office:value-type="float" office:value="51444000">
            <text:p>51444000</text:p>
          </table:table-cell>
          <table:table-cell office:value-type="float" office:value="57635000">
            <text:p>57635000</text:p>
          </table:table-cell>
          <table:table-cell office:value-type="float" office:value="51248000">
            <text:p>51248000</text:p>
          </table:table-cell>
          <table:table-cell office:value-type="float" office:value="51349000">
            <text:p>51349000</text:p>
          </table:table-cell>
          <table:table-cell office:value-type="float" office:value="58930000">
            <text:p>58930000</text:p>
          </table:table-cell>
          <table:table-cell office:value-type="float" office:value="58564000">
            <text:p>58564000</text:p>
          </table:table-cell>
          <table:table-cell office:value-type="float" office:value="61496000">
            <text:p>61496000</text:p>
          </table:table-cell>
          <table:table-cell office:value-type="float" office:value="58736000">
            <text:p>58736000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AVERAGE([.A18:.CV18])" office:value-type="float" office:value="63700050">
            <text:p>63700050</text:p>
          </table:table-cell>
        </table:table-row>
        <table:table-row table:style-name="ro1">
          <table:table-cell office:value-type="float" office:value="81172000">
            <text:p>81172000</text:p>
          </table:table-cell>
          <table:table-cell office:value-type="float" office:value="77338000">
            <text:p>77338000</text:p>
          </table:table-cell>
          <table:table-cell office:value-type="float" office:value="73602000">
            <text:p>73602000</text:p>
          </table:table-cell>
          <table:table-cell office:value-type="float" office:value="80750000">
            <text:p>80750000</text:p>
          </table:table-cell>
          <table:table-cell office:value-type="float" office:value="71447000">
            <text:p>71447000</text:p>
          </table:table-cell>
          <table:table-cell office:value-type="float" office:value="70420000">
            <text:p>70420000</text:p>
          </table:table-cell>
          <table:table-cell office:value-type="float" office:value="65932000">
            <text:p>65932000</text:p>
          </table:table-cell>
          <table:table-cell office:value-type="float" office:value="69652000">
            <text:p>69652000</text:p>
          </table:table-cell>
          <table:table-cell office:value-type="float" office:value="66887000">
            <text:p>66887000</text:p>
          </table:table-cell>
          <table:table-cell office:value-type="float" office:value="66845000">
            <text:p>66845000</text:p>
          </table:table-cell>
          <table:table-cell office:value-type="float" office:value="78886000">
            <text:p>78886000</text:p>
          </table:table-cell>
          <table:table-cell office:value-type="float" office:value="73619000">
            <text:p>73619000</text:p>
          </table:table-cell>
          <table:table-cell office:value-type="float" office:value="69969000">
            <text:p>69969000</text:p>
          </table:table-cell>
          <table:table-cell office:value-type="float" office:value="75117000">
            <text:p>75117000</text:p>
          </table:table-cell>
          <table:table-cell office:value-type="float" office:value="73794000">
            <text:p>73794000</text:p>
          </table:table-cell>
          <table:table-cell office:value-type="float" office:value="62961000">
            <text:p>62961000</text:p>
          </table:table-cell>
          <table:table-cell office:value-type="float" office:value="58021000">
            <text:p>58021000</text:p>
          </table:table-cell>
          <table:table-cell office:value-type="float" office:value="60150000">
            <text:p>60150000</text:p>
          </table:table-cell>
          <table:table-cell office:value-type="float" office:value="58007000">
            <text:p>58007000</text:p>
          </table:table-cell>
          <table:table-cell office:value-type="float" office:value="57655000">
            <text:p>57655000</text:p>
          </table:table-cell>
          <table:table-cell office:value-type="float" office:value="61288000">
            <text:p>61288000</text:p>
          </table:table-cell>
          <table:table-cell office:value-type="float" office:value="57775000">
            <text:p>57775000</text:p>
          </table:table-cell>
          <table:table-cell office:value-type="float" office:value="64928000">
            <text:p>64928000</text:p>
          </table:table-cell>
          <table:table-cell office:value-type="float" office:value="63669000">
            <text:p>63669000</text:p>
          </table:table-cell>
          <table:table-cell office:value-type="float" office:value="79710000">
            <text:p>79710000</text:p>
          </table:table-cell>
          <table:table-cell office:value-type="float" office:value="83266000">
            <text:p>83266000</text:p>
          </table:table-cell>
          <table:table-cell office:value-type="float" office:value="79123000">
            <text:p>79123000</text:p>
          </table:table-cell>
          <table:table-cell office:value-type="float" office:value="82991000">
            <text:p>82991000</text:p>
          </table:table-cell>
          <table:table-cell office:value-type="float" office:value="79210000">
            <text:p>79210000</text:p>
          </table:table-cell>
          <table:table-cell office:value-type="float" office:value="79770000">
            <text:p>79770000</text:p>
          </table:table-cell>
          <table:table-cell office:value-type="float" office:value="82999000">
            <text:p>82999000</text:p>
          </table:table-cell>
          <table:table-cell office:value-type="float" office:value="70362000">
            <text:p>70362000</text:p>
          </table:table-cell>
          <table:table-cell office:value-type="float" office:value="76389000">
            <text:p>76389000</text:p>
          </table:table-cell>
          <table:table-cell office:value-type="float" office:value="67128000">
            <text:p>67128000</text:p>
          </table:table-cell>
          <table:table-cell office:value-type="float" office:value="73575000">
            <text:p>73575000</text:p>
          </table:table-cell>
          <table:table-cell office:value-type="float" office:value="67586000">
            <text:p>67586000</text:p>
          </table:table-cell>
          <table:table-cell office:value-type="float" office:value="71941000">
            <text:p>71941000</text:p>
          </table:table-cell>
          <table:table-cell office:value-type="float" office:value="71417000">
            <text:p>71417000</text:p>
          </table:table-cell>
          <table:table-cell office:value-type="float" office:value="85467000">
            <text:p>85467000</text:p>
          </table:table-cell>
          <table:table-cell office:value-type="float" office:value="76903000">
            <text:p>76903000</text:p>
          </table:table-cell>
          <table:table-cell office:value-type="float" office:value="72985000">
            <text:p>72985000</text:p>
          </table:table-cell>
          <table:table-cell office:value-type="float" office:value="73807000">
            <text:p>73807000</text:p>
          </table:table-cell>
          <table:table-cell office:value-type="float" office:value="73400000">
            <text:p>73400000</text:p>
          </table:table-cell>
          <table:table-cell office:value-type="float" office:value="73571000">
            <text:p>73571000</text:p>
          </table:table-cell>
          <table:table-cell office:value-type="float" office:value="73991000">
            <text:p>73991000</text:p>
          </table:table-cell>
          <table:table-cell office:value-type="float" office:value="80754000">
            <text:p>80754000</text:p>
          </table:table-cell>
          <table:table-cell office:value-type="float" office:value="82584000">
            <text:p>82584000</text:p>
          </table:table-cell>
          <table:table-cell office:value-type="float" office:value="83827000">
            <text:p>83827000</text:p>
          </table:table-cell>
          <table:table-cell office:value-type="float" office:value="83716000">
            <text:p>83716000</text:p>
          </table:table-cell>
          <table:table-cell office:value-type="float" office:value="79528000">
            <text:p>79528000</text:p>
          </table:table-cell>
          <table:table-cell office:value-type="float" office:value="79276000">
            <text:p>79276000</text:p>
          </table:table-cell>
          <table:table-cell office:value-type="float" office:value="84446000">
            <text:p>84446000</text:p>
          </table:table-cell>
          <table:table-cell office:value-type="float" office:value="79722000">
            <text:p>79722000</text:p>
          </table:table-cell>
          <table:table-cell office:value-type="float" office:value="80053000">
            <text:p>80053000</text:p>
          </table:table-cell>
          <table:table-cell office:value-type="float" office:value="76751000">
            <text:p>76751000</text:p>
          </table:table-cell>
          <table:table-cell office:value-type="float" office:value="76009000">
            <text:p>76009000</text:p>
          </table:table-cell>
          <table:table-cell office:value-type="float" office:value="75522000">
            <text:p>75522000</text:p>
          </table:table-cell>
          <table:table-cell office:value-type="float" office:value="72391000">
            <text:p>72391000</text:p>
          </table:table-cell>
          <table:table-cell office:value-type="float" office:value="72286000">
            <text:p>72286000</text:p>
          </table:table-cell>
          <table:table-cell office:value-type="float" office:value="72325000">
            <text:p>72325000</text:p>
          </table:table-cell>
          <table:table-cell office:value-type="float" office:value="75404000">
            <text:p>75404000</text:p>
          </table:table-cell>
          <table:table-cell office:value-type="float" office:value="71980000">
            <text:p>71980000</text:p>
          </table:table-cell>
          <table:table-cell office:value-type="float" office:value="68921000">
            <text:p>68921000</text:p>
          </table:table-cell>
          <table:table-cell office:value-type="float" office:value="65715000">
            <text:p>65715000</text:p>
          </table:table-cell>
          <table:table-cell office:value-type="float" office:value="61578000">
            <text:p>61578000</text:p>
          </table:table-cell>
          <table:table-cell office:value-type="float" office:value="68322000">
            <text:p>68322000</text:p>
          </table:table-cell>
          <table:table-cell office:value-type="float" office:value="61708000">
            <text:p>61708000</text:p>
          </table:table-cell>
          <table:table-cell office:value-type="float" office:value="70635000">
            <text:p>70635000</text:p>
          </table:table-cell>
          <table:table-cell office:value-type="float" office:value="71657000">
            <text:p>71657000</text:p>
          </table:table-cell>
          <table:table-cell office:value-type="float" office:value="69104000">
            <text:p>69104000</text:p>
          </table:table-cell>
          <table:table-cell office:value-type="float" office:value="64527000">
            <text:p>64527000</text:p>
          </table:table-cell>
          <table:table-cell office:value-type="float" office:value="64996000">
            <text:p>64996000</text:p>
          </table:table-cell>
          <table:table-cell office:value-type="float" office:value="64460000">
            <text:p>64460000</text:p>
          </table:table-cell>
          <table:table-cell office:value-type="float" office:value="69701000">
            <text:p>69701000</text:p>
          </table:table-cell>
          <table:table-cell office:value-type="float" office:value="69252000">
            <text:p>69252000</text:p>
          </table:table-cell>
          <table:table-cell office:value-type="float" office:value="74100000">
            <text:p>74100000</text:p>
          </table:table-cell>
          <table:table-cell office:value-type="float" office:value="63005000">
            <text:p>63005000</text:p>
          </table:table-cell>
          <table:table-cell office:value-type="float" office:value="62678000">
            <text:p>62678000</text:p>
          </table:table-cell>
          <table:table-cell office:value-type="float" office:value="62866000">
            <text:p>62866000</text:p>
          </table:table-cell>
          <table:table-cell office:value-type="float" office:value="57858000">
            <text:p>57858000</text:p>
          </table:table-cell>
          <table:table-cell office:value-type="float" office:value="57553000">
            <text:p>57553000</text:p>
          </table:table-cell>
          <table:table-cell office:value-type="float" office:value="57893000">
            <text:p>57893000</text:p>
          </table:table-cell>
          <table:table-cell office:value-type="float" office:value="58102000">
            <text:p>58102000</text:p>
          </table:table-cell>
          <table:table-cell office:value-type="float" office:value="61841000">
            <text:p>61841000</text:p>
          </table:table-cell>
          <table:table-cell office:value-type="float" office:value="57764000">
            <text:p>57764000</text:p>
          </table:table-cell>
          <table:table-cell office:value-type="float" office:value="58031000">
            <text:p>58031000</text:p>
          </table:table-cell>
          <table:table-cell office:value-type="float" office:value="69856000">
            <text:p>69856000</text:p>
          </table:table-cell>
          <table:table-cell office:value-type="float" office:value="71092000">
            <text:p>71092000</text:p>
          </table:table-cell>
          <table:table-cell office:value-type="float" office:value="69914000">
            <text:p>69914000</text:p>
          </table:table-cell>
          <table:table-cell office:value-type="float" office:value="74380000">
            <text:p>74380000</text:p>
          </table:table-cell>
          <table:table-cell office:value-type="float" office:value="74468000">
            <text:p>74468000</text:p>
          </table:table-cell>
          <table:table-cell office:value-type="float" office:value="70215000">
            <text:p>70215000</text:p>
          </table:table-cell>
          <table:table-cell office:value-type="float" office:value="74360000">
            <text:p>74360000</text:p>
          </table:table-cell>
          <table:table-cell office:value-type="float" office:value="61952000">
            <text:p>61952000</text:p>
          </table:table-cell>
          <table:table-cell office:value-type="float" office:value="65957000">
            <text:p>65957000</text:p>
          </table:table-cell>
          <table:table-cell office:value-type="float" office:value="59230000">
            <text:p>59230000</text:p>
          </table:table-cell>
          <table:table-cell office:value-type="float" office:value="59056000">
            <text:p>59056000</text:p>
          </table:table-cell>
          <table:table-cell office:value-type="float" office:value="62205000">
            <text:p>62205000</text:p>
          </table:table-cell>
          <table:table-cell office:value-type="float" office:value="58928000">
            <text:p>58928000</text:p>
          </table:table-cell>
          <table:table-cell office:value-type="float" office:value="58930000">
            <text:p>58930000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AVERAGE([.A19:.CV19])" office:value-type="float" office:value="70348590">
            <text:p>70348590</text:p>
          </table:table-cell>
        </table:table-row>
        <table:table-row table:style-name="ro1">
          <table:table-cell office:value-type="float" office:value="67016000">
            <text:p>67016000</text:p>
          </table:table-cell>
          <table:table-cell office:value-type="float" office:value="69727000">
            <text:p>69727000</text:p>
          </table:table-cell>
          <table:table-cell office:value-type="float" office:value="70176000">
            <text:p>70176000</text:p>
          </table:table-cell>
          <table:table-cell office:value-type="float" office:value="70963000">
            <text:p>70963000</text:p>
          </table:table-cell>
          <table:table-cell office:value-type="float" office:value="72723000">
            <text:p>72723000</text:p>
          </table:table-cell>
          <table:table-cell office:value-type="float" office:value="72433000">
            <text:p>72433000</text:p>
          </table:table-cell>
          <table:table-cell office:value-type="float" office:value="70740000">
            <text:p>70740000</text:p>
          </table:table-cell>
          <table:table-cell office:value-type="float" office:value="71871000">
            <text:p>71871000</text:p>
          </table:table-cell>
          <table:table-cell office:value-type="float" office:value="71617000">
            <text:p>71617000</text:p>
          </table:table-cell>
          <table:table-cell office:value-type="float" office:value="72396000">
            <text:p>72396000</text:p>
          </table:table-cell>
          <table:table-cell office:value-type="float" office:value="84637000">
            <text:p>84637000</text:p>
          </table:table-cell>
          <table:table-cell office:value-type="float" office:value="79012000">
            <text:p>79012000</text:p>
          </table:table-cell>
          <table:table-cell office:value-type="float" office:value="83882000">
            <text:p>83882000</text:p>
          </table:table-cell>
          <table:table-cell office:value-type="float" office:value="84010000">
            <text:p>84010000</text:p>
          </table:table-cell>
          <table:table-cell office:value-type="float" office:value="83881000">
            <text:p>83881000</text:p>
          </table:table-cell>
          <table:table-cell office:value-type="float" office:value="84275000">
            <text:p>84275000</text:p>
          </table:table-cell>
          <table:table-cell office:value-type="float" office:value="84572000">
            <text:p>84572000</text:p>
          </table:table-cell>
          <table:table-cell office:value-type="float" office:value="62063000">
            <text:p>62063000</text:p>
          </table:table-cell>
          <table:table-cell office:value-type="float" office:value="61797000">
            <text:p>61797000</text:p>
          </table:table-cell>
          <table:table-cell office:value-type="float" office:value="61558000">
            <text:p>61558000</text:p>
          </table:table-cell>
          <table:table-cell office:value-type="float" office:value="69301000">
            <text:p>69301000</text:p>
          </table:table-cell>
          <table:table-cell office:value-type="float" office:value="62607000">
            <text:p>62607000</text:p>
          </table:table-cell>
          <table:table-cell office:value-type="float" office:value="61953000">
            <text:p>61953000</text:p>
          </table:table-cell>
          <table:table-cell office:value-type="float" office:value="61756000">
            <text:p>61756000</text:p>
          </table:table-cell>
          <table:table-cell office:value-type="float" office:value="62342000">
            <text:p>62342000</text:p>
          </table:table-cell>
          <table:table-cell office:value-type="float" office:value="69742000">
            <text:p>69742000</text:p>
          </table:table-cell>
          <table:table-cell office:value-type="float" office:value="61761000">
            <text:p>61761000</text:p>
          </table:table-cell>
          <table:table-cell office:value-type="float" office:value="64174000">
            <text:p>64174000</text:p>
          </table:table-cell>
          <table:table-cell office:value-type="float" office:value="68775000">
            <text:p>68775000</text:p>
          </table:table-cell>
          <table:table-cell office:value-type="float" office:value="64073000">
            <text:p>64073000</text:p>
          </table:table-cell>
          <table:table-cell office:value-type="float" office:value="69650000">
            <text:p>69650000</text:p>
          </table:table-cell>
          <table:table-cell office:value-type="float" office:value="63909000">
            <text:p>63909000</text:p>
          </table:table-cell>
          <table:table-cell office:value-type="float" office:value="69025000">
            <text:p>69025000</text:p>
          </table:table-cell>
          <table:table-cell office:value-type="float" office:value="64077000">
            <text:p>64077000</text:p>
          </table:table-cell>
          <table:table-cell office:value-type="float" office:value="63997000">
            <text:p>63997000</text:p>
          </table:table-cell>
          <table:table-cell office:value-type="float" office:value="67083000">
            <text:p>67083000</text:p>
          </table:table-cell>
          <table:table-cell office:value-type="float" office:value="60394000">
            <text:p>60394000</text:p>
          </table:table-cell>
          <table:table-cell office:value-type="float" office:value="60572000">
            <text:p>60572000</text:p>
          </table:table-cell>
          <table:table-cell office:value-type="float" office:value="62362000">
            <text:p>62362000</text:p>
          </table:table-cell>
          <table:table-cell office:value-type="float" office:value="61325000">
            <text:p>61325000</text:p>
          </table:table-cell>
          <table:table-cell office:value-type="float" office:value="64113000">
            <text:p>64113000</text:p>
          </table:table-cell>
          <table:table-cell office:value-type="float" office:value="63430000">
            <text:p>63430000</text:p>
          </table:table-cell>
          <table:table-cell office:value-type="float" office:value="58492000">
            <text:p>58492000</text:p>
          </table:table-cell>
          <table:table-cell office:value-type="float" office:value="65375000">
            <text:p>65375000</text:p>
          </table:table-cell>
          <table:table-cell office:value-type="float" office:value="59060000">
            <text:p>59060000</text:p>
          </table:table-cell>
          <table:table-cell office:value-type="float" office:value="59091000">
            <text:p>59091000</text:p>
          </table:table-cell>
          <table:table-cell office:value-type="float" office:value="60379000">
            <text:p>60379000</text:p>
          </table:table-cell>
          <table:table-cell office:value-type="float" office:value="58747000">
            <text:p>58747000</text:p>
          </table:table-cell>
          <table:table-cell office:value-type="float" office:value="59645000">
            <text:p>59645000</text:p>
          </table:table-cell>
          <table:table-cell office:value-type="float" office:value="66270000">
            <text:p>66270000</text:p>
          </table:table-cell>
          <table:table-cell office:value-type="float" office:value="71484000">
            <text:p>71484000</text:p>
          </table:table-cell>
          <table:table-cell office:value-type="float" office:value="66344000">
            <text:p>66344000</text:p>
          </table:table-cell>
          <table:table-cell office:value-type="float" office:value="66189000">
            <text:p>66189000</text:p>
          </table:table-cell>
          <table:table-cell office:value-type="float" office:value="71972000">
            <text:p>71972000</text:p>
          </table:table-cell>
          <table:table-cell office:value-type="float" office:value="69716000">
            <text:p>69716000</text:p>
          </table:table-cell>
          <table:table-cell office:value-type="float" office:value="70512000">
            <text:p>70512000</text:p>
          </table:table-cell>
          <table:table-cell office:value-type="float" office:value="69633000">
            <text:p>69633000</text:p>
          </table:table-cell>
          <table:table-cell office:value-type="float" office:value="70180000">
            <text:p>70180000</text:p>
          </table:table-cell>
          <table:table-cell office:value-type="float" office:value="67893000">
            <text:p>67893000</text:p>
          </table:table-cell>
          <table:table-cell office:value-type="float" office:value="62908000">
            <text:p>62908000</text:p>
          </table:table-cell>
          <table:table-cell office:value-type="float" office:value="63379000">
            <text:p>63379000</text:p>
          </table:table-cell>
          <table:table-cell office:value-type="float" office:value="63363000">
            <text:p>63363000</text:p>
          </table:table-cell>
          <table:table-cell office:value-type="float" office:value="63493000">
            <text:p>63493000</text:p>
          </table:table-cell>
          <table:table-cell office:value-type="float" office:value="68231000">
            <text:p>68231000</text:p>
          </table:table-cell>
          <table:table-cell office:value-type="float" office:value="63007000">
            <text:p>63007000</text:p>
          </table:table-cell>
          <table:table-cell office:value-type="float" office:value="64474000">
            <text:p>64474000</text:p>
          </table:table-cell>
          <table:table-cell office:value-type="float" office:value="63276000">
            <text:p>63276000</text:p>
          </table:table-cell>
          <table:table-cell office:value-type="float" office:value="61492000">
            <text:p>61492000</text:p>
          </table:table-cell>
          <table:table-cell office:value-type="float" office:value="61614000">
            <text:p>61614000</text:p>
          </table:table-cell>
          <table:table-cell office:value-type="float" office:value="66261000">
            <text:p>66261000</text:p>
          </table:table-cell>
          <table:table-cell office:value-type="float" office:value="68305000">
            <text:p>68305000</text:p>
          </table:table-cell>
          <table:table-cell office:value-type="float" office:value="66453000">
            <text:p>66453000</text:p>
          </table:table-cell>
          <table:table-cell office:value-type="float" office:value="67230000">
            <text:p>67230000</text:p>
          </table:table-cell>
          <table:table-cell office:value-type="float" office:value="61794000">
            <text:p>61794000</text:p>
          </table:table-cell>
          <table:table-cell office:value-type="float" office:value="65164000">
            <text:p>65164000</text:p>
          </table:table-cell>
          <table:table-cell office:value-type="float" office:value="66019000">
            <text:p>66019000</text:p>
          </table:table-cell>
          <table:table-cell office:value-type="float" office:value="65914000">
            <text:p>65914000</text:p>
          </table:table-cell>
          <table:table-cell office:value-type="float" office:value="70748000">
            <text:p>70748000</text:p>
          </table:table-cell>
          <table:table-cell office:value-type="float" office:value="72007000">
            <text:p>72007000</text:p>
          </table:table-cell>
          <table:table-cell office:value-type="float" office:value="67808000">
            <text:p>67808000</text:p>
          </table:table-cell>
          <table:table-cell office:value-type="float" office:value="71187000">
            <text:p>71187000</text:p>
          </table:table-cell>
          <table:table-cell office:value-type="float" office:value="71576000">
            <text:p>71576000</text:p>
          </table:table-cell>
          <table:table-cell office:value-type="float" office:value="72532000">
            <text:p>72532000</text:p>
          </table:table-cell>
          <table:table-cell office:value-type="float" office:value="72557000">
            <text:p>72557000</text:p>
          </table:table-cell>
          <table:table-cell office:value-type="float" office:value="72847000">
            <text:p>72847000</text:p>
          </table:table-cell>
          <table:table-cell office:value-type="float" office:value="71608000">
            <text:p>71608000</text:p>
          </table:table-cell>
          <table:table-cell office:value-type="float" office:value="67064000">
            <text:p>67064000</text:p>
          </table:table-cell>
          <table:table-cell office:value-type="float" office:value="61888000">
            <text:p>61888000</text:p>
          </table:table-cell>
          <table:table-cell office:value-type="float" office:value="60957000">
            <text:p>60957000</text:p>
          </table:table-cell>
          <table:table-cell office:value-type="float" office:value="65089000">
            <text:p>65089000</text:p>
          </table:table-cell>
          <table:table-cell office:value-type="float" office:value="58055000">
            <text:p>58055000</text:p>
          </table:table-cell>
          <table:table-cell office:value-type="float" office:value="58053000">
            <text:p>58053000</text:p>
          </table:table-cell>
          <table:table-cell office:value-type="float" office:value="61379000">
            <text:p>61379000</text:p>
          </table:table-cell>
          <table:table-cell office:value-type="float" office:value="57805000">
            <text:p>57805000</text:p>
          </table:table-cell>
          <table:table-cell office:value-type="float" office:value="58125000">
            <text:p>58125000</text:p>
          </table:table-cell>
          <table:table-cell office:value-type="float" office:value="61402000">
            <text:p>61402000</text:p>
          </table:table-cell>
          <table:table-cell office:value-type="float" office:value="64334000">
            <text:p>64334000</text:p>
          </table:table-cell>
          <table:table-cell office:value-type="float" office:value="64361000">
            <text:p>64361000</text:p>
          </table:table-cell>
          <table:table-cell office:value-type="float" office:value="64383000">
            <text:p>64383000</text:p>
          </table:table-cell>
          <table:table-cell office:value-type="float" office:value="69035000">
            <text:p>69035000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AVERAGE([.A20:.CV20])" office:value-type="float" office:value="66839290">
            <text:p>66839290</text:p>
          </table:table-cell>
        </table:table-row>
        <table:table-row table:style-name="ro1">
          <table:table-cell office:value-type="float" office:value="72654000">
            <text:p>72654000</text:p>
          </table:table-cell>
          <table:table-cell office:value-type="float" office:value="79548000">
            <text:p>79548000</text:p>
          </table:table-cell>
          <table:table-cell office:value-type="float" office:value="77489000">
            <text:p>77489000</text:p>
          </table:table-cell>
          <table:table-cell office:value-type="float" office:value="80197000">
            <text:p>80197000</text:p>
          </table:table-cell>
          <table:table-cell office:value-type="float" office:value="71714000">
            <text:p>71714000</text:p>
          </table:table-cell>
          <table:table-cell office:value-type="float" office:value="77858000">
            <text:p>77858000</text:p>
          </table:table-cell>
          <table:table-cell office:value-type="float" office:value="72954000">
            <text:p>72954000</text:p>
          </table:table-cell>
          <table:table-cell office:value-type="float" office:value="79273000">
            <text:p>79273000</text:p>
          </table:table-cell>
          <table:table-cell office:value-type="float" office:value="73749000">
            <text:p>73749000</text:p>
          </table:table-cell>
          <table:table-cell office:value-type="float" office:value="77228000">
            <text:p>77228000</text:p>
          </table:table-cell>
          <table:table-cell office:value-type="float" office:value="72276000">
            <text:p>72276000</text:p>
          </table:table-cell>
          <table:table-cell office:value-type="float" office:value="78067000">
            <text:p>78067000</text:p>
          </table:table-cell>
          <table:table-cell office:value-type="float" office:value="73542000">
            <text:p>73542000</text:p>
          </table:table-cell>
          <table:table-cell office:value-type="float" office:value="73029000">
            <text:p>73029000</text:p>
          </table:table-cell>
          <table:table-cell office:value-type="float" office:value="72837000">
            <text:p>72837000</text:p>
          </table:table-cell>
          <table:table-cell office:value-type="float" office:value="73416000">
            <text:p>73416000</text:p>
          </table:table-cell>
          <table:table-cell office:value-type="float" office:value="72764000">
            <text:p>72764000</text:p>
          </table:table-cell>
          <table:table-cell office:value-type="float" office:value="72544000">
            <text:p>72544000</text:p>
          </table:table-cell>
          <table:table-cell office:value-type="float" office:value="73327000">
            <text:p>73327000</text:p>
          </table:table-cell>
          <table:table-cell office:value-type="float" office:value="72434000">
            <text:p>72434000</text:p>
          </table:table-cell>
          <table:table-cell office:value-type="float" office:value="92744000">
            <text:p>92744000</text:p>
          </table:table-cell>
          <table:table-cell office:value-type="float" office:value="92768000">
            <text:p>92768000</text:p>
          </table:table-cell>
          <table:table-cell office:value-type="float" office:value="99327000">
            <text:p>99327000</text:p>
          </table:table-cell>
          <table:table-cell office:value-type="float" office:value="97999000">
            <text:p>97999000</text:p>
          </table:table-cell>
          <table:table-cell office:value-type="float" office:value="93033000">
            <text:p>93033000</text:p>
          </table:table-cell>
          <table:table-cell office:value-type="float" office:value="93217000">
            <text:p>93217000</text:p>
          </table:table-cell>
          <table:table-cell office:value-type="float" office:value="75407000">
            <text:p>75407000</text:p>
          </table:table-cell>
          <table:table-cell office:value-type="float" office:value="81601000">
            <text:p>81601000</text:p>
          </table:table-cell>
          <table:table-cell office:value-type="float" office:value="75935000">
            <text:p>75935000</text:p>
          </table:table-cell>
          <table:table-cell office:value-type="float" office:value="80640000">
            <text:p>80640000</text:p>
          </table:table-cell>
          <table:table-cell office:value-type="float" office:value="75343000">
            <text:p>75343000</text:p>
          </table:table-cell>
          <table:table-cell office:value-type="float" office:value="81564000">
            <text:p>81564000</text:p>
          </table:table-cell>
          <table:table-cell office:value-type="float" office:value="81410000">
            <text:p>81410000</text:p>
          </table:table-cell>
          <table:table-cell office:value-type="float" office:value="80309000">
            <text:p>80309000</text:p>
          </table:table-cell>
          <table:table-cell office:value-type="float" office:value="93702000">
            <text:p>93702000</text:p>
          </table:table-cell>
          <table:table-cell office:value-type="float" office:value="93050000">
            <text:p>93050000</text:p>
          </table:table-cell>
          <table:table-cell office:value-type="float" office:value="97392000">
            <text:p>97392000</text:p>
          </table:table-cell>
          <table:table-cell office:value-type="float" office:value="94774000">
            <text:p>94774000</text:p>
          </table:table-cell>
          <table:table-cell office:value-type="float" office:value="91300000">
            <text:p>91300000</text:p>
          </table:table-cell>
          <table:table-cell office:value-type="float" office:value="97210000">
            <text:p>97210000</text:p>
          </table:table-cell>
          <table:table-cell office:value-type="float" office:value="90532000">
            <text:p>90532000</text:p>
          </table:table-cell>
          <table:table-cell office:value-type="float" office:value="79969000">
            <text:p>79969000</text:p>
          </table:table-cell>
          <table:table-cell office:value-type="float" office:value="75742000">
            <text:p>75742000</text:p>
          </table:table-cell>
          <table:table-cell office:value-type="float" office:value="80065000">
            <text:p>80065000</text:p>
          </table:table-cell>
          <table:table-cell office:value-type="float" office:value="76174000">
            <text:p>76174000</text:p>
          </table:table-cell>
          <table:table-cell office:value-type="float" office:value="81518000">
            <text:p>81518000</text:p>
          </table:table-cell>
          <table:table-cell office:value-type="float" office:value="75350000">
            <text:p>75350000</text:p>
          </table:table-cell>
          <table:table-cell office:value-type="float" office:value="75711000">
            <text:p>75711000</text:p>
          </table:table-cell>
          <table:table-cell office:value-type="float" office:value="79343000">
            <text:p>79343000</text:p>
          </table:table-cell>
          <table:table-cell office:value-type="float" office:value="78531000">
            <text:p>78531000</text:p>
          </table:table-cell>
          <table:table-cell office:value-type="float" office:value="77925000">
            <text:p>77925000</text:p>
          </table:table-cell>
          <table:table-cell office:value-type="float" office:value="81420000">
            <text:p>81420000</text:p>
          </table:table-cell>
          <table:table-cell office:value-type="float" office:value="80261000">
            <text:p>80261000</text:p>
          </table:table-cell>
          <table:table-cell office:value-type="float" office:value="81625000">
            <text:p>81625000</text:p>
          </table:table-cell>
          <table:table-cell office:value-type="float" office:value="81084000">
            <text:p>81084000</text:p>
          </table:table-cell>
          <table:table-cell office:value-type="float" office:value="75630000">
            <text:p>75630000</text:p>
          </table:table-cell>
          <table:table-cell office:value-type="float" office:value="80775000">
            <text:p>80775000</text:p>
          </table:table-cell>
          <table:table-cell office:value-type="float" office:value="81443000">
            <text:p>81443000</text:p>
          </table:table-cell>
          <table:table-cell office:value-type="float" office:value="76418000">
            <text:p>76418000</text:p>
          </table:table-cell>
          <table:table-cell office:value-type="float" office:value="81211000">
            <text:p>81211000</text:p>
          </table:table-cell>
          <table:table-cell office:value-type="float" office:value="68777000">
            <text:p>68777000</text:p>
          </table:table-cell>
          <table:table-cell office:value-type="float" office:value="72256000">
            <text:p>72256000</text:p>
          </table:table-cell>
          <table:table-cell office:value-type="float" office:value="73392000">
            <text:p>73392000</text:p>
          </table:table-cell>
          <table:table-cell office:value-type="float" office:value="73459000">
            <text:p>73459000</text:p>
          </table:table-cell>
          <table:table-cell office:value-type="float" office:value="72215000">
            <text:p>72215000</text:p>
          </table:table-cell>
          <table:table-cell office:value-type="float" office:value="69052000">
            <text:p>69052000</text:p>
          </table:table-cell>
          <table:table-cell office:value-type="float" office:value="73639000">
            <text:p>73639000</text:p>
          </table:table-cell>
          <table:table-cell office:value-type="float" office:value="75814000">
            <text:p>75814000</text:p>
          </table:table-cell>
          <table:table-cell office:value-type="float" office:value="67534000">
            <text:p>67534000</text:p>
          </table:table-cell>
          <table:table-cell office:value-type="float" office:value="67992000">
            <text:p>67992000</text:p>
          </table:table-cell>
          <table:table-cell office:value-type="float" office:value="75529000">
            <text:p>75529000</text:p>
          </table:table-cell>
          <table:table-cell office:value-type="float" office:value="67457000">
            <text:p>67457000</text:p>
          </table:table-cell>
          <table:table-cell office:value-type="float" office:value="71872000">
            <text:p>71872000</text:p>
          </table:table-cell>
          <table:table-cell office:value-type="float" office:value="73125000">
            <text:p>73125000</text:p>
          </table:table-cell>
          <table:table-cell office:value-type="float" office:value="71123000">
            <text:p>71123000</text:p>
          </table:table-cell>
          <table:table-cell office:value-type="float" office:value="71220000">
            <text:p>71220000</text:p>
          </table:table-cell>
          <table:table-cell office:value-type="float" office:value="102822000">
            <text:p>102822000</text:p>
          </table:table-cell>
          <table:table-cell office:value-type="float" office:value="103605000">
            <text:p>103605000</text:p>
          </table:table-cell>
          <table:table-cell office:value-type="float" office:value="98998000">
            <text:p>98998000</text:p>
          </table:table-cell>
          <table:table-cell office:value-type="float" office:value="102478000">
            <text:p>102478000</text:p>
          </table:table-cell>
          <table:table-cell office:value-type="float" office:value="98826000">
            <text:p>98826000</text:p>
          </table:table-cell>
          <table:table-cell office:value-type="float" office:value="102750000">
            <text:p>102750000</text:p>
          </table:table-cell>
          <table:table-cell office:value-type="float" office:value="104008000">
            <text:p>104008000</text:p>
          </table:table-cell>
          <table:table-cell office:value-type="float" office:value="82368000">
            <text:p>82368000</text:p>
          </table:table-cell>
          <table:table-cell office:value-type="float" office:value="85707000">
            <text:p>85707000</text:p>
          </table:table-cell>
          <table:table-cell office:value-type="float" office:value="77246000">
            <text:p>77246000</text:p>
          </table:table-cell>
          <table:table-cell office:value-type="float" office:value="74394000">
            <text:p>74394000</text:p>
          </table:table-cell>
          <table:table-cell office:value-type="float" office:value="73838000">
            <text:p>73838000</text:p>
          </table:table-cell>
          <table:table-cell office:value-type="float" office:value="74912000">
            <text:p>74912000</text:p>
          </table:table-cell>
          <table:table-cell office:value-type="float" office:value="74091000">
            <text:p>74091000</text:p>
          </table:table-cell>
          <table:table-cell office:value-type="float" office:value="74005000">
            <text:p>74005000</text:p>
          </table:table-cell>
          <table:table-cell office:value-type="float" office:value="73960000">
            <text:p>73960000</text:p>
          </table:table-cell>
          <table:table-cell office:value-type="float" office:value="80233000">
            <text:p>80233000</text:p>
          </table:table-cell>
          <table:table-cell office:value-type="float" office:value="89210000">
            <text:p>89210000</text:p>
          </table:table-cell>
          <table:table-cell office:value-type="float" office:value="89634000">
            <text:p>89634000</text:p>
          </table:table-cell>
          <table:table-cell office:value-type="float" office:value="93997000">
            <text:p>93997000</text:p>
          </table:table-cell>
          <table:table-cell office:value-type="float" office:value="88802000">
            <text:p>88802000</text:p>
          </table:table-cell>
          <table:table-cell office:value-type="float" office:value="92268000">
            <text:p>92268000</text:p>
          </table:table-cell>
          <table:table-cell office:value-type="float" office:value="94661000">
            <text:p>94661000</text:p>
          </table:table-cell>
          <table:table-cell office:value-type="float" office:value="88844000">
            <text:p>88844000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AVERAGE([.A21:.CV21])" office:value-type="float" office:value="81224650">
            <text:p>81224650</text:p>
          </table:table-cell>
        </table:table-row>
        <table:table-row table:style-name="ro1">
          <table:table-cell office:value-type="float" office:value="95402000">
            <text:p>95402000</text:p>
          </table:table-cell>
          <table:table-cell office:value-type="float" office:value="94344000">
            <text:p>94344000</text:p>
          </table:table-cell>
          <table:table-cell office:value-type="float" office:value="95120000">
            <text:p>95120000</text:p>
          </table:table-cell>
          <table:table-cell office:value-type="float" office:value="95346000">
            <text:p>95346000</text:p>
          </table:table-cell>
          <table:table-cell office:value-type="float" office:value="94107000">
            <text:p>94107000</text:p>
          </table:table-cell>
          <table:table-cell office:value-type="float" office:value="94918000">
            <text:p>94918000</text:p>
          </table:table-cell>
          <table:table-cell office:value-type="float" office:value="94466000">
            <text:p>94466000</text:p>
          </table:table-cell>
          <table:table-cell office:value-type="float" office:value="85862000">
            <text:p>85862000</text:p>
          </table:table-cell>
          <table:table-cell office:value-type="float" office:value="89120000">
            <text:p>89120000</text:p>
          </table:table-cell>
          <table:table-cell office:value-type="float" office:value="82218000">
            <text:p>82218000</text:p>
          </table:table-cell>
          <table:table-cell office:value-type="float" office:value="84911000">
            <text:p>84911000</text:p>
          </table:table-cell>
          <table:table-cell office:value-type="float" office:value="82018000">
            <text:p>82018000</text:p>
          </table:table-cell>
          <table:table-cell office:value-type="float" office:value="81471000">
            <text:p>81471000</text:p>
          </table:table-cell>
          <table:table-cell office:value-type="float" office:value="85177000">
            <text:p>85177000</text:p>
          </table:table-cell>
          <table:table-cell office:value-type="float" office:value="69059000">
            <text:p>69059000</text:p>
          </table:table-cell>
          <table:table-cell office:value-type="float" office:value="69392000">
            <text:p>69392000</text:p>
          </table:table-cell>
          <table:table-cell office:value-type="float" office:value="72931000">
            <text:p>72931000</text:p>
          </table:table-cell>
          <table:table-cell office:value-type="float" office:value="69172000">
            <text:p>69172000</text:p>
          </table:table-cell>
          <table:table-cell office:value-type="float" office:value="88162000">
            <text:p>88162000</text:p>
          </table:table-cell>
          <table:table-cell office:value-type="float" office:value="84232000">
            <text:p>84232000</text:p>
          </table:table-cell>
          <table:table-cell office:value-type="float" office:value="84877000">
            <text:p>84877000</text:p>
          </table:table-cell>
          <table:table-cell office:value-type="float" office:value="84382000">
            <text:p>84382000</text:p>
          </table:table-cell>
          <table:table-cell office:value-type="float" office:value="84551000">
            <text:p>84551000</text:p>
          </table:table-cell>
          <table:table-cell office:value-type="float" office:value="88426000">
            <text:p>88426000</text:p>
          </table:table-cell>
          <table:table-cell office:value-type="float" office:value="84332000">
            <text:p>84332000</text:p>
          </table:table-cell>
          <table:table-cell office:value-type="float" office:value="87370000">
            <text:p>87370000</text:p>
          </table:table-cell>
          <table:table-cell office:value-type="float" office:value="95175000">
            <text:p>95175000</text:p>
          </table:table-cell>
          <table:table-cell office:value-type="float" office:value="87764000">
            <text:p>87764000</text:p>
          </table:table-cell>
          <table:table-cell office:value-type="float" office:value="94679000">
            <text:p>94679000</text:p>
          </table:table-cell>
          <table:table-cell office:value-type="float" office:value="87797000">
            <text:p>87797000</text:p>
          </table:table-cell>
          <table:table-cell office:value-type="float" office:value="92338000">
            <text:p>92338000</text:p>
          </table:table-cell>
          <table:table-cell office:value-type="float" office:value="88169000">
            <text:p>88169000</text:p>
          </table:table-cell>
          <table:table-cell office:value-type="float" office:value="87731000">
            <text:p>87731000</text:p>
          </table:table-cell>
          <table:table-cell office:value-type="float" office:value="75705000">
            <text:p>75705000</text:p>
          </table:table-cell>
          <table:table-cell office:value-type="float" office:value="75631000">
            <text:p>75631000</text:p>
          </table:table-cell>
          <table:table-cell office:value-type="float" office:value="70823000">
            <text:p>70823000</text:p>
          </table:table-cell>
          <table:table-cell office:value-type="float" office:value="70774000">
            <text:p>70774000</text:p>
          </table:table-cell>
          <table:table-cell office:value-type="float" office:value="70582000">
            <text:p>70582000</text:p>
          </table:table-cell>
          <table:table-cell office:value-type="float" office:value="71039000">
            <text:p>71039000</text:p>
          </table:table-cell>
          <table:table-cell office:value-type="float" office:value="70965000">
            <text:p>70965000</text:p>
          </table:table-cell>
          <table:table-cell office:value-type="float" office:value="74738000">
            <text:p>74738000</text:p>
          </table:table-cell>
          <table:table-cell office:value-type="float" office:value="62186000">
            <text:p>62186000</text:p>
          </table:table-cell>
          <table:table-cell office:value-type="float" office:value="62110000">
            <text:p>62110000</text:p>
          </table:table-cell>
          <table:table-cell office:value-type="float" office:value="62417000">
            <text:p>62417000</text:p>
          </table:table-cell>
          <table:table-cell office:value-type="float" office:value="62536000">
            <text:p>62536000</text:p>
          </table:table-cell>
          <table:table-cell office:value-type="float" office:value="62530000">
            <text:p>62530000</text:p>
          </table:table-cell>
          <table:table-cell office:value-type="float" office:value="66577000">
            <text:p>66577000</text:p>
          </table:table-cell>
          <table:table-cell office:value-type="float" office:value="69261000">
            <text:p>69261000</text:p>
          </table:table-cell>
          <table:table-cell office:value-type="float" office:value="62687000">
            <text:p>62687000</text:p>
          </table:table-cell>
          <table:table-cell office:value-type="float" office:value="62570000">
            <text:p>62570000</text:p>
          </table:table-cell>
          <table:table-cell office:value-type="float" office:value="89826000">
            <text:p>89826000</text:p>
          </table:table-cell>
          <table:table-cell office:value-type="float" office:value="85244000">
            <text:p>85244000</text:p>
          </table:table-cell>
          <table:table-cell office:value-type="float" office:value="68541000">
            <text:p>68541000</text:p>
          </table:table-cell>
          <table:table-cell office:value-type="float" office:value="68697000">
            <text:p>68697000</text:p>
          </table:table-cell>
          <table:table-cell office:value-type="float" office:value="71971000">
            <text:p>71971000</text:p>
          </table:table-cell>
          <table:table-cell office:value-type="float" office:value="68993000">
            <text:p>68993000</text:p>
          </table:table-cell>
          <table:table-cell office:value-type="float" office:value="66280000">
            <text:p>66280000</text:p>
          </table:table-cell>
          <table:table-cell office:value-type="float" office:value="70385000">
            <text:p>70385000</text:p>
          </table:table-cell>
          <table:table-cell office:value-type="float" office:value="70278000">
            <text:p>70278000</text:p>
          </table:table-cell>
          <table:table-cell office:value-type="float" office:value="87379000">
            <text:p>87379000</text:p>
          </table:table-cell>
          <table:table-cell office:value-type="float" office:value="85826000">
            <text:p>85826000</text:p>
          </table:table-cell>
          <table:table-cell office:value-type="float" office:value="82778000">
            <text:p>82778000</text:p>
          </table:table-cell>
          <table:table-cell office:value-type="float" office:value="84602000">
            <text:p>84602000</text:p>
          </table:table-cell>
          <table:table-cell office:value-type="float" office:value="83823000">
            <text:p>83823000</text:p>
          </table:table-cell>
          <table:table-cell office:value-type="float" office:value="82724000">
            <text:p>82724000</text:p>
          </table:table-cell>
          <table:table-cell office:value-type="float" office:value="82597000">
            <text:p>82597000</text:p>
          </table:table-cell>
          <table:table-cell office:value-type="float" office:value="87476000">
            <text:p>87476000</text:p>
          </table:table-cell>
          <table:table-cell office:value-type="float" office:value="83930000">
            <text:p>83930000</text:p>
          </table:table-cell>
          <table:table-cell office:value-type="float" office:value="83866000">
            <text:p>83866000</text:p>
          </table:table-cell>
          <table:table-cell office:value-type="float" office:value="91407000">
            <text:p>91407000</text:p>
          </table:table-cell>
          <table:table-cell office:value-type="float" office:value="88203000">
            <text:p>88203000</text:p>
          </table:table-cell>
          <table:table-cell office:value-type="float" office:value="84019000">
            <text:p>84019000</text:p>
          </table:table-cell>
          <table:table-cell office:value-type="float" office:value="84513000">
            <text:p>84513000</text:p>
          </table:table-cell>
          <table:table-cell office:value-type="float" office:value="84094000">
            <text:p>84094000</text:p>
          </table:table-cell>
          <table:table-cell office:value-type="float" office:value="96307000">
            <text:p>96307000</text:p>
          </table:table-cell>
          <table:table-cell office:value-type="float" office:value="100520000">
            <text:p>100520000</text:p>
          </table:table-cell>
          <table:table-cell office:value-type="float" office:value="103110000">
            <text:p>103110000</text:p>
          </table:table-cell>
          <table:table-cell office:value-type="float" office:value="74067000">
            <text:p>74067000</text:p>
          </table:table-cell>
          <table:table-cell office:value-type="float" office:value="72415000">
            <text:p>72415000</text:p>
          </table:table-cell>
          <table:table-cell office:value-type="float" office:value="72048000">
            <text:p>72048000</text:p>
          </table:table-cell>
          <table:table-cell office:value-type="float" office:value="68880000">
            <text:p>68880000</text:p>
          </table:table-cell>
          <table:table-cell office:value-type="float" office:value="72763000">
            <text:p>72763000</text:p>
          </table:table-cell>
          <table:table-cell office:value-type="float" office:value="68753000">
            <text:p>68753000</text:p>
          </table:table-cell>
          <table:table-cell office:value-type="float" office:value="73768000">
            <text:p>73768000</text:p>
          </table:table-cell>
          <table:table-cell office:value-type="float" office:value="72303000">
            <text:p>72303000</text:p>
          </table:table-cell>
          <table:table-cell office:value-type="float" office:value="94399000">
            <text:p>94399000</text:p>
          </table:table-cell>
          <table:table-cell office:value-type="float" office:value="88171000">
            <text:p>88171000</text:p>
          </table:table-cell>
          <table:table-cell office:value-type="float" office:value="93672000">
            <text:p>93672000</text:p>
          </table:table-cell>
          <table:table-cell office:value-type="float" office:value="87957000">
            <text:p>87957000</text:p>
          </table:table-cell>
          <table:table-cell office:value-type="float" office:value="87337000">
            <text:p>87337000</text:p>
          </table:table-cell>
          <table:table-cell office:value-type="float" office:value="91212000">
            <text:p>91212000</text:p>
          </table:table-cell>
          <table:table-cell office:value-type="float" office:value="87180000">
            <text:p>87180000</text:p>
          </table:table-cell>
          <table:table-cell office:value-type="float" office:value="88200000">
            <text:p>88200000</text:p>
          </table:table-cell>
          <table:table-cell office:value-type="float" office:value="83404000">
            <text:p>83404000</text:p>
          </table:table-cell>
          <table:table-cell office:value-type="float" office:value="83386000">
            <text:p>83386000</text:p>
          </table:table-cell>
          <table:table-cell office:value-type="float" office:value="83914000">
            <text:p>83914000</text:p>
          </table:table-cell>
          <table:table-cell office:value-type="float" office:value="83736000">
            <text:p>83736000</text:p>
          </table:table-cell>
          <table:table-cell office:value-type="float" office:value="87534000">
            <text:p>87534000</text:p>
          </table:table-cell>
          <table:table-cell office:value-type="float" office:value="86451000">
            <text:p>86451000</text:p>
          </table:table-cell>
          <table:table-cell office:value-type="float" office:value="83633000">
            <text:p>83633000</text:p>
          </table:table-cell>
          <table:table-cell table:number-columns-repeated="2"/>
          <table:table-cell office:value-type="float" office:value="46">
            <text:p>46</text:p>
          </table:table-cell>
          <table:table-cell table:formula="of:=AVERAGE([.A22:.CV22])" office:value-type="float" office:value="81307220">
            <text:p>81307220</text:p>
          </table:table-cell>
        </table:table-row>
        <table:table-row table:style-name="ro1">
          <table:table-cell office:value-type="float" office:value="82821000">
            <text:p>82821000</text:p>
          </table:table-cell>
          <table:table-cell office:value-type="float" office:value="88138000">
            <text:p>88138000</text:p>
          </table:table-cell>
          <table:table-cell office:value-type="float" office:value="82561000">
            <text:p>82561000</text:p>
          </table:table-cell>
          <table:table-cell office:value-type="float" office:value="86577000">
            <text:p>86577000</text:p>
          </table:table-cell>
          <table:table-cell office:value-type="float" office:value="82824000">
            <text:p>82824000</text:p>
          </table:table-cell>
          <table:table-cell office:value-type="float" office:value="87410000">
            <text:p>87410000</text:p>
          </table:table-cell>
          <table:table-cell office:value-type="float" office:value="82792000">
            <text:p>82792000</text:p>
          </table:table-cell>
          <table:table-cell office:value-type="float" office:value="86535000">
            <text:p>86535000</text:p>
          </table:table-cell>
          <table:table-cell office:value-type="float" office:value="90888000">
            <text:p>90888000</text:p>
          </table:table-cell>
          <table:table-cell office:value-type="float" office:value="90522000">
            <text:p>90522000</text:p>
          </table:table-cell>
          <table:table-cell office:value-type="float" office:value="91137000">
            <text:p>91137000</text:p>
          </table:table-cell>
          <table:table-cell office:value-type="float" office:value="85577000">
            <text:p>85577000</text:p>
          </table:table-cell>
          <table:table-cell office:value-type="float" office:value="86450000">
            <text:p>86450000</text:p>
          </table:table-cell>
          <table:table-cell office:value-type="float" office:value="85632000">
            <text:p>85632000</text:p>
          </table:table-cell>
          <table:table-cell office:value-type="float" office:value="85842000">
            <text:p>85842000</text:p>
          </table:table-cell>
          <table:table-cell office:value-type="float" office:value="87126000">
            <text:p>87126000</text:p>
          </table:table-cell>
          <table:table-cell office:value-type="float" office:value="90857000">
            <text:p>90857000</text:p>
          </table:table-cell>
          <table:table-cell office:value-type="float" office:value="90598000">
            <text:p>90598000</text:p>
          </table:table-cell>
          <table:table-cell office:value-type="float" office:value="77504000">
            <text:p>77504000</text:p>
          </table:table-cell>
          <table:table-cell office:value-type="float" office:value="81264000">
            <text:p>81264000</text:p>
          </table:table-cell>
          <table:table-cell office:value-type="float" office:value="77779000">
            <text:p>77779000</text:p>
          </table:table-cell>
          <table:table-cell office:value-type="float" office:value="80594000">
            <text:p>80594000</text:p>
          </table:table-cell>
          <table:table-cell office:value-type="float" office:value="82057000">
            <text:p>82057000</text:p>
          </table:table-cell>
          <table:table-cell office:value-type="float" office:value="81114000">
            <text:p>81114000</text:p>
          </table:table-cell>
          <table:table-cell office:value-type="float" office:value="82191000">
            <text:p>82191000</text:p>
          </table:table-cell>
          <table:table-cell office:value-type="float" office:value="76599000">
            <text:p>76599000</text:p>
          </table:table-cell>
          <table:table-cell office:value-type="float" office:value="86440000">
            <text:p>86440000</text:p>
          </table:table-cell>
          <table:table-cell office:value-type="float" office:value="81968000">
            <text:p>81968000</text:p>
          </table:table-cell>
          <table:table-cell office:value-type="float" office:value="82077000">
            <text:p>82077000</text:p>
          </table:table-cell>
          <table:table-cell office:value-type="float" office:value="81899000">
            <text:p>81899000</text:p>
          </table:table-cell>
          <table:table-cell office:value-type="float" office:value="82171000">
            <text:p>82171000</text:p>
          </table:table-cell>
          <table:table-cell office:value-type="float" office:value="85963000">
            <text:p>85963000</text:p>
          </table:table-cell>
          <table:table-cell office:value-type="float" office:value="82266000">
            <text:p>82266000</text:p>
          </table:table-cell>
          <table:table-cell office:value-type="float" office:value="76357000">
            <text:p>76357000</text:p>
          </table:table-cell>
          <table:table-cell office:value-type="float" office:value="69943000">
            <text:p>69943000</text:p>
          </table:table-cell>
          <table:table-cell office:value-type="float" office:value="70377000">
            <text:p>70377000</text:p>
          </table:table-cell>
          <table:table-cell office:value-type="float" office:value="70033000">
            <text:p>70033000</text:p>
          </table:table-cell>
          <table:table-cell office:value-type="float" office:value="69540000">
            <text:p>69540000</text:p>
          </table:table-cell>
          <table:table-cell office:value-type="float" office:value="69606000">
            <text:p>69606000</text:p>
          </table:table-cell>
          <table:table-cell office:value-type="float" office:value="69437000">
            <text:p>69437000</text:p>
          </table:table-cell>
          <table:table-cell office:value-type="float" office:value="70076000">
            <text:p>70076000</text:p>
          </table:table-cell>
          <table:table-cell office:value-type="float" office:value="69811000">
            <text:p>69811000</text:p>
          </table:table-cell>
          <table:table-cell office:value-type="float" office:value="74667000">
            <text:p>74667000</text:p>
          </table:table-cell>
          <table:table-cell office:value-type="float" office:value="75429000">
            <text:p>75429000</text:p>
          </table:table-cell>
          <table:table-cell office:value-type="float" office:value="78827000">
            <text:p>78827000</text:p>
          </table:table-cell>
          <table:table-cell office:value-type="float" office:value="78975000">
            <text:p>78975000</text:p>
          </table:table-cell>
          <table:table-cell office:value-type="float" office:value="79589000">
            <text:p>79589000</text:p>
          </table:table-cell>
          <table:table-cell office:value-type="float" office:value="74097000">
            <text:p>74097000</text:p>
          </table:table-cell>
          <table:table-cell office:value-type="float" office:value="78566000">
            <text:p>78566000</text:p>
          </table:table-cell>
          <table:table-cell office:value-type="float" office:value="74221000">
            <text:p>74221000</text:p>
          </table:table-cell>
          <table:table-cell office:value-type="float" office:value="112980000">
            <text:p>112980000</text:p>
          </table:table-cell>
          <table:table-cell office:value-type="float" office:value="107828000">
            <text:p>107828000</text:p>
          </table:table-cell>
          <table:table-cell office:value-type="float" office:value="107810000">
            <text:p>107810000</text:p>
          </table:table-cell>
          <table:table-cell office:value-type="float" office:value="107845000">
            <text:p>107845000</text:p>
          </table:table-cell>
          <table:table-cell office:value-type="float" office:value="113379000">
            <text:p>113379000</text:p>
          </table:table-cell>
          <table:table-cell office:value-type="float" office:value="107715000">
            <text:p>107715000</text:p>
          </table:table-cell>
          <table:table-cell office:value-type="float" office:value="81791000">
            <text:p>81791000</text:p>
          </table:table-cell>
          <table:table-cell office:value-type="float" office:value="80986000">
            <text:p>80986000</text:p>
          </table:table-cell>
          <table:table-cell office:value-type="float" office:value="80112000">
            <text:p>80112000</text:p>
          </table:table-cell>
          <table:table-cell office:value-type="float" office:value="88632000">
            <text:p>88632000</text:p>
          </table:table-cell>
          <table:table-cell office:value-type="float" office:value="85120000">
            <text:p>85120000</text:p>
          </table:table-cell>
          <table:table-cell office:value-type="float" office:value="80019000">
            <text:p>80019000</text:p>
          </table:table-cell>
          <table:table-cell office:value-type="float" office:value="79870000">
            <text:p>79870000</text:p>
          </table:table-cell>
          <table:table-cell office:value-type="float" office:value="86237000">
            <text:p>86237000</text:p>
          </table:table-cell>
          <table:table-cell office:value-type="float" office:value="95756000">
            <text:p>95756000</text:p>
          </table:table-cell>
          <table:table-cell office:value-type="float" office:value="96001000">
            <text:p>96001000</text:p>
          </table:table-cell>
          <table:table-cell office:value-type="float" office:value="95809000">
            <text:p>95809000</text:p>
          </table:table-cell>
          <table:table-cell office:value-type="float" office:value="95867000">
            <text:p>95867000</text:p>
          </table:table-cell>
          <table:table-cell office:value-type="float" office:value="101199000">
            <text:p>101199000</text:p>
          </table:table-cell>
          <table:table-cell office:value-type="float" office:value="95351000">
            <text:p>95351000</text:p>
          </table:table-cell>
          <table:table-cell office:value-type="float" office:value="70015000">
            <text:p>70015000</text:p>
          </table:table-cell>
          <table:table-cell office:value-type="float" office:value="69314000">
            <text:p>69314000</text:p>
          </table:table-cell>
          <table:table-cell office:value-type="float" office:value="69780000">
            <text:p>69780000</text:p>
          </table:table-cell>
          <table:table-cell office:value-type="float" office:value="73564000">
            <text:p>73564000</text:p>
          </table:table-cell>
          <table:table-cell office:value-type="float" office:value="69366000">
            <text:p>69366000</text:p>
          </table:table-cell>
          <table:table-cell office:value-type="float" office:value="70383000">
            <text:p>70383000</text:p>
          </table:table-cell>
          <table:table-cell office:value-type="float" office:value="70700000">
            <text:p>70700000</text:p>
          </table:table-cell>
          <table:table-cell office:value-type="float" office:value="69646000">
            <text:p>69646000</text:p>
          </table:table-cell>
          <table:table-cell office:value-type="float" office:value="76462000">
            <text:p>76462000</text:p>
          </table:table-cell>
          <table:table-cell office:value-type="float" office:value="78420000">
            <text:p>78420000</text:p>
          </table:table-cell>
          <table:table-cell office:value-type="float" office:value="82449000">
            <text:p>82449000</text:p>
          </table:table-cell>
          <table:table-cell office:value-type="float" office:value="82105000">
            <text:p>82105000</text:p>
          </table:table-cell>
          <table:table-cell office:value-type="float" office:value="82661000">
            <text:p>82661000</text:p>
          </table:table-cell>
          <table:table-cell office:value-type="float" office:value="81646000">
            <text:p>81646000</text:p>
          </table:table-cell>
          <table:table-cell office:value-type="float" office:value="81527000">
            <text:p>81527000</text:p>
          </table:table-cell>
          <table:table-cell office:value-type="float" office:value="78269000">
            <text:p>78269000</text:p>
          </table:table-cell>
          <table:table-cell office:value-type="float" office:value="97021000">
            <text:p>97021000</text:p>
          </table:table-cell>
          <table:table-cell office:value-type="float" office:value="96725000">
            <text:p>96725000</text:p>
          </table:table-cell>
          <table:table-cell office:value-type="float" office:value="96805000">
            <text:p>96805000</text:p>
          </table:table-cell>
          <table:table-cell office:value-type="float" office:value="95300000">
            <text:p>95300000</text:p>
          </table:table-cell>
          <table:table-cell office:value-type="float" office:value="101530000">
            <text:p>101530000</text:p>
          </table:table-cell>
          <table:table-cell office:value-type="float" office:value="96788000">
            <text:p>96788000</text:p>
          </table:table-cell>
          <table:table-cell office:value-type="float" office:value="98945000">
            <text:p>98945000</text:p>
          </table:table-cell>
          <table:table-cell office:value-type="float" office:value="108879000">
            <text:p>108879000</text:p>
          </table:table-cell>
          <table:table-cell office:value-type="float" office:value="113585000">
            <text:p>113585000</text:p>
          </table:table-cell>
          <table:table-cell office:value-type="float" office:value="108896000">
            <text:p>108896000</text:p>
          </table:table-cell>
          <table:table-cell office:value-type="float" office:value="108894000">
            <text:p>108894000</text:p>
          </table:table-cell>
          <table:table-cell office:value-type="float" office:value="113462000">
            <text:p>113462000</text:p>
          </table:table-cell>
          <table:table-cell office:value-type="float" office:value="112666000">
            <text:p>112666000</text:p>
          </table:table-cell>
          <table:table-cell office:value-type="float" office:value="88240000">
            <text:p>88240000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AVERAGE([.A23:.CV23])" office:value-type="float" office:value="85800740">
            <text:p>85800740</text:p>
          </table:table-cell>
        </table:table-row>
        <table:table-row table:style-name="ro1">
          <table:table-cell office:value-type="float" office:value="92933000">
            <text:p>92933000</text:p>
          </table:table-cell>
          <table:table-cell office:value-type="float" office:value="93525000">
            <text:p>93525000</text:p>
          </table:table-cell>
          <table:table-cell office:value-type="float" office:value="93867000">
            <text:p>93867000</text:p>
          </table:table-cell>
          <table:table-cell office:value-type="float" office:value="94622000">
            <text:p>94622000</text:p>
          </table:table-cell>
          <table:table-cell office:value-type="float" office:value="96876000">
            <text:p>96876000</text:p>
          </table:table-cell>
          <table:table-cell office:value-type="float" office:value="89767000">
            <text:p>89767000</text:p>
          </table:table-cell>
          <table:table-cell office:value-type="float" office:value="91861000">
            <text:p>91861000</text:p>
          </table:table-cell>
          <table:table-cell office:value-type="float" office:value="92049000">
            <text:p>92049000</text:p>
          </table:table-cell>
          <table:table-cell office:value-type="float" office:value="92234000">
            <text:p>92234000</text:p>
          </table:table-cell>
          <table:table-cell office:value-type="float" office:value="91215000">
            <text:p>91215000</text:p>
          </table:table-cell>
          <table:table-cell office:value-type="float" office:value="90869000">
            <text:p>90869000</text:p>
          </table:table-cell>
          <table:table-cell office:value-type="float" office:value="92551000">
            <text:p>92551000</text:p>
          </table:table-cell>
          <table:table-cell office:value-type="float" office:value="92807000">
            <text:p>92807000</text:p>
          </table:table-cell>
          <table:table-cell office:value-type="float" office:value="93332000">
            <text:p>93332000</text:p>
          </table:table-cell>
          <table:table-cell office:value-type="float" office:value="92902000">
            <text:p>92902000</text:p>
          </table:table-cell>
          <table:table-cell office:value-type="float" office:value="92099000">
            <text:p>92099000</text:p>
          </table:table-cell>
          <table:table-cell office:value-type="float" office:value="92899000">
            <text:p>92899000</text:p>
          </table:table-cell>
          <table:table-cell office:value-type="float" office:value="83928000">
            <text:p>83928000</text:p>
          </table:table-cell>
          <table:table-cell office:value-type="float" office:value="83829000">
            <text:p>83829000</text:p>
          </table:table-cell>
          <table:table-cell office:value-type="float" office:value="84540000">
            <text:p>84540000</text:p>
          </table:table-cell>
          <table:table-cell office:value-type="float" office:value="88576000">
            <text:p>88576000</text:p>
          </table:table-cell>
          <table:table-cell office:value-type="float" office:value="83873000">
            <text:p>83873000</text:p>
          </table:table-cell>
          <table:table-cell office:value-type="float" office:value="84796000">
            <text:p>84796000</text:p>
          </table:table-cell>
          <table:table-cell office:value-type="float" office:value="88569000">
            <text:p>88569000</text:p>
          </table:table-cell>
          <table:table-cell office:value-type="float" office:value="71772000">
            <text:p>71772000</text:p>
          </table:table-cell>
          <table:table-cell office:value-type="float" office:value="73537000">
            <text:p>73537000</text:p>
          </table:table-cell>
          <table:table-cell office:value-type="float" office:value="70149000">
            <text:p>70149000</text:p>
          </table:table-cell>
          <table:table-cell office:value-type="float" office:value="66444000">
            <text:p>66444000</text:p>
          </table:table-cell>
          <table:table-cell office:value-type="float" office:value="70102000">
            <text:p>70102000</text:p>
          </table:table-cell>
          <table:table-cell office:value-type="float" office:value="66959000">
            <text:p>66959000</text:p>
          </table:table-cell>
          <table:table-cell office:value-type="float" office:value="72493000">
            <text:p>72493000</text:p>
          </table:table-cell>
          <table:table-cell office:value-type="float" office:value="70017000">
            <text:p>70017000</text:p>
          </table:table-cell>
          <table:table-cell office:value-type="float" office:value="88131000">
            <text:p>88131000</text:p>
          </table:table-cell>
          <table:table-cell office:value-type="float" office:value="81151000">
            <text:p>81151000</text:p>
          </table:table-cell>
          <table:table-cell office:value-type="float" office:value="84355000">
            <text:p>84355000</text:p>
          </table:table-cell>
          <table:table-cell office:value-type="float" office:value="80979000">
            <text:p>80979000</text:p>
          </table:table-cell>
          <table:table-cell office:value-type="float" office:value="85438000">
            <text:p>85438000</text:p>
          </table:table-cell>
          <table:table-cell office:value-type="float" office:value="86737000">
            <text:p>86737000</text:p>
          </table:table-cell>
          <table:table-cell office:value-type="float" office:value="80706000">
            <text:p>80706000</text:p>
          </table:table-cell>
          <table:table-cell office:value-type="float" office:value="89480000">
            <text:p>89480000</text:p>
          </table:table-cell>
          <table:table-cell office:value-type="float" office:value="89522000">
            <text:p>89522000</text:p>
          </table:table-cell>
          <table:table-cell office:value-type="float" office:value="89460000">
            <text:p>89460000</text:p>
          </table:table-cell>
          <table:table-cell office:value-type="float" office:value="89318000">
            <text:p>89318000</text:p>
          </table:table-cell>
          <table:table-cell office:value-type="float" office:value="93200000">
            <text:p>93200000</text:p>
          </table:table-cell>
          <table:table-cell office:value-type="float" office:value="93051000">
            <text:p>93051000</text:p>
          </table:table-cell>
          <table:table-cell office:value-type="float" office:value="96225000">
            <text:p>96225000</text:p>
          </table:table-cell>
          <table:table-cell office:value-type="float" office:value="75488000">
            <text:p>75488000</text:p>
          </table:table-cell>
          <table:table-cell office:value-type="float" office:value="79427000">
            <text:p>79427000</text:p>
          </table:table-cell>
          <table:table-cell office:value-type="float" office:value="76076000">
            <text:p>76076000</text:p>
          </table:table-cell>
          <table:table-cell office:value-type="float" office:value="78917000">
            <text:p>78917000</text:p>
          </table:table-cell>
          <table:table-cell office:value-type="float" office:value="80952000">
            <text:p>80952000</text:p>
          </table:table-cell>
          <table:table-cell office:value-type="float" office:value="81424000">
            <text:p>81424000</text:p>
          </table:table-cell>
          <table:table-cell office:value-type="float" office:value="75621000">
            <text:p>75621000</text:p>
          </table:table-cell>
          <table:table-cell office:value-type="float" office:value="75720000">
            <text:p>75720000</text:p>
          </table:table-cell>
          <table:table-cell office:value-type="float" office:value="77883000">
            <text:p>77883000</text:p>
          </table:table-cell>
          <table:table-cell office:value-type="float" office:value="79485000">
            <text:p>79485000</text:p>
          </table:table-cell>
          <table:table-cell office:value-type="float" office:value="79781000">
            <text:p>79781000</text:p>
          </table:table-cell>
          <table:table-cell office:value-type="float" office:value="78519000">
            <text:p>78519000</text:p>
          </table:table-cell>
          <table:table-cell office:value-type="float" office:value="80967000">
            <text:p>80967000</text:p>
          </table:table-cell>
          <table:table-cell office:value-type="float" office:value="75356000">
            <text:p>75356000</text:p>
          </table:table-cell>
          <table:table-cell office:value-type="float" office:value="85162000">
            <text:p>85162000</text:p>
          </table:table-cell>
          <table:table-cell office:value-type="float" office:value="81887000">
            <text:p>81887000</text:p>
          </table:table-cell>
          <table:table-cell office:value-type="float" office:value="81429000">
            <text:p>81429000</text:p>
          </table:table-cell>
          <table:table-cell office:value-type="float" office:value="81293000">
            <text:p>81293000</text:p>
          </table:table-cell>
          <table:table-cell office:value-type="float" office:value="81519000">
            <text:p>81519000</text:p>
          </table:table-cell>
          <table:table-cell office:value-type="float" office:value="81489000">
            <text:p>81489000</text:p>
          </table:table-cell>
          <table:table-cell office:value-type="float" office:value="91088000">
            <text:p>91088000</text:p>
          </table:table-cell>
          <table:table-cell office:value-type="float" office:value="78676000">
            <text:p>78676000</text:p>
          </table:table-cell>
          <table:table-cell office:value-type="float" office:value="85287000">
            <text:p>85287000</text:p>
          </table:table-cell>
          <table:table-cell office:value-type="float" office:value="82090000">
            <text:p>82090000</text:p>
          </table:table-cell>
          <table:table-cell office:value-type="float" office:value="82675000">
            <text:p>82675000</text:p>
          </table:table-cell>
          <table:table-cell office:value-type="float" office:value="78932000">
            <text:p>78932000</text:p>
          </table:table-cell>
          <table:table-cell office:value-type="float" office:value="78611000">
            <text:p>78611000</text:p>
          </table:table-cell>
          <table:table-cell office:value-type="float" office:value="82177000">
            <text:p>82177000</text:p>
          </table:table-cell>
          <table:table-cell office:value-type="float" office:value="77799000">
            <text:p>77799000</text:p>
          </table:table-cell>
          <table:table-cell office:value-type="float" office:value="82784000">
            <text:p>82784000</text:p>
          </table:table-cell>
          <table:table-cell office:value-type="float" office:value="79776000">
            <text:p>79776000</text:p>
          </table:table-cell>
          <table:table-cell office:value-type="float" office:value="79528000">
            <text:p>79528000</text:p>
          </table:table-cell>
          <table:table-cell office:value-type="float" office:value="79808000">
            <text:p>79808000</text:p>
          </table:table-cell>
          <table:table-cell office:value-type="float" office:value="80046000">
            <text:p>80046000</text:p>
          </table:table-cell>
          <table:table-cell office:value-type="float" office:value="79876000">
            <text:p>79876000</text:p>
          </table:table-cell>
          <table:table-cell office:value-type="float" office:value="79121000">
            <text:p>79121000</text:p>
          </table:table-cell>
          <table:table-cell office:value-type="float" office:value="74536000">
            <text:p>74536000</text:p>
          </table:table-cell>
          <table:table-cell office:value-type="float" office:value="76262000">
            <text:p>76262000</text:p>
          </table:table-cell>
          <table:table-cell office:value-type="float" office:value="74757000">
            <text:p>74757000</text:p>
          </table:table-cell>
          <table:table-cell office:value-type="float" office:value="77270000">
            <text:p>77270000</text:p>
          </table:table-cell>
          <table:table-cell office:value-type="float" office:value="81320000">
            <text:p>81320000</text:p>
          </table:table-cell>
          <table:table-cell office:value-type="float" office:value="82109000">
            <text:p>82109000</text:p>
          </table:table-cell>
          <table:table-cell office:value-type="float" office:value="82673000">
            <text:p>82673000</text:p>
          </table:table-cell>
          <table:table-cell office:value-type="float" office:value="81813000">
            <text:p>81813000</text:p>
          </table:table-cell>
          <table:table-cell office:value-type="float" office:value="84160000">
            <text:p>84160000</text:p>
          </table:table-cell>
          <table:table-cell office:value-type="float" office:value="77464000">
            <text:p>77464000</text:p>
          </table:table-cell>
          <table:table-cell office:value-type="float" office:value="82543000">
            <text:p>82543000</text:p>
          </table:table-cell>
          <table:table-cell office:value-type="float" office:value="78557000">
            <text:p>78557000</text:p>
          </table:table-cell>
          <table:table-cell office:value-type="float" office:value="82873000">
            <text:p>82873000</text:p>
          </table:table-cell>
          <table:table-cell office:value-type="float" office:value="83129000">
            <text:p>83129000</text:p>
          </table:table-cell>
          <table:table-cell office:value-type="float" office:value="81508000">
            <text:p>81508000</text:p>
          </table:table-cell>
          <table:table-cell office:value-type="float" office:value="82419000">
            <text:p>82419000</text:p>
          </table:table-cell>
          <table:table-cell office:value-type="float" office:value="82528000">
            <text:p>82528000</text:p>
          </table:table-cell>
          <table:table-cell office:value-type="float" office:value="70482000">
            <text:p>70482000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AVERAGE([.A24:.CV24])" office:value-type="float" office:value="82868170">
            <text:p>82868170</text:p>
          </table:table-cell>
        </table:table-row>
        <table:table-row table:style-name="ro1">
          <table:table-cell office:value-type="float" office:value="88448000">
            <text:p>88448000</text:p>
          </table:table-cell>
          <table:table-cell office:value-type="float" office:value="91693000">
            <text:p>91693000</text:p>
          </table:table-cell>
          <table:table-cell office:value-type="float" office:value="92476000">
            <text:p>92476000</text:p>
          </table:table-cell>
          <table:table-cell office:value-type="float" office:value="91577000">
            <text:p>91577000</text:p>
          </table:table-cell>
          <table:table-cell office:value-type="float" office:value="92309000">
            <text:p>92309000</text:p>
          </table:table-cell>
          <table:table-cell office:value-type="float" office:value="91950000">
            <text:p>91950000</text:p>
          </table:table-cell>
          <table:table-cell office:value-type="float" office:value="94706000">
            <text:p>94706000</text:p>
          </table:table-cell>
          <table:table-cell office:value-type="float" office:value="95434000">
            <text:p>95434000</text:p>
          </table:table-cell>
          <table:table-cell office:value-type="float" office:value="99404000">
            <text:p>99404000</text:p>
          </table:table-cell>
          <table:table-cell office:value-type="float" office:value="94405000">
            <text:p>94405000</text:p>
          </table:table-cell>
          <table:table-cell office:value-type="float" office:value="94783000">
            <text:p>94783000</text:p>
          </table:table-cell>
          <table:table-cell office:value-type="float" office:value="94720000">
            <text:p>94720000</text:p>
          </table:table-cell>
          <table:table-cell office:value-type="float" office:value="98319000">
            <text:p>98319000</text:p>
          </table:table-cell>
          <table:table-cell office:value-type="float" office:value="96534000">
            <text:p>96534000</text:p>
          </table:table-cell>
          <table:table-cell office:value-type="float" office:value="100191000">
            <text:p>100191000</text:p>
          </table:table-cell>
          <table:table-cell office:value-type="float" office:value="96307000">
            <text:p>96307000</text:p>
          </table:table-cell>
          <table:table-cell office:value-type="float" office:value="93837000">
            <text:p>93837000</text:p>
          </table:table-cell>
          <table:table-cell table:number-columns-repeated="2" office:value-type="float" office:value="92783000">
            <text:p>92783000</text:p>
          </table:table-cell>
          <table:table-cell office:value-type="float" office:value="93208000">
            <text:p>93208000</text:p>
          </table:table-cell>
          <table:table-cell office:value-type="float" office:value="96035000">
            <text:p>96035000</text:p>
          </table:table-cell>
          <table:table-cell office:value-type="float" office:value="92511000">
            <text:p>92511000</text:p>
          </table:table-cell>
          <table:table-cell office:value-type="float" office:value="79175000">
            <text:p>79175000</text:p>
          </table:table-cell>
          <table:table-cell office:value-type="float" office:value="79251000">
            <text:p>79251000</text:p>
          </table:table-cell>
          <table:table-cell office:value-type="float" office:value="82409000">
            <text:p>82409000</text:p>
          </table:table-cell>
          <table:table-cell office:value-type="float" office:value="81874000">
            <text:p>81874000</text:p>
          </table:table-cell>
          <table:table-cell office:value-type="float" office:value="79097000">
            <text:p>79097000</text:p>
          </table:table-cell>
          <table:table-cell office:value-type="float" office:value="82948000">
            <text:p>82948000</text:p>
          </table:table-cell>
          <table:table-cell office:value-type="float" office:value="79129000">
            <text:p>79129000</text:p>
          </table:table-cell>
          <table:table-cell office:value-type="float" office:value="100071000">
            <text:p>100071000</text:p>
          </table:table-cell>
          <table:table-cell office:value-type="float" office:value="104357000">
            <text:p>104357000</text:p>
          </table:table-cell>
          <table:table-cell office:value-type="float" office:value="104923000">
            <text:p>104923000</text:p>
          </table:table-cell>
          <table:table-cell office:value-type="float" office:value="104105000">
            <text:p>104105000</text:p>
          </table:table-cell>
          <table:table-cell office:value-type="float" office:value="104496000">
            <text:p>104496000</text:p>
          </table:table-cell>
          <table:table-cell office:value-type="float" office:value="103886000">
            <text:p>103886000</text:p>
          </table:table-cell>
          <table:table-cell office:value-type="float" office:value="103213000">
            <text:p>103213000</text:p>
          </table:table-cell>
          <table:table-cell office:value-type="float" office:value="102916000">
            <text:p>102916000</text:p>
          </table:table-cell>
          <table:table-cell office:value-type="float" office:value="102929000">
            <text:p>102929000</text:p>
          </table:table-cell>
          <table:table-cell office:value-type="float" office:value="103546000">
            <text:p>103546000</text:p>
          </table:table-cell>
          <table:table-cell office:value-type="float" office:value="102843000">
            <text:p>102843000</text:p>
          </table:table-cell>
          <table:table-cell office:value-type="float" office:value="99541000">
            <text:p>99541000</text:p>
          </table:table-cell>
          <table:table-cell office:value-type="float" office:value="99639000">
            <text:p>99639000</text:p>
          </table:table-cell>
          <table:table-cell office:value-type="float" office:value="97828000">
            <text:p>97828000</text:p>
          </table:table-cell>
          <table:table-cell office:value-type="float" office:value="93350000">
            <text:p>93350000</text:p>
          </table:table-cell>
          <table:table-cell office:value-type="float" office:value="97340000">
            <text:p>97340000</text:p>
          </table:table-cell>
          <table:table-cell office:value-type="float" office:value="96020000">
            <text:p>96020000</text:p>
          </table:table-cell>
          <table:table-cell office:value-type="float" office:value="92765000">
            <text:p>92765000</text:p>
          </table:table-cell>
          <table:table-cell office:value-type="float" office:value="83581000">
            <text:p>83581000</text:p>
          </table:table-cell>
          <table:table-cell office:value-type="float" office:value="80184000">
            <text:p>80184000</text:p>
          </table:table-cell>
          <table:table-cell office:value-type="float" office:value="80305000">
            <text:p>80305000</text:p>
          </table:table-cell>
          <table:table-cell office:value-type="float" office:value="80150000">
            <text:p>80150000</text:p>
          </table:table-cell>
          <table:table-cell office:value-type="float" office:value="84854000">
            <text:p>84854000</text:p>
          </table:table-cell>
          <table:table-cell office:value-type="float" office:value="87139000">
            <text:p>87139000</text:p>
          </table:table-cell>
          <table:table-cell office:value-type="float" office:value="84059000">
            <text:p>84059000</text:p>
          </table:table-cell>
          <table:table-cell office:value-type="float" office:value="97516000">
            <text:p>97516000</text:p>
          </table:table-cell>
          <table:table-cell office:value-type="float" office:value="97243000">
            <text:p>97243000</text:p>
          </table:table-cell>
          <table:table-cell office:value-type="float" office:value="101220000">
            <text:p>101220000</text:p>
          </table:table-cell>
          <table:table-cell office:value-type="float" office:value="99059000">
            <text:p>99059000</text:p>
          </table:table-cell>
          <table:table-cell office:value-type="float" office:value="102117000">
            <text:p>102117000</text:p>
          </table:table-cell>
          <table:table-cell office:value-type="float" office:value="96788000">
            <text:p>96788000</text:p>
          </table:table-cell>
          <table:table-cell office:value-type="float" office:value="81009000">
            <text:p>81009000</text:p>
          </table:table-cell>
          <table:table-cell office:value-type="float" office:value="81046000">
            <text:p>81046000</text:p>
          </table:table-cell>
          <table:table-cell office:value-type="float" office:value="82357000">
            <text:p>82357000</text:p>
          </table:table-cell>
          <table:table-cell office:value-type="float" office:value="80876000">
            <text:p>80876000</text:p>
          </table:table-cell>
          <table:table-cell office:value-type="float" office:value="81550000">
            <text:p>81550000</text:p>
          </table:table-cell>
          <table:table-cell office:value-type="float" office:value="86457000">
            <text:p>86457000</text:p>
          </table:table-cell>
          <table:table-cell office:value-type="float" office:value="80895000">
            <text:p>80895000</text:p>
          </table:table-cell>
          <table:table-cell office:value-type="float" office:value="105242000">
            <text:p>105242000</text:p>
          </table:table-cell>
          <table:table-cell office:value-type="float" office:value="104875000">
            <text:p>104875000</text:p>
          </table:table-cell>
          <table:table-cell office:value-type="float" office:value="104808000">
            <text:p>104808000</text:p>
          </table:table-cell>
          <table:table-cell office:value-type="float" office:value="104688000">
            <text:p>104688000</text:p>
          </table:table-cell>
          <table:table-cell office:value-type="float" office:value="109596000">
            <text:p>109596000</text:p>
          </table:table-cell>
          <table:table-cell office:value-type="float" office:value="105588000">
            <text:p>105588000</text:p>
          </table:table-cell>
          <table:table-cell office:value-type="float" office:value="95217000">
            <text:p>95217000</text:p>
          </table:table-cell>
          <table:table-cell office:value-type="float" office:value="90919000">
            <text:p>90919000</text:p>
          </table:table-cell>
          <table:table-cell office:value-type="float" office:value="91603000">
            <text:p>91603000</text:p>
          </table:table-cell>
          <table:table-cell office:value-type="float" office:value="94368000">
            <text:p>94368000</text:p>
          </table:table-cell>
          <table:table-cell office:value-type="float" office:value="91081000">
            <text:p>91081000</text:p>
          </table:table-cell>
          <table:table-cell office:value-type="float" office:value="94348000">
            <text:p>94348000</text:p>
          </table:table-cell>
          <table:table-cell office:value-type="float" office:value="90166000">
            <text:p>90166000</text:p>
          </table:table-cell>
          <table:table-cell office:value-type="float" office:value="87264000">
            <text:p>87264000</text:p>
          </table:table-cell>
          <table:table-cell office:value-type="float" office:value="83605000">
            <text:p>83605000</text:p>
          </table:table-cell>
          <table:table-cell office:value-type="float" office:value="84548000">
            <text:p>84548000</text:p>
          </table:table-cell>
          <table:table-cell office:value-type="float" office:value="87546000">
            <text:p>87546000</text:p>
          </table:table-cell>
          <table:table-cell office:value-type="float" office:value="100579000">
            <text:p>100579000</text:p>
          </table:table-cell>
          <table:table-cell office:value-type="float" office:value="102416000">
            <text:p>102416000</text:p>
          </table:table-cell>
          <table:table-cell office:value-type="float" office:value="97675000">
            <text:p>97675000</text:p>
          </table:table-cell>
          <table:table-cell office:value-type="float" office:value="101774000">
            <text:p>101774000</text:p>
          </table:table-cell>
          <table:table-cell office:value-type="float" office:value="101610000">
            <text:p>101610000</text:p>
          </table:table-cell>
          <table:table-cell office:value-type="float" office:value="101726000">
            <text:p>101726000</text:p>
          </table:table-cell>
          <table:table-cell office:value-type="float" office:value="98614000">
            <text:p>98614000</text:p>
          </table:table-cell>
          <table:table-cell office:value-type="float" office:value="93151000">
            <text:p>93151000</text:p>
          </table:table-cell>
          <table:table-cell office:value-type="float" office:value="93814000">
            <text:p>93814000</text:p>
          </table:table-cell>
          <table:table-cell office:value-type="float" office:value="93318000">
            <text:p>93318000</text:p>
          </table:table-cell>
          <table:table-cell office:value-type="float" office:value="94280000">
            <text:p>94280000</text:p>
          </table:table-cell>
          <table:table-cell office:value-type="float" office:value="92108000">
            <text:p>92108000</text:p>
          </table:table-cell>
          <table:table-cell office:value-type="float" office:value="93166000">
            <text:p>93166000</text:p>
          </table:table-cell>
          <table:table-cell office:value-type="float" office:value="92726000">
            <text:p>92726000</text:p>
          </table:table-cell>
          <table:table-cell office:value-type="float" office:value="87598000">
            <text:p>87598000</text:p>
          </table:table-cell>
          <table:table-cell office:value-type="float" office:value="86163000">
            <text:p>86163000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AVERAGE([.A25:.CV25])" office:value-type="float" office:value="93566490">
            <text:p>93566490</text:p>
          </table:table-cell>
        </table:table-row>
        <table:table-row table:style-name="ro1">
          <table:table-cell office:value-type="float" office:value="87342000">
            <text:p>87342000</text:p>
          </table:table-cell>
          <table:table-cell office:value-type="float" office:value="92103000">
            <text:p>92103000</text:p>
          </table:table-cell>
          <table:table-cell office:value-type="float" office:value="91789000">
            <text:p>91789000</text:p>
          </table:table-cell>
          <table:table-cell office:value-type="float" office:value="87078000">
            <text:p>87078000</text:p>
          </table:table-cell>
          <table:table-cell office:value-type="float" office:value="90462000">
            <text:p>90462000</text:p>
          </table:table-cell>
          <table:table-cell office:value-type="float" office:value="83585000">
            <text:p>83585000</text:p>
          </table:table-cell>
          <table:table-cell office:value-type="float" office:value="83622000">
            <text:p>83622000</text:p>
          </table:table-cell>
          <table:table-cell office:value-type="float" office:value="83469000">
            <text:p>83469000</text:p>
          </table:table-cell>
          <table:table-cell office:value-type="float" office:value="83416000">
            <text:p>83416000</text:p>
          </table:table-cell>
          <table:table-cell office:value-type="float" office:value="87948000">
            <text:p>87948000</text:p>
          </table:table-cell>
          <table:table-cell office:value-type="float" office:value="83268000">
            <text:p>83268000</text:p>
          </table:table-cell>
          <table:table-cell office:value-type="float" office:value="83514000">
            <text:p>83514000</text:p>
          </table:table-cell>
          <table:table-cell office:value-type="float" office:value="103526000">
            <text:p>103526000</text:p>
          </table:table-cell>
          <table:table-cell office:value-type="float" office:value="104550000">
            <text:p>104550000</text:p>
          </table:table-cell>
          <table:table-cell office:value-type="float" office:value="104365000">
            <text:p>104365000</text:p>
          </table:table-cell>
          <table:table-cell office:value-type="float" office:value="103997000">
            <text:p>103997000</text:p>
          </table:table-cell>
          <table:table-cell office:value-type="float" office:value="104908000">
            <text:p>104908000</text:p>
          </table:table-cell>
          <table:table-cell office:value-type="float" office:value="104425000">
            <text:p>104425000</text:p>
          </table:table-cell>
          <table:table-cell office:value-type="float" office:value="107367000">
            <text:p>107367000</text:p>
          </table:table-cell>
          <table:table-cell office:value-type="float" office:value="96429000">
            <text:p>96429000</text:p>
          </table:table-cell>
          <table:table-cell office:value-type="float" office:value="94997000">
            <text:p>94997000</text:p>
          </table:table-cell>
          <table:table-cell office:value-type="float" office:value="99484000">
            <text:p>99484000</text:p>
          </table:table-cell>
          <table:table-cell office:value-type="float" office:value="100118000">
            <text:p>100118000</text:p>
          </table:table-cell>
          <table:table-cell office:value-type="float" office:value="99667000">
            <text:p>99667000</text:p>
          </table:table-cell>
          <table:table-cell office:value-type="float" office:value="96815000">
            <text:p>96815000</text:p>
          </table:table-cell>
          <table:table-cell office:value-type="float" office:value="86600000">
            <text:p>86600000</text:p>
          </table:table-cell>
          <table:table-cell office:value-type="float" office:value="82649000">
            <text:p>82649000</text:p>
          </table:table-cell>
          <table:table-cell office:value-type="float" office:value="82221000">
            <text:p>82221000</text:p>
          </table:table-cell>
          <table:table-cell office:value-type="float" office:value="82032000">
            <text:p>82032000</text:p>
          </table:table-cell>
          <table:table-cell office:value-type="float" office:value="82044000">
            <text:p>82044000</text:p>
          </table:table-cell>
          <table:table-cell office:value-type="float" office:value="82398000">
            <text:p>82398000</text:p>
          </table:table-cell>
          <table:table-cell office:value-type="float" office:value="81918000">
            <text:p>81918000</text:p>
          </table:table-cell>
          <table:table-cell office:value-type="float" office:value="92631000">
            <text:p>92631000</text:p>
          </table:table-cell>
          <table:table-cell office:value-type="float" office:value="92491000">
            <text:p>92491000</text:p>
          </table:table-cell>
          <table:table-cell office:value-type="float" office:value="96862000">
            <text:p>96862000</text:p>
          </table:table-cell>
          <table:table-cell office:value-type="float" office:value="99266000">
            <text:p>99266000</text:p>
          </table:table-cell>
          <table:table-cell office:value-type="float" office:value="96993000">
            <text:p>96993000</text:p>
          </table:table-cell>
          <table:table-cell office:value-type="float" office:value="93021000">
            <text:p>93021000</text:p>
          </table:table-cell>
          <table:table-cell office:value-type="float" office:value="92432000">
            <text:p>92432000</text:p>
          </table:table-cell>
          <table:table-cell office:value-type="float" office:value="81429000">
            <text:p>81429000</text:p>
          </table:table-cell>
          <table:table-cell office:value-type="float" office:value="85209000">
            <text:p>85209000</text:p>
          </table:table-cell>
          <table:table-cell office:value-type="float" office:value="83047000">
            <text:p>83047000</text:p>
          </table:table-cell>
          <table:table-cell office:value-type="float" office:value="82264000">
            <text:p>82264000</text:p>
          </table:table-cell>
          <table:table-cell office:value-type="float" office:value="78022000">
            <text:p>78022000</text:p>
          </table:table-cell>
          <table:table-cell office:value-type="float" office:value="82461000">
            <text:p>82461000</text:p>
          </table:table-cell>
          <table:table-cell office:value-type="float" office:value="83233000">
            <text:p>83233000</text:p>
          </table:table-cell>
          <table:table-cell office:value-type="float" office:value="100610000">
            <text:p>100610000</text:p>
          </table:table-cell>
          <table:table-cell office:value-type="float" office:value="104195000">
            <text:p>104195000</text:p>
          </table:table-cell>
          <table:table-cell office:value-type="float" office:value="104901000">
            <text:p>104901000</text:p>
          </table:table-cell>
          <table:table-cell office:value-type="float" office:value="105279000">
            <text:p>105279000</text:p>
          </table:table-cell>
          <table:table-cell office:value-type="float" office:value="103877000">
            <text:p>103877000</text:p>
          </table:table-cell>
          <table:table-cell office:value-type="float" office:value="105025000">
            <text:p>105025000</text:p>
          </table:table-cell>
          <table:table-cell office:value-type="float" office:value="100140000">
            <text:p>100140000</text:p>
          </table:table-cell>
          <table:table-cell office:value-type="float" office:value="94826000">
            <text:p>94826000</text:p>
          </table:table-cell>
          <table:table-cell office:value-type="float" office:value="91024000">
            <text:p>91024000</text:p>
          </table:table-cell>
          <table:table-cell office:value-type="float" office:value="94873000">
            <text:p>94873000</text:p>
          </table:table-cell>
          <table:table-cell office:value-type="float" office:value="90987000">
            <text:p>90987000</text:p>
          </table:table-cell>
          <table:table-cell office:value-type="float" office:value="91332000">
            <text:p>91332000</text:p>
          </table:table-cell>
          <table:table-cell office:value-type="float" office:value="92034000">
            <text:p>92034000</text:p>
          </table:table-cell>
          <table:table-cell office:value-type="float" office:value="91272000">
            <text:p>91272000</text:p>
          </table:table-cell>
          <table:table-cell office:value-type="float" office:value="89178000">
            <text:p>89178000</text:p>
          </table:table-cell>
          <table:table-cell office:value-type="float" office:value="93238000">
            <text:p>93238000</text:p>
          </table:table-cell>
          <table:table-cell office:value-type="float" office:value="93103000">
            <text:p>93103000</text:p>
          </table:table-cell>
          <table:table-cell office:value-type="float" office:value="92932000">
            <text:p>92932000</text:p>
          </table:table-cell>
          <table:table-cell office:value-type="float" office:value="89086000">
            <text:p>89086000</text:p>
          </table:table-cell>
          <table:table-cell office:value-type="float" office:value="89323000">
            <text:p>89323000</text:p>
          </table:table-cell>
          <table:table-cell office:value-type="float" office:value="82363000">
            <text:p>82363000</text:p>
          </table:table-cell>
          <table:table-cell office:value-type="float" office:value="82737000">
            <text:p>82737000</text:p>
          </table:table-cell>
          <table:table-cell office:value-type="float" office:value="84807000">
            <text:p>84807000</text:p>
          </table:table-cell>
          <table:table-cell office:value-type="float" office:value="77643000">
            <text:p>77643000</text:p>
          </table:table-cell>
          <table:table-cell office:value-type="float" office:value="85088000">
            <text:p>85088000</text:p>
          </table:table-cell>
          <table:table-cell office:value-type="float" office:value="77607000">
            <text:p>77607000</text:p>
          </table:table-cell>
          <table:table-cell office:value-type="float" office:value="83255000">
            <text:p>83255000</text:p>
          </table:table-cell>
          <table:table-cell office:value-type="float" office:value="80635000">
            <text:p>80635000</text:p>
          </table:table-cell>
          <table:table-cell office:value-type="float" office:value="104198000">
            <text:p>104198000</text:p>
          </table:table-cell>
          <table:table-cell office:value-type="float" office:value="104000000">
            <text:p>104000000</text:p>
          </table:table-cell>
          <table:table-cell office:value-type="float" office:value="97773000">
            <text:p>97773000</text:p>
          </table:table-cell>
          <table:table-cell office:value-type="float" office:value="94010000">
            <text:p>94010000</text:p>
          </table:table-cell>
          <table:table-cell office:value-type="float" office:value="98890000">
            <text:p>98890000</text:p>
          </table:table-cell>
          <table:table-cell office:value-type="float" office:value="94030000">
            <text:p>94030000</text:p>
          </table:table-cell>
          <table:table-cell office:value-type="float" office:value="94100000">
            <text:p>94100000</text:p>
          </table:table-cell>
          <table:table-cell office:value-type="float" office:value="94350000">
            <text:p>94350000</text:p>
          </table:table-cell>
          <table:table-cell office:value-type="float" office:value="98712000">
            <text:p>98712000</text:p>
          </table:table-cell>
          <table:table-cell office:value-type="float" office:value="128936000">
            <text:p>128936000</text:p>
          </table:table-cell>
          <table:table-cell office:value-type="float" office:value="128872000">
            <text:p>128872000</text:p>
          </table:table-cell>
          <table:table-cell office:value-type="float" office:value="128894000">
            <text:p>128894000</text:p>
          </table:table-cell>
          <table:table-cell office:value-type="float" office:value="129039000">
            <text:p>129039000</text:p>
          </table:table-cell>
          <table:table-cell office:value-type="float" office:value="129138000">
            <text:p>129138000</text:p>
          </table:table-cell>
          <table:table-cell office:value-type="float" office:value="128880000">
            <text:p>128880000</text:p>
          </table:table-cell>
          <table:table-cell office:value-type="float" office:value="89038000">
            <text:p>89038000</text:p>
          </table:table-cell>
          <table:table-cell office:value-type="float" office:value="89047000">
            <text:p>89047000</text:p>
          </table:table-cell>
          <table:table-cell office:value-type="float" office:value="94670000">
            <text:p>94670000</text:p>
          </table:table-cell>
          <table:table-cell office:value-type="float" office:value="89135000">
            <text:p>89135000</text:p>
          </table:table-cell>
          <table:table-cell office:value-type="float" office:value="88588000">
            <text:p>88588000</text:p>
          </table:table-cell>
          <table:table-cell office:value-type="float" office:value="93285000">
            <text:p>93285000</text:p>
          </table:table-cell>
          <table:table-cell office:value-type="float" office:value="90554000">
            <text:p>90554000</text:p>
          </table:table-cell>
          <table:table-cell office:value-type="float" office:value="87125000">
            <text:p>87125000</text:p>
          </table:table-cell>
          <table:table-cell office:value-type="float" office:value="89536000">
            <text:p>89536000</text:p>
          </table:table-cell>
          <table:table-cell office:value-type="float" office:value="86381000">
            <text:p>86381000</text:p>
          </table:table-cell>
          <table:table-cell office:value-type="float" office:value="89343000">
            <text:p>89343000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AVERAGE([.A26:.CV26])" office:value-type="float" office:value="93893610">
            <text:p>93893610</text:p>
          </table:table-cell>
        </table:table-row>
        <table:table-row table:style-name="ro1">
          <table:table-cell office:value-type="float" office:value="98810000">
            <text:p>98810000</text:p>
          </table:table-cell>
          <table:table-cell office:value-type="float" office:value="99361000">
            <text:p>99361000</text:p>
          </table:table-cell>
          <table:table-cell office:value-type="float" office:value="91488000">
            <text:p>91488000</text:p>
          </table:table-cell>
          <table:table-cell office:value-type="float" office:value="91492000">
            <text:p>91492000</text:p>
          </table:table-cell>
          <table:table-cell office:value-type="float" office:value="91435000">
            <text:p>91435000</text:p>
          </table:table-cell>
          <table:table-cell office:value-type="float" office:value="91940000">
            <text:p>91940000</text:p>
          </table:table-cell>
          <table:table-cell office:value-type="float" office:value="96774000">
            <text:p>96774000</text:p>
          </table:table-cell>
          <table:table-cell office:value-type="float" office:value="119685000">
            <text:p>119685000</text:p>
          </table:table-cell>
          <table:table-cell office:value-type="float" office:value="123211000">
            <text:p>123211000</text:p>
          </table:table-cell>
          <table:table-cell office:value-type="float" office:value="119593000">
            <text:p>119593000</text:p>
          </table:table-cell>
          <table:table-cell office:value-type="float" office:value="122390000">
            <text:p>122390000</text:p>
          </table:table-cell>
          <table:table-cell office:value-type="float" office:value="122976000">
            <text:p>122976000</text:p>
          </table:table-cell>
          <table:table-cell office:value-type="float" office:value="104350000">
            <text:p>104350000</text:p>
          </table:table-cell>
          <table:table-cell office:value-type="float" office:value="100369000">
            <text:p>100369000</text:p>
          </table:table-cell>
          <table:table-cell office:value-type="float" office:value="100372000">
            <text:p>100372000</text:p>
          </table:table-cell>
          <table:table-cell office:value-type="float" office:value="100688000">
            <text:p>100688000</text:p>
          </table:table-cell>
          <table:table-cell office:value-type="float" office:value="101307000">
            <text:p>101307000</text:p>
          </table:table-cell>
          <table:table-cell office:value-type="float" office:value="103895000">
            <text:p>103895000</text:p>
          </table:table-cell>
          <table:table-cell office:value-type="float" office:value="101138000">
            <text:p>101138000</text:p>
          </table:table-cell>
          <table:table-cell office:value-type="float" office:value="100301000">
            <text:p>100301000</text:p>
          </table:table-cell>
          <table:table-cell office:value-type="float" office:value="103237000">
            <text:p>103237000</text:p>
          </table:table-cell>
          <table:table-cell office:value-type="float" office:value="100120000">
            <text:p>100120000</text:p>
          </table:table-cell>
          <table:table-cell office:value-type="float" office:value="99800000">
            <text:p>99800000</text:p>
          </table:table-cell>
          <table:table-cell office:value-type="float" office:value="106811000">
            <text:p>106811000</text:p>
          </table:table-cell>
          <table:table-cell office:value-type="float" office:value="132826000">
            <text:p>132826000</text:p>
          </table:table-cell>
          <table:table-cell office:value-type="float" office:value="129942000">
            <text:p>129942000</text:p>
          </table:table-cell>
          <table:table-cell office:value-type="float" office:value="131547000">
            <text:p>131547000</text:p>
          </table:table-cell>
          <table:table-cell office:value-type="float" office:value="124792000">
            <text:p>124792000</text:p>
          </table:table-cell>
          <table:table-cell office:value-type="float" office:value="125139000">
            <text:p>125139000</text:p>
          </table:table-cell>
          <table:table-cell office:value-type="float" office:value="124607000">
            <text:p>124607000</text:p>
          </table:table-cell>
          <table:table-cell office:value-type="float" office:value="114959000">
            <text:p>114959000</text:p>
          </table:table-cell>
          <table:table-cell office:value-type="float" office:value="107829000">
            <text:p>107829000</text:p>
          </table:table-cell>
          <table:table-cell office:value-type="float" office:value="110547000">
            <text:p>110547000</text:p>
          </table:table-cell>
          <table:table-cell office:value-type="float" office:value="100829000">
            <text:p>100829000</text:p>
          </table:table-cell>
          <table:table-cell office:value-type="float" office:value="100586000">
            <text:p>100586000</text:p>
          </table:table-cell>
          <table:table-cell office:value-type="float" office:value="101170000">
            <text:p>101170000</text:p>
          </table:table-cell>
          <table:table-cell office:value-type="float" office:value="107123000">
            <text:p>107123000</text:p>
          </table:table-cell>
          <table:table-cell office:value-type="float" office:value="107397000">
            <text:p>107397000</text:p>
          </table:table-cell>
          <table:table-cell office:value-type="float" office:value="99998000">
            <text:p>99998000</text:p>
          </table:table-cell>
          <table:table-cell office:value-type="float" office:value="102168000">
            <text:p>102168000</text:p>
          </table:table-cell>
          <table:table-cell office:value-type="float" office:value="102308000">
            <text:p>102308000</text:p>
          </table:table-cell>
          <table:table-cell office:value-type="float" office:value="102256000">
            <text:p>102256000</text:p>
          </table:table-cell>
          <table:table-cell office:value-type="float" office:value="102441000">
            <text:p>102441000</text:p>
          </table:table-cell>
          <table:table-cell office:value-type="float" office:value="101888000">
            <text:p>101888000</text:p>
          </table:table-cell>
          <table:table-cell office:value-type="float" office:value="101828000">
            <text:p>101828000</text:p>
          </table:table-cell>
          <table:table-cell office:value-type="float" office:value="100428000">
            <text:p>100428000</text:p>
          </table:table-cell>
          <table:table-cell office:value-type="float" office:value="102628000">
            <text:p>102628000</text:p>
          </table:table-cell>
          <table:table-cell office:value-type="float" office:value="100335000">
            <text:p>100335000</text:p>
          </table:table-cell>
          <table:table-cell office:value-type="float" office:value="104400000">
            <text:p>104400000</text:p>
          </table:table-cell>
          <table:table-cell office:value-type="float" office:value="103725000">
            <text:p>103725000</text:p>
          </table:table-cell>
          <table:table-cell office:value-type="float" office:value="106002000">
            <text:p>106002000</text:p>
          </table:table-cell>
          <table:table-cell office:value-type="float" office:value="99656000">
            <text:p>99656000</text:p>
          </table:table-cell>
          <table:table-cell office:value-type="float" office:value="101579000">
            <text:p>101579000</text:p>
          </table:table-cell>
          <table:table-cell office:value-type="float" office:value="100444000">
            <text:p>100444000</text:p>
          </table:table-cell>
          <table:table-cell office:value-type="float" office:value="97226000">
            <text:p>97226000</text:p>
          </table:table-cell>
          <table:table-cell office:value-type="float" office:value="97027000">
            <text:p>97027000</text:p>
          </table:table-cell>
          <table:table-cell office:value-type="float" office:value="100598000">
            <text:p>100598000</text:p>
          </table:table-cell>
          <table:table-cell office:value-type="float" office:value="96768000">
            <text:p>96768000</text:p>
          </table:table-cell>
          <table:table-cell office:value-type="float" office:value="104111000">
            <text:p>104111000</text:p>
          </table:table-cell>
          <table:table-cell office:value-type="float" office:value="106534000">
            <text:p>106534000</text:p>
          </table:table-cell>
          <table:table-cell office:value-type="float" office:value="107161000">
            <text:p>107161000</text:p>
          </table:table-cell>
          <table:table-cell office:value-type="float" office:value="108345000">
            <text:p>108345000</text:p>
          </table:table-cell>
          <table:table-cell office:value-type="float" office:value="106926000">
            <text:p>106926000</text:p>
          </table:table-cell>
          <table:table-cell office:value-type="float" office:value="104895000">
            <text:p>104895000</text:p>
          </table:table-cell>
          <table:table-cell office:value-type="float" office:value="103547000">
            <text:p>103547000</text:p>
          </table:table-cell>
          <table:table-cell office:value-type="float" office:value="103595000">
            <text:p>103595000</text:p>
          </table:table-cell>
          <table:table-cell office:value-type="float" office:value="103633000">
            <text:p>103633000</text:p>
          </table:table-cell>
          <table:table-cell office:value-type="float" office:value="100459000">
            <text:p>100459000</text:p>
          </table:table-cell>
          <table:table-cell office:value-type="float" office:value="103331000">
            <text:p>103331000</text:p>
          </table:table-cell>
          <table:table-cell office:value-type="float" office:value="94339000">
            <text:p>94339000</text:p>
          </table:table-cell>
          <table:table-cell office:value-type="float" office:value="94813000">
            <text:p>94813000</text:p>
          </table:table-cell>
          <table:table-cell office:value-type="float" office:value="99675000">
            <text:p>99675000</text:p>
          </table:table-cell>
          <table:table-cell office:value-type="float" office:value="94468000">
            <text:p>94468000</text:p>
          </table:table-cell>
          <table:table-cell office:value-type="float" office:value="97354000">
            <text:p>97354000</text:p>
          </table:table-cell>
          <table:table-cell office:value-type="float" office:value="98488000">
            <text:p>98488000</text:p>
          </table:table-cell>
          <table:table-cell office:value-type="float" office:value="94343000">
            <text:p>94343000</text:p>
          </table:table-cell>
          <table:table-cell office:value-type="float" office:value="117789000">
            <text:p>117789000</text:p>
          </table:table-cell>
          <table:table-cell office:value-type="float" office:value="114678000">
            <text:p>114678000</text:p>
          </table:table-cell>
          <table:table-cell office:value-type="float" office:value="114175000">
            <text:p>114175000</text:p>
          </table:table-cell>
          <table:table-cell office:value-type="float" office:value="113817000">
            <text:p>113817000</text:p>
          </table:table-cell>
          <table:table-cell office:value-type="float" office:value="117038000">
            <text:p>117038000</text:p>
          </table:table-cell>
          <table:table-cell office:value-type="float" office:value="114162000">
            <text:p>114162000</text:p>
          </table:table-cell>
          <table:table-cell office:value-type="float" office:value="113734000">
            <text:p>113734000</text:p>
          </table:table-cell>
          <table:table-cell office:value-type="float" office:value="115702000">
            <text:p>115702000</text:p>
          </table:table-cell>
          <table:table-cell office:value-type="float" office:value="120436000">
            <text:p>120436000</text:p>
          </table:table-cell>
          <table:table-cell office:value-type="float" office:value="116760000">
            <text:p>116760000</text:p>
          </table:table-cell>
          <table:table-cell office:value-type="float" office:value="116648000">
            <text:p>116648000</text:p>
          </table:table-cell>
          <table:table-cell office:value-type="float" office:value="116919000">
            <text:p>116919000</text:p>
          </table:table-cell>
          <table:table-cell office:value-type="float" office:value="118685000">
            <text:p>118685000</text:p>
          </table:table-cell>
          <table:table-cell office:value-type="float" office:value="126506000">
            <text:p>126506000</text:p>
          </table:table-cell>
          <table:table-cell office:value-type="float" office:value="121413000">
            <text:p>121413000</text:p>
          </table:table-cell>
          <table:table-cell office:value-type="float" office:value="91082000">
            <text:p>91082000</text:p>
          </table:table-cell>
          <table:table-cell office:value-type="float" office:value="90517000">
            <text:p>90517000</text:p>
          </table:table-cell>
          <table:table-cell office:value-type="float" office:value="91757000">
            <text:p>91757000</text:p>
          </table:table-cell>
          <table:table-cell office:value-type="float" office:value="94468000">
            <text:p>94468000</text:p>
          </table:table-cell>
          <table:table-cell office:value-type="float" office:value="94641000">
            <text:p>94641000</text:p>
          </table:table-cell>
          <table:table-cell office:value-type="float" office:value="91335000">
            <text:p>91335000</text:p>
          </table:table-cell>
          <table:table-cell office:value-type="float" office:value="103935000">
            <text:p>103935000</text:p>
          </table:table-cell>
          <table:table-cell office:value-type="float" office:value="104167000">
            <text:p>104167000</text:p>
          </table:table-cell>
          <table:table-cell office:value-type="float" office:value="105210000">
            <text:p>105210000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AVERAGE([.A27:.CV27])" office:value-type="float" office:value="105861300">
            <text:p>105861300</text:p>
          </table:table-cell>
        </table:table-row>
        <table:table-row table:style-name="ro1">
          <table:table-cell office:value-type="float" office:value="108209000">
            <text:p>108209000</text:p>
          </table:table-cell>
          <table:table-cell office:value-type="float" office:value="104333000">
            <text:p>104333000</text:p>
          </table:table-cell>
          <table:table-cell office:value-type="float" office:value="101058000">
            <text:p>101058000</text:p>
          </table:table-cell>
          <table:table-cell office:value-type="float" office:value="90701000">
            <text:p>90701000</text:p>
          </table:table-cell>
          <table:table-cell office:value-type="float" office:value="90125000">
            <text:p>90125000</text:p>
          </table:table-cell>
          <table:table-cell office:value-type="float" office:value="90118000">
            <text:p>90118000</text:p>
          </table:table-cell>
          <table:table-cell office:value-type="float" office:value="98340000">
            <text:p>98340000</text:p>
          </table:table-cell>
          <table:table-cell office:value-type="float" office:value="94804000">
            <text:p>94804000</text:p>
          </table:table-cell>
          <table:table-cell office:value-type="float" office:value="90760000">
            <text:p>90760000</text:p>
          </table:table-cell>
          <table:table-cell office:value-type="float" office:value="89970000">
            <text:p>89970000</text:p>
          </table:table-cell>
          <table:table-cell office:value-type="float" office:value="109563000">
            <text:p>109563000</text:p>
          </table:table-cell>
          <table:table-cell office:value-type="float" office:value="113684000">
            <text:p>113684000</text:p>
          </table:table-cell>
          <table:table-cell office:value-type="float" office:value="113757000">
            <text:p>113757000</text:p>
          </table:table-cell>
          <table:table-cell office:value-type="float" office:value="109295000">
            <text:p>109295000</text:p>
          </table:table-cell>
          <table:table-cell office:value-type="float" office:value="109565000">
            <text:p>109565000</text:p>
          </table:table-cell>
          <table:table-cell office:value-type="float" office:value="109486000">
            <text:p>109486000</text:p>
          </table:table-cell>
          <table:table-cell office:value-type="float" office:value="127619000">
            <text:p>127619000</text:p>
          </table:table-cell>
          <table:table-cell office:value-type="float" office:value="127177000">
            <text:p>127177000</text:p>
          </table:table-cell>
          <table:table-cell office:value-type="float" office:value="127159000">
            <text:p>127159000</text:p>
          </table:table-cell>
          <table:table-cell office:value-type="float" office:value="123953000">
            <text:p>123953000</text:p>
          </table:table-cell>
          <table:table-cell office:value-type="float" office:value="113616000">
            <text:p>113616000</text:p>
          </table:table-cell>
          <table:table-cell office:value-type="float" office:value="114569000">
            <text:p>114569000</text:p>
          </table:table-cell>
          <table:table-cell office:value-type="float" office:value="109358000">
            <text:p>109358000</text:p>
          </table:table-cell>
          <table:table-cell office:value-type="float" office:value="109533000">
            <text:p>109533000</text:p>
          </table:table-cell>
          <table:table-cell office:value-type="float" office:value="111402000">
            <text:p>111402000</text:p>
          </table:table-cell>
          <table:table-cell office:value-type="float" office:value="112410000">
            <text:p>112410000</text:p>
          </table:table-cell>
          <table:table-cell office:value-type="float" office:value="111007000">
            <text:p>111007000</text:p>
          </table:table-cell>
          <table:table-cell office:value-type="float" office:value="117514000">
            <text:p>117514000</text:p>
          </table:table-cell>
          <table:table-cell office:value-type="float" office:value="111085000">
            <text:p>111085000</text:p>
          </table:table-cell>
          <table:table-cell office:value-type="float" office:value="110731000">
            <text:p>110731000</text:p>
          </table:table-cell>
          <table:table-cell office:value-type="float" office:value="115384000">
            <text:p>115384000</text:p>
          </table:table-cell>
          <table:table-cell office:value-type="float" office:value="111869000">
            <text:p>111869000</text:p>
          </table:table-cell>
          <table:table-cell office:value-type="float" office:value="116552000">
            <text:p>116552000</text:p>
          </table:table-cell>
          <table:table-cell office:value-type="float" office:value="116012000">
            <text:p>116012000</text:p>
          </table:table-cell>
          <table:table-cell office:value-type="float" office:value="115373000">
            <text:p>115373000</text:p>
          </table:table-cell>
          <table:table-cell office:value-type="float" office:value="115998000">
            <text:p>115998000</text:p>
          </table:table-cell>
          <table:table-cell office:value-type="float" office:value="116400000">
            <text:p>116400000</text:p>
          </table:table-cell>
          <table:table-cell office:value-type="float" office:value="113649000">
            <text:p>113649000</text:p>
          </table:table-cell>
          <table:table-cell office:value-type="float" office:value="115488000">
            <text:p>115488000</text:p>
          </table:table-cell>
          <table:table-cell office:value-type="float" office:value="115769000">
            <text:p>115769000</text:p>
          </table:table-cell>
          <table:table-cell office:value-type="float" office:value="116707000">
            <text:p>116707000</text:p>
          </table:table-cell>
          <table:table-cell office:value-type="float" office:value="112503000">
            <text:p>112503000</text:p>
          </table:table-cell>
          <table:table-cell office:value-type="float" office:value="111533000">
            <text:p>111533000</text:p>
          </table:table-cell>
          <table:table-cell office:value-type="float" office:value="115468000">
            <text:p>115468000</text:p>
          </table:table-cell>
          <table:table-cell office:value-type="float" office:value="110376000">
            <text:p>110376000</text:p>
          </table:table-cell>
          <table:table-cell office:value-type="float" office:value="113827000">
            <text:p>113827000</text:p>
          </table:table-cell>
          <table:table-cell office:value-type="float" office:value="97719000">
            <text:p>97719000</text:p>
          </table:table-cell>
          <table:table-cell office:value-type="float" office:value="102637000">
            <text:p>102637000</text:p>
          </table:table-cell>
          <table:table-cell office:value-type="float" office:value="102634000">
            <text:p>102634000</text:p>
          </table:table-cell>
          <table:table-cell office:value-type="float" office:value="101405000">
            <text:p>101405000</text:p>
          </table:table-cell>
          <table:table-cell office:value-type="float" office:value="101551000">
            <text:p>101551000</text:p>
          </table:table-cell>
          <table:table-cell office:value-type="float" office:value="84105000">
            <text:p>84105000</text:p>
          </table:table-cell>
          <table:table-cell office:value-type="float" office:value="80352000">
            <text:p>80352000</text:p>
          </table:table-cell>
          <table:table-cell office:value-type="float" office:value="84865000">
            <text:p>84865000</text:p>
          </table:table-cell>
          <table:table-cell office:value-type="float" office:value="80764000">
            <text:p>80764000</text:p>
          </table:table-cell>
          <table:table-cell office:value-type="float" office:value="82103000">
            <text:p>82103000</text:p>
          </table:table-cell>
          <table:table-cell office:value-type="float" office:value="80704000">
            <text:p>80704000</text:p>
          </table:table-cell>
          <table:table-cell office:value-type="float" office:value="80433000">
            <text:p>80433000</text:p>
          </table:table-cell>
          <table:table-cell office:value-type="float" office:value="120146000">
            <text:p>120146000</text:p>
          </table:table-cell>
          <table:table-cell office:value-type="float" office:value="116535000">
            <text:p>116535000</text:p>
          </table:table-cell>
          <table:table-cell office:value-type="float" office:value="117069000">
            <text:p>117069000</text:p>
          </table:table-cell>
          <table:table-cell office:value-type="float" office:value="121666000">
            <text:p>121666000</text:p>
          </table:table-cell>
          <table:table-cell office:value-type="float" office:value="116890000">
            <text:p>116890000</text:p>
          </table:table-cell>
          <table:table-cell office:value-type="float" office:value="116681000">
            <text:p>116681000</text:p>
          </table:table-cell>
          <table:table-cell office:value-type="float" office:value="102697000">
            <text:p>102697000</text:p>
          </table:table-cell>
          <table:table-cell office:value-type="float" office:value="99375000">
            <text:p>99375000</text:p>
          </table:table-cell>
          <table:table-cell office:value-type="float" office:value="102340000">
            <text:p>102340000</text:p>
          </table:table-cell>
          <table:table-cell office:value-type="float" office:value="102232000">
            <text:p>102232000</text:p>
          </table:table-cell>
          <table:table-cell office:value-type="float" office:value="98535000">
            <text:p>98535000</text:p>
          </table:table-cell>
          <table:table-cell office:value-type="float" office:value="103649000">
            <text:p>103649000</text:p>
          </table:table-cell>
          <table:table-cell office:value-type="float" office:value="102174000">
            <text:p>102174000</text:p>
          </table:table-cell>
          <table:table-cell office:value-type="float" office:value="96599000">
            <text:p>96599000</text:p>
          </table:table-cell>
          <table:table-cell office:value-type="float" office:value="88232000">
            <text:p>88232000</text:p>
          </table:table-cell>
          <table:table-cell office:value-type="float" office:value="87301000">
            <text:p>87301000</text:p>
          </table:table-cell>
          <table:table-cell office:value-type="float" office:value="105166000">
            <text:p>105166000</text:p>
          </table:table-cell>
          <table:table-cell office:value-type="float" office:value="108411000">
            <text:p>108411000</text:p>
          </table:table-cell>
          <table:table-cell office:value-type="float" office:value="108856000">
            <text:p>108856000</text:p>
          </table:table-cell>
          <table:table-cell office:value-type="float" office:value="106660000">
            <text:p>106660000</text:p>
          </table:table-cell>
          <table:table-cell office:value-type="float" office:value="99304000">
            <text:p>99304000</text:p>
          </table:table-cell>
          <table:table-cell office:value-type="float" office:value="104388000">
            <text:p>104388000</text:p>
          </table:table-cell>
          <table:table-cell office:value-type="float" office:value="103444000">
            <text:p>103444000</text:p>
          </table:table-cell>
          <table:table-cell office:value-type="float" office:value="96347000">
            <text:p>96347000</text:p>
          </table:table-cell>
          <table:table-cell office:value-type="float" office:value="97119000">
            <text:p>97119000</text:p>
          </table:table-cell>
          <table:table-cell office:value-type="float" office:value="97230000">
            <text:p>97230000</text:p>
          </table:table-cell>
          <table:table-cell office:value-type="float" office:value="104368000">
            <text:p>104368000</text:p>
          </table:table-cell>
          <table:table-cell office:value-type="float" office:value="96756000">
            <text:p>96756000</text:p>
          </table:table-cell>
          <table:table-cell office:value-type="float" office:value="101854000">
            <text:p>101854000</text:p>
          </table:table-cell>
          <table:table-cell office:value-type="float" office:value="102769000">
            <text:p>102769000</text:p>
          </table:table-cell>
          <table:table-cell office:value-type="float" office:value="101052000">
            <text:p>101052000</text:p>
          </table:table-cell>
          <table:table-cell office:value-type="float" office:value="101460000">
            <text:p>101460000</text:p>
          </table:table-cell>
          <table:table-cell office:value-type="float" office:value="101478000">
            <text:p>101478000</text:p>
          </table:table-cell>
          <table:table-cell office:value-type="float" office:value="97010000">
            <text:p>97010000</text:p>
          </table:table-cell>
          <table:table-cell office:value-type="float" office:value="100314000">
            <text:p>100314000</text:p>
          </table:table-cell>
          <table:table-cell office:value-type="float" office:value="96957000">
            <text:p>96957000</text:p>
          </table:table-cell>
          <table:table-cell office:value-type="float" office:value="103040000">
            <text:p>103040000</text:p>
          </table:table-cell>
          <table:table-cell office:value-type="float" office:value="100214000">
            <text:p>100214000</text:p>
          </table:table-cell>
          <table:table-cell office:value-type="float" office:value="105920000">
            <text:p>105920000</text:p>
          </table:table-cell>
          <table:table-cell office:value-type="float" office:value="112372000">
            <text:p>112372000</text:p>
          </table:table-cell>
          <table:table-cell office:value-type="float" office:value="101942000">
            <text:p>101942000</text:p>
          </table:table-cell>
          <table:table-cell office:value-type="float" office:value="100686000">
            <text:p>100686000</text:p>
          </table:table-cell>
          <table:table-cell table:number-columns-repeated="2"/>
          <table:table-cell office:value-type="float" office:value="52">
            <text:p>52</text:p>
          </table:table-cell>
          <table:table-cell table:formula="of:=AVERAGE([.A28:.CV28])" office:value-type="float" office:value="105103190">
            <text:p>105103190</text:p>
          </table:table-cell>
        </table:table-row>
        <table:table-row table:style-name="ro1">
          <table:table-cell office:value-type="float" office:value="120109000">
            <text:p>120109000</text:p>
          </table:table-cell>
          <table:table-cell office:value-type="float" office:value="123438000">
            <text:p>123438000</text:p>
          </table:table-cell>
          <table:table-cell office:value-type="float" office:value="122255000">
            <text:p>122255000</text:p>
          </table:table-cell>
          <table:table-cell office:value-type="float" office:value="115663000">
            <text:p>115663000</text:p>
          </table:table-cell>
          <table:table-cell office:value-type="float" office:value="122472000">
            <text:p>122472000</text:p>
          </table:table-cell>
          <table:table-cell office:value-type="float" office:value="115954000">
            <text:p>115954000</text:p>
          </table:table-cell>
          <table:table-cell office:value-type="float" office:value="118961000">
            <text:p>118961000</text:p>
          </table:table-cell>
          <table:table-cell office:value-type="float" office:value="116500000">
            <text:p>116500000</text:p>
          </table:table-cell>
          <table:table-cell office:value-type="float" office:value="118670000">
            <text:p>118670000</text:p>
          </table:table-cell>
          <table:table-cell office:value-type="float" office:value="122751000">
            <text:p>122751000</text:p>
          </table:table-cell>
          <table:table-cell office:value-type="float" office:value="125028000">
            <text:p>125028000</text:p>
          </table:table-cell>
          <table:table-cell office:value-type="float" office:value="118777000">
            <text:p>118777000</text:p>
          </table:table-cell>
          <table:table-cell office:value-type="float" office:value="122006000">
            <text:p>122006000</text:p>
          </table:table-cell>
          <table:table-cell office:value-type="float" office:value="122257000">
            <text:p>122257000</text:p>
          </table:table-cell>
          <table:table-cell office:value-type="float" office:value="121201000">
            <text:p>121201000</text:p>
          </table:table-cell>
          <table:table-cell office:value-type="float" office:value="121363000">
            <text:p>121363000</text:p>
          </table:table-cell>
          <table:table-cell office:value-type="float" office:value="121519000">
            <text:p>121519000</text:p>
          </table:table-cell>
          <table:table-cell office:value-type="float" office:value="124266000">
            <text:p>124266000</text:p>
          </table:table-cell>
          <table:table-cell office:value-type="float" office:value="118055000">
            <text:p>118055000</text:p>
          </table:table-cell>
          <table:table-cell office:value-type="float" office:value="113021000">
            <text:p>113021000</text:p>
          </table:table-cell>
          <table:table-cell office:value-type="float" office:value="112494000">
            <text:p>112494000</text:p>
          </table:table-cell>
          <table:table-cell office:value-type="float" office:value="112111000">
            <text:p>112111000</text:p>
          </table:table-cell>
          <table:table-cell office:value-type="float" office:value="120116000">
            <text:p>120116000</text:p>
          </table:table-cell>
          <table:table-cell office:value-type="float" office:value="115793000">
            <text:p>115793000</text:p>
          </table:table-cell>
          <table:table-cell office:value-type="float" office:value="115282000">
            <text:p>115282000</text:p>
          </table:table-cell>
          <table:table-cell office:value-type="float" office:value="118456000">
            <text:p>118456000</text:p>
          </table:table-cell>
          <table:table-cell office:value-type="float" office:value="119338000">
            <text:p>119338000</text:p>
          </table:table-cell>
          <table:table-cell office:value-type="float" office:value="122579000">
            <text:p>122579000</text:p>
          </table:table-cell>
          <table:table-cell office:value-type="float" office:value="118626000">
            <text:p>118626000</text:p>
          </table:table-cell>
          <table:table-cell office:value-type="float" office:value="122102000">
            <text:p>122102000</text:p>
          </table:table-cell>
          <table:table-cell office:value-type="float" office:value="117933000">
            <text:p>117933000</text:p>
          </table:table-cell>
          <table:table-cell office:value-type="float" office:value="127470000">
            <text:p>127470000</text:p>
          </table:table-cell>
          <table:table-cell office:value-type="float" office:value="126239000">
            <text:p>126239000</text:p>
          </table:table-cell>
          <table:table-cell office:value-type="float" office:value="126261000">
            <text:p>126261000</text:p>
          </table:table-cell>
          <table:table-cell office:value-type="float" office:value="127190000">
            <text:p>127190000</text:p>
          </table:table-cell>
          <table:table-cell office:value-type="float" office:value="152921000">
            <text:p>152921000</text:p>
          </table:table-cell>
          <table:table-cell office:value-type="float" office:value="147301000">
            <text:p>147301000</text:p>
          </table:table-cell>
          <table:table-cell office:value-type="float" office:value="125468000">
            <text:p>125468000</text:p>
          </table:table-cell>
          <table:table-cell office:value-type="float" office:value="125888000">
            <text:p>125888000</text:p>
          </table:table-cell>
          <table:table-cell office:value-type="float" office:value="124984000">
            <text:p>124984000</text:p>
          </table:table-cell>
          <table:table-cell office:value-type="float" office:value="125698000">
            <text:p>125698000</text:p>
          </table:table-cell>
          <table:table-cell office:value-type="float" office:value="126596000">
            <text:p>126596000</text:p>
          </table:table-cell>
          <table:table-cell office:value-type="float" office:value="107007000">
            <text:p>107007000</text:p>
          </table:table-cell>
          <table:table-cell office:value-type="float" office:value="102520000">
            <text:p>102520000</text:p>
          </table:table-cell>
          <table:table-cell office:value-type="float" office:value="101981000">
            <text:p>101981000</text:p>
          </table:table-cell>
          <table:table-cell office:value-type="float" office:value="102098000">
            <text:p>102098000</text:p>
          </table:table-cell>
          <table:table-cell office:value-type="float" office:value="102587000">
            <text:p>102587000</text:p>
          </table:table-cell>
          <table:table-cell office:value-type="float" office:value="102043000">
            <text:p>102043000</text:p>
          </table:table-cell>
          <table:table-cell office:value-type="float" office:value="103076000">
            <text:p>103076000</text:p>
          </table:table-cell>
          <table:table-cell office:value-type="float" office:value="102744000">
            <text:p>102744000</text:p>
          </table:table-cell>
          <table:table-cell office:value-type="float" office:value="99642000">
            <text:p>99642000</text:p>
          </table:table-cell>
          <table:table-cell office:value-type="float" office:value="104289000">
            <text:p>104289000</text:p>
          </table:table-cell>
          <table:table-cell office:value-type="float" office:value="99651000">
            <text:p>99651000</text:p>
          </table:table-cell>
          <table:table-cell office:value-type="float" office:value="103593000">
            <text:p>103593000</text:p>
          </table:table-cell>
          <table:table-cell office:value-type="float" office:value="99572000">
            <text:p>99572000</text:p>
          </table:table-cell>
          <table:table-cell office:value-type="float" office:value="106674000">
            <text:p>106674000</text:p>
          </table:table-cell>
          <table:table-cell office:value-type="float" office:value="101881000">
            <text:p>101881000</text:p>
          </table:table-cell>
          <table:table-cell office:value-type="float" office:value="103058000">
            <text:p>103058000</text:p>
          </table:table-cell>
          <table:table-cell office:value-type="float" office:value="101888000">
            <text:p>101888000</text:p>
          </table:table-cell>
          <table:table-cell office:value-type="float" office:value="102508000">
            <text:p>102508000</text:p>
          </table:table-cell>
          <table:table-cell office:value-type="float" office:value="101917000">
            <text:p>101917000</text:p>
          </table:table-cell>
          <table:table-cell office:value-type="float" office:value="119864000">
            <text:p>119864000</text:p>
          </table:table-cell>
          <table:table-cell office:value-type="float" office:value="113662000">
            <text:p>113662000</text:p>
          </table:table-cell>
          <table:table-cell office:value-type="float" office:value="113498000">
            <text:p>113498000</text:p>
          </table:table-cell>
          <table:table-cell office:value-type="float" office:value="114078000">
            <text:p>114078000</text:p>
          </table:table-cell>
          <table:table-cell office:value-type="float" office:value="117925000">
            <text:p>117925000</text:p>
          </table:table-cell>
          <table:table-cell office:value-type="float" office:value="113811000">
            <text:p>113811000</text:p>
          </table:table-cell>
          <table:table-cell office:value-type="float" office:value="108469000">
            <text:p>108469000</text:p>
          </table:table-cell>
          <table:table-cell office:value-type="float" office:value="107449000">
            <text:p>107449000</text:p>
          </table:table-cell>
          <table:table-cell office:value-type="float" office:value="108053000">
            <text:p>108053000</text:p>
          </table:table-cell>
          <table:table-cell office:value-type="float" office:value="108500000">
            <text:p>108500000</text:p>
          </table:table-cell>
          <table:table-cell office:value-type="float" office:value="107303000">
            <text:p>107303000</text:p>
          </table:table-cell>
          <table:table-cell office:value-type="float" office:value="111250000">
            <text:p>111250000</text:p>
          </table:table-cell>
          <table:table-cell office:value-type="float" office:value="98374000">
            <text:p>98374000</text:p>
          </table:table-cell>
          <table:table-cell office:value-type="float" office:value="98812000">
            <text:p>98812000</text:p>
          </table:table-cell>
          <table:table-cell office:value-type="float" office:value="102188000">
            <text:p>102188000</text:p>
          </table:table-cell>
          <table:table-cell office:value-type="float" office:value="101312000">
            <text:p>101312000</text:p>
          </table:table-cell>
          <table:table-cell office:value-type="float" office:value="97954000">
            <text:p>97954000</text:p>
          </table:table-cell>
          <table:table-cell office:value-type="float" office:value="101947000">
            <text:p>101947000</text:p>
          </table:table-cell>
          <table:table-cell office:value-type="float" office:value="127302000">
            <text:p>127302000</text:p>
          </table:table-cell>
          <table:table-cell office:value-type="float" office:value="124989000">
            <text:p>124989000</text:p>
          </table:table-cell>
          <table:table-cell office:value-type="float" office:value="124191000">
            <text:p>124191000</text:p>
          </table:table-cell>
          <table:table-cell office:value-type="float" office:value="124365000">
            <text:p>124365000</text:p>
          </table:table-cell>
          <table:table-cell office:value-type="float" office:value="124305000">
            <text:p>124305000</text:p>
          </table:table-cell>
          <table:table-cell office:value-type="float" office:value="124341000">
            <text:p>124341000</text:p>
          </table:table-cell>
          <table:table-cell office:value-type="float" office:value="132941000">
            <text:p>132941000</text:p>
          </table:table-cell>
          <table:table-cell office:value-type="float" office:value="135007000">
            <text:p>135007000</text:p>
          </table:table-cell>
          <table:table-cell office:value-type="float" office:value="132588000">
            <text:p>132588000</text:p>
          </table:table-cell>
          <table:table-cell office:value-type="float" office:value="129556000">
            <text:p>129556000</text:p>
          </table:table-cell>
          <table:table-cell office:value-type="float" office:value="105695000">
            <text:p>105695000</text:p>
          </table:table-cell>
          <table:table-cell office:value-type="float" office:value="106113000">
            <text:p>106113000</text:p>
          </table:table-cell>
          <table:table-cell office:value-type="float" office:value="109306000">
            <text:p>109306000</text:p>
          </table:table-cell>
          <table:table-cell office:value-type="float" office:value="109910000">
            <text:p>109910000</text:p>
          </table:table-cell>
          <table:table-cell office:value-type="float" office:value="96077000">
            <text:p>96077000</text:p>
          </table:table-cell>
          <table:table-cell office:value-type="float" office:value="99812000">
            <text:p>99812000</text:p>
          </table:table-cell>
          <table:table-cell office:value-type="float" office:value="100693000">
            <text:p>100693000</text:p>
          </table:table-cell>
          <table:table-cell office:value-type="float" office:value="100128000">
            <text:p>100128000</text:p>
          </table:table-cell>
          <table:table-cell office:value-type="float" office:value="100475000">
            <text:p>100475000</text:p>
          </table:table-cell>
          <table:table-cell office:value-type="float" office:value="99881000">
            <text:p>99881000</text:p>
          </table:table-cell>
          <table:table-cell office:value-type="float" office:value="106143000">
            <text:p>106143000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AVERAGE([.A29:.CV29])" office:value-type="float" office:value="114421080">
            <text:p>114421080</text:p>
          </table:table-cell>
        </table:table-row>
        <table:table-row table:style-name="ro1">
          <table:table-cell office:value-type="float" office:value="139851000">
            <text:p>139851000</text:p>
          </table:table-cell>
          <table:table-cell office:value-type="float" office:value="132737000">
            <text:p>132737000</text:p>
          </table:table-cell>
          <table:table-cell office:value-type="float" office:value="136229000">
            <text:p>136229000</text:p>
          </table:table-cell>
          <table:table-cell office:value-type="float" office:value="136010000">
            <text:p>136010000</text:p>
          </table:table-cell>
          <table:table-cell office:value-type="float" office:value="110752000">
            <text:p>110752000</text:p>
          </table:table-cell>
          <table:table-cell office:value-type="float" office:value="110079000">
            <text:p>110079000</text:p>
          </table:table-cell>
          <table:table-cell office:value-type="float" office:value="110005000">
            <text:p>110005000</text:p>
          </table:table-cell>
          <table:table-cell office:value-type="float" office:value="106287000">
            <text:p>106287000</text:p>
          </table:table-cell>
          <table:table-cell office:value-type="float" office:value="106187000">
            <text:p>106187000</text:p>
          </table:table-cell>
          <table:table-cell office:value-type="float" office:value="109973000">
            <text:p>109973000</text:p>
          </table:table-cell>
          <table:table-cell office:value-type="float" office:value="108796000">
            <text:p>108796000</text:p>
          </table:table-cell>
          <table:table-cell office:value-type="float" office:value="101945000">
            <text:p>101945000</text:p>
          </table:table-cell>
          <table:table-cell office:value-type="float" office:value="101505000">
            <text:p>101505000</text:p>
          </table:table-cell>
          <table:table-cell office:value-type="float" office:value="98582000">
            <text:p>98582000</text:p>
          </table:table-cell>
          <table:table-cell office:value-type="float" office:value="97670000">
            <text:p>97670000</text:p>
          </table:table-cell>
          <table:table-cell office:value-type="float" office:value="101841000">
            <text:p>101841000</text:p>
          </table:table-cell>
          <table:table-cell office:value-type="float" office:value="138473000">
            <text:p>138473000</text:p>
          </table:table-cell>
          <table:table-cell office:value-type="float" office:value="131165000">
            <text:p>131165000</text:p>
          </table:table-cell>
          <table:table-cell office:value-type="float" office:value="131144000">
            <text:p>131144000</text:p>
          </table:table-cell>
          <table:table-cell office:value-type="float" office:value="101323000">
            <text:p>101323000</text:p>
          </table:table-cell>
          <table:table-cell office:value-type="float" office:value="100008000">
            <text:p>100008000</text:p>
          </table:table-cell>
          <table:table-cell office:value-type="float" office:value="104579000">
            <text:p>104579000</text:p>
          </table:table-cell>
          <table:table-cell office:value-type="float" office:value="100536000">
            <text:p>100536000</text:p>
          </table:table-cell>
          <table:table-cell office:value-type="float" office:value="99753000">
            <text:p>99753000</text:p>
          </table:table-cell>
          <table:table-cell office:value-type="float" office:value="103908000">
            <text:p>103908000</text:p>
          </table:table-cell>
          <table:table-cell office:value-type="float" office:value="119749000">
            <text:p>119749000</text:p>
          </table:table-cell>
          <table:table-cell office:value-type="float" office:value="119475000">
            <text:p>119475000</text:p>
          </table:table-cell>
          <table:table-cell office:value-type="float" office:value="116522000">
            <text:p>116522000</text:p>
          </table:table-cell>
          <table:table-cell office:value-type="float" office:value="116630000">
            <text:p>116630000</text:p>
          </table:table-cell>
          <table:table-cell office:value-type="float" office:value="117984000">
            <text:p>117984000</text:p>
          </table:table-cell>
          <table:table-cell office:value-type="float" office:value="120241000">
            <text:p>120241000</text:p>
          </table:table-cell>
          <table:table-cell office:value-type="float" office:value="125819000">
            <text:p>125819000</text:p>
          </table:table-cell>
          <table:table-cell office:value-type="float" office:value="127441000">
            <text:p>127441000</text:p>
          </table:table-cell>
          <table:table-cell office:value-type="float" office:value="125605000">
            <text:p>125605000</text:p>
          </table:table-cell>
          <table:table-cell office:value-type="float" office:value="126655000">
            <text:p>126655000</text:p>
          </table:table-cell>
          <table:table-cell office:value-type="float" office:value="129859000">
            <text:p>129859000</text:p>
          </table:table-cell>
          <table:table-cell office:value-type="float" office:value="125868000">
            <text:p>125868000</text:p>
          </table:table-cell>
          <table:table-cell office:value-type="float" office:value="96122000">
            <text:p>96122000</text:p>
          </table:table-cell>
          <table:table-cell office:value-type="float" office:value="95718000">
            <text:p>95718000</text:p>
          </table:table-cell>
          <table:table-cell office:value-type="float" office:value="95297000">
            <text:p>95297000</text:p>
          </table:table-cell>
          <table:table-cell office:value-type="float" office:value="96183000">
            <text:p>96183000</text:p>
          </table:table-cell>
          <table:table-cell office:value-type="float" office:value="110623000">
            <text:p>110623000</text:p>
          </table:table-cell>
          <table:table-cell office:value-type="float" office:value="107051000">
            <text:p>107051000</text:p>
          </table:table-cell>
          <table:table-cell office:value-type="float" office:value="104184000">
            <text:p>104184000</text:p>
          </table:table-cell>
          <table:table-cell office:value-type="float" office:value="105488000">
            <text:p>105488000</text:p>
          </table:table-cell>
          <table:table-cell office:value-type="float" office:value="108202000">
            <text:p>108202000</text:p>
          </table:table-cell>
          <table:table-cell office:value-type="float" office:value="108453000">
            <text:p>108453000</text:p>
          </table:table-cell>
          <table:table-cell office:value-type="float" office:value="107948000">
            <text:p>107948000</text:p>
          </table:table-cell>
          <table:table-cell office:value-type="float" office:value="107990000">
            <text:p>107990000</text:p>
          </table:table-cell>
          <table:table-cell office:value-type="float" office:value="127456000">
            <text:p>127456000</text:p>
          </table:table-cell>
          <table:table-cell office:value-type="float" office:value="129413000">
            <text:p>129413000</text:p>
          </table:table-cell>
          <table:table-cell office:value-type="float" office:value="128146000">
            <text:p>128146000</text:p>
          </table:table-cell>
          <table:table-cell office:value-type="float" office:value="125645000">
            <text:p>125645000</text:p>
          </table:table-cell>
          <table:table-cell office:value-type="float" office:value="125240000">
            <text:p>125240000</text:p>
          </table:table-cell>
          <table:table-cell office:value-type="float" office:value="124773000">
            <text:p>124773000</text:p>
          </table:table-cell>
          <table:table-cell office:value-type="float" office:value="116157000">
            <text:p>116157000</text:p>
          </table:table-cell>
          <table:table-cell office:value-type="float" office:value="110299000">
            <text:p>110299000</text:p>
          </table:table-cell>
          <table:table-cell office:value-type="float" office:value="109162000">
            <text:p>109162000</text:p>
          </table:table-cell>
          <table:table-cell office:value-type="float" office:value="109706000">
            <text:p>109706000</text:p>
          </table:table-cell>
          <table:table-cell office:value-type="float" office:value="112752000">
            <text:p>112752000</text:p>
          </table:table-cell>
          <table:table-cell office:value-type="float" office:value="109725000">
            <text:p>109725000</text:p>
          </table:table-cell>
          <table:table-cell office:value-type="float" office:value="102320000">
            <text:p>102320000</text:p>
          </table:table-cell>
          <table:table-cell office:value-type="float" office:value="102439000">
            <text:p>102439000</text:p>
          </table:table-cell>
          <table:table-cell office:value-type="float" office:value="98311000">
            <text:p>98311000</text:p>
          </table:table-cell>
          <table:table-cell office:value-type="float" office:value="101709000">
            <text:p>101709000</text:p>
          </table:table-cell>
          <table:table-cell office:value-type="float" office:value="98892000">
            <text:p>98892000</text:p>
          </table:table-cell>
          <table:table-cell office:value-type="float" office:value="98428000">
            <text:p>98428000</text:p>
          </table:table-cell>
          <table:table-cell office:value-type="float" office:value="128465000">
            <text:p>128465000</text:p>
          </table:table-cell>
          <table:table-cell office:value-type="float" office:value="122399000">
            <text:p>122399000</text:p>
          </table:table-cell>
          <table:table-cell office:value-type="float" office:value="122196000">
            <text:p>122196000</text:p>
          </table:table-cell>
          <table:table-cell office:value-type="float" office:value="122990000">
            <text:p>122990000</text:p>
          </table:table-cell>
          <table:table-cell office:value-type="float" office:value="114785000">
            <text:p>114785000</text:p>
          </table:table-cell>
          <table:table-cell office:value-type="float" office:value="114652000">
            <text:p>114652000</text:p>
          </table:table-cell>
          <table:table-cell office:value-type="float" office:value="114289000">
            <text:p>114289000</text:p>
          </table:table-cell>
          <table:table-cell office:value-type="float" office:value="114740000">
            <text:p>114740000</text:p>
          </table:table-cell>
          <table:table-cell office:value-type="float" office:value="113924000">
            <text:p>113924000</text:p>
          </table:table-cell>
          <table:table-cell office:value-type="float" office:value="113967000">
            <text:p>113967000</text:p>
          </table:table-cell>
          <table:table-cell office:value-type="float" office:value="110351000">
            <text:p>110351000</text:p>
          </table:table-cell>
          <table:table-cell office:value-type="float" office:value="115630000">
            <text:p>115630000</text:p>
          </table:table-cell>
          <table:table-cell office:value-type="float" office:value="114509000">
            <text:p>114509000</text:p>
          </table:table-cell>
          <table:table-cell office:value-type="float" office:value="110162000">
            <text:p>110162000</text:p>
          </table:table-cell>
          <table:table-cell office:value-type="float" office:value="109619000">
            <text:p>109619000</text:p>
          </table:table-cell>
          <table:table-cell office:value-type="float" office:value="114337000">
            <text:p>114337000</text:p>
          </table:table-cell>
          <table:table-cell office:value-type="float" office:value="113244000">
            <text:p>113244000</text:p>
          </table:table-cell>
          <table:table-cell office:value-type="float" office:value="117839000">
            <text:p>117839000</text:p>
          </table:table-cell>
          <table:table-cell office:value-type="float" office:value="112782000">
            <text:p>112782000</text:p>
          </table:table-cell>
          <table:table-cell office:value-type="float" office:value="114270000">
            <text:p>114270000</text:p>
          </table:table-cell>
          <table:table-cell office:value-type="float" office:value="113215000">
            <text:p>113215000</text:p>
          </table:table-cell>
          <table:table-cell office:value-type="float" office:value="114065000">
            <text:p>114065000</text:p>
          </table:table-cell>
          <table:table-cell office:value-type="float" office:value="131187000">
            <text:p>131187000</text:p>
          </table:table-cell>
          <table:table-cell office:value-type="float" office:value="134741000">
            <text:p>134741000</text:p>
          </table:table-cell>
          <table:table-cell office:value-type="float" office:value="136858000">
            <text:p>136858000</text:p>
          </table:table-cell>
          <table:table-cell office:value-type="float" office:value="134688000">
            <text:p>134688000</text:p>
          </table:table-cell>
          <table:table-cell office:value-type="float" office:value="131439000">
            <text:p>131439000</text:p>
          </table:table-cell>
          <table:table-cell office:value-type="float" office:value="135468000">
            <text:p>135468000</text:p>
          </table:table-cell>
          <table:table-cell office:value-type="float" office:value="97508000">
            <text:p>97508000</text:p>
          </table:table-cell>
          <table:table-cell office:value-type="float" office:value="92508000">
            <text:p>92508000</text:p>
          </table:table-cell>
          <table:table-cell office:value-type="float" office:value="95355000">
            <text:p>95355000</text:p>
          </table:table-cell>
          <table:table-cell office:value-type="float" office:value="92347000">
            <text:p>92347000</text:p>
          </table:table-cell>
          <table:table-cell office:value-type="float" office:value="88911000">
            <text:p>88911000</text:p>
          </table:table-cell>
          <table:table-cell table:number-columns-repeated="2"/>
          <table:table-cell office:value-type="float" office:value="54">
            <text:p>54</text:p>
          </table:table-cell>
          <table:table-cell table:formula="of:=AVERAGE([.A30:.CV30])" office:value-type="float" office:value="113784580">
            <text:p>113784580</text:p>
          </table:table-cell>
        </table:table-row>
        <table:table-row table:style-name="ro1">
          <table:table-cell office:value-type="float" office:value="142466000">
            <text:p>142466000</text:p>
          </table:table-cell>
          <table:table-cell office:value-type="float" office:value="136590000">
            <text:p>136590000</text:p>
          </table:table-cell>
          <table:table-cell office:value-type="float" office:value="132704000">
            <text:p>132704000</text:p>
          </table:table-cell>
          <table:table-cell office:value-type="float" office:value="138423000">
            <text:p>138423000</text:p>
          </table:table-cell>
          <table:table-cell office:value-type="float" office:value="130787000">
            <text:p>130787000</text:p>
          </table:table-cell>
          <table:table-cell office:value-type="float" office:value="135277000">
            <text:p>135277000</text:p>
          </table:table-cell>
          <table:table-cell office:value-type="float" office:value="152815000">
            <text:p>152815000</text:p>
          </table:table-cell>
          <table:table-cell office:value-type="float" office:value="150018000">
            <text:p>150018000</text:p>
          </table:table-cell>
          <table:table-cell office:value-type="float" office:value="149276000">
            <text:p>149276000</text:p>
          </table:table-cell>
          <table:table-cell office:value-type="float" office:value="149041000">
            <text:p>149041000</text:p>
          </table:table-cell>
          <table:table-cell office:value-type="float" office:value="148924000">
            <text:p>148924000</text:p>
          </table:table-cell>
          <table:table-cell office:value-type="float" office:value="142094000">
            <text:p>142094000</text:p>
          </table:table-cell>
          <table:table-cell office:value-type="float" office:value="146057000">
            <text:p>146057000</text:p>
          </table:table-cell>
          <table:table-cell office:value-type="float" office:value="141595000">
            <text:p>141595000</text:p>
          </table:table-cell>
          <table:table-cell office:value-type="float" office:value="142113000">
            <text:p>142113000</text:p>
          </table:table-cell>
          <table:table-cell office:value-type="float" office:value="133563000">
            <text:p>133563000</text:p>
          </table:table-cell>
          <table:table-cell office:value-type="float" office:value="129742000">
            <text:p>129742000</text:p>
          </table:table-cell>
          <table:table-cell office:value-type="float" office:value="134946000">
            <text:p>134946000</text:p>
          </table:table-cell>
          <table:table-cell office:value-type="float" office:value="133501000">
            <text:p>133501000</text:p>
          </table:table-cell>
          <table:table-cell office:value-type="float" office:value="136607000">
            <text:p>136607000</text:p>
          </table:table-cell>
          <table:table-cell office:value-type="float" office:value="140077000">
            <text:p>140077000</text:p>
          </table:table-cell>
          <table:table-cell office:value-type="float" office:value="140619000">
            <text:p>140619000</text:p>
          </table:table-cell>
          <table:table-cell office:value-type="float" office:value="144033000">
            <text:p>144033000</text:p>
          </table:table-cell>
          <table:table-cell office:value-type="float" office:value="139667000">
            <text:p>139667000</text:p>
          </table:table-cell>
          <table:table-cell office:value-type="float" office:value="139403000">
            <text:p>139403000</text:p>
          </table:table-cell>
          <table:table-cell office:value-type="float" office:value="146035000">
            <text:p>146035000</text:p>
          </table:table-cell>
          <table:table-cell office:value-type="float" office:value="146689000">
            <text:p>146689000</text:p>
          </table:table-cell>
          <table:table-cell office:value-type="float" office:value="150541000">
            <text:p>150541000</text:p>
          </table:table-cell>
          <table:table-cell office:value-type="float" office:value="146059000">
            <text:p>146059000</text:p>
          </table:table-cell>
          <table:table-cell office:value-type="float" office:value="149298000">
            <text:p>149298000</text:p>
          </table:table-cell>
          <table:table-cell office:value-type="float" office:value="136823000">
            <text:p>136823000</text:p>
          </table:table-cell>
          <table:table-cell office:value-type="float" office:value="137987000">
            <text:p>137987000</text:p>
          </table:table-cell>
          <table:table-cell office:value-type="float" office:value="136233000">
            <text:p>136233000</text:p>
          </table:table-cell>
          <table:table-cell office:value-type="float" office:value="136970000">
            <text:p>136970000</text:p>
          </table:table-cell>
          <table:table-cell office:value-type="float" office:value="136691000">
            <text:p>136691000</text:p>
          </table:table-cell>
          <table:table-cell office:value-type="float" office:value="130163000">
            <text:p>130163000</text:p>
          </table:table-cell>
          <table:table-cell office:value-type="float" office:value="126043000">
            <text:p>126043000</text:p>
          </table:table-cell>
          <table:table-cell office:value-type="float" office:value="125896000">
            <text:p>125896000</text:p>
          </table:table-cell>
          <table:table-cell office:value-type="float" office:value="126069000">
            <text:p>126069000</text:p>
          </table:table-cell>
          <table:table-cell office:value-type="float" office:value="126122000">
            <text:p>126122000</text:p>
          </table:table-cell>
          <table:table-cell office:value-type="float" office:value="126172000">
            <text:p>126172000</text:p>
          </table:table-cell>
          <table:table-cell office:value-type="float" office:value="135508000">
            <text:p>135508000</text:p>
          </table:table-cell>
          <table:table-cell office:value-type="float" office:value="138516000">
            <text:p>138516000</text:p>
          </table:table-cell>
          <table:table-cell office:value-type="float" office:value="135803000">
            <text:p>135803000</text:p>
          </table:table-cell>
          <table:table-cell office:value-type="float" office:value="138848000">
            <text:p>138848000</text:p>
          </table:table-cell>
          <table:table-cell office:value-type="float" office:value="135340000">
            <text:p>135340000</text:p>
          </table:table-cell>
          <table:table-cell office:value-type="float" office:value="126402000">
            <text:p>126402000</text:p>
          </table:table-cell>
          <table:table-cell office:value-type="float" office:value="123069000">
            <text:p>123069000</text:p>
          </table:table-cell>
          <table:table-cell office:value-type="float" office:value="125180000">
            <text:p>125180000</text:p>
          </table:table-cell>
          <table:table-cell office:value-type="float" office:value="121515000">
            <text:p>121515000</text:p>
          </table:table-cell>
          <table:table-cell office:value-type="float" office:value="122184000">
            <text:p>122184000</text:p>
          </table:table-cell>
          <table:table-cell office:value-type="float" office:value="139499000">
            <text:p>139499000</text:p>
          </table:table-cell>
          <table:table-cell office:value-type="float" office:value="138585000">
            <text:p>138585000</text:p>
          </table:table-cell>
          <table:table-cell office:value-type="float" office:value="138919000">
            <text:p>138919000</text:p>
          </table:table-cell>
          <table:table-cell office:value-type="float" office:value="139415000">
            <text:p>139415000</text:p>
          </table:table-cell>
          <table:table-cell office:value-type="float" office:value="139132000">
            <text:p>139132000</text:p>
          </table:table-cell>
          <table:table-cell office:value-type="float" office:value="120622000">
            <text:p>120622000</text:p>
          </table:table-cell>
          <table:table-cell office:value-type="float" office:value="123026000">
            <text:p>123026000</text:p>
          </table:table-cell>
          <table:table-cell office:value-type="float" office:value="115751000">
            <text:p>115751000</text:p>
          </table:table-cell>
          <table:table-cell office:value-type="float" office:value="119884000">
            <text:p>119884000</text:p>
          </table:table-cell>
          <table:table-cell office:value-type="float" office:value="115560000">
            <text:p>115560000</text:p>
          </table:table-cell>
          <table:table-cell office:value-type="float" office:value="116120000">
            <text:p>116120000</text:p>
          </table:table-cell>
          <table:table-cell office:value-type="float" office:value="155503000">
            <text:p>155503000</text:p>
          </table:table-cell>
          <table:table-cell office:value-type="float" office:value="154717000">
            <text:p>154717000</text:p>
          </table:table-cell>
          <table:table-cell office:value-type="float" office:value="154217000">
            <text:p>154217000</text:p>
          </table:table-cell>
          <table:table-cell office:value-type="float" office:value="153778000">
            <text:p>153778000</text:p>
          </table:table-cell>
          <table:table-cell office:value-type="float" office:value="155112000">
            <text:p>155112000</text:p>
          </table:table-cell>
          <table:table-cell office:value-type="float" office:value="183250000">
            <text:p>183250000</text:p>
          </table:table-cell>
          <table:table-cell office:value-type="float" office:value="184728000">
            <text:p>184728000</text:p>
          </table:table-cell>
          <table:table-cell office:value-type="float" office:value="189553000">
            <text:p>189553000</text:p>
          </table:table-cell>
          <table:table-cell office:value-type="float" office:value="182492000">
            <text:p>182492000</text:p>
          </table:table-cell>
          <table:table-cell office:value-type="float" office:value="148059000">
            <text:p>148059000</text:p>
          </table:table-cell>
          <table:table-cell office:value-type="float" office:value="150423000">
            <text:p>150423000</text:p>
          </table:table-cell>
          <table:table-cell office:value-type="float" office:value="144142000">
            <text:p>144142000</text:p>
          </table:table-cell>
          <table:table-cell office:value-type="float" office:value="143684000">
            <text:p>143684000</text:p>
          </table:table-cell>
          <table:table-cell office:value-type="float" office:value="144014000">
            <text:p>144014000</text:p>
          </table:table-cell>
          <table:table-cell office:value-type="float" office:value="143466000">
            <text:p>143466000</text:p>
          </table:table-cell>
          <table:table-cell office:value-type="float" office:value="145293000">
            <text:p>145293000</text:p>
          </table:table-cell>
          <table:table-cell office:value-type="float" office:value="116160000">
            <text:p>116160000</text:p>
          </table:table-cell>
          <table:table-cell office:value-type="float" office:value="119964000">
            <text:p>119964000</text:p>
          </table:table-cell>
          <table:table-cell office:value-type="float" office:value="123181000">
            <text:p>123181000</text:p>
          </table:table-cell>
          <table:table-cell office:value-type="float" office:value="116708000">
            <text:p>116708000</text:p>
          </table:table-cell>
          <table:table-cell office:value-type="float" office:value="117595000">
            <text:p>117595000</text:p>
          </table:table-cell>
          <table:table-cell office:value-type="float" office:value="152911000">
            <text:p>152911000</text:p>
          </table:table-cell>
          <table:table-cell office:value-type="float" office:value="154699000">
            <text:p>154699000</text:p>
          </table:table-cell>
          <table:table-cell office:value-type="float" office:value="153428000">
            <text:p>153428000</text:p>
          </table:table-cell>
          <table:table-cell office:value-type="float" office:value="157101000">
            <text:p>157101000</text:p>
          </table:table-cell>
          <table:table-cell office:value-type="float" office:value="155885000">
            <text:p>155885000</text:p>
          </table:table-cell>
          <table:table-cell office:value-type="float" office:value="130547000">
            <text:p>130547000</text:p>
          </table:table-cell>
          <table:table-cell office:value-type="float" office:value="127519000">
            <text:p>127519000</text:p>
          </table:table-cell>
          <table:table-cell office:value-type="float" office:value="124694000">
            <text:p>124694000</text:p>
          </table:table-cell>
          <table:table-cell office:value-type="float" office:value="123396000">
            <text:p>123396000</text:p>
          </table:table-cell>
          <table:table-cell office:value-type="float" office:value="123854000">
            <text:p>123854000</text:p>
          </table:table-cell>
          <table:table-cell office:value-type="float" office:value="131272000">
            <text:p>131272000</text:p>
          </table:table-cell>
          <table:table-cell office:value-type="float" office:value="130434000">
            <text:p>130434000</text:p>
          </table:table-cell>
          <table:table-cell office:value-type="float" office:value="131373000">
            <text:p>131373000</text:p>
          </table:table-cell>
          <table:table-cell office:value-type="float" office:value="130015000">
            <text:p>130015000</text:p>
          </table:table-cell>
          <table:table-cell office:value-type="float" office:value="130966000">
            <text:p>130966000</text:p>
          </table:table-cell>
          <table:table-cell office:value-type="float" office:value="152062000">
            <text:p>152062000</text:p>
          </table:table-cell>
          <table:table-cell office:value-type="float" office:value="152847000">
            <text:p>152847000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AVERAGE([.A31:.CV31])" office:value-type="float" office:value="138920490">
            <text:p>138920490</text:p>
          </table:table-cell>
        </table:table-row>
        <table:table-row table:style-name="ro1">
          <table:table-cell office:value-type="float" office:value="126874000">
            <text:p>126874000</text:p>
          </table:table-cell>
          <table:table-cell office:value-type="float" office:value="130365000">
            <text:p>130365000</text:p>
          </table:table-cell>
          <table:table-cell office:value-type="float" office:value="129093000">
            <text:p>129093000</text:p>
          </table:table-cell>
          <table:table-cell office:value-type="float" office:value="140461000">
            <text:p>140461000</text:p>
          </table:table-cell>
          <table:table-cell office:value-type="float" office:value="141547000">
            <text:p>141547000</text:p>
          </table:table-cell>
          <table:table-cell office:value-type="float" office:value="137816000">
            <text:p>137816000</text:p>
          </table:table-cell>
          <table:table-cell office:value-type="float" office:value="141593000">
            <text:p>141593000</text:p>
          </table:table-cell>
          <table:table-cell office:value-type="float" office:value="137516000">
            <text:p>137516000</text:p>
          </table:table-cell>
          <table:table-cell office:value-type="float" office:value="158875000">
            <text:p>158875000</text:p>
          </table:table-cell>
          <table:table-cell office:value-type="float" office:value="160103000">
            <text:p>160103000</text:p>
          </table:table-cell>
          <table:table-cell office:value-type="float" office:value="162347000">
            <text:p>162347000</text:p>
          </table:table-cell>
          <table:table-cell office:value-type="float" office:value="164474000">
            <text:p>164474000</text:p>
          </table:table-cell>
          <table:table-cell office:value-type="float" office:value="163482000">
            <text:p>163482000</text:p>
          </table:table-cell>
          <table:table-cell office:value-type="float" office:value="142602000">
            <text:p>142602000</text:p>
          </table:table-cell>
          <table:table-cell office:value-type="float" office:value="142242000">
            <text:p>142242000</text:p>
          </table:table-cell>
          <table:table-cell office:value-type="float" office:value="144263000">
            <text:p>144263000</text:p>
          </table:table-cell>
          <table:table-cell office:value-type="float" office:value="143320000">
            <text:p>143320000</text:p>
          </table:table-cell>
          <table:table-cell office:value-type="float" office:value="131810000">
            <text:p>131810000</text:p>
          </table:table-cell>
          <table:table-cell office:value-type="float" office:value="129441000">
            <text:p>129441000</text:p>
          </table:table-cell>
          <table:table-cell office:value-type="float" office:value="133842000">
            <text:p>133842000</text:p>
          </table:table-cell>
          <table:table-cell office:value-type="float" office:value="121069000">
            <text:p>121069000</text:p>
          </table:table-cell>
          <table:table-cell office:value-type="float" office:value="123363000">
            <text:p>123363000</text:p>
          </table:table-cell>
          <table:table-cell office:value-type="float" office:value="121864000">
            <text:p>121864000</text:p>
          </table:table-cell>
          <table:table-cell office:value-type="float" office:value="121505000">
            <text:p>121505000</text:p>
          </table:table-cell>
          <table:table-cell office:value-type="float" office:value="155688000">
            <text:p>155688000</text:p>
          </table:table-cell>
          <table:table-cell office:value-type="float" office:value="150366000">
            <text:p>150366000</text:p>
          </table:table-cell>
          <table:table-cell office:value-type="float" office:value="154271000">
            <text:p>154271000</text:p>
          </table:table-cell>
          <table:table-cell office:value-type="float" office:value="150264000">
            <text:p>150264000</text:p>
          </table:table-cell>
          <table:table-cell office:value-type="float" office:value="120950000">
            <text:p>120950000</text:p>
          </table:table-cell>
          <table:table-cell office:value-type="float" office:value="116669000">
            <text:p>116669000</text:p>
          </table:table-cell>
          <table:table-cell office:value-type="float" office:value="116483000">
            <text:p>116483000</text:p>
          </table:table-cell>
          <table:table-cell office:value-type="float" office:value="116557000">
            <text:p>116557000</text:p>
          </table:table-cell>
          <table:table-cell office:value-type="float" office:value="120372000">
            <text:p>120372000</text:p>
          </table:table-cell>
          <table:table-cell office:value-type="float" office:value="120832000">
            <text:p>120832000</text:p>
          </table:table-cell>
          <table:table-cell office:value-type="float" office:value="126216000">
            <text:p>126216000</text:p>
          </table:table-cell>
          <table:table-cell office:value-type="float" office:value="128078000">
            <text:p>128078000</text:p>
          </table:table-cell>
          <table:table-cell office:value-type="float" office:value="127807000">
            <text:p>127807000</text:p>
          </table:table-cell>
          <table:table-cell office:value-type="float" office:value="124130000">
            <text:p>124130000</text:p>
          </table:table-cell>
          <table:table-cell office:value-type="float" office:value="154550000">
            <text:p>154550000</text:p>
          </table:table-cell>
          <table:table-cell office:value-type="float" office:value="158211000">
            <text:p>158211000</text:p>
          </table:table-cell>
          <table:table-cell office:value-type="float" office:value="114969000">
            <text:p>114969000</text:p>
          </table:table-cell>
          <table:table-cell office:value-type="float" office:value="116718000">
            <text:p>116718000</text:p>
          </table:table-cell>
          <table:table-cell office:value-type="float" office:value="121409000">
            <text:p>121409000</text:p>
          </table:table-cell>
          <table:table-cell office:value-type="float" office:value="113278000">
            <text:p>113278000</text:p>
          </table:table-cell>
          <table:table-cell office:value-type="float" office:value="115490000">
            <text:p>115490000</text:p>
          </table:table-cell>
          <table:table-cell office:value-type="float" office:value="140604000">
            <text:p>140604000</text:p>
          </table:table-cell>
          <table:table-cell office:value-type="float" office:value="134856000">
            <text:p>134856000</text:p>
          </table:table-cell>
          <table:table-cell office:value-type="float" office:value="140315000">
            <text:p>140315000</text:p>
          </table:table-cell>
          <table:table-cell office:value-type="float" office:value="141815000">
            <text:p>141815000</text:p>
          </table:table-cell>
          <table:table-cell office:value-type="float" office:value="126435000">
            <text:p>126435000</text:p>
          </table:table-cell>
          <table:table-cell office:value-type="float" office:value="128880000">
            <text:p>128880000</text:p>
          </table:table-cell>
          <table:table-cell office:value-type="float" office:value="122979000">
            <text:p>122979000</text:p>
          </table:table-cell>
          <table:table-cell office:value-type="float" office:value="121954000">
            <text:p>121954000</text:p>
          </table:table-cell>
          <table:table-cell office:value-type="float" office:value="127269000">
            <text:p>127269000</text:p>
          </table:table-cell>
          <table:table-cell office:value-type="float" office:value="135587000">
            <text:p>135587000</text:p>
          </table:table-cell>
          <table:table-cell office:value-type="float" office:value="131549000">
            <text:p>131549000</text:p>
          </table:table-cell>
          <table:table-cell office:value-type="float" office:value="130810000">
            <text:p>130810000</text:p>
          </table:table-cell>
          <table:table-cell office:value-type="float" office:value="129967000">
            <text:p>129967000</text:p>
          </table:table-cell>
          <table:table-cell office:value-type="float" office:value="129774000">
            <text:p>129774000</text:p>
          </table:table-cell>
          <table:table-cell office:value-type="float" office:value="147294000">
            <text:p>147294000</text:p>
          </table:table-cell>
          <table:table-cell office:value-type="float" office:value="148651000">
            <text:p>148651000</text:p>
          </table:table-cell>
          <table:table-cell office:value-type="float" office:value="146671000">
            <text:p>146671000</text:p>
          </table:table-cell>
          <table:table-cell office:value-type="float" office:value="121418000">
            <text:p>121418000</text:p>
          </table:table-cell>
          <table:table-cell office:value-type="float" office:value="120267000">
            <text:p>120267000</text:p>
          </table:table-cell>
          <table:table-cell office:value-type="float" office:value="115171000">
            <text:p>115171000</text:p>
          </table:table-cell>
          <table:table-cell office:value-type="float" office:value="114683000">
            <text:p>114683000</text:p>
          </table:table-cell>
          <table:table-cell office:value-type="float" office:value="113944000">
            <text:p>113944000</text:p>
          </table:table-cell>
          <table:table-cell office:value-type="float" office:value="119468000">
            <text:p>119468000</text:p>
          </table:table-cell>
          <table:table-cell office:value-type="float" office:value="118483000">
            <text:p>118483000</text:p>
          </table:table-cell>
          <table:table-cell office:value-type="float" office:value="118504000">
            <text:p>118504000</text:p>
          </table:table-cell>
          <table:table-cell office:value-type="float" office:value="118305000">
            <text:p>118305000</text:p>
          </table:table-cell>
          <table:table-cell office:value-type="float" office:value="122334000">
            <text:p>122334000</text:p>
          </table:table-cell>
          <table:table-cell office:value-type="float" office:value="124029000">
            <text:p>124029000</text:p>
          </table:table-cell>
          <table:table-cell office:value-type="float" office:value="147517000">
            <text:p>147517000</text:p>
          </table:table-cell>
          <table:table-cell office:value-type="float" office:value="147051000">
            <text:p>147051000</text:p>
          </table:table-cell>
          <table:table-cell office:value-type="float" office:value="146747000">
            <text:p>146747000</text:p>
          </table:table-cell>
          <table:table-cell office:value-type="float" office:value="145668000">
            <text:p>145668000</text:p>
          </table:table-cell>
          <table:table-cell office:value-type="float" office:value="146784000">
            <text:p>146784000</text:p>
          </table:table-cell>
          <table:table-cell office:value-type="float" office:value="150635000">
            <text:p>150635000</text:p>
          </table:table-cell>
          <table:table-cell office:value-type="float" office:value="147463000">
            <text:p>147463000</text:p>
          </table:table-cell>
          <table:table-cell office:value-type="float" office:value="147082000">
            <text:p>147082000</text:p>
          </table:table-cell>
          <table:table-cell office:value-type="float" office:value="116098000">
            <text:p>116098000</text:p>
          </table:table-cell>
          <table:table-cell office:value-type="float" office:value="119042000">
            <text:p>119042000</text:p>
          </table:table-cell>
          <table:table-cell office:value-type="float" office:value="119934000">
            <text:p>119934000</text:p>
          </table:table-cell>
          <table:table-cell office:value-type="float" office:value="119492000">
            <text:p>119492000</text:p>
          </table:table-cell>
          <table:table-cell office:value-type="float" office:value="116587000">
            <text:p>116587000</text:p>
          </table:table-cell>
          <table:table-cell office:value-type="float" office:value="163590000">
            <text:p>163590000</text:p>
          </table:table-cell>
          <table:table-cell office:value-type="float" office:value="163770000">
            <text:p>163770000</text:p>
          </table:table-cell>
          <table:table-cell office:value-type="float" office:value="166083000">
            <text:p>166083000</text:p>
          </table:table-cell>
          <table:table-cell office:value-type="float" office:value="171834000">
            <text:p>171834000</text:p>
          </table:table-cell>
          <table:table-cell office:value-type="float" office:value="134426000">
            <text:p>134426000</text:p>
          </table:table-cell>
          <table:table-cell office:value-type="float" office:value="137530000">
            <text:p>137530000</text:p>
          </table:table-cell>
          <table:table-cell office:value-type="float" office:value="132998000">
            <text:p>132998000</text:p>
          </table:table-cell>
          <table:table-cell office:value-type="float" office:value="134330000">
            <text:p>134330000</text:p>
          </table:table-cell>
          <table:table-cell office:value-type="float" office:value="137122000">
            <text:p>137122000</text:p>
          </table:table-cell>
          <table:table-cell office:value-type="float" office:value="127818000">
            <text:p>127818000</text:p>
          </table:table-cell>
          <table:table-cell office:value-type="float" office:value="130545000">
            <text:p>130545000</text:p>
          </table:table-cell>
          <table:table-cell office:value-type="float" office:value="130376000">
            <text:p>130376000</text:p>
          </table:table-cell>
          <table:table-cell office:value-type="float" office:value="131260000">
            <text:p>131260000</text:p>
          </table:table-cell>
          <table:table-cell office:value-type="float" office:value="130359000">
            <text:p>130359000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AVERAGE([.A32:.CV32])" office:value-type="float" office:value="134273320">
            <text:p>134273320</text:p>
          </table:table-cell>
        </table:table-row>
        <table:table-row table:style-name="ro1">
          <table:table-cell office:value-type="float" office:value="126831000">
            <text:p>126831000</text:p>
          </table:table-cell>
          <table:table-cell office:value-type="float" office:value="127437000">
            <text:p>127437000</text:p>
          </table:table-cell>
          <table:table-cell office:value-type="float" office:value="126570000">
            <text:p>126570000</text:p>
          </table:table-cell>
          <table:table-cell office:value-type="float" office:value="126742000">
            <text:p>126742000</text:p>
          </table:table-cell>
          <table:table-cell office:value-type="float" office:value="127247000">
            <text:p>127247000</text:p>
          </table:table-cell>
          <table:table-cell office:value-type="float" office:value="130211000">
            <text:p>130211000</text:p>
          </table:table-cell>
          <table:table-cell office:value-type="float" office:value="131181000">
            <text:p>131181000</text:p>
          </table:table-cell>
          <table:table-cell office:value-type="float" office:value="130551000">
            <text:p>130551000</text:p>
          </table:table-cell>
          <table:table-cell office:value-type="float" office:value="131204000">
            <text:p>131204000</text:p>
          </table:table-cell>
          <table:table-cell office:value-type="float" office:value="130585000">
            <text:p>130585000</text:p>
          </table:table-cell>
          <table:table-cell office:value-type="float" office:value="134302000">
            <text:p>134302000</text:p>
          </table:table-cell>
          <table:table-cell office:value-type="float" office:value="136772000">
            <text:p>136772000</text:p>
          </table:table-cell>
          <table:table-cell office:value-type="float" office:value="139776000">
            <text:p>139776000</text:p>
          </table:table-cell>
          <table:table-cell office:value-type="float" office:value="134348000">
            <text:p>134348000</text:p>
          </table:table-cell>
          <table:table-cell office:value-type="float" office:value="143467000">
            <text:p>143467000</text:p>
          </table:table-cell>
          <table:table-cell office:value-type="float" office:value="143775000">
            <text:p>143775000</text:p>
          </table:table-cell>
          <table:table-cell office:value-type="float" office:value="150862000">
            <text:p>150862000</text:p>
          </table:table-cell>
          <table:table-cell office:value-type="float" office:value="149859000">
            <text:p>149859000</text:p>
          </table:table-cell>
          <table:table-cell office:value-type="float" office:value="148177000">
            <text:p>148177000</text:p>
          </table:table-cell>
          <table:table-cell office:value-type="float" office:value="176702000">
            <text:p>176702000</text:p>
          </table:table-cell>
          <table:table-cell office:value-type="float" office:value="172555000">
            <text:p>172555000</text:p>
          </table:table-cell>
          <table:table-cell office:value-type="float" office:value="172224000">
            <text:p>172224000</text:p>
          </table:table-cell>
          <table:table-cell office:value-type="float" office:value="177689000">
            <text:p>177689000</text:p>
          </table:table-cell>
          <table:table-cell office:value-type="float" office:value="175350000">
            <text:p>175350000</text:p>
          </table:table-cell>
          <table:table-cell office:value-type="float" office:value="152997000">
            <text:p>152997000</text:p>
          </table:table-cell>
          <table:table-cell office:value-type="float" office:value="151770000">
            <text:p>151770000</text:p>
          </table:table-cell>
          <table:table-cell office:value-type="float" office:value="151801000">
            <text:p>151801000</text:p>
          </table:table-cell>
          <table:table-cell office:value-type="float" office:value="149871000">
            <text:p>149871000</text:p>
          </table:table-cell>
          <table:table-cell office:value-type="float" office:value="150604000">
            <text:p>150604000</text:p>
          </table:table-cell>
          <table:table-cell office:value-type="float" office:value="147327000">
            <text:p>147327000</text:p>
          </table:table-cell>
          <table:table-cell office:value-type="float" office:value="151861000">
            <text:p>151861000</text:p>
          </table:table-cell>
          <table:table-cell office:value-type="float" office:value="149827000">
            <text:p>149827000</text:p>
          </table:table-cell>
          <table:table-cell office:value-type="float" office:value="177450000">
            <text:p>177450000</text:p>
          </table:table-cell>
          <table:table-cell office:value-type="float" office:value="173622000">
            <text:p>173622000</text:p>
          </table:table-cell>
          <table:table-cell office:value-type="float" office:value="174127000">
            <text:p>174127000</text:p>
          </table:table-cell>
          <table:table-cell office:value-type="float" office:value="179352000">
            <text:p>179352000</text:p>
          </table:table-cell>
          <table:table-cell office:value-type="float" office:value="142711000">
            <text:p>142711000</text:p>
          </table:table-cell>
          <table:table-cell office:value-type="float" office:value="136799000">
            <text:p>136799000</text:p>
          </table:table-cell>
          <table:table-cell office:value-type="float" office:value="135775000">
            <text:p>135775000</text:p>
          </table:table-cell>
          <table:table-cell office:value-type="float" office:value="142492000">
            <text:p>142492000</text:p>
          </table:table-cell>
          <table:table-cell office:value-type="float" office:value="172680000">
            <text:p>172680000</text:p>
          </table:table-cell>
          <table:table-cell office:value-type="float" office:value="177106000">
            <text:p>177106000</text:p>
          </table:table-cell>
          <table:table-cell office:value-type="float" office:value="173245000">
            <text:p>173245000</text:p>
          </table:table-cell>
          <table:table-cell office:value-type="float" office:value="173513000">
            <text:p>173513000</text:p>
          </table:table-cell>
          <table:table-cell office:value-type="float" office:value="173994000">
            <text:p>173994000</text:p>
          </table:table-cell>
          <table:table-cell office:value-type="float" office:value="138956000">
            <text:p>138956000</text:p>
          </table:table-cell>
          <table:table-cell office:value-type="float" office:value="137835000">
            <text:p>137835000</text:p>
          </table:table-cell>
          <table:table-cell office:value-type="float" office:value="138228000">
            <text:p>138228000</text:p>
          </table:table-cell>
          <table:table-cell office:value-type="float" office:value="161472000">
            <text:p>161472000</text:p>
          </table:table-cell>
          <table:table-cell office:value-type="float" office:value="140238000">
            <text:p>140238000</text:p>
          </table:table-cell>
          <table:table-cell office:value-type="float" office:value="172645000">
            <text:p>172645000</text:p>
          </table:table-cell>
          <table:table-cell office:value-type="float" office:value="173135000">
            <text:p>173135000</text:p>
          </table:table-cell>
          <table:table-cell office:value-type="float" office:value="174695000">
            <text:p>174695000</text:p>
          </table:table-cell>
          <table:table-cell office:value-type="float" office:value="140791000">
            <text:p>140791000</text:p>
          </table:table-cell>
          <table:table-cell office:value-type="float" office:value="141393000">
            <text:p>141393000</text:p>
          </table:table-cell>
          <table:table-cell office:value-type="float" office:value="142040000">
            <text:p>142040000</text:p>
          </table:table-cell>
          <table:table-cell office:value-type="float" office:value="145106000">
            <text:p>145106000</text:p>
          </table:table-cell>
          <table:table-cell office:value-type="float" office:value="142096000">
            <text:p>142096000</text:p>
          </table:table-cell>
          <table:table-cell office:value-type="float" office:value="151992000">
            <text:p>151992000</text:p>
          </table:table-cell>
          <table:table-cell office:value-type="float" office:value="155877000">
            <text:p>155877000</text:p>
          </table:table-cell>
          <table:table-cell office:value-type="float" office:value="151307000">
            <text:p>151307000</text:p>
          </table:table-cell>
          <table:table-cell office:value-type="float" office:value="150739000">
            <text:p>150739000</text:p>
          </table:table-cell>
          <table:table-cell office:value-type="float" office:value="154861000">
            <text:p>154861000</text:p>
          </table:table-cell>
          <table:table-cell office:value-type="float" office:value="240604000">
            <text:p>240604000</text:p>
          </table:table-cell>
          <table:table-cell office:value-type="float" office:value="241265000">
            <text:p>241265000</text:p>
          </table:table-cell>
          <table:table-cell office:value-type="float" office:value="238579000">
            <text:p>238579000</text:p>
          </table:table-cell>
          <table:table-cell office:value-type="float" office:value="162133000">
            <text:p>162133000</text:p>
          </table:table-cell>
          <table:table-cell office:value-type="float" office:value="153936000">
            <text:p>153936000</text:p>
          </table:table-cell>
          <table:table-cell office:value-type="float" office:value="154144000">
            <text:p>154144000</text:p>
          </table:table-cell>
          <table:table-cell office:value-type="float" office:value="157998000">
            <text:p>157998000</text:p>
          </table:table-cell>
          <table:table-cell office:value-type="float" office:value="157351000">
            <text:p>157351000</text:p>
          </table:table-cell>
          <table:table-cell office:value-type="float" office:value="158061000">
            <text:p>158061000</text:p>
          </table:table-cell>
          <table:table-cell office:value-type="float" office:value="155112000">
            <text:p>155112000</text:p>
          </table:table-cell>
          <table:table-cell office:value-type="float" office:value="155258000">
            <text:p>155258000</text:p>
          </table:table-cell>
          <table:table-cell office:value-type="float" office:value="157892000">
            <text:p>157892000</text:p>
          </table:table-cell>
          <table:table-cell office:value-type="float" office:value="155574000">
            <text:p>155574000</text:p>
          </table:table-cell>
          <table:table-cell office:value-type="float" office:value="159339000">
            <text:p>159339000</text:p>
          </table:table-cell>
          <table:table-cell office:value-type="float" office:value="152893000">
            <text:p>152893000</text:p>
          </table:table-cell>
          <table:table-cell office:value-type="float" office:value="152465000">
            <text:p>152465000</text:p>
          </table:table-cell>
          <table:table-cell office:value-type="float" office:value="152531000">
            <text:p>152531000</text:p>
          </table:table-cell>
          <table:table-cell office:value-type="float" office:value="139713000">
            <text:p>139713000</text:p>
          </table:table-cell>
          <table:table-cell office:value-type="float" office:value="136923000">
            <text:p>136923000</text:p>
          </table:table-cell>
          <table:table-cell office:value-type="float" office:value="138018000">
            <text:p>138018000</text:p>
          </table:table-cell>
          <table:table-cell office:value-type="float" office:value="144073000">
            <text:p>144073000</text:p>
          </table:table-cell>
          <table:table-cell office:value-type="float" office:value="140805000">
            <text:p>140805000</text:p>
          </table:table-cell>
          <table:table-cell office:value-type="float" office:value="153768000">
            <text:p>153768000</text:p>
          </table:table-cell>
          <table:table-cell office:value-type="float" office:value="156541000">
            <text:p>156541000</text:p>
          </table:table-cell>
          <table:table-cell office:value-type="float" office:value="153526000">
            <text:p>153526000</text:p>
          </table:table-cell>
          <table:table-cell office:value-type="float" office:value="153233000">
            <text:p>153233000</text:p>
          </table:table-cell>
          <table:table-cell office:value-type="float" office:value="157263000">
            <text:p>157263000</text:p>
          </table:table-cell>
          <table:table-cell office:value-type="float" office:value="136903000">
            <text:p>136903000</text:p>
          </table:table-cell>
          <table:table-cell office:value-type="float" office:value="136305000">
            <text:p>136305000</text:p>
          </table:table-cell>
          <table:table-cell office:value-type="float" office:value="137503000">
            <text:p>137503000</text:p>
          </table:table-cell>
          <table:table-cell office:value-type="float" office:value="143607000">
            <text:p>143607000</text:p>
          </table:table-cell>
          <table:table-cell office:value-type="float" office:value="140712000">
            <text:p>140712000</text:p>
          </table:table-cell>
          <table:table-cell office:value-type="float" office:value="143899000">
            <text:p>143899000</text:p>
          </table:table-cell>
          <table:table-cell office:value-type="float" office:value="142989000">
            <text:p>142989000</text:p>
          </table:table-cell>
          <table:table-cell office:value-type="float" office:value="149433000">
            <text:p>149433000</text:p>
          </table:table-cell>
          <table:table-cell office:value-type="float" office:value="143404000">
            <text:p>143404000</text:p>
          </table:table-cell>
          <table:table-cell office:value-type="float" office:value="150315000">
            <text:p>150315000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AVERAGE([.A33:.CV33])" office:value-type="float" office:value="153008150">
            <text:p>153008150</text:p>
          </table:table-cell>
        </table:table-row>
        <table:table-row table:style-name="ro1">
          <table:table-cell office:value-type="float" office:value="172535000">
            <text:p>172535000</text:p>
          </table:table-cell>
          <table:table-cell office:value-type="float" office:value="168791000">
            <text:p>168791000</text:p>
          </table:table-cell>
          <table:table-cell office:value-type="float" office:value="168013000">
            <text:p>168013000</text:p>
          </table:table-cell>
          <table:table-cell office:value-type="float" office:value="176653000">
            <text:p>176653000</text:p>
          </table:table-cell>
          <table:table-cell office:value-type="float" office:value="142730000">
            <text:p>142730000</text:p>
          </table:table-cell>
          <table:table-cell office:value-type="float" office:value="143405000">
            <text:p>143405000</text:p>
          </table:table-cell>
          <table:table-cell office:value-type="float" office:value="142485000">
            <text:p>142485000</text:p>
          </table:table-cell>
          <table:table-cell office:value-type="float" office:value="142508000">
            <text:p>142508000</text:p>
          </table:table-cell>
          <table:table-cell office:value-type="float" office:value="140479000">
            <text:p>140479000</text:p>
          </table:table-cell>
          <table:table-cell office:value-type="float" office:value="156831000">
            <text:p>156831000</text:p>
          </table:table-cell>
          <table:table-cell office:value-type="float" office:value="156304000">
            <text:p>156304000</text:p>
          </table:table-cell>
          <table:table-cell office:value-type="float" office:value="157348000">
            <text:p>157348000</text:p>
          </table:table-cell>
          <table:table-cell office:value-type="float" office:value="156539000">
            <text:p>156539000</text:p>
          </table:table-cell>
          <table:table-cell office:value-type="float" office:value="168541000">
            <text:p>168541000</text:p>
          </table:table-cell>
          <table:table-cell office:value-type="float" office:value="168589000">
            <text:p>168589000</text:p>
          </table:table-cell>
          <table:table-cell office:value-type="float" office:value="169170000">
            <text:p>169170000</text:p>
          </table:table-cell>
          <table:table-cell office:value-type="float" office:value="171125000">
            <text:p>171125000</text:p>
          </table:table-cell>
          <table:table-cell office:value-type="float" office:value="173231000">
            <text:p>173231000</text:p>
          </table:table-cell>
          <table:table-cell office:value-type="float" office:value="154840000">
            <text:p>154840000</text:p>
          </table:table-cell>
          <table:table-cell office:value-type="float" office:value="157028000">
            <text:p>157028000</text:p>
          </table:table-cell>
          <table:table-cell office:value-type="float" office:value="151508000">
            <text:p>151508000</text:p>
          </table:table-cell>
          <table:table-cell office:value-type="float" office:value="159233000">
            <text:p>159233000</text:p>
          </table:table-cell>
          <table:table-cell office:value-type="float" office:value="148285000">
            <text:p>148285000</text:p>
          </table:table-cell>
          <table:table-cell office:value-type="float" office:value="148423000">
            <text:p>148423000</text:p>
          </table:table-cell>
          <table:table-cell office:value-type="float" office:value="147422000">
            <text:p>147422000</text:p>
          </table:table-cell>
          <table:table-cell office:value-type="float" office:value="146336000">
            <text:p>146336000</text:p>
          </table:table-cell>
          <table:table-cell office:value-type="float" office:value="145875000">
            <text:p>145875000</text:p>
          </table:table-cell>
          <table:table-cell office:value-type="float" office:value="159585000">
            <text:p>159585000</text:p>
          </table:table-cell>
          <table:table-cell office:value-type="float" office:value="165213000">
            <text:p>165213000</text:p>
          </table:table-cell>
          <table:table-cell office:value-type="float" office:value="160064000">
            <text:p>160064000</text:p>
          </table:table-cell>
          <table:table-cell office:value-type="float" office:value="160478000">
            <text:p>160478000</text:p>
          </table:table-cell>
          <table:table-cell office:value-type="float" office:value="159488000">
            <text:p>159488000</text:p>
          </table:table-cell>
          <table:table-cell office:value-type="float" office:value="125410000">
            <text:p>125410000</text:p>
          </table:table-cell>
          <table:table-cell office:value-type="float" office:value="123816000">
            <text:p>123816000</text:p>
          </table:table-cell>
          <table:table-cell office:value-type="float" office:value="123480000">
            <text:p>123480000</text:p>
          </table:table-cell>
          <table:table-cell office:value-type="float" office:value="123629000">
            <text:p>123629000</text:p>
          </table:table-cell>
          <table:table-cell office:value-type="float" office:value="123940000">
            <text:p>123940000</text:p>
          </table:table-cell>
          <table:table-cell office:value-type="float" office:value="132750000">
            <text:p>132750000</text:p>
          </table:table-cell>
          <table:table-cell office:value-type="float" office:value="126014000">
            <text:p>126014000</text:p>
          </table:table-cell>
          <table:table-cell office:value-type="float" office:value="126230000">
            <text:p>126230000</text:p>
          </table:table-cell>
          <table:table-cell office:value-type="float" office:value="128068000">
            <text:p>128068000</text:p>
          </table:table-cell>
          <table:table-cell office:value-type="float" office:value="133269000">
            <text:p>133269000</text:p>
          </table:table-cell>
          <table:table-cell office:value-type="float" office:value="129081000">
            <text:p>129081000</text:p>
          </table:table-cell>
          <table:table-cell office:value-type="float" office:value="161093000">
            <text:p>161093000</text:p>
          </table:table-cell>
          <table:table-cell office:value-type="float" office:value="159469000">
            <text:p>159469000</text:p>
          </table:table-cell>
          <table:table-cell office:value-type="float" office:value="161498000">
            <text:p>161498000</text:p>
          </table:table-cell>
          <table:table-cell office:value-type="float" office:value="160073000">
            <text:p>160073000</text:p>
          </table:table-cell>
          <table:table-cell office:value-type="float" office:value="158463000">
            <text:p>158463000</text:p>
          </table:table-cell>
          <table:table-cell office:value-type="float" office:value="159080000">
            <text:p>159080000</text:p>
          </table:table-cell>
          <table:table-cell office:value-type="float" office:value="155316000">
            <text:p>155316000</text:p>
          </table:table-cell>
          <table:table-cell office:value-type="float" office:value="155924000">
            <text:p>155924000</text:p>
          </table:table-cell>
          <table:table-cell office:value-type="float" office:value="155439000">
            <text:p>155439000</text:p>
          </table:table-cell>
          <table:table-cell office:value-type="float" office:value="132585000">
            <text:p>132585000</text:p>
          </table:table-cell>
          <table:table-cell office:value-type="float" office:value="133624000">
            <text:p>133624000</text:p>
          </table:table-cell>
          <table:table-cell office:value-type="float" office:value="132827000">
            <text:p>132827000</text:p>
          </table:table-cell>
          <table:table-cell office:value-type="float" office:value="132955000">
            <text:p>132955000</text:p>
          </table:table-cell>
          <table:table-cell office:value-type="float" office:value="133381000">
            <text:p>133381000</text:p>
          </table:table-cell>
          <table:table-cell office:value-type="float" office:value="137211000">
            <text:p>137211000</text:p>
          </table:table-cell>
          <table:table-cell office:value-type="float" office:value="136818000">
            <text:p>136818000</text:p>
          </table:table-cell>
          <table:table-cell office:value-type="float" office:value="137757000">
            <text:p>137757000</text:p>
          </table:table-cell>
          <table:table-cell office:value-type="float" office:value="137850000">
            <text:p>137850000</text:p>
          </table:table-cell>
          <table:table-cell office:value-type="float" office:value="138891000">
            <text:p>138891000</text:p>
          </table:table-cell>
          <table:table-cell office:value-type="float" office:value="145489000">
            <text:p>145489000</text:p>
          </table:table-cell>
          <table:table-cell office:value-type="float" office:value="144547000">
            <text:p>144547000</text:p>
          </table:table-cell>
          <table:table-cell office:value-type="float" office:value="144355000">
            <text:p>144355000</text:p>
          </table:table-cell>
          <table:table-cell office:value-type="float" office:value="142749000">
            <text:p>142749000</text:p>
          </table:table-cell>
          <table:table-cell office:value-type="float" office:value="145179000">
            <text:p>145179000</text:p>
          </table:table-cell>
          <table:table-cell office:value-type="float" office:value="121841000">
            <text:p>121841000</text:p>
          </table:table-cell>
          <table:table-cell office:value-type="float" office:value="120728000">
            <text:p>120728000</text:p>
          </table:table-cell>
          <table:table-cell office:value-type="float" office:value="124015000">
            <text:p>124015000</text:p>
          </table:table-cell>
          <table:table-cell office:value-type="float" office:value="120714000">
            <text:p>120714000</text:p>
          </table:table-cell>
          <table:table-cell office:value-type="float" office:value="120575000">
            <text:p>120575000</text:p>
          </table:table-cell>
          <table:table-cell office:value-type="float" office:value="166436000">
            <text:p>166436000</text:p>
          </table:table-cell>
          <table:table-cell office:value-type="float" office:value="161186000">
            <text:p>161186000</text:p>
          </table:table-cell>
          <table:table-cell office:value-type="float" office:value="164835000">
            <text:p>164835000</text:p>
          </table:table-cell>
          <table:table-cell office:value-type="float" office:value="162458000">
            <text:p>162458000</text:p>
          </table:table-cell>
          <table:table-cell office:value-type="float" office:value="164597000">
            <text:p>164597000</text:p>
          </table:table-cell>
          <table:table-cell office:value-type="float" office:value="169059000">
            <text:p>169059000</text:p>
          </table:table-cell>
          <table:table-cell office:value-type="float" office:value="162630000">
            <text:p>162630000</text:p>
          </table:table-cell>
          <table:table-cell office:value-type="float" office:value="166723000">
            <text:p>166723000</text:p>
          </table:table-cell>
          <table:table-cell office:value-type="float" office:value="169819000">
            <text:p>169819000</text:p>
          </table:table-cell>
          <table:table-cell office:value-type="float" office:value="158663000">
            <text:p>158663000</text:p>
          </table:table-cell>
          <table:table-cell office:value-type="float" office:value="152817000">
            <text:p>152817000</text:p>
          </table:table-cell>
          <table:table-cell office:value-type="float" office:value="155554000">
            <text:p>155554000</text:p>
          </table:table-cell>
          <table:table-cell office:value-type="float" office:value="152694000">
            <text:p>152694000</text:p>
          </table:table-cell>
          <table:table-cell office:value-type="float" office:value="155840000">
            <text:p>155840000</text:p>
          </table:table-cell>
          <table:table-cell office:value-type="float" office:value="153787000">
            <text:p>153787000</text:p>
          </table:table-cell>
          <table:table-cell office:value-type="float" office:value="154206000">
            <text:p>154206000</text:p>
          </table:table-cell>
          <table:table-cell office:value-type="float" office:value="154863000">
            <text:p>154863000</text:p>
          </table:table-cell>
          <table:table-cell office:value-type="float" office:value="150442000">
            <text:p>150442000</text:p>
          </table:table-cell>
          <table:table-cell office:value-type="float" office:value="142660000">
            <text:p>142660000</text:p>
          </table:table-cell>
          <table:table-cell office:value-type="float" office:value="141353000">
            <text:p>141353000</text:p>
          </table:table-cell>
          <table:table-cell office:value-type="float" office:value="139652000">
            <text:p>139652000</text:p>
          </table:table-cell>
          <table:table-cell office:value-type="float" office:value="140299000">
            <text:p>140299000</text:p>
          </table:table-cell>
          <table:table-cell office:value-type="float" office:value="143335000">
            <text:p>143335000</text:p>
          </table:table-cell>
          <table:table-cell office:value-type="float" office:value="148302000">
            <text:p>148302000</text:p>
          </table:table-cell>
          <table:table-cell office:value-type="float" office:value="145819000">
            <text:p>145819000</text:p>
          </table:table-cell>
          <table:table-cell office:value-type="float" office:value="146187000">
            <text:p>146187000</text:p>
          </table:table-cell>
          <table:table-cell office:value-type="float" office:value="145239000">
            <text:p>145239000</text:p>
          </table:table-cell>
          <table:table-cell office:value-type="float" office:value="146286000">
            <text:p>146286000</text:p>
          </table:table-cell>
          <table:table-cell table:number-columns-repeated="2"/>
          <table:table-cell office:value-type="float" office:value="58">
            <text:p>58</text:p>
          </table:table-cell>
          <table:table-cell table:formula="of:=AVERAGE([.A34:.CV34])" office:value-type="float" office:value="148609290">
            <text:p>148609290</text:p>
          </table:table-cell>
        </table:table-row>
        <table:table-row table:style-name="ro1">
          <table:table-cell office:value-type="float" office:value="157458000">
            <text:p>157458000</text:p>
          </table:table-cell>
          <table:table-cell office:value-type="float" office:value="154533000">
            <text:p>154533000</text:p>
          </table:table-cell>
          <table:table-cell office:value-type="float" office:value="155424000">
            <text:p>155424000</text:p>
          </table:table-cell>
          <table:table-cell office:value-type="float" office:value="150813000">
            <text:p>150813000</text:p>
          </table:table-cell>
          <table:table-cell office:value-type="float" office:value="184160000">
            <text:p>184160000</text:p>
          </table:table-cell>
          <table:table-cell office:value-type="float" office:value="183137000">
            <text:p>183137000</text:p>
          </table:table-cell>
          <table:table-cell office:value-type="float" office:value="180797000">
            <text:p>180797000</text:p>
          </table:table-cell>
          <table:table-cell office:value-type="float" office:value="185750000">
            <text:p>185750000</text:p>
          </table:table-cell>
          <table:table-cell office:value-type="float" office:value="175164000">
            <text:p>175164000</text:p>
          </table:table-cell>
          <table:table-cell office:value-type="float" office:value="170684000">
            <text:p>170684000</text:p>
          </table:table-cell>
          <table:table-cell office:value-type="float" office:value="176500000">
            <text:p>176500000</text:p>
          </table:table-cell>
          <table:table-cell office:value-type="float" office:value="173938000">
            <text:p>173938000</text:p>
          </table:table-cell>
          <table:table-cell office:value-type="float" office:value="149729000">
            <text:p>149729000</text:p>
          </table:table-cell>
          <table:table-cell office:value-type="float" office:value="149638000">
            <text:p>149638000</text:p>
          </table:table-cell>
          <table:table-cell office:value-type="float" office:value="149034000">
            <text:p>149034000</text:p>
          </table:table-cell>
          <table:table-cell office:value-type="float" office:value="150168000">
            <text:p>150168000</text:p>
          </table:table-cell>
          <table:table-cell office:value-type="float" office:value="157435000">
            <text:p>157435000</text:p>
          </table:table-cell>
          <table:table-cell office:value-type="float" office:value="152890000">
            <text:p>152890000</text:p>
          </table:table-cell>
          <table:table-cell office:value-type="float" office:value="152877000">
            <text:p>152877000</text:p>
          </table:table-cell>
          <table:table-cell office:value-type="float" office:value="153059000">
            <text:p>153059000</text:p>
          </table:table-cell>
          <table:table-cell office:value-type="float" office:value="154597000">
            <text:p>154597000</text:p>
          </table:table-cell>
          <table:table-cell office:value-type="float" office:value="148220000">
            <text:p>148220000</text:p>
          </table:table-cell>
          <table:table-cell office:value-type="float" office:value="148017000">
            <text:p>148017000</text:p>
          </table:table-cell>
          <table:table-cell office:value-type="float" office:value="146962000">
            <text:p>146962000</text:p>
          </table:table-cell>
          <table:table-cell office:value-type="float" office:value="148429000">
            <text:p>148429000</text:p>
          </table:table-cell>
          <table:table-cell office:value-type="float" office:value="148132000">
            <text:p>148132000</text:p>
          </table:table-cell>
          <table:table-cell office:value-type="float" office:value="130846000">
            <text:p>130846000</text:p>
          </table:table-cell>
          <table:table-cell office:value-type="float" office:value="132504000">
            <text:p>132504000</text:p>
          </table:table-cell>
          <table:table-cell office:value-type="float" office:value="139276000">
            <text:p>139276000</text:p>
          </table:table-cell>
          <table:table-cell office:value-type="float" office:value="133581000">
            <text:p>133581000</text:p>
          </table:table-cell>
          <table:table-cell office:value-type="float" office:value="131881000">
            <text:p>131881000</text:p>
          </table:table-cell>
          <table:table-cell office:value-type="float" office:value="145990000">
            <text:p>145990000</text:p>
          </table:table-cell>
          <table:table-cell office:value-type="float" office:value="144150000">
            <text:p>144150000</text:p>
          </table:table-cell>
          <table:table-cell office:value-type="float" office:value="144432000">
            <text:p>144432000</text:p>
          </table:table-cell>
          <table:table-cell office:value-type="float" office:value="143752000">
            <text:p>143752000</text:p>
          </table:table-cell>
          <table:table-cell office:value-type="float" office:value="145945000">
            <text:p>145945000</text:p>
          </table:table-cell>
          <table:table-cell office:value-type="float" office:value="173648000">
            <text:p>173648000</text:p>
          </table:table-cell>
          <table:table-cell office:value-type="float" office:value="173493000">
            <text:p>173493000</text:p>
          </table:table-cell>
          <table:table-cell office:value-type="float" office:value="174133000">
            <text:p>174133000</text:p>
          </table:table-cell>
          <table:table-cell office:value-type="float" office:value="175634000">
            <text:p>175634000</text:p>
          </table:table-cell>
          <table:table-cell office:value-type="float" office:value="176075000">
            <text:p>176075000</text:p>
          </table:table-cell>
          <table:table-cell office:value-type="float" office:value="172013000">
            <text:p>172013000</text:p>
          </table:table-cell>
          <table:table-cell office:value-type="float" office:value="173927000">
            <text:p>173927000</text:p>
          </table:table-cell>
          <table:table-cell office:value-type="float" office:value="172072000">
            <text:p>172072000</text:p>
          </table:table-cell>
          <table:table-cell office:value-type="float" office:value="167860000">
            <text:p>167860000</text:p>
          </table:table-cell>
          <table:table-cell office:value-type="float" office:value="167846000">
            <text:p>167846000</text:p>
          </table:table-cell>
          <table:table-cell office:value-type="float" office:value="167836000">
            <text:p>167836000</text:p>
          </table:table-cell>
          <table:table-cell office:value-type="float" office:value="155115000">
            <text:p>155115000</text:p>
          </table:table-cell>
          <table:table-cell office:value-type="float" office:value="163434000">
            <text:p>163434000</text:p>
          </table:table-cell>
          <table:table-cell office:value-type="float" office:value="158128000">
            <text:p>158128000</text:p>
          </table:table-cell>
          <table:table-cell office:value-type="float" office:value="160322000">
            <text:p>160322000</text:p>
          </table:table-cell>
          <table:table-cell office:value-type="float" office:value="155843000">
            <text:p>155843000</text:p>
          </table:table-cell>
          <table:table-cell office:value-type="float" office:value="138164000">
            <text:p>138164000</text:p>
          </table:table-cell>
          <table:table-cell office:value-type="float" office:value="138209000">
            <text:p>138209000</text:p>
          </table:table-cell>
          <table:table-cell office:value-type="float" office:value="137577000">
            <text:p>137577000</text:p>
          </table:table-cell>
          <table:table-cell office:value-type="float" office:value="137548000">
            <text:p>137548000</text:p>
          </table:table-cell>
          <table:table-cell office:value-type="float" office:value="140163000">
            <text:p>140163000</text:p>
          </table:table-cell>
          <table:table-cell office:value-type="float" office:value="141165000">
            <text:p>141165000</text:p>
          </table:table-cell>
          <table:table-cell office:value-type="float" office:value="141224000">
            <text:p>141224000</text:p>
          </table:table-cell>
          <table:table-cell office:value-type="float" office:value="141192000">
            <text:p>141192000</text:p>
          </table:table-cell>
          <table:table-cell office:value-type="float" office:value="141949000">
            <text:p>141949000</text:p>
          </table:table-cell>
          <table:table-cell office:value-type="float" office:value="141039000">
            <text:p>141039000</text:p>
          </table:table-cell>
          <table:table-cell office:value-type="float" office:value="135139000">
            <text:p>135139000</text:p>
          </table:table-cell>
          <table:table-cell office:value-type="float" office:value="136348000">
            <text:p>136348000</text:p>
          </table:table-cell>
          <table:table-cell office:value-type="float" office:value="134936000">
            <text:p>134936000</text:p>
          </table:table-cell>
          <table:table-cell office:value-type="float" office:value="136141000">
            <text:p>136141000</text:p>
          </table:table-cell>
          <table:table-cell office:value-type="float" office:value="133140000">
            <text:p>133140000</text:p>
          </table:table-cell>
          <table:table-cell office:value-type="float" office:value="133917000">
            <text:p>133917000</text:p>
          </table:table-cell>
          <table:table-cell office:value-type="float" office:value="133992000">
            <text:p>133992000</text:p>
          </table:table-cell>
          <table:table-cell office:value-type="float" office:value="134804000">
            <text:p>134804000</text:p>
          </table:table-cell>
          <table:table-cell office:value-type="float" office:value="134319000">
            <text:p>134319000</text:p>
          </table:table-cell>
          <table:table-cell office:value-type="float" office:value="148669000">
            <text:p>148669000</text:p>
          </table:table-cell>
          <table:table-cell office:value-type="float" office:value="147261000">
            <text:p>147261000</text:p>
          </table:table-cell>
          <table:table-cell office:value-type="float" office:value="147146000">
            <text:p>147146000</text:p>
          </table:table-cell>
          <table:table-cell office:value-type="float" office:value="146844000">
            <text:p>146844000</text:p>
          </table:table-cell>
          <table:table-cell office:value-type="float" office:value="147046000">
            <text:p>147046000</text:p>
          </table:table-cell>
          <table:table-cell office:value-type="float" office:value="127163000">
            <text:p>127163000</text:p>
          </table:table-cell>
          <table:table-cell office:value-type="float" office:value="129753000">
            <text:p>129753000</text:p>
          </table:table-cell>
          <table:table-cell office:value-type="float" office:value="129100000">
            <text:p>129100000</text:p>
          </table:table-cell>
          <table:table-cell office:value-type="float" office:value="129137000">
            <text:p>129137000</text:p>
          </table:table-cell>
          <table:table-cell office:value-type="float" office:value="129714000">
            <text:p>129714000</text:p>
          </table:table-cell>
          <table:table-cell office:value-type="float" office:value="144241000">
            <text:p>144241000</text:p>
          </table:table-cell>
          <table:table-cell office:value-type="float" office:value="139994000">
            <text:p>139994000</text:p>
          </table:table-cell>
          <table:table-cell office:value-type="float" office:value="144724000">
            <text:p>144724000</text:p>
          </table:table-cell>
          <table:table-cell office:value-type="float" office:value="144254000">
            <text:p>144254000</text:p>
          </table:table-cell>
          <table:table-cell office:value-type="float" office:value="144690000">
            <text:p>144690000</text:p>
          </table:table-cell>
          <table:table-cell office:value-type="float" office:value="164220000">
            <text:p>164220000</text:p>
          </table:table-cell>
          <table:table-cell office:value-type="float" office:value="159916000">
            <text:p>159916000</text:p>
          </table:table-cell>
          <table:table-cell office:value-type="float" office:value="161477000">
            <text:p>161477000</text:p>
          </table:table-cell>
          <table:table-cell office:value-type="float" office:value="172717000">
            <text:p>172717000</text:p>
          </table:table-cell>
          <table:table-cell office:value-type="float" office:value="171246000">
            <text:p>171246000</text:p>
          </table:table-cell>
          <table:table-cell office:value-type="float" office:value="171112000">
            <text:p>171112000</text:p>
          </table:table-cell>
          <table:table-cell office:value-type="float" office:value="167439000">
            <text:p>167439000</text:p>
          </table:table-cell>
          <table:table-cell office:value-type="float" office:value="173001000">
            <text:p>173001000</text:p>
          </table:table-cell>
          <table:table-cell office:value-type="float" office:value="139715000">
            <text:p>139715000</text:p>
          </table:table-cell>
          <table:table-cell office:value-type="float" office:value="140517000">
            <text:p>140517000</text:p>
          </table:table-cell>
          <table:table-cell office:value-type="float" office:value="137199000">
            <text:p>137199000</text:p>
          </table:table-cell>
          <table:table-cell office:value-type="float" office:value="141741000">
            <text:p>141741000</text:p>
          </table:table-cell>
          <table:table-cell office:value-type="float" office:value="182522000">
            <text:p>182522000</text:p>
          </table:table-cell>
          <table:table-cell office:value-type="float" office:value="174510000">
            <text:p>174510000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AVERAGE([.A35:.CV35])" office:value-type="float" office:value="152053150">
            <text:p>152053150</text:p>
          </table:table-cell>
        </table:table-row>
        <table:table-row table:style-name="ro1">
          <table:table-cell office:value-type="float" office:value="144268000">
            <text:p>144268000</text:p>
          </table:table-cell>
          <table:table-cell office:value-type="float" office:value="140653000">
            <text:p>140653000</text:p>
          </table:table-cell>
          <table:table-cell office:value-type="float" office:value="140726000">
            <text:p>140726000</text:p>
          </table:table-cell>
          <table:table-cell office:value-type="float" office:value="175952000">
            <text:p>175952000</text:p>
          </table:table-cell>
          <table:table-cell office:value-type="float" office:value="173178000">
            <text:p>173178000</text:p>
          </table:table-cell>
          <table:table-cell office:value-type="float" office:value="173555000">
            <text:p>173555000</text:p>
          </table:table-cell>
          <table:table-cell office:value-type="float" office:value="173278000">
            <text:p>173278000</text:p>
          </table:table-cell>
          <table:table-cell office:value-type="float" office:value="134238000">
            <text:p>134238000</text:p>
          </table:table-cell>
          <table:table-cell office:value-type="float" office:value="141811000">
            <text:p>141811000</text:p>
          </table:table-cell>
          <table:table-cell office:value-type="float" office:value="134543000">
            <text:p>134543000</text:p>
          </table:table-cell>
          <table:table-cell office:value-type="float" office:value="135435000">
            <text:p>135435000</text:p>
          </table:table-cell>
          <table:table-cell office:value-type="float" office:value="155290000">
            <text:p>155290000</text:p>
          </table:table-cell>
          <table:table-cell office:value-type="float" office:value="157569000">
            <text:p>157569000</text:p>
          </table:table-cell>
          <table:table-cell office:value-type="float" office:value="150059000">
            <text:p>150059000</text:p>
          </table:table-cell>
          <table:table-cell office:value-type="float" office:value="154457000">
            <text:p>154457000</text:p>
          </table:table-cell>
          <table:table-cell office:value-type="float" office:value="150718000">
            <text:p>150718000</text:p>
          </table:table-cell>
          <table:table-cell office:value-type="float" office:value="148852000">
            <text:p>148852000</text:p>
          </table:table-cell>
          <table:table-cell office:value-type="float" office:value="145978000">
            <text:p>145978000</text:p>
          </table:table-cell>
          <table:table-cell office:value-type="float" office:value="146377000">
            <text:p>146377000</text:p>
          </table:table-cell>
          <table:table-cell office:value-type="float" office:value="150238000">
            <text:p>150238000</text:p>
          </table:table-cell>
          <table:table-cell office:value-type="float" office:value="150727000">
            <text:p>150727000</text:p>
          </table:table-cell>
          <table:table-cell office:value-type="float" office:value="162733000">
            <text:p>162733000</text:p>
          </table:table-cell>
          <table:table-cell office:value-type="float" office:value="160025000">
            <text:p>160025000</text:p>
          </table:table-cell>
          <table:table-cell office:value-type="float" office:value="155948000">
            <text:p>155948000</text:p>
          </table:table-cell>
          <table:table-cell office:value-type="float" office:value="161649000">
            <text:p>161649000</text:p>
          </table:table-cell>
          <table:table-cell office:value-type="float" office:value="111898000">
            <text:p>111898000</text:p>
          </table:table-cell>
          <table:table-cell office:value-type="float" office:value="112238000">
            <text:p>112238000</text:p>
          </table:table-cell>
          <table:table-cell office:value-type="float" office:value="112226000">
            <text:p>112226000</text:p>
          </table:table-cell>
          <table:table-cell office:value-type="float" office:value="116463000">
            <text:p>116463000</text:p>
          </table:table-cell>
          <table:table-cell office:value-type="float" office:value="114212000">
            <text:p>114212000</text:p>
          </table:table-cell>
          <table:table-cell office:value-type="float" office:value="116062000">
            <text:p>116062000</text:p>
          </table:table-cell>
          <table:table-cell office:value-type="float" office:value="146836000">
            <text:p>146836000</text:p>
          </table:table-cell>
          <table:table-cell office:value-type="float" office:value="138988000">
            <text:p>138988000</text:p>
          </table:table-cell>
          <table:table-cell office:value-type="float" office:value="143609000">
            <text:p>143609000</text:p>
          </table:table-cell>
          <table:table-cell office:value-type="float" office:value="148609000">
            <text:p>148609000</text:p>
          </table:table-cell>
          <table:table-cell office:value-type="float" office:value="141498000">
            <text:p>141498000</text:p>
          </table:table-cell>
          <table:table-cell office:value-type="float" office:value="146619000">
            <text:p>146619000</text:p>
          </table:table-cell>
          <table:table-cell office:value-type="float" office:value="146472000">
            <text:p>146472000</text:p>
          </table:table-cell>
          <table:table-cell office:value-type="float" office:value="144881000">
            <text:p>144881000</text:p>
          </table:table-cell>
          <table:table-cell office:value-type="float" office:value="149129000">
            <text:p>149129000</text:p>
          </table:table-cell>
          <table:table-cell office:value-type="float" office:value="144999000">
            <text:p>144999000</text:p>
          </table:table-cell>
          <table:table-cell office:value-type="float" office:value="153152000">
            <text:p>153152000</text:p>
          </table:table-cell>
          <table:table-cell office:value-type="float" office:value="156045000">
            <text:p>156045000</text:p>
          </table:table-cell>
          <table:table-cell office:value-type="float" office:value="156915000">
            <text:p>156915000</text:p>
          </table:table-cell>
          <table:table-cell office:value-type="float" office:value="153677000">
            <text:p>153677000</text:p>
          </table:table-cell>
          <table:table-cell office:value-type="float" office:value="160391000">
            <text:p>160391000</text:p>
          </table:table-cell>
          <table:table-cell office:value-type="float" office:value="138615000">
            <text:p>138615000</text:p>
          </table:table-cell>
          <table:table-cell office:value-type="float" office:value="137290000">
            <text:p>137290000</text:p>
          </table:table-cell>
          <table:table-cell office:value-type="float" office:value="137845000">
            <text:p>137845000</text:p>
          </table:table-cell>
          <table:table-cell office:value-type="float" office:value="137509000">
            <text:p>137509000</text:p>
          </table:table-cell>
          <table:table-cell office:value-type="float" office:value="137115000">
            <text:p>137115000</text:p>
          </table:table-cell>
          <table:table-cell office:value-type="float" office:value="140473000">
            <text:p>140473000</text:p>
          </table:table-cell>
          <table:table-cell office:value-type="float" office:value="140368000">
            <text:p>140368000</text:p>
          </table:table-cell>
          <table:table-cell office:value-type="float" office:value="143318000">
            <text:p>143318000</text:p>
          </table:table-cell>
          <table:table-cell office:value-type="float" office:value="139831000">
            <text:p>139831000</text:p>
          </table:table-cell>
          <table:table-cell office:value-type="float" office:value="140401000">
            <text:p>140401000</text:p>
          </table:table-cell>
          <table:table-cell office:value-type="float" office:value="156143000">
            <text:p>156143000</text:p>
          </table:table-cell>
          <table:table-cell office:value-type="float" office:value="153046000">
            <text:p>153046000</text:p>
          </table:table-cell>
          <table:table-cell office:value-type="float" office:value="155778000">
            <text:p>155778000</text:p>
          </table:table-cell>
          <table:table-cell office:value-type="float" office:value="155181000">
            <text:p>155181000</text:p>
          </table:table-cell>
          <table:table-cell office:value-type="float" office:value="148094000">
            <text:p>148094000</text:p>
          </table:table-cell>
          <table:table-cell office:value-type="float" office:value="147330000">
            <text:p>147330000</text:p>
          </table:table-cell>
          <table:table-cell office:value-type="float" office:value="149304000">
            <text:p>149304000</text:p>
          </table:table-cell>
          <table:table-cell office:value-type="float" office:value="147448000">
            <text:p>147448000</text:p>
          </table:table-cell>
          <table:table-cell office:value-type="float" office:value="149387000">
            <text:p>149387000</text:p>
          </table:table-cell>
          <table:table-cell office:value-type="float" office:value="142806000">
            <text:p>142806000</text:p>
          </table:table-cell>
          <table:table-cell office:value-type="float" office:value="139460000">
            <text:p>139460000</text:p>
          </table:table-cell>
          <table:table-cell office:value-type="float" office:value="142669000">
            <text:p>142669000</text:p>
          </table:table-cell>
          <table:table-cell office:value-type="float" office:value="143449000">
            <text:p>143449000</text:p>
          </table:table-cell>
          <table:table-cell office:value-type="float" office:value="145350000">
            <text:p>145350000</text:p>
          </table:table-cell>
          <table:table-cell office:value-type="float" office:value="183064000">
            <text:p>183064000</text:p>
          </table:table-cell>
          <table:table-cell office:value-type="float" office:value="177237000">
            <text:p>177237000</text:p>
          </table:table-cell>
          <table:table-cell office:value-type="float" office:value="181074000">
            <text:p>181074000</text:p>
          </table:table-cell>
          <table:table-cell office:value-type="float" office:value="176971000">
            <text:p>176971000</text:p>
          </table:table-cell>
          <table:table-cell office:value-type="float" office:value="152475000">
            <text:p>152475000</text:p>
          </table:table-cell>
          <table:table-cell office:value-type="float" office:value="151831000">
            <text:p>151831000</text:p>
          </table:table-cell>
          <table:table-cell office:value-type="float" office:value="151216000">
            <text:p>151216000</text:p>
          </table:table-cell>
          <table:table-cell office:value-type="float" office:value="153223000">
            <text:p>153223000</text:p>
          </table:table-cell>
          <table:table-cell office:value-type="float" office:value="152813000">
            <text:p>152813000</text:p>
          </table:table-cell>
          <table:table-cell office:value-type="float" office:value="128678000">
            <text:p>128678000</text:p>
          </table:table-cell>
          <table:table-cell office:value-type="float" office:value="128352000">
            <text:p>128352000</text:p>
          </table:table-cell>
          <table:table-cell office:value-type="float" office:value="131987000">
            <text:p>131987000</text:p>
          </table:table-cell>
          <table:table-cell office:value-type="float" office:value="147133000">
            <text:p>147133000</text:p>
          </table:table-cell>
          <table:table-cell office:value-type="float" office:value="149689000">
            <text:p>149689000</text:p>
          </table:table-cell>
          <table:table-cell office:value-type="float" office:value="147827000">
            <text:p>147827000</text:p>
          </table:table-cell>
          <table:table-cell office:value-type="float" office:value="148335000">
            <text:p>148335000</text:p>
          </table:table-cell>
          <table:table-cell office:value-type="float" office:value="151157000">
            <text:p>151157000</text:p>
          </table:table-cell>
          <table:table-cell office:value-type="float" office:value="153122000">
            <text:p>153122000</text:p>
          </table:table-cell>
          <table:table-cell office:value-type="float" office:value="154710000">
            <text:p>154710000</text:p>
          </table:table-cell>
          <table:table-cell office:value-type="float" office:value="153484000">
            <text:p>153484000</text:p>
          </table:table-cell>
          <table:table-cell office:value-type="float" office:value="159300000">
            <text:p>159300000</text:p>
          </table:table-cell>
          <table:table-cell office:value-type="float" office:value="153454000">
            <text:p>153454000</text:p>
          </table:table-cell>
          <table:table-cell office:value-type="float" office:value="135721000">
            <text:p>135721000</text:p>
          </table:table-cell>
          <table:table-cell office:value-type="float" office:value="136233000">
            <text:p>136233000</text:p>
          </table:table-cell>
          <table:table-cell office:value-type="float" office:value="142885000">
            <text:p>142885000</text:p>
          </table:table-cell>
          <table:table-cell office:value-type="float" office:value="135947000">
            <text:p>135947000</text:p>
          </table:table-cell>
          <table:table-cell office:value-type="float" office:value="136884000">
            <text:p>136884000</text:p>
          </table:table-cell>
          <table:table-cell office:value-type="float" office:value="133112000">
            <text:p>133112000</text:p>
          </table:table-cell>
          <table:table-cell office:value-type="float" office:value="133722000">
            <text:p>133722000</text:p>
          </table:table-cell>
          <table:table-cell office:value-type="float" office:value="132860000">
            <text:p>132860000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AVERAGE([.A36:.CV36])" office:value-type="float" office:value="146758820">
            <text:p>146758820</text:p>
          </table:table-cell>
        </table:table-row>
        <table:table-row table:style-name="ro1">
          <table:table-cell office:value-type="float" office:value="167912000">
            <text:p>167912000</text:p>
          </table:table-cell>
          <table:table-cell office:value-type="float" office:value="160440000">
            <text:p>160440000</text:p>
          </table:table-cell>
          <table:table-cell office:value-type="float" office:value="165365000">
            <text:p>165365000</text:p>
          </table:table-cell>
          <table:table-cell office:value-type="float" office:value="162889000">
            <text:p>162889000</text:p>
          </table:table-cell>
          <table:table-cell office:value-type="float" office:value="162939000">
            <text:p>162939000</text:p>
          </table:table-cell>
          <table:table-cell office:value-type="float" office:value="164943000">
            <text:p>164943000</text:p>
          </table:table-cell>
          <table:table-cell office:value-type="float" office:value="172277000">
            <text:p>172277000</text:p>
          </table:table-cell>
          <table:table-cell office:value-type="float" office:value="171724000">
            <text:p>171724000</text:p>
          </table:table-cell>
          <table:table-cell office:value-type="float" office:value="172457000">
            <text:p>172457000</text:p>
          </table:table-cell>
          <table:table-cell office:value-type="float" office:value="180095000">
            <text:p>180095000</text:p>
          </table:table-cell>
          <table:table-cell office:value-type="float" office:value="144790000">
            <text:p>144790000</text:p>
          </table:table-cell>
          <table:table-cell office:value-type="float" office:value="144874000">
            <text:p>144874000</text:p>
          </table:table-cell>
          <table:table-cell office:value-type="float" office:value="145412000">
            <text:p>145412000</text:p>
          </table:table-cell>
          <table:table-cell office:value-type="float" office:value="144658000">
            <text:p>144658000</text:p>
          </table:table-cell>
          <table:table-cell office:value-type="float" office:value="145983000">
            <text:p>145983000</text:p>
          </table:table-cell>
          <table:table-cell office:value-type="float" office:value="161921000">
            <text:p>161921000</text:p>
          </table:table-cell>
          <table:table-cell office:value-type="float" office:value="161099000">
            <text:p>161099000</text:p>
          </table:table-cell>
          <table:table-cell office:value-type="float" office:value="161782000">
            <text:p>161782000</text:p>
          </table:table-cell>
          <table:table-cell office:value-type="float" office:value="161755000">
            <text:p>161755000</text:p>
          </table:table-cell>
          <table:table-cell office:value-type="float" office:value="162221000">
            <text:p>162221000</text:p>
          </table:table-cell>
          <table:table-cell office:value-type="float" office:value="198773000">
            <text:p>198773000</text:p>
          </table:table-cell>
          <table:table-cell office:value-type="float" office:value="205383000">
            <text:p>205383000</text:p>
          </table:table-cell>
          <table:table-cell office:value-type="float" office:value="199767000">
            <text:p>199767000</text:p>
          </table:table-cell>
          <table:table-cell office:value-type="float" office:value="202349000">
            <text:p>202349000</text:p>
          </table:table-cell>
          <table:table-cell office:value-type="float" office:value="162246000">
            <text:p>162246000</text:p>
          </table:table-cell>
          <table:table-cell office:value-type="float" office:value="162135000">
            <text:p>162135000</text:p>
          </table:table-cell>
          <table:table-cell office:value-type="float" office:value="166965000">
            <text:p>166965000</text:p>
          </table:table-cell>
          <table:table-cell office:value-type="float" office:value="174325000">
            <text:p>174325000</text:p>
          </table:table-cell>
          <table:table-cell office:value-type="float" office:value="174351000">
            <text:p>174351000</text:p>
          </table:table-cell>
          <table:table-cell office:value-type="float" office:value="173648000">
            <text:p>173648000</text:p>
          </table:table-cell>
          <table:table-cell office:value-type="float" office:value="176100000">
            <text:p>176100000</text:p>
          </table:table-cell>
          <table:table-cell office:value-type="float" office:value="182108000">
            <text:p>182108000</text:p>
          </table:table-cell>
          <table:table-cell office:value-type="float" office:value="183124000">
            <text:p>183124000</text:p>
          </table:table-cell>
          <table:table-cell office:value-type="float" office:value="181913000">
            <text:p>181913000</text:p>
          </table:table-cell>
          <table:table-cell office:value-type="float" office:value="188739000">
            <text:p>188739000</text:p>
          </table:table-cell>
          <table:table-cell office:value-type="float" office:value="183335000">
            <text:p>183335000</text:p>
          </table:table-cell>
          <table:table-cell office:value-type="float" office:value="167437000">
            <text:p>167437000</text:p>
          </table:table-cell>
          <table:table-cell office:value-type="float" office:value="163086000">
            <text:p>163086000</text:p>
          </table:table-cell>
          <table:table-cell office:value-type="float" office:value="163985000">
            <text:p>163985000</text:p>
          </table:table-cell>
          <table:table-cell office:value-type="float" office:value="163585000">
            <text:p>163585000</text:p>
          </table:table-cell>
          <table:table-cell office:value-type="float" office:value="175293000">
            <text:p>175293000</text:p>
          </table:table-cell>
          <table:table-cell office:value-type="float" office:value="177107000">
            <text:p>177107000</text:p>
          </table:table-cell>
          <table:table-cell office:value-type="float" office:value="176683000">
            <text:p>176683000</text:p>
          </table:table-cell>
          <table:table-cell office:value-type="float" office:value="176280000">
            <text:p>176280000</text:p>
          </table:table-cell>
          <table:table-cell office:value-type="float" office:value="170527000">
            <text:p>170527000</text:p>
          </table:table-cell>
          <table:table-cell office:value-type="float" office:value="170790000">
            <text:p>170790000</text:p>
          </table:table-cell>
          <table:table-cell office:value-type="float" office:value="176724000">
            <text:p>176724000</text:p>
          </table:table-cell>
          <table:table-cell office:value-type="float" office:value="175389000">
            <text:p>175389000</text:p>
          </table:table-cell>
          <table:table-cell office:value-type="float" office:value="185695000">
            <text:p>185695000</text:p>
          </table:table-cell>
          <table:table-cell office:value-type="float" office:value="187483000">
            <text:p>187483000</text:p>
          </table:table-cell>
          <table:table-cell office:value-type="float" office:value="186244000">
            <text:p>186244000</text:p>
          </table:table-cell>
          <table:table-cell office:value-type="float" office:value="189375000">
            <text:p>189375000</text:p>
          </table:table-cell>
          <table:table-cell office:value-type="float" office:value="182342000">
            <text:p>182342000</text:p>
          </table:table-cell>
          <table:table-cell office:value-type="float" office:value="179623000">
            <text:p>179623000</text:p>
          </table:table-cell>
          <table:table-cell office:value-type="float" office:value="178202000">
            <text:p>178202000</text:p>
          </table:table-cell>
          <table:table-cell office:value-type="float" office:value="178817000">
            <text:p>178817000</text:p>
          </table:table-cell>
          <table:table-cell office:value-type="float" office:value="170112000">
            <text:p>170112000</text:p>
          </table:table-cell>
          <table:table-cell office:value-type="float" office:value="168682000">
            <text:p>168682000</text:p>
          </table:table-cell>
          <table:table-cell office:value-type="float" office:value="169267000">
            <text:p>169267000</text:p>
          </table:table-cell>
          <table:table-cell office:value-type="float" office:value="168512000">
            <text:p>168512000</text:p>
          </table:table-cell>
          <table:table-cell office:value-type="float" office:value="173580000">
            <text:p>173580000</text:p>
          </table:table-cell>
          <table:table-cell office:value-type="float" office:value="174507000">
            <text:p>174507000</text:p>
          </table:table-cell>
          <table:table-cell office:value-type="float" office:value="173501000">
            <text:p>173501000</text:p>
          </table:table-cell>
          <table:table-cell office:value-type="float" office:value="180395000">
            <text:p>180395000</text:p>
          </table:table-cell>
          <table:table-cell office:value-type="float" office:value="153313000">
            <text:p>153313000</text:p>
          </table:table-cell>
          <table:table-cell office:value-type="float" office:value="151577000">
            <text:p>151577000</text:p>
          </table:table-cell>
          <table:table-cell office:value-type="float" office:value="152972000">
            <text:p>152972000</text:p>
          </table:table-cell>
          <table:table-cell office:value-type="float" office:value="167270000">
            <text:p>167270000</text:p>
          </table:table-cell>
          <table:table-cell office:value-type="float" office:value="167605000">
            <text:p>167605000</text:p>
          </table:table-cell>
          <table:table-cell office:value-type="float" office:value="161425000">
            <text:p>161425000</text:p>
          </table:table-cell>
          <table:table-cell office:value-type="float" office:value="165420000">
            <text:p>165420000</text:p>
          </table:table-cell>
          <table:table-cell office:value-type="float" office:value="157056000">
            <text:p>157056000</text:p>
          </table:table-cell>
          <table:table-cell office:value-type="float" office:value="157614000">
            <text:p>157614000</text:p>
          </table:table-cell>
          <table:table-cell office:value-type="float" office:value="157576000">
            <text:p>157576000</text:p>
          </table:table-cell>
          <table:table-cell office:value-type="float" office:value="156511000">
            <text:p>156511000</text:p>
          </table:table-cell>
          <table:table-cell office:value-type="float" office:value="158749000">
            <text:p>158749000</text:p>
          </table:table-cell>
          <table:table-cell office:value-type="float" office:value="180545000">
            <text:p>180545000</text:p>
          </table:table-cell>
          <table:table-cell office:value-type="float" office:value="178277000">
            <text:p>178277000</text:p>
          </table:table-cell>
          <table:table-cell office:value-type="float" office:value="176014000">
            <text:p>176014000</text:p>
          </table:table-cell>
          <table:table-cell office:value-type="float" office:value="177708000">
            <text:p>177708000</text:p>
          </table:table-cell>
          <table:table-cell office:value-type="float" office:value="168616000">
            <text:p>168616000</text:p>
          </table:table-cell>
          <table:table-cell office:value-type="float" office:value="168100000">
            <text:p>168100000</text:p>
          </table:table-cell>
          <table:table-cell office:value-type="float" office:value="167799000">
            <text:p>167799000</text:p>
          </table:table-cell>
          <table:table-cell office:value-type="float" office:value="167986000">
            <text:p>167986000</text:p>
          </table:table-cell>
          <table:table-cell office:value-type="float" office:value="175772000">
            <text:p>175772000</text:p>
          </table:table-cell>
          <table:table-cell office:value-type="float" office:value="161851000">
            <text:p>161851000</text:p>
          </table:table-cell>
          <table:table-cell office:value-type="float" office:value="162385000">
            <text:p>162385000</text:p>
          </table:table-cell>
          <table:table-cell office:value-type="float" office:value="172122000">
            <text:p>172122000</text:p>
          </table:table-cell>
          <table:table-cell office:value-type="float" office:value="169966000">
            <text:p>169966000</text:p>
          </table:table-cell>
          <table:table-cell office:value-type="float" office:value="168890000">
            <text:p>168890000</text:p>
          </table:table-cell>
          <table:table-cell office:value-type="float" office:value="170402000">
            <text:p>170402000</text:p>
          </table:table-cell>
          <table:table-cell office:value-type="float" office:value="160030000">
            <text:p>160030000</text:p>
          </table:table-cell>
          <table:table-cell office:value-type="float" office:value="161791000">
            <text:p>161791000</text:p>
          </table:table-cell>
          <table:table-cell office:value-type="float" office:value="160284000">
            <text:p>160284000</text:p>
          </table:table-cell>
          <table:table-cell office:value-type="float" office:value="159345000">
            <text:p>159345000</text:p>
          </table:table-cell>
          <table:table-cell office:value-type="float" office:value="161136000">
            <text:p>161136000</text:p>
          </table:table-cell>
          <table:table-cell office:value-type="float" office:value="160387000">
            <text:p>160387000</text:p>
          </table:table-cell>
          <table:table-cell office:value-type="float" office:value="162571000">
            <text:p>162571000</text:p>
          </table:table-cell>
          <table:table-cell office:value-type="float" office:value="161439000">
            <text:p>161439000</text:p>
          </table:table-cell>
          <table:table-cell office:value-type="float" office:value="160025000">
            <text:p>160025000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AVERAGE([.A37:.CV37])" office:value-type="float" office:value="169545490">
            <text:p>169545490</text:p>
          </table:table-cell>
        </table:table-row>
        <table:table-row table:style-name="ro1">
          <table:table-cell office:value-type="float" office:value="159535000">
            <text:p>159535000</text:p>
          </table:table-cell>
          <table:table-cell office:value-type="float" office:value="159061000">
            <text:p>159061000</text:p>
          </table:table-cell>
          <table:table-cell office:value-type="float" office:value="159484000">
            <text:p>159484000</text:p>
          </table:table-cell>
          <table:table-cell office:value-type="float" office:value="159002000">
            <text:p>159002000</text:p>
          </table:table-cell>
          <table:table-cell office:value-type="float" office:value="158429000">
            <text:p>158429000</text:p>
          </table:table-cell>
          <table:table-cell office:value-type="float" office:value="186498000">
            <text:p>186498000</text:p>
          </table:table-cell>
          <table:table-cell office:value-type="float" office:value="186063000">
            <text:p>186063000</text:p>
          </table:table-cell>
          <table:table-cell office:value-type="float" office:value="142604000">
            <text:p>142604000</text:p>
          </table:table-cell>
          <table:table-cell office:value-type="float" office:value="143048000">
            <text:p>143048000</text:p>
          </table:table-cell>
          <table:table-cell office:value-type="float" office:value="142107000">
            <text:p>142107000</text:p>
          </table:table-cell>
          <table:table-cell office:value-type="float" office:value="142753000">
            <text:p>142753000</text:p>
          </table:table-cell>
          <table:table-cell office:value-type="float" office:value="142129000">
            <text:p>142129000</text:p>
          </table:table-cell>
          <table:table-cell office:value-type="float" office:value="161485000">
            <text:p>161485000</text:p>
          </table:table-cell>
          <table:table-cell office:value-type="float" office:value="158767000">
            <text:p>158767000</text:p>
          </table:table-cell>
          <table:table-cell office:value-type="float" office:value="158348000">
            <text:p>158348000</text:p>
          </table:table-cell>
          <table:table-cell office:value-type="float" office:value="158418000">
            <text:p>158418000</text:p>
          </table:table-cell>
          <table:table-cell office:value-type="float" office:value="176864000">
            <text:p>176864000</text:p>
          </table:table-cell>
          <table:table-cell office:value-type="float" office:value="177320000">
            <text:p>177320000</text:p>
          </table:table-cell>
          <table:table-cell office:value-type="float" office:value="177129000">
            <text:p>177129000</text:p>
          </table:table-cell>
          <table:table-cell office:value-type="float" office:value="178852000">
            <text:p>178852000</text:p>
          </table:table-cell>
          <table:table-cell office:value-type="float" office:value="180453000">
            <text:p>180453000</text:p>
          </table:table-cell>
          <table:table-cell office:value-type="float" office:value="204117000">
            <text:p>204117000</text:p>
          </table:table-cell>
          <table:table-cell office:value-type="float" office:value="204255000">
            <text:p>204255000</text:p>
          </table:table-cell>
          <table:table-cell office:value-type="float" office:value="205843000">
            <text:p>205843000</text:p>
          </table:table-cell>
          <table:table-cell office:value-type="float" office:value="155798000">
            <text:p>155798000</text:p>
          </table:table-cell>
          <table:table-cell office:value-type="float" office:value="156339000">
            <text:p>156339000</text:p>
          </table:table-cell>
          <table:table-cell office:value-type="float" office:value="162259000">
            <text:p>162259000</text:p>
          </table:table-cell>
          <table:table-cell office:value-type="float" office:value="155871000">
            <text:p>155871000</text:p>
          </table:table-cell>
          <table:table-cell office:value-type="float" office:value="160294000">
            <text:p>160294000</text:p>
          </table:table-cell>
          <table:table-cell office:value-type="float" office:value="163956000">
            <text:p>163956000</text:p>
          </table:table-cell>
          <table:table-cell office:value-type="float" office:value="160051000">
            <text:p>160051000</text:p>
          </table:table-cell>
          <table:table-cell office:value-type="float" office:value="160595000">
            <text:p>160595000</text:p>
          </table:table-cell>
          <table:table-cell office:value-type="float" office:value="160678000">
            <text:p>160678000</text:p>
          </table:table-cell>
          <table:table-cell office:value-type="float" office:value="193689000">
            <text:p>193689000</text:p>
          </table:table-cell>
          <table:table-cell office:value-type="float" office:value="185653000">
            <text:p>185653000</text:p>
          </table:table-cell>
          <table:table-cell office:value-type="float" office:value="186069000">
            <text:p>186069000</text:p>
          </table:table-cell>
          <table:table-cell office:value-type="float" office:value="186590000">
            <text:p>186590000</text:p>
          </table:table-cell>
          <table:table-cell office:value-type="float" office:value="199202000">
            <text:p>199202000</text:p>
          </table:table-cell>
          <table:table-cell office:value-type="float" office:value="198466000">
            <text:p>198466000</text:p>
          </table:table-cell>
          <table:table-cell office:value-type="float" office:value="202125000">
            <text:p>202125000</text:p>
          </table:table-cell>
          <table:table-cell office:value-type="float" office:value="198294000">
            <text:p>198294000</text:p>
          </table:table-cell>
          <table:table-cell office:value-type="float" office:value="149622000">
            <text:p>149622000</text:p>
          </table:table-cell>
          <table:table-cell office:value-type="float" office:value="148852000">
            <text:p>148852000</text:p>
          </table:table-cell>
          <table:table-cell office:value-type="float" office:value="149042000">
            <text:p>149042000</text:p>
          </table:table-cell>
          <table:table-cell office:value-type="float" office:value="150150000">
            <text:p>150150000</text:p>
          </table:table-cell>
          <table:table-cell office:value-type="float" office:value="177150000">
            <text:p>177150000</text:p>
          </table:table-cell>
          <table:table-cell office:value-type="float" office:value="175004000">
            <text:p>175004000</text:p>
          </table:table-cell>
          <table:table-cell office:value-type="float" office:value="173914000">
            <text:p>173914000</text:p>
          </table:table-cell>
          <table:table-cell office:value-type="float" office:value="161970000">
            <text:p>161970000</text:p>
          </table:table-cell>
          <table:table-cell office:value-type="float" office:value="162535000">
            <text:p>162535000</text:p>
          </table:table-cell>
          <table:table-cell office:value-type="float" office:value="162137000">
            <text:p>162137000</text:p>
          </table:table-cell>
          <table:table-cell office:value-type="float" office:value="162787000">
            <text:p>162787000</text:p>
          </table:table-cell>
          <table:table-cell office:value-type="float" office:value="153635000">
            <text:p>153635000</text:p>
          </table:table-cell>
          <table:table-cell office:value-type="float" office:value="153557000">
            <text:p>153557000</text:p>
          </table:table-cell>
          <table:table-cell office:value-type="float" office:value="154107000">
            <text:p>154107000</text:p>
          </table:table-cell>
          <table:table-cell office:value-type="float" office:value="154670000">
            <text:p>154670000</text:p>
          </table:table-cell>
          <table:table-cell office:value-type="float" office:value="154007000">
            <text:p>154007000</text:p>
          </table:table-cell>
          <table:table-cell office:value-type="float" office:value="169361000">
            <text:p>169361000</text:p>
          </table:table-cell>
          <table:table-cell office:value-type="float" office:value="169247000">
            <text:p>169247000</text:p>
          </table:table-cell>
          <table:table-cell office:value-type="float" office:value="169077000">
            <text:p>169077000</text:p>
          </table:table-cell>
          <table:table-cell office:value-type="float" office:value="168736000">
            <text:p>168736000</text:p>
          </table:table-cell>
          <table:table-cell office:value-type="float" office:value="156616000">
            <text:p>156616000</text:p>
          </table:table-cell>
          <table:table-cell office:value-type="float" office:value="155063000">
            <text:p>155063000</text:p>
          </table:table-cell>
          <table:table-cell office:value-type="float" office:value="155441000">
            <text:p>155441000</text:p>
          </table:table-cell>
          <table:table-cell office:value-type="float" office:value="155381000">
            <text:p>155381000</text:p>
          </table:table-cell>
          <table:table-cell office:value-type="float" office:value="155447000">
            <text:p>155447000</text:p>
          </table:table-cell>
          <table:table-cell office:value-type="float" office:value="157927000">
            <text:p>157927000</text:p>
          </table:table-cell>
          <table:table-cell office:value-type="float" office:value="158127000">
            <text:p>158127000</text:p>
          </table:table-cell>
          <table:table-cell office:value-type="float" office:value="159024000">
            <text:p>159024000</text:p>
          </table:table-cell>
          <table:table-cell office:value-type="float" office:value="153320000">
            <text:p>153320000</text:p>
          </table:table-cell>
          <table:table-cell office:value-type="float" office:value="155844000">
            <text:p>155844000</text:p>
          </table:table-cell>
          <table:table-cell office:value-type="float" office:value="153610000">
            <text:p>153610000</text:p>
          </table:table-cell>
          <table:table-cell office:value-type="float" office:value="156438000">
            <text:p>156438000</text:p>
          </table:table-cell>
          <table:table-cell office:value-type="float" office:value="155406000">
            <text:p>155406000</text:p>
          </table:table-cell>
          <table:table-cell office:value-type="float" office:value="169239000">
            <text:p>169239000</text:p>
          </table:table-cell>
          <table:table-cell office:value-type="float" office:value="174118000">
            <text:p>174118000</text:p>
          </table:table-cell>
          <table:table-cell office:value-type="float" office:value="168507000">
            <text:p>168507000</text:p>
          </table:table-cell>
          <table:table-cell office:value-type="float" office:value="168553000">
            <text:p>168553000</text:p>
          </table:table-cell>
          <table:table-cell office:value-type="float" office:value="152989000">
            <text:p>152989000</text:p>
          </table:table-cell>
          <table:table-cell office:value-type="float" office:value="154144000">
            <text:p>154144000</text:p>
          </table:table-cell>
          <table:table-cell office:value-type="float" office:value="157508000">
            <text:p>157508000</text:p>
          </table:table-cell>
          <table:table-cell office:value-type="float" office:value="153735000">
            <text:p>153735000</text:p>
          </table:table-cell>
          <table:table-cell office:value-type="float" office:value="154035000">
            <text:p>154035000</text:p>
          </table:table-cell>
          <table:table-cell office:value-type="float" office:value="184907000">
            <text:p>184907000</text:p>
          </table:table-cell>
          <table:table-cell office:value-type="float" office:value="187980000">
            <text:p>187980000</text:p>
          </table:table-cell>
          <table:table-cell office:value-type="float" office:value="181306000">
            <text:p>181306000</text:p>
          </table:table-cell>
          <table:table-cell office:value-type="float" office:value="181695000">
            <text:p>181695000</text:p>
          </table:table-cell>
          <table:table-cell office:value-type="float" office:value="191001000">
            <text:p>191001000</text:p>
          </table:table-cell>
          <table:table-cell office:value-type="float" office:value="188881000">
            <text:p>188881000</text:p>
          </table:table-cell>
          <table:table-cell office:value-type="float" office:value="188574000">
            <text:p>188574000</text:p>
          </table:table-cell>
          <table:table-cell office:value-type="float" office:value="196460000">
            <text:p>196460000</text:p>
          </table:table-cell>
          <table:table-cell office:value-type="float" office:value="198249000">
            <text:p>198249000</text:p>
          </table:table-cell>
          <table:table-cell office:value-type="float" office:value="193115000">
            <text:p>193115000</text:p>
          </table:table-cell>
          <table:table-cell office:value-type="float" office:value="193603000">
            <text:p>193603000</text:p>
          </table:table-cell>
          <table:table-cell office:value-type="float" office:value="193856000">
            <text:p>193856000</text:p>
          </table:table-cell>
          <table:table-cell office:value-type="float" office:value="180661000">
            <text:p>180661000</text:p>
          </table:table-cell>
          <table:table-cell office:value-type="float" office:value="180190000">
            <text:p>180190000</text:p>
          </table:table-cell>
          <table:table-cell office:value-type="float" office:value="180507000">
            <text:p>180507000</text:p>
          </table:table-cell>
          <table:table-cell office:value-type="float" office:value="180490000">
            <text:p>180490000</text:p>
          </table:table-cell>
          <table:table-cell office:value-type="float" office:value="172842000">
            <text:p>172842000</text:p>
          </table:table-cell>
          <table:table-cell table:number-columns-repeated="2"/>
          <table:table-cell office:value-type="float" office:value="62">
            <text:p>62</text:p>
          </table:table-cell>
          <table:table-cell table:formula="of:=AVERAGE([.A38:.CV38])" office:value-type="float" office:value="168828420">
            <text:p>168828420</text:p>
          </table:table-cell>
        </table:table-row>
        <table:table-row table:style-name="ro1">
          <table:table-cell office:value-type="float" office:value="198512000">
            <text:p>198512000</text:p>
          </table:table-cell>
          <table:table-cell office:value-type="float" office:value="194137000">
            <text:p>194137000</text:p>
          </table:table-cell>
          <table:table-cell office:value-type="float" office:value="197094000">
            <text:p>197094000</text:p>
          </table:table-cell>
          <table:table-cell office:value-type="float" office:value="198272000">
            <text:p>198272000</text:p>
          </table:table-cell>
          <table:table-cell office:value-type="float" office:value="197404000">
            <text:p>197404000</text:p>
          </table:table-cell>
          <table:table-cell office:value-type="float" office:value="194185000">
            <text:p>194185000</text:p>
          </table:table-cell>
          <table:table-cell office:value-type="float" office:value="195736000">
            <text:p>195736000</text:p>
          </table:table-cell>
          <table:table-cell office:value-type="float" office:value="210621000">
            <text:p>210621000</text:p>
          </table:table-cell>
          <table:table-cell office:value-type="float" office:value="218539000">
            <text:p>218539000</text:p>
          </table:table-cell>
          <table:table-cell office:value-type="float" office:value="215348000">
            <text:p>215348000</text:p>
          </table:table-cell>
          <table:table-cell office:value-type="float" office:value="222689000">
            <text:p>222689000</text:p>
          </table:table-cell>
          <table:table-cell office:value-type="float" office:value="222853000">
            <text:p>222853000</text:p>
          </table:table-cell>
          <table:table-cell office:value-type="float" office:value="221211000">
            <text:p>221211000</text:p>
          </table:table-cell>
          <table:table-cell office:value-type="float" office:value="169096000">
            <text:p>169096000</text:p>
          </table:table-cell>
          <table:table-cell office:value-type="float" office:value="169206000">
            <text:p>169206000</text:p>
          </table:table-cell>
          <table:table-cell office:value-type="float" office:value="170324000">
            <text:p>170324000</text:p>
          </table:table-cell>
          <table:table-cell office:value-type="float" office:value="170423000">
            <text:p>170423000</text:p>
          </table:table-cell>
          <table:table-cell office:value-type="float" office:value="169031000">
            <text:p>169031000</text:p>
          </table:table-cell>
          <table:table-cell office:value-type="float" office:value="201619000">
            <text:p>201619000</text:p>
          </table:table-cell>
          <table:table-cell office:value-type="float" office:value="201456000">
            <text:p>201456000</text:p>
          </table:table-cell>
          <table:table-cell office:value-type="float" office:value="206202000">
            <text:p>206202000</text:p>
          </table:table-cell>
          <table:table-cell office:value-type="float" office:value="173035000">
            <text:p>173035000</text:p>
          </table:table-cell>
          <table:table-cell office:value-type="float" office:value="172831000">
            <text:p>172831000</text:p>
          </table:table-cell>
          <table:table-cell office:value-type="float" office:value="172486000">
            <text:p>172486000</text:p>
          </table:table-cell>
          <table:table-cell office:value-type="float" office:value="173398000">
            <text:p>173398000</text:p>
          </table:table-cell>
          <table:table-cell office:value-type="float" office:value="177579000">
            <text:p>177579000</text:p>
          </table:table-cell>
          <table:table-cell office:value-type="float" office:value="194344000">
            <text:p>194344000</text:p>
          </table:table-cell>
          <table:table-cell office:value-type="float" office:value="193522000">
            <text:p>193522000</text:p>
          </table:table-cell>
          <table:table-cell office:value-type="float" office:value="195291000">
            <text:p>195291000</text:p>
          </table:table-cell>
          <table:table-cell office:value-type="float" office:value="189511000">
            <text:p>189511000</text:p>
          </table:table-cell>
          <table:table-cell office:value-type="float" office:value="201781000">
            <text:p>201781000</text:p>
          </table:table-cell>
          <table:table-cell office:value-type="float" office:value="197485000">
            <text:p>197485000</text:p>
          </table:table-cell>
          <table:table-cell office:value-type="float" office:value="198177000">
            <text:p>198177000</text:p>
          </table:table-cell>
          <table:table-cell office:value-type="float" office:value="197698000">
            <text:p>197698000</text:p>
          </table:table-cell>
          <table:table-cell office:value-type="float" office:value="186437000">
            <text:p>186437000</text:p>
          </table:table-cell>
          <table:table-cell office:value-type="float" office:value="185266000">
            <text:p>185266000</text:p>
          </table:table-cell>
          <table:table-cell office:value-type="float" office:value="186315000">
            <text:p>186315000</text:p>
          </table:table-cell>
          <table:table-cell office:value-type="float" office:value="181863000">
            <text:p>181863000</text:p>
          </table:table-cell>
          <table:table-cell office:value-type="float" office:value="217479000">
            <text:p>217479000</text:p>
          </table:table-cell>
          <table:table-cell office:value-type="float" office:value="217641000">
            <text:p>217641000</text:p>
          </table:table-cell>
          <table:table-cell office:value-type="float" office:value="213264000">
            <text:p>213264000</text:p>
          </table:table-cell>
          <table:table-cell office:value-type="float" office:value="187199000">
            <text:p>187199000</text:p>
          </table:table-cell>
          <table:table-cell office:value-type="float" office:value="182678000">
            <text:p>182678000</text:p>
          </table:table-cell>
          <table:table-cell office:value-type="float" office:value="187791000">
            <text:p>187791000</text:p>
          </table:table-cell>
          <table:table-cell office:value-type="float" office:value="222585000">
            <text:p>222585000</text:p>
          </table:table-cell>
          <table:table-cell office:value-type="float" office:value="226234000">
            <text:p>226234000</text:p>
          </table:table-cell>
          <table:table-cell office:value-type="float" office:value="224886000">
            <text:p>224886000</text:p>
          </table:table-cell>
          <table:table-cell office:value-type="float" office:value="226280000">
            <text:p>226280000</text:p>
          </table:table-cell>
          <table:table-cell office:value-type="float" office:value="182830000">
            <text:p>182830000</text:p>
          </table:table-cell>
          <table:table-cell office:value-type="float" office:value="185976000">
            <text:p>185976000</text:p>
          </table:table-cell>
          <table:table-cell office:value-type="float" office:value="178555000">
            <text:p>178555000</text:p>
          </table:table-cell>
          <table:table-cell office:value-type="float" office:value="178974000">
            <text:p>178974000</text:p>
          </table:table-cell>
          <table:table-cell office:value-type="float" office:value="178279000">
            <text:p>178279000</text:p>
          </table:table-cell>
          <table:table-cell office:value-type="float" office:value="179712000">
            <text:p>179712000</text:p>
          </table:table-cell>
          <table:table-cell office:value-type="float" office:value="172690000">
            <text:p>172690000</text:p>
          </table:table-cell>
          <table:table-cell office:value-type="float" office:value="172839000">
            <text:p>172839000</text:p>
          </table:table-cell>
          <table:table-cell office:value-type="float" office:value="171538000">
            <text:p>171538000</text:p>
          </table:table-cell>
          <table:table-cell office:value-type="float" office:value="195568000">
            <text:p>195568000</text:p>
          </table:table-cell>
          <table:table-cell office:value-type="float" office:value="190787000">
            <text:p>190787000</text:p>
          </table:table-cell>
          <table:table-cell office:value-type="float" office:value="192320000">
            <text:p>192320000</text:p>
          </table:table-cell>
          <table:table-cell office:value-type="float" office:value="191183000">
            <text:p>191183000</text:p>
          </table:table-cell>
          <table:table-cell office:value-type="float" office:value="198335000">
            <text:p>198335000</text:p>
          </table:table-cell>
          <table:table-cell office:value-type="float" office:value="193131000">
            <text:p>193131000</text:p>
          </table:table-cell>
          <table:table-cell office:value-type="float" office:value="193319000">
            <text:p>193319000</text:p>
          </table:table-cell>
          <table:table-cell office:value-type="float" office:value="193159000">
            <text:p>193159000</text:p>
          </table:table-cell>
          <table:table-cell office:value-type="float" office:value="186905000">
            <text:p>186905000</text:p>
          </table:table-cell>
          <table:table-cell office:value-type="float" office:value="187246000">
            <text:p>187246000</text:p>
          </table:table-cell>
          <table:table-cell office:value-type="float" office:value="187684000">
            <text:p>187684000</text:p>
          </table:table-cell>
          <table:table-cell office:value-type="float" office:value="196951000">
            <text:p>196951000</text:p>
          </table:table-cell>
          <table:table-cell office:value-type="float" office:value="197155000">
            <text:p>197155000</text:p>
          </table:table-cell>
          <table:table-cell office:value-type="float" office:value="195911000">
            <text:p>195911000</text:p>
          </table:table-cell>
          <table:table-cell office:value-type="float" office:value="215501000">
            <text:p>215501000</text:p>
          </table:table-cell>
          <table:table-cell office:value-type="float" office:value="213508000">
            <text:p>213508000</text:p>
          </table:table-cell>
          <table:table-cell office:value-type="float" office:value="215359000">
            <text:p>215359000</text:p>
          </table:table-cell>
          <table:table-cell office:value-type="float" office:value="214327000">
            <text:p>214327000</text:p>
          </table:table-cell>
          <table:table-cell office:value-type="float" office:value="183086000">
            <text:p>183086000</text:p>
          </table:table-cell>
          <table:table-cell office:value-type="float" office:value="178713000">
            <text:p>178713000</text:p>
          </table:table-cell>
          <table:table-cell office:value-type="float" office:value="174876000">
            <text:p>174876000</text:p>
          </table:table-cell>
          <table:table-cell office:value-type="float" office:value="185281000">
            <text:p>185281000</text:p>
          </table:table-cell>
          <table:table-cell office:value-type="float" office:value="188124000">
            <text:p>188124000</text:p>
          </table:table-cell>
          <table:table-cell office:value-type="float" office:value="186729000">
            <text:p>186729000</text:p>
          </table:table-cell>
          <table:table-cell office:value-type="float" office:value="187678000">
            <text:p>187678000</text:p>
          </table:table-cell>
          <table:table-cell office:value-type="float" office:value="183468000">
            <text:p>183468000</text:p>
          </table:table-cell>
          <table:table-cell office:value-type="float" office:value="148802000">
            <text:p>148802000</text:p>
          </table:table-cell>
          <table:table-cell office:value-type="float" office:value="159499000">
            <text:p>159499000</text:p>
          </table:table-cell>
          <table:table-cell office:value-type="float" office:value="153415000">
            <text:p>153415000</text:p>
          </table:table-cell>
          <table:table-cell office:value-type="float" office:value="149737000">
            <text:p>149737000</text:p>
          </table:table-cell>
          <table:table-cell office:value-type="float" office:value="148885000">
            <text:p>148885000</text:p>
          </table:table-cell>
          <table:table-cell office:value-type="float" office:value="183833000">
            <text:p>183833000</text:p>
          </table:table-cell>
          <table:table-cell office:value-type="float" office:value="183311000">
            <text:p>183311000</text:p>
          </table:table-cell>
          <table:table-cell office:value-type="float" office:value="183591000">
            <text:p>183591000</text:p>
          </table:table-cell>
          <table:table-cell office:value-type="float" office:value="183517000">
            <text:p>183517000</text:p>
          </table:table-cell>
          <table:table-cell office:value-type="float" office:value="179113000">
            <text:p>179113000</text:p>
          </table:table-cell>
          <table:table-cell office:value-type="float" office:value="179956000">
            <text:p>179956000</text:p>
          </table:table-cell>
          <table:table-cell office:value-type="float" office:value="180179000">
            <text:p>180179000</text:p>
          </table:table-cell>
          <table:table-cell office:value-type="float" office:value="178572000">
            <text:p>178572000</text:p>
          </table:table-cell>
          <table:table-cell office:value-type="float" office:value="167624000">
            <text:p>167624000</text:p>
          </table:table-cell>
          <table:table-cell office:value-type="float" office:value="163261000">
            <text:p>163261000</text:p>
          </table:table-cell>
          <table:table-cell office:value-type="float" office:value="163918000">
            <text:p>163918000</text:p>
          </table:table-cell>
          <table:table-cell office:value-type="float" office:value="163599000">
            <text:p>163599000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AVERAGE([.A39:.CV39])" office:value-type="float" office:value="189255230">
            <text:p>189255230</text:p>
          </table:table-cell>
        </table:table-row>
        <table:table-row table:style-name="ro1">
          <table:table-cell office:value-type="float" office:value="191864000">
            <text:p>191864000</text:p>
          </table:table-cell>
          <table:table-cell office:value-type="float" office:value="223717000">
            <text:p>223717000</text:p>
          </table:table-cell>
          <table:table-cell office:value-type="float" office:value="224234000">
            <text:p>224234000</text:p>
          </table:table-cell>
          <table:table-cell office:value-type="float" office:value="224022000">
            <text:p>224022000</text:p>
          </table:table-cell>
          <table:table-cell office:value-type="float" office:value="166759000">
            <text:p>166759000</text:p>
          </table:table-cell>
          <table:table-cell office:value-type="float" office:value="166042000">
            <text:p>166042000</text:p>
          </table:table-cell>
          <table:table-cell office:value-type="float" office:value="171004000">
            <text:p>171004000</text:p>
          </table:table-cell>
          <table:table-cell office:value-type="float" office:value="169691000">
            <text:p>169691000</text:p>
          </table:table-cell>
          <table:table-cell office:value-type="float" office:value="208584000">
            <text:p>208584000</text:p>
          </table:table-cell>
          <table:table-cell office:value-type="float" office:value="213042000">
            <text:p>213042000</text:p>
          </table:table-cell>
          <table:table-cell office:value-type="float" office:value="210041000">
            <text:p>210041000</text:p>
          </table:table-cell>
          <table:table-cell office:value-type="float" office:value="212298000">
            <text:p>212298000</text:p>
          </table:table-cell>
          <table:table-cell office:value-type="float" office:value="193233000">
            <text:p>193233000</text:p>
          </table:table-cell>
          <table:table-cell office:value-type="float" office:value="188506000">
            <text:p>188506000</text:p>
          </table:table-cell>
          <table:table-cell office:value-type="float" office:value="187945000">
            <text:p>187945000</text:p>
          </table:table-cell>
          <table:table-cell office:value-type="float" office:value="187224000">
            <text:p>187224000</text:p>
          </table:table-cell>
          <table:table-cell office:value-type="float" office:value="193050000">
            <text:p>193050000</text:p>
          </table:table-cell>
          <table:table-cell office:value-type="float" office:value="192621000">
            <text:p>192621000</text:p>
          </table:table-cell>
          <table:table-cell office:value-type="float" office:value="192506000">
            <text:p>192506000</text:p>
          </table:table-cell>
          <table:table-cell office:value-type="float" office:value="193421000">
            <text:p>193421000</text:p>
          </table:table-cell>
          <table:table-cell office:value-type="float" office:value="174414000">
            <text:p>174414000</text:p>
          </table:table-cell>
          <table:table-cell office:value-type="float" office:value="174231000">
            <text:p>174231000</text:p>
          </table:table-cell>
          <table:table-cell office:value-type="float" office:value="175381000">
            <text:p>175381000</text:p>
          </table:table-cell>
          <table:table-cell office:value-type="float" office:value="174395000">
            <text:p>174395000</text:p>
          </table:table-cell>
          <table:table-cell office:value-type="float" office:value="196349000">
            <text:p>196349000</text:p>
          </table:table-cell>
          <table:table-cell office:value-type="float" office:value="195558000">
            <text:p>195558000</text:p>
          </table:table-cell>
          <table:table-cell office:value-type="float" office:value="189756000">
            <text:p>189756000</text:p>
          </table:table-cell>
          <table:table-cell office:value-type="float" office:value="185581000">
            <text:p>185581000</text:p>
          </table:table-cell>
          <table:table-cell office:value-type="float" office:value="185237000">
            <text:p>185237000</text:p>
          </table:table-cell>
          <table:table-cell office:value-type="float" office:value="189596000">
            <text:p>189596000</text:p>
          </table:table-cell>
          <table:table-cell office:value-type="float" office:value="175374000">
            <text:p>175374000</text:p>
          </table:table-cell>
          <table:table-cell office:value-type="float" office:value="175493000">
            <text:p>175493000</text:p>
          </table:table-cell>
          <table:table-cell office:value-type="float" office:value="176504000">
            <text:p>176504000</text:p>
          </table:table-cell>
          <table:table-cell office:value-type="float" office:value="177448000">
            <text:p>177448000</text:p>
          </table:table-cell>
          <table:table-cell office:value-type="float" office:value="160495000">
            <text:p>160495000</text:p>
          </table:table-cell>
          <table:table-cell office:value-type="float" office:value="157272000">
            <text:p>157272000</text:p>
          </table:table-cell>
          <table:table-cell office:value-type="float" office:value="157773000">
            <text:p>157773000</text:p>
          </table:table-cell>
          <table:table-cell office:value-type="float" office:value="157587000">
            <text:p>157587000</text:p>
          </table:table-cell>
          <table:table-cell office:value-type="float" office:value="156945000">
            <text:p>156945000</text:p>
          </table:table-cell>
          <table:table-cell office:value-type="float" office:value="153583000">
            <text:p>153583000</text:p>
          </table:table-cell>
          <table:table-cell office:value-type="float" office:value="151549000">
            <text:p>151549000</text:p>
          </table:table-cell>
          <table:table-cell office:value-type="float" office:value="150795000">
            <text:p>150795000</text:p>
          </table:table-cell>
          <table:table-cell office:value-type="float" office:value="150683000">
            <text:p>150683000</text:p>
          </table:table-cell>
          <table:table-cell office:value-type="float" office:value="210949000">
            <text:p>210949000</text:p>
          </table:table-cell>
          <table:table-cell office:value-type="float" office:value="210902000">
            <text:p>210902000</text:p>
          </table:table-cell>
          <table:table-cell office:value-type="float" office:value="204466000">
            <text:p>204466000</text:p>
          </table:table-cell>
          <table:table-cell office:value-type="float" office:value="203708000">
            <text:p>203708000</text:p>
          </table:table-cell>
          <table:table-cell office:value-type="float" office:value="203686000">
            <text:p>203686000</text:p>
          </table:table-cell>
          <table:table-cell office:value-type="float" office:value="210660000">
            <text:p>210660000</text:p>
          </table:table-cell>
          <table:table-cell office:value-type="float" office:value="179153000">
            <text:p>179153000</text:p>
          </table:table-cell>
          <table:table-cell office:value-type="float" office:value="178244000">
            <text:p>178244000</text:p>
          </table:table-cell>
          <table:table-cell office:value-type="float" office:value="186824000">
            <text:p>186824000</text:p>
          </table:table-cell>
          <table:table-cell office:value-type="float" office:value="181481000">
            <text:p>181481000</text:p>
          </table:table-cell>
          <table:table-cell office:value-type="float" office:value="193867000">
            <text:p>193867000</text:p>
          </table:table-cell>
          <table:table-cell office:value-type="float" office:value="193563000">
            <text:p>193563000</text:p>
          </table:table-cell>
          <table:table-cell office:value-type="float" office:value="193303000">
            <text:p>193303000</text:p>
          </table:table-cell>
          <table:table-cell office:value-type="float" office:value="193722000">
            <text:p>193722000</text:p>
          </table:table-cell>
          <table:table-cell office:value-type="float" office:value="190733000">
            <text:p>190733000</text:p>
          </table:table-cell>
          <table:table-cell office:value-type="float" office:value="187710000">
            <text:p>187710000</text:p>
          </table:table-cell>
          <table:table-cell office:value-type="float" office:value="186336000">
            <text:p>186336000</text:p>
          </table:table-cell>
          <table:table-cell office:value-type="float" office:value="187649000">
            <text:p>187649000</text:p>
          </table:table-cell>
          <table:table-cell office:value-type="float" office:value="200692000">
            <text:p>200692000</text:p>
          </table:table-cell>
          <table:table-cell office:value-type="float" office:value="200410000">
            <text:p>200410000</text:p>
          </table:table-cell>
          <table:table-cell office:value-type="float" office:value="201768000">
            <text:p>201768000</text:p>
          </table:table-cell>
          <table:table-cell office:value-type="float" office:value="164670000">
            <text:p>164670000</text:p>
          </table:table-cell>
          <table:table-cell office:value-type="float" office:value="171185000">
            <text:p>171185000</text:p>
          </table:table-cell>
          <table:table-cell office:value-type="float" office:value="165599000">
            <text:p>165599000</text:p>
          </table:table-cell>
          <table:table-cell office:value-type="float" office:value="165703000">
            <text:p>165703000</text:p>
          </table:table-cell>
          <table:table-cell office:value-type="float" office:value="173347000">
            <text:p>173347000</text:p>
          </table:table-cell>
          <table:table-cell office:value-type="float" office:value="172922000">
            <text:p>172922000</text:p>
          </table:table-cell>
          <table:table-cell office:value-type="float" office:value="172917000">
            <text:p>172917000</text:p>
          </table:table-cell>
          <table:table-cell office:value-type="float" office:value="171601000">
            <text:p>171601000</text:p>
          </table:table-cell>
          <table:table-cell office:value-type="float" office:value="223389000">
            <text:p>223389000</text:p>
          </table:table-cell>
          <table:table-cell office:value-type="float" office:value="219629000">
            <text:p>219629000</text:p>
          </table:table-cell>
          <table:table-cell office:value-type="float" office:value="219975000">
            <text:p>219975000</text:p>
          </table:table-cell>
          <table:table-cell office:value-type="float" office:value="221186000">
            <text:p>221186000</text:p>
          </table:table-cell>
          <table:table-cell office:value-type="float" office:value="204791000">
            <text:p>204791000</text:p>
          </table:table-cell>
          <table:table-cell office:value-type="float" office:value="205482000">
            <text:p>205482000</text:p>
          </table:table-cell>
          <table:table-cell office:value-type="float" office:value="210702000">
            <text:p>210702000</text:p>
          </table:table-cell>
          <table:table-cell office:value-type="float" office:value="203076000">
            <text:p>203076000</text:p>
          </table:table-cell>
          <table:table-cell office:value-type="float" office:value="190202000">
            <text:p>190202000</text:p>
          </table:table-cell>
          <table:table-cell office:value-type="float" office:value="190272000">
            <text:p>190272000</text:p>
          </table:table-cell>
          <table:table-cell office:value-type="float" office:value="190422000">
            <text:p>190422000</text:p>
          </table:table-cell>
          <table:table-cell office:value-type="float" office:value="170953000">
            <text:p>170953000</text:p>
          </table:table-cell>
          <table:table-cell office:value-type="float" office:value="173292000">
            <text:p>173292000</text:p>
          </table:table-cell>
          <table:table-cell office:value-type="float" office:value="176961000">
            <text:p>176961000</text:p>
          </table:table-cell>
          <table:table-cell office:value-type="float" office:value="170447000">
            <text:p>170447000</text:p>
          </table:table-cell>
          <table:table-cell office:value-type="float" office:value="231618000">
            <text:p>231618000</text:p>
          </table:table-cell>
          <table:table-cell office:value-type="float" office:value="237381000">
            <text:p>237381000</text:p>
          </table:table-cell>
          <table:table-cell office:value-type="float" office:value="229608000">
            <text:p>229608000</text:p>
          </table:table-cell>
          <table:table-cell office:value-type="float" office:value="190438000">
            <text:p>190438000</text:p>
          </table:table-cell>
          <table:table-cell office:value-type="float" office:value="191244000">
            <text:p>191244000</text:p>
          </table:table-cell>
          <table:table-cell office:value-type="float" office:value="190848000">
            <text:p>190848000</text:p>
          </table:table-cell>
          <table:table-cell office:value-type="float" office:value="192256000">
            <text:p>192256000</text:p>
          </table:table-cell>
          <table:table-cell office:value-type="float" office:value="189817000">
            <text:p>189817000</text:p>
          </table:table-cell>
          <table:table-cell office:value-type="float" office:value="190232000">
            <text:p>190232000</text:p>
          </table:table-cell>
          <table:table-cell office:value-type="float" office:value="190250000">
            <text:p>190250000</text:p>
          </table:table-cell>
          <table:table-cell office:value-type="float" office:value="192097000">
            <text:p>192097000</text:p>
          </table:table-cell>
          <table:table-cell office:value-type="float" office:value="197105000">
            <text:p>197105000</text:p>
          </table:table-cell>
          <table:table-cell office:value-type="float" office:value="195198000">
            <text:p>195198000</text:p>
          </table:table-cell>
          <table:table-cell table:number-columns-repeated="2"/>
          <table:table-cell office:value-type="float" office:value="64">
            <text:p>64</text:p>
          </table:table-cell>
          <table:table-cell table:formula="of:=AVERAGE([.A40:.CV40])" office:value-type="float" office:value="188984440">
            <text:p>188984440</text:p>
          </table:table-cell>
        </table:table-row>
        <table:table-row table:style-name="ro1">
          <table:table-cell office:value-type="float" office:value="205118000">
            <text:p>205118000</text:p>
          </table:table-cell>
          <table:table-cell office:value-type="float" office:value="206342000">
            <text:p>206342000</text:p>
          </table:table-cell>
          <table:table-cell office:value-type="float" office:value="204757000">
            <text:p>204757000</text:p>
          </table:table-cell>
          <table:table-cell office:value-type="float" office:value="204211000">
            <text:p>204211000</text:p>
          </table:table-cell>
          <table:table-cell office:value-type="float" office:value="257307000">
            <text:p>257307000</text:p>
          </table:table-cell>
          <table:table-cell office:value-type="float" office:value="258296000">
            <text:p>258296000</text:p>
          </table:table-cell>
          <table:table-cell office:value-type="float" office:value="256976000">
            <text:p>256976000</text:p>
          </table:table-cell>
          <table:table-cell office:value-type="float" office:value="202891000">
            <text:p>202891000</text:p>
          </table:table-cell>
          <table:table-cell office:value-type="float" office:value="205458000">
            <text:p>205458000</text:p>
          </table:table-cell>
          <table:table-cell office:value-type="float" office:value="200505000">
            <text:p>200505000</text:p>
          </table:table-cell>
          <table:table-cell office:value-type="float" office:value="203161000">
            <text:p>203161000</text:p>
          </table:table-cell>
          <table:table-cell office:value-type="float" office:value="233718000">
            <text:p>233718000</text:p>
          </table:table-cell>
          <table:table-cell office:value-type="float" office:value="234771000">
            <text:p>234771000</text:p>
          </table:table-cell>
          <table:table-cell office:value-type="float" office:value="234417000">
            <text:p>234417000</text:p>
          </table:table-cell>
          <table:table-cell office:value-type="float" office:value="235169000">
            <text:p>235169000</text:p>
          </table:table-cell>
          <table:table-cell office:value-type="float" office:value="235291000">
            <text:p>235291000</text:p>
          </table:table-cell>
          <table:table-cell office:value-type="float" office:value="211003000">
            <text:p>211003000</text:p>
          </table:table-cell>
          <table:table-cell office:value-type="float" office:value="219183000">
            <text:p>219183000</text:p>
          </table:table-cell>
          <table:table-cell office:value-type="float" office:value="213371000">
            <text:p>213371000</text:p>
          </table:table-cell>
          <table:table-cell office:value-type="float" office:value="213253000">
            <text:p>213253000</text:p>
          </table:table-cell>
          <table:table-cell office:value-type="float" office:value="208846000">
            <text:p>208846000</text:p>
          </table:table-cell>
          <table:table-cell office:value-type="float" office:value="208599000">
            <text:p>208599000</text:p>
          </table:table-cell>
          <table:table-cell office:value-type="float" office:value="210550000">
            <text:p>210550000</text:p>
          </table:table-cell>
          <table:table-cell office:value-type="float" office:value="211354000">
            <text:p>211354000</text:p>
          </table:table-cell>
          <table:table-cell office:value-type="float" office:value="241720000">
            <text:p>241720000</text:p>
          </table:table-cell>
          <table:table-cell office:value-type="float" office:value="242328000">
            <text:p>242328000</text:p>
          </table:table-cell>
          <table:table-cell office:value-type="float" office:value="240114000">
            <text:p>240114000</text:p>
          </table:table-cell>
          <table:table-cell office:value-type="float" office:value="209417000">
            <text:p>209417000</text:p>
          </table:table-cell>
          <table:table-cell office:value-type="float" office:value="207817000">
            <text:p>207817000</text:p>
          </table:table-cell>
          <table:table-cell office:value-type="float" office:value="207824000">
            <text:p>207824000</text:p>
          </table:table-cell>
          <table:table-cell office:value-type="float" office:value="207687000">
            <text:p>207687000</text:p>
          </table:table-cell>
          <table:table-cell office:value-type="float" office:value="246322000">
            <text:p>246322000</text:p>
          </table:table-cell>
          <table:table-cell office:value-type="float" office:value="247024000">
            <text:p>247024000</text:p>
          </table:table-cell>
          <table:table-cell office:value-type="float" office:value="247195000">
            <text:p>247195000</text:p>
          </table:table-cell>
          <table:table-cell office:value-type="float" office:value="200115000">
            <text:p>200115000</text:p>
          </table:table-cell>
          <table:table-cell office:value-type="float" office:value="197114000">
            <text:p>197114000</text:p>
          </table:table-cell>
          <table:table-cell office:value-type="float" office:value="201531000">
            <text:p>201531000</text:p>
          </table:table-cell>
          <table:table-cell office:value-type="float" office:value="251543000">
            <text:p>251543000</text:p>
          </table:table-cell>
          <table:table-cell office:value-type="float" office:value="255508000">
            <text:p>255508000</text:p>
          </table:table-cell>
          <table:table-cell office:value-type="float" office:value="254168000">
            <text:p>254168000</text:p>
          </table:table-cell>
          <table:table-cell office:value-type="float" office:value="251783000">
            <text:p>251783000</text:p>
          </table:table-cell>
          <table:table-cell office:value-type="float" office:value="259980000">
            <text:p>259980000</text:p>
          </table:table-cell>
          <table:table-cell office:value-type="float" office:value="256760000">
            <text:p>256760000</text:p>
          </table:table-cell>
          <table:table-cell office:value-type="float" office:value="254671000">
            <text:p>254671000</text:p>
          </table:table-cell>
          <table:table-cell office:value-type="float" office:value="232378000">
            <text:p>232378000</text:p>
          </table:table-cell>
          <table:table-cell office:value-type="float" office:value="225069000">
            <text:p>225069000</text:p>
          </table:table-cell>
          <table:table-cell office:value-type="float" office:value="225595000">
            <text:p>225595000</text:p>
          </table:table-cell>
          <table:table-cell office:value-type="float" office:value="221655000">
            <text:p>221655000</text:p>
          </table:table-cell>
          <table:table-cell office:value-type="float" office:value="221277000">
            <text:p>221277000</text:p>
          </table:table-cell>
          <table:table-cell office:value-type="float" office:value="226239000">
            <text:p>226239000</text:p>
          </table:table-cell>
          <table:table-cell office:value-type="float" office:value="217449000">
            <text:p>217449000</text:p>
          </table:table-cell>
          <table:table-cell office:value-type="float" office:value="216717000">
            <text:p>216717000</text:p>
          </table:table-cell>
          <table:table-cell office:value-type="float" office:value="210604000">
            <text:p>210604000</text:p>
          </table:table-cell>
          <table:table-cell office:value-type="float" office:value="247135000">
            <text:p>247135000</text:p>
          </table:table-cell>
          <table:table-cell office:value-type="float" office:value="244206000">
            <text:p>244206000</text:p>
          </table:table-cell>
          <table:table-cell office:value-type="float" office:value="245759000">
            <text:p>245759000</text:p>
          </table:table-cell>
          <table:table-cell office:value-type="float" office:value="185873000">
            <text:p>185873000</text:p>
          </table:table-cell>
          <table:table-cell office:value-type="float" office:value="185240000">
            <text:p>185240000</text:p>
          </table:table-cell>
          <table:table-cell office:value-type="float" office:value="185063000">
            <text:p>185063000</text:p>
          </table:table-cell>
          <table:table-cell office:value-type="float" office:value="188412000">
            <text:p>188412000</text:p>
          </table:table-cell>
          <table:table-cell office:value-type="float" office:value="271776000">
            <text:p>271776000</text:p>
          </table:table-cell>
          <table:table-cell office:value-type="float" office:value="271596000">
            <text:p>271596000</text:p>
          </table:table-cell>
          <table:table-cell office:value-type="float" office:value="271768000">
            <text:p>271768000</text:p>
          </table:table-cell>
          <table:table-cell office:value-type="float" office:value="213229000">
            <text:p>213229000</text:p>
          </table:table-cell>
          <table:table-cell office:value-type="float" office:value="212442000">
            <text:p>212442000</text:p>
          </table:table-cell>
          <table:table-cell office:value-type="float" office:value="212748000">
            <text:p>212748000</text:p>
          </table:table-cell>
          <table:table-cell office:value-type="float" office:value="249881000">
            <text:p>249881000</text:p>
          </table:table-cell>
          <table:table-cell office:value-type="float" office:value="249540000">
            <text:p>249540000</text:p>
          </table:table-cell>
          <table:table-cell office:value-type="float" office:value="252028000">
            <text:p>252028000</text:p>
          </table:table-cell>
          <table:table-cell office:value-type="float" office:value="218310000">
            <text:p>218310000</text:p>
          </table:table-cell>
          <table:table-cell office:value-type="float" office:value="220170000">
            <text:p>220170000</text:p>
          </table:table-cell>
          <table:table-cell office:value-type="float" office:value="220016000">
            <text:p>220016000</text:p>
          </table:table-cell>
          <table:table-cell office:value-type="float" office:value="218105000">
            <text:p>218105000</text:p>
          </table:table-cell>
          <table:table-cell office:value-type="float" office:value="215992000">
            <text:p>215992000</text:p>
          </table:table-cell>
          <table:table-cell office:value-type="float" office:value="221697000">
            <text:p>221697000</text:p>
          </table:table-cell>
          <table:table-cell office:value-type="float" office:value="218005000">
            <text:p>218005000</text:p>
          </table:table-cell>
          <table:table-cell office:value-type="float" office:value="242144000">
            <text:p>242144000</text:p>
          </table:table-cell>
          <table:table-cell office:value-type="float" office:value="243041000">
            <text:p>243041000</text:p>
          </table:table-cell>
          <table:table-cell office:value-type="float" office:value="241939000">
            <text:p>241939000</text:p>
          </table:table-cell>
          <table:table-cell office:value-type="float" office:value="246833000">
            <text:p>246833000</text:p>
          </table:table-cell>
          <table:table-cell office:value-type="float" office:value="245174000">
            <text:p>245174000</text:p>
          </table:table-cell>
          <table:table-cell office:value-type="float" office:value="244393000">
            <text:p>244393000</text:p>
          </table:table-cell>
          <table:table-cell office:value-type="float" office:value="243892000">
            <text:p>243892000</text:p>
          </table:table-cell>
          <table:table-cell office:value-type="float" office:value="207224000">
            <text:p>207224000</text:p>
          </table:table-cell>
          <table:table-cell office:value-type="float" office:value="207555000">
            <text:p>207555000</text:p>
          </table:table-cell>
          <table:table-cell office:value-type="float" office:value="208306000">
            <text:p>208306000</text:p>
          </table:table-cell>
          <table:table-cell office:value-type="float" office:value="184395000">
            <text:p>184395000</text:p>
          </table:table-cell>
          <table:table-cell office:value-type="float" office:value="183271000">
            <text:p>183271000</text:p>
          </table:table-cell>
          <table:table-cell office:value-type="float" office:value="183732000">
            <text:p>183732000</text:p>
          </table:table-cell>
          <table:table-cell office:value-type="float" office:value="182283000">
            <text:p>182283000</text:p>
          </table:table-cell>
          <table:table-cell office:value-type="float" office:value="232797000">
            <text:p>232797000</text:p>
          </table:table-cell>
          <table:table-cell office:value-type="float" office:value="230706000">
            <text:p>230706000</text:p>
          </table:table-cell>
          <table:table-cell office:value-type="float" office:value="230210000">
            <text:p>230210000</text:p>
          </table:table-cell>
          <table:table-cell office:value-type="float" office:value="230972000">
            <text:p>230972000</text:p>
          </table:table-cell>
          <table:table-cell office:value-type="float" office:value="237680000">
            <text:p>237680000</text:p>
          </table:table-cell>
          <table:table-cell office:value-type="float" office:value="237932000">
            <text:p>237932000</text:p>
          </table:table-cell>
          <table:table-cell office:value-type="float" office:value="238053000">
            <text:p>238053000</text:p>
          </table:table-cell>
          <table:table-cell office:value-type="float" office:value="221888000">
            <text:p>221888000</text:p>
          </table:table-cell>
          <table:table-cell office:value-type="float" office:value="222263000">
            <text:p>222263000</text:p>
          </table:table-cell>
          <table:table-cell office:value-type="float" office:value="216106000">
            <text:p>216106000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AVERAGE([.A41:.CV41])" office:value-type="float" office:value="225339310">
            <text:p>225339310</text:p>
          </table:table-cell>
        </table:table-row>
        <table:table-row table:style-name="ro1">
          <table:table-cell office:value-type="float" office:value="209699000">
            <text:p>209699000</text:p>
          </table:table-cell>
          <table:table-cell office:value-type="float" office:value="209811000">
            <text:p>209811000</text:p>
          </table:table-cell>
          <table:table-cell office:value-type="float" office:value="210114000">
            <text:p>210114000</text:p>
          </table:table-cell>
          <table:table-cell office:value-type="float" office:value="192729000">
            <text:p>192729000</text:p>
          </table:table-cell>
          <table:table-cell office:value-type="float" office:value="190157000">
            <text:p>190157000</text:p>
          </table:table-cell>
          <table:table-cell office:value-type="float" office:value="191640000">
            <text:p>191640000</text:p>
          </table:table-cell>
          <table:table-cell office:value-type="float" office:value="195643000">
            <text:p>195643000</text:p>
          </table:table-cell>
          <table:table-cell office:value-type="float" office:value="195761000">
            <text:p>195761000</text:p>
          </table:table-cell>
          <table:table-cell office:value-type="float" office:value="194275000">
            <text:p>194275000</text:p>
          </table:table-cell>
          <table:table-cell office:value-type="float" office:value="195002000">
            <text:p>195002000</text:p>
          </table:table-cell>
          <table:table-cell office:value-type="float" office:value="238197000">
            <text:p>238197000</text:p>
          </table:table-cell>
          <table:table-cell office:value-type="float" office:value="230825000">
            <text:p>230825000</text:p>
          </table:table-cell>
          <table:table-cell office:value-type="float" office:value="230682000">
            <text:p>230682000</text:p>
          </table:table-cell>
          <table:table-cell office:value-type="float" office:value="231709000">
            <text:p>231709000</text:p>
          </table:table-cell>
          <table:table-cell office:value-type="float" office:value="230917000">
            <text:p>230917000</text:p>
          </table:table-cell>
          <table:table-cell office:value-type="float" office:value="230930000">
            <text:p>230930000</text:p>
          </table:table-cell>
          <table:table-cell office:value-type="float" office:value="230867000">
            <text:p>230867000</text:p>
          </table:table-cell>
          <table:table-cell office:value-type="float" office:value="203920000">
            <text:p>203920000</text:p>
          </table:table-cell>
          <table:table-cell office:value-type="float" office:value="201115000">
            <text:p>201115000</text:p>
          </table:table-cell>
          <table:table-cell office:value-type="float" office:value="202629000">
            <text:p>202629000</text:p>
          </table:table-cell>
          <table:table-cell office:value-type="float" office:value="201931000">
            <text:p>201931000</text:p>
          </table:table-cell>
          <table:table-cell office:value-type="float" office:value="209223000">
            <text:p>209223000</text:p>
          </table:table-cell>
          <table:table-cell office:value-type="float" office:value="208779000">
            <text:p>208779000</text:p>
          </table:table-cell>
          <table:table-cell office:value-type="float" office:value="209813000">
            <text:p>209813000</text:p>
          </table:table-cell>
          <table:table-cell office:value-type="float" office:value="191214000">
            <text:p>191214000</text:p>
          </table:table-cell>
          <table:table-cell office:value-type="float" office:value="191279000">
            <text:p>191279000</text:p>
          </table:table-cell>
          <table:table-cell office:value-type="float" office:value="190287000">
            <text:p>190287000</text:p>
          </table:table-cell>
          <table:table-cell office:value-type="float" office:value="189554000">
            <text:p>189554000</text:p>
          </table:table-cell>
          <table:table-cell office:value-type="float" office:value="209687000">
            <text:p>209687000</text:p>
          </table:table-cell>
          <table:table-cell office:value-type="float" office:value="210697000">
            <text:p>210697000</text:p>
          </table:table-cell>
          <table:table-cell office:value-type="float" office:value="210559000">
            <text:p>210559000</text:p>
          </table:table-cell>
          <table:table-cell office:value-type="float" office:value="211208000">
            <text:p>211208000</text:p>
          </table:table-cell>
          <table:table-cell office:value-type="float" office:value="229235000">
            <text:p>229235000</text:p>
          </table:table-cell>
          <table:table-cell office:value-type="float" office:value="231609000">
            <text:p>231609000</text:p>
          </table:table-cell>
          <table:table-cell office:value-type="float" office:value="205572000">
            <text:p>205572000</text:p>
          </table:table-cell>
          <table:table-cell office:value-type="float" office:value="210285000">
            <text:p>210285000</text:p>
          </table:table-cell>
          <table:table-cell office:value-type="float" office:value="204277000">
            <text:p>204277000</text:p>
          </table:table-cell>
          <table:table-cell office:value-type="float" office:value="202237000">
            <text:p>202237000</text:p>
          </table:table-cell>
          <table:table-cell office:value-type="float" office:value="202983000">
            <text:p>202983000</text:p>
          </table:table-cell>
          <table:table-cell office:value-type="float" office:value="206552000">
            <text:p>206552000</text:p>
          </table:table-cell>
          <table:table-cell office:value-type="float" office:value="208134000">
            <text:p>208134000</text:p>
          </table:table-cell>
          <table:table-cell office:value-type="float" office:value="199033000">
            <text:p>199033000</text:p>
          </table:table-cell>
          <table:table-cell office:value-type="float" office:value="199925000">
            <text:p>199925000</text:p>
          </table:table-cell>
          <table:table-cell office:value-type="float" office:value="199139000">
            <text:p>199139000</text:p>
          </table:table-cell>
          <table:table-cell office:value-type="float" office:value="201263000">
            <text:p>201263000</text:p>
          </table:table-cell>
          <table:table-cell office:value-type="float" office:value="214630000">
            <text:p>214630000</text:p>
          </table:table-cell>
          <table:table-cell office:value-type="float" office:value="215222000">
            <text:p>215222000</text:p>
          </table:table-cell>
          <table:table-cell office:value-type="float" office:value="214434000">
            <text:p>214434000</text:p>
          </table:table-cell>
          <table:table-cell office:value-type="float" office:value="184065000">
            <text:p>184065000</text:p>
          </table:table-cell>
          <table:table-cell office:value-type="float" office:value="183454000">
            <text:p>183454000</text:p>
          </table:table-cell>
          <table:table-cell office:value-type="float" office:value="185527000">
            <text:p>185527000</text:p>
          </table:table-cell>
          <table:table-cell office:value-type="float" office:value="183161000">
            <text:p>183161000</text:p>
          </table:table-cell>
          <table:table-cell office:value-type="float" office:value="253754000">
            <text:p>253754000</text:p>
          </table:table-cell>
          <table:table-cell office:value-type="float" office:value="254065000">
            <text:p>254065000</text:p>
          </table:table-cell>
          <table:table-cell office:value-type="float" office:value="250847000">
            <text:p>250847000</text:p>
          </table:table-cell>
          <table:table-cell office:value-type="float" office:value="202755000">
            <text:p>202755000</text:p>
          </table:table-cell>
          <table:table-cell office:value-type="float" office:value="196685000">
            <text:p>196685000</text:p>
          </table:table-cell>
          <table:table-cell office:value-type="float" office:value="196655000">
            <text:p>196655000</text:p>
          </table:table-cell>
          <table:table-cell office:value-type="float" office:value="197181000">
            <text:p>197181000</text:p>
          </table:table-cell>
          <table:table-cell office:value-type="float" office:value="242297000">
            <text:p>242297000</text:p>
          </table:table-cell>
          <table:table-cell office:value-type="float" office:value="241488000">
            <text:p>241488000</text:p>
          </table:table-cell>
          <table:table-cell office:value-type="float" office:value="241595000">
            <text:p>241595000</text:p>
          </table:table-cell>
          <table:table-cell office:value-type="float" office:value="198963000">
            <text:p>198963000</text:p>
          </table:table-cell>
          <table:table-cell office:value-type="float" office:value="199944000">
            <text:p>199944000</text:p>
          </table:table-cell>
          <table:table-cell office:value-type="float" office:value="206499000">
            <text:p>206499000</text:p>
          </table:table-cell>
          <table:table-cell office:value-type="float" office:value="200364000">
            <text:p>200364000</text:p>
          </table:table-cell>
          <table:table-cell office:value-type="float" office:value="203922000">
            <text:p>203922000</text:p>
          </table:table-cell>
          <table:table-cell office:value-type="float" office:value="203948000">
            <text:p>203948000</text:p>
          </table:table-cell>
          <table:table-cell office:value-type="float" office:value="203686000">
            <text:p>203686000</text:p>
          </table:table-cell>
          <table:table-cell office:value-type="float" office:value="203277000">
            <text:p>203277000</text:p>
          </table:table-cell>
          <table:table-cell office:value-type="float" office:value="228514000">
            <text:p>228514000</text:p>
          </table:table-cell>
          <table:table-cell office:value-type="float" office:value="229684000">
            <text:p>229684000</text:p>
          </table:table-cell>
          <table:table-cell office:value-type="float" office:value="229268000">
            <text:p>229268000</text:p>
          </table:table-cell>
          <table:table-cell office:value-type="float" office:value="232757000">
            <text:p>232757000</text:p>
          </table:table-cell>
          <table:table-cell office:value-type="float" office:value="237019000">
            <text:p>237019000</text:p>
          </table:table-cell>
          <table:table-cell office:value-type="float" office:value="233607000">
            <text:p>233607000</text:p>
          </table:table-cell>
          <table:table-cell office:value-type="float" office:value="220220000">
            <text:p>220220000</text:p>
          </table:table-cell>
          <table:table-cell office:value-type="float" office:value="221759000">
            <text:p>221759000</text:p>
          </table:table-cell>
          <table:table-cell office:value-type="float" office:value="222698000">
            <text:p>222698000</text:p>
          </table:table-cell>
          <table:table-cell office:value-type="float" office:value="222932000">
            <text:p>222932000</text:p>
          </table:table-cell>
          <table:table-cell office:value-type="float" office:value="219780000">
            <text:p>219780000</text:p>
          </table:table-cell>
          <table:table-cell office:value-type="float" office:value="221176000">
            <text:p>221176000</text:p>
          </table:table-cell>
          <table:table-cell office:value-type="float" office:value="220457000">
            <text:p>220457000</text:p>
          </table:table-cell>
          <table:table-cell office:value-type="float" office:value="252441000">
            <text:p>252441000</text:p>
          </table:table-cell>
          <table:table-cell office:value-type="float" office:value="251588000">
            <text:p>251588000</text:p>
          </table:table-cell>
          <table:table-cell office:value-type="float" office:value="255287000">
            <text:p>255287000</text:p>
          </table:table-cell>
          <table:table-cell office:value-type="float" office:value="205533000">
            <text:p>205533000</text:p>
          </table:table-cell>
          <table:table-cell office:value-type="float" office:value="205045000">
            <text:p>205045000</text:p>
          </table:table-cell>
          <table:table-cell office:value-type="float" office:value="236768000">
            <text:p>236768000</text:p>
          </table:table-cell>
          <table:table-cell office:value-type="float" office:value="237403000">
            <text:p>237403000</text:p>
          </table:table-cell>
          <table:table-cell office:value-type="float" office:value="238167000">
            <text:p>238167000</text:p>
          </table:table-cell>
          <table:table-cell office:value-type="float" office:value="226120000">
            <text:p>226120000</text:p>
          </table:table-cell>
          <table:table-cell office:value-type="float" office:value="231214000">
            <text:p>231214000</text:p>
          </table:table-cell>
          <table:table-cell office:value-type="float" office:value="231267000">
            <text:p>231267000</text:p>
          </table:table-cell>
          <table:table-cell office:value-type="float" office:value="185142000">
            <text:p>185142000</text:p>
          </table:table-cell>
          <table:table-cell office:value-type="float" office:value="184204000">
            <text:p>184204000</text:p>
          </table:table-cell>
          <table:table-cell office:value-type="float" office:value="183926000">
            <text:p>183926000</text:p>
          </table:table-cell>
          <table:table-cell office:value-type="float" office:value="183020000">
            <text:p>183020000</text:p>
          </table:table-cell>
          <table:table-cell office:value-type="float" office:value="203139000">
            <text:p>203139000</text:p>
          </table:table-cell>
          <table:table-cell office:value-type="float" office:value="205414000">
            <text:p>205414000</text:p>
          </table:table-cell>
          <table:table-cell table:number-columns-repeated="2"/>
          <table:table-cell office:value-type="float" office:value="66">
            <text:p>66</text:p>
          </table:table-cell>
          <table:table-cell table:formula="of:=AVERAGE([.A42:.CV42])" office:value-type="float" office:value="212850640">
            <text:p>212850640</text:p>
          </table:table-cell>
        </table:table-row>
        <table:table-row table:style-name="ro1">
          <table:table-cell office:value-type="float" office:value="220151000">
            <text:p>220151000</text:p>
          </table:table-cell>
          <table:table-cell office:value-type="float" office:value="224465000">
            <text:p>224465000</text:p>
          </table:table-cell>
          <table:table-cell office:value-type="float" office:value="253522000">
            <text:p>253522000</text:p>
          </table:table-cell>
          <table:table-cell office:value-type="float" office:value="254209000">
            <text:p>254209000</text:p>
          </table:table-cell>
          <table:table-cell office:value-type="float" office:value="255216000">
            <text:p>255216000</text:p>
          </table:table-cell>
          <table:table-cell office:value-type="float" office:value="216308000">
            <text:p>216308000</text:p>
          </table:table-cell>
          <table:table-cell office:value-type="float" office:value="215312000">
            <text:p>215312000</text:p>
          </table:table-cell>
          <table:table-cell office:value-type="float" office:value="215593000">
            <text:p>215593000</text:p>
          </table:table-cell>
          <table:table-cell office:value-type="float" office:value="235275000">
            <text:p>235275000</text:p>
          </table:table-cell>
          <table:table-cell office:value-type="float" office:value="235135000">
            <text:p>235135000</text:p>
          </table:table-cell>
          <table:table-cell office:value-type="float" office:value="234246000">
            <text:p>234246000</text:p>
          </table:table-cell>
          <table:table-cell office:value-type="float" office:value="236958000">
            <text:p>236958000</text:p>
          </table:table-cell>
          <table:table-cell office:value-type="float" office:value="247338000">
            <text:p>247338000</text:p>
          </table:table-cell>
          <table:table-cell office:value-type="float" office:value="248433000">
            <text:p>248433000</text:p>
          </table:table-cell>
          <table:table-cell office:value-type="float" office:value="246703000">
            <text:p>246703000</text:p>
          </table:table-cell>
          <table:table-cell office:value-type="float" office:value="238822000">
            <text:p>238822000</text:p>
          </table:table-cell>
          <table:table-cell office:value-type="float" office:value="239999000">
            <text:p>239999000</text:p>
          </table:table-cell>
          <table:table-cell office:value-type="float" office:value="239240000">
            <text:p>239240000</text:p>
          </table:table-cell>
          <table:table-cell office:value-type="float" office:value="243393000">
            <text:p>243393000</text:p>
          </table:table-cell>
          <table:table-cell office:value-type="float" office:value="244680000">
            <text:p>244680000</text:p>
          </table:table-cell>
          <table:table-cell office:value-type="float" office:value="247781000">
            <text:p>247781000</text:p>
          </table:table-cell>
          <table:table-cell office:value-type="float" office:value="246286000">
            <text:p>246286000</text:p>
          </table:table-cell>
          <table:table-cell office:value-type="float" office:value="205914000">
            <text:p>205914000</text:p>
          </table:table-cell>
          <table:table-cell office:value-type="float" office:value="203920000">
            <text:p>203920000</text:p>
          </table:table-cell>
          <table:table-cell office:value-type="float" office:value="201897000">
            <text:p>201897000</text:p>
          </table:table-cell>
          <table:table-cell office:value-type="float" office:value="269212000">
            <text:p>269212000</text:p>
          </table:table-cell>
          <table:table-cell office:value-type="float" office:value="270515000">
            <text:p>270515000</text:p>
          </table:table-cell>
          <table:table-cell office:value-type="float" office:value="268844000">
            <text:p>268844000</text:p>
          </table:table-cell>
          <table:table-cell office:value-type="float" office:value="231568000">
            <text:p>231568000</text:p>
          </table:table-cell>
          <table:table-cell office:value-type="float" office:value="232825000">
            <text:p>232825000</text:p>
          </table:table-cell>
          <table:table-cell office:value-type="float" office:value="232229000">
            <text:p>232229000</text:p>
          </table:table-cell>
          <table:table-cell office:value-type="float" office:value="231484000">
            <text:p>231484000</text:p>
          </table:table-cell>
          <table:table-cell office:value-type="float" office:value="266358000">
            <text:p>266358000</text:p>
          </table:table-cell>
          <table:table-cell office:value-type="float" office:value="211833000">
            <text:p>211833000</text:p>
          </table:table-cell>
          <table:table-cell office:value-type="float" office:value="211290000">
            <text:p>211290000</text:p>
          </table:table-cell>
          <table:table-cell office:value-type="float" office:value="264268000">
            <text:p>264268000</text:p>
          </table:table-cell>
          <table:table-cell office:value-type="float" office:value="263779000">
            <text:p>263779000</text:p>
          </table:table-cell>
          <table:table-cell office:value-type="float" office:value="265132000">
            <text:p>265132000</text:p>
          </table:table-cell>
          <table:table-cell office:value-type="float" office:value="205375000">
            <text:p>205375000</text:p>
          </table:table-cell>
          <table:table-cell office:value-type="float" office:value="205098000">
            <text:p>205098000</text:p>
          </table:table-cell>
          <table:table-cell office:value-type="float" office:value="203040000">
            <text:p>203040000</text:p>
          </table:table-cell>
          <table:table-cell office:value-type="float" office:value="206426000">
            <text:p>206426000</text:p>
          </table:table-cell>
          <table:table-cell office:value-type="float" office:value="243973000">
            <text:p>243973000</text:p>
          </table:table-cell>
          <table:table-cell office:value-type="float" office:value="243364000">
            <text:p>243364000</text:p>
          </table:table-cell>
          <table:table-cell office:value-type="float" office:value="243685000">
            <text:p>243685000</text:p>
          </table:table-cell>
          <table:table-cell office:value-type="float" office:value="237639000">
            <text:p>237639000</text:p>
          </table:table-cell>
          <table:table-cell office:value-type="float" office:value="237654000">
            <text:p>237654000</text:p>
          </table:table-cell>
          <table:table-cell office:value-type="float" office:value="200295000">
            <text:p>200295000</text:p>
          </table:table-cell>
          <table:table-cell office:value-type="float" office:value="217482000">
            <text:p>217482000</text:p>
          </table:table-cell>
          <table:table-cell office:value-type="float" office:value="218087000">
            <text:p>218087000</text:p>
          </table:table-cell>
          <table:table-cell office:value-type="float" office:value="220419000">
            <text:p>220419000</text:p>
          </table:table-cell>
          <table:table-cell office:value-type="float" office:value="219479000">
            <text:p>219479000</text:p>
          </table:table-cell>
          <table:table-cell office:value-type="float" office:value="236625000">
            <text:p>236625000</text:p>
          </table:table-cell>
          <table:table-cell office:value-type="float" office:value="235375000">
            <text:p>235375000</text:p>
          </table:table-cell>
          <table:table-cell office:value-type="float" office:value="236064000">
            <text:p>236064000</text:p>
          </table:table-cell>
          <table:table-cell office:value-type="float" office:value="229224000">
            <text:p>229224000</text:p>
          </table:table-cell>
          <table:table-cell office:value-type="float" office:value="223170000">
            <text:p>223170000</text:p>
          </table:table-cell>
          <table:table-cell office:value-type="float" office:value="224334000">
            <text:p>224334000</text:p>
          </table:table-cell>
          <table:table-cell office:value-type="float" office:value="220047000">
            <text:p>220047000</text:p>
          </table:table-cell>
          <table:table-cell office:value-type="float" office:value="220021000">
            <text:p>220021000</text:p>
          </table:table-cell>
          <table:table-cell office:value-type="float" office:value="219793000">
            <text:p>219793000</text:p>
          </table:table-cell>
          <table:table-cell office:value-type="float" office:value="218950000">
            <text:p>218950000</text:p>
          </table:table-cell>
          <table:table-cell office:value-type="float" office:value="235436000">
            <text:p>235436000</text:p>
          </table:table-cell>
          <table:table-cell office:value-type="float" office:value="233950000">
            <text:p>233950000</text:p>
          </table:table-cell>
          <table:table-cell office:value-type="float" office:value="234021000">
            <text:p>234021000</text:p>
          </table:table-cell>
          <table:table-cell office:value-type="float" office:value="260036000">
            <text:p>260036000</text:p>
          </table:table-cell>
          <table:table-cell office:value-type="float" office:value="259987000">
            <text:p>259987000</text:p>
          </table:table-cell>
          <table:table-cell office:value-type="float" office:value="259796000">
            <text:p>259796000</text:p>
          </table:table-cell>
          <table:table-cell office:value-type="float" office:value="220490000">
            <text:p>220490000</text:p>
          </table:table-cell>
          <table:table-cell office:value-type="float" office:value="222571000">
            <text:p>222571000</text:p>
          </table:table-cell>
          <table:table-cell office:value-type="float" office:value="221322000">
            <text:p>221322000</text:p>
          </table:table-cell>
          <table:table-cell office:value-type="float" office:value="220853000">
            <text:p>220853000</text:p>
          </table:table-cell>
          <table:table-cell office:value-type="float" office:value="220212000">
            <text:p>220212000</text:p>
          </table:table-cell>
          <table:table-cell office:value-type="float" office:value="220852000">
            <text:p>220852000</text:p>
          </table:table-cell>
          <table:table-cell office:value-type="float" office:value="220518000">
            <text:p>220518000</text:p>
          </table:table-cell>
          <table:table-cell office:value-type="float" office:value="258153000">
            <text:p>258153000</text:p>
          </table:table-cell>
          <table:table-cell office:value-type="float" office:value="257113000">
            <text:p>257113000</text:p>
          </table:table-cell>
          <table:table-cell office:value-type="float" office:value="256655000">
            <text:p>256655000</text:p>
          </table:table-cell>
          <table:table-cell office:value-type="float" office:value="248156000">
            <text:p>248156000</text:p>
          </table:table-cell>
          <table:table-cell office:value-type="float" office:value="246807000">
            <text:p>246807000</text:p>
          </table:table-cell>
          <table:table-cell office:value-type="float" office:value="233488000">
            <text:p>233488000</text:p>
          </table:table-cell>
          <table:table-cell office:value-type="float" office:value="236123000">
            <text:p>236123000</text:p>
          </table:table-cell>
          <table:table-cell office:value-type="float" office:value="233816000">
            <text:p>233816000</text:p>
          </table:table-cell>
          <table:table-cell office:value-type="float" office:value="195214000">
            <text:p>195214000</text:p>
          </table:table-cell>
          <table:table-cell office:value-type="float" office:value="196745000">
            <text:p>196745000</text:p>
          </table:table-cell>
          <table:table-cell office:value-type="float" office:value="199436000">
            <text:p>199436000</text:p>
          </table:table-cell>
          <table:table-cell office:value-type="float" office:value="195562000">
            <text:p>195562000</text:p>
          </table:table-cell>
          <table:table-cell office:value-type="float" office:value="218400000">
            <text:p>218400000</text:p>
          </table:table-cell>
          <table:table-cell office:value-type="float" office:value="217876000">
            <text:p>217876000</text:p>
          </table:table-cell>
          <table:table-cell office:value-type="float" office:value="218922000">
            <text:p>218922000</text:p>
          </table:table-cell>
          <table:table-cell office:value-type="float" office:value="218420000">
            <text:p>218420000</text:p>
          </table:table-cell>
          <table:table-cell office:value-type="float" office:value="242467000">
            <text:p>242467000</text:p>
          </table:table-cell>
          <table:table-cell office:value-type="float" office:value="242087000">
            <text:p>242087000</text:p>
          </table:table-cell>
          <table:table-cell office:value-type="float" office:value="241831000">
            <text:p>241831000</text:p>
          </table:table-cell>
          <table:table-cell office:value-type="float" office:value="347977000">
            <text:p>347977000</text:p>
          </table:table-cell>
          <table:table-cell office:value-type="float" office:value="212356000">
            <text:p>212356000</text:p>
          </table:table-cell>
          <table:table-cell office:value-type="float" office:value="213290000">
            <text:p>213290000</text:p>
          </table:table-cell>
          <table:table-cell office:value-type="float" office:value="212749000">
            <text:p>212749000</text:p>
          </table:table-cell>
          <table:table-cell office:value-type="float" office:value="212361000">
            <text:p>212361000</text:p>
          </table:table-cell>
          <table:table-cell office:value-type="float" office:value="230117000">
            <text:p>230117000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AVERAGE([.A43:.CV43])" office:value-type="float" office:value="232519170">
            <text:p>232519170</text:p>
          </table:table-cell>
        </table:table-row>
        <table:table-row table:style-name="ro1">
          <table:table-cell office:value-type="float" office:value="223733000">
            <text:p>223733000</text:p>
          </table:table-cell>
          <table:table-cell office:value-type="float" office:value="224696000">
            <text:p>224696000</text:p>
          </table:table-cell>
          <table:table-cell office:value-type="float" office:value="206170000">
            <text:p>206170000</text:p>
          </table:table-cell>
          <table:table-cell office:value-type="float" office:value="205814000">
            <text:p>205814000</text:p>
          </table:table-cell>
          <table:table-cell office:value-type="float" office:value="207633000">
            <text:p>207633000</text:p>
          </table:table-cell>
          <table:table-cell office:value-type="float" office:value="206870000">
            <text:p>206870000</text:p>
          </table:table-cell>
          <table:table-cell office:value-type="float" office:value="234982000">
            <text:p>234982000</text:p>
          </table:table-cell>
          <table:table-cell office:value-type="float" office:value="232904000">
            <text:p>232904000</text:p>
          </table:table-cell>
          <table:table-cell office:value-type="float" office:value="232163000">
            <text:p>232163000</text:p>
          </table:table-cell>
          <table:table-cell office:value-type="float" office:value="237343000">
            <text:p>237343000</text:p>
          </table:table-cell>
          <table:table-cell office:value-type="float" office:value="236445000">
            <text:p>236445000</text:p>
          </table:table-cell>
          <table:table-cell office:value-type="float" office:value="239501000">
            <text:p>239501000</text:p>
          </table:table-cell>
          <table:table-cell office:value-type="float" office:value="210505000">
            <text:p>210505000</text:p>
          </table:table-cell>
          <table:table-cell office:value-type="float" office:value="209415000">
            <text:p>209415000</text:p>
          </table:table-cell>
          <table:table-cell office:value-type="float" office:value="209816000">
            <text:p>209816000</text:p>
          </table:table-cell>
          <table:table-cell office:value-type="float" office:value="217223000">
            <text:p>217223000</text:p>
          </table:table-cell>
          <table:table-cell office:value-type="float" office:value="233357000">
            <text:p>233357000</text:p>
          </table:table-cell>
          <table:table-cell office:value-type="float" office:value="235764000">
            <text:p>235764000</text:p>
          </table:table-cell>
          <table:table-cell office:value-type="float" office:value="235736000">
            <text:p>235736000</text:p>
          </table:table-cell>
          <table:table-cell office:value-type="float" office:value="276816000">
            <text:p>276816000</text:p>
          </table:table-cell>
          <table:table-cell office:value-type="float" office:value="277651000">
            <text:p>277651000</text:p>
          </table:table-cell>
          <table:table-cell office:value-type="float" office:value="276290000">
            <text:p>276290000</text:p>
          </table:table-cell>
          <table:table-cell office:value-type="float" office:value="245022000">
            <text:p>245022000</text:p>
          </table:table-cell>
          <table:table-cell office:value-type="float" office:value="242311000">
            <text:p>242311000</text:p>
          </table:table-cell>
          <table:table-cell office:value-type="float" office:value="289736000">
            <text:p>289736000</text:p>
          </table:table-cell>
          <table:table-cell office:value-type="float" office:value="288802000">
            <text:p>288802000</text:p>
          </table:table-cell>
          <table:table-cell office:value-type="float" office:value="290603000">
            <text:p>290603000</text:p>
          </table:table-cell>
          <table:table-cell office:value-type="float" office:value="205554000">
            <text:p>205554000</text:p>
          </table:table-cell>
          <table:table-cell office:value-type="float" office:value="204049000">
            <text:p>204049000</text:p>
          </table:table-cell>
          <table:table-cell office:value-type="float" office:value="202757000">
            <text:p>202757000</text:p>
          </table:table-cell>
          <table:table-cell office:value-type="float" office:value="203272000">
            <text:p>203272000</text:p>
          </table:table-cell>
          <table:table-cell office:value-type="float" office:value="244523000">
            <text:p>244523000</text:p>
          </table:table-cell>
          <table:table-cell office:value-type="float" office:value="243735000">
            <text:p>243735000</text:p>
          </table:table-cell>
          <table:table-cell office:value-type="float" office:value="244131000">
            <text:p>244131000</text:p>
          </table:table-cell>
          <table:table-cell office:value-type="float" office:value="233053000">
            <text:p>233053000</text:p>
          </table:table-cell>
          <table:table-cell office:value-type="float" office:value="238350000">
            <text:p>238350000</text:p>
          </table:table-cell>
          <table:table-cell office:value-type="float" office:value="233851000">
            <text:p>233851000</text:p>
          </table:table-cell>
          <table:table-cell office:value-type="float" office:value="203877000">
            <text:p>203877000</text:p>
          </table:table-cell>
          <table:table-cell office:value-type="float" office:value="206520000">
            <text:p>206520000</text:p>
          </table:table-cell>
          <table:table-cell office:value-type="float" office:value="204707000">
            <text:p>204707000</text:p>
          </table:table-cell>
          <table:table-cell office:value-type="float" office:value="197898000">
            <text:p>197898000</text:p>
          </table:table-cell>
          <table:table-cell office:value-type="float" office:value="198172000">
            <text:p>198172000</text:p>
          </table:table-cell>
          <table:table-cell office:value-type="float" office:value="223286000">
            <text:p>223286000</text:p>
          </table:table-cell>
          <table:table-cell office:value-type="float" office:value="274300000">
            <text:p>274300000</text:p>
          </table:table-cell>
          <table:table-cell office:value-type="float" office:value="269170000">
            <text:p>269170000</text:p>
          </table:table-cell>
          <table:table-cell office:value-type="float" office:value="238193000">
            <text:p>238193000</text:p>
          </table:table-cell>
          <table:table-cell office:value-type="float" office:value="226778000">
            <text:p>226778000</text:p>
          </table:table-cell>
          <table:table-cell office:value-type="float" office:value="218245000">
            <text:p>218245000</text:p>
          </table:table-cell>
          <table:table-cell office:value-type="float" office:value="241004000">
            <text:p>241004000</text:p>
          </table:table-cell>
          <table:table-cell office:value-type="float" office:value="238771000">
            <text:p>238771000</text:p>
          </table:table-cell>
          <table:table-cell office:value-type="float" office:value="242837000">
            <text:p>242837000</text:p>
          </table:table-cell>
          <table:table-cell office:value-type="float" office:value="210860000">
            <text:p>210860000</text:p>
          </table:table-cell>
          <table:table-cell office:value-type="float" office:value="209483000">
            <text:p>209483000</text:p>
          </table:table-cell>
          <table:table-cell office:value-type="float" office:value="211363000">
            <text:p>211363000</text:p>
          </table:table-cell>
          <table:table-cell office:value-type="float" office:value="210585000">
            <text:p>210585000</text:p>
          </table:table-cell>
          <table:table-cell office:value-type="float" office:value="210009000">
            <text:p>210009000</text:p>
          </table:table-cell>
          <table:table-cell office:value-type="float" office:value="217519000">
            <text:p>217519000</text:p>
          </table:table-cell>
          <table:table-cell office:value-type="float" office:value="217493000">
            <text:p>217493000</text:p>
          </table:table-cell>
          <table:table-cell office:value-type="float" office:value="216192000">
            <text:p>216192000</text:p>
          </table:table-cell>
          <table:table-cell office:value-type="float" office:value="232342000">
            <text:p>232342000</text:p>
          </table:table-cell>
          <table:table-cell office:value-type="float" office:value="232436000">
            <text:p>232436000</text:p>
          </table:table-cell>
          <table:table-cell office:value-type="float" office:value="232557000">
            <text:p>232557000</text:p>
          </table:table-cell>
          <table:table-cell office:value-type="float" office:value="230985000">
            <text:p>230985000</text:p>
          </table:table-cell>
          <table:table-cell office:value-type="float" office:value="248799000">
            <text:p>248799000</text:p>
          </table:table-cell>
          <table:table-cell office:value-type="float" office:value="249318000">
            <text:p>249318000</text:p>
          </table:table-cell>
          <table:table-cell office:value-type="float" office:value="250326000">
            <text:p>250326000</text:p>
          </table:table-cell>
          <table:table-cell office:value-type="float" office:value="242794000">
            <text:p>242794000</text:p>
          </table:table-cell>
          <table:table-cell office:value-type="float" office:value="240077000">
            <text:p>240077000</text:p>
          </table:table-cell>
          <table:table-cell office:value-type="float" office:value="241916000">
            <text:p>241916000</text:p>
          </table:table-cell>
          <table:table-cell office:value-type="float" office:value="264270000">
            <text:p>264270000</text:p>
          </table:table-cell>
          <table:table-cell office:value-type="float" office:value="261673000">
            <text:p>261673000</text:p>
          </table:table-cell>
          <table:table-cell office:value-type="float" office:value="261838000">
            <text:p>261838000</text:p>
          </table:table-cell>
          <table:table-cell office:value-type="float" office:value="240149000">
            <text:p>240149000</text:p>
          </table:table-cell>
          <table:table-cell office:value-type="float" office:value="241047000">
            <text:p>241047000</text:p>
          </table:table-cell>
          <table:table-cell office:value-type="float" office:value="242526000">
            <text:p>242526000</text:p>
          </table:table-cell>
          <table:table-cell office:value-type="float" office:value="210496000">
            <text:p>210496000</text:p>
          </table:table-cell>
          <table:table-cell office:value-type="float" office:value="210755000">
            <text:p>210755000</text:p>
          </table:table-cell>
          <table:table-cell office:value-type="float" office:value="211171000">
            <text:p>211171000</text:p>
          </table:table-cell>
          <table:table-cell office:value-type="float" office:value="211699000">
            <text:p>211699000</text:p>
          </table:table-cell>
          <table:table-cell office:value-type="float" office:value="221145000">
            <text:p>221145000</text:p>
          </table:table-cell>
          <table:table-cell office:value-type="float" office:value="222474000">
            <text:p>222474000</text:p>
          </table:table-cell>
          <table:table-cell office:value-type="float" office:value="220353000">
            <text:p>220353000</text:p>
          </table:table-cell>
          <table:table-cell office:value-type="float" office:value="241619000">
            <text:p>241619000</text:p>
          </table:table-cell>
          <table:table-cell office:value-type="float" office:value="242869000">
            <text:p>242869000</text:p>
          </table:table-cell>
          <table:table-cell office:value-type="float" office:value="244131000">
            <text:p>244131000</text:p>
          </table:table-cell>
          <table:table-cell office:value-type="float" office:value="246361000">
            <text:p>246361000</text:p>
          </table:table-cell>
          <table:table-cell office:value-type="float" office:value="245092000">
            <text:p>245092000</text:p>
          </table:table-cell>
          <table:table-cell office:value-type="float" office:value="228605000">
            <text:p>228605000</text:p>
          </table:table-cell>
          <table:table-cell office:value-type="float" office:value="228043000">
            <text:p>228043000</text:p>
          </table:table-cell>
          <table:table-cell office:value-type="float" office:value="227840000">
            <text:p>227840000</text:p>
          </table:table-cell>
          <table:table-cell office:value-type="float" office:value="231481000">
            <text:p>231481000</text:p>
          </table:table-cell>
          <table:table-cell office:value-type="float" office:value="245669000">
            <text:p>245669000</text:p>
          </table:table-cell>
          <table:table-cell office:value-type="float" office:value="246286000">
            <text:p>246286000</text:p>
          </table:table-cell>
          <table:table-cell office:value-type="float" office:value="245850000">
            <text:p>245850000</text:p>
          </table:table-cell>
          <table:table-cell office:value-type="float" office:value="216291000">
            <text:p>216291000</text:p>
          </table:table-cell>
          <table:table-cell office:value-type="float" office:value="215933000">
            <text:p>215933000</text:p>
          </table:table-cell>
          <table:table-cell office:value-type="float" office:value="215218000">
            <text:p>215218000</text:p>
          </table:table-cell>
          <table:table-cell office:value-type="float" office:value="215697000">
            <text:p>215697000</text:p>
          </table:table-cell>
          <table:table-cell office:value-type="float" office:value="226502000">
            <text:p>226502000</text:p>
          </table:table-cell>
          <table:table-cell office:value-type="float" office:value="227120000">
            <text:p>227120000</text:p>
          </table:table-cell>
          <table:table-cell table:number-columns-repeated="2"/>
          <table:table-cell office:value-type="float" office:value="68">
            <text:p>68</text:p>
          </table:table-cell>
          <table:table-cell table:formula="of:=AVERAGE([.A44:.CV44])" office:value-type="float" office:value="231795910">
            <text:p>231795910</text:p>
          </table:table-cell>
        </table:table-row>
        <table:table-row table:style-name="ro1">
          <table:table-cell office:value-type="float" office:value="259049000">
            <text:p>259049000</text:p>
          </table:table-cell>
          <table:table-cell office:value-type="float" office:value="249079000">
            <text:p>249079000</text:p>
          </table:table-cell>
          <table:table-cell office:value-type="float" office:value="248974000">
            <text:p>248974000</text:p>
          </table:table-cell>
          <table:table-cell office:value-type="float" office:value="248156000">
            <text:p>248156000</text:p>
          </table:table-cell>
          <table:table-cell office:value-type="float" office:value="262875000">
            <text:p>262875000</text:p>
          </table:table-cell>
          <table:table-cell office:value-type="float" office:value="263987000">
            <text:p>263987000</text:p>
          </table:table-cell>
          <table:table-cell office:value-type="float" office:value="264492000">
            <text:p>264492000</text:p>
          </table:table-cell>
          <table:table-cell office:value-type="float" office:value="266586000">
            <text:p>266586000</text:p>
          </table:table-cell>
          <table:table-cell office:value-type="float" office:value="268102000">
            <text:p>268102000</text:p>
          </table:table-cell>
          <table:table-cell office:value-type="float" office:value="268862000">
            <text:p>268862000</text:p>
          </table:table-cell>
          <table:table-cell office:value-type="float" office:value="232818000">
            <text:p>232818000</text:p>
          </table:table-cell>
          <table:table-cell office:value-type="float" office:value="234065000">
            <text:p>234065000</text:p>
          </table:table-cell>
          <table:table-cell office:value-type="float" office:value="233325000">
            <text:p>233325000</text:p>
          </table:table-cell>
          <table:table-cell office:value-type="float" office:value="232856000">
            <text:p>232856000</text:p>
          </table:table-cell>
          <table:table-cell office:value-type="float" office:value="234864000">
            <text:p>234864000</text:p>
          </table:table-cell>
          <table:table-cell office:value-type="float" office:value="262342000">
            <text:p>262342000</text:p>
          </table:table-cell>
          <table:table-cell office:value-type="float" office:value="260433000">
            <text:p>260433000</text:p>
          </table:table-cell>
          <table:table-cell office:value-type="float" office:value="263194000">
            <text:p>263194000</text:p>
          </table:table-cell>
          <table:table-cell office:value-type="float" office:value="244306000">
            <text:p>244306000</text:p>
          </table:table-cell>
          <table:table-cell office:value-type="float" office:value="247036000">
            <text:p>247036000</text:p>
          </table:table-cell>
          <table:table-cell office:value-type="float" office:value="244716000">
            <text:p>244716000</text:p>
          </table:table-cell>
          <table:table-cell office:value-type="float" office:value="253776000">
            <text:p>253776000</text:p>
          </table:table-cell>
          <table:table-cell office:value-type="float" office:value="254401000">
            <text:p>254401000</text:p>
          </table:table-cell>
          <table:table-cell office:value-type="float" office:value="250999000">
            <text:p>250999000</text:p>
          </table:table-cell>
          <table:table-cell office:value-type="float" office:value="281277000">
            <text:p>281277000</text:p>
          </table:table-cell>
          <table:table-cell office:value-type="float" office:value="282799000">
            <text:p>282799000</text:p>
          </table:table-cell>
          <table:table-cell office:value-type="float" office:value="280610000">
            <text:p>280610000</text:p>
          </table:table-cell>
          <table:table-cell office:value-type="float" office:value="269718000">
            <text:p>269718000</text:p>
          </table:table-cell>
          <table:table-cell office:value-type="float" office:value="263143000">
            <text:p>263143000</text:p>
          </table:table-cell>
          <table:table-cell office:value-type="float" office:value="262541000">
            <text:p>262541000</text:p>
          </table:table-cell>
          <table:table-cell office:value-type="float" office:value="244386000">
            <text:p>244386000</text:p>
          </table:table-cell>
          <table:table-cell office:value-type="float" office:value="245669000">
            <text:p>245669000</text:p>
          </table:table-cell>
          <table:table-cell office:value-type="float" office:value="245576000">
            <text:p>245576000</text:p>
          </table:table-cell>
          <table:table-cell office:value-type="float" office:value="321094000">
            <text:p>321094000</text:p>
          </table:table-cell>
          <table:table-cell office:value-type="float" office:value="321908000">
            <text:p>321908000</text:p>
          </table:table-cell>
          <table:table-cell office:value-type="float" office:value="273838000">
            <text:p>273838000</text:p>
          </table:table-cell>
          <table:table-cell office:value-type="float" office:value="275631000">
            <text:p>275631000</text:p>
          </table:table-cell>
          <table:table-cell office:value-type="float" office:value="274734000">
            <text:p>274734000</text:p>
          </table:table-cell>
          <table:table-cell office:value-type="float" office:value="223390000">
            <text:p>223390000</text:p>
          </table:table-cell>
          <table:table-cell office:value-type="float" office:value="220040000">
            <text:p>220040000</text:p>
          </table:table-cell>
          <table:table-cell office:value-type="float" office:value="222746000">
            <text:p>222746000</text:p>
          </table:table-cell>
          <table:table-cell office:value-type="float" office:value="221132000">
            <text:p>221132000</text:p>
          </table:table-cell>
          <table:table-cell office:value-type="float" office:value="230228000">
            <text:p>230228000</text:p>
          </table:table-cell>
          <table:table-cell office:value-type="float" office:value="229975000">
            <text:p>229975000</text:p>
          </table:table-cell>
          <table:table-cell office:value-type="float" office:value="235677000">
            <text:p>235677000</text:p>
          </table:table-cell>
          <table:table-cell office:value-type="float" office:value="236244000">
            <text:p>236244000</text:p>
          </table:table-cell>
          <table:table-cell office:value-type="float" office:value="235735000">
            <text:p>235735000</text:p>
          </table:table-cell>
          <table:table-cell office:value-type="float" office:value="282865000">
            <text:p>282865000</text:p>
          </table:table-cell>
          <table:table-cell office:value-type="float" office:value="283963000">
            <text:p>283963000</text:p>
          </table:table-cell>
          <table:table-cell office:value-type="float" office:value="284163000">
            <text:p>284163000</text:p>
          </table:table-cell>
          <table:table-cell office:value-type="float" office:value="274340000">
            <text:p>274340000</text:p>
          </table:table-cell>
          <table:table-cell office:value-type="float" office:value="272209000">
            <text:p>272209000</text:p>
          </table:table-cell>
          <table:table-cell office:value-type="float" office:value="271048000">
            <text:p>271048000</text:p>
          </table:table-cell>
          <table:table-cell office:value-type="float" office:value="244204000">
            <text:p>244204000</text:p>
          </table:table-cell>
          <table:table-cell office:value-type="float" office:value="247703000">
            <text:p>247703000</text:p>
          </table:table-cell>
          <table:table-cell office:value-type="float" office:value="245243000">
            <text:p>245243000</text:p>
          </table:table-cell>
          <table:table-cell office:value-type="float" office:value="257633000">
            <text:p>257633000</text:p>
          </table:table-cell>
          <table:table-cell office:value-type="float" office:value="258612000">
            <text:p>258612000</text:p>
          </table:table-cell>
          <table:table-cell office:value-type="float" office:value="256894000">
            <text:p>256894000</text:p>
          </table:table-cell>
          <table:table-cell office:value-type="float" office:value="284028000">
            <text:p>284028000</text:p>
          </table:table-cell>
          <table:table-cell office:value-type="float" office:value="282296000">
            <text:p>282296000</text:p>
          </table:table-cell>
          <table:table-cell office:value-type="float" office:value="281847000">
            <text:p>281847000</text:p>
          </table:table-cell>
          <table:table-cell office:value-type="float" office:value="264145000">
            <text:p>264145000</text:p>
          </table:table-cell>
          <table:table-cell office:value-type="float" office:value="263648000">
            <text:p>263648000</text:p>
          </table:table-cell>
          <table:table-cell office:value-type="float" office:value="266589000">
            <text:p>266589000</text:p>
          </table:table-cell>
          <table:table-cell office:value-type="float" office:value="259614000">
            <text:p>259614000</text:p>
          </table:table-cell>
          <table:table-cell office:value-type="float" office:value="259367000">
            <text:p>259367000</text:p>
          </table:table-cell>
          <table:table-cell office:value-type="float" office:value="256923000">
            <text:p>256923000</text:p>
          </table:table-cell>
          <table:table-cell office:value-type="float" office:value="279894000">
            <text:p>279894000</text:p>
          </table:table-cell>
          <table:table-cell office:value-type="float" office:value="283542000">
            <text:p>283542000</text:p>
          </table:table-cell>
          <table:table-cell office:value-type="float" office:value="279201000">
            <text:p>279201000</text:p>
          </table:table-cell>
          <table:table-cell office:value-type="float" office:value="271618000">
            <text:p>271618000</text:p>
          </table:table-cell>
          <table:table-cell office:value-type="float" office:value="272014000">
            <text:p>272014000</text:p>
          </table:table-cell>
          <table:table-cell office:value-type="float" office:value="251202000">
            <text:p>251202000</text:p>
          </table:table-cell>
          <table:table-cell office:value-type="float" office:value="251657000">
            <text:p>251657000</text:p>
          </table:table-cell>
          <table:table-cell office:value-type="float" office:value="253125000">
            <text:p>253125000</text:p>
          </table:table-cell>
          <table:table-cell office:value-type="float" office:value="215081000">
            <text:p>215081000</text:p>
          </table:table-cell>
          <table:table-cell office:value-type="float" office:value="228387000">
            <text:p>228387000</text:p>
          </table:table-cell>
          <table:table-cell office:value-type="float" office:value="215484000">
            <text:p>215484000</text:p>
          </table:table-cell>
          <table:table-cell office:value-type="float" office:value="233742000">
            <text:p>233742000</text:p>
          </table:table-cell>
          <table:table-cell office:value-type="float" office:value="237735000">
            <text:p>237735000</text:p>
          </table:table-cell>
          <table:table-cell office:value-type="float" office:value="235151000">
            <text:p>235151000</text:p>
          </table:table-cell>
          <table:table-cell office:value-type="float" office:value="322214000">
            <text:p>322214000</text:p>
          </table:table-cell>
          <table:table-cell office:value-type="float" office:value="330739000">
            <text:p>330739000</text:p>
          </table:table-cell>
          <table:table-cell office:value-type="float" office:value="320493000">
            <text:p>320493000</text:p>
          </table:table-cell>
          <table:table-cell office:value-type="float" office:value="269509000">
            <text:p>269509000</text:p>
          </table:table-cell>
          <table:table-cell office:value-type="float" office:value="262201000">
            <text:p>262201000</text:p>
          </table:table-cell>
          <table:table-cell office:value-type="float" office:value="261883000">
            <text:p>261883000</text:p>
          </table:table-cell>
          <table:table-cell office:value-type="float" office:value="239720000">
            <text:p>239720000</text:p>
          </table:table-cell>
          <table:table-cell office:value-type="float" office:value="240191000">
            <text:p>240191000</text:p>
          </table:table-cell>
          <table:table-cell office:value-type="float" office:value="238687000">
            <text:p>238687000</text:p>
          </table:table-cell>
          <table:table-cell office:value-type="float" office:value="238752000">
            <text:p>238752000</text:p>
          </table:table-cell>
          <table:table-cell office:value-type="float" office:value="241885000">
            <text:p>241885000</text:p>
          </table:table-cell>
          <table:table-cell office:value-type="float" office:value="241782000">
            <text:p>241782000</text:p>
          </table:table-cell>
          <table:table-cell office:value-type="float" office:value="249567000">
            <text:p>249567000</text:p>
          </table:table-cell>
          <table:table-cell office:value-type="float" office:value="249103000">
            <text:p>249103000</text:p>
          </table:table-cell>
          <table:table-cell office:value-type="float" office:value="248546000">
            <text:p>248546000</text:p>
          </table:table-cell>
          <table:table-cell office:value-type="float" office:value="249464000">
            <text:p>249464000</text:p>
          </table:table-cell>
          <table:table-cell office:value-type="float" office:value="246759000">
            <text:p>246759000</text:p>
          </table:table-cell>
          <table:table-cell office:value-type="float" office:value="246760000">
            <text:p>246760000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AVERAGE([.A45:.CV45])" office:value-type="float" office:value="257508060">
            <text:p>257508060</text:p>
          </table:table-cell>
        </table:table-row>
        <table:table-row table:style-name="ro1">
          <table:table-cell office:value-type="float" office:value="287119000">
            <text:p>287119000</text:p>
          </table:table-cell>
          <table:table-cell office:value-type="float" office:value="282185000">
            <text:p>282185000</text:p>
          </table:table-cell>
          <table:table-cell office:value-type="float" office:value="280352000">
            <text:p>280352000</text:p>
          </table:table-cell>
          <table:table-cell office:value-type="float" office:value="274479000">
            <text:p>274479000</text:p>
          </table:table-cell>
          <table:table-cell office:value-type="float" office:value="272755000">
            <text:p>272755000</text:p>
          </table:table-cell>
          <table:table-cell office:value-type="float" office:value="242819000">
            <text:p>242819000</text:p>
          </table:table-cell>
          <table:table-cell office:value-type="float" office:value="242909000">
            <text:p>242909000</text:p>
          </table:table-cell>
          <table:table-cell office:value-type="float" office:value="243162000">
            <text:p>243162000</text:p>
          </table:table-cell>
          <table:table-cell office:value-type="float" office:value="244911000">
            <text:p>244911000</text:p>
          </table:table-cell>
          <table:table-cell office:value-type="float" office:value="228789000">
            <text:p>228789000</text:p>
          </table:table-cell>
          <table:table-cell office:value-type="float" office:value="221833000">
            <text:p>221833000</text:p>
          </table:table-cell>
          <table:table-cell office:value-type="float" office:value="229585000">
            <text:p>229585000</text:p>
          </table:table-cell>
          <table:table-cell office:value-type="float" office:value="248354000">
            <text:p>248354000</text:p>
          </table:table-cell>
          <table:table-cell office:value-type="float" office:value="249228000">
            <text:p>249228000</text:p>
          </table:table-cell>
          <table:table-cell office:value-type="float" office:value="249438000">
            <text:p>249438000</text:p>
          </table:table-cell>
          <table:table-cell office:value-type="float" office:value="299735000">
            <text:p>299735000</text:p>
          </table:table-cell>
          <table:table-cell office:value-type="float" office:value="300849000">
            <text:p>300849000</text:p>
          </table:table-cell>
          <table:table-cell office:value-type="float" office:value="301535000">
            <text:p>301535000</text:p>
          </table:table-cell>
          <table:table-cell office:value-type="float" office:value="246433000">
            <text:p>246433000</text:p>
          </table:table-cell>
          <table:table-cell office:value-type="float" office:value="227890000">
            <text:p>227890000</text:p>
          </table:table-cell>
          <table:table-cell office:value-type="float" office:value="227462000">
            <text:p>227462000</text:p>
          </table:table-cell>
          <table:table-cell office:value-type="float" office:value="226984000">
            <text:p>226984000</text:p>
          </table:table-cell>
          <table:table-cell office:value-type="float" office:value="228779000">
            <text:p>228779000</text:p>
          </table:table-cell>
          <table:table-cell office:value-type="float" office:value="306690000">
            <text:p>306690000</text:p>
          </table:table-cell>
          <table:table-cell office:value-type="float" office:value="307000000">
            <text:p>307000000</text:p>
          </table:table-cell>
          <table:table-cell office:value-type="float" office:value="254172000">
            <text:p>254172000</text:p>
          </table:table-cell>
          <table:table-cell office:value-type="float" office:value="255356000">
            <text:p>255356000</text:p>
          </table:table-cell>
          <table:table-cell office:value-type="float" office:value="255547000">
            <text:p>255547000</text:p>
          </table:table-cell>
          <table:table-cell office:value-type="float" office:value="242687000">
            <text:p>242687000</text:p>
          </table:table-cell>
          <table:table-cell office:value-type="float" office:value="243727000">
            <text:p>243727000</text:p>
          </table:table-cell>
          <table:table-cell office:value-type="float" office:value="243356000">
            <text:p>243356000</text:p>
          </table:table-cell>
          <table:table-cell office:value-type="float" office:value="243138000">
            <text:p>243138000</text:p>
          </table:table-cell>
          <table:table-cell office:value-type="float" office:value="224440000">
            <text:p>224440000</text:p>
          </table:table-cell>
          <table:table-cell office:value-type="float" office:value="245697000">
            <text:p>245697000</text:p>
          </table:table-cell>
          <table:table-cell office:value-type="float" office:value="242022000">
            <text:p>242022000</text:p>
          </table:table-cell>
          <table:table-cell office:value-type="float" office:value="241070000">
            <text:p>241070000</text:p>
          </table:table-cell>
          <table:table-cell office:value-type="float" office:value="242431000">
            <text:p>242431000</text:p>
          </table:table-cell>
          <table:table-cell office:value-type="float" office:value="322123000">
            <text:p>322123000</text:p>
          </table:table-cell>
          <table:table-cell office:value-type="float" office:value="316327000">
            <text:p>316327000</text:p>
          </table:table-cell>
          <table:table-cell office:value-type="float" office:value="269505000">
            <text:p>269505000</text:p>
          </table:table-cell>
          <table:table-cell office:value-type="float" office:value="267954000">
            <text:p>267954000</text:p>
          </table:table-cell>
          <table:table-cell office:value-type="float" office:value="267425000">
            <text:p>267425000</text:p>
          </table:table-cell>
          <table:table-cell office:value-type="float" office:value="280167000">
            <text:p>280167000</text:p>
          </table:table-cell>
          <table:table-cell office:value-type="float" office:value="277209000">
            <text:p>277209000</text:p>
          </table:table-cell>
          <table:table-cell office:value-type="float" office:value="277228000">
            <text:p>277228000</text:p>
          </table:table-cell>
          <table:table-cell office:value-type="float" office:value="265595000">
            <text:p>265595000</text:p>
          </table:table-cell>
          <table:table-cell office:value-type="float" office:value="266276000">
            <text:p>266276000</text:p>
          </table:table-cell>
          <table:table-cell office:value-type="float" office:value="264209000">
            <text:p>264209000</text:p>
          </table:table-cell>
          <table:table-cell office:value-type="float" office:value="336916000">
            <text:p>336916000</text:p>
          </table:table-cell>
          <table:table-cell office:value-type="float" office:value="340677000">
            <text:p>340677000</text:p>
          </table:table-cell>
          <table:table-cell office:value-type="float" office:value="338035000">
            <text:p>338035000</text:p>
          </table:table-cell>
          <table:table-cell office:value-type="float" office:value="306523000">
            <text:p>306523000</text:p>
          </table:table-cell>
          <table:table-cell office:value-type="float" office:value="300329000">
            <text:p>300329000</text:p>
          </table:table-cell>
          <table:table-cell office:value-type="float" office:value="282054000">
            <text:p>282054000</text:p>
          </table:table-cell>
          <table:table-cell office:value-type="float" office:value="281952000">
            <text:p>281952000</text:p>
          </table:table-cell>
          <table:table-cell office:value-type="float" office:value="286859000">
            <text:p>286859000</text:p>
          </table:table-cell>
          <table:table-cell office:value-type="float" office:value="301078000">
            <text:p>301078000</text:p>
          </table:table-cell>
          <table:table-cell office:value-type="float" office:value="304480000">
            <text:p>304480000</text:p>
          </table:table-cell>
          <table:table-cell office:value-type="float" office:value="300114000">
            <text:p>300114000</text:p>
          </table:table-cell>
          <table:table-cell office:value-type="float" office:value="273901000">
            <text:p>273901000</text:p>
          </table:table-cell>
          <table:table-cell office:value-type="float" office:value="270467000">
            <text:p>270467000</text:p>
          </table:table-cell>
          <table:table-cell office:value-type="float" office:value="211736000">
            <text:p>211736000</text:p>
          </table:table-cell>
          <table:table-cell office:value-type="float" office:value="211328000">
            <text:p>211328000</text:p>
          </table:table-cell>
          <table:table-cell office:value-type="float" office:value="211303000">
            <text:p>211303000</text:p>
          </table:table-cell>
          <table:table-cell office:value-type="float" office:value="309334000">
            <text:p>309334000</text:p>
          </table:table-cell>
          <table:table-cell office:value-type="float" office:value="308161000">
            <text:p>308161000</text:p>
          </table:table-cell>
          <table:table-cell office:value-type="float" office:value="308575000">
            <text:p>308575000</text:p>
          </table:table-cell>
          <table:table-cell office:value-type="float" office:value="259745000">
            <text:p>259745000</text:p>
          </table:table-cell>
          <table:table-cell office:value-type="float" office:value="260675000">
            <text:p>260675000</text:p>
          </table:table-cell>
          <table:table-cell office:value-type="float" office:value="258389000">
            <text:p>258389000</text:p>
          </table:table-cell>
          <table:table-cell office:value-type="float" office:value="268069000">
            <text:p>268069000</text:p>
          </table:table-cell>
          <table:table-cell office:value-type="float" office:value="266138000">
            <text:p>266138000</text:p>
          </table:table-cell>
          <table:table-cell office:value-type="float" office:value="267793000">
            <text:p>267793000</text:p>
          </table:table-cell>
          <table:table-cell office:value-type="float" office:value="235074000">
            <text:p>235074000</text:p>
          </table:table-cell>
          <table:table-cell office:value-type="float" office:value="234168000">
            <text:p>234168000</text:p>
          </table:table-cell>
          <table:table-cell office:value-type="float" office:value="234160000">
            <text:p>234160000</text:p>
          </table:table-cell>
          <table:table-cell office:value-type="float" office:value="227781000">
            <text:p>227781000</text:p>
          </table:table-cell>
          <table:table-cell office:value-type="float" office:value="225595000">
            <text:p>225595000</text:p>
          </table:table-cell>
          <table:table-cell office:value-type="float" office:value="226233000">
            <text:p>226233000</text:p>
          </table:table-cell>
          <table:table-cell office:value-type="float" office:value="250357000">
            <text:p>250357000</text:p>
          </table:table-cell>
          <table:table-cell office:value-type="float" office:value="251311000">
            <text:p>251311000</text:p>
          </table:table-cell>
          <table:table-cell office:value-type="float" office:value="250097000">
            <text:p>250097000</text:p>
          </table:table-cell>
          <table:table-cell office:value-type="float" office:value="241588000">
            <text:p>241588000</text:p>
          </table:table-cell>
          <table:table-cell office:value-type="float" office:value="238568000">
            <text:p>238568000</text:p>
          </table:table-cell>
          <table:table-cell office:value-type="float" office:value="238770000">
            <text:p>238770000</text:p>
          </table:table-cell>
          <table:table-cell office:value-type="float" office:value="238382000">
            <text:p>238382000</text:p>
          </table:table-cell>
          <table:table-cell office:value-type="float" office:value="239131000">
            <text:p>239131000</text:p>
          </table:table-cell>
          <table:table-cell office:value-type="float" office:value="250029000">
            <text:p>250029000</text:p>
          </table:table-cell>
          <table:table-cell office:value-type="float" office:value="242442000">
            <text:p>242442000</text:p>
          </table:table-cell>
          <table:table-cell office:value-type="float" office:value="268943000">
            <text:p>268943000</text:p>
          </table:table-cell>
          <table:table-cell office:value-type="float" office:value="262705000">
            <text:p>262705000</text:p>
          </table:table-cell>
          <table:table-cell office:value-type="float" office:value="263299000">
            <text:p>263299000</text:p>
          </table:table-cell>
          <table:table-cell office:value-type="float" office:value="256368000">
            <text:p>256368000</text:p>
          </table:table-cell>
          <table:table-cell office:value-type="float" office:value="258028000">
            <text:p>258028000</text:p>
          </table:table-cell>
          <table:table-cell office:value-type="float" office:value="263387000">
            <text:p>263387000</text:p>
          </table:table-cell>
          <table:table-cell office:value-type="float" office:value="250292000">
            <text:p>250292000</text:p>
          </table:table-cell>
          <table:table-cell office:value-type="float" office:value="249315000">
            <text:p>249315000</text:p>
          </table:table-cell>
          <table:table-cell office:value-type="float" office:value="249459000">
            <text:p>249459000</text:p>
          </table:table-cell>
          <table:table-cell office:value-type="float" office:value="252214000">
            <text:p>252214000</text:p>
          </table:table-cell>
          <table:table-cell office:value-type="float" office:value="252144000">
            <text:p>252144000</text:p>
          </table:table-cell>
          <table:table-cell table:number-columns-repeated="2"/>
          <table:table-cell office:value-type="float" office:value="70">
            <text:p>70</text:p>
          </table:table-cell>
          <table:table-cell table:formula="of:=AVERAGE([.A46:.CV46])" office:value-type="float" office:value="261934070">
            <text:p>261934070</text:p>
          </table:table-cell>
        </table:table-row>
        <table:table-row table:style-name="ro1">
          <table:table-cell office:value-type="float" office:value="257057000">
            <text:p>257057000</text:p>
          </table:table-cell>
          <table:table-cell office:value-type="float" office:value="284030000">
            <text:p>284030000</text:p>
          </table:table-cell>
          <table:table-cell office:value-type="float" office:value="283669000">
            <text:p>283669000</text:p>
          </table:table-cell>
          <table:table-cell office:value-type="float" office:value="274139000">
            <text:p>274139000</text:p>
          </table:table-cell>
          <table:table-cell office:value-type="float" office:value="271791000">
            <text:p>271791000</text:p>
          </table:table-cell>
          <table:table-cell office:value-type="float" office:value="272260000">
            <text:p>272260000</text:p>
          </table:table-cell>
          <table:table-cell office:value-type="float" office:value="309504000">
            <text:p>309504000</text:p>
          </table:table-cell>
          <table:table-cell office:value-type="float" office:value="308417000">
            <text:p>308417000</text:p>
          </table:table-cell>
          <table:table-cell office:value-type="float" office:value="308759000">
            <text:p>308759000</text:p>
          </table:table-cell>
          <table:table-cell office:value-type="float" office:value="295836000">
            <text:p>295836000</text:p>
          </table:table-cell>
          <table:table-cell office:value-type="float" office:value="276800000">
            <text:p>276800000</text:p>
          </table:table-cell>
          <table:table-cell office:value-type="float" office:value="276216000">
            <text:p>276216000</text:p>
          </table:table-cell>
          <table:table-cell office:value-type="float" office:value="277749000">
            <text:p>277749000</text:p>
          </table:table-cell>
          <table:table-cell office:value-type="float" office:value="231658000">
            <text:p>231658000</text:p>
          </table:table-cell>
          <table:table-cell office:value-type="float" office:value="230103000">
            <text:p>230103000</text:p>
          </table:table-cell>
          <table:table-cell office:value-type="float" office:value="264875000">
            <text:p>264875000</text:p>
          </table:table-cell>
          <table:table-cell office:value-type="float" office:value="240964000">
            <text:p>240964000</text:p>
          </table:table-cell>
          <table:table-cell office:value-type="float" office:value="243646000">
            <text:p>243646000</text:p>
          </table:table-cell>
          <table:table-cell office:value-type="float" office:value="242726000">
            <text:p>242726000</text:p>
          </table:table-cell>
          <table:table-cell office:value-type="float" office:value="241016000">
            <text:p>241016000</text:p>
          </table:table-cell>
          <table:table-cell office:value-type="float" office:value="306484000">
            <text:p>306484000</text:p>
          </table:table-cell>
          <table:table-cell office:value-type="float" office:value="309287000">
            <text:p>309287000</text:p>
          </table:table-cell>
          <table:table-cell office:value-type="float" office:value="279709000">
            <text:p>279709000</text:p>
          </table:table-cell>
          <table:table-cell office:value-type="float" office:value="272958000">
            <text:p>272958000</text:p>
          </table:table-cell>
          <table:table-cell office:value-type="float" office:value="272161000">
            <text:p>272161000</text:p>
          </table:table-cell>
          <table:table-cell office:value-type="float" office:value="275896000">
            <text:p>275896000</text:p>
          </table:table-cell>
          <table:table-cell office:value-type="float" office:value="253451000">
            <text:p>253451000</text:p>
          </table:table-cell>
          <table:table-cell office:value-type="float" office:value="251228000">
            <text:p>251228000</text:p>
          </table:table-cell>
          <table:table-cell office:value-type="float" office:value="252167000">
            <text:p>252167000</text:p>
          </table:table-cell>
          <table:table-cell office:value-type="float" office:value="249118000">
            <text:p>249118000</text:p>
          </table:table-cell>
          <table:table-cell office:value-type="float" office:value="253400000">
            <text:p>253400000</text:p>
          </table:table-cell>
          <table:table-cell office:value-type="float" office:value="255467000">
            <text:p>255467000</text:p>
          </table:table-cell>
          <table:table-cell office:value-type="float" office:value="254473000">
            <text:p>254473000</text:p>
          </table:table-cell>
          <table:table-cell office:value-type="float" office:value="254324000">
            <text:p>254324000</text:p>
          </table:table-cell>
          <table:table-cell office:value-type="float" office:value="259712000">
            <text:p>259712000</text:p>
          </table:table-cell>
          <table:table-cell office:value-type="float" office:value="259213000">
            <text:p>259213000</text:p>
          </table:table-cell>
          <table:table-cell office:value-type="float" office:value="259326000">
            <text:p>259326000</text:p>
          </table:table-cell>
          <table:table-cell office:value-type="float" office:value="306510000">
            <text:p>306510000</text:p>
          </table:table-cell>
          <table:table-cell office:value-type="float" office:value="306171000">
            <text:p>306171000</text:p>
          </table:table-cell>
          <table:table-cell office:value-type="float" office:value="263608000">
            <text:p>263608000</text:p>
          </table:table-cell>
          <table:table-cell office:value-type="float" office:value="265396000">
            <text:p>265396000</text:p>
          </table:table-cell>
          <table:table-cell office:value-type="float" office:value="264675000">
            <text:p>264675000</text:p>
          </table:table-cell>
          <table:table-cell office:value-type="float" office:value="256204000">
            <text:p>256204000</text:p>
          </table:table-cell>
          <table:table-cell office:value-type="float" office:value="250807000">
            <text:p>250807000</text:p>
          </table:table-cell>
          <table:table-cell office:value-type="float" office:value="259185000">
            <text:p>259185000</text:p>
          </table:table-cell>
          <table:table-cell office:value-type="float" office:value="259879000">
            <text:p>259879000</text:p>
          </table:table-cell>
          <table:table-cell office:value-type="float" office:value="259059000">
            <text:p>259059000</text:p>
          </table:table-cell>
          <table:table-cell office:value-type="float" office:value="250049000">
            <text:p>250049000</text:p>
          </table:table-cell>
          <table:table-cell office:value-type="float" office:value="249426000">
            <text:p>249426000</text:p>
          </table:table-cell>
          <table:table-cell office:value-type="float" office:value="248350000">
            <text:p>248350000</text:p>
          </table:table-cell>
          <table:table-cell office:value-type="float" office:value="293756000">
            <text:p>293756000</text:p>
          </table:table-cell>
          <table:table-cell office:value-type="float" office:value="293864000">
            <text:p>293864000</text:p>
          </table:table-cell>
          <table:table-cell office:value-type="float" office:value="293645000">
            <text:p>293645000</text:p>
          </table:table-cell>
          <table:table-cell office:value-type="float" office:value="276636000">
            <text:p>276636000</text:p>
          </table:table-cell>
          <table:table-cell office:value-type="float" office:value="276144000">
            <text:p>276144000</text:p>
          </table:table-cell>
          <table:table-cell office:value-type="float" office:value="331137000">
            <text:p>331137000</text:p>
          </table:table-cell>
          <table:table-cell office:value-type="float" office:value="330700000">
            <text:p>330700000</text:p>
          </table:table-cell>
          <table:table-cell office:value-type="float" office:value="261733000">
            <text:p>261733000</text:p>
          </table:table-cell>
          <table:table-cell office:value-type="float" office:value="260758000">
            <text:p>260758000</text:p>
          </table:table-cell>
          <table:table-cell office:value-type="float" office:value="261415000">
            <text:p>261415000</text:p>
          </table:table-cell>
          <table:table-cell office:value-type="float" office:value="271833000">
            <text:p>271833000</text:p>
          </table:table-cell>
          <table:table-cell office:value-type="float" office:value="271713000">
            <text:p>271713000</text:p>
          </table:table-cell>
          <table:table-cell office:value-type="float" office:value="272038000">
            <text:p>272038000</text:p>
          </table:table-cell>
          <table:table-cell office:value-type="float" office:value="334735000">
            <text:p>334735000</text:p>
          </table:table-cell>
          <table:table-cell office:value-type="float" office:value="330366000">
            <text:p>330366000</text:p>
          </table:table-cell>
          <table:table-cell office:value-type="float" office:value="331214000">
            <text:p>331214000</text:p>
          </table:table-cell>
          <table:table-cell office:value-type="float" office:value="288527000">
            <text:p>288527000</text:p>
          </table:table-cell>
          <table:table-cell office:value-type="float" office:value="288124000">
            <text:p>288124000</text:p>
          </table:table-cell>
          <table:table-cell office:value-type="float" office:value="263624000">
            <text:p>263624000</text:p>
          </table:table-cell>
          <table:table-cell office:value-type="float" office:value="254997000">
            <text:p>254997000</text:p>
          </table:table-cell>
          <table:table-cell office:value-type="float" office:value="264677000">
            <text:p>264677000</text:p>
          </table:table-cell>
          <table:table-cell office:value-type="float" office:value="266897000">
            <text:p>266897000</text:p>
          </table:table-cell>
          <table:table-cell office:value-type="float" office:value="264300000">
            <text:p>264300000</text:p>
          </table:table-cell>
          <table:table-cell office:value-type="float" office:value="289851000">
            <text:p>289851000</text:p>
          </table:table-cell>
          <table:table-cell office:value-type="float" office:value="286802000">
            <text:p>286802000</text:p>
          </table:table-cell>
          <table:table-cell office:value-type="float" office:value="287077000">
            <text:p>287077000</text:p>
          </table:table-cell>
          <table:table-cell office:value-type="float" office:value="302939000">
            <text:p>302939000</text:p>
          </table:table-cell>
          <table:table-cell office:value-type="float" office:value="300885000">
            <text:p>300885000</text:p>
          </table:table-cell>
          <table:table-cell office:value-type="float" office:value="302347000">
            <text:p>302347000</text:p>
          </table:table-cell>
          <table:table-cell office:value-type="float" office:value="241243000">
            <text:p>241243000</text:p>
          </table:table-cell>
          <table:table-cell office:value-type="float" office:value="248183000">
            <text:p>248183000</text:p>
          </table:table-cell>
          <table:table-cell office:value-type="float" office:value="242363000">
            <text:p>242363000</text:p>
          </table:table-cell>
          <table:table-cell office:value-type="float" office:value="299925000">
            <text:p>299925000</text:p>
          </table:table-cell>
          <table:table-cell office:value-type="float" office:value="299183000">
            <text:p>299183000</text:p>
          </table:table-cell>
          <table:table-cell office:value-type="float" office:value="298222000">
            <text:p>298222000</text:p>
          </table:table-cell>
          <table:table-cell office:value-type="float" office:value="265786000">
            <text:p>265786000</text:p>
          </table:table-cell>
          <table:table-cell office:value-type="float" office:value="265295000">
            <text:p>265295000</text:p>
          </table:table-cell>
          <table:table-cell office:value-type="float" office:value="265275000">
            <text:p>265275000</text:p>
          </table:table-cell>
          <table:table-cell office:value-type="float" office:value="236864000">
            <text:p>236864000</text:p>
          </table:table-cell>
          <table:table-cell office:value-type="float" office:value="241029000">
            <text:p>241029000</text:p>
          </table:table-cell>
          <table:table-cell office:value-type="float" office:value="285771000">
            <text:p>285771000</text:p>
          </table:table-cell>
          <table:table-cell office:value-type="float" office:value="283021000">
            <text:p>283021000</text:p>
          </table:table-cell>
          <table:table-cell office:value-type="float" office:value="284527000">
            <text:p>284527000</text:p>
          </table:table-cell>
          <table:table-cell office:value-type="float" office:value="276069000">
            <text:p>276069000</text:p>
          </table:table-cell>
          <table:table-cell office:value-type="float" office:value="238140000">
            <text:p>238140000</text:p>
          </table:table-cell>
          <table:table-cell office:value-type="float" office:value="236350000">
            <text:p>236350000</text:p>
          </table:table-cell>
          <table:table-cell office:value-type="float" office:value="237870000">
            <text:p>237870000</text:p>
          </table:table-cell>
          <table:table-cell office:value-type="float" office:value="241649000">
            <text:p>241649000</text:p>
          </table:table-cell>
          <table:table-cell office:value-type="float" office:value="250728000">
            <text:p>250728000</text:p>
          </table:table-cell>
          <table:table-cell office:value-type="float" office:value="242093000">
            <text:p>242093000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AVERAGE([.A47:.CV47])" office:value-type="float" office:value="271812280">
            <text:p>271812280</text:p>
          </table:table-cell>
        </table:table-row>
        <table:table-row table:style-name="ro1">
          <table:table-cell office:value-type="float" office:value="263485000">
            <text:p>263485000</text:p>
          </table:table-cell>
          <table:table-cell office:value-type="float" office:value="263701000">
            <text:p>263701000</text:p>
          </table:table-cell>
          <table:table-cell office:value-type="float" office:value="263388000">
            <text:p>263388000</text:p>
          </table:table-cell>
          <table:table-cell office:value-type="float" office:value="258572000">
            <text:p>258572000</text:p>
          </table:table-cell>
          <table:table-cell office:value-type="float" office:value="256673000">
            <text:p>256673000</text:p>
          </table:table-cell>
          <table:table-cell office:value-type="float" office:value="256541000">
            <text:p>256541000</text:p>
          </table:table-cell>
          <table:table-cell office:value-type="float" office:value="343564000">
            <text:p>343564000</text:p>
          </table:table-cell>
          <table:table-cell office:value-type="float" office:value="306745000">
            <text:p>306745000</text:p>
          </table:table-cell>
          <table:table-cell office:value-type="float" office:value="305732000">
            <text:p>305732000</text:p>
          </table:table-cell>
          <table:table-cell office:value-type="float" office:value="310072000">
            <text:p>310072000</text:p>
          </table:table-cell>
          <table:table-cell office:value-type="float" office:value="232966000">
            <text:p>232966000</text:p>
          </table:table-cell>
          <table:table-cell office:value-type="float" office:value="233420000">
            <text:p>233420000</text:p>
          </table:table-cell>
          <table:table-cell office:value-type="float" office:value="234703000">
            <text:p>234703000</text:p>
          </table:table-cell>
          <table:table-cell office:value-type="float" office:value="262745000">
            <text:p>262745000</text:p>
          </table:table-cell>
          <table:table-cell office:value-type="float" office:value="261767000">
            <text:p>261767000</text:p>
          </table:table-cell>
          <table:table-cell office:value-type="float" office:value="261977000">
            <text:p>261977000</text:p>
          </table:table-cell>
          <table:table-cell office:value-type="float" office:value="228782000">
            <text:p>228782000</text:p>
          </table:table-cell>
          <table:table-cell office:value-type="float" office:value="226886000">
            <text:p>226886000</text:p>
          </table:table-cell>
          <table:table-cell office:value-type="float" office:value="226813000">
            <text:p>226813000</text:p>
          </table:table-cell>
          <table:table-cell office:value-type="float" office:value="227944000">
            <text:p>227944000</text:p>
          </table:table-cell>
          <table:table-cell office:value-type="float" office:value="333130000">
            <text:p>333130000</text:p>
          </table:table-cell>
          <table:table-cell office:value-type="float" office:value="333624000">
            <text:p>333624000</text:p>
          </table:table-cell>
          <table:table-cell office:value-type="float" office:value="272816000">
            <text:p>272816000</text:p>
          </table:table-cell>
          <table:table-cell office:value-type="float" office:value="270968000">
            <text:p>270968000</text:p>
          </table:table-cell>
          <table:table-cell office:value-type="float" office:value="271808000">
            <text:p>271808000</text:p>
          </table:table-cell>
          <table:table-cell office:value-type="float" office:value="244580000">
            <text:p>244580000</text:p>
          </table:table-cell>
          <table:table-cell office:value-type="float" office:value="246139000">
            <text:p>246139000</text:p>
          </table:table-cell>
          <table:table-cell office:value-type="float" office:value="252190000">
            <text:p>252190000</text:p>
          </table:table-cell>
          <table:table-cell office:value-type="float" office:value="271510000">
            <text:p>271510000</text:p>
          </table:table-cell>
          <table:table-cell office:value-type="float" office:value="267208000">
            <text:p>267208000</text:p>
          </table:table-cell>
          <table:table-cell office:value-type="float" office:value="266211000">
            <text:p>266211000</text:p>
          </table:table-cell>
          <table:table-cell office:value-type="float" office:value="272410000">
            <text:p>272410000</text:p>
          </table:table-cell>
          <table:table-cell office:value-type="float" office:value="272509000">
            <text:p>272509000</text:p>
          </table:table-cell>
          <table:table-cell office:value-type="float" office:value="271039000">
            <text:p>271039000</text:p>
          </table:table-cell>
          <table:table-cell office:value-type="float" office:value="258228000">
            <text:p>258228000</text:p>
          </table:table-cell>
          <table:table-cell office:value-type="float" office:value="254778000">
            <text:p>254778000</text:p>
          </table:table-cell>
          <table:table-cell office:value-type="float" office:value="261357000">
            <text:p>261357000</text:p>
          </table:table-cell>
          <table:table-cell office:value-type="float" office:value="258861000">
            <text:p>258861000</text:p>
          </table:table-cell>
          <table:table-cell office:value-type="float" office:value="263251000">
            <text:p>263251000</text:p>
          </table:table-cell>
          <table:table-cell office:value-type="float" office:value="269001000">
            <text:p>269001000</text:p>
          </table:table-cell>
          <table:table-cell office:value-type="float" office:value="274256000">
            <text:p>274256000</text:p>
          </table:table-cell>
          <table:table-cell office:value-type="float" office:value="267187000">
            <text:p>267187000</text:p>
          </table:table-cell>
          <table:table-cell office:value-type="float" office:value="233000000">
            <text:p>233000000</text:p>
          </table:table-cell>
          <table:table-cell office:value-type="float" office:value="235160000">
            <text:p>235160000</text:p>
          </table:table-cell>
          <table:table-cell office:value-type="float" office:value="236776000">
            <text:p>236776000</text:p>
          </table:table-cell>
          <table:table-cell office:value-type="float" office:value="282511000">
            <text:p>282511000</text:p>
          </table:table-cell>
          <table:table-cell office:value-type="float" office:value="282496000">
            <text:p>282496000</text:p>
          </table:table-cell>
          <table:table-cell office:value-type="float" office:value="289225000">
            <text:p>289225000</text:p>
          </table:table-cell>
          <table:table-cell office:value-type="float" office:value="258192000">
            <text:p>258192000</text:p>
          </table:table-cell>
          <table:table-cell office:value-type="float" office:value="258630000">
            <text:p>258630000</text:p>
          </table:table-cell>
          <table:table-cell office:value-type="float" office:value="252268000">
            <text:p>252268000</text:p>
          </table:table-cell>
          <table:table-cell office:value-type="float" office:value="253044000">
            <text:p>253044000</text:p>
          </table:table-cell>
          <table:table-cell office:value-type="float" office:value="250101000">
            <text:p>250101000</text:p>
          </table:table-cell>
          <table:table-cell office:value-type="float" office:value="259799000">
            <text:p>259799000</text:p>
          </table:table-cell>
          <table:table-cell office:value-type="float" office:value="258803000">
            <text:p>258803000</text:p>
          </table:table-cell>
          <table:table-cell office:value-type="float" office:value="261548000">
            <text:p>261548000</text:p>
          </table:table-cell>
          <table:table-cell office:value-type="float" office:value="233113000">
            <text:p>233113000</text:p>
          </table:table-cell>
          <table:table-cell office:value-type="float" office:value="229669000">
            <text:p>229669000</text:p>
          </table:table-cell>
          <table:table-cell office:value-type="float" office:value="232136000">
            <text:p>232136000</text:p>
          </table:table-cell>
          <table:table-cell office:value-type="float" office:value="230951000">
            <text:p>230951000</text:p>
          </table:table-cell>
          <table:table-cell office:value-type="float" office:value="278550000">
            <text:p>278550000</text:p>
          </table:table-cell>
          <table:table-cell office:value-type="float" office:value="277134000">
            <text:p>277134000</text:p>
          </table:table-cell>
          <table:table-cell office:value-type="float" office:value="289048000">
            <text:p>289048000</text:p>
          </table:table-cell>
          <table:table-cell office:value-type="float" office:value="292880000">
            <text:p>292880000</text:p>
          </table:table-cell>
          <table:table-cell office:value-type="float" office:value="225792000">
            <text:p>225792000</text:p>
          </table:table-cell>
          <table:table-cell office:value-type="float" office:value="229525000">
            <text:p>229525000</text:p>
          </table:table-cell>
          <table:table-cell office:value-type="float" office:value="226917000">
            <text:p>226917000</text:p>
          </table:table-cell>
          <table:table-cell office:value-type="float" office:value="237334000">
            <text:p>237334000</text:p>
          </table:table-cell>
          <table:table-cell office:value-type="float" office:value="237050000">
            <text:p>237050000</text:p>
          </table:table-cell>
          <table:table-cell office:value-type="float" office:value="235465000">
            <text:p>235465000</text:p>
          </table:table-cell>
          <table:table-cell office:value-type="float" office:value="249355000">
            <text:p>249355000</text:p>
          </table:table-cell>
          <table:table-cell office:value-type="float" office:value="248611000">
            <text:p>248611000</text:p>
          </table:table-cell>
          <table:table-cell office:value-type="float" office:value="248388000">
            <text:p>248388000</text:p>
          </table:table-cell>
          <table:table-cell office:value-type="float" office:value="264330000">
            <text:p>264330000</text:p>
          </table:table-cell>
          <table:table-cell office:value-type="float" office:value="266153000">
            <text:p>266153000</text:p>
          </table:table-cell>
          <table:table-cell office:value-type="float" office:value="266759000">
            <text:p>266759000</text:p>
          </table:table-cell>
          <table:table-cell office:value-type="float" office:value="246095000">
            <text:p>246095000</text:p>
          </table:table-cell>
          <table:table-cell office:value-type="float" office:value="245923000">
            <text:p>245923000</text:p>
          </table:table-cell>
          <table:table-cell office:value-type="float" office:value="246892000">
            <text:p>246892000</text:p>
          </table:table-cell>
          <table:table-cell office:value-type="float" office:value="246027000">
            <text:p>246027000</text:p>
          </table:table-cell>
          <table:table-cell office:value-type="float" office:value="244664000">
            <text:p>244664000</text:p>
          </table:table-cell>
          <table:table-cell office:value-type="float" office:value="246110000">
            <text:p>246110000</text:p>
          </table:table-cell>
          <table:table-cell office:value-type="float" office:value="245003000">
            <text:p>245003000</text:p>
          </table:table-cell>
          <table:table-cell office:value-type="float" office:value="271080000">
            <text:p>271080000</text:p>
          </table:table-cell>
          <table:table-cell office:value-type="float" office:value="271712000">
            <text:p>271712000</text:p>
          </table:table-cell>
          <table:table-cell office:value-type="float" office:value="272533000">
            <text:p>272533000</text:p>
          </table:table-cell>
          <table:table-cell office:value-type="float" office:value="278681000">
            <text:p>278681000</text:p>
          </table:table-cell>
          <table:table-cell office:value-type="float" office:value="276551000">
            <text:p>276551000</text:p>
          </table:table-cell>
          <table:table-cell office:value-type="float" office:value="276435000">
            <text:p>276435000</text:p>
          </table:table-cell>
          <table:table-cell office:value-type="float" office:value="275833000">
            <text:p>275833000</text:p>
          </table:table-cell>
          <table:table-cell office:value-type="float" office:value="276252000">
            <text:p>276252000</text:p>
          </table:table-cell>
          <table:table-cell office:value-type="float" office:value="256131000">
            <text:p>256131000</text:p>
          </table:table-cell>
          <table:table-cell office:value-type="float" office:value="251965000">
            <text:p>251965000</text:p>
          </table:table-cell>
          <table:table-cell office:value-type="float" office:value="296261000">
            <text:p>296261000</text:p>
          </table:table-cell>
          <table:table-cell office:value-type="float" office:value="293488000">
            <text:p>293488000</text:p>
          </table:table-cell>
          <table:table-cell office:value-type="float" office:value="261346000">
            <text:p>261346000</text:p>
          </table:table-cell>
          <table:table-cell office:value-type="float" office:value="260903000">
            <text:p>260903000</text:p>
          </table:table-cell>
          <table:table-cell office:value-type="float" office:value="262619000">
            <text:p>262619000</text:p>
          </table:table-cell>
          <table:table-cell office:value-type="float" office:value="286016000">
            <text:p>286016000</text:p>
          </table:table-cell>
          <table:table-cell office:value-type="float" office:value="285285000">
            <text:p>285285000</text:p>
          </table:table-cell>
          <table:table-cell table:number-columns-repeated="2"/>
          <table:table-cell office:value-type="float" office:value="72">
            <text:p>72</text:p>
          </table:table-cell>
          <table:table-cell table:formula="of:=AVERAGE([.A48:.CV48])" office:value-type="float" office:value="261640550">
            <text:p>261640550</text:p>
          </table:table-cell>
        </table:table-row>
        <table:table-row table:style-name="ro1">
          <table:table-cell office:value-type="float" office:value="290052000">
            <text:p>290052000</text:p>
          </table:table-cell>
          <table:table-cell office:value-type="float" office:value="278631000">
            <text:p>278631000</text:p>
          </table:table-cell>
          <table:table-cell office:value-type="float" office:value="276065000">
            <text:p>276065000</text:p>
          </table:table-cell>
          <table:table-cell office:value-type="float" office:value="277212000">
            <text:p>277212000</text:p>
          </table:table-cell>
          <table:table-cell office:value-type="float" office:value="291951000">
            <text:p>291951000</text:p>
          </table:table-cell>
          <table:table-cell office:value-type="float" office:value="292126000">
            <text:p>292126000</text:p>
          </table:table-cell>
          <table:table-cell office:value-type="float" office:value="288330000">
            <text:p>288330000</text:p>
          </table:table-cell>
          <table:table-cell office:value-type="float" office:value="285482000">
            <text:p>285482000</text:p>
          </table:table-cell>
          <table:table-cell office:value-type="float" office:value="287728000">
            <text:p>287728000</text:p>
          </table:table-cell>
          <table:table-cell office:value-type="float" office:value="259247000">
            <text:p>259247000</text:p>
          </table:table-cell>
          <table:table-cell office:value-type="float" office:value="259781000">
            <text:p>259781000</text:p>
          </table:table-cell>
          <table:table-cell office:value-type="float" office:value="263722000">
            <text:p>263722000</text:p>
          </table:table-cell>
          <table:table-cell office:value-type="float" office:value="288733000">
            <text:p>288733000</text:p>
          </table:table-cell>
          <table:table-cell office:value-type="float" office:value="286768000">
            <text:p>286768000</text:p>
          </table:table-cell>
          <table:table-cell office:value-type="float" office:value="287001000">
            <text:p>287001000</text:p>
          </table:table-cell>
          <table:table-cell office:value-type="float" office:value="316516000">
            <text:p>316516000</text:p>
          </table:table-cell>
          <table:table-cell office:value-type="float" office:value="317984000">
            <text:p>317984000</text:p>
          </table:table-cell>
          <table:table-cell office:value-type="float" office:value="320000000">
            <text:p>320000000</text:p>
          </table:table-cell>
          <table:table-cell office:value-type="float" office:value="330293000">
            <text:p>330293000</text:p>
          </table:table-cell>
          <table:table-cell office:value-type="float" office:value="330381000">
            <text:p>330381000</text:p>
          </table:table-cell>
          <table:table-cell office:value-type="float" office:value="248495000">
            <text:p>248495000</text:p>
          </table:table-cell>
          <table:table-cell office:value-type="float" office:value="250536000">
            <text:p>250536000</text:p>
          </table:table-cell>
          <table:table-cell office:value-type="float" office:value="325554000">
            <text:p>325554000</text:p>
          </table:table-cell>
          <table:table-cell office:value-type="float" office:value="325153000">
            <text:p>325153000</text:p>
          </table:table-cell>
          <table:table-cell office:value-type="float" office:value="325495000">
            <text:p>325495000</text:p>
          </table:table-cell>
          <table:table-cell office:value-type="float" office:value="309311000">
            <text:p>309311000</text:p>
          </table:table-cell>
          <table:table-cell office:value-type="float" office:value="305980000">
            <text:p>305980000</text:p>
          </table:table-cell>
          <table:table-cell office:value-type="float" office:value="304752000">
            <text:p>304752000</text:p>
          </table:table-cell>
          <table:table-cell office:value-type="float" office:value="304197000">
            <text:p>304197000</text:p>
          </table:table-cell>
          <table:table-cell office:value-type="float" office:value="304134000">
            <text:p>304134000</text:p>
          </table:table-cell>
          <table:table-cell office:value-type="float" office:value="298993000">
            <text:p>298993000</text:p>
          </table:table-cell>
          <table:table-cell office:value-type="float" office:value="296990000">
            <text:p>296990000</text:p>
          </table:table-cell>
          <table:table-cell office:value-type="float" office:value="291491000">
            <text:p>291491000</text:p>
          </table:table-cell>
          <table:table-cell office:value-type="float" office:value="290304000">
            <text:p>290304000</text:p>
          </table:table-cell>
          <table:table-cell office:value-type="float" office:value="288932000">
            <text:p>288932000</text:p>
          </table:table-cell>
          <table:table-cell office:value-type="float" office:value="290449000">
            <text:p>290449000</text:p>
          </table:table-cell>
          <table:table-cell office:value-type="float" office:value="288721000">
            <text:p>288721000</text:p>
          </table:table-cell>
          <table:table-cell office:value-type="float" office:value="272929000">
            <text:p>272929000</text:p>
          </table:table-cell>
          <table:table-cell office:value-type="float" office:value="272555000">
            <text:p>272555000</text:p>
          </table:table-cell>
          <table:table-cell office:value-type="float" office:value="272594000">
            <text:p>272594000</text:p>
          </table:table-cell>
          <table:table-cell office:value-type="float" office:value="278880000">
            <text:p>278880000</text:p>
          </table:table-cell>
          <table:table-cell office:value-type="float" office:value="280208000">
            <text:p>280208000</text:p>
          </table:table-cell>
          <table:table-cell office:value-type="float" office:value="278851000">
            <text:p>278851000</text:p>
          </table:table-cell>
          <table:table-cell office:value-type="float" office:value="318095000">
            <text:p>318095000</text:p>
          </table:table-cell>
          <table:table-cell office:value-type="float" office:value="318562000">
            <text:p>318562000</text:p>
          </table:table-cell>
          <table:table-cell office:value-type="float" office:value="279768000">
            <text:p>279768000</text:p>
          </table:table-cell>
          <table:table-cell office:value-type="float" office:value="286277000">
            <text:p>286277000</text:p>
          </table:table-cell>
          <table:table-cell office:value-type="float" office:value="281921000">
            <text:p>281921000</text:p>
          </table:table-cell>
          <table:table-cell office:value-type="float" office:value="263113000">
            <text:p>263113000</text:p>
          </table:table-cell>
          <table:table-cell office:value-type="float" office:value="278045000">
            <text:p>278045000</text:p>
          </table:table-cell>
          <table:table-cell office:value-type="float" office:value="264389000">
            <text:p>264389000</text:p>
          </table:table-cell>
          <table:table-cell office:value-type="float" office:value="303543000">
            <text:p>303543000</text:p>
          </table:table-cell>
          <table:table-cell office:value-type="float" office:value="304817000">
            <text:p>304817000</text:p>
          </table:table-cell>
          <table:table-cell office:value-type="float" office:value="302879000">
            <text:p>302879000</text:p>
          </table:table-cell>
          <table:table-cell office:value-type="float" office:value="307339000">
            <text:p>307339000</text:p>
          </table:table-cell>
          <table:table-cell office:value-type="float" office:value="308775000">
            <text:p>308775000</text:p>
          </table:table-cell>
          <table:table-cell office:value-type="float" office:value="293683000">
            <text:p>293683000</text:p>
          </table:table-cell>
          <table:table-cell office:value-type="float" office:value="301115000">
            <text:p>301115000</text:p>
          </table:table-cell>
          <table:table-cell office:value-type="float" office:value="294694000">
            <text:p>294694000</text:p>
          </table:table-cell>
          <table:table-cell office:value-type="float" office:value="338527000">
            <text:p>338527000</text:p>
          </table:table-cell>
          <table:table-cell office:value-type="float" office:value="333404000">
            <text:p>333404000</text:p>
          </table:table-cell>
          <table:table-cell office:value-type="float" office:value="270701000">
            <text:p>270701000</text:p>
          </table:table-cell>
          <table:table-cell office:value-type="float" office:value="278907000">
            <text:p>278907000</text:p>
          </table:table-cell>
          <table:table-cell office:value-type="float" office:value="281021000">
            <text:p>281021000</text:p>
          </table:table-cell>
          <table:table-cell office:value-type="float" office:value="282774000">
            <text:p>282774000</text:p>
          </table:table-cell>
          <table:table-cell office:value-type="float" office:value="286424000">
            <text:p>286424000</text:p>
          </table:table-cell>
          <table:table-cell office:value-type="float" office:value="325457000">
            <text:p>325457000</text:p>
          </table:table-cell>
          <table:table-cell office:value-type="float" office:value="326181000">
            <text:p>326181000</text:p>
          </table:table-cell>
          <table:table-cell office:value-type="float" office:value="326172000">
            <text:p>326172000</text:p>
          </table:table-cell>
          <table:table-cell office:value-type="float" office:value="330875000">
            <text:p>330875000</text:p>
          </table:table-cell>
          <table:table-cell office:value-type="float" office:value="334376000">
            <text:p>334376000</text:p>
          </table:table-cell>
          <table:table-cell office:value-type="float" office:value="321278000">
            <text:p>321278000</text:p>
          </table:table-cell>
          <table:table-cell office:value-type="float" office:value="321556000">
            <text:p>321556000</text:p>
          </table:table-cell>
          <table:table-cell office:value-type="float" office:value="323608000">
            <text:p>323608000</text:p>
          </table:table-cell>
          <table:table-cell office:value-type="float" office:value="304245000">
            <text:p>304245000</text:p>
          </table:table-cell>
          <table:table-cell office:value-type="float" office:value="307440000">
            <text:p>307440000</text:p>
          </table:table-cell>
          <table:table-cell office:value-type="float" office:value="277424000">
            <text:p>277424000</text:p>
          </table:table-cell>
          <table:table-cell office:value-type="float" office:value="277280000">
            <text:p>277280000</text:p>
          </table:table-cell>
          <table:table-cell office:value-type="float" office:value="278774000">
            <text:p>278774000</text:p>
          </table:table-cell>
          <table:table-cell office:value-type="float" office:value="290275000">
            <text:p>290275000</text:p>
          </table:table-cell>
          <table:table-cell office:value-type="float" office:value="287798000">
            <text:p>287798000</text:p>
          </table:table-cell>
          <table:table-cell office:value-type="float" office:value="286591000">
            <text:p>286591000</text:p>
          </table:table-cell>
          <table:table-cell office:value-type="float" office:value="310881000">
            <text:p>310881000</text:p>
          </table:table-cell>
          <table:table-cell office:value-type="float" office:value="311997000">
            <text:p>311997000</text:p>
          </table:table-cell>
          <table:table-cell office:value-type="float" office:value="311470000">
            <text:p>311470000</text:p>
          </table:table-cell>
          <table:table-cell office:value-type="float" office:value="301770000">
            <text:p>301770000</text:p>
          </table:table-cell>
          <table:table-cell office:value-type="float" office:value="291492000">
            <text:p>291492000</text:p>
          </table:table-cell>
          <table:table-cell office:value-type="float" office:value="292920000">
            <text:p>292920000</text:p>
          </table:table-cell>
          <table:table-cell office:value-type="float" office:value="272651000">
            <text:p>272651000</text:p>
          </table:table-cell>
          <table:table-cell office:value-type="float" office:value="274483000">
            <text:p>274483000</text:p>
          </table:table-cell>
          <table:table-cell office:value-type="float" office:value="269746000">
            <text:p>269746000</text:p>
          </table:table-cell>
          <table:table-cell office:value-type="float" office:value="257049000">
            <text:p>257049000</text:p>
          </table:table-cell>
          <table:table-cell office:value-type="float" office:value="260868000">
            <text:p>260868000</text:p>
          </table:table-cell>
          <table:table-cell office:value-type="float" office:value="257633000">
            <text:p>257633000</text:p>
          </table:table-cell>
          <table:table-cell office:value-type="float" office:value="324897000">
            <text:p>324897000</text:p>
          </table:table-cell>
          <table:table-cell office:value-type="float" office:value="325707000">
            <text:p>325707000</text:p>
          </table:table-cell>
          <table:table-cell office:value-type="float" office:value="323978000">
            <text:p>323978000</text:p>
          </table:table-cell>
          <table:table-cell office:value-type="float" office:value="310166000">
            <text:p>310166000</text:p>
          </table:table-cell>
          <table:table-cell office:value-type="float" office:value="310476000">
            <text:p>310476000</text:p>
          </table:table-cell>
          <table:table-cell office:value-type="float" office:value="311537000">
            <text:p>311537000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AVERAGE([.A49:.CV49])" office:value-type="float" office:value="295513310">
            <text:p>295513310</text:p>
          </table:table-cell>
        </table:table-row>
        <table:table-row table:style-name="ro1">
          <table:table-cell office:value-type="float" office:value="268843000">
            <text:p>268843000</text:p>
          </table:table-cell>
          <table:table-cell office:value-type="float" office:value="270810000">
            <text:p>270810000</text:p>
          </table:table-cell>
          <table:table-cell office:value-type="float" office:value="336920000">
            <text:p>336920000</text:p>
          </table:table-cell>
          <table:table-cell office:value-type="float" office:value="326739000">
            <text:p>326739000</text:p>
          </table:table-cell>
          <table:table-cell office:value-type="float" office:value="329591000">
            <text:p>329591000</text:p>
          </table:table-cell>
          <table:table-cell office:value-type="float" office:value="296885000">
            <text:p>296885000</text:p>
          </table:table-cell>
          <table:table-cell office:value-type="float" office:value="300909000">
            <text:p>300909000</text:p>
          </table:table-cell>
          <table:table-cell office:value-type="float" office:value="253590000">
            <text:p>253590000</text:p>
          </table:table-cell>
          <table:table-cell office:value-type="float" office:value="252501000">
            <text:p>252501000</text:p>
          </table:table-cell>
          <table:table-cell office:value-type="float" office:value="250222000">
            <text:p>250222000</text:p>
          </table:table-cell>
          <table:table-cell office:value-type="float" office:value="318619000">
            <text:p>318619000</text:p>
          </table:table-cell>
          <table:table-cell office:value-type="float" office:value="320155000">
            <text:p>320155000</text:p>
          </table:table-cell>
          <table:table-cell office:value-type="float" office:value="325801000">
            <text:p>325801000</text:p>
          </table:table-cell>
          <table:table-cell office:value-type="float" office:value="328112000">
            <text:p>328112000</text:p>
          </table:table-cell>
          <table:table-cell office:value-type="float" office:value="327572000">
            <text:p>327572000</text:p>
          </table:table-cell>
          <table:table-cell office:value-type="float" office:value="293509000">
            <text:p>293509000</text:p>
          </table:table-cell>
          <table:table-cell office:value-type="float" office:value="292407000">
            <text:p>292407000</text:p>
          </table:table-cell>
          <table:table-cell office:value-type="float" office:value="276069000">
            <text:p>276069000</text:p>
          </table:table-cell>
          <table:table-cell office:value-type="float" office:value="276372000">
            <text:p>276372000</text:p>
          </table:table-cell>
          <table:table-cell office:value-type="float" office:value="276288000">
            <text:p>276288000</text:p>
          </table:table-cell>
          <table:table-cell office:value-type="float" office:value="301544000">
            <text:p>301544000</text:p>
          </table:table-cell>
          <table:table-cell office:value-type="float" office:value="299432000">
            <text:p>299432000</text:p>
          </table:table-cell>
          <table:table-cell office:value-type="float" office:value="303559000">
            <text:p>303559000</text:p>
          </table:table-cell>
          <table:table-cell office:value-type="float" office:value="330016000">
            <text:p>330016000</text:p>
          </table:table-cell>
          <table:table-cell office:value-type="float" office:value="330531000">
            <text:p>330531000</text:p>
          </table:table-cell>
          <table:table-cell office:value-type="float" office:value="314761000">
            <text:p>314761000</text:p>
          </table:table-cell>
          <table:table-cell office:value-type="float" office:value="313357000">
            <text:p>313357000</text:p>
          </table:table-cell>
          <table:table-cell office:value-type="float" office:value="316130000">
            <text:p>316130000</text:p>
          </table:table-cell>
          <table:table-cell office:value-type="float" office:value="272538000">
            <text:p>272538000</text:p>
          </table:table-cell>
          <table:table-cell office:value-type="float" office:value="272011000">
            <text:p>272011000</text:p>
          </table:table-cell>
          <table:table-cell office:value-type="float" office:value="274319000">
            <text:p>274319000</text:p>
          </table:table-cell>
          <table:table-cell office:value-type="float" office:value="276211000">
            <text:p>276211000</text:p>
          </table:table-cell>
          <table:table-cell office:value-type="float" office:value="274405000">
            <text:p>274405000</text:p>
          </table:table-cell>
          <table:table-cell office:value-type="float" office:value="287742000">
            <text:p>287742000</text:p>
          </table:table-cell>
          <table:table-cell office:value-type="float" office:value="289099000">
            <text:p>289099000</text:p>
          </table:table-cell>
          <table:table-cell office:value-type="float" office:value="287503000">
            <text:p>287503000</text:p>
          </table:table-cell>
          <table:table-cell office:value-type="float" office:value="245843000">
            <text:p>245843000</text:p>
          </table:table-cell>
          <table:table-cell office:value-type="float" office:value="244562000">
            <text:p>244562000</text:p>
          </table:table-cell>
          <table:table-cell office:value-type="float" office:value="337548000">
            <text:p>337548000</text:p>
          </table:table-cell>
          <table:table-cell office:value-type="float" office:value="333089000">
            <text:p>333089000</text:p>
          </table:table-cell>
          <table:table-cell office:value-type="float" office:value="277547000">
            <text:p>277547000</text:p>
          </table:table-cell>
          <table:table-cell office:value-type="float" office:value="275331000">
            <text:p>275331000</text:p>
          </table:table-cell>
          <table:table-cell office:value-type="float" office:value="277949000">
            <text:p>277949000</text:p>
          </table:table-cell>
          <table:table-cell office:value-type="float" office:value="301084000">
            <text:p>301084000</text:p>
          </table:table-cell>
          <table:table-cell office:value-type="float" office:value="297031000">
            <text:p>297031000</text:p>
          </table:table-cell>
          <table:table-cell office:value-type="float" office:value="296650000">
            <text:p>296650000</text:p>
          </table:table-cell>
          <table:table-cell office:value-type="float" office:value="312585000">
            <text:p>312585000</text:p>
          </table:table-cell>
          <table:table-cell office:value-type="float" office:value="313093000">
            <text:p>313093000</text:p>
          </table:table-cell>
          <table:table-cell office:value-type="float" office:value="312640000">
            <text:p>312640000</text:p>
          </table:table-cell>
          <table:table-cell office:value-type="float" office:value="265995000">
            <text:p>265995000</text:p>
          </table:table-cell>
          <table:table-cell office:value-type="float" office:value="332153000">
            <text:p>332153000</text:p>
          </table:table-cell>
          <table:table-cell office:value-type="float" office:value="332429000">
            <text:p>332429000</text:p>
          </table:table-cell>
          <table:table-cell office:value-type="float" office:value="285817000">
            <text:p>285817000</text:p>
          </table:table-cell>
          <table:table-cell office:value-type="float" office:value="287019000">
            <text:p>287019000</text:p>
          </table:table-cell>
          <table:table-cell office:value-type="float" office:value="288479000">
            <text:p>288479000</text:p>
          </table:table-cell>
          <table:table-cell office:value-type="float" office:value="294743000">
            <text:p>294743000</text:p>
          </table:table-cell>
          <table:table-cell office:value-type="float" office:value="293106000">
            <text:p>293106000</text:p>
          </table:table-cell>
          <table:table-cell office:value-type="float" office:value="270008000">
            <text:p>270008000</text:p>
          </table:table-cell>
          <table:table-cell office:value-type="float" office:value="268091000">
            <text:p>268091000</text:p>
          </table:table-cell>
          <table:table-cell office:value-type="float" office:value="270445000">
            <text:p>270445000</text:p>
          </table:table-cell>
          <table:table-cell office:value-type="float" office:value="291324000">
            <text:p>291324000</text:p>
          </table:table-cell>
          <table:table-cell office:value-type="float" office:value="291715000">
            <text:p>291715000</text:p>
          </table:table-cell>
          <table:table-cell office:value-type="float" office:value="294342000">
            <text:p>294342000</text:p>
          </table:table-cell>
          <table:table-cell office:value-type="float" office:value="274127000">
            <text:p>274127000</text:p>
          </table:table-cell>
          <table:table-cell office:value-type="float" office:value="273901000">
            <text:p>273901000</text:p>
          </table:table-cell>
          <table:table-cell office:value-type="float" office:value="276513000">
            <text:p>276513000</text:p>
          </table:table-cell>
          <table:table-cell office:value-type="float" office:value="270508000">
            <text:p>270508000</text:p>
          </table:table-cell>
          <table:table-cell office:value-type="float" office:value="268234000">
            <text:p>268234000</text:p>
          </table:table-cell>
          <table:table-cell office:value-type="float" office:value="269123000">
            <text:p>269123000</text:p>
          </table:table-cell>
          <table:table-cell office:value-type="float" office:value="289229000">
            <text:p>289229000</text:p>
          </table:table-cell>
          <table:table-cell office:value-type="float" office:value="288392000">
            <text:p>288392000</text:p>
          </table:table-cell>
          <table:table-cell office:value-type="float" office:value="287550000">
            <text:p>287550000</text:p>
          </table:table-cell>
          <table:table-cell office:value-type="float" office:value="255488000">
            <text:p>255488000</text:p>
          </table:table-cell>
          <table:table-cell office:value-type="float" office:value="253504000">
            <text:p>253504000</text:p>
          </table:table-cell>
          <table:table-cell office:value-type="float" office:value="263706000">
            <text:p>263706000</text:p>
          </table:table-cell>
          <table:table-cell office:value-type="float" office:value="261207000">
            <text:p>261207000</text:p>
          </table:table-cell>
          <table:table-cell office:value-type="float" office:value="269178000">
            <text:p>269178000</text:p>
          </table:table-cell>
          <table:table-cell office:value-type="float" office:value="277486000">
            <text:p>277486000</text:p>
          </table:table-cell>
          <table:table-cell office:value-type="float" office:value="277689000">
            <text:p>277689000</text:p>
          </table:table-cell>
          <table:table-cell office:value-type="float" office:value="277585000">
            <text:p>277585000</text:p>
          </table:table-cell>
          <table:table-cell office:value-type="float" office:value="276995000">
            <text:p>276995000</text:p>
          </table:table-cell>
          <table:table-cell office:value-type="float" office:value="274696000">
            <text:p>274696000</text:p>
          </table:table-cell>
          <table:table-cell office:value-type="float" office:value="273377000">
            <text:p>273377000</text:p>
          </table:table-cell>
          <table:table-cell office:value-type="float" office:value="266746000">
            <text:p>266746000</text:p>
          </table:table-cell>
          <table:table-cell office:value-type="float" office:value="283010000">
            <text:p>283010000</text:p>
          </table:table-cell>
          <table:table-cell office:value-type="float" office:value="274009000">
            <text:p>274009000</text:p>
          </table:table-cell>
          <table:table-cell office:value-type="float" office:value="261721000">
            <text:p>261721000</text:p>
          </table:table-cell>
          <table:table-cell office:value-type="float" office:value="259859000">
            <text:p>259859000</text:p>
          </table:table-cell>
          <table:table-cell office:value-type="float" office:value="277551000">
            <text:p>277551000</text:p>
          </table:table-cell>
          <table:table-cell office:value-type="float" office:value="276013000">
            <text:p>276013000</text:p>
          </table:table-cell>
          <table:table-cell office:value-type="float" office:value="275938000">
            <text:p>275938000</text:p>
          </table:table-cell>
          <table:table-cell office:value-type="float" office:value="313199000">
            <text:p>313199000</text:p>
          </table:table-cell>
          <table:table-cell office:value-type="float" office:value="313277000">
            <text:p>313277000</text:p>
          </table:table-cell>
          <table:table-cell office:value-type="float" office:value="311882000">
            <text:p>311882000</text:p>
          </table:table-cell>
          <table:table-cell office:value-type="float" office:value="323199000">
            <text:p>323199000</text:p>
          </table:table-cell>
          <table:table-cell office:value-type="float" office:value="310690000">
            <text:p>310690000</text:p>
          </table:table-cell>
          <table:table-cell office:value-type="float" office:value="267937000">
            <text:p>267937000</text:p>
          </table:table-cell>
          <table:table-cell office:value-type="float" office:value="269128000">
            <text:p>269128000</text:p>
          </table:table-cell>
          <table:table-cell office:value-type="float" office:value="267272000">
            <text:p>267272000</text:p>
          </table:table-cell>
          <table:table-cell office:value-type="float" office:value="277951000">
            <text:p>277951000</text:p>
          </table:table-cell>
          <table:table-cell table:number-columns-repeated="2"/>
          <table:table-cell office:value-type="float" office:value="74">
            <text:p>74</text:p>
          </table:table-cell>
          <table:table-cell table:formula="of:=AVERAGE([.A50:.CV50])" office:value-type="float" office:value="288435600">
            <text:p>288435600</text:p>
          </table:table-cell>
        </table:table-row>
        <table:table-row table:style-name="ro1">
          <table:table-cell office:value-type="float" office:value="343498000">
            <text:p>343498000</text:p>
          </table:table-cell>
          <table:table-cell office:value-type="float" office:value="334605000">
            <text:p>334605000</text:p>
          </table:table-cell>
          <table:table-cell office:value-type="float" office:value="332408000">
            <text:p>332408000</text:p>
          </table:table-cell>
          <table:table-cell office:value-type="float" office:value="247409000">
            <text:p>247409000</text:p>
          </table:table-cell>
          <table:table-cell office:value-type="float" office:value="244805000">
            <text:p>244805000</text:p>
          </table:table-cell>
          <table:table-cell office:value-type="float" office:value="245631000">
            <text:p>245631000</text:p>
          </table:table-cell>
          <table:table-cell office:value-type="float" office:value="295130000">
            <text:p>295130000</text:p>
          </table:table-cell>
          <table:table-cell office:value-type="float" office:value="295050000">
            <text:p>295050000</text:p>
          </table:table-cell>
          <table:table-cell office:value-type="float" office:value="295423000">
            <text:p>295423000</text:p>
          </table:table-cell>
          <table:table-cell office:value-type="float" office:value="251587000">
            <text:p>251587000</text:p>
          </table:table-cell>
          <table:table-cell office:value-type="float" office:value="253544000">
            <text:p>253544000</text:p>
          </table:table-cell>
          <table:table-cell office:value-type="float" office:value="251080000">
            <text:p>251080000</text:p>
          </table:table-cell>
          <table:table-cell office:value-type="float" office:value="280559000">
            <text:p>280559000</text:p>
          </table:table-cell>
          <table:table-cell office:value-type="float" office:value="280276000">
            <text:p>280276000</text:p>
          </table:table-cell>
          <table:table-cell office:value-type="float" office:value="280894000">
            <text:p>280894000</text:p>
          </table:table-cell>
          <table:table-cell office:value-type="float" office:value="254219000">
            <text:p>254219000</text:p>
          </table:table-cell>
          <table:table-cell office:value-type="float" office:value="253354000">
            <text:p>253354000</text:p>
          </table:table-cell>
          <table:table-cell office:value-type="float" office:value="252514000">
            <text:p>252514000</text:p>
          </table:table-cell>
          <table:table-cell office:value-type="float" office:value="320148000">
            <text:p>320148000</text:p>
          </table:table-cell>
          <table:table-cell office:value-type="float" office:value="321701000">
            <text:p>321701000</text:p>
          </table:table-cell>
          <table:table-cell office:value-type="float" office:value="331450000">
            <text:p>331450000</text:p>
          </table:table-cell>
          <table:table-cell office:value-type="float" office:value="333885000">
            <text:p>333885000</text:p>
          </table:table-cell>
          <table:table-cell office:value-type="float" office:value="331042000">
            <text:p>331042000</text:p>
          </table:table-cell>
          <table:table-cell office:value-type="float" office:value="270577000">
            <text:p>270577000</text:p>
          </table:table-cell>
          <table:table-cell office:value-type="float" office:value="269426000">
            <text:p>269426000</text:p>
          </table:table-cell>
          <table:table-cell office:value-type="float" office:value="320697000">
            <text:p>320697000</text:p>
          </table:table-cell>
          <table:table-cell office:value-type="float" office:value="321114000">
            <text:p>321114000</text:p>
          </table:table-cell>
          <table:table-cell office:value-type="float" office:value="321621000">
            <text:p>321621000</text:p>
          </table:table-cell>
          <table:table-cell office:value-type="float" office:value="307944000">
            <text:p>307944000</text:p>
          </table:table-cell>
          <table:table-cell office:value-type="float" office:value="309710000">
            <text:p>309710000</text:p>
          </table:table-cell>
          <table:table-cell office:value-type="float" office:value="294755000">
            <text:p>294755000</text:p>
          </table:table-cell>
          <table:table-cell office:value-type="float" office:value="294468000">
            <text:p>294468000</text:p>
          </table:table-cell>
          <table:table-cell office:value-type="float" office:value="294788000">
            <text:p>294788000</text:p>
          </table:table-cell>
          <table:table-cell office:value-type="float" office:value="296941000">
            <text:p>296941000</text:p>
          </table:table-cell>
          <table:table-cell office:value-type="float" office:value="299193000">
            <text:p>299193000</text:p>
          </table:table-cell>
          <table:table-cell office:value-type="float" office:value="261783000">
            <text:p>261783000</text:p>
          </table:table-cell>
          <table:table-cell office:value-type="float" office:value="262253000">
            <text:p>262253000</text:p>
          </table:table-cell>
          <table:table-cell office:value-type="float" office:value="367039000">
            <text:p>367039000</text:p>
          </table:table-cell>
          <table:table-cell office:value-type="float" office:value="366695000">
            <text:p>366695000</text:p>
          </table:table-cell>
          <table:table-cell office:value-type="float" office:value="269343000">
            <text:p>269343000</text:p>
          </table:table-cell>
          <table:table-cell office:value-type="float" office:value="275405000">
            <text:p>275405000</text:p>
          </table:table-cell>
          <table:table-cell office:value-type="float" office:value="276720000">
            <text:p>276720000</text:p>
          </table:table-cell>
          <table:table-cell office:value-type="float" office:value="278056000">
            <text:p>278056000</text:p>
          </table:table-cell>
          <table:table-cell office:value-type="float" office:value="303998000">
            <text:p>303998000</text:p>
          </table:table-cell>
          <table:table-cell office:value-type="float" office:value="313887000">
            <text:p>313887000</text:p>
          </table:table-cell>
          <table:table-cell office:value-type="float" office:value="303992000">
            <text:p>303992000</text:p>
          </table:table-cell>
          <table:table-cell office:value-type="float" office:value="298887000">
            <text:p>298887000</text:p>
          </table:table-cell>
          <table:table-cell office:value-type="float" office:value="300789000">
            <text:p>300789000</text:p>
          </table:table-cell>
          <table:table-cell office:value-type="float" office:value="312317000">
            <text:p>312317000</text:p>
          </table:table-cell>
          <table:table-cell office:value-type="float" office:value="312082000">
            <text:p>312082000</text:p>
          </table:table-cell>
          <table:table-cell office:value-type="float" office:value="312127000">
            <text:p>312127000</text:p>
          </table:table-cell>
          <table:table-cell office:value-type="float" office:value="294370000">
            <text:p>294370000</text:p>
          </table:table-cell>
          <table:table-cell office:value-type="float" office:value="294689000">
            <text:p>294689000</text:p>
          </table:table-cell>
          <table:table-cell office:value-type="float" office:value="295132000">
            <text:p>295132000</text:p>
          </table:table-cell>
          <table:table-cell office:value-type="float" office:value="271815000">
            <text:p>271815000</text:p>
          </table:table-cell>
          <table:table-cell office:value-type="float" office:value="271113000">
            <text:p>271113000</text:p>
          </table:table-cell>
          <table:table-cell office:value-type="float" office:value="347831000">
            <text:p>347831000</text:p>
          </table:table-cell>
          <table:table-cell office:value-type="float" office:value="346403000">
            <text:p>346403000</text:p>
          </table:table-cell>
          <table:table-cell office:value-type="float" office:value="346253000">
            <text:p>346253000</text:p>
          </table:table-cell>
          <table:table-cell office:value-type="float" office:value="264191000">
            <text:p>264191000</text:p>
          </table:table-cell>
          <table:table-cell office:value-type="float" office:value="263989000">
            <text:p>263989000</text:p>
          </table:table-cell>
          <table:table-cell office:value-type="float" office:value="264111000">
            <text:p>264111000</text:p>
          </table:table-cell>
          <table:table-cell office:value-type="float" office:value="322702000">
            <text:p>322702000</text:p>
          </table:table-cell>
          <table:table-cell office:value-type="float" office:value="323641000">
            <text:p>323641000</text:p>
          </table:table-cell>
          <table:table-cell office:value-type="float" office:value="333440000">
            <text:p>333440000</text:p>
          </table:table-cell>
          <table:table-cell office:value-type="float" office:value="335067000">
            <text:p>335067000</text:p>
          </table:table-cell>
          <table:table-cell office:value-type="float" office:value="284490000">
            <text:p>284490000</text:p>
          </table:table-cell>
          <table:table-cell office:value-type="float" office:value="284295000">
            <text:p>284295000</text:p>
          </table:table-cell>
          <table:table-cell office:value-type="float" office:value="292457000">
            <text:p>292457000</text:p>
          </table:table-cell>
          <table:table-cell office:value-type="float" office:value="300633000">
            <text:p>300633000</text:p>
          </table:table-cell>
          <table:table-cell office:value-type="float" office:value="296436000">
            <text:p>296436000</text:p>
          </table:table-cell>
          <table:table-cell office:value-type="float" office:value="337649000">
            <text:p>337649000</text:p>
          </table:table-cell>
          <table:table-cell office:value-type="float" office:value="338226000">
            <text:p>338226000</text:p>
          </table:table-cell>
          <table:table-cell office:value-type="float" office:value="337004000">
            <text:p>337004000</text:p>
          </table:table-cell>
          <table:table-cell office:value-type="float" office:value="274234000">
            <text:p>274234000</text:p>
          </table:table-cell>
          <table:table-cell office:value-type="float" office:value="277170000">
            <text:p>277170000</text:p>
          </table:table-cell>
          <table:table-cell office:value-type="float" office:value="370780000">
            <text:p>370780000</text:p>
          </table:table-cell>
          <table:table-cell office:value-type="float" office:value="367364000">
            <text:p>367364000</text:p>
          </table:table-cell>
          <table:table-cell office:value-type="float" office:value="370452000">
            <text:p>370452000</text:p>
          </table:table-cell>
          <table:table-cell office:value-type="float" office:value="346316000">
            <text:p>346316000</text:p>
          </table:table-cell>
          <table:table-cell office:value-type="float" office:value="354268000">
            <text:p>354268000</text:p>
          </table:table-cell>
          <table:table-cell office:value-type="float" office:value="249339000">
            <text:p>249339000</text:p>
          </table:table-cell>
          <table:table-cell office:value-type="float" office:value="248786000">
            <text:p>248786000</text:p>
          </table:table-cell>
          <table:table-cell office:value-type="float" office:value="250776000">
            <text:p>250776000</text:p>
          </table:table-cell>
          <table:table-cell office:value-type="float" office:value="294135000">
            <text:p>294135000</text:p>
          </table:table-cell>
          <table:table-cell office:value-type="float" office:value="294013000">
            <text:p>294013000</text:p>
          </table:table-cell>
          <table:table-cell office:value-type="float" office:value="296013000">
            <text:p>296013000</text:p>
          </table:table-cell>
          <table:table-cell office:value-type="float" office:value="319514000">
            <text:p>319514000</text:p>
          </table:table-cell>
          <table:table-cell office:value-type="float" office:value="319973000">
            <text:p>319973000</text:p>
          </table:table-cell>
          <table:table-cell office:value-type="float" office:value="296907000">
            <text:p>296907000</text:p>
          </table:table-cell>
          <table:table-cell office:value-type="float" office:value="294780000">
            <text:p>294780000</text:p>
          </table:table-cell>
          <table:table-cell office:value-type="float" office:value="301917000">
            <text:p>301917000</text:p>
          </table:table-cell>
          <table:table-cell office:value-type="float" office:value="302864000">
            <text:p>302864000</text:p>
          </table:table-cell>
          <table:table-cell office:value-type="float" office:value="301926000">
            <text:p>301926000</text:p>
          </table:table-cell>
          <table:table-cell office:value-type="float" office:value="303514000">
            <text:p>303514000</text:p>
          </table:table-cell>
          <table:table-cell office:value-type="float" office:value="328690000">
            <text:p>328690000</text:p>
          </table:table-cell>
          <table:table-cell office:value-type="float" office:value="329725000">
            <text:p>329725000</text:p>
          </table:table-cell>
          <table:table-cell office:value-type="float" office:value="275793000">
            <text:p>275793000</text:p>
          </table:table-cell>
          <table:table-cell office:value-type="float" office:value="274393000">
            <text:p>274393000</text:p>
          </table:table-cell>
          <table:table-cell office:value-type="float" office:value="282211000">
            <text:p>282211000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AVERAGE([.A51:.CV51])" office:value-type="float" office:value="300186090">
            <text:p>300186090</text:p>
          </table:table-cell>
        </table:table-row>
        <table:table-row table:style-name="ro1">
          <table:table-cell office:value-type="float" office:value="309423000">
            <text:p>309423000</text:p>
          </table:table-cell>
          <table:table-cell office:value-type="float" office:value="309239000">
            <text:p>309239000</text:p>
          </table:table-cell>
          <table:table-cell office:value-type="float" office:value="310885000">
            <text:p>310885000</text:p>
          </table:table-cell>
          <table:table-cell office:value-type="float" office:value="296598000">
            <text:p>296598000</text:p>
          </table:table-cell>
          <table:table-cell office:value-type="float" office:value="296309000">
            <text:p>296309000</text:p>
          </table:table-cell>
          <table:table-cell office:value-type="float" office:value="305972000">
            <text:p>305972000</text:p>
          </table:table-cell>
          <table:table-cell office:value-type="float" office:value="306279000">
            <text:p>306279000</text:p>
          </table:table-cell>
          <table:table-cell office:value-type="float" office:value="309267000">
            <text:p>309267000</text:p>
          </table:table-cell>
          <table:table-cell office:value-type="float" office:value="287785000">
            <text:p>287785000</text:p>
          </table:table-cell>
          <table:table-cell office:value-type="float" office:value="288908000">
            <text:p>288908000</text:p>
          </table:table-cell>
          <table:table-cell office:value-type="float" office:value="312989000">
            <text:p>312989000</text:p>
          </table:table-cell>
          <table:table-cell office:value-type="float" office:value="312493000">
            <text:p>312493000</text:p>
          </table:table-cell>
          <table:table-cell office:value-type="float" office:value="312851000">
            <text:p>312851000</text:p>
          </table:table-cell>
          <table:table-cell office:value-type="float" office:value="347953000">
            <text:p>347953000</text:p>
          </table:table-cell>
          <table:table-cell office:value-type="float" office:value="348187000">
            <text:p>348187000</text:p>
          </table:table-cell>
          <table:table-cell office:value-type="float" office:value="288840000">
            <text:p>288840000</text:p>
          </table:table-cell>
          <table:table-cell office:value-type="float" office:value="287826000">
            <text:p>287826000</text:p>
          </table:table-cell>
          <table:table-cell office:value-type="float" office:value="288286000">
            <text:p>288286000</text:p>
          </table:table-cell>
          <table:table-cell office:value-type="float" office:value="322113000">
            <text:p>322113000</text:p>
          </table:table-cell>
          <table:table-cell office:value-type="float" office:value="325633000">
            <text:p>325633000</text:p>
          </table:table-cell>
          <table:table-cell office:value-type="float" office:value="303573000">
            <text:p>303573000</text:p>
          </table:table-cell>
          <table:table-cell office:value-type="float" office:value="303624000">
            <text:p>303624000</text:p>
          </table:table-cell>
          <table:table-cell office:value-type="float" office:value="302310000">
            <text:p>302310000</text:p>
          </table:table-cell>
          <table:table-cell office:value-type="float" office:value="331296000">
            <text:p>331296000</text:p>
          </table:table-cell>
          <table:table-cell office:value-type="float" office:value="330493000">
            <text:p>330493000</text:p>
          </table:table-cell>
          <table:table-cell office:value-type="float" office:value="336203000">
            <text:p>336203000</text:p>
          </table:table-cell>
          <table:table-cell office:value-type="float" office:value="332542000">
            <text:p>332542000</text:p>
          </table:table-cell>
          <table:table-cell office:value-type="float" office:value="332273000">
            <text:p>332273000</text:p>
          </table:table-cell>
          <table:table-cell office:value-type="float" office:value="272671000">
            <text:p>272671000</text:p>
          </table:table-cell>
          <table:table-cell office:value-type="float" office:value="275486000">
            <text:p>275486000</text:p>
          </table:table-cell>
          <table:table-cell office:value-type="float" office:value="364885000">
            <text:p>364885000</text:p>
          </table:table-cell>
          <table:table-cell office:value-type="float" office:value="367930000">
            <text:p>367930000</text:p>
          </table:table-cell>
          <table:table-cell office:value-type="float" office:value="355347000">
            <text:p>355347000</text:p>
          </table:table-cell>
          <table:table-cell office:value-type="float" office:value="355525000">
            <text:p>355525000</text:p>
          </table:table-cell>
          <table:table-cell office:value-type="float" office:value="354410000">
            <text:p>354410000</text:p>
          </table:table-cell>
          <table:table-cell office:value-type="float" office:value="305521000">
            <text:p>305521000</text:p>
          </table:table-cell>
          <table:table-cell office:value-type="float" office:value="305165000">
            <text:p>305165000</text:p>
          </table:table-cell>
          <table:table-cell office:value-type="float" office:value="292317000">
            <text:p>292317000</text:p>
          </table:table-cell>
          <table:table-cell office:value-type="float" office:value="292222000">
            <text:p>292222000</text:p>
          </table:table-cell>
          <table:table-cell office:value-type="float" office:value="294265000">
            <text:p>294265000</text:p>
          </table:table-cell>
          <table:table-cell office:value-type="float" office:value="305709000">
            <text:p>305709000</text:p>
          </table:table-cell>
          <table:table-cell office:value-type="float" office:value="306093000">
            <text:p>306093000</text:p>
          </table:table-cell>
          <table:table-cell office:value-type="float" office:value="284403000">
            <text:p>284403000</text:p>
          </table:table-cell>
          <table:table-cell office:value-type="float" office:value="285944000">
            <text:p>285944000</text:p>
          </table:table-cell>
          <table:table-cell office:value-type="float" office:value="280354000">
            <text:p>280354000</text:p>
          </table:table-cell>
          <table:table-cell office:value-type="float" office:value="281647000">
            <text:p>281647000</text:p>
          </table:table-cell>
          <table:table-cell office:value-type="float" office:value="280168000">
            <text:p>280168000</text:p>
          </table:table-cell>
          <table:table-cell office:value-type="float" office:value="353488000">
            <text:p>353488000</text:p>
          </table:table-cell>
          <table:table-cell office:value-type="float" office:value="353849000">
            <text:p>353849000</text:p>
          </table:table-cell>
          <table:table-cell office:value-type="float" office:value="305272000">
            <text:p>305272000</text:p>
          </table:table-cell>
          <table:table-cell office:value-type="float" office:value="305158000">
            <text:p>305158000</text:p>
          </table:table-cell>
          <table:table-cell office:value-type="float" office:value="305514000">
            <text:p>305514000</text:p>
          </table:table-cell>
          <table:table-cell office:value-type="float" office:value="255704000">
            <text:p>255704000</text:p>
          </table:table-cell>
          <table:table-cell office:value-type="float" office:value="255369000">
            <text:p>255369000</text:p>
          </table:table-cell>
          <table:table-cell office:value-type="float" office:value="269388000">
            <text:p>269388000</text:p>
          </table:table-cell>
          <table:table-cell office:value-type="float" office:value="267485000">
            <text:p>267485000</text:p>
          </table:table-cell>
          <table:table-cell office:value-type="float" office:value="268171000">
            <text:p>268171000</text:p>
          </table:table-cell>
          <table:table-cell office:value-type="float" office:value="371766000">
            <text:p>371766000</text:p>
          </table:table-cell>
          <table:table-cell office:value-type="float" office:value="365682000">
            <text:p>365682000</text:p>
          </table:table-cell>
          <table:table-cell office:value-type="float" office:value="310377000">
            <text:p>310377000</text:p>
          </table:table-cell>
          <table:table-cell office:value-type="float" office:value="310683000">
            <text:p>310683000</text:p>
          </table:table-cell>
          <table:table-cell office:value-type="float" office:value="308585000">
            <text:p>308585000</text:p>
          </table:table-cell>
          <table:table-cell office:value-type="float" office:value="301733000">
            <text:p>301733000</text:p>
          </table:table-cell>
          <table:table-cell office:value-type="float" office:value="300194000">
            <text:p>300194000</text:p>
          </table:table-cell>
          <table:table-cell office:value-type="float" office:value="276092000">
            <text:p>276092000</text:p>
          </table:table-cell>
          <table:table-cell office:value-type="float" office:value="277977000">
            <text:p>277977000</text:p>
          </table:table-cell>
          <table:table-cell office:value-type="float" office:value="307274000">
            <text:p>307274000</text:p>
          </table:table-cell>
          <table:table-cell office:value-type="float" office:value="308203000">
            <text:p>308203000</text:p>
          </table:table-cell>
          <table:table-cell office:value-type="float" office:value="306156000">
            <text:p>306156000</text:p>
          </table:table-cell>
          <table:table-cell office:value-type="float" office:value="443718000">
            <text:p>443718000</text:p>
          </table:table-cell>
          <table:table-cell office:value-type="float" office:value="443780000">
            <text:p>443780000</text:p>
          </table:table-cell>
          <table:table-cell office:value-type="float" office:value="313091000">
            <text:p>313091000</text:p>
          </table:table-cell>
          <table:table-cell office:value-type="float" office:value="312759000">
            <text:p>312759000</text:p>
          </table:table-cell>
          <table:table-cell office:value-type="float" office:value="272244000">
            <text:p>272244000</text:p>
          </table:table-cell>
          <table:table-cell office:value-type="float" office:value="269905000">
            <text:p>269905000</text:p>
          </table:table-cell>
          <table:table-cell office:value-type="float" office:value="271077000">
            <text:p>271077000</text:p>
          </table:table-cell>
          <table:table-cell office:value-type="float" office:value="389510000">
            <text:p>389510000</text:p>
          </table:table-cell>
          <table:table-cell office:value-type="float" office:value="388837000">
            <text:p>388837000</text:p>
          </table:table-cell>
          <table:table-cell office:value-type="float" office:value="261677000">
            <text:p>261677000</text:p>
          </table:table-cell>
          <table:table-cell office:value-type="float" office:value="262508000">
            <text:p>262508000</text:p>
          </table:table-cell>
          <table:table-cell office:value-type="float" office:value="247515000">
            <text:p>247515000</text:p>
          </table:table-cell>
          <table:table-cell office:value-type="float" office:value="254965000">
            <text:p>254965000</text:p>
          </table:table-cell>
          <table:table-cell office:value-type="float" office:value="247700000">
            <text:p>247700000</text:p>
          </table:table-cell>
          <table:table-cell office:value-type="float" office:value="361979000">
            <text:p>361979000</text:p>
          </table:table-cell>
          <table:table-cell office:value-type="float" office:value="359411000">
            <text:p>359411000</text:p>
          </table:table-cell>
          <table:table-cell office:value-type="float" office:value="268689000">
            <text:p>268689000</text:p>
          </table:table-cell>
          <table:table-cell office:value-type="float" office:value="265119000">
            <text:p>265119000</text:p>
          </table:table-cell>
          <table:table-cell office:value-type="float" office:value="263097000">
            <text:p>263097000</text:p>
          </table:table-cell>
          <table:table-cell office:value-type="float" office:value="377270000">
            <text:p>377270000</text:p>
          </table:table-cell>
          <table:table-cell office:value-type="float" office:value="376535000">
            <text:p>376535000</text:p>
          </table:table-cell>
          <table:table-cell office:value-type="float" office:value="315145000">
            <text:p>315145000</text:p>
          </table:table-cell>
          <table:table-cell office:value-type="float" office:value="316358000">
            <text:p>316358000</text:p>
          </table:table-cell>
          <table:table-cell office:value-type="float" office:value="265854000">
            <text:p>265854000</text:p>
          </table:table-cell>
          <table:table-cell office:value-type="float" office:value="266170000">
            <text:p>266170000</text:p>
          </table:table-cell>
          <table:table-cell office:value-type="float" office:value="308862000">
            <text:p>308862000</text:p>
          </table:table-cell>
          <table:table-cell office:value-type="float" office:value="312724000">
            <text:p>312724000</text:p>
          </table:table-cell>
          <table:table-cell office:value-type="float" office:value="310543000">
            <text:p>310543000</text:p>
          </table:table-cell>
          <table:table-cell office:value-type="float" office:value="296223000">
            <text:p>296223000</text:p>
          </table:table-cell>
          <table:table-cell office:value-type="float" office:value="289442000">
            <text:p>289442000</text:p>
          </table:table-cell>
          <table:table-cell office:value-type="float" office:value="289538000">
            <text:p>289538000</text:p>
          </table:table-cell>
          <table:table-cell table:number-columns-repeated="2"/>
          <table:table-cell office:value-type="float" office:value="76">
            <text:p>76</text:p>
          </table:table-cell>
          <table:table-cell table:formula="of:=AVERAGE([.A52:.CV52])" office:value-type="float" office:value="309065770">
            <text:p>309065770</text:p>
          </table:table-cell>
        </table:table-row>
        <table:table-row table:style-name="ro1">
          <table:table-cell office:value-type="float" office:value="340105000">
            <text:p>340105000</text:p>
          </table:table-cell>
          <table:table-cell office:value-type="float" office:value="339214000">
            <text:p>339214000</text:p>
          </table:table-cell>
          <table:table-cell office:value-type="float" office:value="355138000">
            <text:p>355138000</text:p>
          </table:table-cell>
          <table:table-cell office:value-type="float" office:value="352756000">
            <text:p>352756000</text:p>
          </table:table-cell>
          <table:table-cell office:value-type="float" office:value="337437000">
            <text:p>337437000</text:p>
          </table:table-cell>
          <table:table-cell office:value-type="float" office:value="340480000">
            <text:p>340480000</text:p>
          </table:table-cell>
          <table:table-cell office:value-type="float" office:value="338856000">
            <text:p>338856000</text:p>
          </table:table-cell>
          <table:table-cell office:value-type="float" office:value="302509000">
            <text:p>302509000</text:p>
          </table:table-cell>
          <table:table-cell office:value-type="float" office:value="305780000">
            <text:p>305780000</text:p>
          </table:table-cell>
          <table:table-cell office:value-type="float" office:value="393749000">
            <text:p>393749000</text:p>
          </table:table-cell>
          <table:table-cell office:value-type="float" office:value="394999000">
            <text:p>394999000</text:p>
          </table:table-cell>
          <table:table-cell office:value-type="float" office:value="351354000">
            <text:p>351354000</text:p>
          </table:table-cell>
          <table:table-cell office:value-type="float" office:value="351737000">
            <text:p>351737000</text:p>
          </table:table-cell>
          <table:table-cell office:value-type="float" office:value="351255000">
            <text:p>351255000</text:p>
          </table:table-cell>
          <table:table-cell office:value-type="float" office:value="347779000">
            <text:p>347779000</text:p>
          </table:table-cell>
          <table:table-cell office:value-type="float" office:value="347757000">
            <text:p>347757000</text:p>
          </table:table-cell>
          <table:table-cell office:value-type="float" office:value="266232000">
            <text:p>266232000</text:p>
          </table:table-cell>
          <table:table-cell office:value-type="float" office:value="268369000">
            <text:p>268369000</text:p>
          </table:table-cell>
          <table:table-cell office:value-type="float" office:value="267279000">
            <text:p>267279000</text:p>
          </table:table-cell>
          <table:table-cell office:value-type="float" office:value="314020000">
            <text:p>314020000</text:p>
          </table:table-cell>
          <table:table-cell office:value-type="float" office:value="312806000">
            <text:p>312806000</text:p>
          </table:table-cell>
          <table:table-cell office:value-type="float" office:value="369123000">
            <text:p>369123000</text:p>
          </table:table-cell>
          <table:table-cell office:value-type="float" office:value="365086000">
            <text:p>365086000</text:p>
          </table:table-cell>
          <table:table-cell office:value-type="float" office:value="366402000">
            <text:p>366402000</text:p>
          </table:table-cell>
          <table:table-cell office:value-type="float" office:value="319595000">
            <text:p>319595000</text:p>
          </table:table-cell>
          <table:table-cell office:value-type="float" office:value="317772000">
            <text:p>317772000</text:p>
          </table:table-cell>
          <table:table-cell office:value-type="float" office:value="344295000">
            <text:p>344295000</text:p>
          </table:table-cell>
          <table:table-cell office:value-type="float" office:value="340748000">
            <text:p>340748000</text:p>
          </table:table-cell>
          <table:table-cell office:value-type="float" office:value="334010000">
            <text:p>334010000</text:p>
          </table:table-cell>
          <table:table-cell office:value-type="float" office:value="335431000">
            <text:p>335431000</text:p>
          </table:table-cell>
          <table:table-cell office:value-type="float" office:value="317033000">
            <text:p>317033000</text:p>
          </table:table-cell>
          <table:table-cell office:value-type="float" office:value="320960000">
            <text:p>320960000</text:p>
          </table:table-cell>
          <table:table-cell office:value-type="float" office:value="316413000">
            <text:p>316413000</text:p>
          </table:table-cell>
          <table:table-cell office:value-type="float" office:value="305100000">
            <text:p>305100000</text:p>
          </table:table-cell>
          <table:table-cell office:value-type="float" office:value="300862000">
            <text:p>300862000</text:p>
          </table:table-cell>
          <table:table-cell office:value-type="float" office:value="304110000">
            <text:p>304110000</text:p>
          </table:table-cell>
          <table:table-cell office:value-type="float" office:value="333451000">
            <text:p>333451000</text:p>
          </table:table-cell>
          <table:table-cell office:value-type="float" office:value="331214000">
            <text:p>331214000</text:p>
          </table:table-cell>
          <table:table-cell office:value-type="float" office:value="340770000">
            <text:p>340770000</text:p>
          </table:table-cell>
          <table:table-cell office:value-type="float" office:value="338206000">
            <text:p>338206000</text:p>
          </table:table-cell>
          <table:table-cell office:value-type="float" office:value="291480000">
            <text:p>291480000</text:p>
          </table:table-cell>
          <table:table-cell office:value-type="float" office:value="291860000">
            <text:p>291860000</text:p>
          </table:table-cell>
          <table:table-cell office:value-type="float" office:value="337917000">
            <text:p>337917000</text:p>
          </table:table-cell>
          <table:table-cell office:value-type="float" office:value="337926000">
            <text:p>337926000</text:p>
          </table:table-cell>
          <table:table-cell office:value-type="float" office:value="337916000">
            <text:p>337916000</text:p>
          </table:table-cell>
          <table:table-cell office:value-type="float" office:value="366161000">
            <text:p>366161000</text:p>
          </table:table-cell>
          <table:table-cell office:value-type="float" office:value="365467000">
            <text:p>365467000</text:p>
          </table:table-cell>
          <table:table-cell office:value-type="float" office:value="274499000">
            <text:p>274499000</text:p>
          </table:table-cell>
          <table:table-cell office:value-type="float" office:value="272075000">
            <text:p>272075000</text:p>
          </table:table-cell>
          <table:table-cell office:value-type="float" office:value="272823000">
            <text:p>272823000</text:p>
          </table:table-cell>
          <table:table-cell office:value-type="float" office:value="330518000">
            <text:p>330518000</text:p>
          </table:table-cell>
          <table:table-cell office:value-type="float" office:value="326539000">
            <text:p>326539000</text:p>
          </table:table-cell>
          <table:table-cell office:value-type="float" office:value="288207000">
            <text:p>288207000</text:p>
          </table:table-cell>
          <table:table-cell office:value-type="float" office:value="288514000">
            <text:p>288514000</text:p>
          </table:table-cell>
          <table:table-cell office:value-type="float" office:value="393516000">
            <text:p>393516000</text:p>
          </table:table-cell>
          <table:table-cell office:value-type="float" office:value="394034000">
            <text:p>394034000</text:p>
          </table:table-cell>
          <table:table-cell office:value-type="float" office:value="355751000">
            <text:p>355751000</text:p>
          </table:table-cell>
          <table:table-cell office:value-type="float" office:value="355982000">
            <text:p>355982000</text:p>
          </table:table-cell>
          <table:table-cell office:value-type="float" office:value="353920000">
            <text:p>353920000</text:p>
          </table:table-cell>
          <table:table-cell office:value-type="float" office:value="335026000">
            <text:p>335026000</text:p>
          </table:table-cell>
          <table:table-cell office:value-type="float" office:value="334293000">
            <text:p>334293000</text:p>
          </table:table-cell>
          <table:table-cell office:value-type="float" office:value="318343000">
            <text:p>318343000</text:p>
          </table:table-cell>
          <table:table-cell office:value-type="float" office:value="316300000">
            <text:p>316300000</text:p>
          </table:table-cell>
          <table:table-cell office:value-type="float" office:value="317123000">
            <text:p>317123000</text:p>
          </table:table-cell>
          <table:table-cell office:value-type="float" office:value="358165000">
            <text:p>358165000</text:p>
          </table:table-cell>
          <table:table-cell office:value-type="float" office:value="363574000">
            <text:p>363574000</text:p>
          </table:table-cell>
          <table:table-cell office:value-type="float" office:value="360349000">
            <text:p>360349000</text:p>
          </table:table-cell>
          <table:table-cell office:value-type="float" office:value="350607000">
            <text:p>350607000</text:p>
          </table:table-cell>
          <table:table-cell office:value-type="float" office:value="332653000">
            <text:p>332653000</text:p>
          </table:table-cell>
          <table:table-cell office:value-type="float" office:value="330057000">
            <text:p>330057000</text:p>
          </table:table-cell>
          <table:table-cell office:value-type="float" office:value="329243000">
            <text:p>329243000</text:p>
          </table:table-cell>
          <table:table-cell office:value-type="float" office:value="424042000">
            <text:p>424042000</text:p>
          </table:table-cell>
          <table:table-cell office:value-type="float" office:value="424607000">
            <text:p>424607000</text:p>
          </table:table-cell>
          <table:table-cell office:value-type="float" office:value="300404000">
            <text:p>300404000</text:p>
          </table:table-cell>
          <table:table-cell office:value-type="float" office:value="302327000">
            <text:p>302327000</text:p>
          </table:table-cell>
          <table:table-cell office:value-type="float" office:value="331747000">
            <text:p>331747000</text:p>
          </table:table-cell>
          <table:table-cell office:value-type="float" office:value="332894000">
            <text:p>332894000</text:p>
          </table:table-cell>
          <table:table-cell office:value-type="float" office:value="332474000">
            <text:p>332474000</text:p>
          </table:table-cell>
          <table:table-cell office:value-type="float" office:value="294479000">
            <text:p>294479000</text:p>
          </table:table-cell>
          <table:table-cell office:value-type="float" office:value="292471000">
            <text:p>292471000</text:p>
          </table:table-cell>
          <table:table-cell office:value-type="float" office:value="291507000">
            <text:p>291507000</text:p>
          </table:table-cell>
          <table:table-cell office:value-type="float" office:value="291277000">
            <text:p>291277000</text:p>
          </table:table-cell>
          <table:table-cell office:value-type="float" office:value="291344000">
            <text:p>291344000</text:p>
          </table:table-cell>
          <table:table-cell office:value-type="float" office:value="328949000">
            <text:p>328949000</text:p>
          </table:table-cell>
          <table:table-cell office:value-type="float" office:value="325295000">
            <text:p>325295000</text:p>
          </table:table-cell>
          <table:table-cell office:value-type="float" office:value="265931000">
            <text:p>265931000</text:p>
          </table:table-cell>
          <table:table-cell office:value-type="float" office:value="264959000">
            <text:p>264959000</text:p>
          </table:table-cell>
          <table:table-cell office:value-type="float" office:value="265424000">
            <text:p>265424000</text:p>
          </table:table-cell>
          <table:table-cell office:value-type="float" office:value="302494000">
            <text:p>302494000</text:p>
          </table:table-cell>
          <table:table-cell office:value-type="float" office:value="302597000">
            <text:p>302597000</text:p>
          </table:table-cell>
          <table:table-cell office:value-type="float" office:value="302025000">
            <text:p>302025000</text:p>
          </table:table-cell>
          <table:table-cell office:value-type="float" office:value="367146000">
            <text:p>367146000</text:p>
          </table:table-cell>
          <table:table-cell office:value-type="float" office:value="367766000">
            <text:p>367766000</text:p>
          </table:table-cell>
          <table:table-cell office:value-type="float" office:value="402569000">
            <text:p>402569000</text:p>
          </table:table-cell>
          <table:table-cell office:value-type="float" office:value="399206000">
            <text:p>399206000</text:p>
          </table:table-cell>
          <table:table-cell office:value-type="float" office:value="342848000">
            <text:p>342848000</text:p>
          </table:table-cell>
          <table:table-cell office:value-type="float" office:value="341552000">
            <text:p>341552000</text:p>
          </table:table-cell>
          <table:table-cell office:value-type="float" office:value="342812000">
            <text:p>342812000</text:p>
          </table:table-cell>
          <table:table-cell office:value-type="float" office:value="348145000">
            <text:p>348145000</text:p>
          </table:table-cell>
          <table:table-cell office:value-type="float" office:value="389527000">
            <text:p>389527000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AVERAGE([.A53:.CV53])" office:value-type="float" office:value="331298480">
            <text:p>331298480</text:p>
          </table:table-cell>
        </table:table-row>
        <table:table-row table:style-name="ro1">
          <table:table-cell office:value-type="float" office:value="310779000">
            <text:p>310779000</text:p>
          </table:table-cell>
          <table:table-cell office:value-type="float" office:value="331146000">
            <text:p>331146000</text:p>
          </table:table-cell>
          <table:table-cell office:value-type="float" office:value="327062000">
            <text:p>327062000</text:p>
          </table:table-cell>
          <table:table-cell office:value-type="float" office:value="329896000">
            <text:p>329896000</text:p>
          </table:table-cell>
          <table:table-cell office:value-type="float" office:value="312678000">
            <text:p>312678000</text:p>
          </table:table-cell>
          <table:table-cell office:value-type="float" office:value="312715000">
            <text:p>312715000</text:p>
          </table:table-cell>
          <table:table-cell office:value-type="float" office:value="341835000">
            <text:p>341835000</text:p>
          </table:table-cell>
          <table:table-cell office:value-type="float" office:value="340655000">
            <text:p>340655000</text:p>
          </table:table-cell>
          <table:table-cell office:value-type="float" office:value="345402000">
            <text:p>345402000</text:p>
          </table:table-cell>
          <table:table-cell office:value-type="float" office:value="382599000">
            <text:p>382599000</text:p>
          </table:table-cell>
          <table:table-cell office:value-type="float" office:value="307408000">
            <text:p>307408000</text:p>
          </table:table-cell>
          <table:table-cell office:value-type="float" office:value="306714000">
            <text:p>306714000</text:p>
          </table:table-cell>
          <table:table-cell office:value-type="float" office:value="310215000">
            <text:p>310215000</text:p>
          </table:table-cell>
          <table:table-cell office:value-type="float" office:value="290293000">
            <text:p>290293000</text:p>
          </table:table-cell>
          <table:table-cell office:value-type="float" office:value="290733000">
            <text:p>290733000</text:p>
          </table:table-cell>
          <table:table-cell office:value-type="float" office:value="372437000">
            <text:p>372437000</text:p>
          </table:table-cell>
          <table:table-cell office:value-type="float" office:value="373186000">
            <text:p>373186000</text:p>
          </table:table-cell>
          <table:table-cell office:value-type="float" office:value="372253000">
            <text:p>372253000</text:p>
          </table:table-cell>
          <table:table-cell office:value-type="float" office:value="312051000">
            <text:p>312051000</text:p>
          </table:table-cell>
          <table:table-cell office:value-type="float" office:value="310245000">
            <text:p>310245000</text:p>
          </table:table-cell>
          <table:table-cell office:value-type="float" office:value="346970000">
            <text:p>346970000</text:p>
          </table:table-cell>
          <table:table-cell office:value-type="float" office:value="347504000">
            <text:p>347504000</text:p>
          </table:table-cell>
          <table:table-cell office:value-type="float" office:value="403957000">
            <text:p>403957000</text:p>
          </table:table-cell>
          <table:table-cell office:value-type="float" office:value="404372000">
            <text:p>404372000</text:p>
          </table:table-cell>
          <table:table-cell office:value-type="float" office:value="361289000">
            <text:p>361289000</text:p>
          </table:table-cell>
          <table:table-cell office:value-type="float" office:value="360779000">
            <text:p>360779000</text:p>
          </table:table-cell>
          <table:table-cell office:value-type="float" office:value="329054000">
            <text:p>329054000</text:p>
          </table:table-cell>
          <table:table-cell office:value-type="float" office:value="330019000">
            <text:p>330019000</text:p>
          </table:table-cell>
          <table:table-cell office:value-type="float" office:value="327858000">
            <text:p>327858000</text:p>
          </table:table-cell>
          <table:table-cell office:value-type="float" office:value="352870000">
            <text:p>352870000</text:p>
          </table:table-cell>
          <table:table-cell office:value-type="float" office:value="375492000">
            <text:p>375492000</text:p>
          </table:table-cell>
          <table:table-cell office:value-type="float" office:value="353121000">
            <text:p>353121000</text:p>
          </table:table-cell>
          <table:table-cell office:value-type="float" office:value="303257000">
            <text:p>303257000</text:p>
          </table:table-cell>
          <table:table-cell office:value-type="float" office:value="304130000">
            <text:p>304130000</text:p>
          </table:table-cell>
          <table:table-cell office:value-type="float" office:value="313114000">
            <text:p>313114000</text:p>
          </table:table-cell>
          <table:table-cell office:value-type="float" office:value="337778000">
            <text:p>337778000</text:p>
          </table:table-cell>
          <table:table-cell office:value-type="float" office:value="341291000">
            <text:p>341291000</text:p>
          </table:table-cell>
          <table:table-cell office:value-type="float" office:value="406059000">
            <text:p>406059000</text:p>
          </table:table-cell>
          <table:table-cell office:value-type="float" office:value="404340000">
            <text:p>404340000</text:p>
          </table:table-cell>
          <table:table-cell office:value-type="float" office:value="335486000">
            <text:p>335486000</text:p>
          </table:table-cell>
          <table:table-cell office:value-type="float" office:value="345399000">
            <text:p>345399000</text:p>
          </table:table-cell>
          <table:table-cell office:value-type="float" office:value="375863000">
            <text:p>375863000</text:p>
          </table:table-cell>
          <table:table-cell office:value-type="float" office:value="376437000">
            <text:p>376437000</text:p>
          </table:table-cell>
          <table:table-cell office:value-type="float" office:value="377074000">
            <text:p>377074000</text:p>
          </table:table-cell>
          <table:table-cell office:value-type="float" office:value="315054000">
            <text:p>315054000</text:p>
          </table:table-cell>
          <table:table-cell office:value-type="float" office:value="315189000">
            <text:p>315189000</text:p>
          </table:table-cell>
          <table:table-cell office:value-type="float" office:value="411691000">
            <text:p>411691000</text:p>
          </table:table-cell>
          <table:table-cell office:value-type="float" office:value="411953000">
            <text:p>411953000</text:p>
          </table:table-cell>
          <table:table-cell office:value-type="float" office:value="337636000">
            <text:p>337636000</text:p>
          </table:table-cell>
          <table:table-cell office:value-type="float" office:value="337735000">
            <text:p>337735000</text:p>
          </table:table-cell>
          <table:table-cell office:value-type="float" office:value="336611000">
            <text:p>336611000</text:p>
          </table:table-cell>
          <table:table-cell office:value-type="float" office:value="376831000">
            <text:p>376831000</text:p>
          </table:table-cell>
          <table:table-cell office:value-type="float" office:value="330139000">
            <text:p>330139000</text:p>
          </table:table-cell>
          <table:table-cell office:value-type="float" office:value="329403000">
            <text:p>329403000</text:p>
          </table:table-cell>
          <table:table-cell office:value-type="float" office:value="333031000">
            <text:p>333031000</text:p>
          </table:table-cell>
          <table:table-cell office:value-type="float" office:value="333581000">
            <text:p>333581000</text:p>
          </table:table-cell>
          <table:table-cell office:value-type="float" office:value="332500000">
            <text:p>332500000</text:p>
          </table:table-cell>
          <table:table-cell office:value-type="float" office:value="335266000">
            <text:p>335266000</text:p>
          </table:table-cell>
          <table:table-cell office:value-type="float" office:value="334746000">
            <text:p>334746000</text:p>
          </table:table-cell>
          <table:table-cell office:value-type="float" office:value="336858000">
            <text:p>336858000</text:p>
          </table:table-cell>
          <table:table-cell office:value-type="float" office:value="340274000">
            <text:p>340274000</text:p>
          </table:table-cell>
          <table:table-cell office:value-type="float" office:value="339850000">
            <text:p>339850000</text:p>
          </table:table-cell>
          <table:table-cell office:value-type="float" office:value="350330000">
            <text:p>350330000</text:p>
          </table:table-cell>
          <table:table-cell office:value-type="float" office:value="350274000">
            <text:p>350274000</text:p>
          </table:table-cell>
          <table:table-cell office:value-type="float" office:value="323091000">
            <text:p>323091000</text:p>
          </table:table-cell>
          <table:table-cell office:value-type="float" office:value="321698000">
            <text:p>321698000</text:p>
          </table:table-cell>
          <table:table-cell office:value-type="float" office:value="328777000">
            <text:p>328777000</text:p>
          </table:table-cell>
          <table:table-cell office:value-type="float" office:value="325930000">
            <text:p>325930000</text:p>
          </table:table-cell>
          <table:table-cell office:value-type="float" office:value="328352000">
            <text:p>328352000</text:p>
          </table:table-cell>
          <table:table-cell office:value-type="float" office:value="353433000">
            <text:p>353433000</text:p>
          </table:table-cell>
          <table:table-cell office:value-type="float" office:value="351554000">
            <text:p>351554000</text:p>
          </table:table-cell>
          <table:table-cell office:value-type="float" office:value="294147000">
            <text:p>294147000</text:p>
          </table:table-cell>
          <table:table-cell office:value-type="float" office:value="297411000">
            <text:p>297411000</text:p>
          </table:table-cell>
          <table:table-cell office:value-type="float" office:value="339650000">
            <text:p>339650000</text:p>
          </table:table-cell>
          <table:table-cell office:value-type="float" office:value="351716000">
            <text:p>351716000</text:p>
          </table:table-cell>
          <table:table-cell office:value-type="float" office:value="301539000">
            <text:p>301539000</text:p>
          </table:table-cell>
          <table:table-cell office:value-type="float" office:value="297074000">
            <text:p>297074000</text:p>
          </table:table-cell>
          <table:table-cell office:value-type="float" office:value="297514000">
            <text:p>297514000</text:p>
          </table:table-cell>
          <table:table-cell office:value-type="float" office:value="308779000">
            <text:p>308779000</text:p>
          </table:table-cell>
          <table:table-cell office:value-type="float" office:value="306862000">
            <text:p>306862000</text:p>
          </table:table-cell>
          <table:table-cell office:value-type="float" office:value="307617000">
            <text:p>307617000</text:p>
          </table:table-cell>
          <table:table-cell office:value-type="float" office:value="378315000">
            <text:p>378315000</text:p>
          </table:table-cell>
          <table:table-cell office:value-type="float" office:value="374040000">
            <text:p>374040000</text:p>
          </table:table-cell>
          <table:table-cell office:value-type="float" office:value="346055000">
            <text:p>346055000</text:p>
          </table:table-cell>
          <table:table-cell office:value-type="float" office:value="347593000">
            <text:p>347593000</text:p>
          </table:table-cell>
          <table:table-cell office:value-type="float" office:value="348343000">
            <text:p>348343000</text:p>
          </table:table-cell>
          <table:table-cell office:value-type="float" office:value="349190000">
            <text:p>349190000</text:p>
          </table:table-cell>
          <table:table-cell office:value-type="float" office:value="335047000">
            <text:p>335047000</text:p>
          </table:table-cell>
          <table:table-cell office:value-type="float" office:value="387350000">
            <text:p>387350000</text:p>
          </table:table-cell>
          <table:table-cell office:value-type="float" office:value="388452000">
            <text:p>388452000</text:p>
          </table:table-cell>
          <table:table-cell office:value-type="float" office:value="341158000">
            <text:p>341158000</text:p>
          </table:table-cell>
          <table:table-cell office:value-type="float" office:value="341152000">
            <text:p>341152000</text:p>
          </table:table-cell>
          <table:table-cell office:value-type="float" office:value="350729000">
            <text:p>350729000</text:p>
          </table:table-cell>
          <table:table-cell office:value-type="float" office:value="388852000">
            <text:p>388852000</text:p>
          </table:table-cell>
          <table:table-cell office:value-type="float" office:value="387526000">
            <text:p>387526000</text:p>
          </table:table-cell>
          <table:table-cell office:value-type="float" office:value="316166000">
            <text:p>316166000</text:p>
          </table:table-cell>
          <table:table-cell office:value-type="float" office:value="314119000">
            <text:p>314119000</text:p>
          </table:table-cell>
          <table:table-cell office:value-type="float" office:value="369490000">
            <text:p>369490000</text:p>
          </table:table-cell>
          <table:table-cell office:value-type="float" office:value="377186000">
            <text:p>377186000</text:p>
          </table:table-cell>
          <table:table-cell office:value-type="float" office:value="372441000">
            <text:p>372441000</text:p>
          </table:table-cell>
          <table:table-cell table:number-columns-repeated="2"/>
          <table:table-cell office:value-type="float" office:value="78">
            <text:p>78</text:p>
          </table:table-cell>
          <table:table-cell table:formula="of:=AVERAGE([.A54:.CV54])" office:value-type="float" office:value="342311150">
            <text:p>342311150</text:p>
          </table:table-cell>
        </table:table-row>
        <table:table-row table:style-name="ro1">
          <table:table-cell office:value-type="float" office:value="337596000">
            <text:p>337596000</text:p>
          </table:table-cell>
          <table:table-cell office:value-type="float" office:value="338004000">
            <text:p>338004000</text:p>
          </table:table-cell>
          <table:table-cell office:value-type="float" office:value="462701000">
            <text:p>462701000</text:p>
          </table:table-cell>
          <table:table-cell office:value-type="float" office:value="460009000">
            <text:p>460009000</text:p>
          </table:table-cell>
          <table:table-cell office:value-type="float" office:value="428599000">
            <text:p>428599000</text:p>
          </table:table-cell>
          <table:table-cell office:value-type="float" office:value="425420000">
            <text:p>425420000</text:p>
          </table:table-cell>
          <table:table-cell office:value-type="float" office:value="308854000">
            <text:p>308854000</text:p>
          </table:table-cell>
          <table:table-cell office:value-type="float" office:value="307665000">
            <text:p>307665000</text:p>
          </table:table-cell>
          <table:table-cell office:value-type="float" office:value="311389000">
            <text:p>311389000</text:p>
          </table:table-cell>
          <table:table-cell office:value-type="float" office:value="313130000">
            <text:p>313130000</text:p>
          </table:table-cell>
          <table:table-cell office:value-type="float" office:value="310760000">
            <text:p>310760000</text:p>
          </table:table-cell>
          <table:table-cell office:value-type="float" office:value="313121000">
            <text:p>313121000</text:p>
          </table:table-cell>
          <table:table-cell office:value-type="float" office:value="449768000">
            <text:p>449768000</text:p>
          </table:table-cell>
          <table:table-cell office:value-type="float" office:value="444371000">
            <text:p>444371000</text:p>
          </table:table-cell>
          <table:table-cell office:value-type="float" office:value="311431000">
            <text:p>311431000</text:p>
          </table:table-cell>
          <table:table-cell office:value-type="float" office:value="310716000">
            <text:p>310716000</text:p>
          </table:table-cell>
          <table:table-cell office:value-type="float" office:value="308767000">
            <text:p>308767000</text:p>
          </table:table-cell>
          <table:table-cell office:value-type="float" office:value="325628000">
            <text:p>325628000</text:p>
          </table:table-cell>
          <table:table-cell office:value-type="float" office:value="323601000">
            <text:p>323601000</text:p>
          </table:table-cell>
          <table:table-cell office:value-type="float" office:value="324894000">
            <text:p>324894000</text:p>
          </table:table-cell>
          <table:table-cell office:value-type="float" office:value="323307000">
            <text:p>323307000</text:p>
          </table:table-cell>
          <table:table-cell office:value-type="float" office:value="327639000">
            <text:p>327639000</text:p>
          </table:table-cell>
          <table:table-cell office:value-type="float" office:value="313812000">
            <text:p>313812000</text:p>
          </table:table-cell>
          <table:table-cell office:value-type="float" office:value="315113000">
            <text:p>315113000</text:p>
          </table:table-cell>
          <table:table-cell office:value-type="float" office:value="377100000">
            <text:p>377100000</text:p>
          </table:table-cell>
          <table:table-cell office:value-type="float" office:value="377594000">
            <text:p>377594000</text:p>
          </table:table-cell>
          <table:table-cell office:value-type="float" office:value="293959000">
            <text:p>293959000</text:p>
          </table:table-cell>
          <table:table-cell office:value-type="float" office:value="295794000">
            <text:p>295794000</text:p>
          </table:table-cell>
          <table:table-cell office:value-type="float" office:value="293334000">
            <text:p>293334000</text:p>
          </table:table-cell>
          <table:table-cell office:value-type="float" office:value="424510000">
            <text:p>424510000</text:p>
          </table:table-cell>
          <table:table-cell office:value-type="float" office:value="422974000">
            <text:p>422974000</text:p>
          </table:table-cell>
          <table:table-cell office:value-type="float" office:value="351126000">
            <text:p>351126000</text:p>
          </table:table-cell>
          <table:table-cell office:value-type="float" office:value="356430000">
            <text:p>356430000</text:p>
          </table:table-cell>
          <table:table-cell office:value-type="float" office:value="353565000">
            <text:p>353565000</text:p>
          </table:table-cell>
          <table:table-cell office:value-type="float" office:value="424162000">
            <text:p>424162000</text:p>
          </table:table-cell>
          <table:table-cell office:value-type="float" office:value="418846000">
            <text:p>418846000</text:p>
          </table:table-cell>
          <table:table-cell office:value-type="float" office:value="351701000">
            <text:p>351701000</text:p>
          </table:table-cell>
          <table:table-cell office:value-type="float" office:value="353657000">
            <text:p>353657000</text:p>
          </table:table-cell>
          <table:table-cell office:value-type="float" office:value="372056000">
            <text:p>372056000</text:p>
          </table:table-cell>
          <table:table-cell office:value-type="float" office:value="371276000">
            <text:p>371276000</text:p>
          </table:table-cell>
          <table:table-cell office:value-type="float" office:value="368834000">
            <text:p>368834000</text:p>
          </table:table-cell>
          <table:table-cell office:value-type="float" office:value="420259000">
            <text:p>420259000</text:p>
          </table:table-cell>
          <table:table-cell office:value-type="float" office:value="288022000">
            <text:p>288022000</text:p>
          </table:table-cell>
          <table:table-cell office:value-type="float" office:value="288569000">
            <text:p>288569000</text:p>
          </table:table-cell>
          <table:table-cell office:value-type="float" office:value="287177000">
            <text:p>287177000</text:p>
          </table:table-cell>
          <table:table-cell office:value-type="float" office:value="345842000">
            <text:p>345842000</text:p>
          </table:table-cell>
          <table:table-cell office:value-type="float" office:value="349763000">
            <text:p>349763000</text:p>
          </table:table-cell>
          <table:table-cell office:value-type="float" office:value="383786000">
            <text:p>383786000</text:p>
          </table:table-cell>
          <table:table-cell office:value-type="float" office:value="385690000">
            <text:p>385690000</text:p>
          </table:table-cell>
          <table:table-cell office:value-type="float" office:value="337379000">
            <text:p>337379000</text:p>
          </table:table-cell>
          <table:table-cell office:value-type="float" office:value="337710000">
            <text:p>337710000</text:p>
          </table:table-cell>
          <table:table-cell office:value-type="float" office:value="396592000">
            <text:p>396592000</text:p>
          </table:table-cell>
          <table:table-cell office:value-type="float" office:value="395986000">
            <text:p>395986000</text:p>
          </table:table-cell>
          <table:table-cell office:value-type="float" office:value="328101000">
            <text:p>328101000</text:p>
          </table:table-cell>
          <table:table-cell office:value-type="float" office:value="326827000">
            <text:p>326827000</text:p>
          </table:table-cell>
          <table:table-cell office:value-type="float" office:value="325110000">
            <text:p>325110000</text:p>
          </table:table-cell>
          <table:table-cell office:value-type="float" office:value="380167000">
            <text:p>380167000</text:p>
          </table:table-cell>
          <table:table-cell office:value-type="float" office:value="359390000">
            <text:p>359390000</text:p>
          </table:table-cell>
          <table:table-cell office:value-type="float" office:value="333835000">
            <text:p>333835000</text:p>
          </table:table-cell>
          <table:table-cell office:value-type="float" office:value="333044000">
            <text:p>333044000</text:p>
          </table:table-cell>
          <table:table-cell office:value-type="float" office:value="339391000">
            <text:p>339391000</text:p>
          </table:table-cell>
          <table:table-cell office:value-type="float" office:value="338814000">
            <text:p>338814000</text:p>
          </table:table-cell>
          <table:table-cell office:value-type="float" office:value="338518000">
            <text:p>338518000</text:p>
          </table:table-cell>
          <table:table-cell office:value-type="float" office:value="343861000">
            <text:p>343861000</text:p>
          </table:table-cell>
          <table:table-cell office:value-type="float" office:value="343127000">
            <text:p>343127000</text:p>
          </table:table-cell>
          <table:table-cell office:value-type="float" office:value="298657000">
            <text:p>298657000</text:p>
          </table:table-cell>
          <table:table-cell office:value-type="float" office:value="296257000">
            <text:p>296257000</text:p>
          </table:table-cell>
          <table:table-cell office:value-type="float" office:value="398074000">
            <text:p>398074000</text:p>
          </table:table-cell>
          <table:table-cell office:value-type="float" office:value="368251000">
            <text:p>368251000</text:p>
          </table:table-cell>
          <table:table-cell office:value-type="float" office:value="367354000">
            <text:p>367354000</text:p>
          </table:table-cell>
          <table:table-cell office:value-type="float" office:value="323700000">
            <text:p>323700000</text:p>
          </table:table-cell>
          <table:table-cell office:value-type="float" office:value="324470000">
            <text:p>324470000</text:p>
          </table:table-cell>
          <table:table-cell office:value-type="float" office:value="303597000">
            <text:p>303597000</text:p>
          </table:table-cell>
          <table:table-cell office:value-type="float" office:value="303014000">
            <text:p>303014000</text:p>
          </table:table-cell>
          <table:table-cell office:value-type="float" office:value="303261000">
            <text:p>303261000</text:p>
          </table:table-cell>
          <table:table-cell office:value-type="float" office:value="294573000">
            <text:p>294573000</text:p>
          </table:table-cell>
          <table:table-cell office:value-type="float" office:value="296931000">
            <text:p>296931000</text:p>
          </table:table-cell>
          <table:table-cell office:value-type="float" office:value="294025000">
            <text:p>294025000</text:p>
          </table:table-cell>
          <table:table-cell office:value-type="float" office:value="295523000">
            <text:p>295523000</text:p>
          </table:table-cell>
          <table:table-cell office:value-type="float" office:value="295902000">
            <text:p>295902000</text:p>
          </table:table-cell>
          <table:table-cell office:value-type="float" office:value="284376000">
            <text:p>284376000</text:p>
          </table:table-cell>
          <table:table-cell office:value-type="float" office:value="282579000">
            <text:p>282579000</text:p>
          </table:table-cell>
          <table:table-cell office:value-type="float" office:value="328679000">
            <text:p>328679000</text:p>
          </table:table-cell>
          <table:table-cell office:value-type="float" office:value="329207000">
            <text:p>329207000</text:p>
          </table:table-cell>
          <table:table-cell office:value-type="float" office:value="327185000">
            <text:p>327185000</text:p>
          </table:table-cell>
          <table:table-cell office:value-type="float" office:value="360679000">
            <text:p>360679000</text:p>
          </table:table-cell>
          <table:table-cell office:value-type="float" office:value="361458000">
            <text:p>361458000</text:p>
          </table:table-cell>
          <table:table-cell office:value-type="float" office:value="311794000">
            <text:p>311794000</text:p>
          </table:table-cell>
          <table:table-cell office:value-type="float" office:value="311522000">
            <text:p>311522000</text:p>
          </table:table-cell>
          <table:table-cell office:value-type="float" office:value="311360000">
            <text:p>311360000</text:p>
          </table:table-cell>
          <table:table-cell office:value-type="float" office:value="341966000">
            <text:p>341966000</text:p>
          </table:table-cell>
          <table:table-cell office:value-type="float" office:value="312998000">
            <text:p>312998000</text:p>
          </table:table-cell>
          <table:table-cell office:value-type="float" office:value="315227000">
            <text:p>315227000</text:p>
          </table:table-cell>
          <table:table-cell office:value-type="float" office:value="314929000">
            <text:p>314929000</text:p>
          </table:table-cell>
          <table:table-cell office:value-type="float" office:value="314766000">
            <text:p>314766000</text:p>
          </table:table-cell>
          <table:table-cell office:value-type="float" office:value="312862000">
            <text:p>312862000</text:p>
          </table:table-cell>
          <table:table-cell office:value-type="float" office:value="388481000">
            <text:p>388481000</text:p>
          </table:table-cell>
          <table:table-cell office:value-type="float" office:value="389122000">
            <text:p>389122000</text:p>
          </table:table-cell>
          <table:table-cell office:value-type="float" office:value="332928000">
            <text:p>332928000</text:p>
          </table:table-cell>
          <table:table-cell office:value-type="float" office:value="333299000">
            <text:p>333299000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AVERAGE([.A55:.CV55])" office:value-type="float" office:value="342391790">
            <text:p>342391790</text:p>
          </table:table-cell>
        </table:table-row>
        <table:table-row table:style-name="ro1">
          <table:table-cell office:value-type="float" office:value="301312000">
            <text:p>301312000</text:p>
          </table:table-cell>
          <table:table-cell office:value-type="float" office:value="286611000">
            <text:p>286611000</text:p>
          </table:table-cell>
          <table:table-cell office:value-type="float" office:value="286001000">
            <text:p>286001000</text:p>
          </table:table-cell>
          <table:table-cell office:value-type="float" office:value="287611000">
            <text:p>287611000</text:p>
          </table:table-cell>
          <table:table-cell office:value-type="float" office:value="326845000">
            <text:p>326845000</text:p>
          </table:table-cell>
          <table:table-cell office:value-type="float" office:value="332440000">
            <text:p>332440000</text:p>
          </table:table-cell>
          <table:table-cell office:value-type="float" office:value="328252000">
            <text:p>328252000</text:p>
          </table:table-cell>
          <table:table-cell office:value-type="float" office:value="288096000">
            <text:p>288096000</text:p>
          </table:table-cell>
          <table:table-cell office:value-type="float" office:value="283737000">
            <text:p>283737000</text:p>
          </table:table-cell>
          <table:table-cell office:value-type="float" office:value="421582000">
            <text:p>421582000</text:p>
          </table:table-cell>
          <table:table-cell office:value-type="float" office:value="418620000">
            <text:p>418620000</text:p>
          </table:table-cell>
          <table:table-cell office:value-type="float" office:value="320479000">
            <text:p>320479000</text:p>
          </table:table-cell>
          <table:table-cell office:value-type="float" office:value="352826000">
            <text:p>352826000</text:p>
          </table:table-cell>
          <table:table-cell office:value-type="float" office:value="352733000">
            <text:p>352733000</text:p>
          </table:table-cell>
          <table:table-cell office:value-type="float" office:value="403550000">
            <text:p>403550000</text:p>
          </table:table-cell>
          <table:table-cell office:value-type="float" office:value="406835000">
            <text:p>406835000</text:p>
          </table:table-cell>
          <table:table-cell office:value-type="float" office:value="292424000">
            <text:p>292424000</text:p>
          </table:table-cell>
          <table:table-cell office:value-type="float" office:value="292311000">
            <text:p>292311000</text:p>
          </table:table-cell>
          <table:table-cell office:value-type="float" office:value="295176000">
            <text:p>295176000</text:p>
          </table:table-cell>
          <table:table-cell office:value-type="float" office:value="380556000">
            <text:p>380556000</text:p>
          </table:table-cell>
          <table:table-cell office:value-type="float" office:value="373821000">
            <text:p>373821000</text:p>
          </table:table-cell>
          <table:table-cell office:value-type="float" office:value="297433000">
            <text:p>297433000</text:p>
          </table:table-cell>
          <table:table-cell office:value-type="float" office:value="298652000">
            <text:p>298652000</text:p>
          </table:table-cell>
          <table:table-cell office:value-type="float" office:value="298319000">
            <text:p>298319000</text:p>
          </table:table-cell>
          <table:table-cell office:value-type="float" office:value="326664000">
            <text:p>326664000</text:p>
          </table:table-cell>
          <table:table-cell office:value-type="float" office:value="320989000">
            <text:p>320989000</text:p>
          </table:table-cell>
          <table:table-cell office:value-type="float" office:value="321108000">
            <text:p>321108000</text:p>
          </table:table-cell>
          <table:table-cell office:value-type="float" office:value="287372000">
            <text:p>287372000</text:p>
          </table:table-cell>
          <table:table-cell office:value-type="float" office:value="288777000">
            <text:p>288777000</text:p>
          </table:table-cell>
          <table:table-cell office:value-type="float" office:value="346398000">
            <text:p>346398000</text:p>
          </table:table-cell>
          <table:table-cell office:value-type="float" office:value="427505000">
            <text:p>427505000</text:p>
          </table:table-cell>
          <table:table-cell office:value-type="float" office:value="326067000">
            <text:p>326067000</text:p>
          </table:table-cell>
          <table:table-cell office:value-type="float" office:value="294273000">
            <text:p>294273000</text:p>
          </table:table-cell>
          <table:table-cell office:value-type="float" office:value="289818000">
            <text:p>289818000</text:p>
          </table:table-cell>
          <table:table-cell office:value-type="float" office:value="296004000">
            <text:p>296004000</text:p>
          </table:table-cell>
          <table:table-cell office:value-type="float" office:value="327808000">
            <text:p>327808000</text:p>
          </table:table-cell>
          <table:table-cell office:value-type="float" office:value="326578000">
            <text:p>326578000</text:p>
          </table:table-cell>
          <table:table-cell office:value-type="float" office:value="324014000">
            <text:p>324014000</text:p>
          </table:table-cell>
          <table:table-cell office:value-type="float" office:value="322745000">
            <text:p>322745000</text:p>
          </table:table-cell>
          <table:table-cell office:value-type="float" office:value="316876000">
            <text:p>316876000</text:p>
          </table:table-cell>
          <table:table-cell office:value-type="float" office:value="312818000">
            <text:p>312818000</text:p>
          </table:table-cell>
          <table:table-cell office:value-type="float" office:value="314261000">
            <text:p>314261000</text:p>
          </table:table-cell>
          <table:table-cell office:value-type="float" office:value="314954000">
            <text:p>314954000</text:p>
          </table:table-cell>
          <table:table-cell office:value-type="float" office:value="322916000">
            <text:p>322916000</text:p>
          </table:table-cell>
          <table:table-cell office:value-type="float" office:value="320009000">
            <text:p>320009000</text:p>
          </table:table-cell>
          <table:table-cell office:value-type="float" office:value="276451000">
            <text:p>276451000</text:p>
          </table:table-cell>
          <table:table-cell office:value-type="float" office:value="276413000">
            <text:p>276413000</text:p>
          </table:table-cell>
          <table:table-cell office:value-type="float" office:value="276169000">
            <text:p>276169000</text:p>
          </table:table-cell>
          <table:table-cell office:value-type="float" office:value="344849000">
            <text:p>344849000</text:p>
          </table:table-cell>
          <table:table-cell office:value-type="float" office:value="337987000">
            <text:p>337987000</text:p>
          </table:table-cell>
          <table:table-cell office:value-type="float" office:value="333625000">
            <text:p>333625000</text:p>
          </table:table-cell>
          <table:table-cell office:value-type="float" office:value="390201000">
            <text:p>390201000</text:p>
          </table:table-cell>
          <table:table-cell office:value-type="float" office:value="390387000">
            <text:p>390387000</text:p>
          </table:table-cell>
          <table:table-cell office:value-type="float" office:value="267392000">
            <text:p>267392000</text:p>
          </table:table-cell>
          <table:table-cell office:value-type="float" office:value="272852000">
            <text:p>272852000</text:p>
          </table:table-cell>
          <table:table-cell office:value-type="float" office:value="278433000">
            <text:p>278433000</text:p>
          </table:table-cell>
          <table:table-cell office:value-type="float" office:value="370282000">
            <text:p>370282000</text:p>
          </table:table-cell>
          <table:table-cell office:value-type="float" office:value="366606000">
            <text:p>366606000</text:p>
          </table:table-cell>
          <table:table-cell office:value-type="float" office:value="338431000">
            <text:p>338431000</text:p>
          </table:table-cell>
          <table:table-cell office:value-type="float" office:value="338673000">
            <text:p>338673000</text:p>
          </table:table-cell>
          <table:table-cell office:value-type="float" office:value="328729000">
            <text:p>328729000</text:p>
          </table:table-cell>
          <table:table-cell office:value-type="float" office:value="324233000">
            <text:p>324233000</text:p>
          </table:table-cell>
          <table:table-cell office:value-type="float" office:value="384779000">
            <text:p>384779000</text:p>
          </table:table-cell>
          <table:table-cell office:value-type="float" office:value="384782000">
            <text:p>384782000</text:p>
          </table:table-cell>
          <table:table-cell office:value-type="float" office:value="385166000">
            <text:p>385166000</text:p>
          </table:table-cell>
          <table:table-cell office:value-type="float" office:value="327258000">
            <text:p>327258000</text:p>
          </table:table-cell>
          <table:table-cell office:value-type="float" office:value="323750000">
            <text:p>323750000</text:p>
          </table:table-cell>
          <table:table-cell office:value-type="float" office:value="339432000">
            <text:p>339432000</text:p>
          </table:table-cell>
          <table:table-cell office:value-type="float" office:value="343759000">
            <text:p>343759000</text:p>
          </table:table-cell>
          <table:table-cell office:value-type="float" office:value="366884000">
            <text:p>366884000</text:p>
          </table:table-cell>
          <table:table-cell office:value-type="float" office:value="358089000">
            <text:p>358089000</text:p>
          </table:table-cell>
          <table:table-cell office:value-type="float" office:value="364689000">
            <text:p>364689000</text:p>
          </table:table-cell>
          <table:table-cell office:value-type="float" office:value="332364000">
            <text:p>332364000</text:p>
          </table:table-cell>
          <table:table-cell office:value-type="float" office:value="331224000">
            <text:p>331224000</text:p>
          </table:table-cell>
          <table:table-cell office:value-type="float" office:value="286243000">
            <text:p>286243000</text:p>
          </table:table-cell>
          <table:table-cell office:value-type="float" office:value="286653000">
            <text:p>286653000</text:p>
          </table:table-cell>
          <table:table-cell office:value-type="float" office:value="286423000">
            <text:p>286423000</text:p>
          </table:table-cell>
          <table:table-cell office:value-type="float" office:value="347596000">
            <text:p>347596000</text:p>
          </table:table-cell>
          <table:table-cell office:value-type="float" office:value="347103000">
            <text:p>347103000</text:p>
          </table:table-cell>
          <table:table-cell office:value-type="float" office:value="333242000">
            <text:p>333242000</text:p>
          </table:table-cell>
          <table:table-cell office:value-type="float" office:value="333565000">
            <text:p>333565000</text:p>
          </table:table-cell>
          <table:table-cell office:value-type="float" office:value="325601000">
            <text:p>325601000</text:p>
          </table:table-cell>
          <table:table-cell office:value-type="float" office:value="376752000">
            <text:p>376752000</text:p>
          </table:table-cell>
          <table:table-cell office:value-type="float" office:value="375050000">
            <text:p>375050000</text:p>
          </table:table-cell>
          <table:table-cell office:value-type="float" office:value="388143000">
            <text:p>388143000</text:p>
          </table:table-cell>
          <table:table-cell office:value-type="float" office:value="387793000">
            <text:p>387793000</text:p>
          </table:table-cell>
          <table:table-cell office:value-type="float" office:value="387994000">
            <text:p>387994000</text:p>
          </table:table-cell>
          <table:table-cell office:value-type="float" office:value="366090000">
            <text:p>366090000</text:p>
          </table:table-cell>
          <table:table-cell office:value-type="float" office:value="364614000">
            <text:p>364614000</text:p>
          </table:table-cell>
          <table:table-cell office:value-type="float" office:value="314751000">
            <text:p>314751000</text:p>
          </table:table-cell>
          <table:table-cell office:value-type="float" office:value="312503000">
            <text:p>312503000</text:p>
          </table:table-cell>
          <table:table-cell office:value-type="float" office:value="290512000">
            <text:p>290512000</text:p>
          </table:table-cell>
          <table:table-cell office:value-type="float" office:value="289664000">
            <text:p>289664000</text:p>
          </table:table-cell>
          <table:table-cell office:value-type="float" office:value="358119000">
            <text:p>358119000</text:p>
          </table:table-cell>
          <table:table-cell office:value-type="float" office:value="348124000">
            <text:p>348124000</text:p>
          </table:table-cell>
          <table:table-cell office:value-type="float" office:value="348426000">
            <text:p>348426000</text:p>
          </table:table-cell>
          <table:table-cell office:value-type="float" office:value="356827000">
            <text:p>356827000</text:p>
          </table:table-cell>
          <table:table-cell office:value-type="float" office:value="314324000">
            <text:p>314324000</text:p>
          </table:table-cell>
          <table:table-cell office:value-type="float" office:value="322535000">
            <text:p>322535000</text:p>
          </table:table-cell>
          <table:table-cell office:value-type="float" office:value="347083000">
            <text:p>347083000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AVERAGE([.A56:.CV56])" office:value-type="float" office:value="332037950">
            <text:p>332037950</text:p>
          </table:table-cell>
        </table:table-row>
        <table:table-row table:style-name="ro1">
          <table:table-cell office:value-type="float" office:value="400372000">
            <text:p>400372000</text:p>
          </table:table-cell>
          <table:table-cell office:value-type="float" office:value="417175000">
            <text:p>417175000</text:p>
          </table:table-cell>
          <table:table-cell office:value-type="float" office:value="418149000">
            <text:p>418149000</text:p>
          </table:table-cell>
          <table:table-cell office:value-type="float" office:value="406020000">
            <text:p>406020000</text:p>
          </table:table-cell>
          <table:table-cell office:value-type="float" office:value="413850000">
            <text:p>413850000</text:p>
          </table:table-cell>
          <table:table-cell office:value-type="float" office:value="326585000">
            <text:p>326585000</text:p>
          </table:table-cell>
          <table:table-cell office:value-type="float" office:value="329441000">
            <text:p>329441000</text:p>
          </table:table-cell>
          <table:table-cell office:value-type="float" office:value="334542000">
            <text:p>334542000</text:p>
          </table:table-cell>
          <table:table-cell office:value-type="float" office:value="335168000">
            <text:p>335168000</text:p>
          </table:table-cell>
          <table:table-cell office:value-type="float" office:value="341404000">
            <text:p>341404000</text:p>
          </table:table-cell>
          <table:table-cell office:value-type="float" office:value="397173000">
            <text:p>397173000</text:p>
          </table:table-cell>
          <table:table-cell office:value-type="float" office:value="400931000">
            <text:p>400931000</text:p>
          </table:table-cell>
          <table:table-cell office:value-type="float" office:value="357549000">
            <text:p>357549000</text:p>
          </table:table-cell>
          <table:table-cell office:value-type="float" office:value="355062000">
            <text:p>355062000</text:p>
          </table:table-cell>
          <table:table-cell office:value-type="float" office:value="347548000">
            <text:p>347548000</text:p>
          </table:table-cell>
          <table:table-cell office:value-type="float" office:value="346775000">
            <text:p>346775000</text:p>
          </table:table-cell>
          <table:table-cell office:value-type="float" office:value="474023000">
            <text:p>474023000</text:p>
          </table:table-cell>
          <table:table-cell office:value-type="float" office:value="475268000">
            <text:p>475268000</text:p>
          </table:table-cell>
          <table:table-cell office:value-type="float" office:value="408820000">
            <text:p>408820000</text:p>
          </table:table-cell>
          <table:table-cell office:value-type="float" office:value="410832000">
            <text:p>410832000</text:p>
          </table:table-cell>
          <table:table-cell office:value-type="float" office:value="369397000">
            <text:p>369397000</text:p>
          </table:table-cell>
          <table:table-cell office:value-type="float" office:value="366661000">
            <text:p>366661000</text:p>
          </table:table-cell>
          <table:table-cell office:value-type="float" office:value="354487000">
            <text:p>354487000</text:p>
          </table:table-cell>
          <table:table-cell office:value-type="float" office:value="357660000">
            <text:p>357660000</text:p>
          </table:table-cell>
          <table:table-cell office:value-type="float" office:value="362012000">
            <text:p>362012000</text:p>
          </table:table-cell>
          <table:table-cell office:value-type="float" office:value="376171000">
            <text:p>376171000</text:p>
          </table:table-cell>
          <table:table-cell office:value-type="float" office:value="379460000">
            <text:p>379460000</text:p>
          </table:table-cell>
          <table:table-cell office:value-type="float" office:value="342523000">
            <text:p>342523000</text:p>
          </table:table-cell>
          <table:table-cell office:value-type="float" office:value="343440000">
            <text:p>343440000</text:p>
          </table:table-cell>
          <table:table-cell office:value-type="float" office:value="385511000">
            <text:p>385511000</text:p>
          </table:table-cell>
          <table:table-cell office:value-type="float" office:value="386486000">
            <text:p>386486000</text:p>
          </table:table-cell>
          <table:table-cell office:value-type="float" office:value="312669000">
            <text:p>312669000</text:p>
          </table:table-cell>
          <table:table-cell office:value-type="float" office:value="314002000">
            <text:p>314002000</text:p>
          </table:table-cell>
          <table:table-cell office:value-type="float" office:value="315014000">
            <text:p>315014000</text:p>
          </table:table-cell>
          <table:table-cell office:value-type="float" office:value="403138000">
            <text:p>403138000</text:p>
          </table:table-cell>
          <table:table-cell office:value-type="float" office:value="399274000">
            <text:p>399274000</text:p>
          </table:table-cell>
          <table:table-cell office:value-type="float" office:value="384437000">
            <text:p>384437000</text:p>
          </table:table-cell>
          <table:table-cell office:value-type="float" office:value="393157000">
            <text:p>393157000</text:p>
          </table:table-cell>
          <table:table-cell office:value-type="float" office:value="396716000">
            <text:p>396716000</text:p>
          </table:table-cell>
          <table:table-cell office:value-type="float" office:value="393566000">
            <text:p>393566000</text:p>
          </table:table-cell>
          <table:table-cell office:value-type="float" office:value="338116000">
            <text:p>338116000</text:p>
          </table:table-cell>
          <table:table-cell office:value-type="float" office:value="335129000">
            <text:p>335129000</text:p>
          </table:table-cell>
          <table:table-cell office:value-type="float" office:value="336163000">
            <text:p>336163000</text:p>
          </table:table-cell>
          <table:table-cell office:value-type="float" office:value="317425000">
            <text:p>317425000</text:p>
          </table:table-cell>
          <table:table-cell office:value-type="float" office:value="315080000">
            <text:p>315080000</text:p>
          </table:table-cell>
          <table:table-cell office:value-type="float" office:value="312152000">
            <text:p>312152000</text:p>
          </table:table-cell>
          <table:table-cell office:value-type="float" office:value="320555000">
            <text:p>320555000</text:p>
          </table:table-cell>
          <table:table-cell office:value-type="float" office:value="449684000">
            <text:p>449684000</text:p>
          </table:table-cell>
          <table:table-cell office:value-type="float" office:value="445550000">
            <text:p>445550000</text:p>
          </table:table-cell>
          <table:table-cell office:value-type="float" office:value="345682000">
            <text:p>345682000</text:p>
          </table:table-cell>
          <table:table-cell office:value-type="float" office:value="346431000">
            <text:p>346431000</text:p>
          </table:table-cell>
          <table:table-cell office:value-type="float" office:value="355048000">
            <text:p>355048000</text:p>
          </table:table-cell>
          <table:table-cell office:value-type="float" office:value="379476000">
            <text:p>379476000</text:p>
          </table:table-cell>
          <table:table-cell office:value-type="float" office:value="378657000">
            <text:p>378657000</text:p>
          </table:table-cell>
          <table:table-cell office:value-type="float" office:value="396600000">
            <text:p>396600000</text:p>
          </table:table-cell>
          <table:table-cell office:value-type="float" office:value="394466000">
            <text:p>394466000</text:p>
          </table:table-cell>
          <table:table-cell office:value-type="float" office:value="355312000">
            <text:p>355312000</text:p>
          </table:table-cell>
          <table:table-cell office:value-type="float" office:value="356995000">
            <text:p>356995000</text:p>
          </table:table-cell>
          <table:table-cell office:value-type="float" office:value="345231000">
            <text:p>345231000</text:p>
          </table:table-cell>
          <table:table-cell office:value-type="float" office:value="346911000">
            <text:p>346911000</text:p>
          </table:table-cell>
          <table:table-cell office:value-type="float" office:value="343225000">
            <text:p>343225000</text:p>
          </table:table-cell>
          <table:table-cell office:value-type="float" office:value="391720000">
            <text:p>391720000</text:p>
          </table:table-cell>
          <table:table-cell office:value-type="float" office:value="391344000">
            <text:p>391344000</text:p>
          </table:table-cell>
          <table:table-cell office:value-type="float" office:value="411612000">
            <text:p>411612000</text:p>
          </table:table-cell>
          <table:table-cell office:value-type="float" office:value="409518000">
            <text:p>409518000</text:p>
          </table:table-cell>
          <table:table-cell office:value-type="float" office:value="319860000">
            <text:p>319860000</text:p>
          </table:table-cell>
          <table:table-cell office:value-type="float" office:value="320600000">
            <text:p>320600000</text:p>
          </table:table-cell>
          <table:table-cell office:value-type="float" office:value="442689000">
            <text:p>442689000</text:p>
          </table:table-cell>
          <table:table-cell office:value-type="float" office:value="442005000">
            <text:p>442005000</text:p>
          </table:table-cell>
          <table:table-cell office:value-type="float" office:value="384179000">
            <text:p>384179000</text:p>
          </table:table-cell>
          <table:table-cell office:value-type="float" office:value="385651000">
            <text:p>385651000</text:p>
          </table:table-cell>
          <table:table-cell office:value-type="float" office:value="358118000">
            <text:p>358118000</text:p>
          </table:table-cell>
          <table:table-cell office:value-type="float" office:value="359309000">
            <text:p>359309000</text:p>
          </table:table-cell>
          <table:table-cell office:value-type="float" office:value="342757000">
            <text:p>342757000</text:p>
          </table:table-cell>
          <table:table-cell office:value-type="float" office:value="347751000">
            <text:p>347751000</text:p>
          </table:table-cell>
          <table:table-cell office:value-type="float" office:value="345835000">
            <text:p>345835000</text:p>
          </table:table-cell>
          <table:table-cell office:value-type="float" office:value="400911000">
            <text:p>400911000</text:p>
          </table:table-cell>
          <table:table-cell office:value-type="float" office:value="399921000">
            <text:p>399921000</text:p>
          </table:table-cell>
          <table:table-cell office:value-type="float" office:value="418292000">
            <text:p>418292000</text:p>
          </table:table-cell>
          <table:table-cell office:value-type="float" office:value="419001000">
            <text:p>419001000</text:p>
          </table:table-cell>
          <table:table-cell office:value-type="float" office:value="384657000">
            <text:p>384657000</text:p>
          </table:table-cell>
          <table:table-cell office:value-type="float" office:value="392706000">
            <text:p>392706000</text:p>
          </table:table-cell>
          <table:table-cell office:value-type="float" office:value="343887000">
            <text:p>343887000</text:p>
          </table:table-cell>
          <table:table-cell office:value-type="float" office:value="343711000">
            <text:p>343711000</text:p>
          </table:table-cell>
          <table:table-cell office:value-type="float" office:value="363246000">
            <text:p>363246000</text:p>
          </table:table-cell>
          <table:table-cell office:value-type="float" office:value="361223000">
            <text:p>361223000</text:p>
          </table:table-cell>
          <table:table-cell office:value-type="float" office:value="337642000">
            <text:p>337642000</text:p>
          </table:table-cell>
          <table:table-cell office:value-type="float" office:value="337153000">
            <text:p>337153000</text:p>
          </table:table-cell>
          <table:table-cell office:value-type="float" office:value="345459000">
            <text:p>345459000</text:p>
          </table:table-cell>
          <table:table-cell office:value-type="float" office:value="342780000">
            <text:p>342780000</text:p>
          </table:table-cell>
          <table:table-cell office:value-type="float" office:value="342742000">
            <text:p>342742000</text:p>
          </table:table-cell>
          <table:table-cell office:value-type="float" office:value="397230000">
            <text:p>397230000</text:p>
          </table:table-cell>
          <table:table-cell office:value-type="float" office:value="396726000">
            <text:p>396726000</text:p>
          </table:table-cell>
          <table:table-cell office:value-type="float" office:value="350895000">
            <text:p>350895000</text:p>
          </table:table-cell>
          <table:table-cell office:value-type="float" office:value="347711000">
            <text:p>347711000</text:p>
          </table:table-cell>
          <table:table-cell office:value-type="float" office:value="364451000">
            <text:p>364451000</text:p>
          </table:table-cell>
          <table:table-cell office:value-type="float" office:value="361510000">
            <text:p>361510000</text:p>
          </table:table-cell>
          <table:table-cell office:value-type="float" office:value="369402000">
            <text:p>369402000</text:p>
          </table:table-cell>
          <table:table-cell office:value-type="float" office:value="359586000">
            <text:p>359586000</text:p>
          </table:table-cell>
          <table:table-cell office:value-type="float" office:value="363081000">
            <text:p>363081000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AVERAGE([.A57:.CV57])" office:value-type="float" office:value="370432270">
            <text:p>370432270</text:p>
          </table:table-cell>
        </table:table-row>
        <table:table-row table:style-name="ro1">
          <table:table-cell office:value-type="float" office:value="365122000">
            <text:p>365122000</text:p>
          </table:table-cell>
          <table:table-cell office:value-type="float" office:value="320376000">
            <text:p>320376000</text:p>
          </table:table-cell>
          <table:table-cell office:value-type="float" office:value="319873000">
            <text:p>319873000</text:p>
          </table:table-cell>
          <table:table-cell office:value-type="float" office:value="372399000">
            <text:p>372399000</text:p>
          </table:table-cell>
          <table:table-cell office:value-type="float" office:value="372404000">
            <text:p>372404000</text:p>
          </table:table-cell>
          <table:table-cell office:value-type="float" office:value="359495000">
            <text:p>359495000</text:p>
          </table:table-cell>
          <table:table-cell office:value-type="float" office:value="361423000">
            <text:p>361423000</text:p>
          </table:table-cell>
          <table:table-cell office:value-type="float" office:value="356025000">
            <text:p>356025000</text:p>
          </table:table-cell>
          <table:table-cell office:value-type="float" office:value="388710000">
            <text:p>388710000</text:p>
          </table:table-cell>
          <table:table-cell office:value-type="float" office:value="389081000">
            <text:p>389081000</text:p>
          </table:table-cell>
          <table:table-cell office:value-type="float" office:value="321845000">
            <text:p>321845000</text:p>
          </table:table-cell>
          <table:table-cell office:value-type="float" office:value="321816000">
            <text:p>321816000</text:p>
          </table:table-cell>
          <table:table-cell office:value-type="float" office:value="401133000">
            <text:p>401133000</text:p>
          </table:table-cell>
          <table:table-cell office:value-type="float" office:value="394867000">
            <text:p>394867000</text:p>
          </table:table-cell>
          <table:table-cell office:value-type="float" office:value="395791000">
            <text:p>395791000</text:p>
          </table:table-cell>
          <table:table-cell office:value-type="float" office:value="368995000">
            <text:p>368995000</text:p>
          </table:table-cell>
          <table:table-cell office:value-type="float" office:value="368128000">
            <text:p>368128000</text:p>
          </table:table-cell>
          <table:table-cell office:value-type="float" office:value="370084000">
            <text:p>370084000</text:p>
          </table:table-cell>
          <table:table-cell office:value-type="float" office:value="363718000">
            <text:p>363718000</text:p>
          </table:table-cell>
          <table:table-cell office:value-type="float" office:value="367912000">
            <text:p>367912000</text:p>
          </table:table-cell>
          <table:table-cell office:value-type="float" office:value="330355000">
            <text:p>330355000</text:p>
          </table:table-cell>
          <table:table-cell office:value-type="float" office:value="325196000">
            <text:p>325196000</text:p>
          </table:table-cell>
          <table:table-cell office:value-type="float" office:value="372518000">
            <text:p>372518000</text:p>
          </table:table-cell>
          <table:table-cell office:value-type="float" office:value="371731000">
            <text:p>371731000</text:p>
          </table:table-cell>
          <table:table-cell office:value-type="float" office:value="355594000">
            <text:p>355594000</text:p>
          </table:table-cell>
          <table:table-cell office:value-type="float" office:value="356433000">
            <text:p>356433000</text:p>
          </table:table-cell>
          <table:table-cell office:value-type="float" office:value="356177000">
            <text:p>356177000</text:p>
          </table:table-cell>
          <table:table-cell office:value-type="float" office:value="356736000">
            <text:p>356736000</text:p>
          </table:table-cell>
          <table:table-cell office:value-type="float" office:value="355012000">
            <text:p>355012000</text:p>
          </table:table-cell>
          <table:table-cell office:value-type="float" office:value="294972000">
            <text:p>294972000</text:p>
          </table:table-cell>
          <table:table-cell office:value-type="float" office:value="294313000">
            <text:p>294313000</text:p>
          </table:table-cell>
          <table:table-cell office:value-type="float" office:value="355473000">
            <text:p>355473000</text:p>
          </table:table-cell>
          <table:table-cell office:value-type="float" office:value="353911000">
            <text:p>353911000</text:p>
          </table:table-cell>
          <table:table-cell office:value-type="float" office:value="356323000">
            <text:p>356323000</text:p>
          </table:table-cell>
          <table:table-cell office:value-type="float" office:value="370134000">
            <text:p>370134000</text:p>
          </table:table-cell>
          <table:table-cell office:value-type="float" office:value="348008000">
            <text:p>348008000</text:p>
          </table:table-cell>
          <table:table-cell office:value-type="float" office:value="349707000">
            <text:p>349707000</text:p>
          </table:table-cell>
          <table:table-cell office:value-type="float" office:value="369699000">
            <text:p>369699000</text:p>
          </table:table-cell>
          <table:table-cell office:value-type="float" office:value="369179000">
            <text:p>369179000</text:p>
          </table:table-cell>
          <table:table-cell office:value-type="float" office:value="394758000">
            <text:p>394758000</text:p>
          </table:table-cell>
          <table:table-cell office:value-type="float" office:value="395211000">
            <text:p>395211000</text:p>
          </table:table-cell>
          <table:table-cell office:value-type="float" office:value="461302000">
            <text:p>461302000</text:p>
          </table:table-cell>
          <table:table-cell office:value-type="float" office:value="462205000">
            <text:p>462205000</text:p>
          </table:table-cell>
          <table:table-cell office:value-type="float" office:value="348705000">
            <text:p>348705000</text:p>
          </table:table-cell>
          <table:table-cell office:value-type="float" office:value="343558000">
            <text:p>343558000</text:p>
          </table:table-cell>
          <table:table-cell office:value-type="float" office:value="384098000">
            <text:p>384098000</text:p>
          </table:table-cell>
          <table:table-cell office:value-type="float" office:value="384375000">
            <text:p>384375000</text:p>
          </table:table-cell>
          <table:table-cell office:value-type="float" office:value="358228000">
            <text:p>358228000</text:p>
          </table:table-cell>
          <table:table-cell office:value-type="float" office:value="358018000">
            <text:p>358018000</text:p>
          </table:table-cell>
          <table:table-cell office:value-type="float" office:value="389047000">
            <text:p>389047000</text:p>
          </table:table-cell>
          <table:table-cell office:value-type="float" office:value="385250000">
            <text:p>385250000</text:p>
          </table:table-cell>
          <table:table-cell office:value-type="float" office:value="391508000">
            <text:p>391508000</text:p>
          </table:table-cell>
          <table:table-cell office:value-type="float" office:value="349545000">
            <text:p>349545000</text:p>
          </table:table-cell>
          <table:table-cell office:value-type="float" office:value="350757000">
            <text:p>350757000</text:p>
          </table:table-cell>
          <table:table-cell office:value-type="float" office:value="438545000">
            <text:p>438545000</text:p>
          </table:table-cell>
          <table:table-cell office:value-type="float" office:value="388223000">
            <text:p>388223000</text:p>
          </table:table-cell>
          <table:table-cell office:value-type="float" office:value="389213000">
            <text:p>389213000</text:p>
          </table:table-cell>
          <table:table-cell office:value-type="float" office:value="326723000">
            <text:p>326723000</text:p>
          </table:table-cell>
          <table:table-cell office:value-type="float" office:value="328358000">
            <text:p>328358000</text:p>
          </table:table-cell>
          <table:table-cell office:value-type="float" office:value="436622000">
            <text:p>436622000</text:p>
          </table:table-cell>
          <table:table-cell office:value-type="float" office:value="431682000">
            <text:p>431682000</text:p>
          </table:table-cell>
          <table:table-cell office:value-type="float" office:value="432694000">
            <text:p>432694000</text:p>
          </table:table-cell>
          <table:table-cell office:value-type="float" office:value="434419000">
            <text:p>434419000</text:p>
          </table:table-cell>
          <table:table-cell office:value-type="float" office:value="362788000">
            <text:p>362788000</text:p>
          </table:table-cell>
          <table:table-cell office:value-type="float" office:value="362914000">
            <text:p>362914000</text:p>
          </table:table-cell>
          <table:table-cell office:value-type="float" office:value="381625000">
            <text:p>381625000</text:p>
          </table:table-cell>
          <table:table-cell office:value-type="float" office:value="382255000">
            <text:p>382255000</text:p>
          </table:table-cell>
          <table:table-cell office:value-type="float" office:value="354107000">
            <text:p>354107000</text:p>
          </table:table-cell>
          <table:table-cell office:value-type="float" office:value="354294000">
            <text:p>354294000</text:p>
          </table:table-cell>
          <table:table-cell office:value-type="float" office:value="416892000">
            <text:p>416892000</text:p>
          </table:table-cell>
          <table:table-cell office:value-type="float" office:value="421132000">
            <text:p>421132000</text:p>
          </table:table-cell>
          <table:table-cell office:value-type="float" office:value="365839000">
            <text:p>365839000</text:p>
          </table:table-cell>
          <table:table-cell office:value-type="float" office:value="363742000">
            <text:p>363742000</text:p>
          </table:table-cell>
          <table:table-cell office:value-type="float" office:value="330226000">
            <text:p>330226000</text:p>
          </table:table-cell>
          <table:table-cell office:value-type="float" office:value="330491000">
            <text:p>330491000</text:p>
          </table:table-cell>
          <table:table-cell office:value-type="float" office:value="369116000">
            <text:p>369116000</text:p>
          </table:table-cell>
          <table:table-cell office:value-type="float" office:value="370040000">
            <text:p>370040000</text:p>
          </table:table-cell>
          <table:table-cell office:value-type="float" office:value="387214000">
            <text:p>387214000</text:p>
          </table:table-cell>
          <table:table-cell office:value-type="float" office:value="386562000">
            <text:p>386562000</text:p>
          </table:table-cell>
          <table:table-cell office:value-type="float" office:value="350878000">
            <text:p>350878000</text:p>
          </table:table-cell>
          <table:table-cell office:value-type="float" office:value="354749000">
            <text:p>354749000</text:p>
          </table:table-cell>
          <table:table-cell office:value-type="float" office:value="365624000">
            <text:p>365624000</text:p>
          </table:table-cell>
          <table:table-cell office:value-type="float" office:value="365200000">
            <text:p>365200000</text:p>
          </table:table-cell>
          <table:table-cell office:value-type="float" office:value="385848000">
            <text:p>385848000</text:p>
          </table:table-cell>
          <table:table-cell office:value-type="float" office:value="389880000">
            <text:p>389880000</text:p>
          </table:table-cell>
          <table:table-cell office:value-type="float" office:value="353615000">
            <text:p>353615000</text:p>
          </table:table-cell>
          <table:table-cell office:value-type="float" office:value="357670000">
            <text:p>357670000</text:p>
          </table:table-cell>
          <table:table-cell office:value-type="float" office:value="341375000">
            <text:p>341375000</text:p>
          </table:table-cell>
          <table:table-cell office:value-type="float" office:value="343226000">
            <text:p>343226000</text:p>
          </table:table-cell>
          <table:table-cell office:value-type="float" office:value="364596000">
            <text:p>364596000</text:p>
          </table:table-cell>
          <table:table-cell office:value-type="float" office:value="365918000">
            <text:p>365918000</text:p>
          </table:table-cell>
          <table:table-cell office:value-type="float" office:value="357739000">
            <text:p>357739000</text:p>
          </table:table-cell>
          <table:table-cell office:value-type="float" office:value="358628000">
            <text:p>358628000</text:p>
          </table:table-cell>
          <table:table-cell office:value-type="float" office:value="338706000">
            <text:p>338706000</text:p>
          </table:table-cell>
          <table:table-cell office:value-type="float" office:value="338309000">
            <text:p>338309000</text:p>
          </table:table-cell>
          <table:table-cell office:value-type="float" office:value="336773000">
            <text:p>336773000</text:p>
          </table:table-cell>
          <table:table-cell office:value-type="float" office:value="330990000">
            <text:p>330990000</text:p>
          </table:table-cell>
          <table:table-cell office:value-type="float" office:value="333931000">
            <text:p>333931000</text:p>
          </table:table-cell>
          <table:table-cell office:value-type="float" office:value="337554000">
            <text:p>337554000</text:p>
          </table:table-cell>
          <table:table-cell office:value-type="float" office:value="338767000">
            <text:p>338767000</text:p>
          </table:table-cell>
          <table:table-cell table:number-columns-repeated="2"/>
          <table:table-cell office:value-type="float" office:value="82">
            <text:p>82</text:p>
          </table:table-cell>
          <table:table-cell table:formula="of:=AVERAGE([.A58:.CV58])" office:value-type="float" office:value="366329250">
            <text:p>366329250</text:p>
          </table:table-cell>
        </table:table-row>
        <table:table-row table:style-name="ro1">
          <table:table-cell office:value-type="float" office:value="395142000">
            <text:p>395142000</text:p>
          </table:table-cell>
          <table:table-cell office:value-type="float" office:value="395395000">
            <text:p>395395000</text:p>
          </table:table-cell>
          <table:table-cell office:value-type="float" office:value="367952000">
            <text:p>367952000</text:p>
          </table:table-cell>
          <table:table-cell office:value-type="float" office:value="375697000">
            <text:p>375697000</text:p>
          </table:table-cell>
          <table:table-cell office:value-type="float" office:value="369983000">
            <text:p>369983000</text:p>
          </table:table-cell>
          <table:table-cell office:value-type="float" office:value="550247000">
            <text:p>550247000</text:p>
          </table:table-cell>
          <table:table-cell office:value-type="float" office:value="404387000">
            <text:p>404387000</text:p>
          </table:table-cell>
          <table:table-cell office:value-type="float" office:value="407359000">
            <text:p>407359000</text:p>
          </table:table-cell>
          <table:table-cell office:value-type="float" office:value="396813000">
            <text:p>396813000</text:p>
          </table:table-cell>
          <table:table-cell office:value-type="float" office:value="396425000">
            <text:p>396425000</text:p>
          </table:table-cell>
          <table:table-cell office:value-type="float" office:value="463801000">
            <text:p>463801000</text:p>
          </table:table-cell>
          <table:table-cell office:value-type="float" office:value="467038000">
            <text:p>467038000</text:p>
          </table:table-cell>
          <table:table-cell office:value-type="float" office:value="365165000">
            <text:p>365165000</text:p>
          </table:table-cell>
          <table:table-cell office:value-type="float" office:value="361964000">
            <text:p>361964000</text:p>
          </table:table-cell>
          <table:table-cell office:value-type="float" office:value="345350000">
            <text:p>345350000</text:p>
          </table:table-cell>
          <table:table-cell office:value-type="float" office:value="399075000">
            <text:p>399075000</text:p>
          </table:table-cell>
          <table:table-cell office:value-type="float" office:value="400756000">
            <text:p>400756000</text:p>
          </table:table-cell>
          <table:table-cell office:value-type="float" office:value="397983000">
            <text:p>397983000</text:p>
          </table:table-cell>
          <table:table-cell office:value-type="float" office:value="398971000">
            <text:p>398971000</text:p>
          </table:table-cell>
          <table:table-cell office:value-type="float" office:value="458069000">
            <text:p>458069000</text:p>
          </table:table-cell>
          <table:table-cell office:value-type="float" office:value="428738000">
            <text:p>428738000</text:p>
          </table:table-cell>
          <table:table-cell office:value-type="float" office:value="421692000">
            <text:p>421692000</text:p>
          </table:table-cell>
          <table:table-cell office:value-type="float" office:value="416232000">
            <text:p>416232000</text:p>
          </table:table-cell>
          <table:table-cell office:value-type="float" office:value="450480000">
            <text:p>450480000</text:p>
          </table:table-cell>
          <table:table-cell office:value-type="float" office:value="450850000">
            <text:p>450850000</text:p>
          </table:table-cell>
          <table:table-cell office:value-type="float" office:value="441327000">
            <text:p>441327000</text:p>
          </table:table-cell>
          <table:table-cell office:value-type="float" office:value="442987000">
            <text:p>442987000</text:p>
          </table:table-cell>
          <table:table-cell office:value-type="float" office:value="367160000">
            <text:p>367160000</text:p>
          </table:table-cell>
          <table:table-cell office:value-type="float" office:value="372001000">
            <text:p>372001000</text:p>
          </table:table-cell>
          <table:table-cell office:value-type="float" office:value="370385000">
            <text:p>370385000</text:p>
          </table:table-cell>
          <table:table-cell office:value-type="float" office:value="370775000">
            <text:p>370775000</text:p>
          </table:table-cell>
          <table:table-cell office:value-type="float" office:value="364420000">
            <text:p>364420000</text:p>
          </table:table-cell>
          <table:table-cell office:value-type="float" office:value="371830000">
            <text:p>371830000</text:p>
          </table:table-cell>
          <table:table-cell office:value-type="float" office:value="458741000">
            <text:p>458741000</text:p>
          </table:table-cell>
          <table:table-cell office:value-type="float" office:value="458254000">
            <text:p>458254000</text:p>
          </table:table-cell>
          <table:table-cell office:value-type="float" office:value="470610000">
            <text:p>470610000</text:p>
          </table:table-cell>
          <table:table-cell office:value-type="float" office:value="471478000">
            <text:p>471478000</text:p>
          </table:table-cell>
          <table:table-cell office:value-type="float" office:value="397799000">
            <text:p>397799000</text:p>
          </table:table-cell>
          <table:table-cell office:value-type="float" office:value="396848000">
            <text:p>396848000</text:p>
          </table:table-cell>
          <table:table-cell office:value-type="float" office:value="415970000">
            <text:p>415970000</text:p>
          </table:table-cell>
          <table:table-cell office:value-type="float" office:value="408310000">
            <text:p>408310000</text:p>
          </table:table-cell>
          <table:table-cell office:value-type="float" office:value="479469000">
            <text:p>479469000</text:p>
          </table:table-cell>
          <table:table-cell office:value-type="float" office:value="480944000">
            <text:p>480944000</text:p>
          </table:table-cell>
          <table:table-cell office:value-type="float" office:value="346063000">
            <text:p>346063000</text:p>
          </table:table-cell>
          <table:table-cell office:value-type="float" office:value="482887000">
            <text:p>482887000</text:p>
          </table:table-cell>
          <table:table-cell office:value-type="float" office:value="483641000">
            <text:p>483641000</text:p>
          </table:table-cell>
          <table:table-cell office:value-type="float" office:value="420685000">
            <text:p>420685000</text:p>
          </table:table-cell>
          <table:table-cell office:value-type="float" office:value="421176000">
            <text:p>421176000</text:p>
          </table:table-cell>
          <table:table-cell office:value-type="float" office:value="420481000">
            <text:p>420481000</text:p>
          </table:table-cell>
          <table:table-cell office:value-type="float" office:value="423953000">
            <text:p>423953000</text:p>
          </table:table-cell>
          <table:table-cell office:value-type="float" office:value="411109000">
            <text:p>411109000</text:p>
          </table:table-cell>
          <table:table-cell office:value-type="float" office:value="410202000">
            <text:p>410202000</text:p>
          </table:table-cell>
          <table:table-cell office:value-type="float" office:value="419926000">
            <text:p>419926000</text:p>
          </table:table-cell>
          <table:table-cell office:value-type="float" office:value="434255000">
            <text:p>434255000</text:p>
          </table:table-cell>
          <table:table-cell office:value-type="float" office:value="433939000">
            <text:p>433939000</text:p>
          </table:table-cell>
          <table:table-cell office:value-type="float" office:value="429562000">
            <text:p>429562000</text:p>
          </table:table-cell>
          <table:table-cell office:value-type="float" office:value="425676000">
            <text:p>425676000</text:p>
          </table:table-cell>
          <table:table-cell office:value-type="float" office:value="364831000">
            <text:p>364831000</text:p>
          </table:table-cell>
          <table:table-cell office:value-type="float" office:value="363937000">
            <text:p>363937000</text:p>
          </table:table-cell>
          <table:table-cell office:value-type="float" office:value="361580000">
            <text:p>361580000</text:p>
          </table:table-cell>
          <table:table-cell office:value-type="float" office:value="360827000">
            <text:p>360827000</text:p>
          </table:table-cell>
          <table:table-cell office:value-type="float" office:value="347720000">
            <text:p>347720000</text:p>
          </table:table-cell>
          <table:table-cell office:value-type="float" office:value="347844000">
            <text:p>347844000</text:p>
          </table:table-cell>
          <table:table-cell office:value-type="float" office:value="397560000">
            <text:p>397560000</text:p>
          </table:table-cell>
          <table:table-cell office:value-type="float" office:value="398313000">
            <text:p>398313000</text:p>
          </table:table-cell>
          <table:table-cell office:value-type="float" office:value="421279000">
            <text:p>421279000</text:p>
          </table:table-cell>
          <table:table-cell office:value-type="float" office:value="428119000">
            <text:p>428119000</text:p>
          </table:table-cell>
          <table:table-cell office:value-type="float" office:value="390264000">
            <text:p>390264000</text:p>
          </table:table-cell>
          <table:table-cell office:value-type="float" office:value="393287000">
            <text:p>393287000</text:p>
          </table:table-cell>
          <table:table-cell office:value-type="float" office:value="367885000">
            <text:p>367885000</text:p>
          </table:table-cell>
          <table:table-cell office:value-type="float" office:value="371002000">
            <text:p>371002000</text:p>
          </table:table-cell>
          <table:table-cell office:value-type="float" office:value="395415000">
            <text:p>395415000</text:p>
          </table:table-cell>
          <table:table-cell office:value-type="float" office:value="402333000">
            <text:p>402333000</text:p>
          </table:table-cell>
          <table:table-cell office:value-type="float" office:value="386666000">
            <text:p>386666000</text:p>
          </table:table-cell>
          <table:table-cell office:value-type="float" office:value="371577000">
            <text:p>371577000</text:p>
          </table:table-cell>
          <table:table-cell office:value-type="float" office:value="395869000">
            <text:p>395869000</text:p>
          </table:table-cell>
          <table:table-cell office:value-type="float" office:value="471859000">
            <text:p>471859000</text:p>
          </table:table-cell>
          <table:table-cell office:value-type="float" office:value="423261000">
            <text:p>423261000</text:p>
          </table:table-cell>
          <table:table-cell office:value-type="float" office:value="388213000">
            <text:p>388213000</text:p>
          </table:table-cell>
          <table:table-cell office:value-type="float" office:value="390515000">
            <text:p>390515000</text:p>
          </table:table-cell>
          <table:table-cell office:value-type="float" office:value="488610000">
            <text:p>488610000</text:p>
          </table:table-cell>
          <table:table-cell office:value-type="float" office:value="483423000">
            <text:p>483423000</text:p>
          </table:table-cell>
          <table:table-cell office:value-type="float" office:value="412913000">
            <text:p>412913000</text:p>
          </table:table-cell>
          <table:table-cell office:value-type="float" office:value="420608000">
            <text:p>420608000</text:p>
          </table:table-cell>
          <table:table-cell office:value-type="float" office:value="395962000">
            <text:p>395962000</text:p>
          </table:table-cell>
          <table:table-cell office:value-type="float" office:value="452800000">
            <text:p>452800000</text:p>
          </table:table-cell>
          <table:table-cell office:value-type="float" office:value="379754000">
            <text:p>379754000</text:p>
          </table:table-cell>
          <table:table-cell office:value-type="float" office:value="379364000">
            <text:p>379364000</text:p>
          </table:table-cell>
          <table:table-cell office:value-type="float" office:value="423109000">
            <text:p>423109000</text:p>
          </table:table-cell>
          <table:table-cell office:value-type="float" office:value="424541000">
            <text:p>424541000</text:p>
          </table:table-cell>
          <table:table-cell office:value-type="float" office:value="429812000">
            <text:p>429812000</text:p>
          </table:table-cell>
          <table:table-cell office:value-type="float" office:value="428792000">
            <text:p>428792000</text:p>
          </table:table-cell>
          <table:table-cell office:value-type="float" office:value="381748000">
            <text:p>381748000</text:p>
          </table:table-cell>
          <table:table-cell office:value-type="float" office:value="407158000">
            <text:p>407158000</text:p>
          </table:table-cell>
          <table:table-cell office:value-type="float" office:value="405244000">
            <text:p>405244000</text:p>
          </table:table-cell>
          <table:table-cell office:value-type="float" office:value="469243000">
            <text:p>469243000</text:p>
          </table:table-cell>
          <table:table-cell office:value-type="float" office:value="468431000">
            <text:p>468431000</text:p>
          </table:table-cell>
          <table:table-cell office:value-type="float" office:value="372669000">
            <text:p>372669000</text:p>
          </table:table-cell>
          <table:table-cell office:value-type="float" office:value="374379000">
            <text:p>374379000</text:p>
          </table:table-cell>
          <table:table-cell office:value-type="float" office:value="381137000">
            <text:p>381137000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AVERAGE([.A59:.CV59])" office:value-type="float" office:value="411082800">
            <text:p>411082800</text:p>
          </table:table-cell>
        </table:table-row>
        <table:table-row table:style-name="ro1">
          <table:table-cell office:value-type="float" office:value="374243000">
            <text:p>374243000</text:p>
          </table:table-cell>
          <table:table-cell office:value-type="float" office:value="375114000">
            <text:p>375114000</text:p>
          </table:table-cell>
          <table:table-cell office:value-type="float" office:value="416726000">
            <text:p>416726000</text:p>
          </table:table-cell>
          <table:table-cell office:value-type="float" office:value="418981000">
            <text:p>418981000</text:p>
          </table:table-cell>
          <table:table-cell office:value-type="float" office:value="486305000">
            <text:p>486305000</text:p>
          </table:table-cell>
          <table:table-cell office:value-type="float" office:value="484354000">
            <text:p>484354000</text:p>
          </table:table-cell>
          <table:table-cell office:value-type="float" office:value="409936000">
            <text:p>409936000</text:p>
          </table:table-cell>
          <table:table-cell office:value-type="float" office:value="407599000">
            <text:p>407599000</text:p>
          </table:table-cell>
          <table:table-cell office:value-type="float" office:value="367662000">
            <text:p>367662000</text:p>
          </table:table-cell>
          <table:table-cell office:value-type="float" office:value="364997000">
            <text:p>364997000</text:p>
          </table:table-cell>
          <table:table-cell office:value-type="float" office:value="345286000">
            <text:p>345286000</text:p>
          </table:table-cell>
          <table:table-cell office:value-type="float" office:value="344474000">
            <text:p>344474000</text:p>
          </table:table-cell>
          <table:table-cell office:value-type="float" office:value="439515000">
            <text:p>439515000</text:p>
          </table:table-cell>
          <table:table-cell office:value-type="float" office:value="437430000">
            <text:p>437430000</text:p>
          </table:table-cell>
          <table:table-cell office:value-type="float" office:value="415272000">
            <text:p>415272000</text:p>
          </table:table-cell>
          <table:table-cell office:value-type="float" office:value="417979000">
            <text:p>417979000</text:p>
          </table:table-cell>
          <table:table-cell office:value-type="float" office:value="405836000">
            <text:p>405836000</text:p>
          </table:table-cell>
          <table:table-cell office:value-type="float" office:value="401527000">
            <text:p>401527000</text:p>
          </table:table-cell>
          <table:table-cell office:value-type="float" office:value="434080000">
            <text:p>434080000</text:p>
          </table:table-cell>
          <table:table-cell office:value-type="float" office:value="432141000">
            <text:p>432141000</text:p>
          </table:table-cell>
          <table:table-cell office:value-type="float" office:value="415233000">
            <text:p>415233000</text:p>
          </table:table-cell>
          <table:table-cell office:value-type="float" office:value="415873000">
            <text:p>415873000</text:p>
          </table:table-cell>
          <table:table-cell office:value-type="float" office:value="478153000">
            <text:p>478153000</text:p>
          </table:table-cell>
          <table:table-cell office:value-type="float" office:value="424733000">
            <text:p>424733000</text:p>
          </table:table-cell>
          <table:table-cell office:value-type="float" office:value="419063000">
            <text:p>419063000</text:p>
          </table:table-cell>
          <table:table-cell office:value-type="float" office:value="419333000">
            <text:p>419333000</text:p>
          </table:table-cell>
          <table:table-cell office:value-type="float" office:value="417954000">
            <text:p>417954000</text:p>
          </table:table-cell>
          <table:table-cell office:value-type="float" office:value="437279000">
            <text:p>437279000</text:p>
          </table:table-cell>
          <table:table-cell office:value-type="float" office:value="439009000">
            <text:p>439009000</text:p>
          </table:table-cell>
          <table:table-cell office:value-type="float" office:value="345081000">
            <text:p>345081000</text:p>
          </table:table-cell>
          <table:table-cell office:value-type="float" office:value="394963000">
            <text:p>394963000</text:p>
          </table:table-cell>
          <table:table-cell office:value-type="float" office:value="396361000">
            <text:p>396361000</text:p>
          </table:table-cell>
          <table:table-cell office:value-type="float" office:value="415445000">
            <text:p>415445000</text:p>
          </table:table-cell>
          <table:table-cell office:value-type="float" office:value="413574000">
            <text:p>413574000</text:p>
          </table:table-cell>
          <table:table-cell office:value-type="float" office:value="365422000">
            <text:p>365422000</text:p>
          </table:table-cell>
          <table:table-cell office:value-type="float" office:value="364979000">
            <text:p>364979000</text:p>
          </table:table-cell>
          <table:table-cell office:value-type="float" office:value="364040000">
            <text:p>364040000</text:p>
          </table:table-cell>
          <table:table-cell office:value-type="float" office:value="363114000">
            <text:p>363114000</text:p>
          </table:table-cell>
          <table:table-cell office:value-type="float" office:value="365297000">
            <text:p>365297000</text:p>
          </table:table-cell>
          <table:table-cell office:value-type="float" office:value="370615000">
            <text:p>370615000</text:p>
          </table:table-cell>
          <table:table-cell office:value-type="float" office:value="339771000">
            <text:p>339771000</text:p>
          </table:table-cell>
          <table:table-cell office:value-type="float" office:value="342760000">
            <text:p>342760000</text:p>
          </table:table-cell>
          <table:table-cell office:value-type="float" office:value="363395000">
            <text:p>363395000</text:p>
          </table:table-cell>
          <table:table-cell office:value-type="float" office:value="363457000">
            <text:p>363457000</text:p>
          </table:table-cell>
          <table:table-cell office:value-type="float" office:value="401469000">
            <text:p>401469000</text:p>
          </table:table-cell>
          <table:table-cell office:value-type="float" office:value="404959000">
            <text:p>404959000</text:p>
          </table:table-cell>
          <table:table-cell office:value-type="float" office:value="373955000">
            <text:p>373955000</text:p>
          </table:table-cell>
          <table:table-cell office:value-type="float" office:value="370988000">
            <text:p>370988000</text:p>
          </table:table-cell>
          <table:table-cell office:value-type="float" office:value="451667000">
            <text:p>451667000</text:p>
          </table:table-cell>
          <table:table-cell office:value-type="float" office:value="449918000">
            <text:p>449918000</text:p>
          </table:table-cell>
          <table:table-cell office:value-type="float" office:value="447581000">
            <text:p>447581000</text:p>
          </table:table-cell>
          <table:table-cell office:value-type="float" office:value="445180000">
            <text:p>445180000</text:p>
          </table:table-cell>
          <table:table-cell office:value-type="float" office:value="455579000">
            <text:p>455579000</text:p>
          </table:table-cell>
          <table:table-cell office:value-type="float" office:value="458570000">
            <text:p>458570000</text:p>
          </table:table-cell>
          <table:table-cell office:value-type="float" office:value="401588000">
            <text:p>401588000</text:p>
          </table:table-cell>
          <table:table-cell office:value-type="float" office:value="399706000">
            <text:p>399706000</text:p>
          </table:table-cell>
          <table:table-cell office:value-type="float" office:value="361070000">
            <text:p>361070000</text:p>
          </table:table-cell>
          <table:table-cell office:value-type="float" office:value="361914000">
            <text:p>361914000</text:p>
          </table:table-cell>
          <table:table-cell office:value-type="float" office:value="443980000">
            <text:p>443980000</text:p>
          </table:table-cell>
          <table:table-cell office:value-type="float" office:value="441659000">
            <text:p>441659000</text:p>
          </table:table-cell>
          <table:table-cell office:value-type="float" office:value="444365000">
            <text:p>444365000</text:p>
          </table:table-cell>
          <table:table-cell office:value-type="float" office:value="443799000">
            <text:p>443799000</text:p>
          </table:table-cell>
          <table:table-cell office:value-type="float" office:value="429382000">
            <text:p>429382000</text:p>
          </table:table-cell>
          <table:table-cell office:value-type="float" office:value="433603000">
            <text:p>433603000</text:p>
          </table:table-cell>
          <table:table-cell office:value-type="float" office:value="461382000">
            <text:p>461382000</text:p>
          </table:table-cell>
          <table:table-cell office:value-type="float" office:value="456084000">
            <text:p>456084000</text:p>
          </table:table-cell>
          <table:table-cell office:value-type="float" office:value="376644000">
            <text:p>376644000</text:p>
          </table:table-cell>
          <table:table-cell office:value-type="float" office:value="342338000">
            <text:p>342338000</text:p>
          </table:table-cell>
          <table:table-cell office:value-type="float" office:value="376482000">
            <text:p>376482000</text:p>
          </table:table-cell>
          <table:table-cell office:value-type="float" office:value="376204000">
            <text:p>376204000</text:p>
          </table:table-cell>
          <table:table-cell office:value-type="float" office:value="383920000">
            <text:p>383920000</text:p>
          </table:table-cell>
          <table:table-cell office:value-type="float" office:value="386448000">
            <text:p>386448000</text:p>
          </table:table-cell>
          <table:table-cell office:value-type="float" office:value="375819000">
            <text:p>375819000</text:p>
          </table:table-cell>
          <table:table-cell office:value-type="float" office:value="374244000">
            <text:p>374244000</text:p>
          </table:table-cell>
          <table:table-cell office:value-type="float" office:value="364625000">
            <text:p>364625000</text:p>
          </table:table-cell>
          <table:table-cell office:value-type="float" office:value="360629000">
            <text:p>360629000</text:p>
          </table:table-cell>
          <table:table-cell office:value-type="float" office:value="361304000">
            <text:p>361304000</text:p>
          </table:table-cell>
          <table:table-cell office:value-type="float" office:value="405759000">
            <text:p>405759000</text:p>
          </table:table-cell>
          <table:table-cell office:value-type="float" office:value="405442000">
            <text:p>405442000</text:p>
          </table:table-cell>
          <table:table-cell office:value-type="float" office:value="450161000">
            <text:p>450161000</text:p>
          </table:table-cell>
          <table:table-cell office:value-type="float" office:value="451417000">
            <text:p>451417000</text:p>
          </table:table-cell>
          <table:table-cell office:value-type="float" office:value="318910000">
            <text:p>318910000</text:p>
          </table:table-cell>
          <table:table-cell office:value-type="float" office:value="315031000">
            <text:p>315031000</text:p>
          </table:table-cell>
          <table:table-cell office:value-type="float" office:value="376081000">
            <text:p>376081000</text:p>
          </table:table-cell>
          <table:table-cell office:value-type="float" office:value="379657000">
            <text:p>379657000</text:p>
          </table:table-cell>
          <table:table-cell office:value-type="float" office:value="380491000">
            <text:p>380491000</text:p>
          </table:table-cell>
          <table:table-cell office:value-type="float" office:value="384786000">
            <text:p>384786000</text:p>
          </table:table-cell>
          <table:table-cell office:value-type="float" office:value="436420000">
            <text:p>436420000</text:p>
          </table:table-cell>
          <table:table-cell office:value-type="float" office:value="433228000">
            <text:p>433228000</text:p>
          </table:table-cell>
          <table:table-cell office:value-type="float" office:value="398853000">
            <text:p>398853000</text:p>
          </table:table-cell>
          <table:table-cell office:value-type="float" office:value="399678000">
            <text:p>399678000</text:p>
          </table:table-cell>
          <table:table-cell office:value-type="float" office:value="392036000">
            <text:p>392036000</text:p>
          </table:table-cell>
          <table:table-cell office:value-type="float" office:value="392113000">
            <text:p>392113000</text:p>
          </table:table-cell>
          <table:table-cell office:value-type="float" office:value="418685000">
            <text:p>418685000</text:p>
          </table:table-cell>
          <table:table-cell office:value-type="float" office:value="423585000">
            <text:p>423585000</text:p>
          </table:table-cell>
          <table:table-cell office:value-type="float" office:value="408307000">
            <text:p>408307000</text:p>
          </table:table-cell>
          <table:table-cell office:value-type="float" office:value="390660000">
            <text:p>390660000</text:p>
          </table:table-cell>
          <table:table-cell office:value-type="float" office:value="400349000">
            <text:p>400349000</text:p>
          </table:table-cell>
          <table:table-cell office:value-type="float" office:value="399396000">
            <text:p>399396000</text:p>
          </table:table-cell>
          <table:table-cell office:value-type="float" office:value="401599000">
            <text:p>401599000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AVERAGE([.A60:.CV60])" office:value-type="float" office:value="401940600">
            <text:p>401940600</text:p>
          </table:table-cell>
        </table:table-row>
        <table:table-row table:style-name="ro1">
          <table:table-cell office:value-type="float" office:value="476174000">
            <text:p>476174000</text:p>
          </table:table-cell>
          <table:table-cell office:value-type="float" office:value="396128000">
            <text:p>396128000</text:p>
          </table:table-cell>
          <table:table-cell office:value-type="float" office:value="396063000">
            <text:p>396063000</text:p>
          </table:table-cell>
          <table:table-cell office:value-type="float" office:value="488685000">
            <text:p>488685000</text:p>
          </table:table-cell>
          <table:table-cell office:value-type="float" office:value="487196000">
            <text:p>487196000</text:p>
          </table:table-cell>
          <table:table-cell office:value-type="float" office:value="444118000">
            <text:p>444118000</text:p>
          </table:table-cell>
          <table:table-cell office:value-type="float" office:value="446149000">
            <text:p>446149000</text:p>
          </table:table-cell>
          <table:table-cell office:value-type="float" office:value="469222000">
            <text:p>469222000</text:p>
          </table:table-cell>
          <table:table-cell office:value-type="float" office:value="417349000">
            <text:p>417349000</text:p>
          </table:table-cell>
          <table:table-cell office:value-type="float" office:value="415938000">
            <text:p>415938000</text:p>
          </table:table-cell>
          <table:table-cell office:value-type="float" office:value="486299000">
            <text:p>486299000</text:p>
          </table:table-cell>
          <table:table-cell office:value-type="float" office:value="486288000">
            <text:p>486288000</text:p>
          </table:table-cell>
          <table:table-cell office:value-type="float" office:value="505190000">
            <text:p>505190000</text:p>
          </table:table-cell>
          <table:table-cell office:value-type="float" office:value="506597000">
            <text:p>506597000</text:p>
          </table:table-cell>
          <table:table-cell office:value-type="float" office:value="505483000">
            <text:p>505483000</text:p>
          </table:table-cell>
          <table:table-cell office:value-type="float" office:value="459916000">
            <text:p>459916000</text:p>
          </table:table-cell>
          <table:table-cell office:value-type="float" office:value="471233000">
            <text:p>471233000</text:p>
          </table:table-cell>
          <table:table-cell office:value-type="float" office:value="469536000">
            <text:p>469536000</text:p>
          </table:table-cell>
          <table:table-cell office:value-type="float" office:value="405495000">
            <text:p>405495000</text:p>
          </table:table-cell>
          <table:table-cell office:value-type="float" office:value="402885000">
            <text:p>402885000</text:p>
          </table:table-cell>
          <table:table-cell office:value-type="float" office:value="448406000">
            <text:p>448406000</text:p>
          </table:table-cell>
          <table:table-cell office:value-type="float" office:value="449456000">
            <text:p>449456000</text:p>
          </table:table-cell>
          <table:table-cell office:value-type="float" office:value="468159000">
            <text:p>468159000</text:p>
          </table:table-cell>
          <table:table-cell office:value-type="float" office:value="470336000">
            <text:p>470336000</text:p>
          </table:table-cell>
          <table:table-cell office:value-type="float" office:value="413789000">
            <text:p>413789000</text:p>
          </table:table-cell>
          <table:table-cell office:value-type="float" office:value="414988000">
            <text:p>414988000</text:p>
          </table:table-cell>
          <table:table-cell office:value-type="float" office:value="454462000">
            <text:p>454462000</text:p>
          </table:table-cell>
          <table:table-cell office:value-type="float" office:value="455496000">
            <text:p>455496000</text:p>
          </table:table-cell>
          <table:table-cell office:value-type="float" office:value="500420000">
            <text:p>500420000</text:p>
          </table:table-cell>
          <table:table-cell office:value-type="float" office:value="501311000">
            <text:p>501311000</text:p>
          </table:table-cell>
          <table:table-cell office:value-type="float" office:value="383209000">
            <text:p>383209000</text:p>
          </table:table-cell>
          <table:table-cell office:value-type="float" office:value="382623000">
            <text:p>382623000</text:p>
          </table:table-cell>
          <table:table-cell office:value-type="float" office:value="430485000">
            <text:p>430485000</text:p>
          </table:table-cell>
          <table:table-cell office:value-type="float" office:value="427948000">
            <text:p>427948000</text:p>
          </table:table-cell>
          <table:table-cell office:value-type="float" office:value="429839000">
            <text:p>429839000</text:p>
          </table:table-cell>
          <table:table-cell office:value-type="float" office:value="490586000">
            <text:p>490586000</text:p>
          </table:table-cell>
          <table:table-cell office:value-type="float" office:value="481552000">
            <text:p>481552000</text:p>
          </table:table-cell>
          <table:table-cell office:value-type="float" office:value="483515000">
            <text:p>483515000</text:p>
          </table:table-cell>
          <table:table-cell office:value-type="float" office:value="428178000">
            <text:p>428178000</text:p>
          </table:table-cell>
          <table:table-cell office:value-type="float" office:value="426467000">
            <text:p>426467000</text:p>
          </table:table-cell>
          <table:table-cell office:value-type="float" office:value="439490000">
            <text:p>439490000</text:p>
          </table:table-cell>
          <table:table-cell office:value-type="float" office:value="442686000">
            <text:p>442686000</text:p>
          </table:table-cell>
          <table:table-cell office:value-type="float" office:value="445591000">
            <text:p>445591000</text:p>
          </table:table-cell>
          <table:table-cell office:value-type="float" office:value="448586000">
            <text:p>448586000</text:p>
          </table:table-cell>
          <table:table-cell office:value-type="float" office:value="468197000">
            <text:p>468197000</text:p>
          </table:table-cell>
          <table:table-cell office:value-type="float" office:value="402643000">
            <text:p>402643000</text:p>
          </table:table-cell>
          <table:table-cell office:value-type="float" office:value="400371000">
            <text:p>400371000</text:p>
          </table:table-cell>
          <table:table-cell office:value-type="float" office:value="377894000">
            <text:p>377894000</text:p>
          </table:table-cell>
          <table:table-cell office:value-type="float" office:value="382194000">
            <text:p>382194000</text:p>
          </table:table-cell>
          <table:table-cell office:value-type="float" office:value="377430000">
            <text:p>377430000</text:p>
          </table:table-cell>
          <table:table-cell office:value-type="float" office:value="434230000">
            <text:p>434230000</text:p>
          </table:table-cell>
          <table:table-cell office:value-type="float" office:value="437117000">
            <text:p>437117000</text:p>
          </table:table-cell>
          <table:table-cell office:value-type="float" office:value="446362000">
            <text:p>446362000</text:p>
          </table:table-cell>
          <table:table-cell office:value-type="float" office:value="480651000">
            <text:p>480651000</text:p>
          </table:table-cell>
          <table:table-cell office:value-type="float" office:value="394600000">
            <text:p>394600000</text:p>
          </table:table-cell>
          <table:table-cell office:value-type="float" office:value="397010000">
            <text:p>397010000</text:p>
          </table:table-cell>
          <table:table-cell office:value-type="float" office:value="393680000">
            <text:p>393680000</text:p>
          </table:table-cell>
          <table:table-cell office:value-type="float" office:value="446658000">
            <text:p>446658000</text:p>
          </table:table-cell>
          <table:table-cell office:value-type="float" office:value="455765000">
            <text:p>455765000</text:p>
          </table:table-cell>
          <table:table-cell office:value-type="float" office:value="382997000">
            <text:p>382997000</text:p>
          </table:table-cell>
          <table:table-cell office:value-type="float" office:value="384308000">
            <text:p>384308000</text:p>
          </table:table-cell>
          <table:table-cell office:value-type="float" office:value="397669000">
            <text:p>397669000</text:p>
          </table:table-cell>
          <table:table-cell office:value-type="float" office:value="454096000">
            <text:p>454096000</text:p>
          </table:table-cell>
          <table:table-cell office:value-type="float" office:value="457069000">
            <text:p>457069000</text:p>
          </table:table-cell>
          <table:table-cell office:value-type="float" office:value="386889000">
            <text:p>386889000</text:p>
          </table:table-cell>
          <table:table-cell office:value-type="float" office:value="385479000">
            <text:p>385479000</text:p>
          </table:table-cell>
          <table:table-cell office:value-type="float" office:value="477252000">
            <text:p>477252000</text:p>
          </table:table-cell>
          <table:table-cell office:value-type="float" office:value="477216000">
            <text:p>477216000</text:p>
          </table:table-cell>
          <table:table-cell office:value-type="float" office:value="420730000">
            <text:p>420730000</text:p>
          </table:table-cell>
          <table:table-cell office:value-type="float" office:value="392732000">
            <text:p>392732000</text:p>
          </table:table-cell>
          <table:table-cell office:value-type="float" office:value="389089000">
            <text:p>389089000</text:p>
          </table:table-cell>
          <table:table-cell office:value-type="float" office:value="462119000">
            <text:p>462119000</text:p>
          </table:table-cell>
          <table:table-cell office:value-type="float" office:value="463161000">
            <text:p>463161000</text:p>
          </table:table-cell>
          <table:table-cell office:value-type="float" office:value="429181000">
            <text:p>429181000</text:p>
          </table:table-cell>
          <table:table-cell office:value-type="float" office:value="429449000">
            <text:p>429449000</text:p>
          </table:table-cell>
          <table:table-cell office:value-type="float" office:value="466996000">
            <text:p>466996000</text:p>
          </table:table-cell>
          <table:table-cell office:value-type="float" office:value="358268000">
            <text:p>358268000</text:p>
          </table:table-cell>
          <table:table-cell office:value-type="float" office:value="373161000">
            <text:p>373161000</text:p>
          </table:table-cell>
          <table:table-cell office:value-type="float" office:value="357691000">
            <text:p>357691000</text:p>
          </table:table-cell>
          <table:table-cell office:value-type="float" office:value="452117000">
            <text:p>452117000</text:p>
          </table:table-cell>
          <table:table-cell office:value-type="float" office:value="377039000">
            <text:p>377039000</text:p>
          </table:table-cell>
          <table:table-cell office:value-type="float" office:value="377332000">
            <text:p>377332000</text:p>
          </table:table-cell>
          <table:table-cell office:value-type="float" office:value="387368000">
            <text:p>387368000</text:p>
          </table:table-cell>
          <table:table-cell office:value-type="float" office:value="428574000">
            <text:p>428574000</text:p>
          </table:table-cell>
          <table:table-cell office:value-type="float" office:value="426777000">
            <text:p>426777000</text:p>
          </table:table-cell>
          <table:table-cell office:value-type="float" office:value="381483000">
            <text:p>381483000</text:p>
          </table:table-cell>
          <table:table-cell office:value-type="float" office:value="379247000">
            <text:p>379247000</text:p>
          </table:table-cell>
          <table:table-cell office:value-type="float" office:value="456790000">
            <text:p>456790000</text:p>
          </table:table-cell>
          <table:table-cell office:value-type="float" office:value="457684000">
            <text:p>457684000</text:p>
          </table:table-cell>
          <table:table-cell office:value-type="float" office:value="539436000">
            <text:p>539436000</text:p>
          </table:table-cell>
          <table:table-cell office:value-type="float" office:value="401007000">
            <text:p>401007000</text:p>
          </table:table-cell>
          <table:table-cell office:value-type="float" office:value="405276000">
            <text:p>405276000</text:p>
          </table:table-cell>
          <table:table-cell office:value-type="float" office:value="415088000">
            <text:p>415088000</text:p>
          </table:table-cell>
          <table:table-cell office:value-type="float" office:value="415194000">
            <text:p>415194000</text:p>
          </table:table-cell>
          <table:table-cell office:value-type="float" office:value="468343000">
            <text:p>468343000</text:p>
          </table:table-cell>
          <table:table-cell office:value-type="float" office:value="476815000">
            <text:p>476815000</text:p>
          </table:table-cell>
          <table:table-cell office:value-type="float" office:value="368845000">
            <text:p>368845000</text:p>
          </table:table-cell>
          <table:table-cell office:value-type="float" office:value="369724000">
            <text:p>369724000</text:p>
          </table:table-cell>
          <table:table-cell office:value-type="float" office:value="454968000">
            <text:p>454968000</text:p>
          </table:table-cell>
          <table:table-cell office:value-type="float" office:value="460614000">
            <text:p>460614000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AVERAGE([.A61:.CV61])" office:value-type="float" office:value="433935970">
            <text:p>433935970</text:p>
          </table:table-cell>
        </table:table-row>
        <table:table-row table:style-name="ro1">
          <table:table-cell office:value-type="float" office:value="374504000">
            <text:p>374504000</text:p>
          </table:table-cell>
          <table:table-cell office:value-type="float" office:value="364038000">
            <text:p>364038000</text:p>
          </table:table-cell>
          <table:table-cell office:value-type="float" office:value="383366000">
            <text:p>383366000</text:p>
          </table:table-cell>
          <table:table-cell office:value-type="float" office:value="383609000">
            <text:p>383609000</text:p>
          </table:table-cell>
          <table:table-cell office:value-type="float" office:value="391840000">
            <text:p>391840000</text:p>
          </table:table-cell>
          <table:table-cell office:value-type="float" office:value="386664000">
            <text:p>386664000</text:p>
          </table:table-cell>
          <table:table-cell office:value-type="float" office:value="367276000">
            <text:p>367276000</text:p>
          </table:table-cell>
          <table:table-cell office:value-type="float" office:value="367066000">
            <text:p>367066000</text:p>
          </table:table-cell>
          <table:table-cell office:value-type="float" office:value="379916000">
            <text:p>379916000</text:p>
          </table:table-cell>
          <table:table-cell office:value-type="float" office:value="358989000">
            <text:p>358989000</text:p>
          </table:table-cell>
          <table:table-cell office:value-type="float" office:value="359144000">
            <text:p>359144000</text:p>
          </table:table-cell>
          <table:table-cell office:value-type="float" office:value="366733000">
            <text:p>366733000</text:p>
          </table:table-cell>
          <table:table-cell office:value-type="float" office:value="366171000">
            <text:p>366171000</text:p>
          </table:table-cell>
          <table:table-cell office:value-type="float" office:value="364948000">
            <text:p>364948000</text:p>
          </table:table-cell>
          <table:table-cell office:value-type="float" office:value="403361000">
            <text:p>403361000</text:p>
          </table:table-cell>
          <table:table-cell office:value-type="float" office:value="402241000">
            <text:p>402241000</text:p>
          </table:table-cell>
          <table:table-cell office:value-type="float" office:value="384393000">
            <text:p>384393000</text:p>
          </table:table-cell>
          <table:table-cell office:value-type="float" office:value="384514000">
            <text:p>384514000</text:p>
          </table:table-cell>
          <table:table-cell office:value-type="float" office:value="450611000">
            <text:p>450611000</text:p>
          </table:table-cell>
          <table:table-cell office:value-type="float" office:value="452594000">
            <text:p>452594000</text:p>
          </table:table-cell>
          <table:table-cell office:value-type="float" office:value="374349000">
            <text:p>374349000</text:p>
          </table:table-cell>
          <table:table-cell office:value-type="float" office:value="373064000">
            <text:p>373064000</text:p>
          </table:table-cell>
          <table:table-cell office:value-type="float" office:value="373427000">
            <text:p>373427000</text:p>
          </table:table-cell>
          <table:table-cell office:value-type="float" office:value="374725000">
            <text:p>374725000</text:p>
          </table:table-cell>
          <table:table-cell office:value-type="float" office:value="423352000">
            <text:p>423352000</text:p>
          </table:table-cell>
          <table:table-cell office:value-type="float" office:value="422551000">
            <text:p>422551000</text:p>
          </table:table-cell>
          <table:table-cell office:value-type="float" office:value="416465000">
            <text:p>416465000</text:p>
          </table:table-cell>
          <table:table-cell office:value-type="float" office:value="417812000">
            <text:p>417812000</text:p>
          </table:table-cell>
          <table:table-cell office:value-type="float" office:value="428347000">
            <text:p>428347000</text:p>
          </table:table-cell>
          <table:table-cell office:value-type="float" office:value="429287000">
            <text:p>429287000</text:p>
          </table:table-cell>
          <table:table-cell office:value-type="float" office:value="331238000">
            <text:p>331238000</text:p>
          </table:table-cell>
          <table:table-cell office:value-type="float" office:value="331533000">
            <text:p>331533000</text:p>
          </table:table-cell>
          <table:table-cell office:value-type="float" office:value="342460000">
            <text:p>342460000</text:p>
          </table:table-cell>
          <table:table-cell office:value-type="float" office:value="341915000">
            <text:p>341915000</text:p>
          </table:table-cell>
          <table:table-cell office:value-type="float" office:value="343728000">
            <text:p>343728000</text:p>
          </table:table-cell>
          <table:table-cell office:value-type="float" office:value="397742000">
            <text:p>397742000</text:p>
          </table:table-cell>
          <table:table-cell office:value-type="float" office:value="400146000">
            <text:p>400146000</text:p>
          </table:table-cell>
          <table:table-cell office:value-type="float" office:value="385131000">
            <text:p>385131000</text:p>
          </table:table-cell>
          <table:table-cell office:value-type="float" office:value="380875000">
            <text:p>380875000</text:p>
          </table:table-cell>
          <table:table-cell office:value-type="float" office:value="422693000">
            <text:p>422693000</text:p>
          </table:table-cell>
          <table:table-cell office:value-type="float" office:value="409000000">
            <text:p>409000000</text:p>
          </table:table-cell>
          <table:table-cell office:value-type="float" office:value="405088000">
            <text:p>405088000</text:p>
          </table:table-cell>
          <table:table-cell office:value-type="float" office:value="414682000">
            <text:p>414682000</text:p>
          </table:table-cell>
          <table:table-cell office:value-type="float" office:value="414431000">
            <text:p>414431000</text:p>
          </table:table-cell>
          <table:table-cell office:value-type="float" office:value="473750000">
            <text:p>473750000</text:p>
          </table:table-cell>
          <table:table-cell office:value-type="float" office:value="464740000">
            <text:p>464740000</text:p>
          </table:table-cell>
          <table:table-cell office:value-type="float" office:value="405350000">
            <text:p>405350000</text:p>
          </table:table-cell>
          <table:table-cell office:value-type="float" office:value="406896000">
            <text:p>406896000</text:p>
          </table:table-cell>
          <table:table-cell office:value-type="float" office:value="419532000">
            <text:p>419532000</text:p>
          </table:table-cell>
          <table:table-cell office:value-type="float" office:value="388129000">
            <text:p>388129000</text:p>
          </table:table-cell>
          <table:table-cell office:value-type="float" office:value="390857000">
            <text:p>390857000</text:p>
          </table:table-cell>
          <table:table-cell office:value-type="float" office:value="437808000">
            <text:p>437808000</text:p>
          </table:table-cell>
          <table:table-cell office:value-type="float" office:value="435114000">
            <text:p>435114000</text:p>
          </table:table-cell>
          <table:table-cell office:value-type="float" office:value="476852000">
            <text:p>476852000</text:p>
          </table:table-cell>
          <table:table-cell office:value-type="float" office:value="475736000">
            <text:p>475736000</text:p>
          </table:table-cell>
          <table:table-cell office:value-type="float" office:value="347549000">
            <text:p>347549000</text:p>
          </table:table-cell>
          <table:table-cell office:value-type="float" office:value="347635000">
            <text:p>347635000</text:p>
          </table:table-cell>
          <table:table-cell office:value-type="float" office:value="355388000">
            <text:p>355388000</text:p>
          </table:table-cell>
          <table:table-cell office:value-type="float" office:value="356213000">
            <text:p>356213000</text:p>
          </table:table-cell>
          <table:table-cell office:value-type="float" office:value="400739000">
            <text:p>400739000</text:p>
          </table:table-cell>
          <table:table-cell office:value-type="float" office:value="400062000">
            <text:p>400062000</text:p>
          </table:table-cell>
          <table:table-cell office:value-type="float" office:value="455059000">
            <text:p>455059000</text:p>
          </table:table-cell>
          <table:table-cell office:value-type="float" office:value="454300000">
            <text:p>454300000</text:p>
          </table:table-cell>
          <table:table-cell office:value-type="float" office:value="412356000">
            <text:p>412356000</text:p>
          </table:table-cell>
          <table:table-cell office:value-type="float" office:value="404816000">
            <text:p>404816000</text:p>
          </table:table-cell>
          <table:table-cell office:value-type="float" office:value="438157000">
            <text:p>438157000</text:p>
          </table:table-cell>
          <table:table-cell office:value-type="float" office:value="435203000">
            <text:p>435203000</text:p>
          </table:table-cell>
          <table:table-cell office:value-type="float" office:value="385767000">
            <text:p>385767000</text:p>
          </table:table-cell>
          <table:table-cell office:value-type="float" office:value="375326000">
            <text:p>375326000</text:p>
          </table:table-cell>
          <table:table-cell office:value-type="float" office:value="436460000">
            <text:p>436460000</text:p>
          </table:table-cell>
          <table:table-cell office:value-type="float" office:value="436130000">
            <text:p>436130000</text:p>
          </table:table-cell>
          <table:table-cell office:value-type="float" office:value="391155000">
            <text:p>391155000</text:p>
          </table:table-cell>
          <table:table-cell office:value-type="float" office:value="391751000">
            <text:p>391751000</text:p>
          </table:table-cell>
          <table:table-cell office:value-type="float" office:value="553946000">
            <text:p>553946000</text:p>
          </table:table-cell>
          <table:table-cell office:value-type="float" office:value="557331000">
            <text:p>557331000</text:p>
          </table:table-cell>
          <table:table-cell office:value-type="float" office:value="376046000">
            <text:p>376046000</text:p>
          </table:table-cell>
          <table:table-cell office:value-type="float" office:value="387934000">
            <text:p>387934000</text:p>
          </table:table-cell>
          <table:table-cell office:value-type="float" office:value="388535000">
            <text:p>388535000</text:p>
          </table:table-cell>
          <table:table-cell office:value-type="float" office:value="477175000">
            <text:p>477175000</text:p>
          </table:table-cell>
          <table:table-cell office:value-type="float" office:value="484492000">
            <text:p>484492000</text:p>
          </table:table-cell>
          <table:table-cell office:value-type="float" office:value="387793000">
            <text:p>387793000</text:p>
          </table:table-cell>
          <table:table-cell office:value-type="float" office:value="380885000">
            <text:p>380885000</text:p>
          </table:table-cell>
          <table:table-cell office:value-type="float" office:value="432280000">
            <text:p>432280000</text:p>
          </table:table-cell>
          <table:table-cell office:value-type="float" office:value="436452000">
            <text:p>436452000</text:p>
          </table:table-cell>
          <table:table-cell office:value-type="float" office:value="417184000">
            <text:p>417184000</text:p>
          </table:table-cell>
          <table:table-cell office:value-type="float" office:value="414511000">
            <text:p>414511000</text:p>
          </table:table-cell>
          <table:table-cell office:value-type="float" office:value="391248000">
            <text:p>391248000</text:p>
          </table:table-cell>
          <table:table-cell office:value-type="float" office:value="467285000">
            <text:p>467285000</text:p>
          </table:table-cell>
          <table:table-cell office:value-type="float" office:value="467101000">
            <text:p>467101000</text:p>
          </table:table-cell>
          <table:table-cell office:value-type="float" office:value="408897000">
            <text:p>408897000</text:p>
          </table:table-cell>
          <table:table-cell office:value-type="float" office:value="387518000">
            <text:p>387518000</text:p>
          </table:table-cell>
          <table:table-cell office:value-type="float" office:value="388614000">
            <text:p>388614000</text:p>
          </table:table-cell>
          <table:table-cell office:value-type="float" office:value="415890000">
            <text:p>415890000</text:p>
          </table:table-cell>
          <table:table-cell office:value-type="float" office:value="415674000">
            <text:p>415674000</text:p>
          </table:table-cell>
          <table:table-cell office:value-type="float" office:value="423178000">
            <text:p>423178000</text:p>
          </table:table-cell>
          <table:table-cell office:value-type="float" office:value="509489000">
            <text:p>509489000</text:p>
          </table:table-cell>
          <table:table-cell office:value-type="float" office:value="509200000">
            <text:p>509200000</text:p>
          </table:table-cell>
          <table:table-cell office:value-type="float" office:value="374165000">
            <text:p>374165000</text:p>
          </table:table-cell>
          <table:table-cell office:value-type="float" office:value="373686000">
            <text:p>373686000</text:p>
          </table:table-cell>
          <table:table-cell office:value-type="float" office:value="462233000">
            <text:p>462233000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AVERAGE([.A62:.CV62])" office:value-type="float" office:value="407335910">
            <text:p>407335910</text:p>
          </table:table-cell>
        </table:table-row>
        <table:table-row table:style-name="ro1">
          <table:table-cell office:value-type="float" office:value="415749000">
            <text:p>415749000</text:p>
          </table:table-cell>
          <table:table-cell office:value-type="float" office:value="463298000">
            <text:p>463298000</text:p>
          </table:table-cell>
          <table:table-cell office:value-type="float" office:value="465022000">
            <text:p>465022000</text:p>
          </table:table-cell>
          <table:table-cell office:value-type="float" office:value="446565000">
            <text:p>446565000</text:p>
          </table:table-cell>
          <table:table-cell office:value-type="float" office:value="487482000">
            <text:p>487482000</text:p>
          </table:table-cell>
          <table:table-cell office:value-type="float" office:value="487643000">
            <text:p>487643000</text:p>
          </table:table-cell>
          <table:table-cell office:value-type="float" office:value="452628000">
            <text:p>452628000</text:p>
          </table:table-cell>
          <table:table-cell office:value-type="float" office:value="458082000">
            <text:p>458082000</text:p>
          </table:table-cell>
          <table:table-cell office:value-type="float" office:value="509202000">
            <text:p>509202000</text:p>
          </table:table-cell>
          <table:table-cell office:value-type="float" office:value="509194000">
            <text:p>509194000</text:p>
          </table:table-cell>
          <table:table-cell office:value-type="float" office:value="405164000">
            <text:p>405164000</text:p>
          </table:table-cell>
          <table:table-cell office:value-type="float" office:value="405558000">
            <text:p>405558000</text:p>
          </table:table-cell>
          <table:table-cell office:value-type="float" office:value="497045000">
            <text:p>497045000</text:p>
          </table:table-cell>
          <table:table-cell office:value-type="float" office:value="495534000">
            <text:p>495534000</text:p>
          </table:table-cell>
          <table:table-cell office:value-type="float" office:value="373979000">
            <text:p>373979000</text:p>
          </table:table-cell>
          <table:table-cell office:value-type="float" office:value="376174000">
            <text:p>376174000</text:p>
          </table:table-cell>
          <table:table-cell office:value-type="float" office:value="518209000">
            <text:p>518209000</text:p>
          </table:table-cell>
          <table:table-cell office:value-type="float" office:value="510983000">
            <text:p>510983000</text:p>
          </table:table-cell>
          <table:table-cell office:value-type="float" office:value="440618000">
            <text:p>440618000</text:p>
          </table:table-cell>
          <table:table-cell office:value-type="float" office:value="450106000">
            <text:p>450106000</text:p>
          </table:table-cell>
          <table:table-cell office:value-type="float" office:value="413150000">
            <text:p>413150000</text:p>
          </table:table-cell>
          <table:table-cell office:value-type="float" office:value="376474000">
            <text:p>376474000</text:p>
          </table:table-cell>
          <table:table-cell office:value-type="float" office:value="377471000">
            <text:p>377471000</text:p>
          </table:table-cell>
          <table:table-cell office:value-type="float" office:value="429309000">
            <text:p>429309000</text:p>
          </table:table-cell>
          <table:table-cell office:value-type="float" office:value="429402000">
            <text:p>429402000</text:p>
          </table:table-cell>
          <table:table-cell office:value-type="float" office:value="473826000">
            <text:p>473826000</text:p>
          </table:table-cell>
          <table:table-cell office:value-type="float" office:value="476620000">
            <text:p>476620000</text:p>
          </table:table-cell>
          <table:table-cell office:value-type="float" office:value="518499000">
            <text:p>518499000</text:p>
          </table:table-cell>
          <table:table-cell office:value-type="float" office:value="522068000">
            <text:p>522068000</text:p>
          </table:table-cell>
          <table:table-cell office:value-type="float" office:value="408760000">
            <text:p>408760000</text:p>
          </table:table-cell>
          <table:table-cell office:value-type="float" office:value="428370000">
            <text:p>428370000</text:p>
          </table:table-cell>
          <table:table-cell office:value-type="float" office:value="427945000">
            <text:p>427945000</text:p>
          </table:table-cell>
          <table:table-cell office:value-type="float" office:value="435197000">
            <text:p>435197000</text:p>
          </table:table-cell>
          <table:table-cell office:value-type="float" office:value="431560000">
            <text:p>431560000</text:p>
          </table:table-cell>
          <table:table-cell office:value-type="float" office:value="488962000">
            <text:p>488962000</text:p>
          </table:table-cell>
          <table:table-cell office:value-type="float" office:value="402763000">
            <text:p>402763000</text:p>
          </table:table-cell>
          <table:table-cell office:value-type="float" office:value="401838000">
            <text:p>401838000</text:p>
          </table:table-cell>
          <table:table-cell office:value-type="float" office:value="439070000">
            <text:p>439070000</text:p>
          </table:table-cell>
          <table:table-cell office:value-type="float" office:value="438596000">
            <text:p>438596000</text:p>
          </table:table-cell>
          <table:table-cell office:value-type="float" office:value="520173000">
            <text:p>520173000</text:p>
          </table:table-cell>
          <table:table-cell office:value-type="float" office:value="514389000">
            <text:p>514389000</text:p>
          </table:table-cell>
          <table:table-cell office:value-type="float" office:value="487186000">
            <text:p>487186000</text:p>
          </table:table-cell>
          <table:table-cell office:value-type="float" office:value="485557000">
            <text:p>485557000</text:p>
          </table:table-cell>
          <table:table-cell office:value-type="float" office:value="410556000">
            <text:p>410556000</text:p>
          </table:table-cell>
          <table:table-cell office:value-type="float" office:value="426969000">
            <text:p>426969000</text:p>
          </table:table-cell>
          <table:table-cell office:value-type="float" office:value="429337000">
            <text:p>429337000</text:p>
          </table:table-cell>
          <table:table-cell office:value-type="float" office:value="555638000">
            <text:p>555638000</text:p>
          </table:table-cell>
          <table:table-cell office:value-type="float" office:value="547002000">
            <text:p>547002000</text:p>
          </table:table-cell>
          <table:table-cell office:value-type="float" office:value="506675000">
            <text:p>506675000</text:p>
          </table:table-cell>
          <table:table-cell office:value-type="float" office:value="461298000">
            <text:p>461298000</text:p>
          </table:table-cell>
          <table:table-cell office:value-type="float" office:value="459618000">
            <text:p>459618000</text:p>
          </table:table-cell>
          <table:table-cell office:value-type="float" office:value="467078000">
            <text:p>467078000</text:p>
          </table:table-cell>
          <table:table-cell office:value-type="float" office:value="465708000">
            <text:p>465708000</text:p>
          </table:table-cell>
          <table:table-cell office:value-type="float" office:value="494597000">
            <text:p>494597000</text:p>
          </table:table-cell>
          <table:table-cell office:value-type="float" office:value="493878000">
            <text:p>493878000</text:p>
          </table:table-cell>
          <table:table-cell office:value-type="float" office:value="493172000">
            <text:p>493172000</text:p>
          </table:table-cell>
          <table:table-cell office:value-type="float" office:value="455912000">
            <text:p>455912000</text:p>
          </table:table-cell>
          <table:table-cell office:value-type="float" office:value="456417000">
            <text:p>456417000</text:p>
          </table:table-cell>
          <table:table-cell office:value-type="float" office:value="449442000">
            <text:p>449442000</text:p>
          </table:table-cell>
          <table:table-cell office:value-type="float" office:value="446216000">
            <text:p>446216000</text:p>
          </table:table-cell>
          <table:table-cell office:value-type="float" office:value="395658000">
            <text:p>395658000</text:p>
          </table:table-cell>
          <table:table-cell office:value-type="float" office:value="396593000">
            <text:p>396593000</text:p>
          </table:table-cell>
          <table:table-cell office:value-type="float" office:value="490548000">
            <text:p>490548000</text:p>
          </table:table-cell>
          <table:table-cell office:value-type="float" office:value="491170000">
            <text:p>491170000</text:p>
          </table:table-cell>
          <table:table-cell office:value-type="float" office:value="434988000">
            <text:p>434988000</text:p>
          </table:table-cell>
          <table:table-cell office:value-type="float" office:value="382200000">
            <text:p>382200000</text:p>
          </table:table-cell>
          <table:table-cell office:value-type="float" office:value="381073000">
            <text:p>381073000</text:p>
          </table:table-cell>
          <table:table-cell office:value-type="float" office:value="419302000">
            <text:p>419302000</text:p>
          </table:table-cell>
          <table:table-cell office:value-type="float" office:value="420927000">
            <text:p>420927000</text:p>
          </table:table-cell>
          <table:table-cell office:value-type="float" office:value="469592000">
            <text:p>469592000</text:p>
          </table:table-cell>
          <table:table-cell office:value-type="float" office:value="468671000">
            <text:p>468671000</text:p>
          </table:table-cell>
          <table:table-cell office:value-type="float" office:value="439729000">
            <text:p>439729000</text:p>
          </table:table-cell>
          <table:table-cell office:value-type="float" office:value="443005000">
            <text:p>443005000</text:p>
          </table:table-cell>
          <table:table-cell office:value-type="float" office:value="384024000">
            <text:p>384024000</text:p>
          </table:table-cell>
          <table:table-cell office:value-type="float" office:value="385314000">
            <text:p>385314000</text:p>
          </table:table-cell>
          <table:table-cell office:value-type="float" office:value="489343000">
            <text:p>489343000</text:p>
          </table:table-cell>
          <table:table-cell office:value-type="float" office:value="490786000">
            <text:p>490786000</text:p>
          </table:table-cell>
          <table:table-cell office:value-type="float" office:value="410897000">
            <text:p>410897000</text:p>
          </table:table-cell>
          <table:table-cell office:value-type="float" office:value="409383000">
            <text:p>409383000</text:p>
          </table:table-cell>
          <table:table-cell office:value-type="float" office:value="449766000">
            <text:p>449766000</text:p>
          </table:table-cell>
          <table:table-cell office:value-type="float" office:value="403895000">
            <text:p>403895000</text:p>
          </table:table-cell>
          <table:table-cell office:value-type="float" office:value="404596000">
            <text:p>404596000</text:p>
          </table:table-cell>
          <table:table-cell office:value-type="float" office:value="465167000">
            <text:p>465167000</text:p>
          </table:table-cell>
          <table:table-cell office:value-type="float" office:value="413591000">
            <text:p>413591000</text:p>
          </table:table-cell>
          <table:table-cell office:value-type="float" office:value="416187000">
            <text:p>416187000</text:p>
          </table:table-cell>
          <table:table-cell office:value-type="float" office:value="427006000">
            <text:p>427006000</text:p>
          </table:table-cell>
          <table:table-cell office:value-type="float" office:value="429204000">
            <text:p>429204000</text:p>
          </table:table-cell>
          <table:table-cell office:value-type="float" office:value="405863000">
            <text:p>405863000</text:p>
          </table:table-cell>
          <table:table-cell office:value-type="float" office:value="406352000">
            <text:p>406352000</text:p>
          </table:table-cell>
          <table:table-cell office:value-type="float" office:value="435479000">
            <text:p>435479000</text:p>
          </table:table-cell>
          <table:table-cell office:value-type="float" office:value="440158000">
            <text:p>440158000</text:p>
          </table:table-cell>
          <table:table-cell office:value-type="float" office:value="377411000">
            <text:p>377411000</text:p>
          </table:table-cell>
          <table:table-cell office:value-type="float" office:value="380444000">
            <text:p>380444000</text:p>
          </table:table-cell>
          <table:table-cell office:value-type="float" office:value="544347000">
            <text:p>544347000</text:p>
          </table:table-cell>
          <table:table-cell office:value-type="float" office:value="544590000">
            <text:p>544590000</text:p>
          </table:table-cell>
          <table:table-cell office:value-type="float" office:value="494605000">
            <text:p>494605000</text:p>
          </table:table-cell>
          <table:table-cell office:value-type="float" office:value="496902000">
            <text:p>496902000</text:p>
          </table:table-cell>
          <table:table-cell office:value-type="float" office:value="400446000">
            <text:p>400446000</text:p>
          </table:table-cell>
          <table:table-cell office:value-type="float" office:value="398488000">
            <text:p>398488000</text:p>
          </table:table-cell>
          <table:table-cell office:value-type="float" office:value="492558000">
            <text:p>492558000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AVERAGE([.A63:.CV63])" office:value-type="float" office:value="449451910">
            <text:p>449451910</text:p>
          </table:table-cell>
        </table:table-row>
        <table:table-row table:style-name="ro1">
          <table:table-cell office:value-type="float" office:value="415007000">
            <text:p>415007000</text:p>
          </table:table-cell>
          <table:table-cell office:value-type="float" office:value="426050000">
            <text:p>426050000</text:p>
          </table:table-cell>
          <table:table-cell office:value-type="float" office:value="392268000">
            <text:p>392268000</text:p>
          </table:table-cell>
          <table:table-cell office:value-type="float" office:value="390757000">
            <text:p>390757000</text:p>
          </table:table-cell>
          <table:table-cell office:value-type="float" office:value="392218000">
            <text:p>392218000</text:p>
          </table:table-cell>
          <table:table-cell office:value-type="float" office:value="461941000">
            <text:p>461941000</text:p>
          </table:table-cell>
          <table:table-cell office:value-type="float" office:value="459232000">
            <text:p>459232000</text:p>
          </table:table-cell>
          <table:table-cell office:value-type="float" office:value="409809000">
            <text:p>409809000</text:p>
          </table:table-cell>
          <table:table-cell office:value-type="float" office:value="453546000">
            <text:p>453546000</text:p>
          </table:table-cell>
          <table:table-cell office:value-type="float" office:value="453897000">
            <text:p>453897000</text:p>
          </table:table-cell>
          <table:table-cell office:value-type="float" office:value="531277000">
            <text:p>531277000</text:p>
          </table:table-cell>
          <table:table-cell office:value-type="float" office:value="412682000">
            <text:p>412682000</text:p>
          </table:table-cell>
          <table:table-cell office:value-type="float" office:value="417731000">
            <text:p>417731000</text:p>
          </table:table-cell>
          <table:table-cell office:value-type="float" office:value="447656000">
            <text:p>447656000</text:p>
          </table:table-cell>
          <table:table-cell office:value-type="float" office:value="448572000">
            <text:p>448572000</text:p>
          </table:table-cell>
          <table:table-cell office:value-type="float" office:value="391563000">
            <text:p>391563000</text:p>
          </table:table-cell>
          <table:table-cell office:value-type="float" office:value="389240000">
            <text:p>389240000</text:p>
          </table:table-cell>
          <table:table-cell office:value-type="float" office:value="372762000">
            <text:p>372762000</text:p>
          </table:table-cell>
          <table:table-cell office:value-type="float" office:value="374530000">
            <text:p>374530000</text:p>
          </table:table-cell>
          <table:table-cell office:value-type="float" office:value="437513000">
            <text:p>437513000</text:p>
          </table:table-cell>
          <table:table-cell office:value-type="float" office:value="436824000">
            <text:p>436824000</text:p>
          </table:table-cell>
          <table:table-cell office:value-type="float" office:value="532450000">
            <text:p>532450000</text:p>
          </table:table-cell>
          <table:table-cell office:value-type="float" office:value="548239000">
            <text:p>548239000</text:p>
          </table:table-cell>
          <table:table-cell office:value-type="float" office:value="547373000">
            <text:p>547373000</text:p>
          </table:table-cell>
          <table:table-cell office:value-type="float" office:value="433227000">
            <text:p>433227000</text:p>
          </table:table-cell>
          <table:table-cell office:value-type="float" office:value="428416000">
            <text:p>428416000</text:p>
          </table:table-cell>
          <table:table-cell office:value-type="float" office:value="440098000">
            <text:p>440098000</text:p>
          </table:table-cell>
          <table:table-cell office:value-type="float" office:value="444660000">
            <text:p>444660000</text:p>
          </table:table-cell>
          <table:table-cell office:value-type="float" office:value="460498000">
            <text:p>460498000</text:p>
          </table:table-cell>
          <table:table-cell office:value-type="float" office:value="458989000">
            <text:p>458989000</text:p>
          </table:table-cell>
          <table:table-cell office:value-type="float" office:value="476208000">
            <text:p>476208000</text:p>
          </table:table-cell>
          <table:table-cell office:value-type="float" office:value="444729000">
            <text:p>444729000</text:p>
          </table:table-cell>
          <table:table-cell office:value-type="float" office:value="443603000">
            <text:p>443603000</text:p>
          </table:table-cell>
          <table:table-cell office:value-type="float" office:value="379213000">
            <text:p>379213000</text:p>
          </table:table-cell>
          <table:table-cell office:value-type="float" office:value="381434000">
            <text:p>381434000</text:p>
          </table:table-cell>
          <table:table-cell office:value-type="float" office:value="449556000">
            <text:p>449556000</text:p>
          </table:table-cell>
          <table:table-cell office:value-type="float" office:value="447498000">
            <text:p>447498000</text:p>
          </table:table-cell>
          <table:table-cell office:value-type="float" office:value="450095000">
            <text:p>450095000</text:p>
          </table:table-cell>
          <table:table-cell office:value-type="float" office:value="456453000">
            <text:p>456453000</text:p>
          </table:table-cell>
          <table:table-cell office:value-type="float" office:value="462255000">
            <text:p>462255000</text:p>
          </table:table-cell>
          <table:table-cell office:value-type="float" office:value="471339000">
            <text:p>471339000</text:p>
          </table:table-cell>
          <table:table-cell office:value-type="float" office:value="470204000">
            <text:p>470204000</text:p>
          </table:table-cell>
          <table:table-cell office:value-type="float" office:value="441896000">
            <text:p>441896000</text:p>
          </table:table-cell>
          <table:table-cell office:value-type="float" office:value="440506000">
            <text:p>440506000</text:p>
          </table:table-cell>
          <table:table-cell office:value-type="float" office:value="434952000">
            <text:p>434952000</text:p>
          </table:table-cell>
          <table:table-cell office:value-type="float" office:value="433940000">
            <text:p>433940000</text:p>
          </table:table-cell>
          <table:table-cell office:value-type="float" office:value="414789000">
            <text:p>414789000</text:p>
          </table:table-cell>
          <table:table-cell office:value-type="float" office:value="484283000">
            <text:p>484283000</text:p>
          </table:table-cell>
          <table:table-cell office:value-type="float" office:value="465581000">
            <text:p>465581000</text:p>
          </table:table-cell>
          <table:table-cell office:value-type="float" office:value="365210000">
            <text:p>365210000</text:p>
          </table:table-cell>
          <table:table-cell office:value-type="float" office:value="364309000">
            <text:p>364309000</text:p>
          </table:table-cell>
          <table:table-cell office:value-type="float" office:value="427373000">
            <text:p>427373000</text:p>
          </table:table-cell>
          <table:table-cell office:value-type="float" office:value="421612000">
            <text:p>421612000</text:p>
          </table:table-cell>
          <table:table-cell office:value-type="float" office:value="401321000">
            <text:p>401321000</text:p>
          </table:table-cell>
          <table:table-cell office:value-type="float" office:value="400190000">
            <text:p>400190000</text:p>
          </table:table-cell>
          <table:table-cell office:value-type="float" office:value="524012000">
            <text:p>524012000</text:p>
          </table:table-cell>
          <table:table-cell office:value-type="float" office:value="429231000">
            <text:p>429231000</text:p>
          </table:table-cell>
          <table:table-cell office:value-type="float" office:value="420102000">
            <text:p>420102000</text:p>
          </table:table-cell>
          <table:table-cell office:value-type="float" office:value="486668000">
            <text:p>486668000</text:p>
          </table:table-cell>
          <table:table-cell office:value-type="float" office:value="486482000">
            <text:p>486482000</text:p>
          </table:table-cell>
          <table:table-cell office:value-type="float" office:value="476906000">
            <text:p>476906000</text:p>
          </table:table-cell>
          <table:table-cell office:value-type="float" office:value="448864000">
            <text:p>448864000</text:p>
          </table:table-cell>
          <table:table-cell office:value-type="float" office:value="448013000">
            <text:p>448013000</text:p>
          </table:table-cell>
          <table:table-cell office:value-type="float" office:value="394358000">
            <text:p>394358000</text:p>
          </table:table-cell>
          <table:table-cell office:value-type="float" office:value="396047000">
            <text:p>396047000</text:p>
          </table:table-cell>
          <table:table-cell office:value-type="float" office:value="467882000">
            <text:p>467882000</text:p>
          </table:table-cell>
          <table:table-cell office:value-type="float" office:value="468380000">
            <text:p>468380000</text:p>
          </table:table-cell>
          <table:table-cell office:value-type="float" office:value="469043000">
            <text:p>469043000</text:p>
          </table:table-cell>
          <table:table-cell office:value-type="float" office:value="469116000">
            <text:p>469116000</text:p>
          </table:table-cell>
          <table:table-cell office:value-type="float" office:value="375377000">
            <text:p>375377000</text:p>
          </table:table-cell>
          <table:table-cell office:value-type="float" office:value="375441000">
            <text:p>375441000</text:p>
          </table:table-cell>
          <table:table-cell office:value-type="float" office:value="475479000">
            <text:p>475479000</text:p>
          </table:table-cell>
          <table:table-cell office:value-type="float" office:value="477793000">
            <text:p>477793000</text:p>
          </table:table-cell>
          <table:table-cell office:value-type="float" office:value="504133000">
            <text:p>504133000</text:p>
          </table:table-cell>
          <table:table-cell office:value-type="float" office:value="409508000">
            <text:p>409508000</text:p>
          </table:table-cell>
          <table:table-cell office:value-type="float" office:value="408960000">
            <text:p>408960000</text:p>
          </table:table-cell>
          <table:table-cell office:value-type="float" office:value="412990000">
            <text:p>412990000</text:p>
          </table:table-cell>
          <table:table-cell office:value-type="float" office:value="482347000">
            <text:p>482347000</text:p>
          </table:table-cell>
          <table:table-cell office:value-type="float" office:value="426362000">
            <text:p>426362000</text:p>
          </table:table-cell>
          <table:table-cell office:value-type="float" office:value="418736000">
            <text:p>418736000</text:p>
          </table:table-cell>
          <table:table-cell office:value-type="float" office:value="500646000">
            <text:p>500646000</text:p>
          </table:table-cell>
          <table:table-cell office:value-type="float" office:value="506098000">
            <text:p>506098000</text:p>
          </table:table-cell>
          <table:table-cell office:value-type="float" office:value="401956000">
            <text:p>401956000</text:p>
          </table:table-cell>
          <table:table-cell office:value-type="float" office:value="403969000">
            <text:p>403969000</text:p>
          </table:table-cell>
          <table:table-cell office:value-type="float" office:value="407874000">
            <text:p>407874000</text:p>
          </table:table-cell>
          <table:table-cell office:value-type="float" office:value="437956000">
            <text:p>437956000</text:p>
          </table:table-cell>
          <table:table-cell office:value-type="float" office:value="435190000">
            <text:p>435190000</text:p>
          </table:table-cell>
          <table:table-cell office:value-type="float" office:value="459153000">
            <text:p>459153000</text:p>
          </table:table-cell>
          <table:table-cell office:value-type="float" office:value="457050000">
            <text:p>457050000</text:p>
          </table:table-cell>
          <table:table-cell office:value-type="float" office:value="454394000">
            <text:p>454394000</text:p>
          </table:table-cell>
          <table:table-cell office:value-type="float" office:value="449062000">
            <text:p>449062000</text:p>
          </table:table-cell>
          <table:table-cell office:value-type="float" office:value="500792000">
            <text:p>500792000</text:p>
          </table:table-cell>
          <table:table-cell office:value-type="float" office:value="503506000">
            <text:p>503506000</text:p>
          </table:table-cell>
          <table:table-cell office:value-type="float" office:value="462067000">
            <text:p>462067000</text:p>
          </table:table-cell>
          <table:table-cell office:value-type="float" office:value="460820000">
            <text:p>460820000</text:p>
          </table:table-cell>
          <table:table-cell office:value-type="float" office:value="469315000">
            <text:p>469315000</text:p>
          </table:table-cell>
          <table:table-cell office:value-type="float" office:value="493778000">
            <text:p>493778000</text:p>
          </table:table-cell>
          <table:table-cell office:value-type="float" office:value="493224000">
            <text:p>493224000</text:p>
          </table:table-cell>
          <table:table-cell office:value-type="float" office:value="482261000">
            <text:p>482261000</text:p>
          </table:table-cell>
          <table:table-cell office:value-type="float" office:value="482720000">
            <text:p>482720000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AVERAGE([.A64:.CV64])" office:value-type="float" office:value="444516350">
            <text:p>444516350</text:p>
          </table:table-cell>
        </table:table-row>
        <table:table-row table:style-name="ro1">
          <table:table-cell office:value-type="float" office:value="462749000">
            <text:p>462749000</text:p>
          </table:table-cell>
          <table:table-cell office:value-type="float" office:value="563790000">
            <text:p>563790000</text:p>
          </table:table-cell>
          <table:table-cell office:value-type="float" office:value="566427000">
            <text:p>566427000</text:p>
          </table:table-cell>
          <table:table-cell office:value-type="float" office:value="523953000">
            <text:p>523953000</text:p>
          </table:table-cell>
          <table:table-cell office:value-type="float" office:value="542174000">
            <text:p>542174000</text:p>
          </table:table-cell>
          <table:table-cell office:value-type="float" office:value="545951000">
            <text:p>545951000</text:p>
          </table:table-cell>
          <table:table-cell office:value-type="float" office:value="522355000">
            <text:p>522355000</text:p>
          </table:table-cell>
          <table:table-cell office:value-type="float" office:value="513810000">
            <text:p>513810000</text:p>
          </table:table-cell>
          <table:table-cell office:value-type="float" office:value="513816000">
            <text:p>513816000</text:p>
          </table:table-cell>
          <table:table-cell office:value-type="float" office:value="469571000">
            <text:p>469571000</text:p>
          </table:table-cell>
          <table:table-cell office:value-type="float" office:value="489312000">
            <text:p>489312000</text:p>
          </table:table-cell>
          <table:table-cell office:value-type="float" office:value="537506000">
            <text:p>537506000</text:p>
          </table:table-cell>
          <table:table-cell office:value-type="float" office:value="540278000">
            <text:p>540278000</text:p>
          </table:table-cell>
          <table:table-cell office:value-type="float" office:value="525521000">
            <text:p>525521000</text:p>
          </table:table-cell>
          <table:table-cell office:value-type="float" office:value="528059000">
            <text:p>528059000</text:p>
          </table:table-cell>
          <table:table-cell office:value-type="float" office:value="469209000">
            <text:p>469209000</text:p>
          </table:table-cell>
          <table:table-cell office:value-type="float" office:value="434985000">
            <text:p>434985000</text:p>
          </table:table-cell>
          <table:table-cell office:value-type="float" office:value="432128000">
            <text:p>432128000</text:p>
          </table:table-cell>
          <table:table-cell office:value-type="float" office:value="510246000">
            <text:p>510246000</text:p>
          </table:table-cell>
          <table:table-cell office:value-type="float" office:value="514190000">
            <text:p>514190000</text:p>
          </table:table-cell>
          <table:table-cell office:value-type="float" office:value="422839000">
            <text:p>422839000</text:p>
          </table:table-cell>
          <table:table-cell office:value-type="float" office:value="421392000">
            <text:p>421392000</text:p>
          </table:table-cell>
          <table:table-cell office:value-type="float" office:value="498932000">
            <text:p>498932000</text:p>
          </table:table-cell>
          <table:table-cell office:value-type="float" office:value="425057000">
            <text:p>425057000</text:p>
          </table:table-cell>
          <table:table-cell office:value-type="float" office:value="424343000">
            <text:p>424343000</text:p>
          </table:table-cell>
          <table:table-cell office:value-type="float" office:value="475002000">
            <text:p>475002000</text:p>
          </table:table-cell>
          <table:table-cell office:value-type="float" office:value="473192000">
            <text:p>473192000</text:p>
          </table:table-cell>
          <table:table-cell office:value-type="float" office:value="641380000">
            <text:p>641380000</text:p>
          </table:table-cell>
          <table:table-cell office:value-type="float" office:value="531154000">
            <text:p>531154000</text:p>
          </table:table-cell>
          <table:table-cell office:value-type="float" office:value="531344000">
            <text:p>531344000</text:p>
          </table:table-cell>
          <table:table-cell office:value-type="float" office:value="462647000">
            <text:p>462647000</text:p>
          </table:table-cell>
          <table:table-cell office:value-type="float" office:value="462113000">
            <text:p>462113000</text:p>
          </table:table-cell>
          <table:table-cell office:value-type="float" office:value="513223000">
            <text:p>513223000</text:p>
          </table:table-cell>
          <table:table-cell office:value-type="float" office:value="493354000">
            <text:p>493354000</text:p>
          </table:table-cell>
          <table:table-cell office:value-type="float" office:value="493402000">
            <text:p>493402000</text:p>
          </table:table-cell>
          <table:table-cell office:value-type="float" office:value="477810000">
            <text:p>477810000</text:p>
          </table:table-cell>
          <table:table-cell office:value-type="float" office:value="474469000">
            <text:p>474469000</text:p>
          </table:table-cell>
          <table:table-cell office:value-type="float" office:value="448324000">
            <text:p>448324000</text:p>
          </table:table-cell>
          <table:table-cell office:value-type="float" office:value="518634000">
            <text:p>518634000</text:p>
          </table:table-cell>
          <table:table-cell office:value-type="float" office:value="516733000">
            <text:p>516733000</text:p>
          </table:table-cell>
          <table:table-cell office:value-type="float" office:value="451886000">
            <text:p>451886000</text:p>
          </table:table-cell>
          <table:table-cell office:value-type="float" office:value="447500000">
            <text:p>447500000</text:p>
          </table:table-cell>
          <table:table-cell office:value-type="float" office:value="448958000">
            <text:p>448958000</text:p>
          </table:table-cell>
          <table:table-cell office:value-type="float" office:value="449520000">
            <text:p>449520000</text:p>
          </table:table-cell>
          <table:table-cell office:value-type="float" office:value="578849000">
            <text:p>578849000</text:p>
          </table:table-cell>
          <table:table-cell office:value-type="float" office:value="469671000">
            <text:p>469671000</text:p>
          </table:table-cell>
          <table:table-cell office:value-type="float" office:value="468631000">
            <text:p>468631000</text:p>
          </table:table-cell>
          <table:table-cell office:value-type="float" office:value="458049000">
            <text:p>458049000</text:p>
          </table:table-cell>
          <table:table-cell office:value-type="float" office:value="463178000">
            <text:p>463178000</text:p>
          </table:table-cell>
          <table:table-cell office:value-type="float" office:value="483739000">
            <text:p>483739000</text:p>
          </table:table-cell>
          <table:table-cell office:value-type="float" office:value="475099000">
            <text:p>475099000</text:p>
          </table:table-cell>
          <table:table-cell office:value-type="float" office:value="475294000">
            <text:p>475294000</text:p>
          </table:table-cell>
          <table:table-cell office:value-type="float" office:value="490195000">
            <text:p>490195000</text:p>
          </table:table-cell>
          <table:table-cell office:value-type="float" office:value="524764000">
            <text:p>524764000</text:p>
          </table:table-cell>
          <table:table-cell office:value-type="float" office:value="525935000">
            <text:p>525935000</text:p>
          </table:table-cell>
          <table:table-cell office:value-type="float" office:value="514029000">
            <text:p>514029000</text:p>
          </table:table-cell>
          <table:table-cell office:value-type="float" office:value="513987000">
            <text:p>513987000</text:p>
          </table:table-cell>
          <table:table-cell office:value-type="float" office:value="548794000">
            <text:p>548794000</text:p>
          </table:table-cell>
          <table:table-cell office:value-type="float" office:value="450416000">
            <text:p>450416000</text:p>
          </table:table-cell>
          <table:table-cell office:value-type="float" office:value="451314000">
            <text:p>451314000</text:p>
          </table:table-cell>
          <table:table-cell office:value-type="float" office:value="573960000">
            <text:p>573960000</text:p>
          </table:table-cell>
          <table:table-cell office:value-type="float" office:value="572748000">
            <text:p>572748000</text:p>
          </table:table-cell>
          <table:table-cell office:value-type="float" office:value="498404000">
            <text:p>498404000</text:p>
          </table:table-cell>
          <table:table-cell office:value-type="float" office:value="416823000">
            <text:p>416823000</text:p>
          </table:table-cell>
          <table:table-cell office:value-type="float" office:value="413942000">
            <text:p>413942000</text:p>
          </table:table-cell>
          <table:table-cell office:value-type="float" office:value="439946000">
            <text:p>439946000</text:p>
          </table:table-cell>
          <table:table-cell office:value-type="float" office:value="438567000">
            <text:p>438567000</text:p>
          </table:table-cell>
          <table:table-cell office:value-type="float" office:value="540697000">
            <text:p>540697000</text:p>
          </table:table-cell>
          <table:table-cell office:value-type="float" office:value="534170000">
            <text:p>534170000</text:p>
          </table:table-cell>
          <table:table-cell office:value-type="float" office:value="542804000">
            <text:p>542804000</text:p>
          </table:table-cell>
          <table:table-cell office:value-type="float" office:value="424958000">
            <text:p>424958000</text:p>
          </table:table-cell>
          <table:table-cell office:value-type="float" office:value="430821000">
            <text:p>430821000</text:p>
          </table:table-cell>
          <table:table-cell office:value-type="float" office:value="408098000">
            <text:p>408098000</text:p>
          </table:table-cell>
          <table:table-cell office:value-type="float" office:value="411822000">
            <text:p>411822000</text:p>
          </table:table-cell>
          <table:table-cell office:value-type="float" office:value="507946000">
            <text:p>507946000</text:p>
          </table:table-cell>
          <table:table-cell office:value-type="float" office:value="504040000">
            <text:p>504040000</text:p>
          </table:table-cell>
          <table:table-cell office:value-type="float" office:value="491452000">
            <text:p>491452000</text:p>
          </table:table-cell>
          <table:table-cell office:value-type="float" office:value="493746000">
            <text:p>493746000</text:p>
          </table:table-cell>
          <table:table-cell office:value-type="float" office:value="545708000">
            <text:p>545708000</text:p>
          </table:table-cell>
          <table:table-cell office:value-type="float" office:value="546069000">
            <text:p>546069000</text:p>
          </table:table-cell>
          <table:table-cell office:value-type="float" office:value="565718000">
            <text:p>565718000</text:p>
          </table:table-cell>
          <table:table-cell office:value-type="float" office:value="453453000">
            <text:p>453453000</text:p>
          </table:table-cell>
          <table:table-cell office:value-type="float" office:value="454956000">
            <text:p>454956000</text:p>
          </table:table-cell>
          <table:table-cell office:value-type="float" office:value="464774000">
            <text:p>464774000</text:p>
          </table:table-cell>
          <table:table-cell office:value-type="float" office:value="467633000">
            <text:p>467633000</text:p>
          </table:table-cell>
          <table:table-cell office:value-type="float" office:value="404543000">
            <text:p>404543000</text:p>
          </table:table-cell>
          <table:table-cell office:value-type="float" office:value="421339000">
            <text:p>421339000</text:p>
          </table:table-cell>
          <table:table-cell office:value-type="float" office:value="418733000">
            <text:p>418733000</text:p>
          </table:table-cell>
          <table:table-cell office:value-type="float" office:value="373539000">
            <text:p>373539000</text:p>
          </table:table-cell>
          <table:table-cell office:value-type="float" office:value="373551000">
            <text:p>373551000</text:p>
          </table:table-cell>
          <table:table-cell office:value-type="float" office:value="458568000">
            <text:p>458568000</text:p>
          </table:table-cell>
          <table:table-cell office:value-type="float" office:value="460071000">
            <text:p>460071000</text:p>
          </table:table-cell>
          <table:table-cell office:value-type="float" office:value="414488000">
            <text:p>414488000</text:p>
          </table:table-cell>
          <table:table-cell office:value-type="float" office:value="413623000">
            <text:p>413623000</text:p>
          </table:table-cell>
          <table:table-cell office:value-type="float" office:value="439447000">
            <text:p>439447000</text:p>
          </table:table-cell>
          <table:table-cell office:value-type="float" office:value="437776000">
            <text:p>437776000</text:p>
          </table:table-cell>
          <table:table-cell office:value-type="float" office:value="499418000">
            <text:p>499418000</text:p>
          </table:table-cell>
          <table:table-cell office:value-type="float" office:value="498019000">
            <text:p>498019000</text:p>
          </table:table-cell>
          <table:table-cell office:value-type="float" office:value="392899000">
            <text:p>392899000</text:p>
          </table:table-cell>
          <table:table-cell office:value-type="float" office:value="393001000">
            <text:p>393001000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AVERAGE([.A65:.CV65])" office:value-type="float" office:value="481434520">
            <text:p>481434520</text:p>
          </table:table-cell>
        </table:table-row>
        <table:table-row table:style-name="ro1">
          <table:table-cell office:value-type="float" office:value="566216000">
            <text:p>566216000</text:p>
          </table:table-cell>
          <table:table-cell office:value-type="float" office:value="564916000">
            <text:p>564916000</text:p>
          </table:table-cell>
          <table:table-cell office:value-type="float" office:value="433152000">
            <text:p>433152000</text:p>
          </table:table-cell>
          <table:table-cell office:value-type="float" office:value="509999000">
            <text:p>509999000</text:p>
          </table:table-cell>
          <table:table-cell office:value-type="float" office:value="488515000">
            <text:p>488515000</text:p>
          </table:table-cell>
          <table:table-cell office:value-type="float" office:value="487568000">
            <text:p>487568000</text:p>
          </table:table-cell>
          <table:table-cell office:value-type="float" office:value="474174000">
            <text:p>474174000</text:p>
          </table:table-cell>
          <table:table-cell office:value-type="float" office:value="471291000">
            <text:p>471291000</text:p>
          </table:table-cell>
          <table:table-cell office:value-type="float" office:value="473514000">
            <text:p>473514000</text:p>
          </table:table-cell>
          <table:table-cell office:value-type="float" office:value="473789000">
            <text:p>473789000</text:p>
          </table:table-cell>
          <table:table-cell office:value-type="float" office:value="451142000">
            <text:p>451142000</text:p>
          </table:table-cell>
          <table:table-cell office:value-type="float" office:value="448044000">
            <text:p>448044000</text:p>
          </table:table-cell>
          <table:table-cell office:value-type="float" office:value="461829000">
            <text:p>461829000</text:p>
          </table:table-cell>
          <table:table-cell office:value-type="float" office:value="439825000">
            <text:p>439825000</text:p>
          </table:table-cell>
          <table:table-cell office:value-type="float" office:value="441366000">
            <text:p>441366000</text:p>
          </table:table-cell>
          <table:table-cell office:value-type="float" office:value="480891000">
            <text:p>480891000</text:p>
          </table:table-cell>
          <table:table-cell office:value-type="float" office:value="479831000">
            <text:p>479831000</text:p>
          </table:table-cell>
          <table:table-cell office:value-type="float" office:value="423638000">
            <text:p>423638000</text:p>
          </table:table-cell>
          <table:table-cell office:value-type="float" office:value="405464000">
            <text:p>405464000</text:p>
          </table:table-cell>
          <table:table-cell office:value-type="float" office:value="406074000">
            <text:p>406074000</text:p>
          </table:table-cell>
          <table:table-cell office:value-type="float" office:value="425069000">
            <text:p>425069000</text:p>
          </table:table-cell>
          <table:table-cell office:value-type="float" office:value="422645000">
            <text:p>422645000</text:p>
          </table:table-cell>
          <table:table-cell office:value-type="float" office:value="502271000">
            <text:p>502271000</text:p>
          </table:table-cell>
          <table:table-cell office:value-type="float" office:value="504462000">
            <text:p>504462000</text:p>
          </table:table-cell>
          <table:table-cell office:value-type="float" office:value="432713000">
            <text:p>432713000</text:p>
          </table:table-cell>
          <table:table-cell office:value-type="float" office:value="438805000">
            <text:p>438805000</text:p>
          </table:table-cell>
          <table:table-cell office:value-type="float" office:value="442925000">
            <text:p>442925000</text:p>
          </table:table-cell>
          <table:table-cell office:value-type="float" office:value="493263000">
            <text:p>493263000</text:p>
          </table:table-cell>
          <table:table-cell office:value-type="float" office:value="496348000">
            <text:p>496348000</text:p>
          </table:table-cell>
          <table:table-cell office:value-type="float" office:value="538018000">
            <text:p>538018000</text:p>
          </table:table-cell>
          <table:table-cell office:value-type="float" office:value="537168000">
            <text:p>537168000</text:p>
          </table:table-cell>
          <table:table-cell office:value-type="float" office:value="519754000">
            <text:p>519754000</text:p>
          </table:table-cell>
          <table:table-cell office:value-type="float" office:value="435816000">
            <text:p>435816000</text:p>
          </table:table-cell>
          <table:table-cell office:value-type="float" office:value="434298000">
            <text:p>434298000</text:p>
          </table:table-cell>
          <table:table-cell office:value-type="float" office:value="453836000">
            <text:p>453836000</text:p>
          </table:table-cell>
          <table:table-cell office:value-type="float" office:value="471648000">
            <text:p>471648000</text:p>
          </table:table-cell>
          <table:table-cell office:value-type="float" office:value="422682000">
            <text:p>422682000</text:p>
          </table:table-cell>
          <table:table-cell office:value-type="float" office:value="421273000">
            <text:p>421273000</text:p>
          </table:table-cell>
          <table:table-cell office:value-type="float" office:value="464456000">
            <text:p>464456000</text:p>
          </table:table-cell>
          <table:table-cell office:value-type="float" office:value="466288000">
            <text:p>466288000</text:p>
          </table:table-cell>
          <table:table-cell office:value-type="float" office:value="500808000">
            <text:p>500808000</text:p>
          </table:table-cell>
          <table:table-cell office:value-type="float" office:value="425351000">
            <text:p>425351000</text:p>
          </table:table-cell>
          <table:table-cell office:value-type="float" office:value="424714000">
            <text:p>424714000</text:p>
          </table:table-cell>
          <table:table-cell office:value-type="float" office:value="490699000">
            <text:p>490699000</text:p>
          </table:table-cell>
          <table:table-cell office:value-type="float" office:value="497557000">
            <text:p>497557000</text:p>
          </table:table-cell>
          <table:table-cell office:value-type="float" office:value="470603000">
            <text:p>470603000</text:p>
          </table:table-cell>
          <table:table-cell office:value-type="float" office:value="469772000">
            <text:p>469772000</text:p>
          </table:table-cell>
          <table:table-cell office:value-type="float" office:value="521809000">
            <text:p>521809000</text:p>
          </table:table-cell>
          <table:table-cell office:value-type="float" office:value="426744000">
            <text:p>426744000</text:p>
          </table:table-cell>
          <table:table-cell office:value-type="float" office:value="428227000">
            <text:p>428227000</text:p>
          </table:table-cell>
          <table:table-cell office:value-type="float" office:value="505595000">
            <text:p>505595000</text:p>
          </table:table-cell>
          <table:table-cell office:value-type="float" office:value="503924000">
            <text:p>503924000</text:p>
          </table:table-cell>
          <table:table-cell office:value-type="float" office:value="572874000">
            <text:p>572874000</text:p>
          </table:table-cell>
          <table:table-cell office:value-type="float" office:value="570108000">
            <text:p>570108000</text:p>
          </table:table-cell>
          <table:table-cell office:value-type="float" office:value="444020000">
            <text:p>444020000</text:p>
          </table:table-cell>
          <table:table-cell office:value-type="float" office:value="479668000">
            <text:p>479668000</text:p>
          </table:table-cell>
          <table:table-cell office:value-type="float" office:value="463978000">
            <text:p>463978000</text:p>
          </table:table-cell>
          <table:table-cell office:value-type="float" office:value="459403000">
            <text:p>459403000</text:p>
          </table:table-cell>
          <table:table-cell office:value-type="float" office:value="465907000">
            <text:p>465907000</text:p>
          </table:table-cell>
          <table:table-cell office:value-type="float" office:value="465033000">
            <text:p>465033000</text:p>
          </table:table-cell>
          <table:table-cell office:value-type="float" office:value="400930000">
            <text:p>400930000</text:p>
          </table:table-cell>
          <table:table-cell office:value-type="float" office:value="404451000">
            <text:p>404451000</text:p>
          </table:table-cell>
          <table:table-cell office:value-type="float" office:value="495986000">
            <text:p>495986000</text:p>
          </table:table-cell>
          <table:table-cell office:value-type="float" office:value="495225000">
            <text:p>495225000</text:p>
          </table:table-cell>
          <table:table-cell office:value-type="float" office:value="423458000">
            <text:p>423458000</text:p>
          </table:table-cell>
          <table:table-cell office:value-type="float" office:value="446573000">
            <text:p>446573000</text:p>
          </table:table-cell>
          <table:table-cell office:value-type="float" office:value="448568000">
            <text:p>448568000</text:p>
          </table:table-cell>
          <table:table-cell office:value-type="float" office:value="440821000">
            <text:p>440821000</text:p>
          </table:table-cell>
          <table:table-cell office:value-type="float" office:value="436179000">
            <text:p>436179000</text:p>
          </table:table-cell>
          <table:table-cell office:value-type="float" office:value="509645000">
            <text:p>509645000</text:p>
          </table:table-cell>
          <table:table-cell office:value-type="float" office:value="506798000">
            <text:p>506798000</text:p>
          </table:table-cell>
          <table:table-cell office:value-type="float" office:value="447613000">
            <text:p>447613000</text:p>
          </table:table-cell>
          <table:table-cell office:value-type="float" office:value="447616000">
            <text:p>447616000</text:p>
          </table:table-cell>
          <table:table-cell office:value-type="float" office:value="473056000">
            <text:p>473056000</text:p>
          </table:table-cell>
          <table:table-cell office:value-type="float" office:value="515565000">
            <text:p>515565000</text:p>
          </table:table-cell>
          <table:table-cell office:value-type="float" office:value="510352000">
            <text:p>510352000</text:p>
          </table:table-cell>
          <table:table-cell office:value-type="float" office:value="469694000">
            <text:p>469694000</text:p>
          </table:table-cell>
          <table:table-cell office:value-type="float" office:value="537529000">
            <text:p>537529000</text:p>
          </table:table-cell>
          <table:table-cell office:value-type="float" office:value="534722000">
            <text:p>534722000</text:p>
          </table:table-cell>
          <table:table-cell office:value-type="float" office:value="512279000">
            <text:p>512279000</text:p>
          </table:table-cell>
          <table:table-cell office:value-type="float" office:value="513304000">
            <text:p>513304000</text:p>
          </table:table-cell>
          <table:table-cell office:value-type="float" office:value="460787000">
            <text:p>460787000</text:p>
          </table:table-cell>
          <table:table-cell office:value-type="float" office:value="399241000">
            <text:p>399241000</text:p>
          </table:table-cell>
          <table:table-cell office:value-type="float" office:value="456770000">
            <text:p>456770000</text:p>
          </table:table-cell>
          <table:table-cell office:value-type="float" office:value="454687000">
            <text:p>454687000</text:p>
          </table:table-cell>
          <table:table-cell office:value-type="float" office:value="476655000">
            <text:p>476655000</text:p>
          </table:table-cell>
          <table:table-cell office:value-type="float" office:value="476922000">
            <text:p>476922000</text:p>
          </table:table-cell>
          <table:table-cell office:value-type="float" office:value="463198000">
            <text:p>463198000</text:p>
          </table:table-cell>
          <table:table-cell office:value-type="float" office:value="463259000">
            <text:p>463259000</text:p>
          </table:table-cell>
          <table:table-cell office:value-type="float" office:value="395475000">
            <text:p>395475000</text:p>
          </table:table-cell>
          <table:table-cell office:value-type="float" office:value="427524000">
            <text:p>427524000</text:p>
          </table:table-cell>
          <table:table-cell office:value-type="float" office:value="424858000">
            <text:p>424858000</text:p>
          </table:table-cell>
          <table:table-cell office:value-type="float" office:value="462486000">
            <text:p>462486000</text:p>
          </table:table-cell>
          <table:table-cell office:value-type="float" office:value="459994000">
            <text:p>459994000</text:p>
          </table:table-cell>
          <table:table-cell office:value-type="float" office:value="408278000">
            <text:p>408278000</text:p>
          </table:table-cell>
          <table:table-cell office:value-type="float" office:value="406015000">
            <text:p>406015000</text:p>
          </table:table-cell>
          <table:table-cell office:value-type="float" office:value="533919000">
            <text:p>533919000</text:p>
          </table:table-cell>
          <table:table-cell office:value-type="float" office:value="541015000">
            <text:p>541015000</text:p>
          </table:table-cell>
          <table:table-cell office:value-type="float" office:value="536327000">
            <text:p>536327000</text:p>
          </table:table-cell>
          <table:table-cell office:value-type="float" office:value="401753000">
            <text:p>401753000</text:p>
          </table:table-cell>
          <table:table-cell table:number-columns-repeated="2"/>
          <table:table-cell office:value-type="float" office:value="90">
            <text:p>90</text:p>
          </table:table-cell>
          <table:table-cell table:formula="of:=AVERAGE([.A66:.CV66])" office:value-type="float" office:value="469112970">
            <text:p>469112970</text:p>
          </table:table-cell>
        </table:table-row>
        <table:table-row table:style-name="ro1">
          <table:table-cell office:value-type="float" office:value="542148000">
            <text:p>542148000</text:p>
          </table:table-cell>
          <table:table-cell office:value-type="float" office:value="452533000">
            <text:p>452533000</text:p>
          </table:table-cell>
          <table:table-cell office:value-type="float" office:value="576773000">
            <text:p>576773000</text:p>
          </table:table-cell>
          <table:table-cell office:value-type="float" office:value="588914000">
            <text:p>588914000</text:p>
          </table:table-cell>
          <table:table-cell office:value-type="float" office:value="502620000">
            <text:p>502620000</text:p>
          </table:table-cell>
          <table:table-cell office:value-type="float" office:value="609891000">
            <text:p>609891000</text:p>
          </table:table-cell>
          <table:table-cell office:value-type="float" office:value="606081000">
            <text:p>606081000</text:p>
          </table:table-cell>
          <table:table-cell office:value-type="float" office:value="456382000">
            <text:p>456382000</text:p>
          </table:table-cell>
          <table:table-cell office:value-type="float" office:value="454138000">
            <text:p>454138000</text:p>
          </table:table-cell>
          <table:table-cell office:value-type="float" office:value="574331000">
            <text:p>574331000</text:p>
          </table:table-cell>
          <table:table-cell office:value-type="float" office:value="559151000">
            <text:p>559151000</text:p>
          </table:table-cell>
          <table:table-cell office:value-type="float" office:value="560098000">
            <text:p>560098000</text:p>
          </table:table-cell>
          <table:table-cell office:value-type="float" office:value="593663000">
            <text:p>593663000</text:p>
          </table:table-cell>
          <table:table-cell office:value-type="float" office:value="578087000">
            <text:p>578087000</text:p>
          </table:table-cell>
          <table:table-cell office:value-type="float" office:value="576873000">
            <text:p>576873000</text:p>
          </table:table-cell>
          <table:table-cell office:value-type="float" office:value="423049000">
            <text:p>423049000</text:p>
          </table:table-cell>
          <table:table-cell office:value-type="float" office:value="507160000">
            <text:p>507160000</text:p>
          </table:table-cell>
          <table:table-cell office:value-type="float" office:value="507567000">
            <text:p>507567000</text:p>
          </table:table-cell>
          <table:table-cell office:value-type="float" office:value="532989000">
            <text:p>532989000</text:p>
          </table:table-cell>
          <table:table-cell office:value-type="float" office:value="539440000">
            <text:p>539440000</text:p>
          </table:table-cell>
          <table:table-cell office:value-type="float" office:value="532567000">
            <text:p>532567000</text:p>
          </table:table-cell>
          <table:table-cell office:value-type="float" office:value="446773000">
            <text:p>446773000</text:p>
          </table:table-cell>
          <table:table-cell office:value-type="float" office:value="452620000">
            <text:p>452620000</text:p>
          </table:table-cell>
          <table:table-cell office:value-type="float" office:value="532882000">
            <text:p>532882000</text:p>
          </table:table-cell>
          <table:table-cell office:value-type="float" office:value="547961000">
            <text:p>547961000</text:p>
          </table:table-cell>
          <table:table-cell office:value-type="float" office:value="506400000">
            <text:p>506400000</text:p>
          </table:table-cell>
          <table:table-cell office:value-type="float" office:value="507191000">
            <text:p>507191000</text:p>
          </table:table-cell>
          <table:table-cell office:value-type="float" office:value="478592000">
            <text:p>478592000</text:p>
          </table:table-cell>
          <table:table-cell office:value-type="float" office:value="477029000">
            <text:p>477029000</text:p>
          </table:table-cell>
          <table:table-cell office:value-type="float" office:value="538251000">
            <text:p>538251000</text:p>
          </table:table-cell>
          <table:table-cell office:value-type="float" office:value="582346000">
            <text:p>582346000</text:p>
          </table:table-cell>
          <table:table-cell office:value-type="float" office:value="581090000">
            <text:p>581090000</text:p>
          </table:table-cell>
          <table:table-cell office:value-type="float" office:value="514889000">
            <text:p>514889000</text:p>
          </table:table-cell>
          <table:table-cell office:value-type="float" office:value="452143000">
            <text:p>452143000</text:p>
          </table:table-cell>
          <table:table-cell office:value-type="float" office:value="449936000">
            <text:p>449936000</text:p>
          </table:table-cell>
          <table:table-cell office:value-type="float" office:value="500647000">
            <text:p>500647000</text:p>
          </table:table-cell>
          <table:table-cell office:value-type="float" office:value="499075000">
            <text:p>499075000</text:p>
          </table:table-cell>
          <table:table-cell office:value-type="float" office:value="471545000">
            <text:p>471545000</text:p>
          </table:table-cell>
          <table:table-cell office:value-type="float" office:value="474016000">
            <text:p>474016000</text:p>
          </table:table-cell>
          <table:table-cell office:value-type="float" office:value="485679000">
            <text:p>485679000</text:p>
          </table:table-cell>
          <table:table-cell office:value-type="float" office:value="581906000">
            <text:p>581906000</text:p>
          </table:table-cell>
          <table:table-cell office:value-type="float" office:value="587337000">
            <text:p>587337000</text:p>
          </table:table-cell>
          <table:table-cell office:value-type="float" office:value="530766000">
            <text:p>530766000</text:p>
          </table:table-cell>
          <table:table-cell office:value-type="float" office:value="484730000">
            <text:p>484730000</text:p>
          </table:table-cell>
          <table:table-cell office:value-type="float" office:value="484869000">
            <text:p>484869000</text:p>
          </table:table-cell>
          <table:table-cell office:value-type="float" office:value="485449000">
            <text:p>485449000</text:p>
          </table:table-cell>
          <table:table-cell office:value-type="float" office:value="485831000">
            <text:p>485831000</text:p>
          </table:table-cell>
          <table:table-cell office:value-type="float" office:value="574012000">
            <text:p>574012000</text:p>
          </table:table-cell>
          <table:table-cell office:value-type="float" office:value="526593000">
            <text:p>526593000</text:p>
          </table:table-cell>
          <table:table-cell office:value-type="float" office:value="541173000">
            <text:p>541173000</text:p>
          </table:table-cell>
          <table:table-cell office:value-type="float" office:value="543680000">
            <text:p>543680000</text:p>
          </table:table-cell>
          <table:table-cell office:value-type="float" office:value="466727000">
            <text:p>466727000</text:p>
          </table:table-cell>
          <table:table-cell office:value-type="float" office:value="465715000">
            <text:p>465715000</text:p>
          </table:table-cell>
          <table:table-cell office:value-type="float" office:value="432234000">
            <text:p>432234000</text:p>
          </table:table-cell>
          <table:table-cell office:value-type="float" office:value="487973000">
            <text:p>487973000</text:p>
          </table:table-cell>
          <table:table-cell office:value-type="float" office:value="492788000">
            <text:p>492788000</text:p>
          </table:table-cell>
          <table:table-cell office:value-type="float" office:value="566127000">
            <text:p>566127000</text:p>
          </table:table-cell>
          <table:table-cell office:value-type="float" office:value="564669000">
            <text:p>564669000</text:p>
          </table:table-cell>
          <table:table-cell office:value-type="float" office:value="508459000">
            <text:p>508459000</text:p>
          </table:table-cell>
          <table:table-cell office:value-type="float" office:value="561651000">
            <text:p>561651000</text:p>
          </table:table-cell>
          <table:table-cell office:value-type="float" office:value="562700000">
            <text:p>562700000</text:p>
          </table:table-cell>
          <table:table-cell office:value-type="float" office:value="601061000">
            <text:p>601061000</text:p>
          </table:table-cell>
          <table:table-cell office:value-type="float" office:value="520091000">
            <text:p>520091000</text:p>
          </table:table-cell>
          <table:table-cell office:value-type="float" office:value="508713000">
            <text:p>508713000</text:p>
          </table:table-cell>
          <table:table-cell office:value-type="float" office:value="479719000">
            <text:p>479719000</text:p>
          </table:table-cell>
          <table:table-cell office:value-type="float" office:value="477920000">
            <text:p>477920000</text:p>
          </table:table-cell>
          <table:table-cell office:value-type="float" office:value="476135000">
            <text:p>476135000</text:p>
          </table:table-cell>
          <table:table-cell office:value-type="float" office:value="468041000">
            <text:p>468041000</text:p>
          </table:table-cell>
          <table:table-cell office:value-type="float" office:value="469726000">
            <text:p>469726000</text:p>
          </table:table-cell>
          <table:table-cell office:value-type="float" office:value="482238000">
            <text:p>482238000</text:p>
          </table:table-cell>
          <table:table-cell office:value-type="float" office:value="481590000">
            <text:p>481590000</text:p>
          </table:table-cell>
          <table:table-cell office:value-type="float" office:value="555280000">
            <text:p>555280000</text:p>
          </table:table-cell>
          <table:table-cell office:value-type="float" office:value="535329000">
            <text:p>535329000</text:p>
          </table:table-cell>
          <table:table-cell office:value-type="float" office:value="533743000">
            <text:p>533743000</text:p>
          </table:table-cell>
          <table:table-cell office:value-type="float" office:value="488195000">
            <text:p>488195000</text:p>
          </table:table-cell>
          <table:table-cell office:value-type="float" office:value="577170000">
            <text:p>577170000</text:p>
          </table:table-cell>
          <table:table-cell office:value-type="float" office:value="571415000">
            <text:p>571415000</text:p>
          </table:table-cell>
          <table:table-cell office:value-type="float" office:value="446115000">
            <text:p>446115000</text:p>
          </table:table-cell>
          <table:table-cell office:value-type="float" office:value="449824000">
            <text:p>449824000</text:p>
          </table:table-cell>
          <table:table-cell office:value-type="float" office:value="444789000">
            <text:p>444789000</text:p>
          </table:table-cell>
          <table:table-cell office:value-type="float" office:value="453606000">
            <text:p>453606000</text:p>
          </table:table-cell>
          <table:table-cell office:value-type="float" office:value="524927000">
            <text:p>524927000</text:p>
          </table:table-cell>
          <table:table-cell office:value-type="float" office:value="446717000">
            <text:p>446717000</text:p>
          </table:table-cell>
          <table:table-cell office:value-type="float" office:value="451805000">
            <text:p>451805000</text:p>
          </table:table-cell>
          <table:table-cell office:value-type="float" office:value="457929000">
            <text:p>457929000</text:p>
          </table:table-cell>
          <table:table-cell office:value-type="float" office:value="459986000">
            <text:p>459986000</text:p>
          </table:table-cell>
          <table:table-cell office:value-type="float" office:value="485144000">
            <text:p>485144000</text:p>
          </table:table-cell>
          <table:table-cell office:value-type="float" office:value="484028000">
            <text:p>484028000</text:p>
          </table:table-cell>
          <table:table-cell office:value-type="float" office:value="508493000">
            <text:p>508493000</text:p>
          </table:table-cell>
          <table:table-cell office:value-type="float" office:value="519702000">
            <text:p>519702000</text:p>
          </table:table-cell>
          <table:table-cell office:value-type="float" office:value="519961000">
            <text:p>519961000</text:p>
          </table:table-cell>
          <table:table-cell office:value-type="float" office:value="429598000">
            <text:p>429598000</text:p>
          </table:table-cell>
          <table:table-cell office:value-type="float" office:value="430254000">
            <text:p>430254000</text:p>
          </table:table-cell>
          <table:table-cell office:value-type="float" office:value="440600000">
            <text:p>440600000</text:p>
          </table:table-cell>
          <table:table-cell office:value-type="float" office:value="453850000">
            <text:p>453850000</text:p>
          </table:table-cell>
          <table:table-cell office:value-type="float" office:value="456468000">
            <text:p>456468000</text:p>
          </table:table-cell>
          <table:table-cell office:value-type="float" office:value="555907000">
            <text:p>555907000</text:p>
          </table:table-cell>
          <table:table-cell office:value-type="float" office:value="557169000">
            <text:p>557169000</text:p>
          </table:table-cell>
          <table:table-cell office:value-type="float" office:value="488272000">
            <text:p>488272000</text:p>
          </table:table-cell>
          <table:table-cell office:value-type="float" office:value="492994000">
            <text:p>492994000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AVERAGE([.A67:.CV67])" office:value-type="float" office:value="508934130">
            <text:p>508934130</text:p>
          </table:table-cell>
        </table:table-row>
        <table:table-row table:style-name="ro1">
          <table:table-cell office:value-type="float" office:value="479025000">
            <text:p>479025000</text:p>
          </table:table-cell>
          <table:table-cell office:value-type="float" office:value="479666000">
            <text:p>479666000</text:p>
          </table:table-cell>
          <table:table-cell office:value-type="float" office:value="485398000">
            <text:p>485398000</text:p>
          </table:table-cell>
          <table:table-cell office:value-type="float" office:value="547240000">
            <text:p>547240000</text:p>
          </table:table-cell>
          <table:table-cell office:value-type="float" office:value="542589000">
            <text:p>542589000</text:p>
          </table:table-cell>
          <table:table-cell office:value-type="float" office:value="441026000">
            <text:p>441026000</text:p>
          </table:table-cell>
          <table:table-cell office:value-type="float" office:value="428099000">
            <text:p>428099000</text:p>
          </table:table-cell>
          <table:table-cell office:value-type="float" office:value="434397000">
            <text:p>434397000</text:p>
          </table:table-cell>
          <table:table-cell office:value-type="float" office:value="530922000">
            <text:p>530922000</text:p>
          </table:table-cell>
          <table:table-cell office:value-type="float" office:value="528503000">
            <text:p>528503000</text:p>
          </table:table-cell>
          <table:table-cell office:value-type="float" office:value="558745000">
            <text:p>558745000</text:p>
          </table:table-cell>
          <table:table-cell office:value-type="float" office:value="558406000">
            <text:p>558406000</text:p>
          </table:table-cell>
          <table:table-cell office:value-type="float" office:value="581430000">
            <text:p>581430000</text:p>
          </table:table-cell>
          <table:table-cell office:value-type="float" office:value="464127000">
            <text:p>464127000</text:p>
          </table:table-cell>
          <table:table-cell office:value-type="float" office:value="465936000">
            <text:p>465936000</text:p>
          </table:table-cell>
          <table:table-cell office:value-type="float" office:value="457659000">
            <text:p>457659000</text:p>
          </table:table-cell>
          <table:table-cell office:value-type="float" office:value="441274000">
            <text:p>441274000</text:p>
          </table:table-cell>
          <table:table-cell office:value-type="float" office:value="438309000">
            <text:p>438309000</text:p>
          </table:table-cell>
          <table:table-cell office:value-type="float" office:value="460474000">
            <text:p>460474000</text:p>
          </table:table-cell>
          <table:table-cell office:value-type="float" office:value="463290000">
            <text:p>463290000</text:p>
          </table:table-cell>
          <table:table-cell office:value-type="float" office:value="442759000">
            <text:p>442759000</text:p>
          </table:table-cell>
          <table:table-cell office:value-type="float" office:value="444701000">
            <text:p>444701000</text:p>
          </table:table-cell>
          <table:table-cell office:value-type="float" office:value="521971000">
            <text:p>521971000</text:p>
          </table:table-cell>
          <table:table-cell office:value-type="float" office:value="424677000">
            <text:p>424677000</text:p>
          </table:table-cell>
          <table:table-cell office:value-type="float" office:value="470702000">
            <text:p>470702000</text:p>
          </table:table-cell>
          <table:table-cell office:value-type="float" office:value="464346000">
            <text:p>464346000</text:p>
          </table:table-cell>
          <table:table-cell office:value-type="float" office:value="516319000">
            <text:p>516319000</text:p>
          </table:table-cell>
          <table:table-cell office:value-type="float" office:value="517265000">
            <text:p>517265000</text:p>
          </table:table-cell>
          <table:table-cell office:value-type="float" office:value="583430000">
            <text:p>583430000</text:p>
          </table:table-cell>
          <table:table-cell office:value-type="float" office:value="575882000">
            <text:p>575882000</text:p>
          </table:table-cell>
          <table:table-cell office:value-type="float" office:value="485456000">
            <text:p>485456000</text:p>
          </table:table-cell>
          <table:table-cell office:value-type="float" office:value="491467000">
            <text:p>491467000</text:p>
          </table:table-cell>
          <table:table-cell office:value-type="float" office:value="544772000">
            <text:p>544772000</text:p>
          </table:table-cell>
          <table:table-cell office:value-type="float" office:value="474650000">
            <text:p>474650000</text:p>
          </table:table-cell>
          <table:table-cell office:value-type="float" office:value="477616000">
            <text:p>477616000</text:p>
          </table:table-cell>
          <table:table-cell office:value-type="float" office:value="504020000">
            <text:p>504020000</text:p>
          </table:table-cell>
          <table:table-cell office:value-type="float" office:value="503307000">
            <text:p>503307000</text:p>
          </table:table-cell>
          <table:table-cell office:value-type="float" office:value="524590000">
            <text:p>524590000</text:p>
          </table:table-cell>
          <table:table-cell office:value-type="float" office:value="518508000">
            <text:p>518508000</text:p>
          </table:table-cell>
          <table:table-cell office:value-type="float" office:value="501410000">
            <text:p>501410000</text:p>
          </table:table-cell>
          <table:table-cell office:value-type="float" office:value="553628000">
            <text:p>553628000</text:p>
          </table:table-cell>
          <table:table-cell office:value-type="float" office:value="550621000">
            <text:p>550621000</text:p>
          </table:table-cell>
          <table:table-cell office:value-type="float" office:value="562215000">
            <text:p>562215000</text:p>
          </table:table-cell>
          <table:table-cell office:value-type="float" office:value="432268000">
            <text:p>432268000</text:p>
          </table:table-cell>
          <table:table-cell office:value-type="float" office:value="431150000">
            <text:p>431150000</text:p>
          </table:table-cell>
          <table:table-cell office:value-type="float" office:value="516505000">
            <text:p>516505000</text:p>
          </table:table-cell>
          <table:table-cell office:value-type="float" office:value="516389000">
            <text:p>516389000</text:p>
          </table:table-cell>
          <table:table-cell office:value-type="float" office:value="515660000">
            <text:p>515660000</text:p>
          </table:table-cell>
          <table:table-cell office:value-type="float" office:value="509177000">
            <text:p>509177000</text:p>
          </table:table-cell>
          <table:table-cell office:value-type="float" office:value="470185000">
            <text:p>470185000</text:p>
          </table:table-cell>
          <table:table-cell office:value-type="float" office:value="512910000">
            <text:p>512910000</text:p>
          </table:table-cell>
          <table:table-cell office:value-type="float" office:value="507893000">
            <text:p>507893000</text:p>
          </table:table-cell>
          <table:table-cell office:value-type="float" office:value="473186000">
            <text:p>473186000</text:p>
          </table:table-cell>
          <table:table-cell office:value-type="float" office:value="472244000">
            <text:p>472244000</text:p>
          </table:table-cell>
          <table:table-cell office:value-type="float" office:value="510188000">
            <text:p>510188000</text:p>
          </table:table-cell>
          <table:table-cell office:value-type="float" office:value="463964000">
            <text:p>463964000</text:p>
          </table:table-cell>
          <table:table-cell office:value-type="float" office:value="465035000">
            <text:p>465035000</text:p>
          </table:table-cell>
          <table:table-cell office:value-type="float" office:value="564493000">
            <text:p>564493000</text:p>
          </table:table-cell>
          <table:table-cell office:value-type="float" office:value="567687000">
            <text:p>567687000</text:p>
          </table:table-cell>
          <table:table-cell office:value-type="float" office:value="534144000">
            <text:p>534144000</text:p>
          </table:table-cell>
          <table:table-cell office:value-type="float" office:value="631863000">
            <text:p>631863000</text:p>
          </table:table-cell>
          <table:table-cell office:value-type="float" office:value="630221000">
            <text:p>630221000</text:p>
          </table:table-cell>
          <table:table-cell office:value-type="float" office:value="573958000">
            <text:p>573958000</text:p>
          </table:table-cell>
          <table:table-cell office:value-type="float" office:value="566755000">
            <text:p>566755000</text:p>
          </table:table-cell>
          <table:table-cell office:value-type="float" office:value="533433000">
            <text:p>533433000</text:p>
          </table:table-cell>
          <table:table-cell office:value-type="float" office:value="527476000">
            <text:p>527476000</text:p>
          </table:table-cell>
          <table:table-cell office:value-type="float" office:value="514750000">
            <text:p>514750000</text:p>
          </table:table-cell>
          <table:table-cell office:value-type="float" office:value="518431000">
            <text:p>518431000</text:p>
          </table:table-cell>
          <table:table-cell office:value-type="float" office:value="485790000">
            <text:p>485790000</text:p>
          </table:table-cell>
          <table:table-cell office:value-type="float" office:value="551836000">
            <text:p>551836000</text:p>
          </table:table-cell>
          <table:table-cell office:value-type="float" office:value="548693000">
            <text:p>548693000</text:p>
          </table:table-cell>
          <table:table-cell office:value-type="float" office:value="463157000">
            <text:p>463157000</text:p>
          </table:table-cell>
          <table:table-cell office:value-type="float" office:value="463549000">
            <text:p>463549000</text:p>
          </table:table-cell>
          <table:table-cell office:value-type="float" office:value="471470000">
            <text:p>471470000</text:p>
          </table:table-cell>
          <table:table-cell office:value-type="float" office:value="629014000">
            <text:p>629014000</text:p>
          </table:table-cell>
          <table:table-cell office:value-type="float" office:value="622458000">
            <text:p>622458000</text:p>
          </table:table-cell>
          <table:table-cell office:value-type="float" office:value="436968000">
            <text:p>436968000</text:p>
          </table:table-cell>
          <table:table-cell office:value-type="float" office:value="537367000">
            <text:p>537367000</text:p>
          </table:table-cell>
          <table:table-cell office:value-type="float" office:value="540822000">
            <text:p>540822000</text:p>
          </table:table-cell>
          <table:table-cell office:value-type="float" office:value="481543000">
            <text:p>481543000</text:p>
          </table:table-cell>
          <table:table-cell office:value-type="float" office:value="477868000">
            <text:p>477868000</text:p>
          </table:table-cell>
          <table:table-cell office:value-type="float" office:value="421657000">
            <text:p>421657000</text:p>
          </table:table-cell>
          <table:table-cell office:value-type="float" office:value="548135000">
            <text:p>548135000</text:p>
          </table:table-cell>
          <table:table-cell office:value-type="float" office:value="548851000">
            <text:p>548851000</text:p>
          </table:table-cell>
          <table:table-cell office:value-type="float" office:value="529594000">
            <text:p>529594000</text:p>
          </table:table-cell>
          <table:table-cell office:value-type="float" office:value="527592000">
            <text:p>527592000</text:p>
          </table:table-cell>
          <table:table-cell office:value-type="float" office:value="536184000">
            <text:p>536184000</text:p>
          </table:table-cell>
          <table:table-cell office:value-type="float" office:value="544074000">
            <text:p>544074000</text:p>
          </table:table-cell>
          <table:table-cell office:value-type="float" office:value="461810000">
            <text:p>461810000</text:p>
          </table:table-cell>
          <table:table-cell office:value-type="float" office:value="464692000">
            <text:p>464692000</text:p>
          </table:table-cell>
          <table:table-cell office:value-type="float" office:value="536689000">
            <text:p>536689000</text:p>
          </table:table-cell>
          <table:table-cell office:value-type="float" office:value="538304000">
            <text:p>538304000</text:p>
          </table:table-cell>
          <table:table-cell office:value-type="float" office:value="461600000">
            <text:p>461600000</text:p>
          </table:table-cell>
          <table:table-cell office:value-type="float" office:value="492279000">
            <text:p>492279000</text:p>
          </table:table-cell>
          <table:table-cell office:value-type="float" office:value="492972000">
            <text:p>492972000</text:p>
          </table:table-cell>
          <table:table-cell office:value-type="float" office:value="503116000">
            <text:p>503116000</text:p>
          </table:table-cell>
          <table:table-cell office:value-type="float" office:value="599638000">
            <text:p>599638000</text:p>
          </table:table-cell>
          <table:table-cell office:value-type="float" office:value="598507000">
            <text:p>598507000</text:p>
          </table:table-cell>
          <table:table-cell office:value-type="float" office:value="507112000">
            <text:p>507112000</text:p>
          </table:table-cell>
          <table:table-cell office:value-type="float" office:value="536095000">
            <text:p>536095000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AVERAGE([.A68:.CV68])" office:value-type="float" office:value="509602280">
            <text:p>509602280</text:p>
          </table:table-cell>
        </table:table-row>
        <table:table-row table:style-name="ro1">
          <table:table-cell office:value-type="float" office:value="552025000">
            <text:p>552025000</text:p>
          </table:table-cell>
          <table:table-cell office:value-type="float" office:value="479842000">
            <text:p>479842000</text:p>
          </table:table-cell>
          <table:table-cell office:value-type="float" office:value="481467000">
            <text:p>481467000</text:p>
          </table:table-cell>
          <table:table-cell office:value-type="float" office:value="469475000">
            <text:p>469475000</text:p>
          </table:table-cell>
          <table:table-cell office:value-type="float" office:value="559896000">
            <text:p>559896000</text:p>
          </table:table-cell>
          <table:table-cell office:value-type="float" office:value="553510000">
            <text:p>553510000</text:p>
          </table:table-cell>
          <table:table-cell office:value-type="float" office:value="469137000">
            <text:p>469137000</text:p>
          </table:table-cell>
          <table:table-cell office:value-type="float" office:value="476020000">
            <text:p>476020000</text:p>
          </table:table-cell>
          <table:table-cell office:value-type="float" office:value="528884000">
            <text:p>528884000</text:p>
          </table:table-cell>
          <table:table-cell office:value-type="float" office:value="518177000">
            <text:p>518177000</text:p>
          </table:table-cell>
          <table:table-cell office:value-type="float" office:value="518232000">
            <text:p>518232000</text:p>
          </table:table-cell>
          <table:table-cell office:value-type="float" office:value="536330000">
            <text:p>536330000</text:p>
          </table:table-cell>
          <table:table-cell office:value-type="float" office:value="618665000">
            <text:p>618665000</text:p>
          </table:table-cell>
          <table:table-cell office:value-type="float" office:value="510718000">
            <text:p>510718000</text:p>
          </table:table-cell>
          <table:table-cell office:value-type="float" office:value="507299000">
            <text:p>507299000</text:p>
          </table:table-cell>
          <table:table-cell office:value-type="float" office:value="581618000">
            <text:p>581618000</text:p>
          </table:table-cell>
          <table:table-cell office:value-type="float" office:value="582408000">
            <text:p>582408000</text:p>
          </table:table-cell>
          <table:table-cell office:value-type="float" office:value="509235000">
            <text:p>509235000</text:p>
          </table:table-cell>
          <table:table-cell office:value-type="float" office:value="510448000">
            <text:p>510448000</text:p>
          </table:table-cell>
          <table:table-cell office:value-type="float" office:value="510921000">
            <text:p>510921000</text:p>
          </table:table-cell>
          <table:table-cell office:value-type="float" office:value="526838000">
            <text:p>526838000</text:p>
          </table:table-cell>
          <table:table-cell office:value-type="float" office:value="547047000">
            <text:p>547047000</text:p>
          </table:table-cell>
          <table:table-cell office:value-type="float" office:value="543885000">
            <text:p>543885000</text:p>
          </table:table-cell>
          <table:table-cell office:value-type="float" office:value="534096000">
            <text:p>534096000</text:p>
          </table:table-cell>
          <table:table-cell office:value-type="float" office:value="522869000">
            <text:p>522869000</text:p>
          </table:table-cell>
          <table:table-cell office:value-type="float" office:value="542133000">
            <text:p>542133000</text:p>
          </table:table-cell>
          <table:table-cell office:value-type="float" office:value="642943000">
            <text:p>642943000</text:p>
          </table:table-cell>
          <table:table-cell office:value-type="float" office:value="550478000">
            <text:p>550478000</text:p>
          </table:table-cell>
          <table:table-cell office:value-type="float" office:value="546047000">
            <text:p>546047000</text:p>
          </table:table-cell>
          <table:table-cell office:value-type="float" office:value="488270000">
            <text:p>488270000</text:p>
          </table:table-cell>
          <table:table-cell office:value-type="float" office:value="487826000">
            <text:p>487826000</text:p>
          </table:table-cell>
          <table:table-cell office:value-type="float" office:value="512745000">
            <text:p>512745000</text:p>
          </table:table-cell>
          <table:table-cell office:value-type="float" office:value="648739000">
            <text:p>648739000</text:p>
          </table:table-cell>
          <table:table-cell office:value-type="float" office:value="652473000">
            <text:p>652473000</text:p>
          </table:table-cell>
          <table:table-cell office:value-type="float" office:value="662717000">
            <text:p>662717000</text:p>
          </table:table-cell>
          <table:table-cell office:value-type="float" office:value="662577000">
            <text:p>662577000</text:p>
          </table:table-cell>
          <table:table-cell office:value-type="float" office:value="582883000">
            <text:p>582883000</text:p>
          </table:table-cell>
          <table:table-cell office:value-type="float" office:value="579076000">
            <text:p>579076000</text:p>
          </table:table-cell>
          <table:table-cell office:value-type="float" office:value="547278000">
            <text:p>547278000</text:p>
          </table:table-cell>
          <table:table-cell office:value-type="float" office:value="566490000">
            <text:p>566490000</text:p>
          </table:table-cell>
          <table:table-cell office:value-type="float" office:value="568488000">
            <text:p>568488000</text:p>
          </table:table-cell>
          <table:table-cell office:value-type="float" office:value="582586000">
            <text:p>582586000</text:p>
          </table:table-cell>
          <table:table-cell office:value-type="float" office:value="544899000">
            <text:p>544899000</text:p>
          </table:table-cell>
          <table:table-cell office:value-type="float" office:value="553959000">
            <text:p>553959000</text:p>
          </table:table-cell>
          <table:table-cell office:value-type="float" office:value="553635000">
            <text:p>553635000</text:p>
          </table:table-cell>
          <table:table-cell office:value-type="float" office:value="559014000">
            <text:p>559014000</text:p>
          </table:table-cell>
          <table:table-cell office:value-type="float" office:value="523391000">
            <text:p>523391000</text:p>
          </table:table-cell>
          <table:table-cell office:value-type="float" office:value="526338000">
            <text:p>526338000</text:p>
          </table:table-cell>
          <table:table-cell office:value-type="float" office:value="650131000">
            <text:p>650131000</text:p>
          </table:table-cell>
          <table:table-cell office:value-type="float" office:value="598249000">
            <text:p>598249000</text:p>
          </table:table-cell>
          <table:table-cell office:value-type="float" office:value="539165000">
            <text:p>539165000</text:p>
          </table:table-cell>
          <table:table-cell office:value-type="float" office:value="546758000">
            <text:p>546758000</text:p>
          </table:table-cell>
          <table:table-cell office:value-type="float" office:value="528729000">
            <text:p>528729000</text:p>
          </table:table-cell>
          <table:table-cell office:value-type="float" office:value="512667000">
            <text:p>512667000</text:p>
          </table:table-cell>
          <table:table-cell office:value-type="float" office:value="504757000">
            <text:p>504757000</text:p>
          </table:table-cell>
          <table:table-cell office:value-type="float" office:value="554160000">
            <text:p>554160000</text:p>
          </table:table-cell>
          <table:table-cell office:value-type="float" office:value="556555000">
            <text:p>556555000</text:p>
          </table:table-cell>
          <table:table-cell office:value-type="float" office:value="605478000">
            <text:p>605478000</text:p>
          </table:table-cell>
          <table:table-cell office:value-type="float" office:value="581669000">
            <text:p>581669000</text:p>
          </table:table-cell>
          <table:table-cell office:value-type="float" office:value="559497000">
            <text:p>559497000</text:p>
          </table:table-cell>
          <table:table-cell office:value-type="float" office:value="556221000">
            <text:p>556221000</text:p>
          </table:table-cell>
          <table:table-cell office:value-type="float" office:value="527620000">
            <text:p>527620000</text:p>
          </table:table-cell>
          <table:table-cell office:value-type="float" office:value="493643000">
            <text:p>493643000</text:p>
          </table:table-cell>
          <table:table-cell office:value-type="float" office:value="565367000">
            <text:p>565367000</text:p>
          </table:table-cell>
          <table:table-cell office:value-type="float" office:value="606764000">
            <text:p>606764000</text:p>
          </table:table-cell>
          <table:table-cell office:value-type="float" office:value="620196000">
            <text:p>620196000</text:p>
          </table:table-cell>
          <table:table-cell office:value-type="float" office:value="627485000">
            <text:p>627485000</text:p>
          </table:table-cell>
          <table:table-cell office:value-type="float" office:value="572414000">
            <text:p>572414000</text:p>
          </table:table-cell>
          <table:table-cell office:value-type="float" office:value="514178000">
            <text:p>514178000</text:p>
          </table:table-cell>
          <table:table-cell office:value-type="float" office:value="516203000">
            <text:p>516203000</text:p>
          </table:table-cell>
          <table:table-cell office:value-type="float" office:value="554773000">
            <text:p>554773000</text:p>
          </table:table-cell>
          <table:table-cell office:value-type="float" office:value="491952000">
            <text:p>491952000</text:p>
          </table:table-cell>
          <table:table-cell office:value-type="float" office:value="500968000">
            <text:p>500968000</text:p>
          </table:table-cell>
          <table:table-cell office:value-type="float" office:value="613196000">
            <text:p>613196000</text:p>
          </table:table-cell>
          <table:table-cell office:value-type="float" office:value="612450000">
            <text:p>612450000</text:p>
          </table:table-cell>
          <table:table-cell office:value-type="float" office:value="506281000">
            <text:p>506281000</text:p>
          </table:table-cell>
          <table:table-cell office:value-type="float" office:value="490968000">
            <text:p>490968000</text:p>
          </table:table-cell>
          <table:table-cell office:value-type="float" office:value="494193000">
            <text:p>494193000</text:p>
          </table:table-cell>
          <table:table-cell office:value-type="float" office:value="585798000">
            <text:p>585798000</text:p>
          </table:table-cell>
          <table:table-cell office:value-type="float" office:value="634778000">
            <text:p>634778000</text:p>
          </table:table-cell>
          <table:table-cell office:value-type="float" office:value="630755000">
            <text:p>630755000</text:p>
          </table:table-cell>
          <table:table-cell office:value-type="float" office:value="551040000">
            <text:p>551040000</text:p>
          </table:table-cell>
          <table:table-cell office:value-type="float" office:value="550420000">
            <text:p>550420000</text:p>
          </table:table-cell>
          <table:table-cell office:value-type="float" office:value="545987000">
            <text:p>545987000</text:p>
          </table:table-cell>
          <table:table-cell office:value-type="float" office:value="558760000">
            <text:p>558760000</text:p>
          </table:table-cell>
          <table:table-cell office:value-type="float" office:value="559288000">
            <text:p>559288000</text:p>
          </table:table-cell>
          <table:table-cell office:value-type="float" office:value="554588000">
            <text:p>554588000</text:p>
          </table:table-cell>
          <table:table-cell office:value-type="float" office:value="670139000">
            <text:p>670139000</text:p>
          </table:table-cell>
          <table:table-cell office:value-type="float" office:value="577372000">
            <text:p>577372000</text:p>
          </table:table-cell>
          <table:table-cell office:value-type="float" office:value="578383000">
            <text:p>578383000</text:p>
          </table:table-cell>
          <table:table-cell office:value-type="float" office:value="449995000">
            <text:p>449995000</text:p>
          </table:table-cell>
          <table:table-cell office:value-type="float" office:value="460836000">
            <text:p>460836000</text:p>
          </table:table-cell>
          <table:table-cell office:value-type="float" office:value="462379000">
            <text:p>462379000</text:p>
          </table:table-cell>
          <table:table-cell office:value-type="float" office:value="595716000">
            <text:p>595716000</text:p>
          </table:table-cell>
          <table:table-cell office:value-type="float" office:value="588509000">
            <text:p>588509000</text:p>
          </table:table-cell>
          <table:table-cell office:value-type="float" office:value="595562000">
            <text:p>595562000</text:p>
          </table:table-cell>
          <table:table-cell office:value-type="float" office:value="563367000">
            <text:p>563367000</text:p>
          </table:table-cell>
          <table:table-cell office:value-type="float" office:value="564770000">
            <text:p>564770000</text:p>
          </table:table-cell>
          <table:table-cell office:value-type="float" office:value="520779000">
            <text:p>520779000</text:p>
          </table:table-cell>
          <table:table-cell office:value-type="float" office:value="575416000">
            <text:p>575416000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AVERAGE([.A69:.CV69])" office:value-type="float" office:value="552113510">
            <text:p>552113510</text:p>
          </table:table-cell>
        </table:table-row>
        <table:table-row table:style-name="ro1">
          <table:table-cell office:value-type="float" office:value="563610000">
            <text:p>563610000</text:p>
          </table:table-cell>
          <table:table-cell office:value-type="float" office:value="652183000">
            <text:p>652183000</text:p>
          </table:table-cell>
          <table:table-cell office:value-type="float" office:value="444213000">
            <text:p>444213000</text:p>
          </table:table-cell>
          <table:table-cell office:value-type="float" office:value="446740000">
            <text:p>446740000</text:p>
          </table:table-cell>
          <table:table-cell office:value-type="float" office:value="519242000">
            <text:p>519242000</text:p>
          </table:table-cell>
          <table:table-cell office:value-type="float" office:value="518222000">
            <text:p>518222000</text:p>
          </table:table-cell>
          <table:table-cell office:value-type="float" office:value="530637000">
            <text:p>530637000</text:p>
          </table:table-cell>
          <table:table-cell office:value-type="float" office:value="539068000">
            <text:p>539068000</text:p>
          </table:table-cell>
          <table:table-cell office:value-type="float" office:value="533235000">
            <text:p>533235000</text:p>
          </table:table-cell>
          <table:table-cell office:value-type="float" office:value="491212000">
            <text:p>491212000</text:p>
          </table:table-cell>
          <table:table-cell office:value-type="float" office:value="571141000">
            <text:p>571141000</text:p>
          </table:table-cell>
          <table:table-cell office:value-type="float" office:value="589253000">
            <text:p>589253000</text:p>
          </table:table-cell>
          <table:table-cell office:value-type="float" office:value="590337000">
            <text:p>590337000</text:p>
          </table:table-cell>
          <table:table-cell office:value-type="float" office:value="555967000">
            <text:p>555967000</text:p>
          </table:table-cell>
          <table:table-cell office:value-type="float" office:value="495745000">
            <text:p>495745000</text:p>
          </table:table-cell>
          <table:table-cell office:value-type="float" office:value="499965000">
            <text:p>499965000</text:p>
          </table:table-cell>
          <table:table-cell office:value-type="float" office:value="603140000">
            <text:p>603140000</text:p>
          </table:table-cell>
          <table:table-cell office:value-type="float" office:value="602167000">
            <text:p>602167000</text:p>
          </table:table-cell>
          <table:table-cell office:value-type="float" office:value="494766000">
            <text:p>494766000</text:p>
          </table:table-cell>
          <table:table-cell office:value-type="float" office:value="573691000">
            <text:p>573691000</text:p>
          </table:table-cell>
          <table:table-cell office:value-type="float" office:value="571843000">
            <text:p>571843000</text:p>
          </table:table-cell>
          <table:table-cell office:value-type="float" office:value="547530000">
            <text:p>547530000</text:p>
          </table:table-cell>
          <table:table-cell office:value-type="float" office:value="513193000">
            <text:p>513193000</text:p>
          </table:table-cell>
          <table:table-cell office:value-type="float" office:value="512777000">
            <text:p>512777000</text:p>
          </table:table-cell>
          <table:table-cell office:value-type="float" office:value="659916000">
            <text:p>659916000</text:p>
          </table:table-cell>
          <table:table-cell office:value-type="float" office:value="513457000">
            <text:p>513457000</text:p>
          </table:table-cell>
          <table:table-cell office:value-type="float" office:value="660635000">
            <text:p>660635000</text:p>
          </table:table-cell>
          <table:table-cell office:value-type="float" office:value="623941000">
            <text:p>623941000</text:p>
          </table:table-cell>
          <table:table-cell office:value-type="float" office:value="614895000">
            <text:p>614895000</text:p>
          </table:table-cell>
          <table:table-cell office:value-type="float" office:value="475926000">
            <text:p>475926000</text:p>
          </table:table-cell>
          <table:table-cell office:value-type="float" office:value="480564000">
            <text:p>480564000</text:p>
          </table:table-cell>
          <table:table-cell office:value-type="float" office:value="554641000">
            <text:p>554641000</text:p>
          </table:table-cell>
          <table:table-cell office:value-type="float" office:value="494108000">
            <text:p>494108000</text:p>
          </table:table-cell>
          <table:table-cell office:value-type="float" office:value="581828000">
            <text:p>581828000</text:p>
          </table:table-cell>
          <table:table-cell office:value-type="float" office:value="575967000">
            <text:p>575967000</text:p>
          </table:table-cell>
          <table:table-cell office:value-type="float" office:value="549574000">
            <text:p>549574000</text:p>
          </table:table-cell>
          <table:table-cell office:value-type="float" office:value="547855000">
            <text:p>547855000</text:p>
          </table:table-cell>
          <table:table-cell office:value-type="float" office:value="552486000">
            <text:p>552486000</text:p>
          </table:table-cell>
          <table:table-cell office:value-type="float" office:value="518062000">
            <text:p>518062000</text:p>
          </table:table-cell>
          <table:table-cell office:value-type="float" office:value="514055000">
            <text:p>514055000</text:p>
          </table:table-cell>
          <table:table-cell office:value-type="float" office:value="602371000">
            <text:p>602371000</text:p>
          </table:table-cell>
          <table:table-cell office:value-type="float" office:value="480913000">
            <text:p>480913000</text:p>
          </table:table-cell>
          <table:table-cell office:value-type="float" office:value="481029000">
            <text:p>481029000</text:p>
          </table:table-cell>
          <table:table-cell office:value-type="float" office:value="625955000">
            <text:p>625955000</text:p>
          </table:table-cell>
          <table:table-cell office:value-type="float" office:value="625480000">
            <text:p>625480000</text:p>
          </table:table-cell>
          <table:table-cell office:value-type="float" office:value="628971000">
            <text:p>628971000</text:p>
          </table:table-cell>
          <table:table-cell office:value-type="float" office:value="519629000">
            <text:p>519629000</text:p>
          </table:table-cell>
          <table:table-cell office:value-type="float" office:value="573023000">
            <text:p>573023000</text:p>
          </table:table-cell>
          <table:table-cell office:value-type="float" office:value="474802000">
            <text:p>474802000</text:p>
          </table:table-cell>
          <table:table-cell office:value-type="float" office:value="606528000">
            <text:p>606528000</text:p>
          </table:table-cell>
          <table:table-cell office:value-type="float" office:value="606445000">
            <text:p>606445000</text:p>
          </table:table-cell>
          <table:table-cell office:value-type="float" office:value="464536000">
            <text:p>464536000</text:p>
          </table:table-cell>
          <table:table-cell office:value-type="float" office:value="468177000">
            <text:p>468177000</text:p>
          </table:table-cell>
          <table:table-cell office:value-type="float" office:value="487621000">
            <text:p>487621000</text:p>
          </table:table-cell>
          <table:table-cell office:value-type="float" office:value="660933000">
            <text:p>660933000</text:p>
          </table:table-cell>
          <table:table-cell office:value-type="float" office:value="653895000">
            <text:p>653895000</text:p>
          </table:table-cell>
          <table:table-cell office:value-type="float" office:value="516376000">
            <text:p>516376000</text:p>
          </table:table-cell>
          <table:table-cell office:value-type="float" office:value="462193000">
            <text:p>462193000</text:p>
          </table:table-cell>
          <table:table-cell office:value-type="float" office:value="464408000">
            <text:p>464408000</text:p>
          </table:table-cell>
          <table:table-cell office:value-type="float" office:value="516241000">
            <text:p>516241000</text:p>
          </table:table-cell>
          <table:table-cell office:value-type="float" office:value="510544000">
            <text:p>510544000</text:p>
          </table:table-cell>
          <table:table-cell office:value-type="float" office:value="537037000">
            <text:p>537037000</text:p>
          </table:table-cell>
          <table:table-cell office:value-type="float" office:value="643538000">
            <text:p>643538000</text:p>
          </table:table-cell>
          <table:table-cell office:value-type="float" office:value="689745000">
            <text:p>689745000</text:p>
          </table:table-cell>
          <table:table-cell office:value-type="float" office:value="506841000">
            <text:p>506841000</text:p>
          </table:table-cell>
          <table:table-cell office:value-type="float" office:value="504023000">
            <text:p>504023000</text:p>
          </table:table-cell>
          <table:table-cell office:value-type="float" office:value="554029000">
            <text:p>554029000</text:p>
          </table:table-cell>
          <table:table-cell office:value-type="float" office:value="554439000">
            <text:p>554439000</text:p>
          </table:table-cell>
          <table:table-cell office:value-type="float" office:value="599854000">
            <text:p>599854000</text:p>
          </table:table-cell>
          <table:table-cell office:value-type="float" office:value="534507000">
            <text:p>534507000</text:p>
          </table:table-cell>
          <table:table-cell office:value-type="float" office:value="533682000">
            <text:p>533682000</text:p>
          </table:table-cell>
          <table:table-cell office:value-type="float" office:value="468337000">
            <text:p>468337000</text:p>
          </table:table-cell>
          <table:table-cell office:value-type="float" office:value="615254000">
            <text:p>615254000</text:p>
          </table:table-cell>
          <table:table-cell office:value-type="float" office:value="613559000">
            <text:p>613559000</text:p>
          </table:table-cell>
          <table:table-cell office:value-type="float" office:value="539032000">
            <text:p>539032000</text:p>
          </table:table-cell>
          <table:table-cell office:value-type="float" office:value="492301000">
            <text:p>492301000</text:p>
          </table:table-cell>
          <table:table-cell office:value-type="float" office:value="491473000">
            <text:p>491473000</text:p>
          </table:table-cell>
          <table:table-cell office:value-type="float" office:value="586081000">
            <text:p>586081000</text:p>
          </table:table-cell>
          <table:table-cell office:value-type="float" office:value="492231000">
            <text:p>492231000</text:p>
          </table:table-cell>
          <table:table-cell office:value-type="float" office:value="499636000">
            <text:p>499636000</text:p>
          </table:table-cell>
          <table:table-cell office:value-type="float" office:value="476062000">
            <text:p>476062000</text:p>
          </table:table-cell>
          <table:table-cell office:value-type="float" office:value="459376000">
            <text:p>459376000</text:p>
          </table:table-cell>
          <table:table-cell office:value-type="float" office:value="464711000">
            <text:p>464711000</text:p>
          </table:table-cell>
          <table:table-cell office:value-type="float" office:value="487486000">
            <text:p>487486000</text:p>
          </table:table-cell>
          <table:table-cell office:value-type="float" office:value="488892000">
            <text:p>488892000</text:p>
          </table:table-cell>
          <table:table-cell office:value-type="float" office:value="486471000">
            <text:p>486471000</text:p>
          </table:table-cell>
          <table:table-cell office:value-type="float" office:value="525649000">
            <text:p>525649000</text:p>
          </table:table-cell>
          <table:table-cell office:value-type="float" office:value="490876000">
            <text:p>490876000</text:p>
          </table:table-cell>
          <table:table-cell office:value-type="float" office:value="493968000">
            <text:p>493968000</text:p>
          </table:table-cell>
          <table:table-cell office:value-type="float" office:value="497659000">
            <text:p>497659000</text:p>
          </table:table-cell>
          <table:table-cell office:value-type="float" office:value="494602000">
            <text:p>494602000</text:p>
          </table:table-cell>
          <table:table-cell office:value-type="float" office:value="538102000">
            <text:p>538102000</text:p>
          </table:table-cell>
          <table:table-cell office:value-type="float" office:value="543199000">
            <text:p>543199000</text:p>
          </table:table-cell>
          <table:table-cell office:value-type="float" office:value="541579000">
            <text:p>541579000</text:p>
          </table:table-cell>
          <table:table-cell office:value-type="float" office:value="453238000">
            <text:p>453238000</text:p>
          </table:table-cell>
          <table:table-cell office:value-type="float" office:value="472822000">
            <text:p>472822000</text:p>
          </table:table-cell>
          <table:table-cell office:value-type="float" office:value="470571000">
            <text:p>470571000</text:p>
          </table:table-cell>
          <table:table-cell office:value-type="float" office:value="541592000">
            <text:p>541592000</text:p>
          </table:table-cell>
          <table:table-cell office:value-type="float" office:value="501523000">
            <text:p>501523000</text:p>
          </table:table-cell>
          <table:table-cell office:value-type="float" office:value="495191000">
            <text:p>495191000</text:p>
          </table:table-cell>
          <table:table-cell table:number-columns-repeated="2"/>
          <table:table-cell office:value-type="float" office:value="94">
            <text:p>94</text:p>
          </table:table-cell>
          <table:table-cell table:formula="of:=AVERAGE([.A70:.CV70])" office:value-type="float" office:value="536870250">
            <text:p>536870250</text:p>
          </table:table-cell>
        </table:table-row>
        <table:table-row table:style-name="ro1">
          <table:table-cell office:value-type="float" office:value="534662000">
            <text:p>534662000</text:p>
          </table:table-cell>
          <table:table-cell office:value-type="float" office:value="539681000">
            <text:p>539681000</text:p>
          </table:table-cell>
          <table:table-cell office:value-type="float" office:value="576544000">
            <text:p>576544000</text:p>
          </table:table-cell>
          <table:table-cell office:value-type="float" office:value="639681000">
            <text:p>639681000</text:p>
          </table:table-cell>
          <table:table-cell office:value-type="float" office:value="668018000">
            <text:p>668018000</text:p>
          </table:table-cell>
          <table:table-cell office:value-type="float" office:value="556455000">
            <text:p>556455000</text:p>
          </table:table-cell>
          <table:table-cell office:value-type="float" office:value="557987000">
            <text:p>557987000</text:p>
          </table:table-cell>
          <table:table-cell office:value-type="float" office:value="618110000">
            <text:p>618110000</text:p>
          </table:table-cell>
          <table:table-cell office:value-type="float" office:value="471557000">
            <text:p>471557000</text:p>
          </table:table-cell>
          <table:table-cell office:value-type="float" office:value="475187000">
            <text:p>475187000</text:p>
          </table:table-cell>
          <table:table-cell office:value-type="float" office:value="533252000">
            <text:p>533252000</text:p>
          </table:table-cell>
          <table:table-cell office:value-type="float" office:value="535362000">
            <text:p>535362000</text:p>
          </table:table-cell>
          <table:table-cell office:value-type="float" office:value="535135000">
            <text:p>535135000</text:p>
          </table:table-cell>
          <table:table-cell office:value-type="float" office:value="634727000">
            <text:p>634727000</text:p>
          </table:table-cell>
          <table:table-cell office:value-type="float" office:value="688004000">
            <text:p>688004000</text:p>
          </table:table-cell>
          <table:table-cell office:value-type="float" office:value="694288000">
            <text:p>694288000</text:p>
          </table:table-cell>
          <table:table-cell office:value-type="float" office:value="656804000">
            <text:p>656804000</text:p>
          </table:table-cell>
          <table:table-cell office:value-type="float" office:value="659804000">
            <text:p>659804000</text:p>
          </table:table-cell>
          <table:table-cell office:value-type="float" office:value="550170000">
            <text:p>550170000</text:p>
          </table:table-cell>
          <table:table-cell office:value-type="float" office:value="463010000">
            <text:p>463010000</text:p>
          </table:table-cell>
          <table:table-cell office:value-type="float" office:value="463309000">
            <text:p>463309000</text:p>
          </table:table-cell>
          <table:table-cell office:value-type="float" office:value="625013000">
            <text:p>625013000</text:p>
          </table:table-cell>
          <table:table-cell office:value-type="float" office:value="505086000">
            <text:p>505086000</text:p>
          </table:table-cell>
          <table:table-cell office:value-type="float" office:value="583158000">
            <text:p>583158000</text:p>
          </table:table-cell>
          <table:table-cell office:value-type="float" office:value="586578000">
            <text:p>586578000</text:p>
          </table:table-cell>
          <table:table-cell office:value-type="float" office:value="583990000">
            <text:p>583990000</text:p>
          </table:table-cell>
          <table:table-cell office:value-type="float" office:value="511885000">
            <text:p>511885000</text:p>
          </table:table-cell>
          <table:table-cell office:value-type="float" office:value="514205000">
            <text:p>514205000</text:p>
          </table:table-cell>
          <table:table-cell office:value-type="float" office:value="514851000">
            <text:p>514851000</text:p>
          </table:table-cell>
          <table:table-cell office:value-type="float" office:value="709717000">
            <text:p>709717000</text:p>
          </table:table-cell>
          <table:table-cell office:value-type="float" office:value="541865000">
            <text:p>541865000</text:p>
          </table:table-cell>
          <table:table-cell office:value-type="float" office:value="545245000">
            <text:p>545245000</text:p>
          </table:table-cell>
          <table:table-cell office:value-type="float" office:value="601950000">
            <text:p>601950000</text:p>
          </table:table-cell>
          <table:table-cell office:value-type="float" office:value="540295000">
            <text:p>540295000</text:p>
          </table:table-cell>
          <table:table-cell office:value-type="float" office:value="539774000">
            <text:p>539774000</text:p>
          </table:table-cell>
          <table:table-cell office:value-type="float" office:value="575554000">
            <text:p>575554000</text:p>
          </table:table-cell>
          <table:table-cell office:value-type="float" office:value="578557000">
            <text:p>578557000</text:p>
          </table:table-cell>
          <table:table-cell office:value-type="float" office:value="561823000">
            <text:p>561823000</text:p>
          </table:table-cell>
          <table:table-cell office:value-type="float" office:value="581381000">
            <text:p>581381000</text:p>
          </table:table-cell>
          <table:table-cell office:value-type="float" office:value="499187000">
            <text:p>499187000</text:p>
          </table:table-cell>
          <table:table-cell office:value-type="float" office:value="497499000">
            <text:p>497499000</text:p>
          </table:table-cell>
          <table:table-cell office:value-type="float" office:value="625706000">
            <text:p>625706000</text:p>
          </table:table-cell>
          <table:table-cell office:value-type="float" office:value="561301000">
            <text:p>561301000</text:p>
          </table:table-cell>
          <table:table-cell office:value-type="float" office:value="554466000">
            <text:p>554466000</text:p>
          </table:table-cell>
          <table:table-cell office:value-type="float" office:value="661157000">
            <text:p>661157000</text:p>
          </table:table-cell>
          <table:table-cell office:value-type="float" office:value="506658000">
            <text:p>506658000</text:p>
          </table:table-cell>
          <table:table-cell office:value-type="float" office:value="507906000">
            <text:p>507906000</text:p>
          </table:table-cell>
          <table:table-cell office:value-type="float" office:value="620950000">
            <text:p>620950000</text:p>
          </table:table-cell>
          <table:table-cell office:value-type="float" office:value="619686000">
            <text:p>619686000</text:p>
          </table:table-cell>
          <table:table-cell office:value-type="float" office:value="535718000">
            <text:p>535718000</text:p>
          </table:table-cell>
          <table:table-cell office:value-type="float" office:value="542751000">
            <text:p>542751000</text:p>
          </table:table-cell>
          <table:table-cell office:value-type="float" office:value="544194000">
            <text:p>544194000</text:p>
          </table:table-cell>
          <table:table-cell office:value-type="float" office:value="627820000">
            <text:p>627820000</text:p>
          </table:table-cell>
          <table:table-cell office:value-type="float" office:value="625882000">
            <text:p>625882000</text:p>
          </table:table-cell>
          <table:table-cell office:value-type="float" office:value="584121000">
            <text:p>584121000</text:p>
          </table:table-cell>
          <table:table-cell office:value-type="float" office:value="574034000">
            <text:p>574034000</text:p>
          </table:table-cell>
          <table:table-cell office:value-type="float" office:value="574583000">
            <text:p>574583000</text:p>
          </table:table-cell>
          <table:table-cell office:value-type="float" office:value="608769000">
            <text:p>608769000</text:p>
          </table:table-cell>
          <table:table-cell office:value-type="float" office:value="473772000">
            <text:p>473772000</text:p>
          </table:table-cell>
          <table:table-cell office:value-type="float" office:value="474132000">
            <text:p>474132000</text:p>
          </table:table-cell>
          <table:table-cell office:value-type="float" office:value="460808000">
            <text:p>460808000</text:p>
          </table:table-cell>
          <table:table-cell office:value-type="float" office:value="465424000">
            <text:p>465424000</text:p>
          </table:table-cell>
          <table:table-cell office:value-type="float" office:value="521108000">
            <text:p>521108000</text:p>
          </table:table-cell>
          <table:table-cell office:value-type="float" office:value="648379000">
            <text:p>648379000</text:p>
          </table:table-cell>
          <table:table-cell office:value-type="float" office:value="651748000">
            <text:p>651748000</text:p>
          </table:table-cell>
          <table:table-cell office:value-type="float" office:value="630805000">
            <text:p>630805000</text:p>
          </table:table-cell>
          <table:table-cell office:value-type="float" office:value="593542000">
            <text:p>593542000</text:p>
          </table:table-cell>
          <table:table-cell office:value-type="float" office:value="541856000">
            <text:p>541856000</text:p>
          </table:table-cell>
          <table:table-cell office:value-type="float" office:value="567939000">
            <text:p>567939000</text:p>
          </table:table-cell>
          <table:table-cell office:value-type="float" office:value="564540000">
            <text:p>564540000</text:p>
          </table:table-cell>
          <table:table-cell office:value-type="float" office:value="636809000">
            <text:p>636809000</text:p>
          </table:table-cell>
          <table:table-cell office:value-type="float" office:value="577995000">
            <text:p>577995000</text:p>
          </table:table-cell>
          <table:table-cell office:value-type="float" office:value="555886000">
            <text:p>555886000</text:p>
          </table:table-cell>
          <table:table-cell office:value-type="float" office:value="565643000">
            <text:p>565643000</text:p>
          </table:table-cell>
          <table:table-cell office:value-type="float" office:value="583490000">
            <text:p>583490000</text:p>
          </table:table-cell>
          <table:table-cell office:value-type="float" office:value="518483000">
            <text:p>518483000</text:p>
          </table:table-cell>
          <table:table-cell office:value-type="float" office:value="517514000">
            <text:p>517514000</text:p>
          </table:table-cell>
          <table:table-cell office:value-type="float" office:value="545853000">
            <text:p>545853000</text:p>
          </table:table-cell>
          <table:table-cell office:value-type="float" office:value="525705000">
            <text:p>525705000</text:p>
          </table:table-cell>
          <table:table-cell office:value-type="float" office:value="525658000">
            <text:p>525658000</text:p>
          </table:table-cell>
          <table:table-cell office:value-type="float" office:value="580538000">
            <text:p>580538000</text:p>
          </table:table-cell>
          <table:table-cell office:value-type="float" office:value="533887000">
            <text:p>533887000</text:p>
          </table:table-cell>
          <table:table-cell office:value-type="float" office:value="534272000">
            <text:p>534272000</text:p>
          </table:table-cell>
          <table:table-cell office:value-type="float" office:value="436534000">
            <text:p>436534000</text:p>
          </table:table-cell>
          <table:table-cell office:value-type="float" office:value="433015000">
            <text:p>433015000</text:p>
          </table:table-cell>
          <table:table-cell office:value-type="float" office:value="548779000">
            <text:p>548779000</text:p>
          </table:table-cell>
          <table:table-cell office:value-type="float" office:value="560618000">
            <text:p>560618000</text:p>
          </table:table-cell>
          <table:table-cell office:value-type="float" office:value="519748000">
            <text:p>519748000</text:p>
          </table:table-cell>
          <table:table-cell office:value-type="float" office:value="521432000">
            <text:p>521432000</text:p>
          </table:table-cell>
          <table:table-cell office:value-type="float" office:value="544551000">
            <text:p>544551000</text:p>
          </table:table-cell>
          <table:table-cell office:value-type="float" office:value="543422000">
            <text:p>543422000</text:p>
          </table:table-cell>
          <table:table-cell office:value-type="float" office:value="726700000">
            <text:p>726700000</text:p>
          </table:table-cell>
          <table:table-cell office:value-type="float" office:value="663473000">
            <text:p>663473000</text:p>
          </table:table-cell>
          <table:table-cell office:value-type="float" office:value="605845000">
            <text:p>605845000</text:p>
          </table:table-cell>
          <table:table-cell office:value-type="float" office:value="600943000">
            <text:p>600943000</text:p>
          </table:table-cell>
          <table:table-cell office:value-type="float" office:value="563285000">
            <text:p>563285000</text:p>
          </table:table-cell>
          <table:table-cell office:value-type="float" office:value="620372000">
            <text:p>620372000</text:p>
          </table:table-cell>
          <table:table-cell office:value-type="float" office:value="621748000">
            <text:p>621748000</text:p>
          </table:table-cell>
          <table:table-cell office:value-type="float" office:value="565873000">
            <text:p>565873000</text:p>
          </table:table-cell>
          <table:table-cell office:value-type="float" office:value="588931000">
            <text:p>588931000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AVERAGE([.A71:.CV71])" office:value-type="float" office:value="565861170">
            <text:p>565861170</text:p>
          </table:table-cell>
        </table:table-row>
        <table:table-row table:style-name="ro1">
          <table:table-cell office:value-type="float" office:value="472856000">
            <text:p>472856000</text:p>
          </table:table-cell>
          <table:table-cell office:value-type="float" office:value="500690000">
            <text:p>500690000</text:p>
          </table:table-cell>
          <table:table-cell office:value-type="float" office:value="494475000">
            <text:p>494475000</text:p>
          </table:table-cell>
          <table:table-cell office:value-type="float" office:value="493498000">
            <text:p>493498000</text:p>
          </table:table-cell>
          <table:table-cell office:value-type="float" office:value="644332000">
            <text:p>644332000</text:p>
          </table:table-cell>
          <table:table-cell office:value-type="float" office:value="533432000">
            <text:p>533432000</text:p>
          </table:table-cell>
          <table:table-cell office:value-type="float" office:value="535298000">
            <text:p>535298000</text:p>
          </table:table-cell>
          <table:table-cell office:value-type="float" office:value="624366000">
            <text:p>624366000</text:p>
          </table:table-cell>
          <table:table-cell office:value-type="float" office:value="598202000">
            <text:p>598202000</text:p>
          </table:table-cell>
          <table:table-cell office:value-type="float" office:value="502346000">
            <text:p>502346000</text:p>
          </table:table-cell>
          <table:table-cell office:value-type="float" office:value="504265000">
            <text:p>504265000</text:p>
          </table:table-cell>
          <table:table-cell office:value-type="float" office:value="602228000">
            <text:p>602228000</text:p>
          </table:table-cell>
          <table:table-cell office:value-type="float" office:value="606675000">
            <text:p>606675000</text:p>
          </table:table-cell>
          <table:table-cell office:value-type="float" office:value="478144000">
            <text:p>478144000</text:p>
          </table:table-cell>
          <table:table-cell office:value-type="float" office:value="577774000">
            <text:p>577774000</text:p>
          </table:table-cell>
          <table:table-cell office:value-type="float" office:value="578188000">
            <text:p>578188000</text:p>
          </table:table-cell>
          <table:table-cell office:value-type="float" office:value="678757000">
            <text:p>678757000</text:p>
          </table:table-cell>
          <table:table-cell office:value-type="float" office:value="546123000">
            <text:p>546123000</text:p>
          </table:table-cell>
          <table:table-cell office:value-type="float" office:value="565242000">
            <text:p>565242000</text:p>
          </table:table-cell>
          <table:table-cell office:value-type="float" office:value="565517000">
            <text:p>565517000</text:p>
          </table:table-cell>
          <table:table-cell office:value-type="float" office:value="513214000">
            <text:p>513214000</text:p>
          </table:table-cell>
          <table:table-cell office:value-type="float" office:value="593379000">
            <text:p>593379000</text:p>
          </table:table-cell>
          <table:table-cell office:value-type="float" office:value="593400000">
            <text:p>593400000</text:p>
          </table:table-cell>
          <table:table-cell office:value-type="float" office:value="612993000">
            <text:p>612993000</text:p>
          </table:table-cell>
          <table:table-cell office:value-type="float" office:value="530037000">
            <text:p>530037000</text:p>
          </table:table-cell>
          <table:table-cell office:value-type="float" office:value="529705000">
            <text:p>529705000</text:p>
          </table:table-cell>
          <table:table-cell office:value-type="float" office:value="668473000">
            <text:p>668473000</text:p>
          </table:table-cell>
          <table:table-cell office:value-type="float" office:value="510844000">
            <text:p>510844000</text:p>
          </table:table-cell>
          <table:table-cell office:value-type="float" office:value="515811000">
            <text:p>515811000</text:p>
          </table:table-cell>
          <table:table-cell office:value-type="float" office:value="548823000">
            <text:p>548823000</text:p>
          </table:table-cell>
          <table:table-cell office:value-type="float" office:value="634867000">
            <text:p>634867000</text:p>
          </table:table-cell>
          <table:table-cell office:value-type="float" office:value="630938000">
            <text:p>630938000</text:p>
          </table:table-cell>
          <table:table-cell office:value-type="float" office:value="637774000">
            <text:p>637774000</text:p>
          </table:table-cell>
          <table:table-cell office:value-type="float" office:value="533017000">
            <text:p>533017000</text:p>
          </table:table-cell>
          <table:table-cell office:value-type="float" office:value="528036000">
            <text:p>528036000</text:p>
          </table:table-cell>
          <table:table-cell office:value-type="float" office:value="478970000">
            <text:p>478970000</text:p>
          </table:table-cell>
          <table:table-cell office:value-type="float" office:value="471293000">
            <text:p>471293000</text:p>
          </table:table-cell>
          <table:table-cell office:value-type="float" office:value="475644000">
            <text:p>475644000</text:p>
          </table:table-cell>
          <table:table-cell office:value-type="float" office:value="523738000">
            <text:p>523738000</text:p>
          </table:table-cell>
          <table:table-cell office:value-type="float" office:value="515668000">
            <text:p>515668000</text:p>
          </table:table-cell>
          <table:table-cell office:value-type="float" office:value="541033000">
            <text:p>541033000</text:p>
          </table:table-cell>
          <table:table-cell office:value-type="float" office:value="531618000">
            <text:p>531618000</text:p>
          </table:table-cell>
          <table:table-cell office:value-type="float" office:value="541040000">
            <text:p>541040000</text:p>
          </table:table-cell>
          <table:table-cell office:value-type="float" office:value="587803000">
            <text:p>587803000</text:p>
          </table:table-cell>
          <table:table-cell office:value-type="float" office:value="627419000">
            <text:p>627419000</text:p>
          </table:table-cell>
          <table:table-cell office:value-type="float" office:value="629379000">
            <text:p>629379000</text:p>
          </table:table-cell>
          <table:table-cell office:value-type="float" office:value="603223000">
            <text:p>603223000</text:p>
          </table:table-cell>
          <table:table-cell office:value-type="float" office:value="577237000">
            <text:p>577237000</text:p>
          </table:table-cell>
          <table:table-cell office:value-type="float" office:value="509008000">
            <text:p>509008000</text:p>
          </table:table-cell>
          <table:table-cell office:value-type="float" office:value="502781000">
            <text:p>502781000</text:p>
          </table:table-cell>
          <table:table-cell office:value-type="float" office:value="583830000">
            <text:p>583830000</text:p>
          </table:table-cell>
          <table:table-cell office:value-type="float" office:value="535269000">
            <text:p>535269000</text:p>
          </table:table-cell>
          <table:table-cell office:value-type="float" office:value="545688000">
            <text:p>545688000</text:p>
          </table:table-cell>
          <table:table-cell office:value-type="float" office:value="593511000">
            <text:p>593511000</text:p>
          </table:table-cell>
          <table:table-cell office:value-type="float" office:value="590873000">
            <text:p>590873000</text:p>
          </table:table-cell>
          <table:table-cell office:value-type="float" office:value="593424000">
            <text:p>593424000</text:p>
          </table:table-cell>
          <table:table-cell office:value-type="float" office:value="536836000">
            <text:p>536836000</text:p>
          </table:table-cell>
          <table:table-cell office:value-type="float" office:value="565155000">
            <text:p>565155000</text:p>
          </table:table-cell>
          <table:table-cell office:value-type="float" office:value="562042000">
            <text:p>562042000</text:p>
          </table:table-cell>
          <table:table-cell office:value-type="float" office:value="499985000">
            <text:p>499985000</text:p>
          </table:table-cell>
          <table:table-cell office:value-type="float" office:value="488119000">
            <text:p>488119000</text:p>
          </table:table-cell>
          <table:table-cell office:value-type="float" office:value="488373000">
            <text:p>488373000</text:p>
          </table:table-cell>
          <table:table-cell office:value-type="float" office:value="537422000">
            <text:p>537422000</text:p>
          </table:table-cell>
          <table:table-cell office:value-type="float" office:value="540332000">
            <text:p>540332000</text:p>
          </table:table-cell>
          <table:table-cell office:value-type="float" office:value="583641000">
            <text:p>583641000</text:p>
          </table:table-cell>
          <table:table-cell office:value-type="float" office:value="687989000">
            <text:p>687989000</text:p>
          </table:table-cell>
          <table:table-cell office:value-type="float" office:value="582440000">
            <text:p>582440000</text:p>
          </table:table-cell>
          <table:table-cell office:value-type="float" office:value="580149000">
            <text:p>580149000</text:p>
          </table:table-cell>
          <table:table-cell office:value-type="float" office:value="637136000">
            <text:p>637136000</text:p>
          </table:table-cell>
          <table:table-cell office:value-type="float" office:value="657150000">
            <text:p>657150000</text:p>
          </table:table-cell>
          <table:table-cell office:value-type="float" office:value="654339000">
            <text:p>654339000</text:p>
          </table:table-cell>
          <table:table-cell office:value-type="float" office:value="463780000">
            <text:p>463780000</text:p>
          </table:table-cell>
          <table:table-cell office:value-type="float" office:value="488741000">
            <text:p>488741000</text:p>
          </table:table-cell>
          <table:table-cell office:value-type="float" office:value="485310000">
            <text:p>485310000</text:p>
          </table:table-cell>
          <table:table-cell office:value-type="float" office:value="540285000">
            <text:p>540285000</text:p>
          </table:table-cell>
          <table:table-cell office:value-type="float" office:value="444398000">
            <text:p>444398000</text:p>
          </table:table-cell>
          <table:table-cell office:value-type="float" office:value="444390000">
            <text:p>444390000</text:p>
          </table:table-cell>
          <table:table-cell office:value-type="float" office:value="545301000">
            <text:p>545301000</text:p>
          </table:table-cell>
          <table:table-cell office:value-type="float" office:value="547127000">
            <text:p>547127000</text:p>
          </table:table-cell>
          <table:table-cell office:value-type="float" office:value="662038000">
            <text:p>662038000</text:p>
          </table:table-cell>
          <table:table-cell office:value-type="float" office:value="593095000">
            <text:p>593095000</text:p>
          </table:table-cell>
          <table:table-cell office:value-type="float" office:value="593885000">
            <text:p>593885000</text:p>
          </table:table-cell>
          <table:table-cell office:value-type="float" office:value="569786000">
            <text:p>569786000</text:p>
          </table:table-cell>
          <table:table-cell office:value-type="float" office:value="654478000">
            <text:p>654478000</text:p>
          </table:table-cell>
          <table:table-cell office:value-type="float" office:value="651872000">
            <text:p>651872000</text:p>
          </table:table-cell>
          <table:table-cell office:value-type="float" office:value="686668000">
            <text:p>686668000</text:p>
          </table:table-cell>
          <table:table-cell office:value-type="float" office:value="568950000">
            <text:p>568950000</text:p>
          </table:table-cell>
          <table:table-cell office:value-type="float" office:value="571122000">
            <text:p>571122000</text:p>
          </table:table-cell>
          <table:table-cell office:value-type="float" office:value="554063000">
            <text:p>554063000</text:p>
          </table:table-cell>
          <table:table-cell office:value-type="float" office:value="677626000">
            <text:p>677626000</text:p>
          </table:table-cell>
          <table:table-cell office:value-type="float" office:value="679772000">
            <text:p>679772000</text:p>
          </table:table-cell>
          <table:table-cell office:value-type="float" office:value="607258000">
            <text:p>607258000</text:p>
          </table:table-cell>
          <table:table-cell office:value-type="float" office:value="590237000">
            <text:p>590237000</text:p>
          </table:table-cell>
          <table:table-cell office:value-type="float" office:value="589089000">
            <text:p>589089000</text:p>
          </table:table-cell>
          <table:table-cell office:value-type="float" office:value="482049000">
            <text:p>482049000</text:p>
          </table:table-cell>
          <table:table-cell office:value-type="float" office:value="475474000">
            <text:p>475474000</text:p>
          </table:table-cell>
          <table:table-cell office:value-type="float" office:value="500520000">
            <text:p>500520000</text:p>
          </table:table-cell>
          <table:table-cell office:value-type="float" office:value="508302000">
            <text:p>508302000</text:p>
          </table:table-cell>
          <table:table-cell office:value-type="float" office:value="597380000">
            <text:p>597380000</text:p>
          </table:table-cell>
          <table:table-cell office:value-type="float" office:value="540094000">
            <text:p>540094000</text:p>
          </table:table-cell>
          <table:table-cell table:number-columns-repeated="2"/>
          <table:table-cell office:value-type="float" office:value="96">
            <text:p>96</text:p>
          </table:table-cell>
          <table:table-cell table:formula="of:=AVERAGE([.A72:.CV72])" office:value-type="float" office:value="561563660">
            <text:p>561563660</text:p>
          </table:table-cell>
        </table:table-row>
        <table:table-row table:style-name="ro1">
          <table:table-cell office:value-type="float" office:value="712290000">
            <text:p>712290000</text:p>
          </table:table-cell>
          <table:table-cell office:value-type="float" office:value="588074000">
            <text:p>588074000</text:p>
          </table:table-cell>
          <table:table-cell office:value-type="float" office:value="586719000">
            <text:p>586719000</text:p>
          </table:table-cell>
          <table:table-cell office:value-type="float" office:value="580673000">
            <text:p>580673000</text:p>
          </table:table-cell>
          <table:table-cell office:value-type="float" office:value="640426000">
            <text:p>640426000</text:p>
          </table:table-cell>
          <table:table-cell office:value-type="float" office:value="574395000">
            <text:p>574395000</text:p>
          </table:table-cell>
          <table:table-cell office:value-type="float" office:value="660223000">
            <text:p>660223000</text:p>
          </table:table-cell>
          <table:table-cell office:value-type="float" office:value="613050000">
            <text:p>613050000</text:p>
          </table:table-cell>
          <table:table-cell office:value-type="float" office:value="619708000">
            <text:p>619708000</text:p>
          </table:table-cell>
          <table:table-cell office:value-type="float" office:value="671860000">
            <text:p>671860000</text:p>
          </table:table-cell>
          <table:table-cell office:value-type="float" office:value="574122000">
            <text:p>574122000</text:p>
          </table:table-cell>
          <table:table-cell office:value-type="float" office:value="576376000">
            <text:p>576376000</text:p>
          </table:table-cell>
          <table:table-cell office:value-type="float" office:value="677040000">
            <text:p>677040000</text:p>
          </table:table-cell>
          <table:table-cell office:value-type="float" office:value="685001000">
            <text:p>685001000</text:p>
          </table:table-cell>
          <table:table-cell office:value-type="float" office:value="678761000">
            <text:p>678761000</text:p>
          </table:table-cell>
          <table:table-cell office:value-type="float" office:value="557526000">
            <text:p>557526000</text:p>
          </table:table-cell>
          <table:table-cell office:value-type="float" office:value="623914000">
            <text:p>623914000</text:p>
          </table:table-cell>
          <table:table-cell office:value-type="float" office:value="618263000">
            <text:p>618263000</text:p>
          </table:table-cell>
          <table:table-cell office:value-type="float" office:value="699517000">
            <text:p>699517000</text:p>
          </table:table-cell>
          <table:table-cell office:value-type="float" office:value="576444000">
            <text:p>576444000</text:p>
          </table:table-cell>
          <table:table-cell office:value-type="float" office:value="597768000">
            <text:p>597768000</text:p>
          </table:table-cell>
          <table:table-cell office:value-type="float" office:value="599125000">
            <text:p>599125000</text:p>
          </table:table-cell>
          <table:table-cell office:value-type="float" office:value="554279000">
            <text:p>554279000</text:p>
          </table:table-cell>
          <table:table-cell office:value-type="float" office:value="576812000">
            <text:p>576812000</text:p>
          </table:table-cell>
          <table:table-cell office:value-type="float" office:value="579699000">
            <text:p>579699000</text:p>
          </table:table-cell>
          <table:table-cell office:value-type="float" office:value="472258000">
            <text:p>472258000</text:p>
          </table:table-cell>
          <table:table-cell office:value-type="float" office:value="469465000">
            <text:p>469465000</text:p>
          </table:table-cell>
          <table:table-cell office:value-type="float" office:value="517897000">
            <text:p>517897000</text:p>
          </table:table-cell>
          <table:table-cell office:value-type="float" office:value="636537000">
            <text:p>636537000</text:p>
          </table:table-cell>
          <table:table-cell office:value-type="float" office:value="636370000">
            <text:p>636370000</text:p>
          </table:table-cell>
          <table:table-cell office:value-type="float" office:value="499101000">
            <text:p>499101000</text:p>
          </table:table-cell>
          <table:table-cell office:value-type="float" office:value="678316000">
            <text:p>678316000</text:p>
          </table:table-cell>
          <table:table-cell office:value-type="float" office:value="556730000">
            <text:p>556730000</text:p>
          </table:table-cell>
          <table:table-cell office:value-type="float" office:value="552781000">
            <text:p>552781000</text:p>
          </table:table-cell>
          <table:table-cell office:value-type="float" office:value="615564000">
            <text:p>615564000</text:p>
          </table:table-cell>
          <table:table-cell office:value-type="float" office:value="646290000">
            <text:p>646290000</text:p>
          </table:table-cell>
          <table:table-cell office:value-type="float" office:value="645748000">
            <text:p>645748000</text:p>
          </table:table-cell>
          <table:table-cell office:value-type="float" office:value="559505000">
            <text:p>559505000</text:p>
          </table:table-cell>
          <table:table-cell office:value-type="float" office:value="513095000">
            <text:p>513095000</text:p>
          </table:table-cell>
          <table:table-cell office:value-type="float" office:value="506590000">
            <text:p>506590000</text:p>
          </table:table-cell>
          <table:table-cell office:value-type="float" office:value="610734000">
            <text:p>610734000</text:p>
          </table:table-cell>
          <table:table-cell office:value-type="float" office:value="609639000">
            <text:p>609639000</text:p>
          </table:table-cell>
          <table:table-cell office:value-type="float" office:value="611797000">
            <text:p>611797000</text:p>
          </table:table-cell>
          <table:table-cell office:value-type="float" office:value="694644000">
            <text:p>694644000</text:p>
          </table:table-cell>
          <table:table-cell office:value-type="float" office:value="617518000">
            <text:p>617518000</text:p>
          </table:table-cell>
          <table:table-cell office:value-type="float" office:value="599737000">
            <text:p>599737000</text:p>
          </table:table-cell>
          <table:table-cell office:value-type="float" office:value="597714000">
            <text:p>597714000</text:p>
          </table:table-cell>
          <table:table-cell office:value-type="float" office:value="560962000">
            <text:p>560962000</text:p>
          </table:table-cell>
          <table:table-cell office:value-type="float" office:value="484142000">
            <text:p>484142000</text:p>
          </table:table-cell>
          <table:table-cell office:value-type="float" office:value="485509000">
            <text:p>485509000</text:p>
          </table:table-cell>
          <table:table-cell office:value-type="float" office:value="589740000">
            <text:p>589740000</text:p>
          </table:table-cell>
          <table:table-cell office:value-type="float" office:value="587701000">
            <text:p>587701000</text:p>
          </table:table-cell>
          <table:table-cell office:value-type="float" office:value="569606000">
            <text:p>569606000</text:p>
          </table:table-cell>
          <table:table-cell office:value-type="float" office:value="699290000">
            <text:p>699290000</text:p>
          </table:table-cell>
          <table:table-cell office:value-type="float" office:value="519603000">
            <text:p>519603000</text:p>
          </table:table-cell>
          <table:table-cell office:value-type="float" office:value="518391000">
            <text:p>518391000</text:p>
          </table:table-cell>
          <table:table-cell office:value-type="float" office:value="462647000">
            <text:p>462647000</text:p>
          </table:table-cell>
          <table:table-cell office:value-type="float" office:value="465093000">
            <text:p>465093000</text:p>
          </table:table-cell>
          <table:table-cell office:value-type="float" office:value="541818000">
            <text:p>541818000</text:p>
          </table:table-cell>
          <table:table-cell office:value-type="float" office:value="519284000">
            <text:p>519284000</text:p>
          </table:table-cell>
          <table:table-cell office:value-type="float" office:value="521012000">
            <text:p>521012000</text:p>
          </table:table-cell>
          <table:table-cell office:value-type="float" office:value="557429000">
            <text:p>557429000</text:p>
          </table:table-cell>
          <table:table-cell office:value-type="float" office:value="589393000">
            <text:p>589393000</text:p>
          </table:table-cell>
          <table:table-cell office:value-type="float" office:value="588964000">
            <text:p>588964000</text:p>
          </table:table-cell>
          <table:table-cell office:value-type="float" office:value="683416000">
            <text:p>683416000</text:p>
          </table:table-cell>
          <table:table-cell office:value-type="float" office:value="606658000">
            <text:p>606658000</text:p>
          </table:table-cell>
          <table:table-cell office:value-type="float" office:value="605455000">
            <text:p>605455000</text:p>
          </table:table-cell>
          <table:table-cell office:value-type="float" office:value="666902000">
            <text:p>666902000</text:p>
          </table:table-cell>
          <table:table-cell office:value-type="float" office:value="502465000">
            <text:p>502465000</text:p>
          </table:table-cell>
          <table:table-cell office:value-type="float" office:value="503136000">
            <text:p>503136000</text:p>
          </table:table-cell>
          <table:table-cell office:value-type="float" office:value="652185000">
            <text:p>652185000</text:p>
          </table:table-cell>
          <table:table-cell office:value-type="float" office:value="533750000">
            <text:p>533750000</text:p>
          </table:table-cell>
          <table:table-cell office:value-type="float" office:value="622622000">
            <text:p>622622000</text:p>
          </table:table-cell>
          <table:table-cell office:value-type="float" office:value="622678000">
            <text:p>622678000</text:p>
          </table:table-cell>
          <table:table-cell office:value-type="float" office:value="601572000">
            <text:p>601572000</text:p>
          </table:table-cell>
          <table:table-cell office:value-type="float" office:value="489956000">
            <text:p>489956000</text:p>
          </table:table-cell>
          <table:table-cell office:value-type="float" office:value="490600000">
            <text:p>490600000</text:p>
          </table:table-cell>
          <table:table-cell office:value-type="float" office:value="629995000">
            <text:p>629995000</text:p>
          </table:table-cell>
          <table:table-cell office:value-type="float" office:value="559166000">
            <text:p>559166000</text:p>
          </table:table-cell>
          <table:table-cell office:value-type="float" office:value="709247000">
            <text:p>709247000</text:p>
          </table:table-cell>
          <table:table-cell office:value-type="float" office:value="705580000">
            <text:p>705580000</text:p>
          </table:table-cell>
          <table:table-cell office:value-type="float" office:value="635565000">
            <text:p>635565000</text:p>
          </table:table-cell>
          <table:table-cell office:value-type="float" office:value="513960000">
            <text:p>513960000</text:p>
          </table:table-cell>
          <table:table-cell office:value-type="float" office:value="520034000">
            <text:p>520034000</text:p>
          </table:table-cell>
          <table:table-cell office:value-type="float" office:value="626634000">
            <text:p>626634000</text:p>
          </table:table-cell>
          <table:table-cell office:value-type="float" office:value="586831000">
            <text:p>586831000</text:p>
          </table:table-cell>
          <table:table-cell office:value-type="float" office:value="588465000">
            <text:p>588465000</text:p>
          </table:table-cell>
          <table:table-cell office:value-type="float" office:value="503128000">
            <text:p>503128000</text:p>
          </table:table-cell>
          <table:table-cell office:value-type="float" office:value="721059000">
            <text:p>721059000</text:p>
          </table:table-cell>
          <table:table-cell office:value-type="float" office:value="545293000">
            <text:p>545293000</text:p>
          </table:table-cell>
          <table:table-cell office:value-type="float" office:value="545605000">
            <text:p>545605000</text:p>
          </table:table-cell>
          <table:table-cell office:value-type="float" office:value="585992000">
            <text:p>585992000</text:p>
          </table:table-cell>
          <table:table-cell office:value-type="float" office:value="615425000">
            <text:p>615425000</text:p>
          </table:table-cell>
          <table:table-cell office:value-type="float" office:value="552612000">
            <text:p>552612000</text:p>
          </table:table-cell>
          <table:table-cell office:value-type="float" office:value="552181000">
            <text:p>552181000</text:p>
          </table:table-cell>
          <table:table-cell office:value-type="float" office:value="596436000">
            <text:p>596436000</text:p>
          </table:table-cell>
          <table:table-cell office:value-type="float" office:value="609488000">
            <text:p>609488000</text:p>
          </table:table-cell>
          <table:table-cell office:value-type="float" office:value="609296000">
            <text:p>609296000</text:p>
          </table:table-cell>
          <table:table-cell office:value-type="float" office:value="490405000">
            <text:p>490405000</text:p>
          </table:table-cell>
          <table:table-cell office:value-type="float" office:value="623627000">
            <text:p>623627000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AVERAGE([.A73:.CV73])" office:value-type="float" office:value="587380980">
            <text:p>587380980</text:p>
          </table:table-cell>
        </table:table-row>
        <table:table-row table:style-name="ro1">
          <table:table-cell office:value-type="float" office:value="582053000">
            <text:p>582053000</text:p>
          </table:table-cell>
          <table:table-cell office:value-type="float" office:value="722290000">
            <text:p>722290000</text:p>
          </table:table-cell>
          <table:table-cell office:value-type="float" office:value="604486000">
            <text:p>604486000</text:p>
          </table:table-cell>
          <table:table-cell office:value-type="float" office:value="630999000">
            <text:p>630999000</text:p>
          </table:table-cell>
          <table:table-cell office:value-type="float" office:value="564294000">
            <text:p>564294000</text:p>
          </table:table-cell>
          <table:table-cell office:value-type="float" office:value="558752000">
            <text:p>558752000</text:p>
          </table:table-cell>
          <table:table-cell office:value-type="float" office:value="599779000">
            <text:p>599779000</text:p>
          </table:table-cell>
          <table:table-cell office:value-type="float" office:value="623058000">
            <text:p>623058000</text:p>
          </table:table-cell>
          <table:table-cell office:value-type="float" office:value="568169000">
            <text:p>568169000</text:p>
          </table:table-cell>
          <table:table-cell office:value-type="float" office:value="564227000">
            <text:p>564227000</text:p>
          </table:table-cell>
          <table:table-cell office:value-type="float" office:value="570436000">
            <text:p>570436000</text:p>
          </table:table-cell>
          <table:table-cell office:value-type="float" office:value="516380000">
            <text:p>516380000</text:p>
          </table:table-cell>
          <table:table-cell office:value-type="float" office:value="558729000">
            <text:p>558729000</text:p>
          </table:table-cell>
          <table:table-cell office:value-type="float" office:value="559889000">
            <text:p>559889000</text:p>
          </table:table-cell>
          <table:table-cell office:value-type="float" office:value="595298000">
            <text:p>595298000</text:p>
          </table:table-cell>
          <table:table-cell office:value-type="float" office:value="697583000">
            <text:p>697583000</text:p>
          </table:table-cell>
          <table:table-cell office:value-type="float" office:value="632425000">
            <text:p>632425000</text:p>
          </table:table-cell>
          <table:table-cell office:value-type="float" office:value="544673000">
            <text:p>544673000</text:p>
          </table:table-cell>
          <table:table-cell office:value-type="float" office:value="546451000">
            <text:p>546451000</text:p>
          </table:table-cell>
          <table:table-cell office:value-type="float" office:value="589926000">
            <text:p>589926000</text:p>
          </table:table-cell>
          <table:table-cell office:value-type="float" office:value="582674000">
            <text:p>582674000</text:p>
          </table:table-cell>
          <table:table-cell office:value-type="float" office:value="585630000">
            <text:p>585630000</text:p>
          </table:table-cell>
          <table:table-cell office:value-type="float" office:value="525225000">
            <text:p>525225000</text:p>
          </table:table-cell>
          <table:table-cell office:value-type="float" office:value="552560000">
            <text:p>552560000</text:p>
          </table:table-cell>
          <table:table-cell office:value-type="float" office:value="553355000">
            <text:p>553355000</text:p>
          </table:table-cell>
          <table:table-cell office:value-type="float" office:value="598264000">
            <text:p>598264000</text:p>
          </table:table-cell>
          <table:table-cell office:value-type="float" office:value="577600000">
            <text:p>577600000</text:p>
          </table:table-cell>
          <table:table-cell office:value-type="float" office:value="577133000">
            <text:p>577133000</text:p>
          </table:table-cell>
          <table:table-cell office:value-type="float" office:value="575403000">
            <text:p>575403000</text:p>
          </table:table-cell>
          <table:table-cell office:value-type="float" office:value="628943000">
            <text:p>628943000</text:p>
          </table:table-cell>
          <table:table-cell office:value-type="float" office:value="632255000">
            <text:p>632255000</text:p>
          </table:table-cell>
          <table:table-cell office:value-type="float" office:value="578940000">
            <text:p>578940000</text:p>
          </table:table-cell>
          <table:table-cell office:value-type="float" office:value="567919000">
            <text:p>567919000</text:p>
          </table:table-cell>
          <table:table-cell office:value-type="float" office:value="638488000">
            <text:p>638488000</text:p>
          </table:table-cell>
          <table:table-cell office:value-type="float" office:value="641503000">
            <text:p>641503000</text:p>
          </table:table-cell>
          <table:table-cell office:value-type="float" office:value="521452000">
            <text:p>521452000</text:p>
          </table:table-cell>
          <table:table-cell office:value-type="float" office:value="562440000">
            <text:p>562440000</text:p>
          </table:table-cell>
          <table:table-cell office:value-type="float" office:value="559659000">
            <text:p>559659000</text:p>
          </table:table-cell>
          <table:table-cell office:value-type="float" office:value="656032000">
            <text:p>656032000</text:p>
          </table:table-cell>
          <table:table-cell office:value-type="float" office:value="681254000">
            <text:p>681254000</text:p>
          </table:table-cell>
          <table:table-cell office:value-type="float" office:value="595879000">
            <text:p>595879000</text:p>
          </table:table-cell>
          <table:table-cell office:value-type="float" office:value="603870000">
            <text:p>603870000</text:p>
          </table:table-cell>
          <table:table-cell office:value-type="float" office:value="603031000">
            <text:p>603031000</text:p>
          </table:table-cell>
          <table:table-cell office:value-type="float" office:value="541792000">
            <text:p>541792000</text:p>
          </table:table-cell>
          <table:table-cell office:value-type="float" office:value="517988000">
            <text:p>517988000</text:p>
          </table:table-cell>
          <table:table-cell office:value-type="float" office:value="467296000">
            <text:p>467296000</text:p>
          </table:table-cell>
          <table:table-cell office:value-type="float" office:value="465905000">
            <text:p>465905000</text:p>
          </table:table-cell>
          <table:table-cell office:value-type="float" office:value="628386000">
            <text:p>628386000</text:p>
          </table:table-cell>
          <table:table-cell office:value-type="float" office:value="668289000">
            <text:p>668289000</text:p>
          </table:table-cell>
          <table:table-cell office:value-type="float" office:value="682332000">
            <text:p>682332000</text:p>
          </table:table-cell>
          <table:table-cell office:value-type="float" office:value="604972000">
            <text:p>604972000</text:p>
          </table:table-cell>
          <table:table-cell office:value-type="float" office:value="455516000">
            <text:p>455516000</text:p>
          </table:table-cell>
          <table:table-cell office:value-type="float" office:value="564864000">
            <text:p>564864000</text:p>
          </table:table-cell>
          <table:table-cell office:value-type="float" office:value="536202000">
            <text:p>536202000</text:p>
          </table:table-cell>
          <table:table-cell office:value-type="float" office:value="538359000">
            <text:p>538359000</text:p>
          </table:table-cell>
          <table:table-cell office:value-type="float" office:value="545043000">
            <text:p>545043000</text:p>
          </table:table-cell>
          <table:table-cell office:value-type="float" office:value="555135000">
            <text:p>555135000</text:p>
          </table:table-cell>
          <table:table-cell office:value-type="float" office:value="553734000">
            <text:p>553734000</text:p>
          </table:table-cell>
          <table:table-cell office:value-type="float" office:value="650274000">
            <text:p>650274000</text:p>
          </table:table-cell>
          <table:table-cell office:value-type="float" office:value="559196000">
            <text:p>559196000</text:p>
          </table:table-cell>
          <table:table-cell office:value-type="float" office:value="615061000">
            <text:p>615061000</text:p>
          </table:table-cell>
          <table:table-cell office:value-type="float" office:value="631094000">
            <text:p>631094000</text:p>
          </table:table-cell>
          <table:table-cell office:value-type="float" office:value="505865000">
            <text:p>505865000</text:p>
          </table:table-cell>
          <table:table-cell office:value-type="float" office:value="549733000">
            <text:p>549733000</text:p>
          </table:table-cell>
          <table:table-cell office:value-type="float" office:value="551403000">
            <text:p>551403000</text:p>
          </table:table-cell>
          <table:table-cell office:value-type="float" office:value="625669000">
            <text:p>625669000</text:p>
          </table:table-cell>
          <table:table-cell office:value-type="float" office:value="584379000">
            <text:p>584379000</text:p>
          </table:table-cell>
          <table:table-cell office:value-type="float" office:value="583935000">
            <text:p>583935000</text:p>
          </table:table-cell>
          <table:table-cell office:value-type="float" office:value="563942000">
            <text:p>563942000</text:p>
          </table:table-cell>
          <table:table-cell office:value-type="float" office:value="591967000">
            <text:p>591967000</text:p>
          </table:table-cell>
          <table:table-cell office:value-type="float" office:value="592333000">
            <text:p>592333000</text:p>
          </table:table-cell>
          <table:table-cell office:value-type="float" office:value="638763000">
            <text:p>638763000</text:p>
          </table:table-cell>
          <table:table-cell office:value-type="float" office:value="550811000">
            <text:p>550811000</text:p>
          </table:table-cell>
          <table:table-cell office:value-type="float" office:value="532879000">
            <text:p>532879000</text:p>
          </table:table-cell>
          <table:table-cell office:value-type="float" office:value="531709000">
            <text:p>531709000</text:p>
          </table:table-cell>
          <table:table-cell office:value-type="float" office:value="566863000">
            <text:p>566863000</text:p>
          </table:table-cell>
          <table:table-cell office:value-type="float" office:value="544977000">
            <text:p>544977000</text:p>
          </table:table-cell>
          <table:table-cell office:value-type="float" office:value="545600000">
            <text:p>545600000</text:p>
          </table:table-cell>
          <table:table-cell office:value-type="float" office:value="577399000">
            <text:p>577399000</text:p>
          </table:table-cell>
          <table:table-cell office:value-type="float" office:value="575275000">
            <text:p>575275000</text:p>
          </table:table-cell>
          <table:table-cell office:value-type="float" office:value="650136000">
            <text:p>650136000</text:p>
          </table:table-cell>
          <table:table-cell office:value-type="float" office:value="645343000">
            <text:p>645343000</text:p>
          </table:table-cell>
          <table:table-cell office:value-type="float" office:value="552554000">
            <text:p>552554000</text:p>
          </table:table-cell>
          <table:table-cell office:value-type="float" office:value="551711000">
            <text:p>551711000</text:p>
          </table:table-cell>
          <table:table-cell office:value-type="float" office:value="505687000">
            <text:p>505687000</text:p>
          </table:table-cell>
          <table:table-cell office:value-type="float" office:value="649438000">
            <text:p>649438000</text:p>
          </table:table-cell>
          <table:table-cell office:value-type="float" office:value="647880000">
            <text:p>647880000</text:p>
          </table:table-cell>
          <table:table-cell office:value-type="float" office:value="677268000">
            <text:p>677268000</text:p>
          </table:table-cell>
          <table:table-cell office:value-type="float" office:value="559488000">
            <text:p>559488000</text:p>
          </table:table-cell>
          <table:table-cell office:value-type="float" office:value="596727000">
            <text:p>596727000</text:p>
          </table:table-cell>
          <table:table-cell office:value-type="float" office:value="594312000">
            <text:p>594312000</text:p>
          </table:table-cell>
          <table:table-cell office:value-type="float" office:value="697131000">
            <text:p>697131000</text:p>
          </table:table-cell>
          <table:table-cell office:value-type="float" office:value="524914000">
            <text:p>524914000</text:p>
          </table:table-cell>
          <table:table-cell office:value-type="float" office:value="526535000">
            <text:p>526535000</text:p>
          </table:table-cell>
          <table:table-cell office:value-type="float" office:value="494402000">
            <text:p>494402000</text:p>
          </table:table-cell>
          <table:table-cell office:value-type="float" office:value="631161000">
            <text:p>631161000</text:p>
          </table:table-cell>
          <table:table-cell office:value-type="float" office:value="515811000">
            <text:p>515811000</text:p>
          </table:table-cell>
          <table:table-cell office:value-type="float" office:value="516288000">
            <text:p>516288000</text:p>
          </table:table-cell>
          <table:table-cell office:value-type="float" office:value="582682000">
            <text:p>582682000</text:p>
          </table:table-cell>
          <table:table-cell office:value-type="float" office:value="584632000">
            <text:p>584632000</text:p>
          </table:table-cell>
          <table:table-cell table:number-columns-repeated="2"/>
          <table:table-cell office:value-type="float" office:value="98">
            <text:p>98</text:p>
          </table:table-cell>
          <table:table-cell table:formula="of:=AVERAGE([.A74:.CV74])" office:value-type="float" office:value="581284460">
            <text:p>581284460</text:p>
          </table:table-cell>
        </table:table-row>
        <table:table-row table:style-name="ro1">
          <table:table-cell office:value-type="float" office:value="613885000">
            <text:p>613885000</text:p>
          </table:table-cell>
          <table:table-cell office:value-type="float" office:value="624603000">
            <text:p>624603000</text:p>
          </table:table-cell>
          <table:table-cell office:value-type="float" office:value="548447000">
            <text:p>548447000</text:p>
          </table:table-cell>
          <table:table-cell office:value-type="float" office:value="548357000">
            <text:p>548357000</text:p>
          </table:table-cell>
          <table:table-cell office:value-type="float" office:value="654695000">
            <text:p>654695000</text:p>
          </table:table-cell>
          <table:table-cell office:value-type="float" office:value="636368000">
            <text:p>636368000</text:p>
          </table:table-cell>
          <table:table-cell office:value-type="float" office:value="584146000">
            <text:p>584146000</text:p>
          </table:table-cell>
          <table:table-cell office:value-type="float" office:value="583255000">
            <text:p>583255000</text:p>
          </table:table-cell>
          <table:table-cell office:value-type="float" office:value="577287000">
            <text:p>577287000</text:p>
          </table:table-cell>
          <table:table-cell office:value-type="float" office:value="730473000">
            <text:p>730473000</text:p>
          </table:table-cell>
          <table:table-cell office:value-type="float" office:value="725483000">
            <text:p>725483000</text:p>
          </table:table-cell>
          <table:table-cell office:value-type="float" office:value="540405000">
            <text:p>540405000</text:p>
          </table:table-cell>
          <table:table-cell office:value-type="float" office:value="723281000">
            <text:p>723281000</text:p>
          </table:table-cell>
          <table:table-cell office:value-type="float" office:value="752010000">
            <text:p>752010000</text:p>
          </table:table-cell>
          <table:table-cell office:value-type="float" office:value="562069000">
            <text:p>562069000</text:p>
          </table:table-cell>
          <table:table-cell office:value-type="float" office:value="557853000">
            <text:p>557853000</text:p>
          </table:table-cell>
          <table:table-cell office:value-type="float" office:value="671065000">
            <text:p>671065000</text:p>
          </table:table-cell>
          <table:table-cell office:value-type="float" office:value="660826000">
            <text:p>660826000</text:p>
          </table:table-cell>
          <table:table-cell office:value-type="float" office:value="701928000">
            <text:p>701928000</text:p>
          </table:table-cell>
          <table:table-cell office:value-type="float" office:value="727607000">
            <text:p>727607000</text:p>
          </table:table-cell>
          <table:table-cell office:value-type="float" office:value="729286000">
            <text:p>729286000</text:p>
          </table:table-cell>
          <table:table-cell office:value-type="float" office:value="611902000">
            <text:p>611902000</text:p>
          </table:table-cell>
          <table:table-cell office:value-type="float" office:value="650676000">
            <text:p>650676000</text:p>
          </table:table-cell>
          <table:table-cell office:value-type="float" office:value="574888000">
            <text:p>574888000</text:p>
          </table:table-cell>
          <table:table-cell office:value-type="float" office:value="553669000">
            <text:p>553669000</text:p>
          </table:table-cell>
          <table:table-cell office:value-type="float" office:value="554567000">
            <text:p>554567000</text:p>
          </table:table-cell>
          <table:table-cell office:value-type="float" office:value="548878000">
            <text:p>548878000</text:p>
          </table:table-cell>
          <table:table-cell office:value-type="float" office:value="547333000">
            <text:p>547333000</text:p>
          </table:table-cell>
          <table:table-cell office:value-type="float" office:value="559390000">
            <text:p>559390000</text:p>
          </table:table-cell>
          <table:table-cell office:value-type="float" office:value="695372000">
            <text:p>695372000</text:p>
          </table:table-cell>
          <table:table-cell office:value-type="float" office:value="607754000">
            <text:p>607754000</text:p>
          </table:table-cell>
          <table:table-cell office:value-type="float" office:value="577328000">
            <text:p>577328000</text:p>
          </table:table-cell>
          <table:table-cell office:value-type="float" office:value="572714000">
            <text:p>572714000</text:p>
          </table:table-cell>
          <table:table-cell office:value-type="float" office:value="528593000">
            <text:p>528593000</text:p>
          </table:table-cell>
          <table:table-cell office:value-type="float" office:value="572463000">
            <text:p>572463000</text:p>
          </table:table-cell>
          <table:table-cell office:value-type="float" office:value="782386000">
            <text:p>782386000</text:p>
          </table:table-cell>
          <table:table-cell office:value-type="float" office:value="650876000">
            <text:p>650876000</text:p>
          </table:table-cell>
          <table:table-cell office:value-type="float" office:value="575635000">
            <text:p>575635000</text:p>
          </table:table-cell>
          <table:table-cell office:value-type="float" office:value="576789000">
            <text:p>576789000</text:p>
          </table:table-cell>
          <table:table-cell office:value-type="float" office:value="603323000">
            <text:p>603323000</text:p>
          </table:table-cell>
          <table:table-cell office:value-type="float" office:value="723003000">
            <text:p>723003000</text:p>
          </table:table-cell>
          <table:table-cell office:value-type="float" office:value="579581000">
            <text:p>579581000</text:p>
          </table:table-cell>
          <table:table-cell office:value-type="float" office:value="579346000">
            <text:p>579346000</text:p>
          </table:table-cell>
          <table:table-cell office:value-type="float" office:value="629774000">
            <text:p>629774000</text:p>
          </table:table-cell>
          <table:table-cell office:value-type="float" office:value="574947000">
            <text:p>574947000</text:p>
          </table:table-cell>
          <table:table-cell office:value-type="float" office:value="650114000">
            <text:p>650114000</text:p>
          </table:table-cell>
          <table:table-cell office:value-type="float" office:value="653161000">
            <text:p>653161000</text:p>
          </table:table-cell>
          <table:table-cell office:value-type="float" office:value="689683000">
            <text:p>689683000</text:p>
          </table:table-cell>
          <table:table-cell office:value-type="float" office:value="579882000">
            <text:p>579882000</text:p>
          </table:table-cell>
          <table:table-cell office:value-type="float" office:value="694402000">
            <text:p>694402000</text:p>
          </table:table-cell>
          <table:table-cell office:value-type="float" office:value="692084000">
            <text:p>692084000</text:p>
          </table:table-cell>
          <table:table-cell office:value-type="float" office:value="666302000">
            <text:p>666302000</text:p>
          </table:table-cell>
          <table:table-cell office:value-type="float" office:value="726467000">
            <text:p>726467000</text:p>
          </table:table-cell>
          <table:table-cell office:value-type="float" office:value="699092000">
            <text:p>699092000</text:p>
          </table:table-cell>
          <table:table-cell office:value-type="float" office:value="684697000">
            <text:p>684697000</text:p>
          </table:table-cell>
          <table:table-cell office:value-type="float" office:value="678096000">
            <text:p>678096000</text:p>
          </table:table-cell>
          <table:table-cell office:value-type="float" office:value="655305000">
            <text:p>655305000</text:p>
          </table:table-cell>
          <table:table-cell office:value-type="float" office:value="655284000">
            <text:p>655284000</text:p>
          </table:table-cell>
          <table:table-cell office:value-type="float" office:value="587947000">
            <text:p>587947000</text:p>
          </table:table-cell>
          <table:table-cell office:value-type="float" office:value="652434000">
            <text:p>652434000</text:p>
          </table:table-cell>
          <table:table-cell office:value-type="float" office:value="733738000">
            <text:p>733738000</text:p>
          </table:table-cell>
          <table:table-cell office:value-type="float" office:value="740649000">
            <text:p>740649000</text:p>
          </table:table-cell>
          <table:table-cell office:value-type="float" office:value="638213000">
            <text:p>638213000</text:p>
          </table:table-cell>
          <table:table-cell office:value-type="float" office:value="637936000">
            <text:p>637936000</text:p>
          </table:table-cell>
          <table:table-cell office:value-type="float" office:value="534103000">
            <text:p>534103000</text:p>
          </table:table-cell>
          <table:table-cell office:value-type="float" office:value="542325000">
            <text:p>542325000</text:p>
          </table:table-cell>
          <table:table-cell office:value-type="float" office:value="549484000">
            <text:p>549484000</text:p>
          </table:table-cell>
          <table:table-cell office:value-type="float" office:value="533121000">
            <text:p>533121000</text:p>
          </table:table-cell>
          <table:table-cell office:value-type="float" office:value="713890000">
            <text:p>713890000</text:p>
          </table:table-cell>
          <table:table-cell office:value-type="float" office:value="715330000">
            <text:p>715330000</text:p>
          </table:table-cell>
          <table:table-cell office:value-type="float" office:value="783863000">
            <text:p>783863000</text:p>
          </table:table-cell>
          <table:table-cell office:value-type="float" office:value="569162000">
            <text:p>569162000</text:p>
          </table:table-cell>
          <table:table-cell office:value-type="float" office:value="563292000">
            <text:p>563292000</text:p>
          </table:table-cell>
          <table:table-cell office:value-type="float" office:value="645634000">
            <text:p>645634000</text:p>
          </table:table-cell>
          <table:table-cell office:value-type="float" office:value="640932000">
            <text:p>640932000</text:p>
          </table:table-cell>
          <table:table-cell office:value-type="float" office:value="610587000">
            <text:p>610587000</text:p>
          </table:table-cell>
          <table:table-cell office:value-type="float" office:value="717614000">
            <text:p>717614000</text:p>
          </table:table-cell>
          <table:table-cell office:value-type="float" office:value="723622000">
            <text:p>723622000</text:p>
          </table:table-cell>
          <table:table-cell office:value-type="float" office:value="723848000">
            <text:p>723848000</text:p>
          </table:table-cell>
          <table:table-cell office:value-type="float" office:value="567615000">
            <text:p>567615000</text:p>
          </table:table-cell>
          <table:table-cell office:value-type="float" office:value="646040000">
            <text:p>646040000</text:p>
          </table:table-cell>
          <table:table-cell office:value-type="float" office:value="559841000">
            <text:p>559841000</text:p>
          </table:table-cell>
          <table:table-cell office:value-type="float" office:value="571809000">
            <text:p>571809000</text:p>
          </table:table-cell>
          <table:table-cell office:value-type="float" office:value="648776000">
            <text:p>648776000</text:p>
          </table:table-cell>
          <table:table-cell office:value-type="float" office:value="625470000">
            <text:p>625470000</text:p>
          </table:table-cell>
          <table:table-cell office:value-type="float" office:value="628710000">
            <text:p>628710000</text:p>
          </table:table-cell>
          <table:table-cell office:value-type="float" office:value="686750000">
            <text:p>686750000</text:p>
          </table:table-cell>
          <table:table-cell office:value-type="float" office:value="796107000">
            <text:p>796107000</text:p>
          </table:table-cell>
          <table:table-cell office:value-type="float" office:value="599281000">
            <text:p>599281000</text:p>
          </table:table-cell>
          <table:table-cell office:value-type="float" office:value="558464000">
            <text:p>558464000</text:p>
          </table:table-cell>
          <table:table-cell office:value-type="float" office:value="646695000">
            <text:p>646695000</text:p>
          </table:table-cell>
          <table:table-cell office:value-type="float" office:value="645262000">
            <text:p>645262000</text:p>
          </table:table-cell>
          <table:table-cell office:value-type="float" office:value="596520000">
            <text:p>596520000</text:p>
          </table:table-cell>
          <table:table-cell office:value-type="float" office:value="640792000">
            <text:p>640792000</text:p>
          </table:table-cell>
          <table:table-cell office:value-type="float" office:value="538961000">
            <text:p>538961000</text:p>
          </table:table-cell>
          <table:table-cell office:value-type="float" office:value="539273000">
            <text:p>539273000</text:p>
          </table:table-cell>
          <table:table-cell office:value-type="float" office:value="698413000">
            <text:p>698413000</text:p>
          </table:table-cell>
          <table:table-cell office:value-type="float" office:value="652655000">
            <text:p>652655000</text:p>
          </table:table-cell>
          <table:table-cell office:value-type="float" office:value="676672000">
            <text:p>676672000</text:p>
          </table:table-cell>
          <table:table-cell office:value-type="float" office:value="674687000">
            <text:p>674687000</text:p>
          </table:table-cell>
          <table:table-cell table:number-columns-repeated="2"/>
          <table:table-cell office:value-type="float" office:value="99">
            <text:p>99</text:p>
          </table:table-cell>
          <table:table-cell table:formula="of:=AVERAGE([.A75:.CV75])" office:value-type="float" office:value="633656020">
            <text:p>633656020</text:p>
          </table:table-cell>
        </table:table-row>
        <table:table-row table:style-name="ro1">
          <table:table-cell office:value-type="float" office:value="625883000">
            <text:p>625883000</text:p>
          </table:table-cell>
          <table:table-cell office:value-type="float" office:value="815631000">
            <text:p>815631000</text:p>
          </table:table-cell>
          <table:table-cell office:value-type="float" office:value="663526000">
            <text:p>663526000</text:p>
          </table:table-cell>
          <table:table-cell office:value-type="float" office:value="658331000">
            <text:p>658331000</text:p>
          </table:table-cell>
          <table:table-cell office:value-type="float" office:value="649742000">
            <text:p>649742000</text:p>
          </table:table-cell>
          <table:table-cell office:value-type="float" office:value="618780000">
            <text:p>618780000</text:p>
          </table:table-cell>
          <table:table-cell office:value-type="float" office:value="532620000">
            <text:p>532620000</text:p>
          </table:table-cell>
          <table:table-cell office:value-type="float" office:value="628742000">
            <text:p>628742000</text:p>
          </table:table-cell>
          <table:table-cell office:value-type="float" office:value="629240000">
            <text:p>629240000</text:p>
          </table:table-cell>
          <table:table-cell office:value-type="float" office:value="736482000">
            <text:p>736482000</text:p>
          </table:table-cell>
          <table:table-cell office:value-type="float" office:value="576032000">
            <text:p>576032000</text:p>
          </table:table-cell>
          <table:table-cell office:value-type="float" office:value="722060000">
            <text:p>722060000</text:p>
          </table:table-cell>
          <table:table-cell office:value-type="float" office:value="712259000">
            <text:p>712259000</text:p>
          </table:table-cell>
          <table:table-cell office:value-type="float" office:value="700091000">
            <text:p>700091000</text:p>
          </table:table-cell>
          <table:table-cell office:value-type="float" office:value="553079000">
            <text:p>553079000</text:p>
          </table:table-cell>
          <table:table-cell office:value-type="float" office:value="709904000">
            <text:p>709904000</text:p>
          </table:table-cell>
          <table:table-cell office:value-type="float" office:value="772954000">
            <text:p>772954000</text:p>
          </table:table-cell>
          <table:table-cell office:value-type="float" office:value="709582000">
            <text:p>709582000</text:p>
          </table:table-cell>
          <table:table-cell office:value-type="float" office:value="663445000">
            <text:p>663445000</text:p>
          </table:table-cell>
          <table:table-cell office:value-type="float" office:value="664790000">
            <text:p>664790000</text:p>
          </table:table-cell>
          <table:table-cell office:value-type="float" office:value="599054000">
            <text:p>599054000</text:p>
          </table:table-cell>
          <table:table-cell office:value-type="float" office:value="712979000">
            <text:p>712979000</text:p>
          </table:table-cell>
          <table:table-cell office:value-type="float" office:value="539678000">
            <text:p>539678000</text:p>
          </table:table-cell>
          <table:table-cell office:value-type="float" office:value="537654000">
            <text:p>537654000</text:p>
          </table:table-cell>
          <table:table-cell office:value-type="float" office:value="682062000">
            <text:p>682062000</text:p>
          </table:table-cell>
          <table:table-cell office:value-type="float" office:value="584744000">
            <text:p>584744000</text:p>
          </table:table-cell>
          <table:table-cell office:value-type="float" office:value="584141000">
            <text:p>584141000</text:p>
          </table:table-cell>
          <table:table-cell office:value-type="float" office:value="748400000">
            <text:p>748400000</text:p>
          </table:table-cell>
          <table:table-cell office:value-type="float" office:value="571822000">
            <text:p>571822000</text:p>
          </table:table-cell>
          <table:table-cell office:value-type="float" office:value="740209000">
            <text:p>740209000</text:p>
          </table:table-cell>
          <table:table-cell office:value-type="float" office:value="586277000">
            <text:p>586277000</text:p>
          </table:table-cell>
          <table:table-cell office:value-type="float" office:value="584201000">
            <text:p>584201000</text:p>
          </table:table-cell>
          <table:table-cell office:value-type="float" office:value="593877000">
            <text:p>593877000</text:p>
          </table:table-cell>
          <table:table-cell office:value-type="float" office:value="690394000">
            <text:p>690394000</text:p>
          </table:table-cell>
          <table:table-cell office:value-type="float" office:value="692784000">
            <text:p>692784000</text:p>
          </table:table-cell>
          <table:table-cell office:value-type="float" office:value="693532000">
            <text:p>693532000</text:p>
          </table:table-cell>
          <table:table-cell office:value-type="float" office:value="730767000">
            <text:p>730767000</text:p>
          </table:table-cell>
          <table:table-cell office:value-type="float" office:value="680115000">
            <text:p>680115000</text:p>
          </table:table-cell>
          <table:table-cell office:value-type="float" office:value="493994000">
            <text:p>493994000</text:p>
          </table:table-cell>
          <table:table-cell office:value-type="float" office:value="489470000">
            <text:p>489470000</text:p>
          </table:table-cell>
          <table:table-cell office:value-type="float" office:value="621390000">
            <text:p>621390000</text:p>
          </table:table-cell>
          <table:table-cell office:value-type="float" office:value="684013000">
            <text:p>684013000</text:p>
          </table:table-cell>
          <table:table-cell office:value-type="float" office:value="610658000">
            <text:p>610658000</text:p>
          </table:table-cell>
          <table:table-cell office:value-type="float" office:value="621701000">
            <text:p>621701000</text:p>
          </table:table-cell>
          <table:table-cell office:value-type="float" office:value="674168000">
            <text:p>674168000</text:p>
          </table:table-cell>
          <table:table-cell office:value-type="float" office:value="711872000">
            <text:p>711872000</text:p>
          </table:table-cell>
          <table:table-cell office:value-type="float" office:value="682574000">
            <text:p>682574000</text:p>
          </table:table-cell>
          <table:table-cell office:value-type="float" office:value="684949000">
            <text:p>684949000</text:p>
          </table:table-cell>
          <table:table-cell office:value-type="float" office:value="573778000">
            <text:p>573778000</text:p>
          </table:table-cell>
          <table:table-cell office:value-type="float" office:value="651760000">
            <text:p>651760000</text:p>
          </table:table-cell>
          <table:table-cell office:value-type="float" office:value="761896000">
            <text:p>761896000</text:p>
          </table:table-cell>
          <table:table-cell office:value-type="float" office:value="771775000">
            <text:p>771775000</text:p>
          </table:table-cell>
          <table:table-cell office:value-type="float" office:value="688530000">
            <text:p>688530000</text:p>
          </table:table-cell>
          <table:table-cell office:value-type="float" office:value="601580000">
            <text:p>601580000</text:p>
          </table:table-cell>
          <table:table-cell office:value-type="float" office:value="529721000">
            <text:p>529721000</text:p>
          </table:table-cell>
          <table:table-cell office:value-type="float" office:value="635914000">
            <text:p>635914000</text:p>
          </table:table-cell>
          <table:table-cell office:value-type="float" office:value="609899000">
            <text:p>609899000</text:p>
          </table:table-cell>
          <table:table-cell office:value-type="float" office:value="687036000">
            <text:p>687036000</text:p>
          </table:table-cell>
          <table:table-cell office:value-type="float" office:value="626672000">
            <text:p>626672000</text:p>
          </table:table-cell>
          <table:table-cell office:value-type="float" office:value="787794000">
            <text:p>787794000</text:p>
          </table:table-cell>
          <table:table-cell office:value-type="float" office:value="792232000">
            <text:p>792232000</text:p>
          </table:table-cell>
          <table:table-cell office:value-type="float" office:value="662315000">
            <text:p>662315000</text:p>
          </table:table-cell>
          <table:table-cell office:value-type="float" office:value="732859000">
            <text:p>732859000</text:p>
          </table:table-cell>
          <table:table-cell office:value-type="float" office:value="639081000">
            <text:p>639081000</text:p>
          </table:table-cell>
          <table:table-cell office:value-type="float" office:value="668097000">
            <text:p>668097000</text:p>
          </table:table-cell>
          <table:table-cell office:value-type="float" office:value="665879000">
            <text:p>665879000</text:p>
          </table:table-cell>
          <table:table-cell office:value-type="float" office:value="657884000">
            <text:p>657884000</text:p>
          </table:table-cell>
          <table:table-cell office:value-type="float" office:value="670944000">
            <text:p>670944000</text:p>
          </table:table-cell>
          <table:table-cell office:value-type="float" office:value="596681000">
            <text:p>596681000</text:p>
          </table:table-cell>
          <table:table-cell office:value-type="float" office:value="715447000">
            <text:p>715447000</text:p>
          </table:table-cell>
          <table:table-cell office:value-type="float" office:value="715061000">
            <text:p>715061000</text:p>
          </table:table-cell>
          <table:table-cell office:value-type="float" office:value="643286000">
            <text:p>643286000</text:p>
          </table:table-cell>
          <table:table-cell office:value-type="float" office:value="616533000">
            <text:p>616533000</text:p>
          </table:table-cell>
          <table:table-cell office:value-type="float" office:value="614207000">
            <text:p>614207000</text:p>
          </table:table-cell>
          <table:table-cell office:value-type="float" office:value="608621000">
            <text:p>608621000</text:p>
          </table:table-cell>
          <table:table-cell office:value-type="float" office:value="647367000">
            <text:p>647367000</text:p>
          </table:table-cell>
          <table:table-cell office:value-type="float" office:value="572304000">
            <text:p>572304000</text:p>
          </table:table-cell>
          <table:table-cell office:value-type="float" office:value="580834000">
            <text:p>580834000</text:p>
          </table:table-cell>
          <table:table-cell office:value-type="float" office:value="582654000">
            <text:p>582654000</text:p>
          </table:table-cell>
          <table:table-cell office:value-type="float" office:value="672887000">
            <text:p>672887000</text:p>
          </table:table-cell>
          <table:table-cell office:value-type="float" office:value="695854000">
            <text:p>695854000</text:p>
          </table:table-cell>
          <table:table-cell office:value-type="float" office:value="685374000">
            <text:p>685374000</text:p>
          </table:table-cell>
          <table:table-cell office:value-type="float" office:value="692381000">
            <text:p>692381000</text:p>
          </table:table-cell>
          <table:table-cell office:value-type="float" office:value="582721000">
            <text:p>582721000</text:p>
          </table:table-cell>
          <table:table-cell office:value-type="float" office:value="526112000">
            <text:p>526112000</text:p>
          </table:table-cell>
          <table:table-cell office:value-type="float" office:value="517287000">
            <text:p>517287000</text:p>
          </table:table-cell>
          <table:table-cell office:value-type="float" office:value="773700000">
            <text:p>773700000</text:p>
          </table:table-cell>
          <table:table-cell office:value-type="float" office:value="644056000">
            <text:p>644056000</text:p>
          </table:table-cell>
          <table:table-cell office:value-type="float" office:value="560216000">
            <text:p>560216000</text:p>
          </table:table-cell>
          <table:table-cell office:value-type="float" office:value="562749000">
            <text:p>562749000</text:p>
          </table:table-cell>
          <table:table-cell office:value-type="float" office:value="563549000">
            <text:p>563549000</text:p>
          </table:table-cell>
          <table:table-cell office:value-type="float" office:value="617519000">
            <text:p>617519000</text:p>
          </table:table-cell>
          <table:table-cell office:value-type="float" office:value="714431000">
            <text:p>714431000</text:p>
          </table:table-cell>
          <table:table-cell office:value-type="float" office:value="714540000">
            <text:p>714540000</text:p>
          </table:table-cell>
          <table:table-cell office:value-type="float" office:value="549384000">
            <text:p>549384000</text:p>
          </table:table-cell>
          <table:table-cell office:value-type="float" office:value="725410000">
            <text:p>725410000</text:p>
          </table:table-cell>
          <table:table-cell office:value-type="float" office:value="735243000">
            <text:p>735243000</text:p>
          </table:table-cell>
          <table:table-cell office:value-type="float" office:value="591430000">
            <text:p>591430000</text:p>
          </table:table-cell>
          <table:table-cell office:value-type="float" office:value="592761000">
            <text:p>592761000</text:p>
          </table:table-cell>
          <table:table-cell office:value-type="float" office:value="554960000">
            <text:p>554960000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AVERAGE([.A76:.CV76])" office:value-type="float" office:value="647518570">
            <text:p>647518570</text:p>
          </table:table-cell>
        </table:table-row>
        <table:table-row table:style-name="ro1">
          <table:table-cell office:value-type="float" office:value="626788000">
            <text:p>626788000</text:p>
          </table:table-cell>
          <table:table-cell office:value-type="float" office:value="630203000">
            <text:p>630203000</text:p>
          </table:table-cell>
          <table:table-cell office:value-type="float" office:value="744384000">
            <text:p>744384000</text:p>
          </table:table-cell>
          <table:table-cell office:value-type="float" office:value="630190000">
            <text:p>630190000</text:p>
          </table:table-cell>
          <table:table-cell office:value-type="float" office:value="637174000">
            <text:p>637174000</text:p>
          </table:table-cell>
          <table:table-cell office:value-type="float" office:value="637625000">
            <text:p>637625000</text:p>
          </table:table-cell>
          <table:table-cell office:value-type="float" office:value="650005000">
            <text:p>650005000</text:p>
          </table:table-cell>
          <table:table-cell office:value-type="float" office:value="627489000">
            <text:p>627489000</text:p>
          </table:table-cell>
          <table:table-cell office:value-type="float" office:value="618271000">
            <text:p>618271000</text:p>
          </table:table-cell>
          <table:table-cell office:value-type="float" office:value="742569000">
            <text:p>742569000</text:p>
          </table:table-cell>
          <table:table-cell office:value-type="float" office:value="724694000">
            <text:p>724694000</text:p>
          </table:table-cell>
          <table:table-cell office:value-type="float" office:value="725781000">
            <text:p>725781000</text:p>
          </table:table-cell>
          <table:table-cell office:value-type="float" office:value="825185000">
            <text:p>825185000</text:p>
          </table:table-cell>
          <table:table-cell office:value-type="float" office:value="684406000">
            <text:p>684406000</text:p>
          </table:table-cell>
          <table:table-cell office:value-type="float" office:value="752098000">
            <text:p>752098000</text:p>
          </table:table-cell>
          <table:table-cell office:value-type="float" office:value="612385000">
            <text:p>612385000</text:p>
          </table:table-cell>
          <table:table-cell office:value-type="float" office:value="729017000">
            <text:p>729017000</text:p>
          </table:table-cell>
          <table:table-cell office:value-type="float" office:value="728732000">
            <text:p>728732000</text:p>
          </table:table-cell>
          <table:table-cell office:value-type="float" office:value="701636000">
            <text:p>701636000</text:p>
          </table:table-cell>
          <table:table-cell office:value-type="float" office:value="702920000">
            <text:p>702920000</text:p>
          </table:table-cell>
          <table:table-cell office:value-type="float" office:value="747466000">
            <text:p>747466000</text:p>
          </table:table-cell>
          <table:table-cell office:value-type="float" office:value="719388000">
            <text:p>719388000</text:p>
          </table:table-cell>
          <table:table-cell office:value-type="float" office:value="680231000">
            <text:p>680231000</text:p>
          </table:table-cell>
          <table:table-cell office:value-type="float" office:value="678713000">
            <text:p>678713000</text:p>
          </table:table-cell>
          <table:table-cell office:value-type="float" office:value="677935000">
            <text:p>677935000</text:p>
          </table:table-cell>
          <table:table-cell office:value-type="float" office:value="707292000">
            <text:p>707292000</text:p>
          </table:table-cell>
          <table:table-cell office:value-type="float" office:value="633993000">
            <text:p>633993000</text:p>
          </table:table-cell>
          <table:table-cell office:value-type="float" office:value="773455000">
            <text:p>773455000</text:p>
          </table:table-cell>
          <table:table-cell office:value-type="float" office:value="661348000">
            <text:p>661348000</text:p>
          </table:table-cell>
          <table:table-cell office:value-type="float" office:value="665905000">
            <text:p>665905000</text:p>
          </table:table-cell>
          <table:table-cell office:value-type="float" office:value="759343000">
            <text:p>759343000</text:p>
          </table:table-cell>
          <table:table-cell office:value-type="float" office:value="697170000">
            <text:p>697170000</text:p>
          </table:table-cell>
          <table:table-cell office:value-type="float" office:value="771031000">
            <text:p>771031000</text:p>
          </table:table-cell>
          <table:table-cell office:value-type="float" office:value="682784000">
            <text:p>682784000</text:p>
          </table:table-cell>
          <table:table-cell office:value-type="float" office:value="670028000">
            <text:p>670028000</text:p>
          </table:table-cell>
          <table:table-cell office:value-type="float" office:value="671923000">
            <text:p>671923000</text:p>
          </table:table-cell>
          <table:table-cell office:value-type="float" office:value="624472000">
            <text:p>624472000</text:p>
          </table:table-cell>
          <table:table-cell office:value-type="float" office:value="723418000">
            <text:p>723418000</text:p>
          </table:table-cell>
          <table:table-cell office:value-type="float" office:value="716109000">
            <text:p>716109000</text:p>
          </table:table-cell>
          <table:table-cell office:value-type="float" office:value="706523000">
            <text:p>706523000</text:p>
          </table:table-cell>
          <table:table-cell office:value-type="float" office:value="671681000">
            <text:p>671681000</text:p>
          </table:table-cell>
          <table:table-cell office:value-type="float" office:value="665495000">
            <text:p>665495000</text:p>
          </table:table-cell>
          <table:table-cell office:value-type="float" office:value="657186000">
            <text:p>657186000</text:p>
          </table:table-cell>
          <table:table-cell office:value-type="float" office:value="623866000">
            <text:p>623866000</text:p>
          </table:table-cell>
          <table:table-cell office:value-type="float" office:value="630177000">
            <text:p>630177000</text:p>
          </table:table-cell>
          <table:table-cell office:value-type="float" office:value="719703000">
            <text:p>719703000</text:p>
          </table:table-cell>
          <table:table-cell office:value-type="float" office:value="758104000">
            <text:p>758104000</text:p>
          </table:table-cell>
          <table:table-cell office:value-type="float" office:value="586398000">
            <text:p>586398000</text:p>
          </table:table-cell>
          <table:table-cell office:value-type="float" office:value="626244000">
            <text:p>626244000</text:p>
          </table:table-cell>
          <table:table-cell office:value-type="float" office:value="629501000">
            <text:p>629501000</text:p>
          </table:table-cell>
          <table:table-cell office:value-type="float" office:value="621783000">
            <text:p>621783000</text:p>
          </table:table-cell>
          <table:table-cell office:value-type="float" office:value="665340000">
            <text:p>665340000</text:p>
          </table:table-cell>
          <table:table-cell office:value-type="float" office:value="706185000">
            <text:p>706185000</text:p>
          </table:table-cell>
          <table:table-cell office:value-type="float" office:value="688203000">
            <text:p>688203000</text:p>
          </table:table-cell>
          <table:table-cell office:value-type="float" office:value="661522000">
            <text:p>661522000</text:p>
          </table:table-cell>
          <table:table-cell office:value-type="float" office:value="700254000">
            <text:p>700254000</text:p>
          </table:table-cell>
          <table:table-cell office:value-type="float" office:value="703316000">
            <text:p>703316000</text:p>
          </table:table-cell>
          <table:table-cell office:value-type="float" office:value="635027000">
            <text:p>635027000</text:p>
          </table:table-cell>
          <table:table-cell office:value-type="float" office:value="636158000">
            <text:p>636158000</text:p>
          </table:table-cell>
          <table:table-cell office:value-type="float" office:value="766426000">
            <text:p>766426000</text:p>
          </table:table-cell>
          <table:table-cell office:value-type="float" office:value="638045000">
            <text:p>638045000</text:p>
          </table:table-cell>
          <table:table-cell office:value-type="float" office:value="624552000">
            <text:p>624552000</text:p>
          </table:table-cell>
          <table:table-cell office:value-type="float" office:value="631663000">
            <text:p>631663000</text:p>
          </table:table-cell>
          <table:table-cell office:value-type="float" office:value="803383000">
            <text:p>803383000</text:p>
          </table:table-cell>
          <table:table-cell office:value-type="float" office:value="729044000">
            <text:p>729044000</text:p>
          </table:table-cell>
          <table:table-cell office:value-type="float" office:value="709249000">
            <text:p>709249000</text:p>
          </table:table-cell>
          <table:table-cell office:value-type="float" office:value="736038000">
            <text:p>736038000</text:p>
          </table:table-cell>
          <table:table-cell office:value-type="float" office:value="700385000">
            <text:p>700385000</text:p>
          </table:table-cell>
          <table:table-cell office:value-type="float" office:value="699783000">
            <text:p>699783000</text:p>
          </table:table-cell>
          <table:table-cell office:value-type="float" office:value="601689000">
            <text:p>601689000</text:p>
          </table:table-cell>
          <table:table-cell office:value-type="float" office:value="738139000">
            <text:p>738139000</text:p>
          </table:table-cell>
          <table:table-cell office:value-type="float" office:value="646422000">
            <text:p>646422000</text:p>
          </table:table-cell>
          <table:table-cell office:value-type="float" office:value="644352000">
            <text:p>644352000</text:p>
          </table:table-cell>
          <table:table-cell office:value-type="float" office:value="645115000">
            <text:p>645115000</text:p>
          </table:table-cell>
          <table:table-cell office:value-type="float" office:value="642446000">
            <text:p>642446000</text:p>
          </table:table-cell>
          <table:table-cell office:value-type="float" office:value="697218000">
            <text:p>697218000</text:p>
          </table:table-cell>
          <table:table-cell office:value-type="float" office:value="801519000">
            <text:p>801519000</text:p>
          </table:table-cell>
          <table:table-cell office:value-type="float" office:value="746373000">
            <text:p>746373000</text:p>
          </table:table-cell>
          <table:table-cell office:value-type="float" office:value="731481000">
            <text:p>731481000</text:p>
          </table:table-cell>
          <table:table-cell office:value-type="float" office:value="707236000">
            <text:p>707236000</text:p>
          </table:table-cell>
          <table:table-cell office:value-type="float" office:value="681779000">
            <text:p>681779000</text:p>
          </table:table-cell>
          <table:table-cell office:value-type="float" office:value="713570000">
            <text:p>713570000</text:p>
          </table:table-cell>
          <table:table-cell office:value-type="float" office:value="811916000">
            <text:p>811916000</text:p>
          </table:table-cell>
          <table:table-cell office:value-type="float" office:value="628630000">
            <text:p>628630000</text:p>
          </table:table-cell>
          <table:table-cell office:value-type="float" office:value="623774000">
            <text:p>623774000</text:p>
          </table:table-cell>
          <table:table-cell office:value-type="float" office:value="655337000">
            <text:p>655337000</text:p>
          </table:table-cell>
          <table:table-cell office:value-type="float" office:value="633116000">
            <text:p>633116000</text:p>
          </table:table-cell>
          <table:table-cell office:value-type="float" office:value="662978000">
            <text:p>662978000</text:p>
          </table:table-cell>
          <table:table-cell office:value-type="float" office:value="661055000">
            <text:p>661055000</text:p>
          </table:table-cell>
          <table:table-cell office:value-type="float" office:value="625974000">
            <text:p>625974000</text:p>
          </table:table-cell>
          <table:table-cell office:value-type="float" office:value="838510000">
            <text:p>838510000</text:p>
          </table:table-cell>
          <table:table-cell office:value-type="float" office:value="605114000">
            <text:p>605114000</text:p>
          </table:table-cell>
          <table:table-cell office:value-type="float" office:value="751874000">
            <text:p>751874000</text:p>
          </table:table-cell>
          <table:table-cell office:value-type="float" office:value="639502000">
            <text:p>639502000</text:p>
          </table:table-cell>
          <table:table-cell office:value-type="float" office:value="679191000">
            <text:p>679191000</text:p>
          </table:table-cell>
          <table:table-cell office:value-type="float" office:value="720625000">
            <text:p>720625000</text:p>
          </table:table-cell>
          <table:table-cell office:value-type="float" office:value="720833000">
            <text:p>720833000</text:p>
          </table:table-cell>
          <table:table-cell office:value-type="float" office:value="625889000">
            <text:p>625889000</text:p>
          </table:table-cell>
          <table:table-cell office:value-type="float" office:value="799666000">
            <text:p>799666000</text:p>
          </table:table-cell>
          <table:table-cell office:value-type="float" office:value="652855000">
            <text:p>652855000</text:p>
          </table:table-cell>
          <table:table-cell table:number-columns-repeated="2"/>
          <table:table-cell office:value-type="float" office:value="101">
            <text:p>101</text:p>
          </table:table-cell>
          <table:table-cell table:formula="of:=AVERAGE([.A77:.CV77])" office:value-type="float" office:value="686589680">
            <text:p>686589680</text:p>
          </table:table-cell>
        </table:table-row>
        <table:table-row table:style-name="ro1">
          <table:table-cell office:value-type="float" office:value="759215000">
            <text:p>759215000</text:p>
          </table:table-cell>
          <table:table-cell office:value-type="float" office:value="752486000">
            <text:p>752486000</text:p>
          </table:table-cell>
          <table:table-cell office:value-type="float" office:value="668726000">
            <text:p>668726000</text:p>
          </table:table-cell>
          <table:table-cell office:value-type="float" office:value="589789000">
            <text:p>589789000</text:p>
          </table:table-cell>
          <table:table-cell office:value-type="float" office:value="585515000">
            <text:p>585515000</text:p>
          </table:table-cell>
          <table:table-cell office:value-type="float" office:value="584710000">
            <text:p>584710000</text:p>
          </table:table-cell>
          <table:table-cell office:value-type="float" office:value="797804000">
            <text:p>797804000</text:p>
          </table:table-cell>
          <table:table-cell office:value-type="float" office:value="716232000">
            <text:p>716232000</text:p>
          </table:table-cell>
          <table:table-cell office:value-type="float" office:value="765118000">
            <text:p>765118000</text:p>
          </table:table-cell>
          <table:table-cell office:value-type="float" office:value="725864000">
            <text:p>725864000</text:p>
          </table:table-cell>
          <table:table-cell office:value-type="float" office:value="627164000">
            <text:p>627164000</text:p>
          </table:table-cell>
          <table:table-cell office:value-type="float" office:value="627700000">
            <text:p>627700000</text:p>
          </table:table-cell>
          <table:table-cell office:value-type="float" office:value="790598000">
            <text:p>790598000</text:p>
          </table:table-cell>
          <table:table-cell office:value-type="float" office:value="683139000">
            <text:p>683139000</text:p>
          </table:table-cell>
          <table:table-cell office:value-type="float" office:value="539829000">
            <text:p>539829000</text:p>
          </table:table-cell>
          <table:table-cell office:value-type="float" office:value="537249000">
            <text:p>537249000</text:p>
          </table:table-cell>
          <table:table-cell office:value-type="float" office:value="590856000">
            <text:p>590856000</text:p>
          </table:table-cell>
          <table:table-cell office:value-type="float" office:value="652363000">
            <text:p>652363000</text:p>
          </table:table-cell>
          <table:table-cell office:value-type="float" office:value="659657000">
            <text:p>659657000</text:p>
          </table:table-cell>
          <table:table-cell office:value-type="float" office:value="542908000">
            <text:p>542908000</text:p>
          </table:table-cell>
          <table:table-cell office:value-type="float" office:value="662004000">
            <text:p>662004000</text:p>
          </table:table-cell>
          <table:table-cell office:value-type="float" office:value="791878000">
            <text:p>791878000</text:p>
          </table:table-cell>
          <table:table-cell office:value-type="float" office:value="622765000">
            <text:p>622765000</text:p>
          </table:table-cell>
          <table:table-cell office:value-type="float" office:value="902100000">
            <text:p>902100000</text:p>
          </table:table-cell>
          <table:table-cell office:value-type="float" office:value="685996000">
            <text:p>685996000</text:p>
          </table:table-cell>
          <table:table-cell office:value-type="float" office:value="685361000">
            <text:p>685361000</text:p>
          </table:table-cell>
          <table:table-cell office:value-type="float" office:value="631450000">
            <text:p>631450000</text:p>
          </table:table-cell>
          <table:table-cell office:value-type="float" office:value="725031000">
            <text:p>725031000</text:p>
          </table:table-cell>
          <table:table-cell office:value-type="float" office:value="633653000">
            <text:p>633653000</text:p>
          </table:table-cell>
          <table:table-cell office:value-type="float" office:value="629740000">
            <text:p>629740000</text:p>
          </table:table-cell>
          <table:table-cell office:value-type="float" office:value="629119000">
            <text:p>629119000</text:p>
          </table:table-cell>
          <table:table-cell office:value-type="float" office:value="785445000">
            <text:p>785445000</text:p>
          </table:table-cell>
          <table:table-cell office:value-type="float" office:value="650011000">
            <text:p>650011000</text:p>
          </table:table-cell>
          <table:table-cell office:value-type="float" office:value="733715000">
            <text:p>733715000</text:p>
          </table:table-cell>
          <table:table-cell office:value-type="float" office:value="673764000">
            <text:p>673764000</text:p>
          </table:table-cell>
          <table:table-cell office:value-type="float" office:value="673506000">
            <text:p>673506000</text:p>
          </table:table-cell>
          <table:table-cell office:value-type="float" office:value="703176000">
            <text:p>703176000</text:p>
          </table:table-cell>
          <table:table-cell office:value-type="float" office:value="604786000">
            <text:p>604786000</text:p>
          </table:table-cell>
          <table:table-cell office:value-type="float" office:value="569442000">
            <text:p>569442000</text:p>
          </table:table-cell>
          <table:table-cell office:value-type="float" office:value="569711000">
            <text:p>569711000</text:p>
          </table:table-cell>
          <table:table-cell office:value-type="float" office:value="707690000">
            <text:p>707690000</text:p>
          </table:table-cell>
          <table:table-cell office:value-type="float" office:value="655548000">
            <text:p>655548000</text:p>
          </table:table-cell>
          <table:table-cell office:value-type="float" office:value="626648000">
            <text:p>626648000</text:p>
          </table:table-cell>
          <table:table-cell office:value-type="float" office:value="633274000">
            <text:p>633274000</text:p>
          </table:table-cell>
          <table:table-cell office:value-type="float" office:value="701815000">
            <text:p>701815000</text:p>
          </table:table-cell>
          <table:table-cell office:value-type="float" office:value="743692000">
            <text:p>743692000</text:p>
          </table:table-cell>
          <table:table-cell office:value-type="float" office:value="573741000">
            <text:p>573741000</text:p>
          </table:table-cell>
          <table:table-cell office:value-type="float" office:value="689473000">
            <text:p>689473000</text:p>
          </table:table-cell>
          <table:table-cell office:value-type="float" office:value="686696000">
            <text:p>686696000</text:p>
          </table:table-cell>
          <table:table-cell office:value-type="float" office:value="687772000">
            <text:p>687772000</text:p>
          </table:table-cell>
          <table:table-cell office:value-type="float" office:value="686316000">
            <text:p>686316000</text:p>
          </table:table-cell>
          <table:table-cell office:value-type="float" office:value="719868000">
            <text:p>719868000</text:p>
          </table:table-cell>
          <table:table-cell office:value-type="float" office:value="842314000">
            <text:p>842314000</text:p>
          </table:table-cell>
          <table:table-cell office:value-type="float" office:value="630344000">
            <text:p>630344000</text:p>
          </table:table-cell>
          <table:table-cell office:value-type="float" office:value="630380000">
            <text:p>630380000</text:p>
          </table:table-cell>
          <table:table-cell office:value-type="float" office:value="783430000">
            <text:p>783430000</text:p>
          </table:table-cell>
          <table:table-cell office:value-type="float" office:value="662482000">
            <text:p>662482000</text:p>
          </table:table-cell>
          <table:table-cell office:value-type="float" office:value="689157000">
            <text:p>689157000</text:p>
          </table:table-cell>
          <table:table-cell office:value-type="float" office:value="692247000">
            <text:p>692247000</text:p>
          </table:table-cell>
          <table:table-cell office:value-type="float" office:value="694980000">
            <text:p>694980000</text:p>
          </table:table-cell>
          <table:table-cell office:value-type="float" office:value="678494000">
            <text:p>678494000</text:p>
          </table:table-cell>
          <table:table-cell office:value-type="float" office:value="718338000">
            <text:p>718338000</text:p>
          </table:table-cell>
          <table:table-cell office:value-type="float" office:value="663141000">
            <text:p>663141000</text:p>
          </table:table-cell>
          <table:table-cell office:value-type="float" office:value="657719000">
            <text:p>657719000</text:p>
          </table:table-cell>
          <table:table-cell office:value-type="float" office:value="654885000">
            <text:p>654885000</text:p>
          </table:table-cell>
          <table:table-cell office:value-type="float" office:value="745047000">
            <text:p>745047000</text:p>
          </table:table-cell>
          <table:table-cell office:value-type="float" office:value="843937000">
            <text:p>843937000</text:p>
          </table:table-cell>
          <table:table-cell office:value-type="float" office:value="645595000">
            <text:p>645595000</text:p>
          </table:table-cell>
          <table:table-cell office:value-type="float" office:value="561679000">
            <text:p>561679000</text:p>
          </table:table-cell>
          <table:table-cell office:value-type="float" office:value="561632000">
            <text:p>561632000</text:p>
          </table:table-cell>
          <table:table-cell office:value-type="float" office:value="612412000">
            <text:p>612412000</text:p>
          </table:table-cell>
          <table:table-cell office:value-type="float" office:value="705212000">
            <text:p>705212000</text:p>
          </table:table-cell>
          <table:table-cell office:value-type="float" office:value="621358000">
            <text:p>621358000</text:p>
          </table:table-cell>
          <table:table-cell office:value-type="float" office:value="620208000">
            <text:p>620208000</text:p>
          </table:table-cell>
          <table:table-cell office:value-type="float" office:value="676113000">
            <text:p>676113000</text:p>
          </table:table-cell>
          <table:table-cell office:value-type="float" office:value="733772000">
            <text:p>733772000</text:p>
          </table:table-cell>
          <table:table-cell office:value-type="float" office:value="635746000">
            <text:p>635746000</text:p>
          </table:table-cell>
          <table:table-cell office:value-type="float" office:value="629695000">
            <text:p>629695000</text:p>
          </table:table-cell>
          <table:table-cell office:value-type="float" office:value="812246000">
            <text:p>812246000</text:p>
          </table:table-cell>
          <table:table-cell office:value-type="float" office:value="793107000">
            <text:p>793107000</text:p>
          </table:table-cell>
          <table:table-cell office:value-type="float" office:value="675226000">
            <text:p>675226000</text:p>
          </table:table-cell>
          <table:table-cell office:value-type="float" office:value="606604000">
            <text:p>606604000</text:p>
          </table:table-cell>
          <table:table-cell office:value-type="float" office:value="773440000">
            <text:p>773440000</text:p>
          </table:table-cell>
          <table:table-cell office:value-type="float" office:value="768252000">
            <text:p>768252000</text:p>
          </table:table-cell>
          <table:table-cell office:value-type="float" office:value="662130000">
            <text:p>662130000</text:p>
          </table:table-cell>
          <table:table-cell office:value-type="float" office:value="739634000">
            <text:p>739634000</text:p>
          </table:table-cell>
          <table:table-cell office:value-type="float" office:value="687929000">
            <text:p>687929000</text:p>
          </table:table-cell>
          <table:table-cell office:value-type="float" office:value="790140000">
            <text:p>790140000</text:p>
          </table:table-cell>
          <table:table-cell office:value-type="float" office:value="739632000">
            <text:p>739632000</text:p>
          </table:table-cell>
          <table:table-cell office:value-type="float" office:value="701705000">
            <text:p>701705000</text:p>
          </table:table-cell>
          <table:table-cell office:value-type="float" office:value="707364000">
            <text:p>707364000</text:p>
          </table:table-cell>
          <table:table-cell office:value-type="float" office:value="623497000">
            <text:p>623497000</text:p>
          </table:table-cell>
          <table:table-cell office:value-type="float" office:value="659529000">
            <text:p>659529000</text:p>
          </table:table-cell>
          <table:table-cell office:value-type="float" office:value="616434000">
            <text:p>616434000</text:p>
          </table:table-cell>
          <table:table-cell office:value-type="float" office:value="625981000">
            <text:p>625981000</text:p>
          </table:table-cell>
          <table:table-cell office:value-type="float" office:value="625176000">
            <text:p>625176000</text:p>
          </table:table-cell>
          <table:table-cell office:value-type="float" office:value="768895000">
            <text:p>768895000</text:p>
          </table:table-cell>
          <table:table-cell office:value-type="float" office:value="604579000">
            <text:p>604579000</text:p>
          </table:table-cell>
          <table:table-cell office:value-type="float" office:value="578638000">
            <text:p>578638000</text:p>
          </table:table-cell>
          <table:table-cell office:value-type="float" office:value="580509000">
            <text:p>580509000</text:p>
          </table:table-cell>
          <table:table-cell table:number-columns-repeated="2"/>
          <table:table-cell office:value-type="float" office:value="102">
            <text:p>102</text:p>
          </table:table-cell>
          <table:table-cell table:formula="of:=AVERAGE([.A78:.CV78])" office:value-type="float" office:value="676030720">
            <text:p>676030720</text:p>
          </table:table-cell>
        </table:table-row>
        <table:table-row table:style-name="ro1">
          <table:table-cell office:value-type="float" office:value="699055000">
            <text:p>699055000</text:p>
          </table:table-cell>
          <table:table-cell office:value-type="float" office:value="713163000">
            <text:p>713163000</text:p>
          </table:table-cell>
          <table:table-cell office:value-type="float" office:value="662914000">
            <text:p>662914000</text:p>
          </table:table-cell>
          <table:table-cell office:value-type="float" office:value="706577000">
            <text:p>706577000</text:p>
          </table:table-cell>
          <table:table-cell office:value-type="float" office:value="703832000">
            <text:p>703832000</text:p>
          </table:table-cell>
          <table:table-cell office:value-type="float" office:value="647741000">
            <text:p>647741000</text:p>
          </table:table-cell>
          <table:table-cell office:value-type="float" office:value="810206000">
            <text:p>810206000</text:p>
          </table:table-cell>
          <table:table-cell office:value-type="float" office:value="654077000">
            <text:p>654077000</text:p>
          </table:table-cell>
          <table:table-cell office:value-type="float" office:value="771574000">
            <text:p>771574000</text:p>
          </table:table-cell>
          <table:table-cell office:value-type="float" office:value="768462000">
            <text:p>768462000</text:p>
          </table:table-cell>
          <table:table-cell office:value-type="float" office:value="635279000">
            <text:p>635279000</text:p>
          </table:table-cell>
          <table:table-cell office:value-type="float" office:value="805957000">
            <text:p>805957000</text:p>
          </table:table-cell>
          <table:table-cell office:value-type="float" office:value="648307000">
            <text:p>648307000</text:p>
          </table:table-cell>
          <table:table-cell office:value-type="float" office:value="698899000">
            <text:p>698899000</text:p>
          </table:table-cell>
          <table:table-cell office:value-type="float" office:value="630962000">
            <text:p>630962000</text:p>
          </table:table-cell>
          <table:table-cell office:value-type="float" office:value="640568000">
            <text:p>640568000</text:p>
          </table:table-cell>
          <table:table-cell office:value-type="float" office:value="624701000">
            <text:p>624701000</text:p>
          </table:table-cell>
          <table:table-cell office:value-type="float" office:value="669714000">
            <text:p>669714000</text:p>
          </table:table-cell>
          <table:table-cell office:value-type="float" office:value="750675000">
            <text:p>750675000</text:p>
          </table:table-cell>
          <table:table-cell office:value-type="float" office:value="773278000">
            <text:p>773278000</text:p>
          </table:table-cell>
          <table:table-cell office:value-type="float" office:value="690646000">
            <text:p>690646000</text:p>
          </table:table-cell>
          <table:table-cell office:value-type="float" office:value="699896000">
            <text:p>699896000</text:p>
          </table:table-cell>
          <table:table-cell office:value-type="float" office:value="682096000">
            <text:p>682096000</text:p>
          </table:table-cell>
          <table:table-cell office:value-type="float" office:value="754461000">
            <text:p>754461000</text:p>
          </table:table-cell>
          <table:table-cell office:value-type="float" office:value="774264000">
            <text:p>774264000</text:p>
          </table:table-cell>
          <table:table-cell office:value-type="float" office:value="721373000">
            <text:p>721373000</text:p>
          </table:table-cell>
          <table:table-cell office:value-type="float" office:value="628518000">
            <text:p>628518000</text:p>
          </table:table-cell>
          <table:table-cell office:value-type="float" office:value="619986000">
            <text:p>619986000</text:p>
          </table:table-cell>
          <table:table-cell office:value-type="float" office:value="710247000">
            <text:p>710247000</text:p>
          </table:table-cell>
          <table:table-cell office:value-type="float" office:value="709035000">
            <text:p>709035000</text:p>
          </table:table-cell>
          <table:table-cell office:value-type="float" office:value="783814000">
            <text:p>783814000</text:p>
          </table:table-cell>
          <table:table-cell office:value-type="float" office:value="628621000">
            <text:p>628621000</text:p>
          </table:table-cell>
          <table:table-cell office:value-type="float" office:value="628983000">
            <text:p>628983000</text:p>
          </table:table-cell>
          <table:table-cell office:value-type="float" office:value="650993000">
            <text:p>650993000</text:p>
          </table:table-cell>
          <table:table-cell office:value-type="float" office:value="814667000">
            <text:p>814667000</text:p>
          </table:table-cell>
          <table:table-cell office:value-type="float" office:value="637861000">
            <text:p>637861000</text:p>
          </table:table-cell>
          <table:table-cell office:value-type="float" office:value="721294000">
            <text:p>721294000</text:p>
          </table:table-cell>
          <table:table-cell office:value-type="float" office:value="719560000">
            <text:p>719560000</text:p>
          </table:table-cell>
          <table:table-cell office:value-type="float" office:value="686051000">
            <text:p>686051000</text:p>
          </table:table-cell>
          <table:table-cell office:value-type="float" office:value="721077000">
            <text:p>721077000</text:p>
          </table:table-cell>
          <table:table-cell office:value-type="float" office:value="645573000">
            <text:p>645573000</text:p>
          </table:table-cell>
          <table:table-cell office:value-type="float" office:value="630123000">
            <text:p>630123000</text:p>
          </table:table-cell>
          <table:table-cell office:value-type="float" office:value="627561000">
            <text:p>627561000</text:p>
          </table:table-cell>
          <table:table-cell office:value-type="float" office:value="632057000">
            <text:p>632057000</text:p>
          </table:table-cell>
          <table:table-cell office:value-type="float" office:value="672092000">
            <text:p>672092000</text:p>
          </table:table-cell>
          <table:table-cell office:value-type="float" office:value="755532000">
            <text:p>755532000</text:p>
          </table:table-cell>
          <table:table-cell office:value-type="float" office:value="783041000">
            <text:p>783041000</text:p>
          </table:table-cell>
          <table:table-cell office:value-type="float" office:value="778289000">
            <text:p>778289000</text:p>
          </table:table-cell>
          <table:table-cell office:value-type="float" office:value="667654000">
            <text:p>667654000</text:p>
          </table:table-cell>
          <table:table-cell office:value-type="float" office:value="676833000">
            <text:p>676833000</text:p>
          </table:table-cell>
          <table:table-cell office:value-type="float" office:value="668695000">
            <text:p>668695000</text:p>
          </table:table-cell>
          <table:table-cell office:value-type="float" office:value="731168000">
            <text:p>731168000</text:p>
          </table:table-cell>
          <table:table-cell office:value-type="float" office:value="938651000">
            <text:p>938651000</text:p>
          </table:table-cell>
          <table:table-cell office:value-type="float" office:value="735895000">
            <text:p>735895000</text:p>
          </table:table-cell>
          <table:table-cell office:value-type="float" office:value="831599000">
            <text:p>831599000</text:p>
          </table:table-cell>
          <table:table-cell office:value-type="float" office:value="631054000">
            <text:p>631054000</text:p>
          </table:table-cell>
          <table:table-cell office:value-type="float" office:value="637142000">
            <text:p>637142000</text:p>
          </table:table-cell>
          <table:table-cell office:value-type="float" office:value="726152000">
            <text:p>726152000</text:p>
          </table:table-cell>
          <table:table-cell office:value-type="float" office:value="789754000">
            <text:p>789754000</text:p>
          </table:table-cell>
          <table:table-cell office:value-type="float" office:value="762661000">
            <text:p>762661000</text:p>
          </table:table-cell>
          <table:table-cell office:value-type="float" office:value="719835000">
            <text:p>719835000</text:p>
          </table:table-cell>
          <table:table-cell office:value-type="float" office:value="817481000">
            <text:p>817481000</text:p>
          </table:table-cell>
          <table:table-cell office:value-type="float" office:value="817340000">
            <text:p>817340000</text:p>
          </table:table-cell>
          <table:table-cell office:value-type="float" office:value="652028000">
            <text:p>652028000</text:p>
          </table:table-cell>
          <table:table-cell office:value-type="float" office:value="775020000">
            <text:p>775020000</text:p>
          </table:table-cell>
          <table:table-cell office:value-type="float" office:value="698301000">
            <text:p>698301000</text:p>
          </table:table-cell>
          <table:table-cell office:value-type="float" office:value="671033000">
            <text:p>671033000</text:p>
          </table:table-cell>
          <table:table-cell office:value-type="float" office:value="695163000">
            <text:p>695163000</text:p>
          </table:table-cell>
          <table:table-cell office:value-type="float" office:value="797024000">
            <text:p>797024000</text:p>
          </table:table-cell>
          <table:table-cell office:value-type="float" office:value="797303000">
            <text:p>797303000</text:p>
          </table:table-cell>
          <table:table-cell office:value-type="float" office:value="677450000">
            <text:p>677450000</text:p>
          </table:table-cell>
          <table:table-cell office:value-type="float" office:value="675200000">
            <text:p>675200000</text:p>
          </table:table-cell>
          <table:table-cell office:value-type="float" office:value="629387000">
            <text:p>629387000</text:p>
          </table:table-cell>
          <table:table-cell office:value-type="float" office:value="893500000">
            <text:p>893500000</text:p>
          </table:table-cell>
          <table:table-cell office:value-type="float" office:value="642633000">
            <text:p>642633000</text:p>
          </table:table-cell>
          <table:table-cell office:value-type="float" office:value="651255000">
            <text:p>651255000</text:p>
          </table:table-cell>
          <table:table-cell office:value-type="float" office:value="702604000">
            <text:p>702604000</text:p>
          </table:table-cell>
          <table:table-cell office:value-type="float" office:value="702927000">
            <text:p>702927000</text:p>
          </table:table-cell>
          <table:table-cell office:value-type="float" office:value="699144000">
            <text:p>699144000</text:p>
          </table:table-cell>
          <table:table-cell office:value-type="float" office:value="713107000">
            <text:p>713107000</text:p>
          </table:table-cell>
          <table:table-cell office:value-type="float" office:value="746334000">
            <text:p>746334000</text:p>
          </table:table-cell>
          <table:table-cell office:value-type="float" office:value="776061000">
            <text:p>776061000</text:p>
          </table:table-cell>
          <table:table-cell office:value-type="float" office:value="648617000">
            <text:p>648617000</text:p>
          </table:table-cell>
          <table:table-cell office:value-type="float" office:value="746076000">
            <text:p>746076000</text:p>
          </table:table-cell>
          <table:table-cell office:value-type="float" office:value="620735000">
            <text:p>620735000</text:p>
          </table:table-cell>
          <table:table-cell office:value-type="float" office:value="737236000">
            <text:p>737236000</text:p>
          </table:table-cell>
          <table:table-cell office:value-type="float" office:value="736980000">
            <text:p>736980000</text:p>
          </table:table-cell>
          <table:table-cell office:value-type="float" office:value="861343000">
            <text:p>861343000</text:p>
          </table:table-cell>
          <table:table-cell office:value-type="float" office:value="697938000">
            <text:p>697938000</text:p>
          </table:table-cell>
          <table:table-cell office:value-type="float" office:value="696253000">
            <text:p>696253000</text:p>
          </table:table-cell>
          <table:table-cell office:value-type="float" office:value="664784000">
            <text:p>664784000</text:p>
          </table:table-cell>
          <table:table-cell office:value-type="float" office:value="721289000">
            <text:p>721289000</text:p>
          </table:table-cell>
          <table:table-cell office:value-type="float" office:value="775513000">
            <text:p>775513000</text:p>
          </table:table-cell>
          <table:table-cell office:value-type="float" office:value="776269000">
            <text:p>776269000</text:p>
          </table:table-cell>
          <table:table-cell office:value-type="float" office:value="831845000">
            <text:p>831845000</text:p>
          </table:table-cell>
          <table:table-cell office:value-type="float" office:value="637930000">
            <text:p>637930000</text:p>
          </table:table-cell>
          <table:table-cell office:value-type="float" office:value="692084000">
            <text:p>692084000</text:p>
          </table:table-cell>
          <table:table-cell office:value-type="float" office:value="692303000">
            <text:p>692303000</text:p>
          </table:table-cell>
          <table:table-cell office:value-type="float" office:value="669433000">
            <text:p>669433000</text:p>
          </table:table-cell>
          <table:table-cell office:value-type="float" office:value="862321000">
            <text:p>862321000</text:p>
          </table:table-cell>
          <table:table-cell table:number-columns-repeated="2"/>
          <table:table-cell office:value-type="float" office:value="103">
            <text:p>103</text:p>
          </table:table-cell>
          <table:table-cell table:formula="of:=AVERAGE([.A79:.CV79])" office:value-type="float" office:value="713399890">
            <text:p>713399890</text:p>
          </table:table-cell>
        </table:table-row>
        <table:table-row table:style-name="ro1">
          <table:table-cell office:value-type="float" office:value="627958000">
            <text:p>627958000</text:p>
          </table:table-cell>
          <table:table-cell office:value-type="float" office:value="677616000">
            <text:p>677616000</text:p>
          </table:table-cell>
          <table:table-cell office:value-type="float" office:value="635596000">
            <text:p>635596000</text:p>
          </table:table-cell>
          <table:table-cell office:value-type="float" office:value="644581000">
            <text:p>644581000</text:p>
          </table:table-cell>
          <table:table-cell office:value-type="float" office:value="603232000">
            <text:p>603232000</text:p>
          </table:table-cell>
          <table:table-cell office:value-type="float" office:value="643839000">
            <text:p>643839000</text:p>
          </table:table-cell>
          <table:table-cell office:value-type="float" office:value="719299000">
            <text:p>719299000</text:p>
          </table:table-cell>
          <table:table-cell office:value-type="float" office:value="586375000">
            <text:p>586375000</text:p>
          </table:table-cell>
          <table:table-cell office:value-type="float" office:value="578178000">
            <text:p>578178000</text:p>
          </table:table-cell>
          <table:table-cell office:value-type="float" office:value="746029000">
            <text:p>746029000</text:p>
          </table:table-cell>
          <table:table-cell office:value-type="float" office:value="789751000">
            <text:p>789751000</text:p>
          </table:table-cell>
          <table:table-cell office:value-type="float" office:value="801961000">
            <text:p>801961000</text:p>
          </table:table-cell>
          <table:table-cell office:value-type="float" office:value="823973000">
            <text:p>823973000</text:p>
          </table:table-cell>
          <table:table-cell office:value-type="float" office:value="659258000">
            <text:p>659258000</text:p>
          </table:table-cell>
          <table:table-cell office:value-type="float" office:value="664471000">
            <text:p>664471000</text:p>
          </table:table-cell>
          <table:table-cell office:value-type="float" office:value="749292000">
            <text:p>749292000</text:p>
          </table:table-cell>
          <table:table-cell office:value-type="float" office:value="810591000">
            <text:p>810591000</text:p>
          </table:table-cell>
          <table:table-cell office:value-type="float" office:value="650525000">
            <text:p>650525000</text:p>
          </table:table-cell>
          <table:table-cell office:value-type="float" office:value="575001000">
            <text:p>575001000</text:p>
          </table:table-cell>
          <table:table-cell office:value-type="float" office:value="804105000">
            <text:p>804105000</text:p>
          </table:table-cell>
          <table:table-cell office:value-type="float" office:value="586451000">
            <text:p>586451000</text:p>
          </table:table-cell>
          <table:table-cell office:value-type="float" office:value="592480000">
            <text:p>592480000</text:p>
          </table:table-cell>
          <table:table-cell office:value-type="float" office:value="622576000">
            <text:p>622576000</text:p>
          </table:table-cell>
          <table:table-cell office:value-type="float" office:value="797846000">
            <text:p>797846000</text:p>
          </table:table-cell>
          <table:table-cell office:value-type="float" office:value="778036000">
            <text:p>778036000</text:p>
          </table:table-cell>
          <table:table-cell office:value-type="float" office:value="721633000">
            <text:p>721633000</text:p>
          </table:table-cell>
          <table:table-cell office:value-type="float" office:value="785587000">
            <text:p>785587000</text:p>
          </table:table-cell>
          <table:table-cell office:value-type="float" office:value="782917000">
            <text:p>782917000</text:p>
          </table:table-cell>
          <table:table-cell office:value-type="float" office:value="729067000">
            <text:p>729067000</text:p>
          </table:table-cell>
          <table:table-cell office:value-type="float" office:value="791723000">
            <text:p>791723000</text:p>
          </table:table-cell>
          <table:table-cell office:value-type="float" office:value="771585000">
            <text:p>771585000</text:p>
          </table:table-cell>
          <table:table-cell office:value-type="float" office:value="761987000">
            <text:p>761987000</text:p>
          </table:table-cell>
          <table:table-cell office:value-type="float" office:value="653789000">
            <text:p>653789000</text:p>
          </table:table-cell>
          <table:table-cell office:value-type="float" office:value="651136000">
            <text:p>651136000</text:p>
          </table:table-cell>
          <table:table-cell office:value-type="float" office:value="649943000">
            <text:p>649943000</text:p>
          </table:table-cell>
          <table:table-cell office:value-type="float" office:value="827600000">
            <text:p>827600000</text:p>
          </table:table-cell>
          <table:table-cell office:value-type="float" office:value="913368000">
            <text:p>913368000</text:p>
          </table:table-cell>
          <table:table-cell office:value-type="float" office:value="659832000">
            <text:p>659832000</text:p>
          </table:table-cell>
          <table:table-cell office:value-type="float" office:value="706077000">
            <text:p>706077000</text:p>
          </table:table-cell>
          <table:table-cell office:value-type="float" office:value="668312000">
            <text:p>668312000</text:p>
          </table:table-cell>
          <table:table-cell office:value-type="float" office:value="771002000">
            <text:p>771002000</text:p>
          </table:table-cell>
          <table:table-cell office:value-type="float" office:value="640024000">
            <text:p>640024000</text:p>
          </table:table-cell>
          <table:table-cell office:value-type="float" office:value="632338000">
            <text:p>632338000</text:p>
          </table:table-cell>
          <table:table-cell office:value-type="float" office:value="765094000">
            <text:p>765094000</text:p>
          </table:table-cell>
          <table:table-cell office:value-type="float" office:value="742376000">
            <text:p>742376000</text:p>
          </table:table-cell>
          <table:table-cell office:value-type="float" office:value="901812000">
            <text:p>901812000</text:p>
          </table:table-cell>
          <table:table-cell office:value-type="float" office:value="682423000">
            <text:p>682423000</text:p>
          </table:table-cell>
          <table:table-cell office:value-type="float" office:value="786010000">
            <text:p>786010000</text:p>
          </table:table-cell>
          <table:table-cell office:value-type="float" office:value="684609000">
            <text:p>684609000</text:p>
          </table:table-cell>
          <table:table-cell office:value-type="float" office:value="683290000">
            <text:p>683290000</text:p>
          </table:table-cell>
          <table:table-cell office:value-type="float" office:value="617336000">
            <text:p>617336000</text:p>
          </table:table-cell>
          <table:table-cell office:value-type="float" office:value="595646000">
            <text:p>595646000</text:p>
          </table:table-cell>
          <table:table-cell office:value-type="float" office:value="721021000">
            <text:p>721021000</text:p>
          </table:table-cell>
          <table:table-cell office:value-type="float" office:value="749795000">
            <text:p>749795000</text:p>
          </table:table-cell>
          <table:table-cell office:value-type="float" office:value="750772000">
            <text:p>750772000</text:p>
          </table:table-cell>
          <table:table-cell office:value-type="float" office:value="620153000">
            <text:p>620153000</text:p>
          </table:table-cell>
          <table:table-cell office:value-type="float" office:value="609680000">
            <text:p>609680000</text:p>
          </table:table-cell>
          <table:table-cell office:value-type="float" office:value="636584000">
            <text:p>636584000</text:p>
          </table:table-cell>
          <table:table-cell office:value-type="float" office:value="643435000">
            <text:p>643435000</text:p>
          </table:table-cell>
          <table:table-cell office:value-type="float" office:value="642521000">
            <text:p>642521000</text:p>
          </table:table-cell>
          <table:table-cell office:value-type="float" office:value="749450000">
            <text:p>749450000</text:p>
          </table:table-cell>
          <table:table-cell office:value-type="float" office:value="736466000">
            <text:p>736466000</text:p>
          </table:table-cell>
          <table:table-cell office:value-type="float" office:value="687563000">
            <text:p>687563000</text:p>
          </table:table-cell>
          <table:table-cell office:value-type="float" office:value="738174000">
            <text:p>738174000</text:p>
          </table:table-cell>
          <table:table-cell office:value-type="float" office:value="736635000">
            <text:p>736635000</text:p>
          </table:table-cell>
          <table:table-cell office:value-type="float" office:value="707166000">
            <text:p>707166000</text:p>
          </table:table-cell>
          <table:table-cell office:value-type="float" office:value="677227000">
            <text:p>677227000</text:p>
          </table:table-cell>
          <table:table-cell office:value-type="float" office:value="658959000">
            <text:p>658959000</text:p>
          </table:table-cell>
          <table:table-cell office:value-type="float" office:value="627225000">
            <text:p>627225000</text:p>
          </table:table-cell>
          <table:table-cell office:value-type="float" office:value="619279000">
            <text:p>619279000</text:p>
          </table:table-cell>
          <table:table-cell office:value-type="float" office:value="773026000">
            <text:p>773026000</text:p>
          </table:table-cell>
          <table:table-cell office:value-type="float" office:value="782437000">
            <text:p>782437000</text:p>
          </table:table-cell>
          <table:table-cell office:value-type="float" office:value="682185000">
            <text:p>682185000</text:p>
          </table:table-cell>
          <table:table-cell office:value-type="float" office:value="656104000">
            <text:p>656104000</text:p>
          </table:table-cell>
          <table:table-cell office:value-type="float" office:value="717459000">
            <text:p>717459000</text:p>
          </table:table-cell>
          <table:table-cell office:value-type="float" office:value="803642000">
            <text:p>803642000</text:p>
          </table:table-cell>
          <table:table-cell office:value-type="float" office:value="803139000">
            <text:p>803139000</text:p>
          </table:table-cell>
          <table:table-cell office:value-type="float" office:value="747333000">
            <text:p>747333000</text:p>
          </table:table-cell>
          <table:table-cell office:value-type="float" office:value="717377000">
            <text:p>717377000</text:p>
          </table:table-cell>
          <table:table-cell office:value-type="float" office:value="734592000">
            <text:p>734592000</text:p>
          </table:table-cell>
          <table:table-cell office:value-type="float" office:value="692111000">
            <text:p>692111000</text:p>
          </table:table-cell>
          <table:table-cell office:value-type="float" office:value="723780000">
            <text:p>723780000</text:p>
          </table:table-cell>
          <table:table-cell office:value-type="float" office:value="765875000">
            <text:p>765875000</text:p>
          </table:table-cell>
          <table:table-cell office:value-type="float" office:value="810591000">
            <text:p>810591000</text:p>
          </table:table-cell>
          <table:table-cell office:value-type="float" office:value="813474000">
            <text:p>813474000</text:p>
          </table:table-cell>
          <table:table-cell office:value-type="float" office:value="761295000">
            <text:p>761295000</text:p>
          </table:table-cell>
          <table:table-cell office:value-type="float" office:value="764747000">
            <text:p>764747000</text:p>
          </table:table-cell>
          <table:table-cell office:value-type="float" office:value="617694000">
            <text:p>617694000</text:p>
          </table:table-cell>
          <table:table-cell office:value-type="float" office:value="723824000">
            <text:p>723824000</text:p>
          </table:table-cell>
          <table:table-cell office:value-type="float" office:value="735680000">
            <text:p>735680000</text:p>
          </table:table-cell>
          <table:table-cell office:value-type="float" office:value="704830000">
            <text:p>704830000</text:p>
          </table:table-cell>
          <table:table-cell office:value-type="float" office:value="946035000">
            <text:p>946035000</text:p>
          </table:table-cell>
          <table:table-cell office:value-type="float" office:value="790444000">
            <text:p>790444000</text:p>
          </table:table-cell>
          <table:table-cell office:value-type="float" office:value="649414000">
            <text:p>649414000</text:p>
          </table:table-cell>
          <table:table-cell office:value-type="float" office:value="911235000">
            <text:p>911235000</text:p>
          </table:table-cell>
          <table:table-cell office:value-type="float" office:value="708859000">
            <text:p>708859000</text:p>
          </table:table-cell>
          <table:table-cell office:value-type="float" office:value="858961000">
            <text:p>858961000</text:p>
          </table:table-cell>
          <table:table-cell office:value-type="float" office:value="717660000">
            <text:p>717660000</text:p>
          </table:table-cell>
          <table:table-cell office:value-type="float" office:value="641058000">
            <text:p>641058000</text:p>
          </table:table-cell>
          <table:table-cell office:value-type="float" office:value="634329000">
            <text:p>634329000</text:p>
          </table:table-cell>
          <table:table-cell table:number-columns-repeated="2"/>
          <table:table-cell office:value-type="float" office:value="104">
            <text:p>104</text:p>
          </table:table-cell>
          <table:table-cell table:formula="of:=AVERAGE([.A80:.CV80])" office:value-type="float" office:value="714468310">
            <text:p>714468310</text:p>
          </table:table-cell>
        </table:table-row>
        <table:table-row table:style-name="ro1">
          <table:table-cell office:value-type="float" office:value="784406000">
            <text:p>784406000</text:p>
          </table:table-cell>
          <table:table-cell office:value-type="float" office:value="819364000">
            <text:p>819364000</text:p>
          </table:table-cell>
          <table:table-cell office:value-type="float" office:value="805736000">
            <text:p>805736000</text:p>
          </table:table-cell>
          <table:table-cell office:value-type="float" office:value="663826000">
            <text:p>663826000</text:p>
          </table:table-cell>
          <table:table-cell office:value-type="float" office:value="682765000">
            <text:p>682765000</text:p>
          </table:table-cell>
          <table:table-cell office:value-type="float" office:value="883137000">
            <text:p>883137000</text:p>
          </table:table-cell>
          <table:table-cell office:value-type="float" office:value="794769000">
            <text:p>794769000</text:p>
          </table:table-cell>
          <table:table-cell office:value-type="float" office:value="791942000">
            <text:p>791942000</text:p>
          </table:table-cell>
          <table:table-cell office:value-type="float" office:value="743862000">
            <text:p>743862000</text:p>
          </table:table-cell>
          <table:table-cell office:value-type="float" office:value="749232000">
            <text:p>749232000</text:p>
          </table:table-cell>
          <table:table-cell office:value-type="float" office:value="885431000">
            <text:p>885431000</text:p>
          </table:table-cell>
          <table:table-cell office:value-type="float" office:value="709484000">
            <text:p>709484000</text:p>
          </table:table-cell>
          <table:table-cell office:value-type="float" office:value="663676000">
            <text:p>663676000</text:p>
          </table:table-cell>
          <table:table-cell office:value-type="float" office:value="662640000">
            <text:p>662640000</text:p>
          </table:table-cell>
          <table:table-cell office:value-type="float" office:value="773197000">
            <text:p>773197000</text:p>
          </table:table-cell>
          <table:table-cell office:value-type="float" office:value="670159000">
            <text:p>670159000</text:p>
          </table:table-cell>
          <table:table-cell office:value-type="float" office:value="785219000">
            <text:p>785219000</text:p>
          </table:table-cell>
          <table:table-cell office:value-type="float" office:value="692080000">
            <text:p>692080000</text:p>
          </table:table-cell>
          <table:table-cell office:value-type="float" office:value="680169000">
            <text:p>680169000</text:p>
          </table:table-cell>
          <table:table-cell office:value-type="float" office:value="679389000">
            <text:p>679389000</text:p>
          </table:table-cell>
          <table:table-cell office:value-type="float" office:value="656537000">
            <text:p>656537000</text:p>
          </table:table-cell>
          <table:table-cell office:value-type="float" office:value="808518000">
            <text:p>808518000</text:p>
          </table:table-cell>
          <table:table-cell office:value-type="float" office:value="690066000">
            <text:p>690066000</text:p>
          </table:table-cell>
          <table:table-cell office:value-type="float" office:value="749615000">
            <text:p>749615000</text:p>
          </table:table-cell>
          <table:table-cell office:value-type="float" office:value="752908000">
            <text:p>752908000</text:p>
          </table:table-cell>
          <table:table-cell office:value-type="float" office:value="756267000">
            <text:p>756267000</text:p>
          </table:table-cell>
          <table:table-cell office:value-type="float" office:value="769339000">
            <text:p>769339000</text:p>
          </table:table-cell>
          <table:table-cell office:value-type="float" office:value="789529000">
            <text:p>789529000</text:p>
          </table:table-cell>
          <table:table-cell office:value-type="float" office:value="802599000">
            <text:p>802599000</text:p>
          </table:table-cell>
          <table:table-cell office:value-type="float" office:value="863318000">
            <text:p>863318000</text:p>
          </table:table-cell>
          <table:table-cell office:value-type="float" office:value="723627000">
            <text:p>723627000</text:p>
          </table:table-cell>
          <table:table-cell office:value-type="float" office:value="722908000">
            <text:p>722908000</text:p>
          </table:table-cell>
          <table:table-cell office:value-type="float" office:value="714060000">
            <text:p>714060000</text:p>
          </table:table-cell>
          <table:table-cell office:value-type="float" office:value="727290000">
            <text:p>727290000</text:p>
          </table:table-cell>
          <table:table-cell office:value-type="float" office:value="864330000">
            <text:p>864330000</text:p>
          </table:table-cell>
          <table:table-cell office:value-type="float" office:value="935212000">
            <text:p>935212000</text:p>
          </table:table-cell>
          <table:table-cell office:value-type="float" office:value="691024000">
            <text:p>691024000</text:p>
          </table:table-cell>
          <table:table-cell office:value-type="float" office:value="690112000">
            <text:p>690112000</text:p>
          </table:table-cell>
          <table:table-cell office:value-type="float" office:value="680952000">
            <text:p>680952000</text:p>
          </table:table-cell>
          <table:table-cell office:value-type="float" office:value="718210000">
            <text:p>718210000</text:p>
          </table:table-cell>
          <table:table-cell office:value-type="float" office:value="785204000">
            <text:p>785204000</text:p>
          </table:table-cell>
          <table:table-cell office:value-type="float" office:value="664859000">
            <text:p>664859000</text:p>
          </table:table-cell>
          <table:table-cell office:value-type="float" office:value="852268000">
            <text:p>852268000</text:p>
          </table:table-cell>
          <table:table-cell office:value-type="float" office:value="715156000">
            <text:p>715156000</text:p>
          </table:table-cell>
          <table:table-cell office:value-type="float" office:value="695559000">
            <text:p>695559000</text:p>
          </table:table-cell>
          <table:table-cell office:value-type="float" office:value="680788000">
            <text:p>680788000</text:p>
          </table:table-cell>
          <table:table-cell office:value-type="float" office:value="677941000">
            <text:p>677941000</text:p>
          </table:table-cell>
          <table:table-cell office:value-type="float" office:value="925623000">
            <text:p>925623000</text:p>
          </table:table-cell>
          <table:table-cell office:value-type="float" office:value="831051000">
            <text:p>831051000</text:p>
          </table:table-cell>
          <table:table-cell office:value-type="float" office:value="805532000">
            <text:p>805532000</text:p>
          </table:table-cell>
          <table:table-cell office:value-type="float" office:value="882123000">
            <text:p>882123000</text:p>
          </table:table-cell>
          <table:table-cell office:value-type="float" office:value="719057000">
            <text:p>719057000</text:p>
          </table:table-cell>
          <table:table-cell office:value-type="float" office:value="898342000">
            <text:p>898342000</text:p>
          </table:table-cell>
          <table:table-cell office:value-type="float" office:value="734014000">
            <text:p>734014000</text:p>
          </table:table-cell>
          <table:table-cell office:value-type="float" office:value="631637000">
            <text:p>631637000</text:p>
          </table:table-cell>
          <table:table-cell office:value-type="float" office:value="807198000">
            <text:p>807198000</text:p>
          </table:table-cell>
          <table:table-cell office:value-type="float" office:value="670291000">
            <text:p>670291000</text:p>
          </table:table-cell>
          <table:table-cell office:value-type="float" office:value="673521000">
            <text:p>673521000</text:p>
          </table:table-cell>
          <table:table-cell office:value-type="float" office:value="687795000">
            <text:p>687795000</text:p>
          </table:table-cell>
          <table:table-cell office:value-type="float" office:value="706594000">
            <text:p>706594000</text:p>
          </table:table-cell>
          <table:table-cell office:value-type="float" office:value="760370000">
            <text:p>760370000</text:p>
          </table:table-cell>
          <table:table-cell office:value-type="float" office:value="892514000">
            <text:p>892514000</text:p>
          </table:table-cell>
          <table:table-cell office:value-type="float" office:value="659160000">
            <text:p>659160000</text:p>
          </table:table-cell>
          <table:table-cell office:value-type="float" office:value="716115000">
            <text:p>716115000</text:p>
          </table:table-cell>
          <table:table-cell office:value-type="float" office:value="663006000">
            <text:p>663006000</text:p>
          </table:table-cell>
          <table:table-cell office:value-type="float" office:value="868559000">
            <text:p>868559000</text:p>
          </table:table-cell>
          <table:table-cell office:value-type="float" office:value="886800000">
            <text:p>886800000</text:p>
          </table:table-cell>
          <table:table-cell office:value-type="float" office:value="603945000">
            <text:p>603945000</text:p>
          </table:table-cell>
          <table:table-cell office:value-type="float" office:value="834332000">
            <text:p>834332000</text:p>
          </table:table-cell>
          <table:table-cell office:value-type="float" office:value="824038000">
            <text:p>824038000</text:p>
          </table:table-cell>
          <table:table-cell office:value-type="float" office:value="713423000">
            <text:p>713423000</text:p>
          </table:table-cell>
          <table:table-cell office:value-type="float" office:value="631005000">
            <text:p>631005000</text:p>
          </table:table-cell>
          <table:table-cell office:value-type="float" office:value="662824000">
            <text:p>662824000</text:p>
          </table:table-cell>
          <table:table-cell office:value-type="float" office:value="830192000">
            <text:p>830192000</text:p>
          </table:table-cell>
          <table:table-cell office:value-type="float" office:value="650213000">
            <text:p>650213000</text:p>
          </table:table-cell>
          <table:table-cell office:value-type="float" office:value="665360000">
            <text:p>665360000</text:p>
          </table:table-cell>
          <table:table-cell office:value-type="float" office:value="664318000">
            <text:p>664318000</text:p>
          </table:table-cell>
          <table:table-cell office:value-type="float" office:value="785325000">
            <text:p>785325000</text:p>
          </table:table-cell>
          <table:table-cell office:value-type="float" office:value="678022000">
            <text:p>678022000</text:p>
          </table:table-cell>
          <table:table-cell office:value-type="float" office:value="686297000">
            <text:p>686297000</text:p>
          </table:table-cell>
          <table:table-cell office:value-type="float" office:value="770853000">
            <text:p>770853000</text:p>
          </table:table-cell>
          <table:table-cell office:value-type="float" office:value="709927000">
            <text:p>709927000</text:p>
          </table:table-cell>
          <table:table-cell office:value-type="float" office:value="708079000">
            <text:p>708079000</text:p>
          </table:table-cell>
          <table:table-cell office:value-type="float" office:value="807200000">
            <text:p>807200000</text:p>
          </table:table-cell>
          <table:table-cell office:value-type="float" office:value="682863000">
            <text:p>682863000</text:p>
          </table:table-cell>
          <table:table-cell office:value-type="float" office:value="884193000">
            <text:p>884193000</text:p>
          </table:table-cell>
          <table:table-cell office:value-type="float" office:value="714122000">
            <text:p>714122000</text:p>
          </table:table-cell>
          <table:table-cell office:value-type="float" office:value="697974000">
            <text:p>697974000</text:p>
          </table:table-cell>
          <table:table-cell office:value-type="float" office:value="839161000">
            <text:p>839161000</text:p>
          </table:table-cell>
          <table:table-cell office:value-type="float" office:value="711383000">
            <text:p>711383000</text:p>
          </table:table-cell>
          <table:table-cell office:value-type="float" office:value="706111000">
            <text:p>706111000</text:p>
          </table:table-cell>
          <table:table-cell office:value-type="float" office:value="938022000">
            <text:p>938022000</text:p>
          </table:table-cell>
          <table:table-cell office:value-type="float" office:value="795826000">
            <text:p>795826000</text:p>
          </table:table-cell>
          <table:table-cell office:value-type="float" office:value="850752000">
            <text:p>850752000</text:p>
          </table:table-cell>
          <table:table-cell office:value-type="float" office:value="743261000">
            <text:p>743261000</text:p>
          </table:table-cell>
          <table:table-cell office:value-type="float" office:value="925128000">
            <text:p>925128000</text:p>
          </table:table-cell>
          <table:table-cell office:value-type="float" office:value="666741000">
            <text:p>666741000</text:p>
          </table:table-cell>
          <table:table-cell office:value-type="float" office:value="691972000">
            <text:p>691972000</text:p>
          </table:table-cell>
          <table:table-cell office:value-type="float" office:value="723540000">
            <text:p>723540000</text:p>
          </table:table-cell>
          <table:table-cell office:value-type="float" office:value="720443000">
            <text:p>720443000</text:p>
          </table:table-cell>
          <table:table-cell table:number-columns-repeated="2"/>
          <table:table-cell office:value-type="float" office:value="105">
            <text:p>105</text:p>
          </table:table-cell>
          <table:table-cell table:formula="of:=AVERAGE([.A81:.CV81])" office:value-type="float" office:value="750348260">
            <text:p>750348260</text:p>
          </table:table-cell>
        </table:table-row>
        <table:table-row table:style-name="ro1">
          <table:table-cell office:value-type="float" office:value="751304000">
            <text:p>751304000</text:p>
          </table:table-cell>
          <table:table-cell office:value-type="float" office:value="792639000">
            <text:p>792639000</text:p>
          </table:table-cell>
          <table:table-cell office:value-type="float" office:value="885014000">
            <text:p>885014000</text:p>
          </table:table-cell>
          <table:table-cell office:value-type="float" office:value="752590000">
            <text:p>752590000</text:p>
          </table:table-cell>
          <table:table-cell office:value-type="float" office:value="717384000">
            <text:p>717384000</text:p>
          </table:table-cell>
          <table:table-cell office:value-type="float" office:value="691546000">
            <text:p>691546000</text:p>
          </table:table-cell>
          <table:table-cell office:value-type="float" office:value="616857000">
            <text:p>616857000</text:p>
          </table:table-cell>
          <table:table-cell office:value-type="float" office:value="625459000">
            <text:p>625459000</text:p>
          </table:table-cell>
          <table:table-cell office:value-type="float" office:value="719010000">
            <text:p>719010000</text:p>
          </table:table-cell>
          <table:table-cell office:value-type="float" office:value="692687000">
            <text:p>692687000</text:p>
          </table:table-cell>
          <table:table-cell office:value-type="float" office:value="757766000">
            <text:p>757766000</text:p>
          </table:table-cell>
          <table:table-cell office:value-type="float" office:value="753243000">
            <text:p>753243000</text:p>
          </table:table-cell>
          <table:table-cell office:value-type="float" office:value="625538000">
            <text:p>625538000</text:p>
          </table:table-cell>
          <table:table-cell office:value-type="float" office:value="763647000">
            <text:p>763647000</text:p>
          </table:table-cell>
          <table:table-cell office:value-type="float" office:value="858297000">
            <text:p>858297000</text:p>
          </table:table-cell>
          <table:table-cell office:value-type="float" office:value="758304000">
            <text:p>758304000</text:p>
          </table:table-cell>
          <table:table-cell office:value-type="float" office:value="863504000">
            <text:p>863504000</text:p>
          </table:table-cell>
          <table:table-cell office:value-type="float" office:value="635456000">
            <text:p>635456000</text:p>
          </table:table-cell>
          <table:table-cell office:value-type="float" office:value="636678000">
            <text:p>636678000</text:p>
          </table:table-cell>
          <table:table-cell office:value-type="float" office:value="746340000">
            <text:p>746340000</text:p>
          </table:table-cell>
          <table:table-cell office:value-type="float" office:value="945714000">
            <text:p>945714000</text:p>
          </table:table-cell>
          <table:table-cell office:value-type="float" office:value="721787000">
            <text:p>721787000</text:p>
          </table:table-cell>
          <table:table-cell office:value-type="float" office:value="926029000">
            <text:p>926029000</text:p>
          </table:table-cell>
          <table:table-cell office:value-type="float" office:value="745794000">
            <text:p>745794000</text:p>
          </table:table-cell>
          <table:table-cell office:value-type="float" office:value="783304000">
            <text:p>783304000</text:p>
          </table:table-cell>
          <table:table-cell office:value-type="float" office:value="904102000">
            <text:p>904102000</text:p>
          </table:table-cell>
          <table:table-cell office:value-type="float" office:value="837302000">
            <text:p>837302000</text:p>
          </table:table-cell>
          <table:table-cell office:value-type="float" office:value="722368000">
            <text:p>722368000</text:p>
          </table:table-cell>
          <table:table-cell office:value-type="float" office:value="777743000">
            <text:p>777743000</text:p>
          </table:table-cell>
          <table:table-cell office:value-type="float" office:value="755614000">
            <text:p>755614000</text:p>
          </table:table-cell>
          <table:table-cell office:value-type="float" office:value="762545000">
            <text:p>762545000</text:p>
          </table:table-cell>
          <table:table-cell office:value-type="float" office:value="804543000">
            <text:p>804543000</text:p>
          </table:table-cell>
          <table:table-cell office:value-type="float" office:value="753033000">
            <text:p>753033000</text:p>
          </table:table-cell>
          <table:table-cell office:value-type="float" office:value="756824000">
            <text:p>756824000</text:p>
          </table:table-cell>
          <table:table-cell office:value-type="float" office:value="796495000">
            <text:p>796495000</text:p>
          </table:table-cell>
          <table:table-cell office:value-type="float" office:value="770880000">
            <text:p>770880000</text:p>
          </table:table-cell>
          <table:table-cell office:value-type="float" office:value="775848000">
            <text:p>775848000</text:p>
          </table:table-cell>
          <table:table-cell office:value-type="float" office:value="971361000">
            <text:p>971361000</text:p>
          </table:table-cell>
          <table:table-cell office:value-type="float" office:value="725946000">
            <text:p>725946000</text:p>
          </table:table-cell>
          <table:table-cell office:value-type="float" office:value="679859000">
            <text:p>679859000</text:p>
          </table:table-cell>
          <table:table-cell office:value-type="float" office:value="724921000">
            <text:p>724921000</text:p>
          </table:table-cell>
          <table:table-cell office:value-type="float" office:value="843660000">
            <text:p>843660000</text:p>
          </table:table-cell>
          <table:table-cell office:value-type="float" office:value="831474000">
            <text:p>831474000</text:p>
          </table:table-cell>
          <table:table-cell office:value-type="float" office:value="877928000">
            <text:p>877928000</text:p>
          </table:table-cell>
          <table:table-cell office:value-type="float" office:value="799246000">
            <text:p>799246000</text:p>
          </table:table-cell>
          <table:table-cell office:value-type="float" office:value="653367000">
            <text:p>653367000</text:p>
          </table:table-cell>
          <table:table-cell office:value-type="float" office:value="714716000">
            <text:p>714716000</text:p>
          </table:table-cell>
          <table:table-cell office:value-type="float" office:value="690582000">
            <text:p>690582000</text:p>
          </table:table-cell>
          <table:table-cell office:value-type="float" office:value="739805000">
            <text:p>739805000</text:p>
          </table:table-cell>
          <table:table-cell office:value-type="float" office:value="702139000">
            <text:p>702139000</text:p>
          </table:table-cell>
          <table:table-cell office:value-type="float" office:value="702173000">
            <text:p>702173000</text:p>
          </table:table-cell>
          <table:table-cell office:value-type="float" office:value="815742000">
            <text:p>815742000</text:p>
          </table:table-cell>
          <table:table-cell office:value-type="float" office:value="819041000">
            <text:p>819041000</text:p>
          </table:table-cell>
          <table:table-cell office:value-type="float" office:value="712853000">
            <text:p>712853000</text:p>
          </table:table-cell>
          <table:table-cell office:value-type="float" office:value="701793000">
            <text:p>701793000</text:p>
          </table:table-cell>
          <table:table-cell office:value-type="float" office:value="713249000">
            <text:p>713249000</text:p>
          </table:table-cell>
          <table:table-cell office:value-type="float" office:value="816486000">
            <text:p>816486000</text:p>
          </table:table-cell>
          <table:table-cell office:value-type="float" office:value="837943000">
            <text:p>837943000</text:p>
          </table:table-cell>
          <table:table-cell office:value-type="float" office:value="840185000">
            <text:p>840185000</text:p>
          </table:table-cell>
          <table:table-cell office:value-type="float" office:value="764143000">
            <text:p>764143000</text:p>
          </table:table-cell>
          <table:table-cell office:value-type="float" office:value="762369000">
            <text:p>762369000</text:p>
          </table:table-cell>
          <table:table-cell office:value-type="float" office:value="918153000">
            <text:p>918153000</text:p>
          </table:table-cell>
          <table:table-cell office:value-type="float" office:value="734917000">
            <text:p>734917000</text:p>
          </table:table-cell>
          <table:table-cell office:value-type="float" office:value="884358000">
            <text:p>884358000</text:p>
          </table:table-cell>
          <table:table-cell office:value-type="float" office:value="706977000">
            <text:p>706977000</text:p>
          </table:table-cell>
          <table:table-cell office:value-type="float" office:value="780810000">
            <text:p>780810000</text:p>
          </table:table-cell>
          <table:table-cell office:value-type="float" office:value="619572000">
            <text:p>619572000</text:p>
          </table:table-cell>
          <table:table-cell office:value-type="float" office:value="814930000">
            <text:p>814930000</text:p>
          </table:table-cell>
          <table:table-cell office:value-type="float" office:value="755108000">
            <text:p>755108000</text:p>
          </table:table-cell>
          <table:table-cell office:value-type="float" office:value="774039000">
            <text:p>774039000</text:p>
          </table:table-cell>
          <table:table-cell office:value-type="float" office:value="819191000">
            <text:p>819191000</text:p>
          </table:table-cell>
          <table:table-cell office:value-type="float" office:value="662877000">
            <text:p>662877000</text:p>
          </table:table-cell>
          <table:table-cell office:value-type="float" office:value="661412000">
            <text:p>661412000</text:p>
          </table:table-cell>
          <table:table-cell office:value-type="float" office:value="823060000">
            <text:p>823060000</text:p>
          </table:table-cell>
          <table:table-cell office:value-type="float" office:value="656444000">
            <text:p>656444000</text:p>
          </table:table-cell>
          <table:table-cell office:value-type="float" office:value="754675000">
            <text:p>754675000</text:p>
          </table:table-cell>
          <table:table-cell office:value-type="float" office:value="741695000">
            <text:p>741695000</text:p>
          </table:table-cell>
          <table:table-cell office:value-type="float" office:value="696758000">
            <text:p>696758000</text:p>
          </table:table-cell>
          <table:table-cell office:value-type="float" office:value="777030000">
            <text:p>777030000</text:p>
          </table:table-cell>
          <table:table-cell office:value-type="float" office:value="780151000">
            <text:p>780151000</text:p>
          </table:table-cell>
          <table:table-cell office:value-type="float" office:value="672591000">
            <text:p>672591000</text:p>
          </table:table-cell>
          <table:table-cell office:value-type="float" office:value="797755000">
            <text:p>797755000</text:p>
          </table:table-cell>
          <table:table-cell office:value-type="float" office:value="745435000">
            <text:p>745435000</text:p>
          </table:table-cell>
          <table:table-cell office:value-type="float" office:value="898060000">
            <text:p>898060000</text:p>
          </table:table-cell>
          <table:table-cell office:value-type="float" office:value="653421000">
            <text:p>653421000</text:p>
          </table:table-cell>
          <table:table-cell office:value-type="float" office:value="779319000">
            <text:p>779319000</text:p>
          </table:table-cell>
          <table:table-cell office:value-type="float" office:value="654301000">
            <text:p>654301000</text:p>
          </table:table-cell>
          <table:table-cell office:value-type="float" office:value="648350000">
            <text:p>648350000</text:p>
          </table:table-cell>
          <table:table-cell office:value-type="float" office:value="684195000">
            <text:p>684195000</text:p>
          </table:table-cell>
          <table:table-cell office:value-type="float" office:value="701955000">
            <text:p>701955000</text:p>
          </table:table-cell>
          <table:table-cell office:value-type="float" office:value="696696000">
            <text:p>696696000</text:p>
          </table:table-cell>
          <table:table-cell office:value-type="float" office:value="819757000">
            <text:p>819757000</text:p>
          </table:table-cell>
          <table:table-cell office:value-type="float" office:value="817730000">
            <text:p>817730000</text:p>
          </table:table-cell>
          <table:table-cell office:value-type="float" office:value="922034000">
            <text:p>922034000</text:p>
          </table:table-cell>
          <table:table-cell office:value-type="float" office:value="721866000">
            <text:p>721866000</text:p>
          </table:table-cell>
          <table:table-cell office:value-type="float" office:value="831630000">
            <text:p>831630000</text:p>
          </table:table-cell>
          <table:table-cell office:value-type="float" office:value="875308000">
            <text:p>875308000</text:p>
          </table:table-cell>
          <table:table-cell office:value-type="float" office:value="662327000">
            <text:p>662327000</text:p>
          </table:table-cell>
          <table:table-cell office:value-type="float" office:value="657883000">
            <text:p>657883000</text:p>
          </table:table-cell>
          <table:table-cell office:value-type="float" office:value="730949000">
            <text:p>730949000</text:p>
          </table:table-cell>
          <table:table-cell table:number-columns-repeated="2"/>
          <table:table-cell office:value-type="float" office:value="106">
            <text:p>106</text:p>
          </table:table-cell>
          <table:table-cell table:formula="of:=AVERAGE([.A82:.CV82])" office:value-type="float" office:value="759578880">
            <text:p>759578880</text:p>
          </table:table-cell>
        </table:table-row>
        <table:table-row table:style-name="ro1">
          <table:table-cell office:value-type="float" office:value="767268000">
            <text:p>767268000</text:p>
          </table:table-cell>
          <table:table-cell office:value-type="float" office:value="739242000">
            <text:p>739242000</text:p>
          </table:table-cell>
          <table:table-cell office:value-type="float" office:value="887096000">
            <text:p>887096000</text:p>
          </table:table-cell>
          <table:table-cell office:value-type="float" office:value="628682000">
            <text:p>628682000</text:p>
          </table:table-cell>
          <table:table-cell office:value-type="float" office:value="621312000">
            <text:p>621312000</text:p>
          </table:table-cell>
          <table:table-cell office:value-type="float" office:value="782411000">
            <text:p>782411000</text:p>
          </table:table-cell>
          <table:table-cell office:value-type="float" office:value="754524000">
            <text:p>754524000</text:p>
          </table:table-cell>
          <table:table-cell office:value-type="float" office:value="774090000">
            <text:p>774090000</text:p>
          </table:table-cell>
          <table:table-cell office:value-type="float" office:value="834074000">
            <text:p>834074000</text:p>
          </table:table-cell>
          <table:table-cell office:value-type="float" office:value="888577000">
            <text:p>888577000</text:p>
          </table:table-cell>
          <table:table-cell office:value-type="float" office:value="985559000">
            <text:p>985559000</text:p>
          </table:table-cell>
          <table:table-cell office:value-type="float" office:value="772869000">
            <text:p>772869000</text:p>
          </table:table-cell>
          <table:table-cell office:value-type="float" office:value="794866000">
            <text:p>794866000</text:p>
          </table:table-cell>
          <table:table-cell office:value-type="float" office:value="836139000">
            <text:p>836139000</text:p>
          </table:table-cell>
          <table:table-cell office:value-type="float" office:value="938075000">
            <text:p>938075000</text:p>
          </table:table-cell>
          <table:table-cell office:value-type="float" office:value="821004000">
            <text:p>821004000</text:p>
          </table:table-cell>
          <table:table-cell office:value-type="float" office:value="721061000">
            <text:p>721061000</text:p>
          </table:table-cell>
          <table:table-cell office:value-type="float" office:value="804786000">
            <text:p>804786000</text:p>
          </table:table-cell>
          <table:table-cell office:value-type="float" office:value="817821000">
            <text:p>817821000</text:p>
          </table:table-cell>
          <table:table-cell office:value-type="float" office:value="770734000">
            <text:p>770734000</text:p>
          </table:table-cell>
          <table:table-cell office:value-type="float" office:value="964520000">
            <text:p>964520000</text:p>
          </table:table-cell>
          <table:table-cell office:value-type="float" office:value="832136000">
            <text:p>832136000</text:p>
          </table:table-cell>
          <table:table-cell office:value-type="float" office:value="880017000">
            <text:p>880017000</text:p>
          </table:table-cell>
          <table:table-cell office:value-type="float" office:value="821421000">
            <text:p>821421000</text:p>
          </table:table-cell>
          <table:table-cell office:value-type="float" office:value="822105000">
            <text:p>822105000</text:p>
          </table:table-cell>
          <table:table-cell office:value-type="float" office:value="1003846000">
            <text:p>1003846000</text:p>
          </table:table-cell>
          <table:table-cell office:value-type="float" office:value="743992000">
            <text:p>743992000</text:p>
          </table:table-cell>
          <table:table-cell office:value-type="float" office:value="740382000">
            <text:p>740382000</text:p>
          </table:table-cell>
          <table:table-cell office:value-type="float" office:value="840548000">
            <text:p>840548000</text:p>
          </table:table-cell>
          <table:table-cell office:value-type="float" office:value="697597000">
            <text:p>697597000</text:p>
          </table:table-cell>
          <table:table-cell office:value-type="float" office:value="910377000">
            <text:p>910377000</text:p>
          </table:table-cell>
          <table:table-cell office:value-type="float" office:value="791035000">
            <text:p>791035000</text:p>
          </table:table-cell>
          <table:table-cell office:value-type="float" office:value="834298000">
            <text:p>834298000</text:p>
          </table:table-cell>
          <table:table-cell office:value-type="float" office:value="692978000">
            <text:p>692978000</text:p>
          </table:table-cell>
          <table:table-cell office:value-type="float" office:value="754512000">
            <text:p>754512000</text:p>
          </table:table-cell>
          <table:table-cell office:value-type="float" office:value="851704000">
            <text:p>851704000</text:p>
          </table:table-cell>
          <table:table-cell office:value-type="float" office:value="851149000">
            <text:p>851149000</text:p>
          </table:table-cell>
          <table:table-cell office:value-type="float" office:value="853517000">
            <text:p>853517000</text:p>
          </table:table-cell>
          <table:table-cell office:value-type="float" office:value="949506000">
            <text:p>949506000</text:p>
          </table:table-cell>
          <table:table-cell office:value-type="float" office:value="858827000">
            <text:p>858827000</text:p>
          </table:table-cell>
          <table:table-cell office:value-type="float" office:value="832033000">
            <text:p>832033000</text:p>
          </table:table-cell>
          <table:table-cell office:value-type="float" office:value="814402000">
            <text:p>814402000</text:p>
          </table:table-cell>
          <table:table-cell office:value-type="float" office:value="668926000">
            <text:p>668926000</text:p>
          </table:table-cell>
          <table:table-cell office:value-type="float" office:value="652753000">
            <text:p>652753000</text:p>
          </table:table-cell>
          <table:table-cell office:value-type="float" office:value="654355000">
            <text:p>654355000</text:p>
          </table:table-cell>
          <table:table-cell office:value-type="float" office:value="807638000">
            <text:p>807638000</text:p>
          </table:table-cell>
          <table:table-cell office:value-type="float" office:value="834225000">
            <text:p>834225000</text:p>
          </table:table-cell>
          <table:table-cell office:value-type="float" office:value="865739000">
            <text:p>865739000</text:p>
          </table:table-cell>
          <table:table-cell office:value-type="float" office:value="709813000">
            <text:p>709813000</text:p>
          </table:table-cell>
          <table:table-cell office:value-type="float" office:value="702436000">
            <text:p>702436000</text:p>
          </table:table-cell>
          <table:table-cell office:value-type="float" office:value="697470000">
            <text:p>697470000</text:p>
          </table:table-cell>
          <table:table-cell office:value-type="float" office:value="784508000">
            <text:p>784508000</text:p>
          </table:table-cell>
          <table:table-cell office:value-type="float" office:value="861511000">
            <text:p>861511000</text:p>
          </table:table-cell>
          <table:table-cell office:value-type="float" office:value="865230000">
            <text:p>865230000</text:p>
          </table:table-cell>
          <table:table-cell office:value-type="float" office:value="792264000">
            <text:p>792264000</text:p>
          </table:table-cell>
          <table:table-cell office:value-type="float" office:value="923113000">
            <text:p>923113000</text:p>
          </table:table-cell>
          <table:table-cell office:value-type="float" office:value="842276000">
            <text:p>842276000</text:p>
          </table:table-cell>
          <table:table-cell office:value-type="float" office:value="860675000">
            <text:p>860675000</text:p>
          </table:table-cell>
          <table:table-cell office:value-type="float" office:value="920099000">
            <text:p>920099000</text:p>
          </table:table-cell>
          <table:table-cell office:value-type="float" office:value="911807000">
            <text:p>911807000</text:p>
          </table:table-cell>
          <table:table-cell office:value-type="float" office:value="830480000">
            <text:p>830480000</text:p>
          </table:table-cell>
          <table:table-cell office:value-type="float" office:value="864506000">
            <text:p>864506000</text:p>
          </table:table-cell>
          <table:table-cell office:value-type="float" office:value="844657000">
            <text:p>844657000</text:p>
          </table:table-cell>
          <table:table-cell office:value-type="float" office:value="783916000">
            <text:p>783916000</text:p>
          </table:table-cell>
          <table:table-cell office:value-type="float" office:value="883114000">
            <text:p>883114000</text:p>
          </table:table-cell>
          <table:table-cell office:value-type="float" office:value="779278000">
            <text:p>779278000</text:p>
          </table:table-cell>
          <table:table-cell office:value-type="float" office:value="687073000">
            <text:p>687073000</text:p>
          </table:table-cell>
          <table:table-cell office:value-type="float" office:value="687421000">
            <text:p>687421000</text:p>
          </table:table-cell>
          <table:table-cell office:value-type="float" office:value="813015000">
            <text:p>813015000</text:p>
          </table:table-cell>
          <table:table-cell office:value-type="float" office:value="747086000">
            <text:p>747086000</text:p>
          </table:table-cell>
          <table:table-cell office:value-type="float" office:value="735375000">
            <text:p>735375000</text:p>
          </table:table-cell>
          <table:table-cell office:value-type="float" office:value="961891000">
            <text:p>961891000</text:p>
          </table:table-cell>
          <table:table-cell office:value-type="float" office:value="731439000">
            <text:p>731439000</text:p>
          </table:table-cell>
          <table:table-cell office:value-type="float" office:value="814499000">
            <text:p>814499000</text:p>
          </table:table-cell>
          <table:table-cell office:value-type="float" office:value="886061000">
            <text:p>886061000</text:p>
          </table:table-cell>
          <table:table-cell office:value-type="float" office:value="790864000">
            <text:p>790864000</text:p>
          </table:table-cell>
          <table:table-cell office:value-type="float" office:value="795276000">
            <text:p>795276000</text:p>
          </table:table-cell>
          <table:table-cell office:value-type="float" office:value="764085000">
            <text:p>764085000</text:p>
          </table:table-cell>
          <table:table-cell office:value-type="float" office:value="900524000">
            <text:p>900524000</text:p>
          </table:table-cell>
          <table:table-cell office:value-type="float" office:value="713569000">
            <text:p>713569000</text:p>
          </table:table-cell>
          <table:table-cell office:value-type="float" office:value="804513000">
            <text:p>804513000</text:p>
          </table:table-cell>
          <table:table-cell office:value-type="float" office:value="894337000">
            <text:p>894337000</text:p>
          </table:table-cell>
          <table:table-cell office:value-type="float" office:value="895487000">
            <text:p>895487000</text:p>
          </table:table-cell>
          <table:table-cell office:value-type="float" office:value="1033342000">
            <text:p>1033342000</text:p>
          </table:table-cell>
          <table:table-cell office:value-type="float" office:value="748337000">
            <text:p>748337000</text:p>
          </table:table-cell>
          <table:table-cell office:value-type="float" office:value="838748000">
            <text:p>838748000</text:p>
          </table:table-cell>
          <table:table-cell office:value-type="float" office:value="940857000">
            <text:p>940857000</text:p>
          </table:table-cell>
          <table:table-cell office:value-type="float" office:value="996607000">
            <text:p>996607000</text:p>
          </table:table-cell>
          <table:table-cell office:value-type="float" office:value="896764000">
            <text:p>896764000</text:p>
          </table:table-cell>
          <table:table-cell office:value-type="float" office:value="764655000">
            <text:p>764655000</text:p>
          </table:table-cell>
          <table:table-cell office:value-type="float" office:value="1000500000">
            <text:p>1000500000</text:p>
          </table:table-cell>
          <table:table-cell office:value-type="float" office:value="754443000">
            <text:p>754443000</text:p>
          </table:table-cell>
          <table:table-cell office:value-type="float" office:value="764501000">
            <text:p>764501000</text:p>
          </table:table-cell>
          <table:table-cell office:value-type="float" office:value="822551000">
            <text:p>822551000</text:p>
          </table:table-cell>
          <table:table-cell office:value-type="float" office:value="743259000">
            <text:p>743259000</text:p>
          </table:table-cell>
          <table:table-cell office:value-type="float" office:value="871619000">
            <text:p>871619000</text:p>
          </table:table-cell>
          <table:table-cell office:value-type="float" office:value="1042322000">
            <text:p>1042322000</text:p>
          </table:table-cell>
          <table:table-cell office:value-type="float" office:value="795038000">
            <text:p>795038000</text:p>
          </table:table-cell>
          <table:table-cell office:value-type="float" office:value="743628000">
            <text:p>743628000</text:p>
          </table:table-cell>
          <table:table-cell office:value-type="float" office:value="929837000">
            <text:p>929837000</text:p>
          </table:table-cell>
          <table:table-cell table:number-columns-repeated="2"/>
          <table:table-cell office:value-type="float" office:value="107">
            <text:p>107</text:p>
          </table:table-cell>
          <table:table-cell table:formula="of:=AVERAGE([.A83:.CV83])" office:value-type="float" office:value="819314040">
            <text:p>819314040</text:p>
          </table:table-cell>
        </table:table-row>
        <table:table-row table:style-name="ro1">
          <table:table-cell office:value-type="float" office:value="820050000">
            <text:p>820050000</text:p>
          </table:table-cell>
          <table:table-cell office:value-type="float" office:value="693588000">
            <text:p>693588000</text:p>
          </table:table-cell>
          <table:table-cell office:value-type="float" office:value="773179000">
            <text:p>773179000</text:p>
          </table:table-cell>
          <table:table-cell office:value-type="float" office:value="722103000">
            <text:p>722103000</text:p>
          </table:table-cell>
          <table:table-cell office:value-type="float" office:value="698547000">
            <text:p>698547000</text:p>
          </table:table-cell>
          <table:table-cell office:value-type="float" office:value="863348000">
            <text:p>863348000</text:p>
          </table:table-cell>
          <table:table-cell office:value-type="float" office:value="820444000">
            <text:p>820444000</text:p>
          </table:table-cell>
          <table:table-cell office:value-type="float" office:value="901719000">
            <text:p>901719000</text:p>
          </table:table-cell>
          <table:table-cell office:value-type="float" office:value="813339000">
            <text:p>813339000</text:p>
          </table:table-cell>
          <table:table-cell office:value-type="float" office:value="783475000">
            <text:p>783475000</text:p>
          </table:table-cell>
          <table:table-cell office:value-type="float" office:value="747261000">
            <text:p>747261000</text:p>
          </table:table-cell>
          <table:table-cell office:value-type="float" office:value="667577000">
            <text:p>667577000</text:p>
          </table:table-cell>
          <table:table-cell office:value-type="float" office:value="858311000">
            <text:p>858311000</text:p>
          </table:table-cell>
          <table:table-cell office:value-type="float" office:value="863196000">
            <text:p>863196000</text:p>
          </table:table-cell>
          <table:table-cell office:value-type="float" office:value="811562000">
            <text:p>811562000</text:p>
          </table:table-cell>
          <table:table-cell office:value-type="float" office:value="658268000">
            <text:p>658268000</text:p>
          </table:table-cell>
          <table:table-cell office:value-type="float" office:value="765085000">
            <text:p>765085000</text:p>
          </table:table-cell>
          <table:table-cell office:value-type="float" office:value="812858000">
            <text:p>812858000</text:p>
          </table:table-cell>
          <table:table-cell office:value-type="float" office:value="791474000">
            <text:p>791474000</text:p>
          </table:table-cell>
          <table:table-cell office:value-type="float" office:value="977134000">
            <text:p>977134000</text:p>
          </table:table-cell>
          <table:table-cell office:value-type="float" office:value="781707000">
            <text:p>781707000</text:p>
          </table:table-cell>
          <table:table-cell office:value-type="float" office:value="826736000">
            <text:p>826736000</text:p>
          </table:table-cell>
          <table:table-cell office:value-type="float" office:value="683815000">
            <text:p>683815000</text:p>
          </table:table-cell>
          <table:table-cell office:value-type="float" office:value="844791000">
            <text:p>844791000</text:p>
          </table:table-cell>
          <table:table-cell office:value-type="float" office:value="755336000">
            <text:p>755336000</text:p>
          </table:table-cell>
          <table:table-cell office:value-type="float" office:value="758538000">
            <text:p>758538000</text:p>
          </table:table-cell>
          <table:table-cell office:value-type="float" office:value="749135000">
            <text:p>749135000</text:p>
          </table:table-cell>
          <table:table-cell office:value-type="float" office:value="726110000">
            <text:p>726110000</text:p>
          </table:table-cell>
          <table:table-cell office:value-type="float" office:value="864284000">
            <text:p>864284000</text:p>
          </table:table-cell>
          <table:table-cell office:value-type="float" office:value="649415000">
            <text:p>649415000</text:p>
          </table:table-cell>
          <table:table-cell office:value-type="float" office:value="780490000">
            <text:p>780490000</text:p>
          </table:table-cell>
          <table:table-cell office:value-type="float" office:value="772231000">
            <text:p>772231000</text:p>
          </table:table-cell>
          <table:table-cell office:value-type="float" office:value="713513000">
            <text:p>713513000</text:p>
          </table:table-cell>
          <table:table-cell office:value-type="float" office:value="713120000">
            <text:p>713120000</text:p>
          </table:table-cell>
          <table:table-cell office:value-type="float" office:value="827965000">
            <text:p>827965000</text:p>
          </table:table-cell>
          <table:table-cell office:value-type="float" office:value="881844000">
            <text:p>881844000</text:p>
          </table:table-cell>
          <table:table-cell office:value-type="float" office:value="774032000">
            <text:p>774032000</text:p>
          </table:table-cell>
          <table:table-cell office:value-type="float" office:value="762001000">
            <text:p>762001000</text:p>
          </table:table-cell>
          <table:table-cell office:value-type="float" office:value="713129000">
            <text:p>713129000</text:p>
          </table:table-cell>
          <table:table-cell office:value-type="float" office:value="716047000">
            <text:p>716047000</text:p>
          </table:table-cell>
          <table:table-cell office:value-type="float" office:value="705790000">
            <text:p>705790000</text:p>
          </table:table-cell>
          <table:table-cell office:value-type="float" office:value="671268000">
            <text:p>671268000</text:p>
          </table:table-cell>
          <table:table-cell office:value-type="float" office:value="756584000">
            <text:p>756584000</text:p>
          </table:table-cell>
          <table:table-cell office:value-type="float" office:value="810632000">
            <text:p>810632000</text:p>
          </table:table-cell>
          <table:table-cell office:value-type="float" office:value="947214000">
            <text:p>947214000</text:p>
          </table:table-cell>
          <table:table-cell office:value-type="float" office:value="697845000">
            <text:p>697845000</text:p>
          </table:table-cell>
          <table:table-cell office:value-type="float" office:value="877672000">
            <text:p>877672000</text:p>
          </table:table-cell>
          <table:table-cell office:value-type="float" office:value="772735000">
            <text:p>772735000</text:p>
          </table:table-cell>
          <table:table-cell office:value-type="float" office:value="839959000">
            <text:p>839959000</text:p>
          </table:table-cell>
          <table:table-cell office:value-type="float" office:value="911082000">
            <text:p>911082000</text:p>
          </table:table-cell>
          <table:table-cell office:value-type="float" office:value="704302000">
            <text:p>704302000</text:p>
          </table:table-cell>
          <table:table-cell office:value-type="float" office:value="764420000">
            <text:p>764420000</text:p>
          </table:table-cell>
          <table:table-cell office:value-type="float" office:value="833817000">
            <text:p>833817000</text:p>
          </table:table-cell>
          <table:table-cell office:value-type="float" office:value="733223000">
            <text:p>733223000</text:p>
          </table:table-cell>
          <table:table-cell office:value-type="float" office:value="732733000">
            <text:p>732733000</text:p>
          </table:table-cell>
          <table:table-cell office:value-type="float" office:value="757455000">
            <text:p>757455000</text:p>
          </table:table-cell>
          <table:table-cell office:value-type="float" office:value="850851000">
            <text:p>850851000</text:p>
          </table:table-cell>
          <table:table-cell office:value-type="float" office:value="658196000">
            <text:p>658196000</text:p>
          </table:table-cell>
          <table:table-cell office:value-type="float" office:value="842366000">
            <text:p>842366000</text:p>
          </table:table-cell>
          <table:table-cell office:value-type="float" office:value="884729000">
            <text:p>884729000</text:p>
          </table:table-cell>
          <table:table-cell office:value-type="float" office:value="707426000">
            <text:p>707426000</text:p>
          </table:table-cell>
          <table:table-cell office:value-type="float" office:value="799581000">
            <text:p>799581000</text:p>
          </table:table-cell>
          <table:table-cell office:value-type="float" office:value="859018000">
            <text:p>859018000</text:p>
          </table:table-cell>
          <table:table-cell office:value-type="float" office:value="728220000">
            <text:p>728220000</text:p>
          </table:table-cell>
          <table:table-cell office:value-type="float" office:value="793065000">
            <text:p>793065000</text:p>
          </table:table-cell>
          <table:table-cell office:value-type="float" office:value="817352000">
            <text:p>817352000</text:p>
          </table:table-cell>
          <table:table-cell office:value-type="float" office:value="760289000">
            <text:p>760289000</text:p>
          </table:table-cell>
          <table:table-cell office:value-type="float" office:value="717940000">
            <text:p>717940000</text:p>
          </table:table-cell>
          <table:table-cell office:value-type="float" office:value="849581000">
            <text:p>849581000</text:p>
          </table:table-cell>
          <table:table-cell office:value-type="float" office:value="940472000">
            <text:p>940472000</text:p>
          </table:table-cell>
          <table:table-cell office:value-type="float" office:value="821163000">
            <text:p>821163000</text:p>
          </table:table-cell>
          <table:table-cell office:value-type="float" office:value="908583000">
            <text:p>908583000</text:p>
          </table:table-cell>
          <table:table-cell office:value-type="float" office:value="1006236000">
            <text:p>1006236000</text:p>
          </table:table-cell>
          <table:table-cell office:value-type="float" office:value="794790000">
            <text:p>794790000</text:p>
          </table:table-cell>
          <table:table-cell office:value-type="float" office:value="908151000">
            <text:p>908151000</text:p>
          </table:table-cell>
          <table:table-cell office:value-type="float" office:value="746721000">
            <text:p>746721000</text:p>
          </table:table-cell>
          <table:table-cell office:value-type="float" office:value="874860000">
            <text:p>874860000</text:p>
          </table:table-cell>
          <table:table-cell office:value-type="float" office:value="752133000">
            <text:p>752133000</text:p>
          </table:table-cell>
          <table:table-cell office:value-type="float" office:value="817741000">
            <text:p>817741000</text:p>
          </table:table-cell>
          <table:table-cell office:value-type="float" office:value="754148000">
            <text:p>754148000</text:p>
          </table:table-cell>
          <table:table-cell office:value-type="float" office:value="908137000">
            <text:p>908137000</text:p>
          </table:table-cell>
          <table:table-cell office:value-type="float" office:value="727465000">
            <text:p>727465000</text:p>
          </table:table-cell>
          <table:table-cell office:value-type="float" office:value="883291000">
            <text:p>883291000</text:p>
          </table:table-cell>
          <table:table-cell office:value-type="float" office:value="684127000">
            <text:p>684127000</text:p>
          </table:table-cell>
          <table:table-cell office:value-type="float" office:value="706184000">
            <text:p>706184000</text:p>
          </table:table-cell>
          <table:table-cell office:value-type="float" office:value="806765000">
            <text:p>806765000</text:p>
          </table:table-cell>
          <table:table-cell office:value-type="float" office:value="892390000">
            <text:p>892390000</text:p>
          </table:table-cell>
          <table:table-cell office:value-type="float" office:value="777686000">
            <text:p>777686000</text:p>
          </table:table-cell>
          <table:table-cell office:value-type="float" office:value="778607000">
            <text:p>778607000</text:p>
          </table:table-cell>
          <table:table-cell office:value-type="float" office:value="816984000">
            <text:p>816984000</text:p>
          </table:table-cell>
          <table:table-cell office:value-type="float" office:value="836995000">
            <text:p>836995000</text:p>
          </table:table-cell>
          <table:table-cell office:value-type="float" office:value="848517000">
            <text:p>848517000</text:p>
          </table:table-cell>
          <table:table-cell office:value-type="float" office:value="828433000">
            <text:p>828433000</text:p>
          </table:table-cell>
          <table:table-cell office:value-type="float" office:value="835201000">
            <text:p>835201000</text:p>
          </table:table-cell>
          <table:table-cell office:value-type="float" office:value="715595000">
            <text:p>715595000</text:p>
          </table:table-cell>
          <table:table-cell office:value-type="float" office:value="826372000">
            <text:p>826372000</text:p>
          </table:table-cell>
          <table:table-cell office:value-type="float" office:value="780187000">
            <text:p>780187000</text:p>
          </table:table-cell>
          <table:table-cell office:value-type="float" office:value="808222000">
            <text:p>808222000</text:p>
          </table:table-cell>
          <table:table-cell office:value-type="float" office:value="863809000">
            <text:p>863809000</text:p>
          </table:table-cell>
          <table:table-cell office:value-type="float" office:value="673671000">
            <text:p>673671000</text:p>
          </table:table-cell>
          <table:table-cell table:number-columns-repeated="2"/>
          <table:table-cell office:value-type="float" office:value="108">
            <text:p>108</text:p>
          </table:table-cell>
          <table:table-cell table:formula="of:=AVERAGE([.A84:.CV84])" office:value-type="float" office:value="792457380">
            <text:p>792457380</text:p>
          </table:table-cell>
        </table:table-row>
        <table:table-row table:style-name="ro1">
          <table:table-cell office:value-type="float" office:value="782222000">
            <text:p>782222000</text:p>
          </table:table-cell>
          <table:table-cell office:value-type="float" office:value="966572000">
            <text:p>966572000</text:p>
          </table:table-cell>
          <table:table-cell office:value-type="float" office:value="769946000">
            <text:p>769946000</text:p>
          </table:table-cell>
          <table:table-cell office:value-type="float" office:value="898151000">
            <text:p>898151000</text:p>
          </table:table-cell>
          <table:table-cell office:value-type="float" office:value="801977000">
            <text:p>801977000</text:p>
          </table:table-cell>
          <table:table-cell office:value-type="float" office:value="835601000">
            <text:p>835601000</text:p>
          </table:table-cell>
          <table:table-cell office:value-type="float" office:value="882880000">
            <text:p>882880000</text:p>
          </table:table-cell>
          <table:table-cell office:value-type="float" office:value="863625000">
            <text:p>863625000</text:p>
          </table:table-cell>
          <table:table-cell office:value-type="float" office:value="807510000">
            <text:p>807510000</text:p>
          </table:table-cell>
          <table:table-cell office:value-type="float" office:value="860652000">
            <text:p>860652000</text:p>
          </table:table-cell>
          <table:table-cell office:value-type="float" office:value="739219000">
            <text:p>739219000</text:p>
          </table:table-cell>
          <table:table-cell office:value-type="float" office:value="864272000">
            <text:p>864272000</text:p>
          </table:table-cell>
          <table:table-cell office:value-type="float" office:value="878927000">
            <text:p>878927000</text:p>
          </table:table-cell>
          <table:table-cell office:value-type="float" office:value="739989000">
            <text:p>739989000</text:p>
          </table:table-cell>
          <table:table-cell office:value-type="float" office:value="786416000">
            <text:p>786416000</text:p>
          </table:table-cell>
          <table:table-cell office:value-type="float" office:value="841893000">
            <text:p>841893000</text:p>
          </table:table-cell>
          <table:table-cell office:value-type="float" office:value="833959000">
            <text:p>833959000</text:p>
          </table:table-cell>
          <table:table-cell office:value-type="float" office:value="967475000">
            <text:p>967475000</text:p>
          </table:table-cell>
          <table:table-cell office:value-type="float" office:value="793072000">
            <text:p>793072000</text:p>
          </table:table-cell>
          <table:table-cell office:value-type="float" office:value="955161000">
            <text:p>955161000</text:p>
          </table:table-cell>
          <table:table-cell office:value-type="float" office:value="799589000">
            <text:p>799589000</text:p>
          </table:table-cell>
          <table:table-cell office:value-type="float" office:value="1017840000">
            <text:p>1017840000</text:p>
          </table:table-cell>
          <table:table-cell office:value-type="float" office:value="822186000">
            <text:p>822186000</text:p>
          </table:table-cell>
          <table:table-cell office:value-type="float" office:value="996690000">
            <text:p>996690000</text:p>
          </table:table-cell>
          <table:table-cell office:value-type="float" office:value="749396000">
            <text:p>749396000</text:p>
          </table:table-cell>
          <table:table-cell office:value-type="float" office:value="835231000">
            <text:p>835231000</text:p>
          </table:table-cell>
          <table:table-cell office:value-type="float" office:value="833162000">
            <text:p>833162000</text:p>
          </table:table-cell>
          <table:table-cell office:value-type="float" office:value="768944000">
            <text:p>768944000</text:p>
          </table:table-cell>
          <table:table-cell office:value-type="float" office:value="765536000">
            <text:p>765536000</text:p>
          </table:table-cell>
          <table:table-cell office:value-type="float" office:value="816674000">
            <text:p>816674000</text:p>
          </table:table-cell>
          <table:table-cell office:value-type="float" office:value="762775000">
            <text:p>762775000</text:p>
          </table:table-cell>
          <table:table-cell office:value-type="float" office:value="828779000">
            <text:p>828779000</text:p>
          </table:table-cell>
          <table:table-cell office:value-type="float" office:value="928182000">
            <text:p>928182000</text:p>
          </table:table-cell>
          <table:table-cell office:value-type="float" office:value="702111000">
            <text:p>702111000</text:p>
          </table:table-cell>
          <table:table-cell office:value-type="float" office:value="897758000">
            <text:p>897758000</text:p>
          </table:table-cell>
          <table:table-cell office:value-type="float" office:value="704909000">
            <text:p>704909000</text:p>
          </table:table-cell>
          <table:table-cell office:value-type="float" office:value="881091000">
            <text:p>881091000</text:p>
          </table:table-cell>
          <table:table-cell office:value-type="float" office:value="904789000">
            <text:p>904789000</text:p>
          </table:table-cell>
          <table:table-cell office:value-type="float" office:value="823660000">
            <text:p>823660000</text:p>
          </table:table-cell>
          <table:table-cell office:value-type="float" office:value="787316000">
            <text:p>787316000</text:p>
          </table:table-cell>
          <table:table-cell office:value-type="float" office:value="867292000">
            <text:p>867292000</text:p>
          </table:table-cell>
          <table:table-cell office:value-type="float" office:value="740692000">
            <text:p>740692000</text:p>
          </table:table-cell>
          <table:table-cell office:value-type="float" office:value="899163000">
            <text:p>899163000</text:p>
          </table:table-cell>
          <table:table-cell office:value-type="float" office:value="1011630000">
            <text:p>1011630000</text:p>
          </table:table-cell>
          <table:table-cell office:value-type="float" office:value="757165000">
            <text:p>757165000</text:p>
          </table:table-cell>
          <table:table-cell office:value-type="float" office:value="760641000">
            <text:p>760641000</text:p>
          </table:table-cell>
          <table:table-cell office:value-type="float" office:value="744245000">
            <text:p>744245000</text:p>
          </table:table-cell>
          <table:table-cell office:value-type="float" office:value="932985000">
            <text:p>932985000</text:p>
          </table:table-cell>
          <table:table-cell office:value-type="float" office:value="813076000">
            <text:p>813076000</text:p>
          </table:table-cell>
          <table:table-cell office:value-type="float" office:value="800454000">
            <text:p>800454000</text:p>
          </table:table-cell>
          <table:table-cell office:value-type="float" office:value="976816000">
            <text:p>976816000</text:p>
          </table:table-cell>
          <table:table-cell office:value-type="float" office:value="913704000">
            <text:p>913704000</text:p>
          </table:table-cell>
          <table:table-cell office:value-type="float" office:value="997245000">
            <text:p>997245000</text:p>
          </table:table-cell>
          <table:table-cell office:value-type="float" office:value="861652000">
            <text:p>861652000</text:p>
          </table:table-cell>
          <table:table-cell office:value-type="float" office:value="850011000">
            <text:p>850011000</text:p>
          </table:table-cell>
          <table:table-cell office:value-type="float" office:value="848501000">
            <text:p>848501000</text:p>
          </table:table-cell>
          <table:table-cell office:value-type="float" office:value="811139000">
            <text:p>811139000</text:p>
          </table:table-cell>
          <table:table-cell office:value-type="float" office:value="787140000">
            <text:p>787140000</text:p>
          </table:table-cell>
          <table:table-cell office:value-type="float" office:value="980654000">
            <text:p>980654000</text:p>
          </table:table-cell>
          <table:table-cell office:value-type="float" office:value="901708000">
            <text:p>901708000</text:p>
          </table:table-cell>
          <table:table-cell office:value-type="float" office:value="765268000">
            <text:p>765268000</text:p>
          </table:table-cell>
          <table:table-cell office:value-type="float" office:value="915936000">
            <text:p>915936000</text:p>
          </table:table-cell>
          <table:table-cell office:value-type="float" office:value="792002000">
            <text:p>792002000</text:p>
          </table:table-cell>
          <table:table-cell office:value-type="float" office:value="755599000">
            <text:p>755599000</text:p>
          </table:table-cell>
          <table:table-cell office:value-type="float" office:value="700692000">
            <text:p>700692000</text:p>
          </table:table-cell>
          <table:table-cell office:value-type="float" office:value="926592000">
            <text:p>926592000</text:p>
          </table:table-cell>
          <table:table-cell office:value-type="float" office:value="719246000">
            <text:p>719246000</text:p>
          </table:table-cell>
          <table:table-cell office:value-type="float" office:value="801049000">
            <text:p>801049000</text:p>
          </table:table-cell>
          <table:table-cell office:value-type="float" office:value="763221000">
            <text:p>763221000</text:p>
          </table:table-cell>
          <table:table-cell office:value-type="float" office:value="834377000">
            <text:p>834377000</text:p>
          </table:table-cell>
          <table:table-cell office:value-type="float" office:value="873917000">
            <text:p>873917000</text:p>
          </table:table-cell>
          <table:table-cell office:value-type="float" office:value="924327000">
            <text:p>924327000</text:p>
          </table:table-cell>
          <table:table-cell office:value-type="float" office:value="982500000">
            <text:p>982500000</text:p>
          </table:table-cell>
          <table:table-cell office:value-type="float" office:value="957061000">
            <text:p>957061000</text:p>
          </table:table-cell>
          <table:table-cell office:value-type="float" office:value="800477000">
            <text:p>800477000</text:p>
          </table:table-cell>
          <table:table-cell office:value-type="float" office:value="872417000">
            <text:p>872417000</text:p>
          </table:table-cell>
          <table:table-cell office:value-type="float" office:value="867233000">
            <text:p>867233000</text:p>
          </table:table-cell>
          <table:table-cell office:value-type="float" office:value="984264000">
            <text:p>984264000</text:p>
          </table:table-cell>
          <table:table-cell office:value-type="float" office:value="711539000">
            <text:p>711539000</text:p>
          </table:table-cell>
          <table:table-cell office:value-type="float" office:value="832570000">
            <text:p>832570000</text:p>
          </table:table-cell>
          <table:table-cell office:value-type="float" office:value="752879000">
            <text:p>752879000</text:p>
          </table:table-cell>
          <table:table-cell office:value-type="float" office:value="868035000">
            <text:p>868035000</text:p>
          </table:table-cell>
          <table:table-cell office:value-type="float" office:value="759294000">
            <text:p>759294000</text:p>
          </table:table-cell>
          <table:table-cell office:value-type="float" office:value="804777000">
            <text:p>804777000</text:p>
          </table:table-cell>
          <table:table-cell office:value-type="float" office:value="940900000">
            <text:p>940900000</text:p>
          </table:table-cell>
          <table:table-cell office:value-type="float" office:value="912106000">
            <text:p>912106000</text:p>
          </table:table-cell>
          <table:table-cell office:value-type="float" office:value="985486000">
            <text:p>985486000</text:p>
          </table:table-cell>
          <table:table-cell office:value-type="float" office:value="782304000">
            <text:p>782304000</text:p>
          </table:table-cell>
          <table:table-cell office:value-type="float" office:value="889749000">
            <text:p>889749000</text:p>
          </table:table-cell>
          <table:table-cell office:value-type="float" office:value="854694000">
            <text:p>854694000</text:p>
          </table:table-cell>
          <table:table-cell office:value-type="float" office:value="774741000">
            <text:p>774741000</text:p>
          </table:table-cell>
          <table:table-cell office:value-type="float" office:value="850173000">
            <text:p>850173000</text:p>
          </table:table-cell>
          <table:table-cell office:value-type="float" office:value="834761000">
            <text:p>834761000</text:p>
          </table:table-cell>
          <table:table-cell office:value-type="float" office:value="906067000">
            <text:p>906067000</text:p>
          </table:table-cell>
          <table:table-cell office:value-type="float" office:value="809549000">
            <text:p>809549000</text:p>
          </table:table-cell>
          <table:table-cell office:value-type="float" office:value="773037000">
            <text:p>773037000</text:p>
          </table:table-cell>
          <table:table-cell office:value-type="float" office:value="763103000">
            <text:p>763103000</text:p>
          </table:table-cell>
          <table:table-cell office:value-type="float" office:value="888616000">
            <text:p>888616000</text:p>
          </table:table-cell>
          <table:table-cell office:value-type="float" office:value="840829000">
            <text:p>840829000</text:p>
          </table:table-cell>
          <table:table-cell office:value-type="float" office:value="842409000">
            <text:p>842409000</text:p>
          </table:table-cell>
          <table:table-cell table:number-columns-repeated="2"/>
          <table:table-cell office:value-type="float" office:value="109">
            <text:p>109</text:p>
          </table:table-cell>
          <table:table-cell table:formula="of:=AVERAGE([.A85:.CV85])" office:value-type="float" office:value="843658460">
            <text:p>843658460</text:p>
          </table:table-cell>
        </table:table-row>
        <table:table-row table:style-name="ro1">
          <table:table-cell office:value-type="float" office:value="875413000">
            <text:p>875413000</text:p>
          </table:table-cell>
          <table:table-cell office:value-type="float" office:value="738156000">
            <text:p>738156000</text:p>
          </table:table-cell>
          <table:table-cell office:value-type="float" office:value="915180000">
            <text:p>915180000</text:p>
          </table:table-cell>
          <table:table-cell office:value-type="float" office:value="886972000">
            <text:p>886972000</text:p>
          </table:table-cell>
          <table:table-cell office:value-type="float" office:value="785980000">
            <text:p>785980000</text:p>
          </table:table-cell>
          <table:table-cell office:value-type="float" office:value="957349000">
            <text:p>957349000</text:p>
          </table:table-cell>
          <table:table-cell office:value-type="float" office:value="779788000">
            <text:p>779788000</text:p>
          </table:table-cell>
          <table:table-cell office:value-type="float" office:value="836552000">
            <text:p>836552000</text:p>
          </table:table-cell>
          <table:table-cell office:value-type="float" office:value="907569000">
            <text:p>907569000</text:p>
          </table:table-cell>
          <table:table-cell office:value-type="float" office:value="868686000">
            <text:p>868686000</text:p>
          </table:table-cell>
          <table:table-cell office:value-type="float" office:value="916452000">
            <text:p>916452000</text:p>
          </table:table-cell>
          <table:table-cell office:value-type="float" office:value="836468000">
            <text:p>836468000</text:p>
          </table:table-cell>
          <table:table-cell office:value-type="float" office:value="1085692000">
            <text:p>1085692000</text:p>
          </table:table-cell>
          <table:table-cell office:value-type="float" office:value="871146000">
            <text:p>871146000</text:p>
          </table:table-cell>
          <table:table-cell office:value-type="float" office:value="901520000">
            <text:p>901520000</text:p>
          </table:table-cell>
          <table:table-cell office:value-type="float" office:value="771891000">
            <text:p>771891000</text:p>
          </table:table-cell>
          <table:table-cell office:value-type="float" office:value="967971000">
            <text:p>967971000</text:p>
          </table:table-cell>
          <table:table-cell office:value-type="float" office:value="937621000">
            <text:p>937621000</text:p>
          </table:table-cell>
          <table:table-cell office:value-type="float" office:value="893298000">
            <text:p>893298000</text:p>
          </table:table-cell>
          <table:table-cell office:value-type="float" office:value="826377000">
            <text:p>826377000</text:p>
          </table:table-cell>
          <table:table-cell office:value-type="float" office:value="800465000">
            <text:p>800465000</text:p>
          </table:table-cell>
          <table:table-cell office:value-type="float" office:value="791709000">
            <text:p>791709000</text:p>
          </table:table-cell>
          <table:table-cell office:value-type="float" office:value="945131000">
            <text:p>945131000</text:p>
          </table:table-cell>
          <table:table-cell office:value-type="float" office:value="899533000">
            <text:p>899533000</text:p>
          </table:table-cell>
          <table:table-cell office:value-type="float" office:value="825928000">
            <text:p>825928000</text:p>
          </table:table-cell>
          <table:table-cell office:value-type="float" office:value="827838000">
            <text:p>827838000</text:p>
          </table:table-cell>
          <table:table-cell office:value-type="float" office:value="750072000">
            <text:p>750072000</text:p>
          </table:table-cell>
          <table:table-cell office:value-type="float" office:value="930714000">
            <text:p>930714000</text:p>
          </table:table-cell>
          <table:table-cell office:value-type="float" office:value="785914000">
            <text:p>785914000</text:p>
          </table:table-cell>
          <table:table-cell office:value-type="float" office:value="968987000">
            <text:p>968987000</text:p>
          </table:table-cell>
          <table:table-cell office:value-type="float" office:value="871335000">
            <text:p>871335000</text:p>
          </table:table-cell>
          <table:table-cell office:value-type="float" office:value="900947000">
            <text:p>900947000</text:p>
          </table:table-cell>
          <table:table-cell office:value-type="float" office:value="815525000">
            <text:p>815525000</text:p>
          </table:table-cell>
          <table:table-cell office:value-type="float" office:value="861746000">
            <text:p>861746000</text:p>
          </table:table-cell>
          <table:table-cell office:value-type="float" office:value="769402000">
            <text:p>769402000</text:p>
          </table:table-cell>
          <table:table-cell office:value-type="float" office:value="889627000">
            <text:p>889627000</text:p>
          </table:table-cell>
          <table:table-cell office:value-type="float" office:value="808353000">
            <text:p>808353000</text:p>
          </table:table-cell>
          <table:table-cell office:value-type="float" office:value="789651000">
            <text:p>789651000</text:p>
          </table:table-cell>
          <table:table-cell office:value-type="float" office:value="973501000">
            <text:p>973501000</text:p>
          </table:table-cell>
          <table:table-cell office:value-type="float" office:value="822184000">
            <text:p>822184000</text:p>
          </table:table-cell>
          <table:table-cell office:value-type="float" office:value="1190924000">
            <text:p>1190924000</text:p>
          </table:table-cell>
          <table:table-cell office:value-type="float" office:value="785172000">
            <text:p>785172000</text:p>
          </table:table-cell>
          <table:table-cell office:value-type="float" office:value="825000000">
            <text:p>825000000</text:p>
          </table:table-cell>
          <table:table-cell office:value-type="float" office:value="838900000">
            <text:p>838900000</text:p>
          </table:table-cell>
          <table:table-cell office:value-type="float" office:value="958084000">
            <text:p>958084000</text:p>
          </table:table-cell>
          <table:table-cell office:value-type="float" office:value="853604000">
            <text:p>853604000</text:p>
          </table:table-cell>
          <table:table-cell office:value-type="float" office:value="854259000">
            <text:p>854259000</text:p>
          </table:table-cell>
          <table:table-cell office:value-type="float" office:value="976527000">
            <text:p>976527000</text:p>
          </table:table-cell>
          <table:table-cell office:value-type="float" office:value="893735000">
            <text:p>893735000</text:p>
          </table:table-cell>
          <table:table-cell office:value-type="float" office:value="907727000">
            <text:p>907727000</text:p>
          </table:table-cell>
          <table:table-cell office:value-type="float" office:value="765438000">
            <text:p>765438000</text:p>
          </table:table-cell>
          <table:table-cell office:value-type="float" office:value="838821000">
            <text:p>838821000</text:p>
          </table:table-cell>
          <table:table-cell office:value-type="float" office:value="758254000">
            <text:p>758254000</text:p>
          </table:table-cell>
          <table:table-cell office:value-type="float" office:value="856250000">
            <text:p>856250000</text:p>
          </table:table-cell>
          <table:table-cell office:value-type="float" office:value="822728000">
            <text:p>822728000</text:p>
          </table:table-cell>
          <table:table-cell office:value-type="float" office:value="878154000">
            <text:p>878154000</text:p>
          </table:table-cell>
          <table:table-cell office:value-type="float" office:value="699876000">
            <text:p>699876000</text:p>
          </table:table-cell>
          <table:table-cell office:value-type="float" office:value="904793000">
            <text:p>904793000</text:p>
          </table:table-cell>
          <table:table-cell office:value-type="float" office:value="871780000">
            <text:p>871780000</text:p>
          </table:table-cell>
          <table:table-cell office:value-type="float" office:value="725794000">
            <text:p>725794000</text:p>
          </table:table-cell>
          <table:table-cell office:value-type="float" office:value="834741000">
            <text:p>834741000</text:p>
          </table:table-cell>
          <table:table-cell office:value-type="float" office:value="767746000">
            <text:p>767746000</text:p>
          </table:table-cell>
          <table:table-cell office:value-type="float" office:value="879854000">
            <text:p>879854000</text:p>
          </table:table-cell>
          <table:table-cell office:value-type="float" office:value="904321000">
            <text:p>904321000</text:p>
          </table:table-cell>
          <table:table-cell office:value-type="float" office:value="814741000">
            <text:p>814741000</text:p>
          </table:table-cell>
          <table:table-cell office:value-type="float" office:value="890259000">
            <text:p>890259000</text:p>
          </table:table-cell>
          <table:table-cell office:value-type="float" office:value="829482000">
            <text:p>829482000</text:p>
          </table:table-cell>
          <table:table-cell office:value-type="float" office:value="930041000">
            <text:p>930041000</text:p>
          </table:table-cell>
          <table:table-cell office:value-type="float" office:value="715368000">
            <text:p>715368000</text:p>
          </table:table-cell>
          <table:table-cell office:value-type="float" office:value="780203000">
            <text:p>780203000</text:p>
          </table:table-cell>
          <table:table-cell office:value-type="float" office:value="852936000">
            <text:p>852936000</text:p>
          </table:table-cell>
          <table:table-cell office:value-type="float" office:value="964469000">
            <text:p>964469000</text:p>
          </table:table-cell>
          <table:table-cell office:value-type="float" office:value="895993000">
            <text:p>895993000</text:p>
          </table:table-cell>
          <table:table-cell office:value-type="float" office:value="917688000">
            <text:p>917688000</text:p>
          </table:table-cell>
          <table:table-cell office:value-type="float" office:value="759083000">
            <text:p>759083000</text:p>
          </table:table-cell>
          <table:table-cell office:value-type="float" office:value="824686000">
            <text:p>824686000</text:p>
          </table:table-cell>
          <table:table-cell office:value-type="float" office:value="824815000">
            <text:p>824815000</text:p>
          </table:table-cell>
          <table:table-cell office:value-type="float" office:value="731866000">
            <text:p>731866000</text:p>
          </table:table-cell>
          <table:table-cell office:value-type="float" office:value="731009000">
            <text:p>731009000</text:p>
          </table:table-cell>
          <table:table-cell office:value-type="float" office:value="774799000">
            <text:p>774799000</text:p>
          </table:table-cell>
          <table:table-cell office:value-type="float" office:value="818956000">
            <text:p>818956000</text:p>
          </table:table-cell>
          <table:table-cell office:value-type="float" office:value="998121000">
            <text:p>998121000</text:p>
          </table:table-cell>
          <table:table-cell office:value-type="float" office:value="836358000">
            <text:p>836358000</text:p>
          </table:table-cell>
          <table:table-cell office:value-type="float" office:value="907447000">
            <text:p>907447000</text:p>
          </table:table-cell>
          <table:table-cell office:value-type="float" office:value="793623000">
            <text:p>793623000</text:p>
          </table:table-cell>
          <table:table-cell office:value-type="float" office:value="1042077000">
            <text:p>1042077000</text:p>
          </table:table-cell>
          <table:table-cell office:value-type="float" office:value="916092000">
            <text:p>916092000</text:p>
          </table:table-cell>
          <table:table-cell office:value-type="float" office:value="729381000">
            <text:p>729381000</text:p>
          </table:table-cell>
          <table:table-cell office:value-type="float" office:value="1032637000">
            <text:p>1032637000</text:p>
          </table:table-cell>
          <table:table-cell office:value-type="float" office:value="829258000">
            <text:p>829258000</text:p>
          </table:table-cell>
          <table:table-cell office:value-type="float" office:value="883576000">
            <text:p>883576000</text:p>
          </table:table-cell>
          <table:table-cell office:value-type="float" office:value="787470000">
            <text:p>787470000</text:p>
          </table:table-cell>
          <table:table-cell office:value-type="float" office:value="789765000">
            <text:p>789765000</text:p>
          </table:table-cell>
          <table:table-cell office:value-type="float" office:value="783955000">
            <text:p>783955000</text:p>
          </table:table-cell>
          <table:table-cell office:value-type="float" office:value="765587000">
            <text:p>765587000</text:p>
          </table:table-cell>
          <table:table-cell office:value-type="float" office:value="789534000">
            <text:p>789534000</text:p>
          </table:table-cell>
          <table:table-cell office:value-type="float" office:value="789447000">
            <text:p>789447000</text:p>
          </table:table-cell>
          <table:table-cell office:value-type="float" office:value="869256000">
            <text:p>869256000</text:p>
          </table:table-cell>
          <table:table-cell office:value-type="float" office:value="859217000">
            <text:p>859217000</text:p>
          </table:table-cell>
          <table:table-cell office:value-type="float" office:value="750759000">
            <text:p>750759000</text:p>
          </table:table-cell>
          <table:table-cell table:number-columns-repeated="2"/>
          <table:table-cell office:value-type="float" office:value="110">
            <text:p>110</text:p>
          </table:table-cell>
          <table:table-cell table:formula="of:=AVERAGE([.A86:.CV86])" office:value-type="float" office:value="853910790">
            <text:p>853910790</text:p>
          </table:table-cell>
        </table:table-row>
        <table:table-row table:style-name="ro1">
          <table:table-cell office:value-type="float" office:value="723887000">
            <text:p>723887000</text:p>
          </table:table-cell>
          <table:table-cell office:value-type="float" office:value="840492000">
            <text:p>840492000</text:p>
          </table:table-cell>
          <table:table-cell office:value-type="float" office:value="838273000">
            <text:p>838273000</text:p>
          </table:table-cell>
          <table:table-cell office:value-type="float" office:value="879142000">
            <text:p>879142000</text:p>
          </table:table-cell>
          <table:table-cell office:value-type="float" office:value="824859000">
            <text:p>824859000</text:p>
          </table:table-cell>
          <table:table-cell office:value-type="float" office:value="827361000">
            <text:p>827361000</text:p>
          </table:table-cell>
          <table:table-cell office:value-type="float" office:value="854379000">
            <text:p>854379000</text:p>
          </table:table-cell>
          <table:table-cell office:value-type="float" office:value="919499000">
            <text:p>919499000</text:p>
          </table:table-cell>
          <table:table-cell office:value-type="float" office:value="938932000">
            <text:p>938932000</text:p>
          </table:table-cell>
          <table:table-cell office:value-type="float" office:value="812805000">
            <text:p>812805000</text:p>
          </table:table-cell>
          <table:table-cell office:value-type="float" office:value="873210000">
            <text:p>873210000</text:p>
          </table:table-cell>
          <table:table-cell office:value-type="float" office:value="916618000">
            <text:p>916618000</text:p>
          </table:table-cell>
          <table:table-cell office:value-type="float" office:value="910086000">
            <text:p>910086000</text:p>
          </table:table-cell>
          <table:table-cell office:value-type="float" office:value="835157000">
            <text:p>835157000</text:p>
          </table:table-cell>
          <table:table-cell office:value-type="float" office:value="909691000">
            <text:p>909691000</text:p>
          </table:table-cell>
          <table:table-cell office:value-type="float" office:value="713817000">
            <text:p>713817000</text:p>
          </table:table-cell>
          <table:table-cell office:value-type="float" office:value="861518000">
            <text:p>861518000</text:p>
          </table:table-cell>
          <table:table-cell office:value-type="float" office:value="862997000">
            <text:p>862997000</text:p>
          </table:table-cell>
          <table:table-cell office:value-type="float" office:value="858866000">
            <text:p>858866000</text:p>
          </table:table-cell>
          <table:table-cell office:value-type="float" office:value="750175000">
            <text:p>750175000</text:p>
          </table:table-cell>
          <table:table-cell office:value-type="float" office:value="972470000">
            <text:p>972470000</text:p>
          </table:table-cell>
          <table:table-cell office:value-type="float" office:value="841201000">
            <text:p>841201000</text:p>
          </table:table-cell>
          <table:table-cell office:value-type="float" office:value="978219000">
            <text:p>978219000</text:p>
          </table:table-cell>
          <table:table-cell office:value-type="float" office:value="927493000">
            <text:p>927493000</text:p>
          </table:table-cell>
          <table:table-cell office:value-type="float" office:value="786359000">
            <text:p>786359000</text:p>
          </table:table-cell>
          <table:table-cell office:value-type="float" office:value="926204000">
            <text:p>926204000</text:p>
          </table:table-cell>
          <table:table-cell office:value-type="float" office:value="985763000">
            <text:p>985763000</text:p>
          </table:table-cell>
          <table:table-cell office:value-type="float" office:value="786294000">
            <text:p>786294000</text:p>
          </table:table-cell>
          <table:table-cell office:value-type="float" office:value="757182000">
            <text:p>757182000</text:p>
          </table:table-cell>
          <table:table-cell office:value-type="float" office:value="877669000">
            <text:p>877669000</text:p>
          </table:table-cell>
          <table:table-cell office:value-type="float" office:value="861093000">
            <text:p>861093000</text:p>
          </table:table-cell>
          <table:table-cell office:value-type="float" office:value="939004000">
            <text:p>939004000</text:p>
          </table:table-cell>
          <table:table-cell office:value-type="float" office:value="936979000">
            <text:p>936979000</text:p>
          </table:table-cell>
          <table:table-cell office:value-type="float" office:value="901616000">
            <text:p>901616000</text:p>
          </table:table-cell>
          <table:table-cell office:value-type="float" office:value="883764000">
            <text:p>883764000</text:p>
          </table:table-cell>
          <table:table-cell office:value-type="float" office:value="818405000">
            <text:p>818405000</text:p>
          </table:table-cell>
          <table:table-cell office:value-type="float" office:value="1143164000">
            <text:p>1143164000</text:p>
          </table:table-cell>
          <table:table-cell office:value-type="float" office:value="921184000">
            <text:p>921184000</text:p>
          </table:table-cell>
          <table:table-cell office:value-type="float" office:value="786121000">
            <text:p>786121000</text:p>
          </table:table-cell>
          <table:table-cell office:value-type="float" office:value="703649000">
            <text:p>703649000</text:p>
          </table:table-cell>
          <table:table-cell office:value-type="float" office:value="842553000">
            <text:p>842553000</text:p>
          </table:table-cell>
          <table:table-cell office:value-type="float" office:value="726019000">
            <text:p>726019000</text:p>
          </table:table-cell>
          <table:table-cell office:value-type="float" office:value="781462000">
            <text:p>781462000</text:p>
          </table:table-cell>
          <table:table-cell office:value-type="float" office:value="1122635000">
            <text:p>1122635000</text:p>
          </table:table-cell>
          <table:table-cell office:value-type="float" office:value="867653000">
            <text:p>867653000</text:p>
          </table:table-cell>
          <table:table-cell office:value-type="float" office:value="819738000">
            <text:p>819738000</text:p>
          </table:table-cell>
          <table:table-cell office:value-type="float" office:value="931040000">
            <text:p>931040000</text:p>
          </table:table-cell>
          <table:table-cell office:value-type="float" office:value="704941000">
            <text:p>704941000</text:p>
          </table:table-cell>
          <table:table-cell office:value-type="float" office:value="876307000">
            <text:p>876307000</text:p>
          </table:table-cell>
          <table:table-cell office:value-type="float" office:value="867086000">
            <text:p>867086000</text:p>
          </table:table-cell>
          <table:table-cell office:value-type="float" office:value="874178000">
            <text:p>874178000</text:p>
          </table:table-cell>
          <table:table-cell office:value-type="float" office:value="940990000">
            <text:p>940990000</text:p>
          </table:table-cell>
          <table:table-cell office:value-type="float" office:value="837439000">
            <text:p>837439000</text:p>
          </table:table-cell>
          <table:table-cell office:value-type="float" office:value="770060000">
            <text:p>770060000</text:p>
          </table:table-cell>
          <table:table-cell office:value-type="float" office:value="951237000">
            <text:p>951237000</text:p>
          </table:table-cell>
          <table:table-cell office:value-type="float" office:value="974642000">
            <text:p>974642000</text:p>
          </table:table-cell>
          <table:table-cell office:value-type="float" office:value="934912000">
            <text:p>934912000</text:p>
          </table:table-cell>
          <table:table-cell office:value-type="float" office:value="913257000">
            <text:p>913257000</text:p>
          </table:table-cell>
          <table:table-cell office:value-type="float" office:value="795081000">
            <text:p>795081000</text:p>
          </table:table-cell>
          <table:table-cell office:value-type="float" office:value="892763000">
            <text:p>892763000</text:p>
          </table:table-cell>
          <table:table-cell office:value-type="float" office:value="763819000">
            <text:p>763819000</text:p>
          </table:table-cell>
          <table:table-cell office:value-type="float" office:value="796063000">
            <text:p>796063000</text:p>
          </table:table-cell>
          <table:table-cell office:value-type="float" office:value="990612000">
            <text:p>990612000</text:p>
          </table:table-cell>
          <table:table-cell office:value-type="float" office:value="898046000">
            <text:p>898046000</text:p>
          </table:table-cell>
          <table:table-cell office:value-type="float" office:value="956560000">
            <text:p>956560000</text:p>
          </table:table-cell>
          <table:table-cell office:value-type="float" office:value="948933000">
            <text:p>948933000</text:p>
          </table:table-cell>
          <table:table-cell office:value-type="float" office:value="812919000">
            <text:p>812919000</text:p>
          </table:table-cell>
          <table:table-cell office:value-type="float" office:value="1021349000">
            <text:p>1021349000</text:p>
          </table:table-cell>
          <table:table-cell office:value-type="float" office:value="774358000">
            <text:p>774358000</text:p>
          </table:table-cell>
          <table:table-cell office:value-type="float" office:value="989063000">
            <text:p>989063000</text:p>
          </table:table-cell>
          <table:table-cell office:value-type="float" office:value="1071411000">
            <text:p>1071411000</text:p>
          </table:table-cell>
          <table:table-cell office:value-type="float" office:value="813981000">
            <text:p>813981000</text:p>
          </table:table-cell>
          <table:table-cell office:value-type="float" office:value="817333000">
            <text:p>817333000</text:p>
          </table:table-cell>
          <table:table-cell office:value-type="float" office:value="748166000">
            <text:p>748166000</text:p>
          </table:table-cell>
          <table:table-cell office:value-type="float" office:value="841131000">
            <text:p>841131000</text:p>
          </table:table-cell>
          <table:table-cell office:value-type="float" office:value="984876000">
            <text:p>984876000</text:p>
          </table:table-cell>
          <table:table-cell office:value-type="float" office:value="987933000">
            <text:p>987933000</text:p>
          </table:table-cell>
          <table:table-cell office:value-type="float" office:value="850300000">
            <text:p>850300000</text:p>
          </table:table-cell>
          <table:table-cell office:value-type="float" office:value="813458000">
            <text:p>813458000</text:p>
          </table:table-cell>
          <table:table-cell office:value-type="float" office:value="1044614000">
            <text:p>1044614000</text:p>
          </table:table-cell>
          <table:table-cell office:value-type="float" office:value="901665000">
            <text:p>901665000</text:p>
          </table:table-cell>
          <table:table-cell office:value-type="float" office:value="1012048000">
            <text:p>1012048000</text:p>
          </table:table-cell>
          <table:table-cell office:value-type="float" office:value="922821000">
            <text:p>922821000</text:p>
          </table:table-cell>
          <table:table-cell office:value-type="float" office:value="909097000">
            <text:p>909097000</text:p>
          </table:table-cell>
          <table:table-cell office:value-type="float" office:value="875538000">
            <text:p>875538000</text:p>
          </table:table-cell>
          <table:table-cell office:value-type="float" office:value="714477000">
            <text:p>714477000</text:p>
          </table:table-cell>
          <table:table-cell office:value-type="float" office:value="947944000">
            <text:p>947944000</text:p>
          </table:table-cell>
          <table:table-cell office:value-type="float" office:value="785944000">
            <text:p>785944000</text:p>
          </table:table-cell>
          <table:table-cell office:value-type="float" office:value="811212000">
            <text:p>811212000</text:p>
          </table:table-cell>
          <table:table-cell office:value-type="float" office:value="1110087000">
            <text:p>1110087000</text:p>
          </table:table-cell>
          <table:table-cell office:value-type="float" office:value="1009288000">
            <text:p>1009288000</text:p>
          </table:table-cell>
          <table:table-cell office:value-type="float" office:value="886199000">
            <text:p>886199000</text:p>
          </table:table-cell>
          <table:table-cell office:value-type="float" office:value="800535000">
            <text:p>800535000</text:p>
          </table:table-cell>
          <table:table-cell office:value-type="float" office:value="880103000">
            <text:p>880103000</text:p>
          </table:table-cell>
          <table:table-cell office:value-type="float" office:value="955511000">
            <text:p>955511000</text:p>
          </table:table-cell>
          <table:table-cell office:value-type="float" office:value="969167000">
            <text:p>969167000</text:p>
          </table:table-cell>
          <table:table-cell office:value-type="float" office:value="856141000">
            <text:p>856141000</text:p>
          </table:table-cell>
          <table:table-cell office:value-type="float" office:value="841855000">
            <text:p>841855000</text:p>
          </table:table-cell>
          <table:table-cell office:value-type="float" office:value="859477000">
            <text:p>859477000</text:p>
          </table:table-cell>
          <table:table-cell office:value-type="float" office:value="895162000">
            <text:p>895162000</text:p>
          </table:table-cell>
          <table:table-cell table:number-columns-repeated="2"/>
          <table:table-cell office:value-type="float" office:value="111">
            <text:p>111</text:p>
          </table:table-cell>
          <table:table-cell table:formula="of:=AVERAGE([.A87:.CV87])" office:value-type="float" office:value="879787860">
            <text:p>879787860</text:p>
          </table:table-cell>
        </table:table-row>
        <table:table-row table:style-name="ro1">
          <table:table-cell office:value-type="float" office:value="831849000">
            <text:p>831849000</text:p>
          </table:table-cell>
          <table:table-cell office:value-type="float" office:value="748763000">
            <text:p>748763000</text:p>
          </table:table-cell>
          <table:table-cell office:value-type="float" office:value="748357000">
            <text:p>748357000</text:p>
          </table:table-cell>
          <table:table-cell office:value-type="float" office:value="912439000">
            <text:p>912439000</text:p>
          </table:table-cell>
          <table:table-cell office:value-type="float" office:value="750696000">
            <text:p>750696000</text:p>
          </table:table-cell>
          <table:table-cell office:value-type="float" office:value="894024000">
            <text:p>894024000</text:p>
          </table:table-cell>
          <table:table-cell office:value-type="float" office:value="837669000">
            <text:p>837669000</text:p>
          </table:table-cell>
          <table:table-cell office:value-type="float" office:value="847040000">
            <text:p>847040000</text:p>
          </table:table-cell>
          <table:table-cell office:value-type="float" office:value="854438000">
            <text:p>854438000</text:p>
          </table:table-cell>
          <table:table-cell office:value-type="float" office:value="825014000">
            <text:p>825014000</text:p>
          </table:table-cell>
          <table:table-cell office:value-type="float" office:value="958185000">
            <text:p>958185000</text:p>
          </table:table-cell>
          <table:table-cell office:value-type="float" office:value="758621000">
            <text:p>758621000</text:p>
          </table:table-cell>
          <table:table-cell office:value-type="float" office:value="840580000">
            <text:p>840580000</text:p>
          </table:table-cell>
          <table:table-cell office:value-type="float" office:value="980234000">
            <text:p>980234000</text:p>
          </table:table-cell>
          <table:table-cell office:value-type="float" office:value="1130759000">
            <text:p>1130759000</text:p>
          </table:table-cell>
          <table:table-cell office:value-type="float" office:value="774908000">
            <text:p>774908000</text:p>
          </table:table-cell>
          <table:table-cell office:value-type="float" office:value="853299000">
            <text:p>853299000</text:p>
          </table:table-cell>
          <table:table-cell office:value-type="float" office:value="947294000">
            <text:p>947294000</text:p>
          </table:table-cell>
          <table:table-cell office:value-type="float" office:value="742186000">
            <text:p>742186000</text:p>
          </table:table-cell>
          <table:table-cell office:value-type="float" office:value="1014356000">
            <text:p>1014356000</text:p>
          </table:table-cell>
          <table:table-cell office:value-type="float" office:value="792488000">
            <text:p>792488000</text:p>
          </table:table-cell>
          <table:table-cell office:value-type="float" office:value="938995000">
            <text:p>938995000</text:p>
          </table:table-cell>
          <table:table-cell office:value-type="float" office:value="880461000">
            <text:p>880461000</text:p>
          </table:table-cell>
          <table:table-cell office:value-type="float" office:value="891124000">
            <text:p>891124000</text:p>
          </table:table-cell>
          <table:table-cell office:value-type="float" office:value="886425000">
            <text:p>886425000</text:p>
          </table:table-cell>
          <table:table-cell office:value-type="float" office:value="859703000">
            <text:p>859703000</text:p>
          </table:table-cell>
          <table:table-cell office:value-type="float" office:value="846920000">
            <text:p>846920000</text:p>
          </table:table-cell>
          <table:table-cell office:value-type="float" office:value="702521000">
            <text:p>702521000</text:p>
          </table:table-cell>
          <table:table-cell office:value-type="float" office:value="731306000">
            <text:p>731306000</text:p>
          </table:table-cell>
          <table:table-cell office:value-type="float" office:value="893589000">
            <text:p>893589000</text:p>
          </table:table-cell>
          <table:table-cell office:value-type="float" office:value="867079000">
            <text:p>867079000</text:p>
          </table:table-cell>
          <table:table-cell office:value-type="float" office:value="869735000">
            <text:p>869735000</text:p>
          </table:table-cell>
          <table:table-cell office:value-type="float" office:value="767189000">
            <text:p>767189000</text:p>
          </table:table-cell>
          <table:table-cell office:value-type="float" office:value="861628000">
            <text:p>861628000</text:p>
          </table:table-cell>
          <table:table-cell office:value-type="float" office:value="890588000">
            <text:p>890588000</text:p>
          </table:table-cell>
          <table:table-cell office:value-type="float" office:value="801038000">
            <text:p>801038000</text:p>
          </table:table-cell>
          <table:table-cell office:value-type="float" office:value="830292000">
            <text:p>830292000</text:p>
          </table:table-cell>
          <table:table-cell office:value-type="float" office:value="831784000">
            <text:p>831784000</text:p>
          </table:table-cell>
          <table:table-cell office:value-type="float" office:value="904852000">
            <text:p>904852000</text:p>
          </table:table-cell>
          <table:table-cell office:value-type="float" office:value="1054307000">
            <text:p>1054307000</text:p>
          </table:table-cell>
          <table:table-cell office:value-type="float" office:value="787084000">
            <text:p>787084000</text:p>
          </table:table-cell>
          <table:table-cell office:value-type="float" office:value="832419000">
            <text:p>832419000</text:p>
          </table:table-cell>
          <table:table-cell office:value-type="float" office:value="790809000">
            <text:p>790809000</text:p>
          </table:table-cell>
          <table:table-cell office:value-type="float" office:value="910451000">
            <text:p>910451000</text:p>
          </table:table-cell>
          <table:table-cell office:value-type="float" office:value="996013000">
            <text:p>996013000</text:p>
          </table:table-cell>
          <table:table-cell office:value-type="float" office:value="952210000">
            <text:p>952210000</text:p>
          </table:table-cell>
          <table:table-cell office:value-type="float" office:value="834872000">
            <text:p>834872000</text:p>
          </table:table-cell>
          <table:table-cell office:value-type="float" office:value="725109000">
            <text:p>725109000</text:p>
          </table:table-cell>
          <table:table-cell office:value-type="float" office:value="852381000">
            <text:p>852381000</text:p>
          </table:table-cell>
          <table:table-cell office:value-type="float" office:value="790739000">
            <text:p>790739000</text:p>
          </table:table-cell>
          <table:table-cell office:value-type="float" office:value="908306000">
            <text:p>908306000</text:p>
          </table:table-cell>
          <table:table-cell office:value-type="float" office:value="923272000">
            <text:p>923272000</text:p>
          </table:table-cell>
          <table:table-cell office:value-type="float" office:value="878756000">
            <text:p>878756000</text:p>
          </table:table-cell>
          <table:table-cell office:value-type="float" office:value="823380000">
            <text:p>823380000</text:p>
          </table:table-cell>
          <table:table-cell office:value-type="float" office:value="900250000">
            <text:p>900250000</text:p>
          </table:table-cell>
          <table:table-cell office:value-type="float" office:value="773342000">
            <text:p>773342000</text:p>
          </table:table-cell>
          <table:table-cell office:value-type="float" office:value="1074570000">
            <text:p>1074570000</text:p>
          </table:table-cell>
          <table:table-cell office:value-type="float" office:value="899152000">
            <text:p>899152000</text:p>
          </table:table-cell>
          <table:table-cell office:value-type="float" office:value="906135000">
            <text:p>906135000</text:p>
          </table:table-cell>
          <table:table-cell office:value-type="float" office:value="919960000">
            <text:p>919960000</text:p>
          </table:table-cell>
          <table:table-cell office:value-type="float" office:value="1040037000">
            <text:p>1040037000</text:p>
          </table:table-cell>
          <table:table-cell office:value-type="float" office:value="890292000">
            <text:p>890292000</text:p>
          </table:table-cell>
          <table:table-cell office:value-type="float" office:value="794456000">
            <text:p>794456000</text:p>
          </table:table-cell>
          <table:table-cell office:value-type="float" office:value="806526000">
            <text:p>806526000</text:p>
          </table:table-cell>
          <table:table-cell office:value-type="float" office:value="922715000">
            <text:p>922715000</text:p>
          </table:table-cell>
          <table:table-cell office:value-type="float" office:value="824935000">
            <text:p>824935000</text:p>
          </table:table-cell>
          <table:table-cell office:value-type="float" office:value="934684000">
            <text:p>934684000</text:p>
          </table:table-cell>
          <table:table-cell office:value-type="float" office:value="1063831000">
            <text:p>1063831000</text:p>
          </table:table-cell>
          <table:table-cell office:value-type="float" office:value="761266000">
            <text:p>761266000</text:p>
          </table:table-cell>
          <table:table-cell office:value-type="float" office:value="803910000">
            <text:p>803910000</text:p>
          </table:table-cell>
          <table:table-cell office:value-type="float" office:value="1031783000">
            <text:p>1031783000</text:p>
          </table:table-cell>
          <table:table-cell office:value-type="float" office:value="799725000">
            <text:p>799725000</text:p>
          </table:table-cell>
          <table:table-cell office:value-type="float" office:value="879185000">
            <text:p>879185000</text:p>
          </table:table-cell>
          <table:table-cell office:value-type="float" office:value="847642000">
            <text:p>847642000</text:p>
          </table:table-cell>
          <table:table-cell office:value-type="float" office:value="904326000">
            <text:p>904326000</text:p>
          </table:table-cell>
          <table:table-cell office:value-type="float" office:value="800224000">
            <text:p>800224000</text:p>
          </table:table-cell>
          <table:table-cell office:value-type="float" office:value="905226000">
            <text:p>905226000</text:p>
          </table:table-cell>
          <table:table-cell office:value-type="float" office:value="865551000">
            <text:p>865551000</text:p>
          </table:table-cell>
          <table:table-cell office:value-type="float" office:value="831071000">
            <text:p>831071000</text:p>
          </table:table-cell>
          <table:table-cell office:value-type="float" office:value="827047000">
            <text:p>827047000</text:p>
          </table:table-cell>
          <table:table-cell office:value-type="float" office:value="1002333000">
            <text:p>1002333000</text:p>
          </table:table-cell>
          <table:table-cell office:value-type="float" office:value="857355000">
            <text:p>857355000</text:p>
          </table:table-cell>
          <table:table-cell office:value-type="float" office:value="854219000">
            <text:p>854219000</text:p>
          </table:table-cell>
          <table:table-cell office:value-type="float" office:value="777462000">
            <text:p>777462000</text:p>
          </table:table-cell>
          <table:table-cell office:value-type="float" office:value="791183000">
            <text:p>791183000</text:p>
          </table:table-cell>
          <table:table-cell office:value-type="float" office:value="1036338000">
            <text:p>1036338000</text:p>
          </table:table-cell>
          <table:table-cell office:value-type="float" office:value="963833000">
            <text:p>963833000</text:p>
          </table:table-cell>
          <table:table-cell office:value-type="float" office:value="1039691000">
            <text:p>1039691000</text:p>
          </table:table-cell>
          <table:table-cell office:value-type="float" office:value="825993000">
            <text:p>825993000</text:p>
          </table:table-cell>
          <table:table-cell office:value-type="float" office:value="823384000">
            <text:p>823384000</text:p>
          </table:table-cell>
          <table:table-cell office:value-type="float" office:value="854730000">
            <text:p>854730000</text:p>
          </table:table-cell>
          <table:table-cell office:value-type="float" office:value="821447000">
            <text:p>821447000</text:p>
          </table:table-cell>
          <table:table-cell office:value-type="float" office:value="865157000">
            <text:p>865157000</text:p>
          </table:table-cell>
          <table:table-cell office:value-type="float" office:value="922506000">
            <text:p>922506000</text:p>
          </table:table-cell>
          <table:table-cell office:value-type="float" office:value="735775000">
            <text:p>735775000</text:p>
          </table:table-cell>
          <table:table-cell office:value-type="float" office:value="817790000">
            <text:p>817790000</text:p>
          </table:table-cell>
          <table:table-cell office:value-type="float" office:value="988112000">
            <text:p>988112000</text:p>
          </table:table-cell>
          <table:table-cell office:value-type="float" office:value="791770000">
            <text:p>791770000</text:p>
          </table:table-cell>
          <table:table-cell office:value-type="float" office:value="834436000">
            <text:p>834436000</text:p>
          </table:table-cell>
          <table:table-cell office:value-type="float" office:value="921795000">
            <text:p>921795000</text:p>
          </table:table-cell>
          <table:table-cell table:number-columns-repeated="2"/>
          <table:table-cell office:value-type="float" office:value="112">
            <text:p>112</text:p>
          </table:table-cell>
          <table:table-cell table:formula="of:=AVERAGE([.A88:.CV88])" office:value-type="float" office:value="868916860">
            <text:p>868916860</text:p>
          </table:table-cell>
        </table:table-row>
        <table:table-row table:style-name="ro1">
          <table:table-cell office:value-type="float" office:value="797535000">
            <text:p>797535000</text:p>
          </table:table-cell>
          <table:table-cell office:value-type="float" office:value="871112000">
            <text:p>871112000</text:p>
          </table:table-cell>
          <table:table-cell office:value-type="float" office:value="913611000">
            <text:p>913611000</text:p>
          </table:table-cell>
          <table:table-cell office:value-type="float" office:value="994611000">
            <text:p>994611000</text:p>
          </table:table-cell>
          <table:table-cell office:value-type="float" office:value="883462000">
            <text:p>883462000</text:p>
          </table:table-cell>
          <table:table-cell office:value-type="float" office:value="746775000">
            <text:p>746775000</text:p>
          </table:table-cell>
          <table:table-cell office:value-type="float" office:value="748064000">
            <text:p>748064000</text:p>
          </table:table-cell>
          <table:table-cell office:value-type="float" office:value="764358000">
            <text:p>764358000</text:p>
          </table:table-cell>
          <table:table-cell office:value-type="float" office:value="1014617000">
            <text:p>1014617000</text:p>
          </table:table-cell>
          <table:table-cell office:value-type="float" office:value="810590000">
            <text:p>810590000</text:p>
          </table:table-cell>
          <table:table-cell office:value-type="float" office:value="886687000">
            <text:p>886687000</text:p>
          </table:table-cell>
          <table:table-cell office:value-type="float" office:value="854924000">
            <text:p>854924000</text:p>
          </table:table-cell>
          <table:table-cell office:value-type="float" office:value="992654000">
            <text:p>992654000</text:p>
          </table:table-cell>
          <table:table-cell office:value-type="float" office:value="924358000">
            <text:p>924358000</text:p>
          </table:table-cell>
          <table:table-cell office:value-type="float" office:value="922535000">
            <text:p>922535000</text:p>
          </table:table-cell>
          <table:table-cell office:value-type="float" office:value="771480000">
            <text:p>771480000</text:p>
          </table:table-cell>
          <table:table-cell office:value-type="float" office:value="1063487000">
            <text:p>1063487000</text:p>
          </table:table-cell>
          <table:table-cell office:value-type="float" office:value="872327000">
            <text:p>872327000</text:p>
          </table:table-cell>
          <table:table-cell office:value-type="float" office:value="1005297000">
            <text:p>1005297000</text:p>
          </table:table-cell>
          <table:table-cell office:value-type="float" office:value="895785000">
            <text:p>895785000</text:p>
          </table:table-cell>
          <table:table-cell office:value-type="float" office:value="854301000">
            <text:p>854301000</text:p>
          </table:table-cell>
          <table:table-cell office:value-type="float" office:value="1188055000">
            <text:p>1188055000</text:p>
          </table:table-cell>
          <table:table-cell office:value-type="float" office:value="975432000">
            <text:p>975432000</text:p>
          </table:table-cell>
          <table:table-cell office:value-type="float" office:value="826799000">
            <text:p>826799000</text:p>
          </table:table-cell>
          <table:table-cell office:value-type="float" office:value="1069195000">
            <text:p>1069195000</text:p>
          </table:table-cell>
          <table:table-cell office:value-type="float" office:value="985313000">
            <text:p>985313000</text:p>
          </table:table-cell>
          <table:table-cell office:value-type="float" office:value="887727000">
            <text:p>887727000</text:p>
          </table:table-cell>
          <table:table-cell office:value-type="float" office:value="860103000">
            <text:p>860103000</text:p>
          </table:table-cell>
          <table:table-cell office:value-type="float" office:value="935407000">
            <text:p>935407000</text:p>
          </table:table-cell>
          <table:table-cell office:value-type="float" office:value="827309000">
            <text:p>827309000</text:p>
          </table:table-cell>
          <table:table-cell office:value-type="float" office:value="996455000">
            <text:p>996455000</text:p>
          </table:table-cell>
          <table:table-cell office:value-type="float" office:value="825856000">
            <text:p>825856000</text:p>
          </table:table-cell>
          <table:table-cell office:value-type="float" office:value="852413000">
            <text:p>852413000</text:p>
          </table:table-cell>
          <table:table-cell office:value-type="float" office:value="969877000">
            <text:p>969877000</text:p>
          </table:table-cell>
          <table:table-cell office:value-type="float" office:value="1001918000">
            <text:p>1001918000</text:p>
          </table:table-cell>
          <table:table-cell office:value-type="float" office:value="1158521000">
            <text:p>1158521000</text:p>
          </table:table-cell>
          <table:table-cell office:value-type="float" office:value="871928000">
            <text:p>871928000</text:p>
          </table:table-cell>
          <table:table-cell office:value-type="float" office:value="914039000">
            <text:p>914039000</text:p>
          </table:table-cell>
          <table:table-cell office:value-type="float" office:value="893966000">
            <text:p>893966000</text:p>
          </table:table-cell>
          <table:table-cell office:value-type="float" office:value="916353000">
            <text:p>916353000</text:p>
          </table:table-cell>
          <table:table-cell office:value-type="float" office:value="965532000">
            <text:p>965532000</text:p>
          </table:table-cell>
          <table:table-cell office:value-type="float" office:value="789059000">
            <text:p>789059000</text:p>
          </table:table-cell>
          <table:table-cell office:value-type="float" office:value="923033000">
            <text:p>923033000</text:p>
          </table:table-cell>
          <table:table-cell office:value-type="float" office:value="1028485000">
            <text:p>1028485000</text:p>
          </table:table-cell>
          <table:table-cell office:value-type="float" office:value="843339000">
            <text:p>843339000</text:p>
          </table:table-cell>
          <table:table-cell office:value-type="float" office:value="939226000">
            <text:p>939226000</text:p>
          </table:table-cell>
          <table:table-cell office:value-type="float" office:value="914905000">
            <text:p>914905000</text:p>
          </table:table-cell>
          <table:table-cell office:value-type="float" office:value="931591000">
            <text:p>931591000</text:p>
          </table:table-cell>
          <table:table-cell office:value-type="float" office:value="838558000">
            <text:p>838558000</text:p>
          </table:table-cell>
          <table:table-cell office:value-type="float" office:value="931045000">
            <text:p>931045000</text:p>
          </table:table-cell>
          <table:table-cell office:value-type="float" office:value="915960000">
            <text:p>915960000</text:p>
          </table:table-cell>
          <table:table-cell office:value-type="float" office:value="933141000">
            <text:p>933141000</text:p>
          </table:table-cell>
          <table:table-cell office:value-type="float" office:value="829714000">
            <text:p>829714000</text:p>
          </table:table-cell>
          <table:table-cell office:value-type="float" office:value="1135115000">
            <text:p>1135115000</text:p>
          </table:table-cell>
          <table:table-cell office:value-type="float" office:value="971372000">
            <text:p>971372000</text:p>
          </table:table-cell>
          <table:table-cell office:value-type="float" office:value="1049417000">
            <text:p>1049417000</text:p>
          </table:table-cell>
          <table:table-cell office:value-type="float" office:value="953422000">
            <text:p>953422000</text:p>
          </table:table-cell>
          <table:table-cell office:value-type="float" office:value="1000519000">
            <text:p>1000519000</text:p>
          </table:table-cell>
          <table:table-cell office:value-type="float" office:value="792420000">
            <text:p>792420000</text:p>
          </table:table-cell>
          <table:table-cell office:value-type="float" office:value="918220000">
            <text:p>918220000</text:p>
          </table:table-cell>
          <table:table-cell office:value-type="float" office:value="872715000">
            <text:p>872715000</text:p>
          </table:table-cell>
          <table:table-cell office:value-type="float" office:value="1023521000">
            <text:p>1023521000</text:p>
          </table:table-cell>
          <table:table-cell office:value-type="float" office:value="968285000">
            <text:p>968285000</text:p>
          </table:table-cell>
          <table:table-cell office:value-type="float" office:value="981562000">
            <text:p>981562000</text:p>
          </table:table-cell>
          <table:table-cell office:value-type="float" office:value="896065000">
            <text:p>896065000</text:p>
          </table:table-cell>
          <table:table-cell office:value-type="float" office:value="858501000">
            <text:p>858501000</text:p>
          </table:table-cell>
          <table:table-cell office:value-type="float" office:value="1012482000">
            <text:p>1012482000</text:p>
          </table:table-cell>
          <table:table-cell office:value-type="float" office:value="1092275000">
            <text:p>1092275000</text:p>
          </table:table-cell>
          <table:table-cell office:value-type="float" office:value="985960000">
            <text:p>985960000</text:p>
          </table:table-cell>
          <table:table-cell office:value-type="float" office:value="928242000">
            <text:p>928242000</text:p>
          </table:table-cell>
          <table:table-cell office:value-type="float" office:value="894310000">
            <text:p>894310000</text:p>
          </table:table-cell>
          <table:table-cell office:value-type="float" office:value="854350000">
            <text:p>854350000</text:p>
          </table:table-cell>
          <table:table-cell office:value-type="float" office:value="865356000">
            <text:p>865356000</text:p>
          </table:table-cell>
          <table:table-cell office:value-type="float" office:value="989650000">
            <text:p>989650000</text:p>
          </table:table-cell>
          <table:table-cell office:value-type="float" office:value="816046000">
            <text:p>816046000</text:p>
          </table:table-cell>
          <table:table-cell office:value-type="float" office:value="794270000">
            <text:p>794270000</text:p>
          </table:table-cell>
          <table:table-cell office:value-type="float" office:value="791194000">
            <text:p>791194000</text:p>
          </table:table-cell>
          <table:table-cell office:value-type="float" office:value="806380000">
            <text:p>806380000</text:p>
          </table:table-cell>
          <table:table-cell office:value-type="float" office:value="1062756000">
            <text:p>1062756000</text:p>
          </table:table-cell>
          <table:table-cell office:value-type="float" office:value="895834000">
            <text:p>895834000</text:p>
          </table:table-cell>
          <table:table-cell office:value-type="float" office:value="892452000">
            <text:p>892452000</text:p>
          </table:table-cell>
          <table:table-cell office:value-type="float" office:value="1015254000">
            <text:p>1015254000</text:p>
          </table:table-cell>
          <table:table-cell office:value-type="float" office:value="918801000">
            <text:p>918801000</text:p>
          </table:table-cell>
          <table:table-cell office:value-type="float" office:value="998326000">
            <text:p>998326000</text:p>
          </table:table-cell>
          <table:table-cell office:value-type="float" office:value="949938000">
            <text:p>949938000</text:p>
          </table:table-cell>
          <table:table-cell office:value-type="float" office:value="838264000">
            <text:p>838264000</text:p>
          </table:table-cell>
          <table:table-cell office:value-type="float" office:value="959703000">
            <text:p>959703000</text:p>
          </table:table-cell>
          <table:table-cell office:value-type="float" office:value="907923000">
            <text:p>907923000</text:p>
          </table:table-cell>
          <table:table-cell office:value-type="float" office:value="927065000">
            <text:p>927065000</text:p>
          </table:table-cell>
          <table:table-cell office:value-type="float" office:value="921367000">
            <text:p>921367000</text:p>
          </table:table-cell>
          <table:table-cell office:value-type="float" office:value="834490000">
            <text:p>834490000</text:p>
          </table:table-cell>
          <table:table-cell office:value-type="float" office:value="923865000">
            <text:p>923865000</text:p>
          </table:table-cell>
          <table:table-cell office:value-type="float" office:value="909666000">
            <text:p>909666000</text:p>
          </table:table-cell>
          <table:table-cell office:value-type="float" office:value="856907000">
            <text:p>856907000</text:p>
          </table:table-cell>
          <table:table-cell office:value-type="float" office:value="865409000">
            <text:p>865409000</text:p>
          </table:table-cell>
          <table:table-cell office:value-type="float" office:value="902810000">
            <text:p>902810000</text:p>
          </table:table-cell>
          <table:table-cell office:value-type="float" office:value="835995000">
            <text:p>835995000</text:p>
          </table:table-cell>
          <table:table-cell office:value-type="float" office:value="1118085000">
            <text:p>1118085000</text:p>
          </table:table-cell>
          <table:table-cell office:value-type="float" office:value="1109006000">
            <text:p>1109006000</text:p>
          </table:table-cell>
          <table:table-cell office:value-type="float" office:value="922623000">
            <text:p>922623000</text:p>
          </table:table-cell>
          <table:table-cell table:number-columns-repeated="2"/>
          <table:table-cell office:value-type="float" office:value="113">
            <text:p>113</text:p>
          </table:table-cell>
          <table:table-cell table:formula="of:=AVERAGE([.A89:.CV89])" office:value-type="float" office:value="921470120">
            <text:p>921470120</text:p>
          </table:table-cell>
        </table:table-row>
        <table:table-row table:style-name="ro1">
          <table:table-cell office:value-type="float" office:value="922505000">
            <text:p>922505000</text:p>
          </table:table-cell>
          <table:table-cell office:value-type="float" office:value="969475000">
            <text:p>969475000</text:p>
          </table:table-cell>
          <table:table-cell office:value-type="float" office:value="927978000">
            <text:p>927978000</text:p>
          </table:table-cell>
          <table:table-cell office:value-type="float" office:value="757629000">
            <text:p>757629000</text:p>
          </table:table-cell>
          <table:table-cell office:value-type="float" office:value="759337000">
            <text:p>759337000</text:p>
          </table:table-cell>
          <table:table-cell office:value-type="float" office:value="987753000">
            <text:p>987753000</text:p>
          </table:table-cell>
          <table:table-cell office:value-type="float" office:value="875818000">
            <text:p>875818000</text:p>
          </table:table-cell>
          <table:table-cell office:value-type="float" office:value="941964000">
            <text:p>941964000</text:p>
          </table:table-cell>
          <table:table-cell office:value-type="float" office:value="931701000">
            <text:p>931701000</text:p>
          </table:table-cell>
          <table:table-cell office:value-type="float" office:value="900631000">
            <text:p>900631000</text:p>
          </table:table-cell>
          <table:table-cell office:value-type="float" office:value="780523000">
            <text:p>780523000</text:p>
          </table:table-cell>
          <table:table-cell office:value-type="float" office:value="778372000">
            <text:p>778372000</text:p>
          </table:table-cell>
          <table:table-cell office:value-type="float" office:value="862707000">
            <text:p>862707000</text:p>
          </table:table-cell>
          <table:table-cell office:value-type="float" office:value="871229000">
            <text:p>871229000</text:p>
          </table:table-cell>
          <table:table-cell office:value-type="float" office:value="877202000">
            <text:p>877202000</text:p>
          </table:table-cell>
          <table:table-cell office:value-type="float" office:value="963432000">
            <text:p>963432000</text:p>
          </table:table-cell>
          <table:table-cell office:value-type="float" office:value="869364000">
            <text:p>869364000</text:p>
          </table:table-cell>
          <table:table-cell office:value-type="float" office:value="1008954000">
            <text:p>1008954000</text:p>
          </table:table-cell>
          <table:table-cell office:value-type="float" office:value="1102392000">
            <text:p>1102392000</text:p>
          </table:table-cell>
          <table:table-cell office:value-type="float" office:value="1063221000">
            <text:p>1063221000</text:p>
          </table:table-cell>
          <table:table-cell office:value-type="float" office:value="896619000">
            <text:p>896619000</text:p>
          </table:table-cell>
          <table:table-cell office:value-type="float" office:value="847333000">
            <text:p>847333000</text:p>
          </table:table-cell>
          <table:table-cell office:value-type="float" office:value="939176000">
            <text:p>939176000</text:p>
          </table:table-cell>
          <table:table-cell office:value-type="float" office:value="916148000">
            <text:p>916148000</text:p>
          </table:table-cell>
          <table:table-cell office:value-type="float" office:value="818071000">
            <text:p>818071000</text:p>
          </table:table-cell>
          <table:table-cell office:value-type="float" office:value="902080000">
            <text:p>902080000</text:p>
          </table:table-cell>
          <table:table-cell office:value-type="float" office:value="1072681000">
            <text:p>1072681000</text:p>
          </table:table-cell>
          <table:table-cell office:value-type="float" office:value="895122000">
            <text:p>895122000</text:p>
          </table:table-cell>
          <table:table-cell office:value-type="float" office:value="1091893000">
            <text:p>1091893000</text:p>
          </table:table-cell>
          <table:table-cell office:value-type="float" office:value="973050000">
            <text:p>973050000</text:p>
          </table:table-cell>
          <table:table-cell office:value-type="float" office:value="1063628000">
            <text:p>1063628000</text:p>
          </table:table-cell>
          <table:table-cell office:value-type="float" office:value="1035957000">
            <text:p>1035957000</text:p>
          </table:table-cell>
          <table:table-cell office:value-type="float" office:value="884255000">
            <text:p>884255000</text:p>
          </table:table-cell>
          <table:table-cell office:value-type="float" office:value="1033291000">
            <text:p>1033291000</text:p>
          </table:table-cell>
          <table:table-cell office:value-type="float" office:value="1034087000">
            <text:p>1034087000</text:p>
          </table:table-cell>
          <table:table-cell office:value-type="float" office:value="964170000">
            <text:p>964170000</text:p>
          </table:table-cell>
          <table:table-cell office:value-type="float" office:value="880255000">
            <text:p>880255000</text:p>
          </table:table-cell>
          <table:table-cell office:value-type="float" office:value="807151000">
            <text:p>807151000</text:p>
          </table:table-cell>
          <table:table-cell office:value-type="float" office:value="822858000">
            <text:p>822858000</text:p>
          </table:table-cell>
          <table:table-cell office:value-type="float" office:value="854917000">
            <text:p>854917000</text:p>
          </table:table-cell>
          <table:table-cell office:value-type="float" office:value="1047150000">
            <text:p>1047150000</text:p>
          </table:table-cell>
          <table:table-cell office:value-type="float" office:value="828230000">
            <text:p>828230000</text:p>
          </table:table-cell>
          <table:table-cell office:value-type="float" office:value="1111446000">
            <text:p>1111446000</text:p>
          </table:table-cell>
          <table:table-cell office:value-type="float" office:value="863613000">
            <text:p>863613000</text:p>
          </table:table-cell>
          <table:table-cell office:value-type="float" office:value="973432000">
            <text:p>973432000</text:p>
          </table:table-cell>
          <table:table-cell office:value-type="float" office:value="1197916000">
            <text:p>1197916000</text:p>
          </table:table-cell>
          <table:table-cell office:value-type="float" office:value="1008387000">
            <text:p>1008387000</text:p>
          </table:table-cell>
          <table:table-cell office:value-type="float" office:value="1053996000">
            <text:p>1053996000</text:p>
          </table:table-cell>
          <table:table-cell office:value-type="float" office:value="833771000">
            <text:p>833771000</text:p>
          </table:table-cell>
          <table:table-cell office:value-type="float" office:value="1011797000">
            <text:p>1011797000</text:p>
          </table:table-cell>
          <table:table-cell office:value-type="float" office:value="902427000">
            <text:p>902427000</text:p>
          </table:table-cell>
          <table:table-cell office:value-type="float" office:value="1084096000">
            <text:p>1084096000</text:p>
          </table:table-cell>
          <table:table-cell office:value-type="float" office:value="821391000">
            <text:p>821391000</text:p>
          </table:table-cell>
          <table:table-cell office:value-type="float" office:value="789172000">
            <text:p>789172000</text:p>
          </table:table-cell>
          <table:table-cell office:value-type="float" office:value="781776000">
            <text:p>781776000</text:p>
          </table:table-cell>
          <table:table-cell office:value-type="float" office:value="755434000">
            <text:p>755434000</text:p>
          </table:table-cell>
          <table:table-cell office:value-type="float" office:value="763406000">
            <text:p>763406000</text:p>
          </table:table-cell>
          <table:table-cell office:value-type="float" office:value="806041000">
            <text:p>806041000</text:p>
          </table:table-cell>
          <table:table-cell office:value-type="float" office:value="1032036000">
            <text:p>1032036000</text:p>
          </table:table-cell>
          <table:table-cell office:value-type="float" office:value="814328000">
            <text:p>814328000</text:p>
          </table:table-cell>
          <table:table-cell office:value-type="float" office:value="815531000">
            <text:p>815531000</text:p>
          </table:table-cell>
          <table:table-cell office:value-type="float" office:value="896451000">
            <text:p>896451000</text:p>
          </table:table-cell>
          <table:table-cell office:value-type="float" office:value="826822000">
            <text:p>826822000</text:p>
          </table:table-cell>
          <table:table-cell office:value-type="float" office:value="818217000">
            <text:p>818217000</text:p>
          </table:table-cell>
          <table:table-cell office:value-type="float" office:value="874764000">
            <text:p>874764000</text:p>
          </table:table-cell>
          <table:table-cell office:value-type="float" office:value="845291000">
            <text:p>845291000</text:p>
          </table:table-cell>
          <table:table-cell office:value-type="float" office:value="825109000">
            <text:p>825109000</text:p>
          </table:table-cell>
          <table:table-cell office:value-type="float" office:value="1131817000">
            <text:p>1131817000</text:p>
          </table:table-cell>
          <table:table-cell office:value-type="float" office:value="858081000">
            <text:p>858081000</text:p>
          </table:table-cell>
          <table:table-cell office:value-type="float" office:value="825059000">
            <text:p>825059000</text:p>
          </table:table-cell>
          <table:table-cell office:value-type="float" office:value="748549000">
            <text:p>748549000</text:p>
          </table:table-cell>
          <table:table-cell office:value-type="float" office:value="746942000">
            <text:p>746942000</text:p>
          </table:table-cell>
          <table:table-cell office:value-type="float" office:value="900267000">
            <text:p>900267000</text:p>
          </table:table-cell>
          <table:table-cell office:value-type="float" office:value="833838000">
            <text:p>833838000</text:p>
          </table:table-cell>
          <table:table-cell office:value-type="float" office:value="1067445000">
            <text:p>1067445000</text:p>
          </table:table-cell>
          <table:table-cell office:value-type="float" office:value="1019021000">
            <text:p>1019021000</text:p>
          </table:table-cell>
          <table:table-cell office:value-type="float" office:value="1048283000">
            <text:p>1048283000</text:p>
          </table:table-cell>
          <table:table-cell office:value-type="float" office:value="805015000">
            <text:p>805015000</text:p>
          </table:table-cell>
          <table:table-cell office:value-type="float" office:value="806155000">
            <text:p>806155000</text:p>
          </table:table-cell>
          <table:table-cell office:value-type="float" office:value="841542000">
            <text:p>841542000</text:p>
          </table:table-cell>
          <table:table-cell office:value-type="float" office:value="956068000">
            <text:p>956068000</text:p>
          </table:table-cell>
          <table:table-cell office:value-type="float" office:value="932919000">
            <text:p>932919000</text:p>
          </table:table-cell>
          <table:table-cell office:value-type="float" office:value="956931000">
            <text:p>956931000</text:p>
          </table:table-cell>
          <table:table-cell office:value-type="float" office:value="762000000">
            <text:p>762000000</text:p>
          </table:table-cell>
          <table:table-cell office:value-type="float" office:value="888386000">
            <text:p>888386000</text:p>
          </table:table-cell>
          <table:table-cell office:value-type="float" office:value="840883000">
            <text:p>840883000</text:p>
          </table:table-cell>
          <table:table-cell office:value-type="float" office:value="861358000">
            <text:p>861358000</text:p>
          </table:table-cell>
          <table:table-cell office:value-type="float" office:value="996461000">
            <text:p>996461000</text:p>
          </table:table-cell>
          <table:table-cell office:value-type="float" office:value="932174000">
            <text:p>932174000</text:p>
          </table:table-cell>
          <table:table-cell office:value-type="float" office:value="959681000">
            <text:p>959681000</text:p>
          </table:table-cell>
          <table:table-cell office:value-type="float" office:value="941691000">
            <text:p>941691000</text:p>
          </table:table-cell>
          <table:table-cell office:value-type="float" office:value="805870000">
            <text:p>805870000</text:p>
          </table:table-cell>
          <table:table-cell office:value-type="float" office:value="870850000">
            <text:p>870850000</text:p>
          </table:table-cell>
          <table:table-cell office:value-type="float" office:value="1014194000">
            <text:p>1014194000</text:p>
          </table:table-cell>
          <table:table-cell office:value-type="float" office:value="880770000">
            <text:p>880770000</text:p>
          </table:table-cell>
          <table:table-cell office:value-type="float" office:value="828827000">
            <text:p>828827000</text:p>
          </table:table-cell>
          <table:table-cell office:value-type="float" office:value="983801000">
            <text:p>983801000</text:p>
          </table:table-cell>
          <table:table-cell office:value-type="float" office:value="1024863000">
            <text:p>1024863000</text:p>
          </table:table-cell>
          <table:table-cell office:value-type="float" office:value="931719000">
            <text:p>931719000</text:p>
          </table:table-cell>
          <table:table-cell office:value-type="float" office:value="946584000">
            <text:p>946584000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AVERAGE([.A90:.CV90])" office:value-type="float" office:value="912150030">
            <text:p>912150030</text:p>
          </table:table-cell>
        </table:table-row>
        <table:table-row table:style-name="ro1">
          <table:table-cell office:value-type="float" office:value="1071083000">
            <text:p>1071083000</text:p>
          </table:table-cell>
          <table:table-cell office:value-type="float" office:value="828051000">
            <text:p>828051000</text:p>
          </table:table-cell>
          <table:table-cell office:value-type="float" office:value="1245142000">
            <text:p>1245142000</text:p>
          </table:table-cell>
          <table:table-cell office:value-type="float" office:value="873796000">
            <text:p>873796000</text:p>
          </table:table-cell>
          <table:table-cell office:value-type="float" office:value="1034475000">
            <text:p>1034475000</text:p>
          </table:table-cell>
          <table:table-cell office:value-type="float" office:value="1012706000">
            <text:p>1012706000</text:p>
          </table:table-cell>
          <table:table-cell office:value-type="float" office:value="892196000">
            <text:p>892196000</text:p>
          </table:table-cell>
          <table:table-cell office:value-type="float" office:value="995031000">
            <text:p>995031000</text:p>
          </table:table-cell>
          <table:table-cell office:value-type="float" office:value="931019000">
            <text:p>931019000</text:p>
          </table:table-cell>
          <table:table-cell office:value-type="float" office:value="1011852000">
            <text:p>1011852000</text:p>
          </table:table-cell>
          <table:table-cell office:value-type="float" office:value="843854000">
            <text:p>843854000</text:p>
          </table:table-cell>
          <table:table-cell office:value-type="float" office:value="1128902000">
            <text:p>1128902000</text:p>
          </table:table-cell>
          <table:table-cell office:value-type="float" office:value="1116283000">
            <text:p>1116283000</text:p>
          </table:table-cell>
          <table:table-cell office:value-type="float" office:value="966022000">
            <text:p>966022000</text:p>
          </table:table-cell>
          <table:table-cell office:value-type="float" office:value="1171307000">
            <text:p>1171307000</text:p>
          </table:table-cell>
          <table:table-cell office:value-type="float" office:value="928557000">
            <text:p>928557000</text:p>
          </table:table-cell>
          <table:table-cell office:value-type="float" office:value="1000017000">
            <text:p>1000017000</text:p>
          </table:table-cell>
          <table:table-cell office:value-type="float" office:value="957735000">
            <text:p>957735000</text:p>
          </table:table-cell>
          <table:table-cell office:value-type="float" office:value="988327000">
            <text:p>988327000</text:p>
          </table:table-cell>
          <table:table-cell office:value-type="float" office:value="1154174000">
            <text:p>1154174000</text:p>
          </table:table-cell>
          <table:table-cell office:value-type="float" office:value="1001561000">
            <text:p>1001561000</text:p>
          </table:table-cell>
          <table:table-cell office:value-type="float" office:value="972211000">
            <text:p>972211000</text:p>
          </table:table-cell>
          <table:table-cell office:value-type="float" office:value="989916000">
            <text:p>989916000</text:p>
          </table:table-cell>
          <table:table-cell office:value-type="float" office:value="1213547000">
            <text:p>1213547000</text:p>
          </table:table-cell>
          <table:table-cell office:value-type="float" office:value="1148391000">
            <text:p>1148391000</text:p>
          </table:table-cell>
          <table:table-cell office:value-type="float" office:value="1060792000">
            <text:p>1060792000</text:p>
          </table:table-cell>
          <table:table-cell office:value-type="float" office:value="870647000">
            <text:p>870647000</text:p>
          </table:table-cell>
          <table:table-cell office:value-type="float" office:value="1002293000">
            <text:p>1002293000</text:p>
          </table:table-cell>
          <table:table-cell office:value-type="float" office:value="866428000">
            <text:p>866428000</text:p>
          </table:table-cell>
          <table:table-cell office:value-type="float" office:value="890897000">
            <text:p>890897000</text:p>
          </table:table-cell>
          <table:table-cell office:value-type="float" office:value="871192000">
            <text:p>871192000</text:p>
          </table:table-cell>
          <table:table-cell office:value-type="float" office:value="931010000">
            <text:p>931010000</text:p>
          </table:table-cell>
          <table:table-cell office:value-type="float" office:value="1075008000">
            <text:p>1075008000</text:p>
          </table:table-cell>
          <table:table-cell office:value-type="float" office:value="937521000">
            <text:p>937521000</text:p>
          </table:table-cell>
          <table:table-cell office:value-type="float" office:value="983649000">
            <text:p>983649000</text:p>
          </table:table-cell>
          <table:table-cell office:value-type="float" office:value="1114598000">
            <text:p>1114598000</text:p>
          </table:table-cell>
          <table:table-cell office:value-type="float" office:value="826243000">
            <text:p>826243000</text:p>
          </table:table-cell>
          <table:table-cell office:value-type="float" office:value="993874000">
            <text:p>993874000</text:p>
          </table:table-cell>
          <table:table-cell office:value-type="float" office:value="920390000">
            <text:p>920390000</text:p>
          </table:table-cell>
          <table:table-cell office:value-type="float" office:value="1005376000">
            <text:p>1005376000</text:p>
          </table:table-cell>
          <table:table-cell office:value-type="float" office:value="1091925000">
            <text:p>1091925000</text:p>
          </table:table-cell>
          <table:table-cell office:value-type="float" office:value="1009698000">
            <text:p>1009698000</text:p>
          </table:table-cell>
          <table:table-cell office:value-type="float" office:value="844922000">
            <text:p>844922000</text:p>
          </table:table-cell>
          <table:table-cell office:value-type="float" office:value="1027285000">
            <text:p>1027285000</text:p>
          </table:table-cell>
          <table:table-cell office:value-type="float" office:value="837969000">
            <text:p>837969000</text:p>
          </table:table-cell>
          <table:table-cell office:value-type="float" office:value="834379000">
            <text:p>834379000</text:p>
          </table:table-cell>
          <table:table-cell office:value-type="float" office:value="973970000">
            <text:p>973970000</text:p>
          </table:table-cell>
          <table:table-cell office:value-type="float" office:value="1157975000">
            <text:p>1157975000</text:p>
          </table:table-cell>
          <table:table-cell office:value-type="float" office:value="826020000">
            <text:p>826020000</text:p>
          </table:table-cell>
          <table:table-cell office:value-type="float" office:value="1106841000">
            <text:p>1106841000</text:p>
          </table:table-cell>
          <table:table-cell office:value-type="float" office:value="863742000">
            <text:p>863742000</text:p>
          </table:table-cell>
          <table:table-cell office:value-type="float" office:value="1164718000">
            <text:p>1164718000</text:p>
          </table:table-cell>
          <table:table-cell office:value-type="float" office:value="1129532000">
            <text:p>1129532000</text:p>
          </table:table-cell>
          <table:table-cell office:value-type="float" office:value="1098185000">
            <text:p>1098185000</text:p>
          </table:table-cell>
          <table:table-cell office:value-type="float" office:value="913614000">
            <text:p>913614000</text:p>
          </table:table-cell>
          <table:table-cell office:value-type="float" office:value="968641000">
            <text:p>968641000</text:p>
          </table:table-cell>
          <table:table-cell office:value-type="float" office:value="845911000">
            <text:p>845911000</text:p>
          </table:table-cell>
          <table:table-cell office:value-type="float" office:value="1080753000">
            <text:p>1080753000</text:p>
          </table:table-cell>
          <table:table-cell office:value-type="float" office:value="832718000">
            <text:p>832718000</text:p>
          </table:table-cell>
          <table:table-cell office:value-type="float" office:value="883980000">
            <text:p>883980000</text:p>
          </table:table-cell>
          <table:table-cell office:value-type="float" office:value="980542000">
            <text:p>980542000</text:p>
          </table:table-cell>
          <table:table-cell office:value-type="float" office:value="863901000">
            <text:p>863901000</text:p>
          </table:table-cell>
          <table:table-cell office:value-type="float" office:value="930324000">
            <text:p>930324000</text:p>
          </table:table-cell>
          <table:table-cell office:value-type="float" office:value="1064491000">
            <text:p>106449100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9:10:18</dc:date>
    <dc:creator>negri franco</dc:creator>
    <meta:document-statistic meta:table-count="1" meta:cell-count="924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Variacion Tiempo Grasp 2</text:p>
        </chart:title>
        <chart:plot-area chart:style-name="ch3" table:cell-range-address="Sheet1.CY1:Sheet1.CZ90" chart:data-source-has-labels="column" svg:x="1.331cm" svg:y="1.635cm" svg:width="14.029cm" svg:height="6.204cm">
          <chartooo:coordinate-region svg:x="3.434cm" svg:y="1.834cm" svg:width="11.908cm" svg:height="4.96cm"/>
          <chart:axis chart:dimension="x" chart:name="primary-x" chart:style-name="ch4" chartooo:axis-type="auto">
            <chartooo:date-scale/>
            <chart:title svg:x="6.859cm" svg:y="8.019cm" chart:style-name="ch5">
              <text:p>Cantidad De Nodos</text:p>
            </chart:title>
            <chart:categories table:cell-range-address="Sheet1.CY1:Sheet1.CY90"/>
          </chart:axis>
          <chart:axis chart:dimension="y" chart:name="primary-y" chart:style-name="ch4">
            <chart:title svg:x="0.451cm" svg:y="5.337cm" chart:style-name="ch6">
              <text:p>Tiempo</text:p>
            </chart:title>
            <chart:grid chart:style-name="ch7" chart:class="major"/>
          </chart:axis>
          <chart:series chart:style-name="ch8" chart:values-cell-range-address="Sheet1.CZ1:Sheet1.CZ90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Z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CY1:Sheet1.CY90</svg:desc>
                </draw:g>
              </table:table-cell>
              <table:table-cell office:value-type="float" office:value="26109270">
                <text:p>26109270</text:p>
                <draw:g>
                  <svg:desc>Sheet1.CZ1:Sheet1.CZ90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465650">
                <text:p>264656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8795960">
                <text:p>2879596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659780">
                <text:p>2865978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4334520">
                <text:p>343345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413330">
                <text:p>3341333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7538250">
                <text:p>375382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653880">
                <text:p>366538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131430">
                <text:p>4113143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960870">
                <text:p>3896087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6809070">
                <text:p>468090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3360340">
                <text:p>433603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2617130">
                <text:p>5261713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8628680">
                <text:p>4862868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6539520">
                <text:p>565395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526270">
                <text:p>5652627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4583010">
                <text:p>645830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3700050">
                <text:p>6370005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0348590">
                <text:p>7034859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6839290">
                <text:p>6683929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1224650">
                <text:p>812246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1307220">
                <text:p>8130722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5800740">
                <text:p>8580074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2868170">
                <text:p>8286817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3566490">
                <text:p>935664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893610">
                <text:p>9389361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5861300">
                <text:p>10586130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5103190">
                <text:p>10510319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4421080">
                <text:p>11442108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3784580">
                <text:p>11378458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8920490">
                <text:p>1389204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34273320">
                <text:p>1342733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3008150">
                <text:p>15300815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8609290">
                <text:p>14860929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2053150">
                <text:p>1520531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6758820">
                <text:p>14675882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9545490">
                <text:p>16954549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8828420">
                <text:p>16882842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89255230">
                <text:p>18925523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8984440">
                <text:p>18898444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5339310">
                <text:p>22533931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2850640">
                <text:p>21285064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32519170">
                <text:p>2325191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1795910">
                <text:p>23179591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7508060">
                <text:p>2575080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1934070">
                <text:p>26193407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1812280">
                <text:p>27181228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61640550">
                <text:p>26164055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95513310">
                <text:p>29551331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8435600">
                <text:p>28843560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0186090">
                <text:p>30018609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09065770">
                <text:p>30906577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31298480">
                <text:p>33129848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42311150">
                <text:p>34231115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2391790">
                <text:p>3423917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2037950">
                <text:p>33203795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70432270">
                <text:p>37043227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66329250">
                <text:p>36632925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11082800">
                <text:p>41108280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01940600">
                <text:p>40194060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33935970">
                <text:p>43393597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07335910">
                <text:p>40733591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9451910">
                <text:p>44945191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44516350">
                <text:p>44451635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81434520">
                <text:p>4814345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9112970">
                <text:p>46911297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08934130">
                <text:p>50893413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09602280">
                <text:p>50960228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52113510">
                <text:p>5521135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36870250">
                <text:p>5368702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65861170">
                <text:p>56586117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61563660">
                <text:p>5615636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87380980">
                <text:p>58738098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81284460">
                <text:p>58128446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33656020">
                <text:p>6336560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7518570">
                <text:p>6475185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86589680">
                <text:p>68658968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76030720">
                <text:p>67603072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13399890">
                <text:p>71339989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14468310">
                <text:p>71446831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50348260">
                <text:p>75034826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759578880">
                <text:p>75957888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19314040">
                <text:p>81931404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92457380">
                <text:p>79245738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43658460">
                <text:p>8436584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53910790">
                <text:p>85391079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79787860">
                <text:p>87978786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868916860">
                <text:p>8689168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921470120">
                <text:p>92147012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12150030">
                <text:p>912150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